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kVCorr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.041cm"/>
    </style:style>
    <style:style style:name="co1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page" style:column-width="0.499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2.685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923cm"/>
    </style:style>
    <style:style style:name="co13" style:family="table-column">
      <style:table-column-properties fo:break-before="auto" style:column-width="1.706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0.755cm"/>
    </style:style>
    <style:style style:name="co16" style:family="table-column">
      <style:table-column-properties fo:break-before="auto" style:column-width="4.055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0.727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2.489cm"/>
    </style:style>
    <style:style style:name="co22" style:family="table-column">
      <style:table-column-properties fo:break-before="auto" style:column-width="2.069cm"/>
    </style:style>
    <style:style style:name="co23" style:family="table-column">
      <style:table-column-properties fo:break-before="auto" style:column-width="1.873cm"/>
    </style:style>
    <style:style style:name="ro12" style:family="table-row">
      <style:table-row-properties style:row-height="0.45cm" fo:break-before="auto" style:use-optimal-row-height="true"/>
    </style:style>
    <style:style style:name="ro19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499cm" fo:break-before="page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26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397cm" fo:break-before="auto" style:use-optimal-row-height="false"/>
    </style:style>
    <style:style style:name="ro9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0.476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953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482cm" fo:break-before="auto" style:use-optimal-row-height="false"/>
    </style:style>
    <style:style style:name="ro20" style:family="table-row">
      <style:table-row-properties style:row-height="8.52cm" fo:break-before="auto" style:use-optimal-row-height="false"/>
    </style:style>
    <style:style style:name="ro21" style:family="table-row">
      <style:table-row-properties style:row-height="7.2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25" style:family="table-cell" style:parent-style-name="Default">
      <style:table-cell-properties fo:padding="0.071cm"/>
      <style:text-properties style:text-position=""/>
    </style:style>
    <style:style style:name="ce59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1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6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fo:border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end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159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60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1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/>
    </style:style>
    <style:style style:name="ce6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0pt" style:font-size-complex="10pt"/>
    </style:style>
    <style:style style:name="ce64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style:font-size-asian="12pt" style:font-size-complex="12pt"/>
    </style:style>
    <style:style style:name="ce7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end" fo:margin-left="0cm"/>
      <style:text-properties fo:font-size="12pt" style:font-size-asian="12pt" style:font-size-complex="12pt"/>
    </style:style>
    <style:style style:name="ce75" style:family="table-cell" style:parent-style-name="Default" style:data-style-name="N1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7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 style:data-style-name="N0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94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9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9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1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2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03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4" style:family="table-cell" style:parent-style-name="Default" style:data-style-name="N125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5" style:family="table-cell" style:parent-style-name="Default" style:data-style-name="N125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6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9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0" style:family="table-cell" style:parent-style-name="Default" style:data-style-name="N156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1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14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24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25" style:family="table-cell" style:parent-style-name="Default" style:data-style-name="N1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6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7" style:family="table-cell" style:parent-style-name="Default" style:data-style-name="N11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0pt" style:font-weight-asian="bold" style:font-size-complex="10pt" style:font-weight-complex="bold"/>
    </style:style>
    <style:style style:name="ce129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Default" style:data-style-name="N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37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9" style:family="table-cell" style:parent-style-name="Default" style:data-style-name="N99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6pt" fo:font-style="italic" fo:font-weight="bold" style:font-size-asian="16pt" style:font-weight-asian="bold" style:font-size-complex="16pt" style:font-weight-complex="bold"/>
    </style:style>
    <style:style style:name="ce14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46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9" style:family="table-cell" style:parent-style-name="Default" style:data-style-name="N123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0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 style:data-style-name="N12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155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7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2pt" style:font-size-asian="12pt" style:font-size-complex="12pt"/>
    </style:style>
    <style:style style:name="ce158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2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2.01pt double-thin #000000" style:border-line-width-top="0.018cm 0.035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65" style:family="table-cell" style:parent-style-name="Default" style:data-style-name="N15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1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2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4" style:family="table-cell" style:parent-style-name="Date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7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7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79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18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5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6" style:family="table-cell" style:parent-style-name="Default">
      <style:table-cell-properties fo:border-bottom="2.01pt double-thin #000000" style:border-line-width-bottom="0.018cm 0.035cm 0.018cm" style:text-align-source="fix" style:repeat-content="false" fo:border-left="2.01pt solid #000000" fo:border-right="0.99pt solid #000000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87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2pt" style:font-size-asian="12pt" style:font-size-complex="12pt"/>
    </style:style>
    <style:style style:name="ce191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194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2pt" style:font-size-asian="12pt" style:font-size-complex="12pt"/>
    </style:style>
    <style:style style:name="ce197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0" style:family="table-cell" style:parent-style-name="Default" style:data-style-name="N159">
      <style:table-cell-properties fo:border-bottom="0.99pt solid #000000" style:text-align-source="fix" style:repeat-content="false" fo:background-color="transparent" fo:border-left="none" fo:border-right="2.01pt double-thin #000000" style:border-line-width-right="0.018cm 0.035cm 0.018cm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 style:vertical-align="automatic"/>
      <style:paragraph-properties fo:text-align="center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3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4" style:family="table-cell" style:parent-style-name="Default">
      <style:table-cell-properties fo:border-bottom="2.01pt double-thin #000000" style:border-line-width-bottom="0.018cm 0.035cm 0.018cm" style:text-align-source="fix" style:repeat-content="false" fo:border-left="0.99pt solid #000000" fo:border-right="2.01pt double-thin #000000" style:border-line-width-right="0.018cm 0.035cm 0.018cm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05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208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2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1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2" style:family="table-cell" style:parent-style-name="Default">
      <style:table-cell-properties style:vertical-align="automatic"/>
    </style:style>
    <style:style style:name="ce213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216" style:family="table-cell" style:parent-style-name="Default">
      <style:table-cell-properties fo:border-bottom="none" fo:border-left="2.01pt solid #000000" fo:border-right="none" fo:border-top="none"/>
    </style:style>
    <style:style style:name="ce217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8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20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21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2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230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1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3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2.01pt solid #000000" fo:border-left="none" fo:border-right="none" fo:border-top="none"/>
    </style:style>
    <style:style style:name="ce235" style:family="table-cell" style:parent-style-name="Default">
      <style:table-cell-properties fo:border-bottom="none" fo:border-left="none" fo:border-right="none" fo:border-top="2.01pt solid #000000"/>
    </style:style>
    <style:style style:name="ce236" style:family="table-cell" style:parent-style-name="Default">
      <style:text-properties fo:font-size="12pt" style:font-size-asian="12pt" style:font-size-complex="12pt"/>
    </style:style>
    <style:style style:name="ce237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238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239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45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46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2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3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4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6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57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8" style:family="table-cell" style:parent-style-name="Default" style:data-style-name="N125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9" style:family="table-cell" style:parent-style-name="Default" style:data-style-name="N125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0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261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2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3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4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5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6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7" style:family="table-cell" style:parent-style-name="Default">
      <style:table-cell-properties fo:border-bottom="none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2.01pt solid #000000" fo:background-color="#e6e6e6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69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0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1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7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5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6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278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79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1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282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3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6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87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2" style:apply-style-name="Fail" style:base-cell-address="Sheet1.R123"/>
      <style:map style:condition="cell-content()&lt;=0.2" style:apply-style-name="Pass" style:base-cell-address="Sheet1.R123"/>
    </style:style>
    <style:style style:name="ce29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95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29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7" style:family="table-cell" style:parent-style-name="Default" style:data-style-name="N125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R188"/>
      <style:map style:condition="cell-content()=&quot;Fail&quot;" style:apply-style-name="Fail" style:base-cell-address="Sheet1.R188"/>
    </style:style>
    <style:style style:name="ce300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01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2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30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305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06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7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8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09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10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1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31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316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7" style:family="table-cell" style:parent-style-name="Default" style:data-style-name="N125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8" style:family="table-cell" style:parent-style-name="Default" style:data-style-name="N125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19" style:family="table-cell" style:parent-style-name="Default" style:data-style-name="N2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0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1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2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24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27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328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329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33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2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3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4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5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3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3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39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40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41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34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T209"/>
      <style:map style:condition="cell-content-is-not-between([$Sheet1.$X$209],[$Sheet1.$Y$209])" style:apply-style-name="Fail" style:base-cell-address="Sheet1.T209"/>
    </style:style>
    <style:style style:name="ce34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T210"/>
      <style:map style:condition="cell-content-is-not-between([$Sheet1.$X$210],[$Sheet1.$Y$210])" style:apply-style-name="Fail" style:base-cell-address="Sheet1.T210"/>
    </style:style>
    <style:style style:name="ce34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T211"/>
      <style:map style:condition="cell-content-is-not-between([$Sheet1.$X$211],[$Sheet1.$Y$211])" style:apply-style-name="Fail" style:base-cell-address="Sheet1.T211"/>
    </style:style>
    <style:style style:name="ce34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T213"/>
      <style:map style:condition="cell-content-is-not-between([$Sheet1.$X$213],[$Sheet1.$Y$213])" style:apply-style-name="Fail" style:base-cell-address="Sheet1.T213"/>
    </style:style>
    <style:style style:name="ce34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T214"/>
      <style:map style:condition="cell-content-is-not-between([$Sheet1.$X$214],[$Sheet1.$Y$214])" style:apply-style-name="Fail" style:base-cell-address="Sheet1.T214"/>
    </style:style>
    <style:style style:name="ce34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T215"/>
      <style:map style:condition="cell-content-is-not-between([$Sheet1.$X$215],[$Sheet1.$Y$215])" style:apply-style-name="Fail" style:base-cell-address="Sheet1.T215"/>
    </style:style>
    <style:style style:name="ce348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T216"/>
      <style:map style:condition="cell-content-is-not-between([$Sheet1.$X$216],[$Sheet1.$Y$216])" style:apply-style-name="Fail" style:base-cell-address="Sheet1.T216"/>
    </style:style>
    <style:style style:name="ce349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350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352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35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355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356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5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59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6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64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65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66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67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6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6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70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U195"/>
      <style:map style:condition="cell-content-is-not-between(-0.1,0.1)" style:apply-style-name="Fail" style:base-cell-address="Sheet1.U195"/>
    </style:style>
    <style:style style:name="ce37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72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37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37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37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377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378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379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0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81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382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383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384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385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6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7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8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89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39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1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71"/>
      <style:map style:condition="cell-content()&lt;=0.02" style:apply-style-name="Pass" style:base-cell-address="Sheet1.U171"/>
    </style:style>
    <style:style style:name="ce39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73"/>
      <style:map style:condition="cell-content()&gt;0.04" style:apply-style-name="Fail" style:base-cell-address="Sheet1.U173"/>
    </style:style>
    <style:style style:name="ce39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74"/>
      <style:map style:condition="cell-content()&gt;0.02" style:apply-style-name="Fail" style:base-cell-address="Sheet1.U174"/>
    </style:style>
    <style:style style:name="ce39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395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6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397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398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9" style:family="table-cell" style:parent-style-name="Default" style:data-style-name="N156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0" style:family="table-cell" style:parent-style-name="Default" style:data-style-name="N156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40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02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3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4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5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407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8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9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41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411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413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414" style:family="table-cell" style:parent-style-name="Default">
      <style:table-cell-properties fo:border-bottom="none" fo:border-left="none" fo:border-right="2.01pt solid #000000" fo:border-top="none"/>
    </style:style>
    <style:style style:name="ce415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6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417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1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19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420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1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2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3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424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426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427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8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29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0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1" style:family="table-cell" style:parent-style-name="Default" style:data-style-name="N123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432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3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4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5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6" style:family="table-cell" style:parent-style-name="Default" style:data-style-name="N2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7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8" style:family="table-cell" style:parent-style-name="Default" style:data-style-name="N2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43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4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3" style:family="table-cell" style:parent-style-name="Default">
      <style:table-cell-properties fo:padding="0.071cm"/>
    </style:style>
    <style:style style:name="ce444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44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5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6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0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78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1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2" style:family="table-cell" style:parent-style-name="Default">
      <style:table-cell-properties style:diagonal-bl-tr="none" style:diagonal-tl-br="none" fo:border="none" fo:padding="0.071cm" style:rotation-align="none"/>
    </style:style>
    <style:style style:name="ce49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95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4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5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50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51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5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1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1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6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27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34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3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3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3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42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3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7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5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</style:style>
    <style:style style:name="ce5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5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55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552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554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5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556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56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56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3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56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565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566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56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568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1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57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73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576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57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8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79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580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583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8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587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588" style:family="table-cell" style:parent-style-name="Default">
      <style:table-cell-properties fo:border="0.06pt solid #000000" fo:padding="0.071cm"/>
    </style:style>
    <style:style style:name="ce589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591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592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593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4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3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604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5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606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</style:style>
    <style:style style:name="ce610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cm" style:writing-mode="page"/>
    </style:style>
    <style:style style:name="ce611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12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</style:style>
    <style:style style:name="ce613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16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</style:style>
    <style:style style:name="ce61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8" style:family="table-cell" style:parent-style-name="Default">
      <style:table-cell-properties fo:background-color="#99ccff" style:cell-protect="none" style:print-content="true" fo:padding="0.071cm"/>
    </style:style>
    <style:style style:name="ce619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620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62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2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77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text-position="super 58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7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8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9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1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3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4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7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FiberList)" table:allow-empty-cell="true" table:display-list="unsorted" table:base-cell-address="'QC Test Summary-Lorad'.G32">
          <table:error-message table:message-type="stop" table:display="true"/>
        </table:content-validation>
        <table:content-validation table:name="val2" table:condition="of:cell-content-is-in-list(SpeckMassList)" table:allow-empty-cell="true" table:display-list="unsorted" table:base-cell-address="'QC Test Summary-Lorad'.I32">
          <table:error-message table:message-type="stop" table:display="true"/>
        </table:content-validation>
        <table:content-validation table:name="val3" table:condition="of:cell-content-is-in-list(SpeckMassList)" table:allow-empty-cell="true" table:display-list="unsorted" table:base-cell-address="'QC Test Summary-Lorad'.K32">
          <table:error-message table:message-type="stop" table:display="true"/>
        </table:content-validation>
        <table:content-validation table:name="val4" table:condition="of:cell-content-is-in-list(PF)" table:allow-empty-cell="true" table:display-list="unsorted" table:base-cell-address="'QC Test Summary-Lorad'.M21">
          <table:error-message table:message-type="stop" table:display="true"/>
        </table:content-validation>
        <table:content-validation table:name="val5" table:condition="of:cell-content-is-in-list(NA)" table:allow-empty-cell="true" table:display-list="unsorted" table:base-cell-address="'QC Test Summary-Lorad'.M27">
          <table:error-message table:message-type="stop" table:display="true"/>
        </table:content-validation>
        <table:content-validation table:name="val6" table:condition="of:cell-content-is-in-list(PF)" table:allow-empty-cell="true" table:display-list="unsorted" table:base-cell-address="'QC Test Summary-Lorad'.M36">
          <table:error-message table:message-type="stop" table:display="true"/>
        </table:content-validation>
        <table:content-validation table:name="val7" table:condition="of:cell-content-is-in-list(NA)" table:allow-empty-cell="true" table:display-list="unsorted" table:base-cell-address="'QC Test Summary-Lorad'.M41">
          <table:error-message table:message-type="stop" table:display="true"/>
        </table:content-validation>
        <table:content-validation table:name="val8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11" table:condition="of:cell-content-is-in-list(PF)" table:allow-empty-cell="true" table:display-list="unsorted" table:base-cell-address="'Tech QC Eval-Lorad'.J10">
          <table:error-message table:message-type="stop" table:display="true"/>
        </table:content-validation>
        <table:content-validation table:name="val12" table:condition="of:cell-content-is-in-list(NA)" table:allow-empty-cell="true" table:display-list="unsorted" table:base-cell-address="'Tech QC Eval-Lorad'.J18">
          <table:error-message table:message-type="stop" table:display="true"/>
        </table:content-validation>
      </table:content-validations>
      <table:table table:name="Sheet1" table:style-name="ta1" table:print-ranges="Sheet1.C1:Sheet1.M330">
        <office:forms form:automatic-focus="false" form:apply-design-mode="false"/>
        <table:table-column table:style-name="co3" table:default-cell-style-name="ce6"/>
        <table:table-column table:style-name="co3" table:default-cell-style-name="ce10"/>
        <table:table-column table:style-name="co4" table:number-columns-repeated="11" table:default-cell-style-name="ce10"/>
        <table:table-column table:style-name="co5" table:default-cell-style-name="ce10"/>
        <table:table-column table:style-name="co4" table:number-columns-repeated="1008" table:default-cell-style-name="ce10"/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7"/>
          <table:table-cell table:style-name="ce15" table:number-columns-repeated="10"/>
          <table:table-cell table:style-name="ce187"/>
          <table:table-cell/>
          <table:table-cell table:style-name="ce205" office:value-type="string" calcext:value-type="string">
            <text:p>Revision 1.0-20140918</text:p>
          </table:table-cell>
          <table:table-cell table:style-name="ce219" table:number-columns-repeated="9"/>
          <table:table-cell table:style-name="ce410"/>
          <table:table-cell/>
          <table:table-cell table:style-name="ce415" office:value-type="string" calcext:value-type="string">
            <text:p>Print Area</text:p>
          </table:table-cell>
          <table:table-cell table:number-columns-repeated="995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8"/>
          <table:table-cell table:style-name="ce16" table:number-columns-repeated="5"/>
          <table:table-cell table:style-name="ce140" office:value-type="string" calcext:value-type="string">
            <text:p>Medical University of South Carolina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Medical University of South Carolina</text:p>
          </table:table-cell>
          <table:table-cell table:number-columns-repeated="4"/>
          <table:table-cell table:style-name="ce411"/>
          <table:table-cell/>
          <table:table-cell table:style-name="ce416" office:value-type="string" calcext:value-type="string">
            <text:p>Page1,HVLPage,ExpChart,ImgQuality,Compg1,GraphAcryl,LeedsTO10</text:p>
          </table:table-cell>
          <table:table-cell table:number-columns-repeated="995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8"/>
          <table:table-cell table:style-name="ce16" table:number-columns-repeated="5"/>
          <table:table-cell table:style-name="ce140" office:value-type="string" calcext:value-type="string">
            <text:p>Charleston, South Carolina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Charleston, South Carolina</text:p>
          </table:table-cell>
          <table:table-cell table:number-columns-repeated="4"/>
          <table:table-cell table:style-name="ce411"/>
          <table:table-cell/>
          <table:table-cell table:style-name="ce417" table:formula="of:=IF([.AB7]=&quot;&quot;;&quot;&quot;;[.AB7])">
            <text:p/>
          </table:table-cell>
          <table:table-cell table:number-columns-repeated="995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8"/>
          <table:table-cell table:style-name="ce16" table:number-columns-repeated="10"/>
          <table:table-cell table:style-name="ce188"/>
          <table:table-cell/>
          <table:table-cell table:style-name="ce206"/>
          <table:table-cell table:number-columns-repeated="4"/>
          <table:table-cell table:style-name="ce6"/>
          <table:table-cell table:number-columns-repeated="4"/>
          <table:table-cell table:style-name="ce411"/>
          <table:table-cell/>
          <table:table-cell table:style-name="ce35" office:value-type="string" calcext:value-type="string">
            <text:p>All:</text:p>
          </table:table-cell>
          <table:table-cell table:style-name="ce87" office:value-type="string" calcext:value-type="string">
            <text:p>Page1,HVLPage,ExpChart,ImgQuality,Compg1,Compg2,OutputGraphFl,OutputGraphDig,LeedsTO10</text:p>
          </table:table-cell>
          <table:table-cell table:number-columns-repeated="994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8"/>
          <table:table-cell table:style-name="ce16" table:number-columns-repeated="5"/>
          <table:table-cell table:style-name="ce141" office:value-type="string" calcext:value-type="string">
            <text:p>Mammography System Compliance Inspection</text:p>
          </table:table-cell>
          <table:table-cell table:style-name="ce16" table:number-columns-repeated="4"/>
          <table:table-cell table:style-name="ce188"/>
          <table:table-cell/>
          <table:table-cell table:style-name="ce206"/>
          <table:table-cell table:number-columns-repeated="4"/>
          <table:table-cell table:style-name="ce315" office:value-type="string" calcext:value-type="string">
            <text:p>Mammography System Compliance Inspection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9"/>
          <table:table-cell table:style-name="ce17" table:number-columns-repeated="10"/>
          <table:table-cell table:style-name="ce189"/>
          <table:table-cell/>
          <table:table-cell table:style-name="ce207"/>
          <table:table-cell table:style-name="ce32" table:number-columns-repeated="9"/>
          <table:table-cell table:style-name="ce412"/>
          <table:table-cell/>
          <table:table-cell table:style-name="ce41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220"/>
          <table:table-cell table:style-name="ce244"/>
          <table:table-cell table:number-columns-repeated="5"/>
          <table:table-cell office:value-type="string" calcext:value-type="string">
            <text:p>Inspector:</text:p>
          </table:table-cell>
          <table:table-cell table:style-name="ce284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307" office:value-type="string" calcext:value-type="string">
            <text:p>Eugene Mah</text:p>
          </table:table-cell>
          <table:table-cell/>
          <table:table-cell table:style-name="ce35" office:value-type="string" calcext:value-type="string">
            <text:p>Print Area</text:p>
          </table:table-cell>
          <table:table-cell table:style-name="ce420"/>
          <table:table-cell table:style-name="ce424" table:formula="of:=IF([.AB7]&lt;&gt;[.AD7];&quot;Change&quot;;&quot;&quot;)" office:value-type="string" office:string-value="Change" calcext:value-type="string">
            <text:p>Change</text:p>
          </table:table-cell>
          <table:table-cell table:style-name="ce426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28"/>
          <table:table-cell table:style-name="ce142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221" table:formula="of:=IF([.AB8]=&quot;&quot;;&quot;&quot;;[.AB8])">
            <text:p/>
          </table:table-cell>
          <table:table-cell table:style-name="ce245"/>
          <table:table-cell table:number-columns-repeated="2"/>
          <table:table-cell table:style-name="ce143" office:value-type="string" calcext:value-type="string">
            <text:p>System Information</text:p>
          </table:table-cell>
          <table:table-cell table:number-columns-repeated="2"/>
          <table:table-cell table:style-name="ce376" table:number-columns-repeated="2"/>
          <table:table-cell table:style-name="ce413"/>
          <table:table-cell/>
          <table:table-cell table:style-name="ce35" office:value-type="string" calcext:value-type="string">
            <text:p>Date</text:p>
          </table:table-cell>
          <table:table-cell table:style-name="ce421"/>
          <table:table-cell table:style-name="ce424" table:formula="of:=IF([.AB8]&lt;&gt;[.AD8];&quot;Change&quot;;&quot;&quot;)">
            <text:p/>
          </table:table-cell>
          <table:table-cell table:style-name="ce427" table:formula="of:=IF([.P7]=&quot;&quot;;&quot;&quot;;[.P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18"/>
          <table:table-cell table:style-name="ce30" office:value-type="string" calcext:value-type="string">
            <text:p>Location</text:p>
          </table:table-cell>
          <table:table-cell table:style-name="ce18" table:number-columns-repeated="8"/>
          <table:table-cell table:style-name="ce190"/>
          <table:table-cell/>
          <table:table-cell table:style-name="ce208"/>
          <table:table-cell table:style-name="ce222" office:value-type="string" calcext:value-type="string">
            <text:p>Location</text:p>
          </table:table-cell>
          <table:table-cell table:style-name="ce219" table:number-columns-repeated="2"/>
          <table:table-cell table:style-name="ce306" office:value-type="string" calcext:value-type="string">
            <text:p>Input Changes Only</text:p>
          </table:table-cell>
          <table:table-cell table:style-name="ce219" table:number-columns-repeated="3"/>
          <table:table-cell table:style-name="ce306" office:value-type="string" calcext:value-type="string">
            <text:p>Input Changes Only</text:p>
          </table:table-cell>
          <table:table-cell table:style-name="ce219"/>
          <table:table-cell table:style-name="ce410"/>
          <table:table-cell/>
          <table:table-cell table:style-name="ce35" office:value-type="string" calcext:value-type="string">
            <text:p>Inspector</text:p>
          </table:table-cell>
          <table:table-cell table:style-name="ce422"/>
          <table:table-cell table:style-name="ce424" table:formula="of:=IF([.AB9]&lt;&gt;[.AD9];&quot;Change&quot;;&quot;&quot;)" office:value-type="string" office:string-value="Change" calcext:value-type="string">
            <text:p>Change</text:p>
          </table:table-cell>
          <table:table-cell table:style-name="ce428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3"/>
          <table:table-cell table:style-name="ce6" office:value-type="string" calcext:value-type="string">
            <text:p>kV Set</text:p>
          </table:table-cell>
          <table:table-cell table:style-name="ce6" office:value-type="string" calcext:value-type="string">
            <text:p>mAs Set</text:p>
          </table:table-cell>
          <table:table-cell table:style-name="ce6" office:value-type="string" calcext:value-type="string">
            <text:p>Add Filt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Dose rate (mGy/s)</text:p>
          </table:table-cell>
          <table:table-cell table:style-name="ce6" office:value-type="string" calcext:value-type="string">
            <text:p>Corr kV</text:p>
          </table:table-cell>
          <table:table-cell table:number-columns-repeated="979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Facility:</text:p>
          </table:table-cell>
          <table:table-cell table:style-name="ce112" table:formula="of:=IF([.R10]=&quot;&quot;;&quot;&quot;;[.R10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Site Number:</text:p>
          </table:table-cell>
          <table:table-cell table:style-name="ce115" table:formula="of:=IF([.V10]=&quot;&quot;;&quot;&quot;;[.V10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Facility:</text:p>
          </table:table-cell>
          <table:table-cell table:style-name="ce284" table:formula="of:=IF([.S10]&lt;&gt;&quot;&quot;;[.S10];IF([.AB10]=&quot;&quot;;&quot;&quot;;[.AB10]))">
            <text:p/>
          </table:table-cell>
          <table:table-cell table:style-name="ce307"/>
          <table:table-cell/>
          <table:table-cell table:style-name="ce35" office:value-type="string" calcext:value-type="string">
            <text:p>Site Number:</text:p>
          </table:table-cell>
          <table:table-cell table:style-name="ce284" table:formula="of:=IF([.W10]&lt;&gt;&quot;&quot;;[.W10];IF([.AB15]=&quot;&quot;;&quot;&quot;;[.AB15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Facility:</text:p>
          </table:table-cell>
          <table:table-cell table:style-name="ce422"/>
          <table:table-cell table:style-name="ce424" table:formula="of:=IF([.AB10]&lt;&gt;[.AD10];&quot;Change&quot;;&quot;&quot;)">
            <text:p/>
          </table:table-cell>
          <table:table-cell table:style-name="ce428" table:formula="of:=IF([.R10]=&quot;&quot;;&quot;&quot;;[.R10])">
            <text:p/>
          </table:table-cell>
          <table:table-cell table:number-columns-repeated="3"/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7.06" calcext:value-type="float">
            <text:p>27.06</text:p>
          </table:table-cell>
          <table:table-cell table:style-name="ce41" office:value-type="float" office:value="524.2" calcext:value-type="float">
            <text:p>524.2</text:p>
          </table:table-cell>
          <table:table-cell table:style-name="ce41" office:value-type="float" office:value="1.245" calcext:value-type="float">
            <text:p>1.245</text:p>
          </table:table-cell>
          <table:table-cell table:style-name="ce41"/>
          <table:table-cell table:style-name="ce73" table:formula="of:=IF([.AM10]=&quot;&quot;;&quot;&quot;;IF([.AK10]=&quot;Mo&quot;;[.AM10];IF(AND([.$R$18]=&quot;Selenia&quot;;[.AL10]=&quot;Rh&quot;);[Tables.O64];IF(AND([.$R$18]=&quot;Selenia&quot;;[.AL10]=&quot;Ag&quot;);[Tables.P64];IF(AND([.$R$18]=&quot;Dimension&quot;;[.AL10]=&quot;Rh&quot;);[Tables.Q64];IF(AND([.$R$18]=&quot;Dimension&quot;;[.AL10]=&quot;Ag&quot;);[Tables.R64];IF(AND([.$R$18]=&quot;Dimension&quot;;[.AL10]=&quot;Al&quot;);[Tables.S64];[.AM10])))))))" office:value-type="float" office:value="27.06" calcext:value-type="float">
            <text:p>27.06</text:p>
          </table:table-cell>
          <table:table-cell table:number-columns-repeated="979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Department:</text:p>
          </table:table-cell>
          <table:table-cell table:style-name="ce113" table:formula="of:=IF([.R11]=&quot;&quot;;&quot;&quot;;[.R11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Authorized Use:</text:p>
          </table:table-cell>
          <table:table-cell table:style-name="ce115" table:formula="of:=IF([.V11]=&quot;&quot;;&quot;&quot;;[.V11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Department:</text:p>
          </table:table-cell>
          <table:table-cell table:style-name="ce284" table:formula="of:=IF([.S11]&lt;&gt;&quot;&quot;;[.S11];IF([.AB11]=&quot;&quot;;&quot;&quot;;[.AB11]))">
            <text:p/>
          </table:table-cell>
          <table:table-cell table:style-name="ce307"/>
          <table:table-cell/>
          <table:table-cell table:style-name="ce35" office:value-type="string" calcext:value-type="string">
            <text:p>Authorized Use:</text:p>
          </table:table-cell>
          <table:table-cell table:style-name="ce284" table:formula="of:=IF([.W11]&lt;&gt;&quot;&quot;;[.W11];IF([.AB16]=&quot;&quot;;&quot;&quot;;[.AB16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Department:</text:p>
          </table:table-cell>
          <table:table-cell table:style-name="ce422"/>
          <table:table-cell table:style-name="ce424" table:formula="of:=IF([.AB11]&lt;&gt;[.AD11];&quot;Change&quot;;&quot;&quot;)">
            <text:p/>
          </table:table-cell>
          <table:table-cell table:style-name="ce428" table:formula="of:=IF([.R11]=&quot;&quot;;&quot;&quot;;[.R11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1]=&quot;&quot;;&quot;&quot;;IF([.AK11]=&quot;Mo&quot;;[.AM11];IF(AND([.$R$18]=&quot;Selenia&quot;;[.AL11]=&quot;Rh&quot;);[Tables.O65];IF(AND([.$R$18]=&quot;Selenia&quot;;[.AL11]=&quot;Ag&quot;);[Tables.P65];IF(AND([.$R$18]=&quot;Dimension&quot;;[.AL11]=&quot;Rh&quot;);[Tables.Q65];IF(AND([.$R$18]=&quot;Dimension&quot;;[.AL11]=&quot;Ag&quot;);[Tables.R65];IF(AND([.$R$18]=&quot;Dimension&quot;;[.AL11]=&quot;Al&quot;);[Tables.S65];[.AM1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Area/Division:</text:p>
          </table:table-cell>
          <table:table-cell table:style-name="ce113" table:formula="of:=IF([.R12]=&quot;&quot;;&quot;&quot;;[.R12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Date of Installation:</text:p>
          </table:table-cell>
          <table:table-cell table:style-name="ce114" table:formula="of:=IF([.V12]=&quot;&quot;;&quot;&quot;;[.V12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Area/Division:</text:p>
          </table:table-cell>
          <table:table-cell table:style-name="ce284" table:formula="of:=IF([.S12]&lt;&gt;&quot;&quot;;[.S12];IF([.AB12]=&quot;&quot;;&quot;&quot;;[.AB12]))">
            <text:p/>
          </table:table-cell>
          <table:table-cell table:style-name="ce307"/>
          <table:table-cell/>
          <table:table-cell table:style-name="ce35" office:value-type="string" calcext:value-type="string">
            <text:p>Date of Installation:</text:p>
          </table:table-cell>
          <table:table-cell table:style-name="ce286" table:formula="of:=IF([.W12]&lt;&gt;&quot;&quot;;[.W12];IF([.AB17]=&quot;&quot;;&quot;&quot;;[.AB17]))">
            <text:p/>
          </table:table-cell>
          <table:table-cell table:style-name="ce377"/>
          <table:table-cell/>
          <table:table-cell table:style-name="ce411"/>
          <table:table-cell/>
          <table:table-cell table:style-name="ce35" office:value-type="string" calcext:value-type="string">
            <text:p>Area/Division:</text:p>
          </table:table-cell>
          <table:table-cell table:style-name="ce422"/>
          <table:table-cell table:style-name="ce424" table:formula="of:=IF([.AB12]&lt;&gt;[.AD12];&quot;Change&quot;;&quot;&quot;)">
            <text:p/>
          </table:table-cell>
          <table:table-cell table:style-name="ce428" table:formula="of:=IF([.R12]=&quot;&quot;;&quot;&quot;;[.R12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2]=&quot;&quot;;&quot;&quot;;IF([.AK12]=&quot;Mo&quot;;[.AM12];IF(AND([.$R$18]=&quot;Selenia&quot;;[.AL12]=&quot;Rh&quot;);[Tables.O66];IF(AND([.$R$18]=&quot;Selenia&quot;;[.AL12]=&quot;Ag&quot;);[Tables.P66];IF(AND([.$R$18]=&quot;Dimension&quot;;[.AL12]=&quot;Rh&quot;);[Tables.Q66];IF(AND([.$R$18]=&quot;Dimension&quot;;[.AL12]=&quot;Ag&quot;);[Tables.R66];IF(AND([.$R$18]=&quot;Dimension&quot;;[.AL12]=&quot;Al&quot;);[Tables.S66];[.AM1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urvey ID:</text:p>
          </table:table-cell>
          <table:table-cell table:style-name="ce113" table:formula="of:=IF([.R13]=&quot;&quot;;&quot;&quot;;[.R13])" table:number-columns-spanned="2" table:number-rows-spanned="1">
            <text:p/>
          </table:table-cell>
          <table:covered-table-cell table:style-name="ce129"/>
          <table:table-cell table:number-columns-repeated="2"/>
          <table:table-cell table:style-name="ce35" office:value-type="string" calcext:value-type="string">
            <text:p>Number of X-ray Tubes:</text:p>
          </table:table-cell>
          <table:table-cell table:style-name="ce115" table:formula="of:=IF([.V13]=&quot;&quot;;&quot;&quot;;[.V13])" table:number-columns-spanned="2" table:number-rows-spanned="1">
            <text:p/>
          </table:table-cell>
          <table:covered-table-cell table:style-name="ce12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Survey ID:</text:p>
          </table:table-cell>
          <table:table-cell table:style-name="ce285" table:formula="of:=IF([.S13]&lt;&gt;&quot;&quot;;[.S13];IF([.AB13]=&quot;&quot;;&quot;&quot;;[.AB13]))">
            <text:p/>
          </table:table-cell>
          <table:table-cell table:style-name="ce308"/>
          <table:table-cell/>
          <table:table-cell table:style-name="ce35" office:value-type="string" calcext:value-type="string">
            <text:p>Number of X-ray Tubes:</text:p>
          </table:table-cell>
          <table:table-cell table:style-name="ce285" table:formula="of:=IF([.W13]&lt;&gt;&quot;&quot;;[.W13];IF([.AB18]=&quot;&quot;;&quot;&quot;;[.AB18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Survey ID:</text:p>
          </table:table-cell>
          <table:table-cell table:style-name="ce422"/>
          <table:table-cell table:style-name="ce424" table:formula="of:=IF([.AB13]&lt;&gt;[.AD13];&quot;Change&quot;;&quot;&quot;)">
            <text:p/>
          </table:table-cell>
          <table:table-cell table:style-name="ce428" table:formula="of:=IF([.R13]=&quot;&quot;;&quot;&quot;;[.R13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3]=&quot;&quot;;&quot;&quot;;IF([.AK13]=&quot;Mo&quot;;[.AM13];IF(AND([.$R$18]=&quot;Selenia&quot;;[.AL13]=&quot;Rh&quot;);[Tables.O67];IF(AND([.$R$18]=&quot;Selenia&quot;;[.AL13]=&quot;Ag&quot;);[Tables.P67];IF(AND([.$R$18]=&quot;Dimension&quot;;[.AL13]=&quot;Rh&quot;);[Tables.Q67];IF(AND([.$R$18]=&quot;Dimension&quot;;[.AL13]=&quot;Ag&quot;);[Tables.R67];IF(AND([.$R$18]=&quot;Dimension&quot;;[.AL13]=&quot;Al&quot;);[Tables.S67];[.AM1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19"/>
          <table:table-cell table:number-columns-repeated="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Room Number:</text:p>
          </table:table-cell>
          <table:table-cell table:style-name="ce284" table:formula="of:=IF([.S14]&lt;&gt;&quot;&quot;;[.S14];IF([.AB14]=&quot;&quot;;&quot;&quot;;[.AB14]))">
            <text:p/>
          </table:table-cell>
          <table:table-cell table:style-name="ce307"/>
          <table:table-cell/>
          <table:table-cell table:style-name="ce35" office:value-type="string" calcext:value-type="string">
            <text:p>Accession Number:</text:p>
          </table:table-cell>
          <table:table-cell table:style-name="ce285" table:formula="of:=IF([.W14]&lt;&gt;&quot;&quot;;[.W14];IF([.AB19]=&quot;&quot;;&quot;&quot;;[.AB19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Room Number:</text:p>
          </table:table-cell>
          <table:table-cell table:style-name="ce422"/>
          <table:table-cell table:style-name="ce424" table:formula="of:=IF([.AB14]&lt;&gt;[.AD14];&quot;Change&quot;;&quot;&quot;)">
            <text:p/>
          </table:table-cell>
          <table:table-cell table:style-name="ce428" table:formula="of:=IF([.R14]=&quot;&quot;;&quot;&quot;;[.R14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4]=&quot;&quot;;&quot;&quot;;IF([.AK14]=&quot;Mo&quot;;[.AM14];IF(AND([.$R$18]=&quot;Selenia&quot;;[.AL14]=&quot;Rh&quot;);[Tables.O68];IF(AND([.$R$18]=&quot;Selenia&quot;;[.AL14]=&quot;Ag&quot;);[Tables.P68];IF(AND([.$R$18]=&quot;Dimension&quot;;[.AL14]=&quot;Rh&quot;);[Tables.Q68];IF(AND([.$R$18]=&quot;Dimension&quot;;[.AL14]=&quot;Ag&quot;);[Tables.R68];IF(AND([.$R$18]=&quot;Dimension&quot;;[.AL14]=&quot;Al&quot;);[Tables.S68];[.AM1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/>
          <table:table-cell table:style-name="ce35" office:value-type="string" calcext:value-type="string">
            <text:p>Site Number:</text:p>
          </table:table-cell>
          <table:table-cell table:style-name="ce422"/>
          <table:table-cell table:style-name="ce424" table:formula="of:=IF([.AB15]&lt;&gt;[.AD15];&quot;Change&quot;;&quot;&quot;)">
            <text:p/>
          </table:table-cell>
          <table:table-cell table:style-name="ce428" table:formula="of:=IF([.V10]=&quot;&quot;;&quot;&quot;;[.V10])">
            <text:p/>
          </table:table-cell>
          <table:table-cell table:number-columns-repeated="3"/>
          <table:table-cell table:style-name="ce432" office:value-type="float" office:value="24" calcext:value-type="float">
            <text:p>2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5]=&quot;&quot;;&quot;&quot;;IF([.AK15]=&quot;Mo&quot;;[.AM15];IF(AND([.$R$18]=&quot;Selenia&quot;;[.AL15]=&quot;Rh&quot;);[Tables.O69];IF(AND([.$R$18]=&quot;Selenia&quot;;[.AL15]=&quot;Ag&quot;);[Tables.P69];IF(AND([.$R$18]=&quot;Dimension&quot;;[.AL15]=&quot;Rh&quot;);[Tables.Q69];IF(AND([.$R$18]=&quot;Dimension&quot;;[.AL15]=&quot;Ag&quot;);[Tables.R69];IF(AND([.$R$18]=&quot;Dimension&quot;;[.AL15]=&quot;Al&quot;);[Tables.S69];[.AM1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2" table:formula="of:=IF([.R17]=&quot;&quot;;&quot;&quot;;[.R17])" office:value-type="string" office:string-value="Hologic" calcext:value-type="string" table:number-columns-spanned="2" table:number-rows-spanned="1">
            <text:p>Hologic</text:p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Manufacture Date:</text:p>
          </table:table-cell>
          <table:table-cell table:style-name="ce114" table:formula="of:=IF([.V17]=&quot;&quot;;&quot;&quot;;[.V17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X-Ray Generator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Authorized Use:</text:p>
          </table:table-cell>
          <table:table-cell table:style-name="ce422"/>
          <table:table-cell table:style-name="ce424" table:formula="of:=IF([.AB16]&lt;&gt;[.AD16];&quot;Change&quot;;&quot;&quot;)">
            <text:p/>
          </table:table-cell>
          <table:table-cell table:style-name="ce428" table:formula="of:=IF([.V11]=&quot;&quot;;&quot;&quot;;[.V11])">
            <text:p/>
          </table:table-cell>
          <table:table-cell table:number-columns-repeated="3"/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7.38" calcext:value-type="float">
            <text:p>27.38</text:p>
          </table:table-cell>
          <table:table-cell table:style-name="ce41" office:value-type="float" office:value="502.1" calcext:value-type="float">
            <text:p>502.1</text:p>
          </table:table-cell>
          <table:table-cell table:style-name="ce41" office:value-type="float" office:value="1.457" calcext:value-type="float">
            <text:p>1.457</text:p>
          </table:table-cell>
          <table:table-cell table:style-name="ce41"/>
          <table:table-cell table:style-name="ce73" table:formula="of:=IF([.AM16]=&quot;&quot;;&quot;&quot;;IF([.AK16]=&quot;Mo&quot;;[.AM16];IF(AND([.$R$18]=&quot;Selenia&quot;;[.AL16]=&quot;Rh&quot;);[Tables.O70];IF(AND([.$R$18]=&quot;Selenia&quot;;[.AL16]=&quot;Ag&quot;);[Tables.P70];IF(AND([.$R$18]=&quot;Dimension&quot;;[.AL16]=&quot;Rh&quot;);[Tables.Q70];IF(AND([.$R$18]=&quot;Dimension&quot;;[.AL16]=&quot;Ag&quot;);[Tables.R70];IF(AND([.$R$18]=&quot;Dimension&quot;;[.AL16]=&quot;Al&quot;);[Tables.S70];[.AM16])))))))" office:value-type="float" office:value="27.38" calcext:value-type="float">
            <text:p>27.38</text:p>
          </table:table-cell>
          <table:table-cell table:number-columns-repeated="979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2" table:formula="of:=IF([.R18]=&quot;&quot;;&quot;&quot;;[.R18])" office:value-type="string" office:string-value="Selenia" calcext:value-type="string" table:number-columns-spanned="2" table:number-rows-spanned="1">
            <text:p>Selenia</text:p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Serial Number:</text:p>
          </table:table-cell>
          <table:table-cell table:style-name="ce114" table:formula="of:=IF([.V18]=&quot;&quot;;&quot;&quot;;[.V18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4" table:formula="of:=IF([.S17]&lt;&gt;&quot;&quot;;[.S17];IF([.AB21]=&quot;&quot;;&quot;&quot;;[.AB21]))" office:value-type="string" office:string-value="Hologic" calcext:value-type="string">
            <text:p>Hologic</text:p>
          </table:table-cell>
          <table:table-cell table:style-name="ce307" office:value-type="string" calcext:value-type="string">
            <text:p>Hologic</text:p>
          </table:table-cell>
          <table:table-cell/>
          <table:table-cell table:style-name="ce35" office:value-type="string" calcext:value-type="string">
            <text:p>Manufacture Date:</text:p>
          </table:table-cell>
          <table:table-cell table:style-name="ce286" table:formula="of:=IF([.W17]&lt;&gt;&quot;&quot;;[.W17];IF([.AB24]=&quot;&quot;;&quot;&quot;;[.AB24]))">
            <text:p/>
          </table:table-cell>
          <table:table-cell table:style-name="ce309"/>
          <table:table-cell/>
          <table:table-cell table:style-name="ce411"/>
          <table:table-cell/>
          <table:table-cell table:style-name="ce35" office:value-type="string" calcext:value-type="string">
            <text:p>Date of Installation:</text:p>
          </table:table-cell>
          <table:table-cell table:style-name="ce423"/>
          <table:table-cell table:style-name="ce424" table:formula="of:=IF([.AB17]&lt;&gt;[.AD17];&quot;Change&quot;;&quot;&quot;)">
            <text:p/>
          </table:table-cell>
          <table:table-cell table:style-name="ce429" table:formula="of:=IF([.V12]=&quot;&quot;;&quot;&quot;;[.V12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7]=&quot;&quot;;&quot;&quot;;IF([.AK17]=&quot;Mo&quot;;[.AM17];IF(AND([.$R$18]=&quot;Selenia&quot;;[.AL17]=&quot;Rh&quot;);[Tables.O71];IF(AND([.$R$18]=&quot;Selenia&quot;;[.AL17]=&quot;Ag&quot;);[Tables.P71];IF(AND([.$R$18]=&quot;Dimension&quot;;[.AL17]=&quot;Rh&quot;);[Tables.Q71];IF(AND([.$R$18]=&quot;Dimension&quot;;[.AL17]=&quot;Ag&quot;);[Tables.R71];IF(AND([.$R$18]=&quot;Dimension&quot;;[.AL17]=&quot;Al&quot;);[Tables.S71];[.AM1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x kVp:</text:p>
          </table:table-cell>
          <table:table-cell table:style-name="ce112" table:formula="of:=IF([.R19]=&quot;&quot;;&quot;&quot;;[.R19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Max mA:</text:p>
          </table:table-cell>
          <table:table-cell table:style-name="ce115" table:formula="of:=IF([.V19]=&quot;&quot;;&quot;&quot;;[.V19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4" table:formula="of:=IF([.S18]&lt;&gt;&quot;&quot;;[.S18];IF([.AB22]=&quot;&quot;;&quot;&quot;;[.AB22]))" office:value-type="string" office:string-value="Selenia" calcext:value-type="string">
            <text:p>Selenia</text:p>
          </table:table-cell>
          <table:table-cell table:style-name="ce307" office:value-type="string" calcext:value-type="string">
            <text:p>Selenia</text:p>
          </table:table-cell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W18]&lt;&gt;&quot;&quot;;[.W18];IF([.AB25]=&quot;&quot;;&quot;&quot;;[.AB25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Number of X-ray Tubes:</text:p>
          </table:table-cell>
          <table:table-cell table:style-name="ce422"/>
          <table:table-cell table:style-name="ce424" table:formula="of:=IF([.AB18]&lt;&gt;[.AD18];&quot;Change&quot;;&quot;&quot;)">
            <text:p/>
          </table:table-cell>
          <table:table-cell table:style-name="ce428" table:formula="of:=IF([.V13]=&quot;&quot;;&quot;&quot;;[.V13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8]=&quot;&quot;;&quot;&quot;;IF([.AK18]=&quot;Mo&quot;;[.AM18];IF(AND([.$R$18]=&quot;Selenia&quot;;[.AL18]=&quot;Rh&quot;);[Tables.O72];IF(AND([.$R$18]=&quot;Selenia&quot;;[.AL18]=&quot;Ag&quot;);[Tables.P72];IF(AND([.$R$18]=&quot;Dimension&quot;;[.AL18]=&quot;Rh&quot;);[Tables.Q72];IF(AND([.$R$18]=&quot;Dimension&quot;;[.AL18]=&quot;Ag&quot;);[Tables.R72];IF(AND([.$R$18]=&quot;Dimension&quot;;[.AL18]=&quot;Al&quot;);[Tables.S72];[.AM1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19"/>
          <table:table-cell table:number-columns-repeated="9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x kVp:</text:p>
          </table:table-cell>
          <table:table-cell table:style-name="ce285" table:formula="of:=IF([.S19]&lt;&gt;&quot;&quot;;[.S19];IF([.AB23]=&quot;&quot;;&quot;&quot;;[.AB23]))">
            <text:p/>
          </table:table-cell>
          <table:table-cell table:style-name="ce307"/>
          <table:table-cell/>
          <table:table-cell table:style-name="ce35" office:value-type="string" calcext:value-type="string">
            <text:p>Max mA:</text:p>
          </table:table-cell>
          <table:table-cell table:style-name="ce285" table:formula="of:=IF([.W19]&lt;&gt;&quot;&quot;;[.W19];IF([.AB26]=&quot;&quot;;&quot;&quot;;[.AB26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Accesssion Number:</text:p>
          </table:table-cell>
          <table:table-cell table:style-name="ce422"/>
          <table:table-cell table:style-name="ce424" table:formula="of:=IF([.AB19]&lt;&gt;[.AD19];&quot;Change&quot;;&quot;&quot;)">
            <text:p/>
          </table:table-cell>
          <table:table-cell table:style-name="ce428" table:formula="of:=IF([.V14]=&quot;&quot;;&quot;&quot;;[.V14])">
            <text:p/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2" calcext:value-type="float">
            <text:p>0.2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19]=&quot;&quot;;&quot;&quot;;IF([.AK19]=&quot;Mo&quot;;[.AM19];IF(AND([.$R$18]=&quot;Selenia&quot;;[.AL19]=&quot;Rh&quot;);[Tables.O73];IF(AND([.$R$18]=&quot;Selenia&quot;;[.AL19]=&quot;Ag&quot;);[Tables.P73];IF(AND([.$R$18]=&quot;Dimension&quot;;[.AL19]=&quot;Rh&quot;);[Tables.Q73];IF(AND([.$R$18]=&quot;Dimension&quot;;[.AL19]=&quot;Ag&quot;);[Tables.R73];IF(AND([.$R$18]=&quot;Dimension&quot;;[.AL19]=&quot;Al&quot;);[Tables.S73];[.AM1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table:style-name="ce19"/>
          <table:table-cell table:style-name="ce37" office:value-type="string" calcext:value-type="string">
            <text:p>X-Ray Tube 1</text:p>
          </table:table-cell>
          <table:table-cell table:number-columns-repeated="5"/>
          <table:table-cell table:style-name="ce168"/>
          <table:table-cell table:number-columns-repeated="2"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/>
          <table:table-cell table:style-name="ce418" office:value-type="string" calcext:value-type="string">
            <text:p>X-Ray Generator</text:p>
          </table:table-cell>
          <table:table-cell table:number-columns-repeated="6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20]=&quot;&quot;;&quot;&quot;;IF([.AK20]=&quot;Mo&quot;;[.AM20];IF(AND([.$R$18]=&quot;Selenia&quot;;[.AL20]=&quot;Rh&quot;);[Tables.O74];IF(AND([.$R$18]=&quot;Selenia&quot;;[.AL20]=&quot;Ag&quot;);[Tables.P74];IF(AND([.$R$18]=&quot;Dimension&quot;;[.AL20]=&quot;Rh&quot;);[Tables.Q74];IF(AND([.$R$18]=&quot;Dimension&quot;;[.AL20]=&quot;Ag&quot;);[Tables.R74];IF(AND([.$R$18]=&quot;Dimension&quot;;[.AL20]=&quot;Al&quot;);[Tables.S74];[.AM2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Tube Designation/Use:</text:p>
          </table:table-cell>
          <table:table-cell table:style-name="ce112" table:formula="of:=IF([.R22]=&quot;&quot;;&quot;&quot;;[.R22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 office:value-type="string" calcext:value-type="string">
            <text:p>Target:</text:p>
          </table:table-cell>
          <table:table-cell table:style-name="ce112" table:formula="of:=IF([.V21]=&quot;&quot;;&quot;&quot;;[.V21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X-Ray Tube 1</text:p>
          </table:table-cell>
          <table:table-cell table:number-columns-repeated="4"/>
          <table:table-cell table:style-name="ce37" office:value-type="string" calcext:value-type="string">
            <text:p>Target:</text:p>
          </table:table-cell>
          <table:table-cell table:style-name="ce285" table:formula="of:=IF([.W21]&lt;&gt;&quot;&quot;;[.W21];IF([.AB38]=&quot;&quot;;&quot;&quot;;[.AB38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Manufacturer:</text:p>
          </table:table-cell>
          <table:table-cell table:style-name="ce422"/>
          <table:table-cell table:style-name="ce424" table:formula="of:=IF([.AB21]&lt;&gt;[.AD21];&quot;Change&quot;;&quot;&quot;)" office:value-type="string" office:string-value="Change" calcext:value-type="string">
            <text:p>Change</text:p>
          </table:table-cell>
          <table:table-cell table:style-name="ce428" table:formula="of:=IF([.R17]=&quot;&quot;;&quot;&quot;;[.R17])" office:value-type="string" office:string-value="Hologic" calcext:value-type="string">
            <text:p>Hologic</text:p>
          </table:table-cell>
          <table:table-cell table:number-columns-repeated="3"/>
          <table:table-cell table:style-name="ce432" office:value-type="float" office:value="25" calcext:value-type="float">
            <text:p>25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21]=&quot;&quot;;&quot;&quot;;IF([.AK21]=&quot;Mo&quot;;[.AM21];IF(AND([.$R$18]=&quot;Selenia&quot;;[.AL21]=&quot;Rh&quot;);[Tables.O75];IF(AND([.$R$18]=&quot;Selenia&quot;;[.AL21]=&quot;Ag&quot;);[Tables.P75];IF(AND([.$R$18]=&quot;Dimension&quot;;[.AL21]=&quot;Rh&quot;);[Tables.Q75];IF(AND([.$R$18]=&quot;Dimension&quot;;[.AL21]=&quot;Ag&quot;);[Tables.R75];IF(AND([.$R$18]=&quot;Dimension&quot;;[.AL21]=&quot;Al&quot;);[Tables.S75];[.AM2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 Date:</text:p>
          </table:table-cell>
          <table:table-cell table:style-name="ce114" table:formula="of:=IF([.R23]=&quot;&quot;;&quot;&quot;;[.R23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ce35"/>
          <table:table-cell table:style-name="ce112" table:formula="of:=IF([.V22]=&quot;&quot;;&quot;&quot;;[.V22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Tube Designation/Use:</text:p>
          </table:table-cell>
          <table:table-cell table:style-name="ce284" table:formula="of:=IF([.S22]&lt;&gt;&quot;&quot;;[.S22];IF([.AB28]=&quot;&quot;;&quot;&quot;;[.AB28]))">
            <text:p/>
          </table:table-cell>
          <table:table-cell table:style-name="ce307"/>
          <table:table-cell table:number-columns-repeated="2"/>
          <table:table-cell table:style-name="ce285" table:formula="of:=IF([.W22]&lt;&gt;&quot;&quot;;[.W22];IF([.AB39]=&quot;&quot;;&quot;&quot;;[.AB39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Model:</text:p>
          </table:table-cell>
          <table:table-cell table:style-name="ce422"/>
          <table:table-cell table:style-name="ce424" table:formula="of:=IF([.AB22]&lt;&gt;[.AD22];&quot;Change&quot;;&quot;&quot;)" office:value-type="string" office:string-value="Change" calcext:value-type="string">
            <text:p>Change</text:p>
          </table:table-cell>
          <table:table-cell table:style-name="ce428" table:formula="of:=IF([.R18]=&quot;&quot;;&quot;&quot;;[.R18])" office:value-type="string" office:string-value="Selenia" calcext:value-type="string">
            <text:p>Selenia</text:p>
          </table:table-cell>
          <table:table-cell table:number-columns-repeated="3"/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7.58" calcext:value-type="float">
            <text:p>27.58</text:p>
          </table:table-cell>
          <table:table-cell table:style-name="ce41" office:value-type="float" office:value="502.4" calcext:value-type="float">
            <text:p>502.4</text:p>
          </table:table-cell>
          <table:table-cell table:style-name="ce41" office:value-type="float" office:value="1.655" calcext:value-type="float">
            <text:p>1.655</text:p>
          </table:table-cell>
          <table:table-cell table:style-name="ce41"/>
          <table:table-cell table:style-name="ce73" table:formula="of:=IF([.AM22]=&quot;&quot;;&quot;&quot;;IF([.AK22]=&quot;Mo&quot;;[.AM22];IF(AND([.$R$18]=&quot;Selenia&quot;;[.AL22]=&quot;Rh&quot;);[Tables.O76];IF(AND([.$R$18]=&quot;Selenia&quot;;[.AL22]=&quot;Ag&quot;);[Tables.P76];IF(AND([.$R$18]=&quot;Dimension&quot;;[.AL22]=&quot;Rh&quot;);[Tables.Q76];IF(AND([.$R$18]=&quot;Dimension&quot;;[.AL22]=&quot;Ag&quot;);[Tables.R76];IF(AND([.$R$18]=&quot;Dimension&quot;;[.AL22]=&quot;Al&quot;);[Tables.S76];[.AM22])))))))" office:value-type="float" office:value="27.58" calcext:value-type="float">
            <text:p>27.58</text:p>
          </table:table-cell>
          <table:table-cell table:number-columns-repeated="979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19"/>
          <table:table-cell table:style-name="ce37" office:value-type="string" calcext:value-type="string">
            <text:p>Insert</text:p>
          </table:table-cell>
          <table:table-cell table:number-columns-repeated="5"/>
          <table:table-cell table:style-name="ce35" office:value-type="string" calcext:value-type="string">
            <text:p>Filter:</text:p>
          </table:table-cell>
          <table:table-cell table:style-name="ce112" table:formula="of:=IF([.V24]=&quot;&quot;;&quot;&quot;;[.V24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 Date:</text:p>
          </table:table-cell>
          <table:table-cell table:style-name="ce286" table:formula="of:=IF([.S23]&lt;&gt;&quot;&quot;;[.S23];IF([.AB29]=&quot;&quot;;&quot;&quot;;[.AB29]))">
            <text:p/>
          </table:table-cell>
          <table:table-cell table:style-name="ce309"/>
          <table:table-cell table:number-columns-repeated="2"/>
          <table:table-cell table:style-name="Default" table:number-columns-repeated="2"/>
          <table:table-cell/>
          <table:table-cell table:style-name="ce411"/>
          <table:table-cell/>
          <table:table-cell table:style-name="ce35" office:value-type="string" calcext:value-type="string">
            <text:p>Max kVp:</text:p>
          </table:table-cell>
          <table:table-cell table:style-name="ce422"/>
          <table:table-cell table:style-name="ce424" table:formula="of:=IF([.AB23]&lt;&gt;[.AD23];&quot;Change&quot;;&quot;&quot;)">
            <text:p/>
          </table:table-cell>
          <table:table-cell table:style-name="ce428" table:formula="of:=IF([.R19]=&quot;&quot;;&quot;&quot;;[.R1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0" calcext:value-type="float">
            <text:p>2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8.22" calcext:value-type="float">
            <text:p>28.22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0.8067" calcext:value-type="float">
            <text:p>0.8067</text:p>
          </table:table-cell>
          <table:table-cell table:style-name="ce41"/>
          <table:table-cell table:style-name="ce73" table:formula="of:=IF([.AM23]=&quot;&quot;;&quot;&quot;;IF([.AK23]=&quot;Mo&quot;;[.AM23];IF(AND([.$R$18]=&quot;Selenia&quot;;[.AL23]=&quot;Rh&quot;);[Tables.O77];IF(AND([.$R$18]=&quot;Selenia&quot;;[.AL23]=&quot;Ag&quot;);[Tables.P77];IF(AND([.$R$18]=&quot;Dimension&quot;;[.AL23]=&quot;Rh&quot;);[Tables.Q77];IF(AND([.$R$18]=&quot;Dimension&quot;;[.AL23]=&quot;Ag&quot;);[Tables.R77];IF(AND([.$R$18]=&quot;Dimension&quot;;[.AL23]=&quot;Al&quot;);[Tables.S77];[.AM23])))))))" office:value-type="float" office:value="28.22" calcext:value-type="float">
            <text:p>28.22</text:p>
          </table:table-cell>
          <table:table-cell table:number-columns-repeated="979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5" table:formula="of:=IF([.R25]=&quot;&quot;;&quot;&quot;;[.R25])" table:number-columns-spanned="2" table:number-rows-spanned="1">
            <text:p/>
          </table:table-cell>
          <table:covered-table-cell table:style-name="ce122"/>
          <table:table-cell table:number-columns-repeated="3"/>
          <table:table-cell table:style-name="ce112" table:formula="of:=IF([.V25]=&quot;&quot;;&quot;&quot;;[.V25])" table:number-columns-spanned="2" table:number-rows-spanned="1">
            <text:p/>
          </table:table-cell>
          <table:covered-table-cell table:style-name="ce6"/>
          <table:table-cell table:style-name="ce191"/>
          <table:table-cell/>
          <table:table-cell table:style-name="ce206"/>
          <table:table-cell table:style-name="ce37" office:value-type="string" calcext:value-type="string">
            <text:p>Insert</text:p>
          </table:table-cell>
          <table:table-cell table:number-columns-repeated="4"/>
          <table:table-cell table:style-name="ce37" office:value-type="string" calcext:value-type="string">
            <text:p>Filter:</text:p>
          </table:table-cell>
          <table:table-cell table:style-name="ce285" table:formula="of:=IF([.W24]&lt;&gt;&quot;&quot;;[.W24];IF([.AB40]=&quot;&quot;;&quot;&quot;;[.AB40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Manufacture Date:</text:p>
          </table:table-cell>
          <table:table-cell table:style-name="ce423"/>
          <table:table-cell table:style-name="ce424" table:formula="of:=IF([.AB24]&lt;&gt;[.AD24];&quot;Change&quot;;&quot;&quot;)">
            <text:p/>
          </table:table-cell>
          <table:table-cell table:style-name="ce429" table:formula="of:=IF([.V17]=&quot;&quot;;&quot;&quot;;[.V1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8.11" calcext:value-type="float">
            <text:p>28.11</text:p>
          </table:table-cell>
          <table:table-cell table:style-name="ce41" office:value-type="float" office:value="502.6" calcext:value-type="float">
            <text:p>502.6</text:p>
          </table:table-cell>
          <table:table-cell table:style-name="ce41" office:value-type="float" office:value="2.042" calcext:value-type="float">
            <text:p>2.042</text:p>
          </table:table-cell>
          <table:table-cell table:style-name="ce41"/>
          <table:table-cell table:style-name="ce73" table:formula="of:=IF([.AM24]=&quot;&quot;;&quot;&quot;;IF([.AK24]=&quot;Mo&quot;;[.AM24];IF(AND([.$R$18]=&quot;Selenia&quot;;[.AL24]=&quot;Rh&quot;);[Tables.O78];IF(AND([.$R$18]=&quot;Selenia&quot;;[.AL24]=&quot;Ag&quot;);[Tables.P78];IF(AND([.$R$18]=&quot;Dimension&quot;;[.AL24]=&quot;Rh&quot;);[Tables.Q78];IF(AND([.$R$18]=&quot;Dimension&quot;;[.AL24]=&quot;Ag&quot;);[Tables.R78];IF(AND([.$R$18]=&quot;Dimension&quot;;[.AL24]=&quot;Al&quot;);[Tables.S78];[.AM24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5" table:formula="of:=IF([.R26]=&quot;&quot;;&quot;&quot;;[.R26])" table:number-columns-spanned="2" table:number-rows-spanned="1">
            <text:p/>
          </table:table-cell>
          <table:covered-table-cell table:style-name="ce122"/>
          <table:table-cell table:number-columns-repeated="2"/>
          <table:table-cell table:style-name="Default" table:number-columns-repeated="3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5" table:formula="of:=IF([.S25]&lt;&gt;&quot;&quot;;[.S25];IF([.AB30]=&quot;&quot;;&quot;&quot;;[.AB30]))">
            <text:p/>
          </table:table-cell>
          <table:table-cell table:style-name="ce307"/>
          <table:table-cell table:number-columns-repeated="2"/>
          <table:table-cell table:style-name="ce285" table:formula="of:=IF([.W25]&lt;&gt;&quot;&quot;;[.W25];IF([.AB44]=&quot;&quot;;&quot;&quot;;[.AB44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Serial Number:</text:p>
          </table:table-cell>
          <table:table-cell table:style-name="ce422"/>
          <table:table-cell table:style-name="ce424" table:formula="of:=IF([.AB25]&lt;&gt;[.AD25];&quot;Change&quot;;&quot;&quot;)">
            <text:p/>
          </table:table-cell>
          <table:table-cell table:style-name="ce428" table:formula="of:=IF([.V18]=&quot;&quot;;&quot;&quot;;[.V18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8.19" calcext:value-type="float">
            <text:p>28.19</text:p>
          </table:table-cell>
          <table:table-cell table:style-name="ce41" office:value-type="float" office:value="501.5" calcext:value-type="float">
            <text:p>501.5</text:p>
          </table:table-cell>
          <table:table-cell table:style-name="ce41" office:value-type="float" office:value="2.036" calcext:value-type="float">
            <text:p>2.036</text:p>
          </table:table-cell>
          <table:table-cell table:style-name="ce41"/>
          <table:table-cell table:style-name="ce73" table:formula="of:=IF([.AM25]=&quot;&quot;;&quot;&quot;;IF([.AK25]=&quot;Mo&quot;;[.AM25];IF(AND([.$R$18]=&quot;Selenia&quot;;[.AL25]=&quot;Rh&quot;);[Tables.O79];IF(AND([.$R$18]=&quot;Selenia&quot;;[.AL25]=&quot;Ag&quot;);[Tables.P79];IF(AND([.$R$18]=&quot;Dimension&quot;;[.AL25]=&quot;Rh&quot;);[Tables.Q79];IF(AND([.$R$18]=&quot;Dimension&quot;;[.AL25]=&quot;Ag&quot;);[Tables.R79];IF(AND([.$R$18]=&quot;Dimension&quot;;[.AL25]=&quot;Al&quot;);[Tables.S79];[.AM25])))))))" office:value-type="float" office:value="28.19" calcext:value-type="float">
            <text:p>28.19</text:p>
          </table:table-cell>
          <table:table-cell table:number-columns-repeated="979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5" table:formula="of:=IF([.R27]=&quot;&quot;;&quot;&quot;;[.R27])" table:number-columns-spanned="2" table:number-rows-spanned="1">
            <text:p/>
          </table:table-cell>
          <table:covered-table-cell table:style-name="ce122"/>
          <table:table-cell/>
          <table:table-cell table:style-name="ce37" office:value-type="string" calcext:value-type="string">
            <text:p>Focal Spot Sizes (mm)</text:p>
          </table:table-cell>
          <table:table-cell table:style-name="Default" table:number-columns-repeated="3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5" table:formula="of:=IF([.S26]&lt;&gt;&quot;&quot;;[.S26];IF([.AB31]=&quot;&quot;;&quot;&quot;;[.AB31]))">
            <text:p/>
          </table:table-cell>
          <table:table-cell table:style-name="ce307"/>
          <table:table-cell table:number-columns-repeated="2"/>
          <table:table-cell table:style-name="Default" table:number-columns-repeated="2"/>
          <table:table-cell/>
          <table:table-cell table:style-name="ce411"/>
          <table:table-cell/>
          <table:table-cell table:style-name="ce35" office:value-type="string" calcext:value-type="string">
            <text:p>Max mA:</text:p>
          </table:table-cell>
          <table:table-cell table:style-name="ce422"/>
          <table:table-cell table:style-name="ce424" table:formula="of:=IF([.AB26]&lt;&gt;[.AD26];&quot;Change&quot;;&quot;&quot;)">
            <text:p/>
          </table:table-cell>
          <table:table-cell table:style-name="ce428" table:formula="of:=IF([.V19]=&quot;&quot;;&quot;&quot;;[.V19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office:value-type="float" office:value="28.11" calcext:value-type="float">
            <text:p>28.11</text:p>
          </table:table-cell>
          <table:table-cell table:style-name="ce432" office:value-type="float" office:value="502.1" calcext:value-type="float">
            <text:p>502.1</text:p>
          </table:table-cell>
          <table:table-cell table:style-name="ce432" office:value-type="float" office:value="2.038" calcext:value-type="float">
            <text:p>2.038</text:p>
          </table:table-cell>
          <table:table-cell table:style-name="ce432"/>
          <table:table-cell table:style-name="ce436" table:formula="of:=IF([.AM26]=&quot;&quot;;&quot;&quot;;IF([.AK26]=&quot;Mo&quot;;[.AM26];IF(AND([.$R$18]=&quot;Selenia&quot;;[.AL26]=&quot;Rh&quot;);[Tables.O80];IF(AND([.$R$18]=&quot;Selenia&quot;;[.AL26]=&quot;Ag&quot;);[Tables.P80];IF(AND([.$R$18]=&quot;Dimension&quot;;[.AL26]=&quot;Rh&quot;);[Tables.Q80];IF(AND([.$R$18]=&quot;Dimension&quot;;[.AL26]=&quot;Ag&quot;);[Tables.R80];IF(AND([.$R$18]=&quot;Dimension&quot;;[.AL26]=&quot;Al&quot;);[Tables.S80];[.AM26])))))))" office:value-type="float" office:value="28.11" calcext:value-type="float">
            <text:p>28.11</text:p>
          </table:table-cell>
          <table:table-cell table:number-columns-repeated="979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19"/>
          <table:table-cell table:style-name="ce37" office:value-type="string" calcext:value-type="string">
            <text:p>Housing</text:p>
          </table:table-cell>
          <table:table-cell table:number-columns-repeated="5"/>
          <table:table-cell table:style-name="ce35" office:value-type="string" calcext:value-type="string">
            <text:p>Large:</text:p>
          </table:table-cell>
          <table:table-cell table:style-name="ce112" table:formula="of:=IF([.V28]=&quot;&quot;;&quot;&quot;;[.V28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S27]&lt;&gt;&quot;&quot;;[.S27];IF([.AB32]=&quot;&quot;;&quot;&quot;;[.AB32]))">
            <text:p/>
          </table:table-cell>
          <table:table-cell table:style-name="ce307"/>
          <table:table-cell/>
          <table:table-cell table:style-name="ce168" office:value-type="string" calcext:value-type="string">
            <text:p>Focal Spot Sizes (mm)</text:p>
          </table:table-cell>
          <table:table-cell table:number-columns-repeated="3"/>
          <table:table-cell table:style-name="ce411"/>
          <table:table-cell/>
          <table:table-cell table:style-name="ce37" office:value-type="string" calcext:value-type="string">
            <text:p>X-Ray Tube 1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office:value-type="float" office:value="28.13" calcext:value-type="float">
            <text:p>28.13</text:p>
          </table:table-cell>
          <table:table-cell table:style-name="ce432" office:value-type="float" office:value="502.4" calcext:value-type="float">
            <text:p>502.4</text:p>
          </table:table-cell>
          <table:table-cell table:style-name="ce432" office:value-type="float" office:value="2.04" calcext:value-type="float">
            <text:p>2.04</text:p>
          </table:table-cell>
          <table:table-cell table:style-name="ce432"/>
          <table:table-cell table:style-name="ce436" table:formula="of:=IF([.AM27]=&quot;&quot;;&quot;&quot;;IF([.AK27]=&quot;Mo&quot;;[.AM27];IF(AND([.$R$18]=&quot;Selenia&quot;;[.AL27]=&quot;Rh&quot;);[Tables.O81];IF(AND([.$R$18]=&quot;Selenia&quot;;[.AL27]=&quot;Ag&quot;);[Tables.P81];IF(AND([.$R$18]=&quot;Dimension&quot;;[.AL27]=&quot;Rh&quot;);[Tables.Q81];IF(AND([.$R$18]=&quot;Dimension&quot;;[.AL27]=&quot;Ag&quot;);[Tables.R81];IF(AND([.$R$18]=&quot;Dimension&quot;;[.AL27]=&quot;Al&quot;);[Tables.S81];[.AM27])))))))" office:value-type="float" office:value="28.13" calcext:value-type="float">
            <text:p>28.13</text:p>
          </table:table-cell>
          <table:table-cell table:number-columns-repeated="979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anufacturer:</text:p>
          </table:table-cell>
          <table:table-cell table:style-name="ce115" table:formula="of:=IF([.R29]=&quot;&quot;;&quot;&quot;;[.R29])" table:number-columns-spanned="2" table:number-rows-spanned="1">
            <text:p/>
          </table:table-cell>
          <table:covered-table-cell table:style-name="ce122"/>
          <table:table-cell/>
          <table:table-cell table:style-name="Default"/>
          <table:table-cell table:style-name="ce35" office:value-type="string" calcext:value-type="string">
            <text:p>Small:</text:p>
          </table:table-cell>
          <table:table-cell table:style-name="ce112" table:formula="of:=IF([.V29]=&quot;&quot;;&quot;&quot;;[.V29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 table:style-name="ce37" office:value-type="string" calcext:value-type="string">
            <text:p>Housing</text:p>
          </table:table-cell>
          <table:table-cell table:number-columns-repeated="4"/>
          <table:table-cell table:style-name="ce35" office:value-type="string" calcext:value-type="string">
            <text:p>Large:</text:p>
          </table:table-cell>
          <table:table-cell table:style-name="ce284" table:formula="of:=IF([.W28]&lt;&gt;&quot;&quot;;[.W28];IF([.AB36]=&quot;&quot;;&quot;&quot;;[.AB36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Tube Designation/Use:</text:p>
          </table:table-cell>
          <table:table-cell table:style-name="ce422"/>
          <table:table-cell table:style-name="ce424" table:formula="of:=IF([.AB28]&lt;&gt;[.AD28];&quot;Change&quot;;&quot;&quot;)">
            <text:p/>
          </table:table-cell>
          <table:table-cell table:style-name="ce428" table:formula="of:=IF([.R22]=&quot;&quot;;&quot;&quot;;[.R22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28]=&quot;&quot;;&quot;&quot;;IF([.AK28]=&quot;Mo&quot;;[.AM28];IF(AND([.$R$18]=&quot;Selenia&quot;;[.AL28]=&quot;Rh&quot;);[Tables.O82];IF(AND([.$R$18]=&quot;Selenia&quot;;[.AL28]=&quot;Ag&quot;);[Tables.P82];IF(AND([.$R$18]=&quot;Dimension&quot;;[.AL28]=&quot;Rh&quot;);[Tables.Q82];IF(AND([.$R$18]=&quot;Dimension&quot;;[.AL28]=&quot;Ag&quot;);[Tables.R82];IF(AND([.$R$18]=&quot;Dimension&quot;;[.AL28]=&quot;Al&quot;);[Tables.S82];[.AM2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Model:</text:p>
          </table:table-cell>
          <table:table-cell table:style-name="ce115" table:formula="of:=IF([.R30]=&quot;&quot;;&quot;&quot;;[.R30])" table:number-columns-spanned="2" table:number-rows-spanned="1">
            <text:p/>
          </table:table-cell>
          <table:covered-table-cell table:style-name="ce130"/>
          <table:table-cell/>
          <table:table-cell table:style-name="ce37" office:value-type="string" calcext:value-type="string">
            <text:p>Filtration</text:p>
          </table:table-cell>
          <table:table-cell table:style-name="ce35" office:value-type="string" calcext:value-type="string">
            <text:p>Inherent:</text:p>
          </table:table-cell>
          <table:table-cell table:style-name="ce112" table:formula="of:=IF([.V32]=&quot;&quot;;&quot;&quot;;[.V32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anufacturer:</text:p>
          </table:table-cell>
          <table:table-cell table:style-name="ce285" table:formula="of:=IF([.S29]&lt;&gt;&quot;&quot;;[.S29];IF([.AB33]=&quot;&quot;;&quot;&quot;;[.AB33]))">
            <text:p/>
          </table:table-cell>
          <table:table-cell table:style-name="ce307"/>
          <table:table-cell/>
          <table:table-cell table:style-name="ce35" office:value-type="string" calcext:value-type="string">
            <text:p>Small:</text:p>
          </table:table-cell>
          <table:table-cell table:style-name="ce284" table:formula="of:=IF([.W29]&lt;&gt;&quot;&quot;;[.W29];IF([.AB37]=&quot;&quot;;&quot;&quot;;[.AB37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Manufacture Date:</text:p>
          </table:table-cell>
          <table:table-cell table:style-name="ce423"/>
          <table:table-cell table:style-name="ce424" table:formula="of:=IF([.AB29]&lt;&gt;[.AD29];&quot;Change&quot;;&quot;&quot;)">
            <text:p/>
          </table:table-cell>
          <table:table-cell table:style-name="ce429" table:formula="of:=IF([.R23]=&quot;&quot;;&quot;&quot;;[.R23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29]=&quot;&quot;;&quot;&quot;;IF([.AK29]=&quot;Mo&quot;;[.AM29];IF(AND([.$R$18]=&quot;Selenia&quot;;[.AL29]=&quot;Rh&quot;);[Tables.O83];IF(AND([.$R$18]=&quot;Selenia&quot;;[.AL29]=&quot;Ag&quot;);[Tables.P83];IF(AND([.$R$18]=&quot;Dimension&quot;;[.AL29]=&quot;Rh&quot;);[Tables.Q83];IF(AND([.$R$18]=&quot;Dimension&quot;;[.AL29]=&quot;Ag&quot;);[Tables.R83];IF(AND([.$R$18]=&quot;Dimension&quot;;[.AL29]=&quot;Al&quot;);[Tables.S83];[.AM2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table:style-name="ce19"/>
          <table:table-cell/>
          <table:table-cell table:style-name="ce35" office:value-type="string" calcext:value-type="string">
            <text:p>Serial Number:</text:p>
          </table:table-cell>
          <table:table-cell table:style-name="ce115" table:formula="of:=IF([.R31]=&quot;&quot;;&quot;&quot;;[.R31])" table:number-columns-spanned="2" table:number-rows-spanned="1">
            <text:p/>
          </table:table-cell>
          <table:covered-table-cell table:style-name="ce130"/>
          <table:table-cell table:number-columns-repeated="2"/>
          <table:table-cell table:style-name="ce35" office:value-type="string" calcext:value-type="string">
            <text:p>Added:</text:p>
          </table:table-cell>
          <table:table-cell table:style-name="ce112" table:formula="of:=IF([.V33]=&quot;&quot;;&quot;&quot;;[.V33])" table:number-columns-spanned="2" table:number-rows-spanned="1">
            <text:p/>
          </table:table-cell>
          <table:covered-table-cell table:style-name="ce122"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Model:</text:p>
          </table:table-cell>
          <table:table-cell table:style-name="ce285" table:formula="of:=IF([.S30]&lt;&gt;&quot;&quot;;[.S30];IF([.AB34]=&quot;&quot;;&quot;&quot;;[.AB34]))">
            <text:p/>
          </table:table-cell>
          <table:table-cell table:style-name="ce307"/>
          <table:table-cell table:number-columns-repeated="5"/>
          <table:table-cell table:style-name="ce411"/>
          <table:table-cell/>
          <table:table-cell table:style-name="ce35" office:value-type="string" calcext:value-type="string">
            <text:p>Manufacturer:</text:p>
          </table:table-cell>
          <table:table-cell table:style-name="ce422"/>
          <table:table-cell table:style-name="ce424" table:formula="of:=IF([.AB30]&lt;&gt;[.AD30];&quot;Change&quot;;&quot;&quot;)">
            <text:p/>
          </table:table-cell>
          <table:table-cell table:style-name="ce428" table:formula="of:=IF([.R25]=&quot;&quot;;&quot;&quot;;[.R25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30]=&quot;&quot;;&quot;&quot;;IF([.AK30]=&quot;Mo&quot;;[.AM30];IF(AND([.$R$18]=&quot;Selenia&quot;;[.AL30]=&quot;Rh&quot;);[Tables.O84];IF(AND([.$R$18]=&quot;Selenia&quot;;[.AL30]=&quot;Ag&quot;);[Tables.P84];IF(AND([.$R$18]=&quot;Dimension&quot;;[.AL30]=&quot;Rh&quot;);[Tables.Q84];IF(AND([.$R$18]=&quot;Dimension&quot;;[.AL30]=&quot;Ag&quot;);[Tables.R84];IF(AND([.$R$18]=&quot;Dimension&quot;;[.AL30]=&quot;Al&quot;);[Tables.S84];[.AM3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06"/>
          <table:table-cell/>
          <table:table-cell table:style-name="ce35" office:value-type="string" calcext:value-type="string">
            <text:p>Serial Number:</text:p>
          </table:table-cell>
          <table:table-cell table:style-name="ce285" table:formula="of:=IF([.S31]&lt;&gt;&quot;&quot;;[.S31];IF([.AB35]=&quot;&quot;;&quot;&quot;;[.AB35]))">
            <text:p/>
          </table:table-cell>
          <table:table-cell table:style-name="ce307"/>
          <table:table-cell/>
          <table:table-cell table:style-name="ce37" office:value-type="string" calcext:value-type="string">
            <text:p>Filtration</text:p>
          </table:table-cell>
          <table:table-cell table:number-columns-repeated="3"/>
          <table:table-cell table:style-name="ce411"/>
          <table:table-cell/>
          <table:table-cell table:style-name="ce35" office:value-type="string" calcext:value-type="string">
            <text:p>Model:</text:p>
          </table:table-cell>
          <table:table-cell table:style-name="ce422"/>
          <table:table-cell table:style-name="ce424" table:formula="of:=IF([.AB31]&lt;&gt;[.AD31];&quot;Change&quot;;&quot;&quot;)">
            <text:p/>
          </table:table-cell>
          <table:table-cell table:style-name="ce428" table:formula="of:=IF([.R26]=&quot;&quot;;&quot;&quot;;[.R26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31]=&quot;&quot;;&quot;&quot;;IF([.AK31]=&quot;Mo&quot;;[.AM31];IF(AND([.$R$18]=&quot;Selenia&quot;;[.AL31]=&quot;Rh&quot;);[Tables.O85];IF(AND([.$R$18]=&quot;Selenia&quot;;[.AL31]=&quot;Ag&quot;);[Tables.P85];IF(AND([.$R$18]=&quot;Dimension&quot;;[.AL31]=&quot;Rh&quot;);[Tables.Q85];IF(AND([.$R$18]=&quot;Dimension&quot;;[.AL31]=&quot;Ag&quot;);[Tables.R85];IF(AND([.$R$18]=&quot;Dimension&quot;;[.AL31]=&quot;Al&quot;);[Tables.S85];[.AM3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number-columns-repeated="13"/>
          <table:table-cell table:style-name="ce206"/>
          <table:table-cell table:number-columns-repeated="5"/>
          <table:table-cell table:style-name="ce35" office:value-type="string" calcext:value-type="string">
            <text:p>Inherent:</text:p>
          </table:table-cell>
          <table:table-cell table:style-name="ce284" table:formula="of:=IF([.W32]&lt;&gt;&quot;&quot;;[.W32];IF([.AB45]=&quot;&quot;;&quot;&quot;;[.AB45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Serial Number:</text:p>
          </table:table-cell>
          <table:table-cell table:style-name="ce422"/>
          <table:table-cell table:style-name="ce424" table:formula="of:=IF([.AB32]&lt;&gt;[.AD32];&quot;Change&quot;;&quot;&quot;)">
            <text:p/>
          </table:table-cell>
          <table:table-cell table:style-name="ce428" table:formula="of:=IF([.R27]=&quot;&quot;;&quot;&quot;;[.R27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0" calcext:value-type="float">
            <text:p>10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8.17" calcext:value-type="float">
            <text:p>28.17</text:p>
          </table:table-cell>
          <table:table-cell table:style-name="ce41" office:value-type="float" office:value="1007" calcext:value-type="float">
            <text:p>1007</text:p>
          </table:table-cell>
          <table:table-cell table:style-name="ce41" office:value-type="float" office:value="4.096" calcext:value-type="float">
            <text:p>4.096</text:p>
          </table:table-cell>
          <table:table-cell table:style-name="ce41"/>
          <table:table-cell table:style-name="ce73" table:formula="of:=IF([.AM32]=&quot;&quot;;&quot;&quot;;IF([.AK32]=&quot;Mo&quot;;[.AM32];IF(AND([.$R$18]=&quot;Selenia&quot;;[.AL32]=&quot;Rh&quot;);[Tables.O86];IF(AND([.$R$18]=&quot;Selenia&quot;;[.AL32]=&quot;Ag&quot;);[Tables.P86];IF(AND([.$R$18]=&quot;Dimension&quot;;[.AL32]=&quot;Rh&quot;);[Tables.Q86];IF(AND([.$R$18]=&quot;Dimension&quot;;[.AL32]=&quot;Ag&quot;);[Tables.R86];IF(AND([.$R$18]=&quot;Dimension&quot;;[.AL32]=&quot;Al&quot;);[Tables.S86];[.AM32])))))))" office:value-type="float" office:value="28.17" calcext:value-type="float">
            <text:p>28.17</text:p>
          </table:table-cell>
          <table:table-cell table:number-columns-repeated="979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number-columns-repeated="6"/>
          <table:table-cell table:style-name="ce142" office:value-type="string" calcext:value-type="string">
            <text:p>Technique Chart</text:p>
          </table:table-cell>
          <table:table-cell table:number-columns-repeated="6"/>
          <table:table-cell table:style-name="ce206"/>
          <table:table-cell table:number-columns-repeated="5"/>
          <table:table-cell table:style-name="ce35" office:value-type="string" calcext:value-type="string">
            <text:p>Added:</text:p>
          </table:table-cell>
          <table:table-cell table:style-name="ce284" table:formula="of:=IF([.W33]&lt;&gt;&quot;&quot;;[.W33];IF([.AB46]=&quot;&quot;;&quot;&quot;;[.AB46]))">
            <text:p/>
          </table:table-cell>
          <table:table-cell table:style-name="ce307"/>
          <table:table-cell/>
          <table:table-cell table:style-name="ce411"/>
          <table:table-cell/>
          <table:table-cell table:style-name="ce35" office:value-type="string" calcext:value-type="string">
            <text:p>Manufacturer:</text:p>
          </table:table-cell>
          <table:table-cell table:style-name="ce422"/>
          <table:table-cell table:style-name="ce424" table:formula="of:=IF([.AB33]&lt;&gt;[.AD33];&quot;Change&quot;;&quot;&quot;)">
            <text:p/>
          </table:table-cell>
          <table:table-cell table:style-name="ce428" table:formula="of:=IF([.R29]=&quot;&quot;;&quot;&quot;;[.R29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00" calcext:value-type="float">
            <text:p>30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8.14" calcext:value-type="float">
            <text:p>28.14</text:p>
          </table:table-cell>
          <table:table-cell table:style-name="ce41" office:value-type="float" office:value="3355" calcext:value-type="float">
            <text:p>3355</text:p>
          </table:table-cell>
          <table:table-cell table:style-name="ce41" office:value-type="float" office:value="12.3" calcext:value-type="float">
            <text:p>12.3</text:p>
          </table:table-cell>
          <table:table-cell table:style-name="ce41"/>
          <table:table-cell table:style-name="ce73" table:formula="of:=IF([.AM33]=&quot;&quot;;&quot;&quot;;IF([.AK33]=&quot;Mo&quot;;[.AM33];IF(AND([.$R$18]=&quot;Selenia&quot;;[.AL33]=&quot;Rh&quot;);[Tables.O87];IF(AND([.$R$18]=&quot;Selenia&quot;;[.AL33]=&quot;Ag&quot;);[Tables.P87];IF(AND([.$R$18]=&quot;Dimension&quot;;[.AL33]=&quot;Rh&quot;);[Tables.Q87];IF(AND([.$R$18]=&quot;Dimension&quot;;[.AL33]=&quot;Ag&quot;);[Tables.R87];IF(AND([.$R$18]=&quot;Dimension&quot;;[.AL33]=&quot;Al&quot;);[Tables.S87];[.AM33])))))))" office:value-type="float" office:value="28.14" calcext:value-type="float">
            <text:p>28.14</text:p>
          </table:table-cell>
          <table:table-cell table:number-columns-repeated="979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1"/>
          <table:table-cell table:style-name="ce18" table:number-columns-repeated="10"/>
          <table:table-cell table:style-name="ce190"/>
          <table:table-cell/>
          <table:table-cell table:style-name="ce206"/>
          <table:table-cell table:number-columns-repeated="5"/>
          <table:table-cell table:style-name="Default" table:number-columns-repeated="3"/>
          <table:table-cell/>
          <table:table-cell table:style-name="ce411"/>
          <table:table-cell/>
          <table:table-cell table:style-name="ce35" office:value-type="string" calcext:value-type="string">
            <text:p>Model:</text:p>
          </table:table-cell>
          <table:table-cell table:style-name="ce422"/>
          <table:table-cell table:style-name="ce424" table:formula="of:=IF([.AB34]&lt;&gt;[.AD34];&quot;Change&quot;;&quot;&quot;)">
            <text:p/>
          </table:table-cell>
          <table:table-cell table:style-name="ce428" table:formula="of:=IF([.R30]=&quot;&quot;;&quot;&quot;;[.R3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office:value-type="float" office:value="29.24" calcext:value-type="float">
            <text:p>29.24</text:p>
          </table:table-cell>
          <table:table-cell table:style-name="ce41" office:value-type="float" office:value="502.3" calcext:value-type="float">
            <text:p>502.3</text:p>
          </table:table-cell>
          <table:table-cell table:style-name="ce41" office:value-type="float" office:value="2.421" calcext:value-type="float">
            <text:p>2.421</text:p>
          </table:table-cell>
          <table:table-cell table:style-name="ce41"/>
          <table:table-cell table:style-name="ce73" table:formula="of:=IF([.AM34]=&quot;&quot;;&quot;&quot;;IF([.AK34]=&quot;Mo&quot;;[.AM34];IF(AND([.$R$18]=&quot;Selenia&quot;;[.AL34]=&quot;Rh&quot;);[Tables.O88];IF(AND([.$R$18]=&quot;Selenia&quot;;[.AL34]=&quot;Ag&quot;);[Tables.P88];IF(AND([.$R$18]=&quot;Dimension&quot;;[.AL34]=&quot;Rh&quot;);[Tables.Q88];IF(AND([.$R$18]=&quot;Dimension&quot;;[.AL34]=&quot;Ag&quot;);[Tables.R88];IF(AND([.$R$18]=&quot;Dimension&quot;;[.AL34]=&quot;Al&quot;);[Tables.S88];[.AM34])))))))" office:value-type="float" office:value="29.24" calcext:value-type="float">
            <text:p>29.24</text:p>
          </table:table-cell>
          <table:table-cell table:number-columns-repeated="979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2"/>
          <table:table-cell/>
          <table:table-cell table:style-name="ce35" office:value-type="string" calcext:value-type="string">
            <text:p>Serial Number:</text:p>
          </table:table-cell>
          <table:table-cell table:style-name="ce422"/>
          <table:table-cell table:style-name="ce424" table:formula="of:=IF([.AB35]&lt;&gt;[.AD35];&quot;Change&quot;;&quot;&quot;)">
            <text:p/>
          </table:table-cell>
          <table:table-cell table:style-name="ce428" table:formula="of:=IF([.R31]=&quot;&quot;;&quot;&quot;;[.R31])">
            <text:p/>
          </table:table-cell>
          <table:table-cell table:number-columns-repeated="3"/>
          <table:table-cell table:style-name="ce90" office:value-type="float" office:value="32" calcext:value-type="float">
            <text:p>32</text:p>
          </table:table-cell>
          <table:table-cell table:style-name="ce90" office:value-type="float" office:value="50" calcext:value-type="float">
            <text:p>50</text:p>
          </table:table-cell>
          <table:table-cell table:style-name="ce435" office:value-type="float" office:value="0" calcext:value-type="float">
            <text:p>0.0</text:p>
          </table:table-cell>
          <table:table-cell table:style-name="ce90" table:formula="of:=IF([.$V$21]=&quot;&quot;;&quot;&quot;;[.$V$21])">
            <text:p/>
          </table:table-cell>
          <table:table-cell table:style-name="ce90" table:formula="of:=IF([.$V$24]=&quot;&quot;;&quot;&quot;;[.$V$24])">
            <text:p/>
          </table:table-cell>
          <table:table-cell table:style-name="ce90" office:value-type="float" office:value="30.66" calcext:value-type="float">
            <text:p>30.66</text:p>
          </table:table-cell>
          <table:table-cell table:style-name="ce90" office:value-type="float" office:value="503" calcext:value-type="float">
            <text:p>503</text:p>
          </table:table-cell>
          <table:table-cell table:style-name="ce90" office:value-type="float" office:value="2.803" calcext:value-type="float">
            <text:p>2.803</text:p>
          </table:table-cell>
          <table:table-cell table:style-name="ce90"/>
          <table:table-cell table:style-name="ce437" table:formula="of:=IF([.AM35]=&quot;&quot;;&quot;&quot;;IF([.AK35]=&quot;Mo&quot;;[.AM35];IF(AND([.$R$18]=&quot;Selenia&quot;;[.AL35]=&quot;Rh&quot;);[Tables.O89];IF(AND([.$R$18]=&quot;Selenia&quot;;[.AL35]=&quot;Ag&quot;);[Tables.P89];IF(AND([.$R$18]=&quot;Dimension&quot;;[.AL35]=&quot;Rh&quot;);[Tables.Q89];IF(AND([.$R$18]=&quot;Dimension&quot;;[.AL35]=&quot;Ag&quot;);[Tables.R89];IF(AND([.$R$18]=&quot;Dimension&quot;;[.AL35]=&quot;Al&quot;);[Tables.S89];[.AM35])))))))" office:value-type="float" office:value="30.66" calcext:value-type="float">
            <text:p>30.66</text:p>
          </table:table-cell>
          <table:table-cell table:number-columns-repeated="979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191"/>
          <table:table-cell table:number-columns-repeated="13"/>
          <table:table-cell table:style-name="ce35" office:value-type="string" calcext:value-type="string">
            <text:p>Large:</text:p>
          </table:table-cell>
          <table:table-cell table:style-name="ce422"/>
          <table:table-cell table:style-name="ce424" table:formula="of:=IF([.AB36]&lt;&gt;[.AD36];&quot;Change&quot;;&quot;&quot;)">
            <text:p/>
          </table:table-cell>
          <table:table-cell table:style-name="ce428" table:formula="of:=IF([.V28]=&quot;&quot;;&quot;&quot;;[.V28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36]=&quot;&quot;;&quot;&quot;;IF([.AK36]=&quot;Mo&quot;;[.AM36];IF(AND([.$R$18]=&quot;Selenia&quot;;[.AL36]=&quot;Rh&quot;);[Tables.O90];IF(AND([.$R$18]=&quot;Selenia&quot;;[.AL36]=&quot;Ag&quot;);[Tables.P90];IF(AND([.$R$18]=&quot;Dimension&quot;;[.AL36]=&quot;Rh&quot;);[Tables.Q90];IF(AND([.$R$18]=&quot;Dimension&quot;;[.AL36]=&quot;Ag&quot;);[Tables.R90];IF(AND([.$R$18]=&quot;Dimension&quot;;[.AL36]=&quot;Al&quot;);[Tables.S90];[.AM3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191"/>
          <table:table-cell table:number-columns-repeated="6"/>
          <table:table-cell table:style-name="ce143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Small:</text:p>
          </table:table-cell>
          <table:table-cell table:style-name="ce422"/>
          <table:table-cell table:style-name="ce424" table:formula="of:=IF([.AB37]&lt;&gt;[.AD37];&quot;Change&quot;;&quot;&quot;)">
            <text:p/>
          </table:table-cell>
          <table:table-cell table:style-name="ce428" table:formula="of:=IF([.V29]=&quot;&quot;;&quot;&quot;;[.V29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37]=&quot;&quot;;&quot;&quot;;IF([.AK37]=&quot;Mo&quot;;[.AM37];IF(AND([.$R$18]=&quot;Selenia&quot;;[.AL37]=&quot;Rh&quot;);[Tables.O91];IF(AND([.$R$18]=&quot;Selenia&quot;;[.AL37]=&quot;Ag&quot;);[Tables.P91];IF(AND([.$R$18]=&quot;Dimension&quot;;[.AL37]=&quot;Rh&quot;);[Tables.Q91];IF(AND([.$R$18]=&quot;Dimension&quot;;[.AL37]=&quot;Ag&quot;);[Tables.R91];IF(AND([.$R$18]=&quot;Dimension&quot;;[.AL37]=&quot;Al&quot;);[Tables.S91];[.AM3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ce23" office:value-type="string" calcext:value-type="string">
            <text:p>&lt;3 cm</text:p>
          </table:table-cell>
          <table:table-cell table:style-name="ce49" table:formula="of:=[.P100]">
            <text:p/>
          </table:table-cell>
          <table:table-cell table:style-name="ce84" table:formula="of:=[.Q100]">
            <text:p/>
          </table:table-cell>
          <table:table-cell table:style-name="ce119" table:formula="of:=[.R100]">
            <text:p/>
          </table:table-cell>
          <table:table-cell table:style-name="ce49" table:formula="of:=[.S100]">
            <text:p/>
          </table:table-cell>
          <table:table-cell table:style-name="ce84" table:formula="of:=[.T100]">
            <text:p/>
          </table:table-cell>
          <table:table-cell table:style-name="ce119" table:formula="of:=[.U100]">
            <text:p/>
          </table:table-cell>
          <table:table-cell table:style-name="ce49" table:formula="of:=[.V100]">
            <text:p/>
          </table:table-cell>
          <table:table-cell table:style-name="ce84" table:formula="of:=[.W100]">
            <text:p/>
          </table:table-cell>
          <table:table-cell table:style-name="ce119" table:formula="of:=[.X100]">
            <text:p/>
          </table:table-cell>
          <table:table-cell table:style-name="ce191"/>
          <table:table-cell/>
          <table:table-cell table:style-name="ce209" office:value-type="string" calcext:value-type="string">
            <text:p>Enter 1 for YES, 2 for NO, 3 for NA</text:p>
          </table:table-cell>
          <table:table-cell table:style-name="ce219" table:number-columns-repeated="9"/>
          <table:table-cell table:style-name="ce410"/>
          <table:table-cell/>
          <table:table-cell table:style-name="ce35" office:value-type="string" calcext:value-type="string">
            <text:p>Target 1:</text:p>
          </table:table-cell>
          <table:table-cell table:style-name="ce422"/>
          <table:table-cell table:style-name="ce424" table:formula="of:=IF([.AB38]&lt;&gt;[.AD38];&quot;Change&quot;;&quot;&quot;)">
            <text:p/>
          </table:table-cell>
          <table:table-cell table:style-name="ce428" table:formula="of:=IF([.V30]=&quot;&quot;;&quot;&quot;;[.V30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3" calcext:value-type="float">
            <text:p>0.3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38]=&quot;&quot;;&quot;&quot;;IF([.AK38]=&quot;Mo&quot;;[.AM38];IF(AND([.$R$18]=&quot;Selenia&quot;;[.AL38]=&quot;Rh&quot;);[Tables.O92];IF(AND([.$R$18]=&quot;Selenia&quot;;[.AL38]=&quot;Ag&quot;);[Tables.P92];IF(AND([.$R$18]=&quot;Dimension&quot;;[.AL38]=&quot;Rh&quot;);[Tables.Q92];IF(AND([.$R$18]=&quot;Dimension&quot;;[.AL38]=&quot;Ag&quot;);[Tables.R92];IF(AND([.$R$18]=&quot;Dimension&quot;;[.AL38]=&quot;Al&quot;);[Tables.S92];[.AM3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24" office:value-type="string" calcext:value-type="string">
            <text:p>3 to 5 cm</text:p>
          </table:table-cell>
          <table:table-cell table:style-name="ce50" table:formula="of:=[.P101]">
            <text:p/>
          </table:table-cell>
          <table:table-cell table:style-name="ce85" table:formula="of:=[.Q101]">
            <text:p/>
          </table:table-cell>
          <table:table-cell table:style-name="ce120" table:formula="of:=[.R101]">
            <text:p/>
          </table:table-cell>
          <table:table-cell table:style-name="ce50" table:formula="of:=[.S101]">
            <text:p/>
          </table:table-cell>
          <table:table-cell table:style-name="ce85" table:formula="of:=[.T101]">
            <text:p/>
          </table:table-cell>
          <table:table-cell table:style-name="ce120" table:formula="of:=[.U101]">
            <text:p/>
          </table:table-cell>
          <table:table-cell table:style-name="ce50" table:formula="of:=[.V101]">
            <text:p/>
          </table:table-cell>
          <table:table-cell table:style-name="ce85" table:formula="of:=[.W101]">
            <text:p/>
          </table:table-cell>
          <table:table-cell table:style-name="ce120" table:formula="of:=[.X101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 2:</text:p>
          </table:table-cell>
          <table:table-cell table:style-name="ce422"/>
          <table:table-cell table:style-name="ce424" table:formula="of:=IF([.AB39]&lt;&gt;[.AD39];&quot;Change&quot;;&quot;&quot;)">
            <text:p/>
          </table:table-cell>
          <table:table-cell table:style-name="ce428" table:formula="of:=IF([.V31]=&quot;&quot;;&quot;&quot;;[.V31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39]=&quot;&quot;;&quot;&quot;;IF([.AK39]=&quot;Mo&quot;;[.AM39];IF(AND([.$R$18]=&quot;Selenia&quot;;[.AL39]=&quot;Rh&quot;);[Tables.O93];IF(AND([.$R$18]=&quot;Selenia&quot;;[.AL39]=&quot;Ag&quot;);[Tables.P93];IF(AND([.$R$18]=&quot;Dimension&quot;;[.AL39]=&quot;Rh&quot;);[Tables.Q93];IF(AND([.$R$18]=&quot;Dimension&quot;;[.AL39]=&quot;Ag&quot;);[Tables.R93];IF(AND([.$R$18]=&quot;Dimension&quot;;[.AL39]=&quot;Al&quot;);[Tables.S93];[.AM3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24" office:value-type="string" calcext:value-type="string">
            <text:p>5 to 7 cm</text:p>
          </table:table-cell>
          <table:table-cell table:style-name="ce50" table:formula="of:=[.P102]">
            <text:p/>
          </table:table-cell>
          <table:table-cell table:style-name="ce85" table:formula="of:=[.Q102]">
            <text:p/>
          </table:table-cell>
          <table:table-cell table:style-name="ce120" table:formula="of:=[.R102]">
            <text:p/>
          </table:table-cell>
          <table:table-cell table:style-name="ce50" table:formula="of:=[.S102]">
            <text:p/>
          </table:table-cell>
          <table:table-cell table:style-name="ce85" table:formula="of:=[.T102]">
            <text:p/>
          </table:table-cell>
          <table:table-cell table:style-name="ce120" table:formula="of:=[.U102]">
            <text:p/>
          </table:table-cell>
          <table:table-cell table:style-name="ce50" table:formula="of:=[.V102]">
            <text:p/>
          </table:table-cell>
          <table:table-cell table:style-name="ce85" table:formula="of:=[.W102]">
            <text:p/>
          </table:table-cell>
          <table:table-cell table:style-name="ce120" table:formula="of:=[.X102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Filter 1:</text:p>
          </table:table-cell>
          <table:table-cell table:style-name="ce422"/>
          <table:table-cell table:style-name="ce424" table:formula="of:=IF([.AB40]&lt;&gt;[.AD40];&quot;Change&quot;;&quot;&quot;)">
            <text:p/>
          </table:table-cell>
          <table:table-cell table:style-name="ce428" table:formula="of:=IF([.V24]=&quot;&quot;;&quot;&quot;;[.V24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4]=&quot;&quot;;&quot;&quot;;[.$V$24])">
            <text:p/>
          </table:table-cell>
          <table:table-cell table:style-name="ce432" table:number-columns-repeated="4"/>
          <table:table-cell table:style-name="ce436" table:formula="of:=IF([.AM40]=&quot;&quot;;&quot;&quot;;IF([.AK40]=&quot;Mo&quot;;[.AM40];IF(AND([.$R$18]=&quot;Selenia&quot;;[.AL40]=&quot;Rh&quot;);[Tables.O94];IF(AND([.$R$18]=&quot;Selenia&quot;;[.AL40]=&quot;Ag&quot;);[Tables.P94];IF(AND([.$R$18]=&quot;Dimension&quot;;[.AL40]=&quot;Rh&quot;);[Tables.Q94];IF(AND([.$R$18]=&quot;Dimension&quot;;[.AL40]=&quot;Ag&quot;);[Tables.R94];IF(AND([.$R$18]=&quot;Dimension&quot;;[.AL40]=&quot;Al&quot;);[Tables.S94];[.AM4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25" office:value-type="string" calcext:value-type="string">
            <text:p>&gt;7 cm</text:p>
          </table:table-cell>
          <table:table-cell table:style-name="ce51" table:formula="of:=[.P103]">
            <text:p/>
          </table:table-cell>
          <table:table-cell table:style-name="ce86" table:formula="of:=[.Q103]">
            <text:p/>
          </table:table-cell>
          <table:table-cell table:style-name="ce121" table:formula="of:=[.R103]">
            <text:p/>
          </table:table-cell>
          <table:table-cell table:style-name="ce51" table:formula="of:=[.S103]">
            <text:p/>
          </table:table-cell>
          <table:table-cell table:style-name="ce86" table:formula="of:=[.T103]">
            <text:p/>
          </table:table-cell>
          <table:table-cell table:style-name="ce121" table:formula="of:=[.U103]">
            <text:p/>
          </table:table-cell>
          <table:table-cell table:style-name="ce51" table:formula="of:=[.V103]">
            <text:p/>
          </table:table-cell>
          <table:table-cell table:style-name="ce86" table:formula="of:=[.W103]">
            <text:p/>
          </table:table-cell>
          <table:table-cell table:style-name="ce121" table:formula="of:=[.X103]">
            <text:p/>
          </table:table-cell>
          <table:table-cell table:style-name="ce191"/>
          <table:table-cell/>
          <table:table-cell table:style-name="ce210"/>
          <table:table-cell table:style-name="ce87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Filter 2:</text:p>
          </table:table-cell>
          <table:table-cell table:style-name="ce422"/>
          <table:table-cell table:style-name="ce424" table:formula="of:=IF([.AB41]&lt;&gt;[.AD41];&quot;Change&quot;;&quot;&quot;)">
            <text:p/>
          </table:table-cell>
          <table:table-cell table:style-name="ce428" table:formula="of:=IF([.V25]=&quot;&quot;;&quot;&quot;;[.V25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4]=&quot;&quot;;&quot;&quot;;[.$V$24])">
            <text:p/>
          </table:table-cell>
          <table:table-cell table:style-name="ce41" table:number-columns-repeated="4"/>
          <table:table-cell table:style-name="ce73" table:formula="of:=IF([.AM41]=&quot;&quot;;&quot;&quot;;IF([.AK41]=&quot;Mo&quot;;[.AM41];IF(AND([.$R$18]=&quot;Selenia&quot;;[.AL41]=&quot;Rh&quot;);[Tables.O95];IF(AND([.$R$18]=&quot;Selenia&quot;;[.AL41]=&quot;Ag&quot;);[Tables.P95];IF(AND([.$R$18]=&quot;Dimension&quot;;[.AL41]=&quot;Rh&quot;);[Tables.Q95];IF(AND([.$R$18]=&quot;Dimension&quot;;[.AL41]=&quot;Ag&quot;);[Tables.R95];IF(AND([.$R$18]=&quot;Dimension&quot;;[.AL41]=&quot;Al&quot;);[Tables.S95];[.AM4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10"/>
          <table:table-cell table:style-name="ce87" office:value-type="string" calcext:value-type="string">
            <text:p>Operator manuals are available.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Inherent:</text:p>
          </table:table-cell>
          <table:table-cell table:style-name="ce422"/>
          <table:table-cell table:style-name="ce424" table:formula="of:=IF([.AB42]&lt;&gt;[.AD42];&quot;Change&quot;;&quot;&quot;)">
            <text:p/>
          </table:table-cell>
          <table:table-cell table:style-name="ce428" table:formula="of:=IF([.V32]=&quot;&quot;;&quot;&quot;;[.V32])">
            <text:p/>
          </table:table-cell>
          <table:table-cell table:number-columns-repeated="3"/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office:value-type="float" office:value="29.86" calcext:value-type="float">
            <text:p>29.86</text:p>
          </table:table-cell>
          <table:table-cell table:style-name="ce41" office:value-type="float" office:value="501.8" calcext:value-type="float">
            <text:p>501.8</text:p>
          </table:table-cell>
          <table:table-cell table:style-name="ce41" office:value-type="float" office:value="2.14" calcext:value-type="float">
            <text:p>2.14</text:p>
          </table:table-cell>
          <table:table-cell table:style-name="ce41"/>
          <table:table-cell table:style-name="ce73" table:formula="of:=IF([.AM42]=&quot;&quot;;&quot;&quot;;IF([.AK42]=&quot;Mo&quot;;[.AM42];IF(AND([.$R$18]=&quot;Selenia&quot;;[.AL42]=&quot;Rh&quot;);[Tables.O96];IF(AND([.$R$18]=&quot;Selenia&quot;;[.AL42]=&quot;Ag&quot;);[Tables.P96];IF(AND([.$R$18]=&quot;Dimension&quot;;[.AL42]=&quot;Rh&quot;);[Tables.Q96];IF(AND([.$R$18]=&quot;Dimension&quot;;[.AL42]=&quot;Ag&quot;);[Tables.R96];IF(AND([.$R$18]=&quot;Dimension&quot;;[.AL42]=&quot;Al&quot;);[Tables.S96];[.AM42])))))))" office:value-type="float" office:value="29.86" calcext:value-type="float">
            <text:p>29.86</text:p>
          </table:table-cell>
          <table:table-cell table:number-columns-repeated="979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number-columns-repeated="5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191"/>
          <table:table-cell/>
          <table:table-cell table:style-name="ce210"/>
          <table:table-cell table:style-name="ce87" office:value-type="string" calcext:value-type="string">
            <text:p>Monthly radiation monitoring reports are posted.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Added</text:p>
          </table:table-cell>
          <table:table-cell table:style-name="ce422"/>
          <table:table-cell table:style-name="ce424" table:formula="of:=IF([.AB43]&lt;&gt;[.AD43];&quot;Change&quot;;&quot;&quot;)">
            <text:p/>
          </table:table-cell>
          <table:table-cell table:style-name="ce428" table:formula="of:=IF([.V33]=&quot;&quot;;&quot;&quot;;[.V33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43]=&quot;&quot;;&quot;&quot;;IF([.AK43]=&quot;Mo&quot;;[.AM43];IF(AND([.$R$18]=&quot;Selenia&quot;;[.AL43]=&quot;Rh&quot;);[Tables.O97];IF(AND([.$R$18]=&quot;Selenia&quot;;[.AL43]=&quot;Ag&quot;);[Tables.P97];IF(AND([.$R$18]=&quot;Dimension&quot;;[.AL43]=&quot;Rh&quot;);[Tables.Q97];IF(AND([.$R$18]=&quot;Dimension&quot;;[.AL43]=&quot;Ag&quot;);[Tables.R97];IF(AND([.$R$18]=&quot;Dimension&quot;;[.AL43]=&quot;Al&quot;);[Tables.S97];[.AM4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26" office:value-type="string" calcext:value-type="string">
            <text:p>Rule Number</text:p>
          </table:table-cell>
          <table:table-cell table:number-columns-repeated="8"/>
          <table:table-cell table:style-name="ce175" office:value-type="string" calcext:value-type="string" table:number-columns-spanned="2" table:number-rows-spanned="1">
            <text:p>Compliance</text:p>
          </table:table-cell>
          <table:covered-table-cell table:style-name="ce187"/>
          <table:table-cell/>
          <table:table-cell table:style-name="ce206"/>
          <table:table-cell table:number-columns-repeated="9"/>
          <table:table-cell table:style-name="ce411"/>
          <table:table-cell/>
          <table:table-cell table:style-name="ce37" office:value-type="string" calcext:value-type="string">
            <text:p>Technique Chart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44]=&quot;&quot;;&quot;&quot;;IF([.AK44]=&quot;Mo&quot;;[.AM44];IF(AND([.$R$18]=&quot;Selenia&quot;;[.AL44]=&quot;Rh&quot;);[Tables.O98];IF(AND([.$R$18]=&quot;Selenia&quot;;[.AL44]=&quot;Ag&quot;);[Tables.P98];IF(AND([.$R$18]=&quot;Dimension&quot;;[.AL44]=&quot;Rh&quot;);[Tables.Q98];IF(AND([.$R$18]=&quot;Dimension&quot;;[.AL44]=&quot;Ag&quot;);[Tables.R98];IF(AND([.$R$18]=&quot;Dimension&quot;;[.AL44]=&quot;Al&quot;);[Tables.S98];[.AM4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27" office:value-type="string" calcext:value-type="string">
            <text:p>DHEC RHB 2.5.1.1</text:p>
          </table:table-cell>
          <table:table-cell/>
          <table:table-cell table:style-name="ce87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76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93" table:formula="of:=IF([.O39]=2;&quot;NO&quot;;&quot;&quot;)">
            <text:p/>
          </table:table-cell>
          <table:table-cell/>
          <table:table-cell table:style-name="ce206"/>
          <table:table-cell table:number-columns-repeated="4"/>
          <table:table-cell table:style-name="ce143" office:value-type="string" calcext:value-type="string">
            <text:p>Mammography Unit Assembly Evaluation</text:p>
          </table:table-cell>
          <table:table-cell table:number-columns-repeated="4"/>
          <table:table-cell table:style-name="ce411"/>
          <table:table-cell/>
          <table:table-cell table:style-name="ce418" office:value-type="string" calcext:value-type="string">
            <text:p>Fatty Breast</text:p>
          </table:table-cell>
          <table:table-cell table:number-columns-repeated="6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45]=&quot;&quot;;&quot;&quot;;IF([.AK45]=&quot;Mo&quot;;[.AM45];IF(AND([.$R$18]=&quot;Selenia&quot;;[.AL45]=&quot;Rh&quot;);[Tables.O99];IF(AND([.$R$18]=&quot;Selenia&quot;;[.AL45]=&quot;Ag&quot;);[Tables.P99];IF(AND([.$R$18]=&quot;Dimension&quot;;[.AL45]=&quot;Rh&quot;);[Tables.Q99];IF(AND([.$R$18]=&quot;Dimension&quot;;[.AL45]=&quot;Ag&quot;);[Tables.R99];IF(AND([.$R$18]=&quot;Dimension&quot;;[.AL45]=&quot;Al&quot;);[Tables.S99];[.AM4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27" office:value-type="string" calcext:value-type="string">
            <text:p>DHEC RHB 10.2.1</text:p>
          </table:table-cell>
          <table:table-cell/>
          <table:table-cell table:style-name="ce87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76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93" table:formula="of:=IF([.O40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Free-standing unit is mechanically stabl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0]=&quot;&quot;;&quot;&quot;;[.P100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46]=&quot;&quot;;&quot;&quot;;IF([.AK46]=&quot;Mo&quot;;[.AM46];IF(AND([.$R$18]=&quot;Selenia&quot;;[.AL46]=&quot;Rh&quot;);[Tables.O100];IF(AND([.$R$18]=&quot;Selenia&quot;;[.AL46]=&quot;Ag&quot;);[Tables.P100];IF(AND([.$R$18]=&quot;Dimension&quot;;[.AL46]=&quot;Rh&quot;);[Tables.Q100];IF(AND([.$R$18]=&quot;Dimension&quot;;[.AL46]=&quot;Ag&quot;);[Tables.R100];IF(AND([.$R$18]=&quot;Dimension&quot;;[.AL46]=&quot;Al&quot;);[Tables.S100];[.AM4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27" office:value-type="string" calcext:value-type="string">
            <text:p>DHEC RHB 4.3.1</text:p>
          </table:table-cell>
          <table:table-cell/>
          <table:table-cell table:style-name="ce87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76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93" table:formula="of:=IF([.O41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Q100]=&quot;&quot;;&quot;&quot;;[.Q100])">
            <text:p/>
          </table:table-cell>
          <table:table-cell table:number-columns-repeated="3"/>
          <table:table-cell table:style-name="ce432" office:value-type="float" office:value="28" calcext:value-type="float">
            <text:p>28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47]=&quot;&quot;;&quot;&quot;;IF([.AK47]=&quot;Mo&quot;;[.AM47];IF(AND([.$R$18]=&quot;Selenia&quot;;[.AL47]=&quot;Rh&quot;);[Tables.O101];IF(AND([.$R$18]=&quot;Selenia&quot;;[.AL47]=&quot;Ag&quot;);[Tables.P101];IF(AND([.$R$18]=&quot;Dimension&quot;;[.AL47]=&quot;Rh&quot;);[Tables.Q101];IF(AND([.$R$18]=&quot;Dimension&quot;;[.AL47]=&quot;Ag&quot;);[Tables.R101];IF(AND([.$R$18]=&quot;Dimension&quot;;[.AL47]=&quot;Al&quot;);[Tables.S101];[.AM4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number-columns-repeated="2"/>
          <table:table-cell table:style-name="ce87" office:value-type="string" calcext:value-type="string">
            <text:p>Operator manuals are available.</text:p>
          </table:table-cell>
          <table:table-cell table:number-columns-repeated="6"/>
          <table:table-cell table:style-name="ce176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93" table:formula="of:=IF([.O42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locks and detents work properly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R100]=&quot;&quot;;&quot;&quot;;[.R100])">
            <text:p/>
          </table:table-cell>
          <table:table-cell table:number-columns-repeated="3"/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office:value-type="float" office:value="30.18" calcext:value-type="float">
            <text:p>30.18</text:p>
          </table:table-cell>
          <table:table-cell table:style-name="ce41" office:value-type="float" office:value="502.4" calcext:value-type="float">
            <text:p>502.4</text:p>
          </table:table-cell>
          <table:table-cell table:style-name="ce41" office:value-type="float" office:value="2.597" calcext:value-type="float">
            <text:p>2.597</text:p>
          </table:table-cell>
          <table:table-cell table:style-name="ce41"/>
          <table:table-cell table:style-name="ce73" table:formula="of:=IF([.AM48]=&quot;&quot;;&quot;&quot;;IF([.AK48]=&quot;Mo&quot;;[.AM48];IF(AND([.$R$18]=&quot;Selenia&quot;;[.AL48]=&quot;Rh&quot;);[Tables.O102];IF(AND([.$R$18]=&quot;Selenia&quot;;[.AL48]=&quot;Ag&quot;);[Tables.P102];IF(AND([.$R$18]=&quot;Dimension&quot;;[.AL48]=&quot;Rh&quot;);[Tables.Q102];IF(AND([.$R$18]=&quot;Dimension&quot;;[.AL48]=&quot;Ag&quot;);[Tables.R102];IF(AND([.$R$18]=&quot;Dimension&quot;;[.AL48]=&quot;Al&quot;);[Tables.S102];[.AM48])))))))" office:value-type="float" office:value="30.18" calcext:value-type="float">
            <text:p>30.18</text:p>
          </table:table-cell>
          <table:table-cell table:number-columns-repeated="979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2"/>
          <table:table-cell table:style-name="ce87" office:value-type="string" calcext:value-type="string">
            <text:p>Monthly radiation monitoring reports are posted.</text:p>
          </table:table-cell>
          <table:table-cell table:number-columns-repeated="6"/>
          <table:table-cell table:style-name="ce176" table:formula="of:=IF([.O43]=&quot;&quot;;&quot;TBD&quot;;IF([.O43]=1;&quot;YES&quot;;IF([.O43]=3;&quot;NA&quot;;&quot;&quot;)))" office:value-type="string" office:string-value="TBD" calcext:value-type="string">
            <text:p>TBD</text:p>
          </table:table-cell>
          <table:table-cell table:style-name="ce193" table:formula="of:=IF([.O43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1]=&quot;&quot;;&quot;&quot;;[.P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49]=&quot;&quot;;&quot;&quot;;IF([.AK49]=&quot;Mo&quot;;[.AM49];IF(AND([.$R$18]=&quot;Selenia&quot;;[.AL49]=&quot;Rh&quot;);[Tables.O103];IF(AND([.$R$18]=&quot;Selenia&quot;;[.AL49]=&quot;Ag&quot;);[Tables.P103];IF(AND([.$R$18]=&quot;Dimension&quot;;[.AL49]=&quot;Rh&quot;);[Tables.Q103];IF(AND([.$R$18]=&quot;Dimension&quot;;[.AL49]=&quot;Ag&quot;);[Tables.R103];IF(AND([.$R$18]=&quot;Dimension&quot;;[.AL49]=&quot;Al&quot;);[Tables.S103];[.AM4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number-columns-repeated="5"/>
          <table:table-cell table:style-name="ce143" office:value-type="string" calcext:value-type="string">
            <text:p>Mammography Unit Assembly Evaluation</text:p>
          </table:table-cell>
          <table:table-cell table:number-columns-repeated="4"/>
          <table:table-cell table:style-name="ce191"/>
          <table:table-cell/>
          <table:table-cell table:style-name="ce210"/>
          <table:table-cell table:style-name="ce88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Q101]=&quot;&quot;;&quot;&quot;;[.Q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0]=&quot;&quot;;&quot;&quot;;IF([.AK50]=&quot;Mo&quot;;[.AM50];IF(AND([.$R$18]=&quot;Selenia&quot;;[.AL50]=&quot;Rh&quot;);[Tables.O104];IF(AND([.$R$18]=&quot;Selenia&quot;;[.AL50]=&quot;Ag&quot;);[Tables.P104];IF(AND([.$R$18]=&quot;Dimension&quot;;[.AL50]=&quot;Rh&quot;);[Tables.Q104];IF(AND([.$R$18]=&quot;Dimension&quot;;[.AL50]=&quot;Ag&quot;);[Tables.R104];IF(AND([.$R$18]=&quot;Dimension&quot;;[.AL50]=&quot;Al&quot;);[Tables.S104];[.AM50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Free-standing unit is mechanically stable</text:p>
          </table:table-cell>
          <table:table-cell table:number-columns-repeated="6"/>
          <table:table-cell table:style-name="ce176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93" table:formula="of:=IF([.O46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R101]=&quot;&quot;;&quot;&quot;;[.R101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1]=&quot;&quot;;&quot;&quot;;IF([.AK51]=&quot;Mo&quot;;[.AM51];IF(AND([.$R$18]=&quot;Selenia&quot;;[.AL51]=&quot;Rh&quot;);[Tables.O105];IF(AND([.$R$18]=&quot;Selenia&quot;;[.AL51]=&quot;Ag&quot;);[Tables.P105];IF(AND([.$R$18]=&quot;Dimension&quot;;[.AL51]=&quot;Rh&quot;);[Tables.Q105];IF(AND([.$R$18]=&quot;Dimension&quot;;[.AL51]=&quot;Ag&quot;);[Tables.R105];IF(AND([.$R$18]=&quot;Dimension&quot;;[.AL51]=&quot;Al&quot;);[Tables.S105];[.AM5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moving parts move smoothly, without obstructions to motion</text:p>
          </table:table-cell>
          <table:table-cell table:number-columns-repeated="6"/>
          <table:table-cell table:style-name="ce176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93" table:formula="of:=IF([.O47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2]=&quot;&quot;;&quot;&quot;;[.P102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2]=&quot;&quot;;&quot;&quot;;IF([.AK52]=&quot;Mo&quot;;[.AM52];IF(AND([.$R$18]=&quot;Selenia&quot;;[.AL52]=&quot;Rh&quot;);[Tables.O106];IF(AND([.$R$18]=&quot;Selenia&quot;;[.AL52]=&quot;Ag&quot;);[Tables.P106];IF(AND([.$R$18]=&quot;Dimension&quot;;[.AL52]=&quot;Rh&quot;);[Tables.Q106];IF(AND([.$R$18]=&quot;Dimension&quot;;[.AL52]=&quot;Ag&quot;);[Tables.R106];IF(AND([.$R$18]=&quot;Dimension&quot;;[.AL52]=&quot;Al&quot;);[Tables.S106];[.AM5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locks and detents work properly</text:p>
          </table:table-cell>
          <table:table-cell table:number-columns-repeated="6"/>
          <table:table-cell table:style-name="ce176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93" table:formula="of:=IF([.O48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Q102]=&quot;&quot;;&quot;&quot;;[.Q102])">
            <text:p/>
          </table:table-cell>
          <table:table-cell table:number-columns-repeated="3"/>
          <table:table-cell table:style-name="ce432" office:value-type="float" office:value="30" calcext:value-type="float">
            <text:p>30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3]=&quot;&quot;;&quot;&quot;;IF([.AK53]=&quot;Mo&quot;;[.AM53];IF(AND([.$R$18]=&quot;Selenia&quot;;[.AL53]=&quot;Rh&quot;);[Tables.O107];IF(AND([.$R$18]=&quot;Selenia&quot;;[.AL53]=&quot;Ag&quot;);[Tables.P107];IF(AND([.$R$18]=&quot;Dimension&quot;;[.AL53]=&quot;Rh&quot;);[Tables.Q107];IF(AND([.$R$18]=&quot;Dimension&quot;;[.AL53]=&quot;Ag&quot;);[Tables.R107];IF(AND([.$R$18]=&quot;Dimension&quot;;[.AL53]=&quot;Al&quot;);[Tables.S107];[.AM5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holder assembly is free from vibrations</text:p>
          </table:table-cell>
          <table:table-cell table:number-columns-repeated="6"/>
          <table:table-cell table:style-name="ce176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93" table:formula="of:=IF([.O49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Operator technique control charts are post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R102]=&quot;&quot;;&quot;&quot;;[.R102])">
            <text:p/>
          </table:table-cell>
          <table:table-cell table:number-columns-repeated="3"/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office:value-type="float" office:value="30.24" calcext:value-type="float">
            <text:p>30.24</text:p>
          </table:table-cell>
          <table:table-cell table:style-name="ce41" office:value-type="float" office:value="502.1" calcext:value-type="float">
            <text:p>502.1</text:p>
          </table:table-cell>
          <table:table-cell table:style-name="ce41" office:value-type="float" office:value="3.044" calcext:value-type="float">
            <text:p>3.044</text:p>
          </table:table-cell>
          <table:table-cell table:style-name="ce41"/>
          <table:table-cell table:style-name="ce73" table:formula="of:=IF([.AM54]=&quot;&quot;;&quot;&quot;;IF([.AK54]=&quot;Mo&quot;;[.AM54];IF(AND([.$R$18]=&quot;Selenia&quot;;[.AL54]=&quot;Rh&quot;);[Tables.O108];IF(AND([.$R$18]=&quot;Selenia&quot;;[.AL54]=&quot;Ag&quot;);[Tables.P108];IF(AND([.$R$18]=&quot;Dimension&quot;;[.AL54]=&quot;Rh&quot;);[Tables.Q108];IF(AND([.$R$18]=&quot;Dimension&quot;;[.AL54]=&quot;Ag&quot;);[Tables.R108];IF(AND([.$R$18]=&quot;Dimension&quot;;[.AL54]=&quot;Al&quot;);[Tables.S108];[.AM54])))))))" office:value-type="float" office:value="30.24" calcext:value-type="float">
            <text:p>30.24</text:p>
          </table:table-cell>
          <table:table-cell table:number-columns-repeated="979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slides smoothly into holder assembly</text:p>
          </table:table-cell>
          <table:table-cell table:number-columns-repeated="6"/>
          <table:table-cell table:style-name="ce176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93" table:formula="of:=IF([.O50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P103]=&quot;&quot;;&quot;&quot;;[.P103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5]=&quot;&quot;;&quot;&quot;;IF([.AK55]=&quot;Mo&quot;;[.AM55];IF(AND([.$R$18]=&quot;Selenia&quot;;[.AL55]=&quot;Rh&quot;);[Tables.O109];IF(AND([.$R$18]=&quot;Selenia&quot;;[.AL55]=&quot;Ag&quot;);[Tables.P109];IF(AND([.$R$18]=&quot;Dimension&quot;;[.AL55]=&quot;Rh&quot;);[Tables.Q109];IF(AND([.$R$18]=&quot;Dimension&quot;;[.AL55]=&quot;Ag&quot;);[Tables.R109];IF(AND([.$R$18]=&quot;Dimension&quot;;[.AL55]=&quot;Al&quot;);[Tables.S109];[.AM5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Image receptor is held securely by assembly in any orientation</text:p>
          </table:table-cell>
          <table:table-cell table:number-columns-repeated="6"/>
          <table:table-cell table:style-name="ce176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93" table:formula="of:=IF([.O51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ll indicator lights working properly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/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6]=&quot;&quot;;&quot;&quot;;IF([.AK56]=&quot;Mo&quot;;[.AM56];IF(AND([.$R$18]=&quot;Selenia&quot;;[.AL56]=&quot;Rh&quot;);[Tables.O110];IF(AND([.$R$18]=&quot;Selenia&quot;;[.AL56]=&quot;Ag&quot;);[Tables.P110];IF(AND([.$R$18]=&quot;Dimension&quot;;[.AL56]=&quot;Rh&quot;);[Tables.Q110];IF(AND([.$R$18]=&quot;Dimension&quot;;[.AL56]=&quot;Ag&quot;);[Tables.R110];IF(AND([.$R$18]=&quot;Dimension&quot;;[.AL56]=&quot;Al&quot;);[Tables.S110];[.AM56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Compressed breast thickness scale accurate to 0.5 cm, reproducible to 2 mm</text:p>
          </table:table-cell>
          <table:table-cell table:number-columns-repeated="6"/>
          <table:table-cell table:style-name="ce176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93" table:formula="of:=IF([.O52]=2;&quot;NO&quot;;&quot;&quot;)">
            <text:p/>
          </table:table-cell>
          <table:table-cell/>
          <table:table-cell table:style-name="ce210"/>
          <table:table-cell table:style-name="ce88" office:value-type="string" calcext:value-type="string">
            <text:p>Auto decompression can be overridden to maintain compression (and status displayed)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/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7]=&quot;&quot;;&quot;&quot;;IF([.AK57]=&quot;Mo&quot;;[.AM57];IF(AND([.$R$18]=&quot;Selenia&quot;;[.AL57]=&quot;Rh&quot;);[Tables.O111];IF(AND([.$R$18]=&quot;Selenia&quot;;[.AL57]=&quot;Ag&quot;);[Tables.P111];IF(AND([.$R$18]=&quot;Dimension&quot;;[.AL57]=&quot;Rh&quot;);[Tables.Q111];IF(AND([.$R$18]=&quot;Dimension&quot;;[.AL57]=&quot;Ag&quot;);[Tables.R111];IF(AND([.$R$18]=&quot;Dimension&quot;;[.AL57]=&quot;Al&quot;);[Tables.S111];[.AM57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Patient or operator is not exposed to sharp or rough edges, or other hazards</text:p>
          </table:table-cell>
          <table:table-cell table:number-columns-repeated="6"/>
          <table:table-cell table:style-name="ce176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93" table:formula="of:=IF([.O53]=2;&quot;NO&quot;;&quot;&quot;)">
            <text:p/>
          </table:table-cell>
          <table:table-cell/>
          <table:table-cell table:style-name="ce210"/>
          <table:table-cell table:style-name="ce89" office:value-type="string" calcext:value-type="string">
            <text:p>Manual emergency compression release can be activated in the event of a power failure</text:p>
          </table:table-cell>
          <table:table-cell table:number-columns-repeated="8"/>
          <table:table-cell table:style-name="ce411"/>
          <table:table-cell/>
          <table:table-cell table:style-name="ce418" office:value-type="string" calcext:value-type="string">
            <text:p>50/50 Breast</text:p>
          </table:table-cell>
          <table:table-cell table:number-columns-repeated="6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8]=&quot;&quot;;&quot;&quot;;IF([.AK58]=&quot;Mo&quot;;[.AM58];IF(AND([.$R$18]=&quot;Selenia&quot;;[.AL58]=&quot;Rh&quot;);[Tables.O112];IF(AND([.$R$18]=&quot;Selenia&quot;;[.AL58]=&quot;Ag&quot;);[Tables.P112];IF(AND([.$R$18]=&quot;Dimension&quot;;[.AL58]=&quot;Rh&quot;);[Tables.Q112];IF(AND([.$R$18]=&quot;Dimension&quot;;[.AL58]=&quot;Ag&quot;);[Tables.R112];IF(AND([.$R$18]=&quot;Dimension&quot;;[.AL58]=&quot;Al&quot;);[Tables.S112];[.AM5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technique control charts are posted</text:p>
          </table:table-cell>
          <table:table-cell table:number-columns-repeated="6"/>
          <table:table-cell table:style-name="ce176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93" table:formula="of:=IF([.O54]=2;&quot;NO&quot;;&quot;&quot;)">
            <text:p/>
          </table:table-cell>
          <table:table-cell/>
          <table:table-cell table:style-name="ce206"/>
          <table:table-cell table:number-columns-repeated="9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0]=&quot;&quot;;&quot;&quot;;[.S100])">
            <text:p/>
          </table:table-cell>
          <table:table-cell table:number-columns-repeated="3"/>
          <table:table-cell table:style-name="ce432" office:value-type="float" office:value="32" calcext:value-type="float">
            <text:p>32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59]=&quot;&quot;;&quot;&quot;;IF([.AK59]=&quot;Mo&quot;;[.AM59];IF(AND([.$R$18]=&quot;Selenia&quot;;[.AL59]=&quot;Rh&quot;);[Tables.O113];IF(AND([.$R$18]=&quot;Selenia&quot;;[.AL59]=&quot;Ag&quot;);[Tables.P113];IF(AND([.$R$18]=&quot;Dimension&quot;;[.AL59]=&quot;Rh&quot;);[Tables.Q113];IF(AND([.$R$18]=&quot;Dimension&quot;;[.AL59]=&quot;Ag&quot;);[Tables.R113];IF(AND([.$R$18]=&quot;Dimension&quot;;[.AL59]=&quot;Al&quot;);[Tables.S113];[.AM59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Operator protected during exposure by adequate radiation shielding</text:p>
          </table:table-cell>
          <table:table-cell table:number-columns-repeated="6"/>
          <table:table-cell table:style-name="ce176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93" table:formula="of:=IF([.O55]=2;&quot;NO&quot;;&quot;&quot;)">
            <text:p/>
          </table:table-cell>
          <table:table-cell/>
          <table:table-cell table:style-name="ce206"/>
          <table:table-cell table:number-columns-repeated="4"/>
          <table:table-cell table:style-name="ce143" office:value-type="string" calcext:value-type="string">
            <text:p>MQSA Equipment Standards</text:p>
          </table:table-cell>
          <table:table-cell table:number-columns-repeated="4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0]=&quot;&quot;;&quot;&quot;;[.T100])">
            <text:p/>
          </table:table-cell>
          <table:table-cell table:number-columns-repeated="3"/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office:value-type="float" office:value="31.26" calcext:value-type="float">
            <text:p>31.26</text:p>
          </table:table-cell>
          <table:table-cell table:style-name="ce41" office:value-type="float" office:value="6257" calcext:value-type="float">
            <text:p>6257</text:p>
          </table:table-cell>
          <table:table-cell table:style-name="ce41" office:value-type="float" office:value="3.482" calcext:value-type="float">
            <text:p>3.482</text:p>
          </table:table-cell>
          <table:table-cell table:style-name="ce41"/>
          <table:table-cell table:style-name="ce73" table:formula="of:=IF([.AM60]=&quot;&quot;;&quot;&quot;;IF([.AK60]=&quot;Mo&quot;;[.AM60];IF(AND([.$R$18]=&quot;Selenia&quot;;[.AL60]=&quot;Rh&quot;);[Tables.O114];IF(AND([.$R$18]=&quot;Selenia&quot;;[.AL60]=&quot;Ag&quot;);[Tables.P114];IF(AND([.$R$18]=&quot;Dimension&quot;;[.AL60]=&quot;Rh&quot;);[Tables.Q114];IF(AND([.$R$18]=&quot;Dimension&quot;;[.AL60]=&quot;Ag&quot;);[Tables.R114];IF(AND([.$R$18]=&quot;Dimension&quot;;[.AL60]=&quot;Al&quot;);[Tables.S114];[.AM60])))))))" office:value-type="float" office:value="31.26" calcext:value-type="float">
            <text:p>31.26</text:p>
          </table:table-cell>
          <table:table-cell table:number-columns-repeated="979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ll indicator lights working properly</text:p>
          </table:table-cell>
          <table:table-cell table:number-columns-repeated="6"/>
          <table:table-cell table:style-name="ce176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93" table:formula="of:=IF([.O56]=2;&quot;NO&quot;;&quot;&quot;)">
            <text:p/>
          </table:table-cell>
          <table:table-cell/>
          <table:table-cell table:style-name="ce210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0]=&quot;&quot;;&quot;&quot;;[.U100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" calcext:value-type="float">
            <text:p>0.0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61]=&quot;&quot;;&quot;&quot;;IF([.AK61]=&quot;Mo&quot;;[.AM61];IF(AND([.$R$18]=&quot;Selenia&quot;;[.AL61]=&quot;Rh&quot;);[Tables.O115];IF(AND([.$R$18]=&quot;Selenia&quot;;[.AL61]=&quot;Ag&quot;);[Tables.P115];IF(AND([.$R$18]=&quot;Dimension&quot;;[.AL61]=&quot;Rh&quot;);[Tables.Q115];IF(AND([.$R$18]=&quot;Dimension&quot;;[.AL61]=&quot;Ag&quot;);[Tables.R115];IF(AND([.$R$18]=&quot;Dimension&quot;;[.AL61]=&quot;Al&quot;);[Tables.S115];[.AM61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2"/>
          <table:table-cell table:style-name="ce88" office:value-type="string" calcext:value-type="string">
            <text:p>Autodecompression can be overridden to maintain compression</text:p>
          </table:table-cell>
          <table:table-cell table:number-columns-repeated="6"/>
          <table:table-cell table:style-name="ce176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93" table:formula="of:=IF([.O57]=2;&quot;NO&quot;;&quot;&quot;)">
            <text:p/>
          </table:table-cell>
          <table:table-cell/>
          <table:table-cell table:style-name="ce210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1]=&quot;&quot;;&quot;&quot;;[.S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62]=&quot;&quot;;&quot;&quot;;IF([.AK62]=&quot;Mo&quot;;[.AM62];IF(AND([.$R$18]=&quot;Selenia&quot;;[.AL62]=&quot;Rh&quot;);[Tables.O116];IF(AND([.$R$18]=&quot;Selenia&quot;;[.AL62]=&quot;Ag&quot;);[Tables.P116];IF(AND([.$R$18]=&quot;Dimension&quot;;[.AL62]=&quot;Rh&quot;);[Tables.Q116];IF(AND([.$R$18]=&quot;Dimension&quot;;[.AL62]=&quot;Ag&quot;);[Tables.R116];IF(AND([.$R$18]=&quot;Dimension&quot;;[.AL62]=&quot;Al&quot;);[Tables.S116];[.AM62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2"/>
          <table:table-cell table:style-name="ce89" office:value-type="string" calcext:value-type="string">
            <text:p>Manual emergency compression release in the event of a power failure</text:p>
          </table:table-cell>
          <table:table-cell table:number-columns-repeated="6"/>
          <table:table-cell table:style-name="ce176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93" table:formula="of:=IF([.O58]=2;&quot;NO&quot;;&quot;&quot;)">
            <text:p/>
          </table:table-cell>
          <table:table-cell/>
          <table:table-cell table:style-name="ce210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1]=&quot;&quot;;&quot;&quot;;[.T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4" calcext:value-type="float">
            <text:p>0.4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63]=&quot;&quot;;&quot;&quot;;IF([.AK63]=&quot;Mo&quot;;[.AM63];IF(AND([.$R$18]=&quot;Selenia&quot;;[.AL63]=&quot;Rh&quot;);[Tables.O117];IF(AND([.$R$18]=&quot;Selenia&quot;;[.AL63]=&quot;Ag&quot;);[Tables.P117];IF(AND([.$R$18]=&quot;Dimension&quot;;[.AL63]=&quot;Rh&quot;);[Tables.Q117];IF(AND([.$R$18]=&quot;Dimension&quot;;[.AL63]=&quot;Ag&quot;);[Tables.R117];IF(AND([.$R$18]=&quot;Dimension&quot;;[.AL63]=&quot;Al&quot;);[Tables.S117];[.AM63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10"/>
          <table:table-cell office:value-type="string" calcext:value-type="string">
            <text:p>Moving grids are present for all image receptor size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1]=&quot;&quot;;&quot;&quot;;[.U101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64]=&quot;&quot;;&quot;&quot;;IF([.AK64]=&quot;Mo&quot;;[.AM64];IF(AND([.$R$18]=&quot;Selenia&quot;;[.AL64]=&quot;Rh&quot;);[Tables.O118];IF(AND([.$R$18]=&quot;Selenia&quot;;[.AL64]=&quot;Ag&quot;);[Tables.P118];IF(AND([.$R$18]=&quot;Dimension&quot;;[.AL64]=&quot;Rh&quot;);[Tables.Q118];IF(AND([.$R$18]=&quot;Dimension&quot;;[.AL64]=&quot;Ag&quot;);[Tables.R118];IF(AND([.$R$18]=&quot;Dimension&quot;;[.AL64]=&quot;Al&quot;);[Tables.S118];[.AM64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10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2]=&quot;&quot;;&quot;&quot;;[.S102])">
            <text:p/>
          </table:table-cell>
          <table:table-cell table:number-columns-repeated="3"/>
          <table:table-cell table:style-name="ce432" office:value-type="float" office:value="34" calcext:value-type="float">
            <text:p>34</text:p>
          </table:table-cell>
          <table:table-cell table:style-name="ce432" office:value-type="float" office:value="50" calcext:value-type="float">
            <text:p>50</text:p>
          </table:table-cell>
          <table:table-cell table:style-name="ce434" office:value-type="float" office:value="0.5" calcext:value-type="float">
            <text:p>0.5</text:p>
          </table:table-cell>
          <table:table-cell table:style-name="ce432" table:formula="of:=IF([.$V$21]=&quot;&quot;;&quot;&quot;;[.$V$21])">
            <text:p/>
          </table:table-cell>
          <table:table-cell table:style-name="ce432" table:formula="of:=IF([.$V$25]=&quot;&quot;;&quot;&quot;;[.$V$25])">
            <text:p/>
          </table:table-cell>
          <table:table-cell table:style-name="ce432" table:number-columns-repeated="4"/>
          <table:table-cell table:style-name="ce436" table:formula="of:=IF([.AM65]=&quot;&quot;;&quot;&quot;;IF([.AK65]=&quot;Mo&quot;;[.AM65];IF(AND([.$R$18]=&quot;Selenia&quot;;[.AL65]=&quot;Rh&quot;);[Tables.O119];IF(AND([.$R$18]=&quot;Selenia&quot;;[.AL65]=&quot;Ag&quot;);[Tables.P119];IF(AND([.$R$18]=&quot;Dimension&quot;;[.AL65]=&quot;Rh&quot;);[Tables.Q119];IF(AND([.$R$18]=&quot;Dimension&quot;;[.AL65]=&quot;Ag&quot;);[Tables.R119];IF(AND([.$R$18]=&quot;Dimension&quot;;[.AL65]=&quot;Al&quot;);[Tables.S119];[.AM65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0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2]=&quot;&quot;;&quot;&quot;;[.T102])">
            <text:p/>
          </table:table-cell>
          <table:table-cell table:number-columns-repeated="3"/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office:value-type="float" office:value="33.49" calcext:value-type="float">
            <text:p>33.49</text:p>
          </table:table-cell>
          <table:table-cell table:style-name="ce41" office:value-type="float" office:value="664.4" calcext:value-type="float">
            <text:p>664.4</text:p>
          </table:table-cell>
          <table:table-cell table:style-name="ce41" office:value-type="float" office:value="3.912" calcext:value-type="float">
            <text:p>3.912</text:p>
          </table:table-cell>
          <table:table-cell table:style-name="ce41"/>
          <table:table-cell table:style-name="ce73" table:formula="of:=IF([.AM66]=&quot;&quot;;&quot;&quot;;IF([.AK66]=&quot;Mo&quot;;[.AM66];IF(AND([.$R$18]=&quot;Selenia&quot;;[.AL66]=&quot;Rh&quot;);[Tables.O120];IF(AND([.$R$18]=&quot;Selenia&quot;;[.AL66]=&quot;Ag&quot;);[Tables.P120];IF(AND([.$R$18]=&quot;Dimension&quot;;[.AL66]=&quot;Rh&quot;);[Tables.Q120];IF(AND([.$R$18]=&quot;Dimension&quot;;[.AL66]=&quot;Ag&quot;);[Tables.R120];IF(AND([.$R$18]=&quot;Dimension&quot;;[.AL66]=&quot;Al&quot;);[Tables.S120];[.AM66])))))))" office:value-type="float" office:value="33.49" calcext:value-type="float">
            <text:p>33.49</text:p>
          </table:table-cell>
          <table:table-cell table:number-columns-repeated="979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2]=&quot;&quot;;&quot;&quot;;[.U102])">
            <text:p/>
          </table:table-cell>
          <table:table-cell table:number-columns-repeated="3"/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50" calcext:value-type="float">
            <text:p>50</text:p>
          </table:table-cell>
          <table:table-cell table:style-name="ce350" office:value-type="float" office:value="0" calcext:value-type="float">
            <text:p>0.0</text:p>
          </table:table-cell>
          <table:table-cell table:style-name="ce41" table:formula="of:=IF([.$V$21]=&quot;&quot;;&quot;&quot;;[.$V$21])">
            <text:p/>
          </table:table-cell>
          <table:table-cell table:style-name="ce41" table:formula="of:=IF([.$V$25]=&quot;&quot;;&quot;&quot;;[.$V$25])">
            <text:p/>
          </table:table-cell>
          <table:table-cell table:style-name="ce41" office:value-type="float" office:value="36.01" calcext:value-type="float">
            <text:p>36.01</text:p>
          </table:table-cell>
          <table:table-cell table:style-name="ce41" office:value-type="float" office:value="713.2" calcext:value-type="float">
            <text:p>713.2</text:p>
          </table:table-cell>
          <table:table-cell table:style-name="ce41" office:value-type="float" office:value="4.37" calcext:value-type="float">
            <text:p>4.37</text:p>
          </table:table-cell>
          <table:table-cell table:style-name="ce41"/>
          <table:table-cell table:style-name="ce73" table:formula="of:=IF([.AM67]=&quot;&quot;;&quot;&quot;;IF([.AK67]=&quot;Mo&quot;;[.AM67];IF(AND([.$R$18]=&quot;Selenia&quot;;[.AL67]=&quot;Rh&quot;);[Tables.O121];IF(AND([.$R$18]=&quot;Selenia&quot;;[.AL67]=&quot;Ag&quot;);[Tables.P121];IF(AND([.$R$18]=&quot;Dimension&quot;;[.AL67]=&quot;Rh&quot;);[Tables.Q121];IF(AND([.$R$18]=&quot;Dimension&quot;;[.AL67]=&quot;Ag&quot;);[Tables.R121];IF(AND([.$R$18]=&quot;Dimension&quot;;[.AL67]=&quot;Al&quot;);[Tables.S121];[.AM67])))))))" office:value-type="float" office:value="36.01" calcext:value-type="float">
            <text:p>36.01</text:p>
          </table:table-cell>
          <table:table-cell table:number-columns-repeated="979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10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S103]=&quot;&quot;;&quot;&quot;;[.S103])">
            <text:p/>
          </table:table-cell>
          <table:table-cell table:number-columns-repeated="3"/>
          <table:table-cell table:style-name="ce433" office:value-type="float" office:value="28" calcext:value-type="float">
            <text:p>28</text:p>
          </table:table-cell>
          <table:table-cell table:style-name="ce433" office:value-type="float" office:value="50" calcext:value-type="float">
            <text:p>50</text:p>
          </table:table-cell>
          <table:table-cell table:style-name="ce433" office:value-type="float" office:value="0" calcext:value-type="float">
            <text:p>0</text:p>
          </table:table-cell>
          <table:table-cell table:style-name="ce433" table:formula="of:=IF([.$V$21]=&quot;&quot;;&quot;&quot;;[.$V$21])">
            <text:p/>
          </table:table-cell>
          <table:table-cell table:style-name="ce433" table:formula="of:=IF([.$V$24]=&quot;&quot;;&quot;&quot;;[.$V$24])">
            <text:p/>
          </table:table-cell>
          <table:table-cell table:style-name="ce433" table:number-columns-repeated="4"/>
          <table:table-cell table:style-name="ce438" table:formula="of:=IF([.AM68]=&quot;&quot;;&quot;&quot;;IF([.AK68]=&quot;Mo&quot;;[.AM68];IF(AND([.$R$18]=&quot;Selenia&quot;;[.AL68]=&quot;Rh&quot;);[Tables.O122];IF(AND([.$R$18]=&quot;Selenia&quot;;[.AL68]=&quot;Ag&quot;);[Tables.P122];IF(AND([.$R$18]=&quot;Dimension&quot;;[.AL68]=&quot;Rh&quot;);[Tables.Q122];IF(AND([.$R$18]=&quot;Dimension&quot;;[.AL68]=&quot;Ag&quot;);[Tables.R122];IF(AND([.$R$18]=&quot;Dimension&quot;;[.AL68]=&quot;Al&quot;);[Tables.S122];[.AM68])))))))">
            <text:p/>
          </table:table-cell>
          <table:table-cell table:number-columns-repeated="97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29" office:value-type="string" calcext:value-type="string">
            <text:p>Rule Number</text:p>
          </table:table-cell>
          <table:table-cell table:style-name="ce18" table:number-columns-repeated="4"/>
          <table:table-cell table:style-name="ce144" office:value-type="string" calcext:value-type="string">
            <text:p>MQSA Equipment Standards</text:p>
          </table:table-cell>
          <table:table-cell table:style-name="ce18" table:number-columns-repeated="4"/>
          <table:table-cell table:style-name="ce190"/>
          <table:table-cell/>
          <table:table-cell table:style-name="ce210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T103]=&quot;&quot;;&quot;&quot;;[.T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900.12(b)(3i)</text:p>
          </table:table-cell>
          <table:table-cell/>
          <table:table-cell office:value-type="string" calcext:value-type="string">
            <text:p>Tube-receptor can be fixed into any operating position and does not move</text:p>
          </table:table-cell>
          <table:table-cell table:number-columns-repeated="6"/>
          <table:table-cell table:style-name="ce176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93" table:formula="of:=IF([.O61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U103]=&quot;&quot;;&quot;&quot;;[.U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900.12(b)(3ii)</text:p>
          </table:table-cell>
          <table:table-cell/>
          <table:table-cell office:value-type="string" calcext:value-type="string">
            <text:p>Tube-receptor locking mechanism does not fail during power interruption</text:p>
          </table:table-cell>
          <table:table-cell table:number-columns-repeated="6"/>
          <table:table-cell table:style-name="ce176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193" table:formula="of:=IF([.O62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411"/>
          <table:table-cell/>
          <table:table-cell table:style-name="ce418" office:value-type="string" calcext:value-type="string">
            <text:p>Dense Breast</text:p>
          </table:table-cell>
          <table:table-cell table:number-columns-repeated="995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office:value-type="string" calcext:value-type="string">
            <text:p>900.12(b)(4i)</text:p>
          </table:table-cell>
          <table:table-cell/>
          <table:table-cell office:value-type="string" calcext:value-type="string">
            <text:p>Image Receptor Sizes 18 x 24 &amp; 24 x 30 are available</text:p>
          </table:table-cell>
          <table:table-cell table:number-columns-repeated="6"/>
          <table:table-cell table:style-name="ce176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93" table:formula="of:=IF([.O63]=2;&quot;NO&quot;;&quot;&quot;)">
            <text:p/>
          </table:table-cell>
          <table:table-cell/>
          <table:table-cell table:style-name="ce210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0]=&quot;&quot;;&quot;&quot;;[.V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office:value-type="string" calcext:value-type="string">
            <text:p>900.12(b)(4ii)</text:p>
          </table:table-cell>
          <table:table-cell/>
          <table:table-cell office:value-type="string" calcext:value-type="string">
            <text:p>Moving grids are present for all image receptor sizessizes</text:p>
          </table:table-cell>
          <table:table-cell table:number-columns-repeated="6"/>
          <table:table-cell table:style-name="ce176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93" table:formula="of:=IF([.O64]=2;&quot;NO&quot;;&quot;&quot;)">
            <text:p/>
          </table:table-cell>
          <table:table-cell/>
          <table:table-cell table:style-name="ce210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0]=&quot;&quot;;&quot;&quot;;[.W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office:value-type="string" calcext:value-type="string">
            <text:p>900.12(b)(4iii)</text:p>
          </table:table-cell>
          <table:table-cell/>
          <table:table-cell office:value-type="string" calcext:value-type="string">
            <text:p>Magnification can be done without grid</text:p>
          </table:table-cell>
          <table:table-cell table:number-columns-repeated="6"/>
          <table:table-cell table:style-name="ce176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93" table:formula="of:=IF([.O65]=2;&quot;NO&quot;;&quot;&quot;)">
            <text:p/>
          </table:table-cell>
          <table:table-cell/>
          <table:table-cell table:style-name="ce210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0]=&quot;&quot;;&quot;&quot;;[.X10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office:value-type="string" calcext:value-type="string">
            <text:p>900.12(b)(5i)</text:p>
          </table:table-cell>
          <table:table-cell/>
          <table:table-cell office:value-type="string" calcext:value-type="string">
            <text:p>Beam limiting device allows useful beam to extend beyond chest wall edge</text:p>
          </table:table-cell>
          <table:table-cell table:number-columns-repeated="6"/>
          <table:table-cell table:style-name="ce176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93" table:formula="of:=IF([.O66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1]=&quot;&quot;;&quot;&quot;;[.V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office:value-type="string" calcext:value-type="string">
            <text:p>900.12(b)(5ii)</text:p>
          </table:table-cell>
          <table:table-cell/>
          <table:table-cell office:value-type="string" calcext:value-type="string">
            <text:p>Average illumination of the light field is at least 160 lux</text:p>
          </table:table-cell>
          <table:table-cell table:number-columns-repeated="6"/>
          <table:table-cell table:style-name="ce176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93" table:formula="of:=IF([.O67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1]=&quot;&quot;;&quot;&quot;;[.W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office:value-type="string" calcext:value-type="string">
            <text:p>900.12(b)(6i)</text:p>
          </table:table-cell>
          <table:table-cell/>
          <table:table-cell office:value-type="string" calcext:value-type="string">
            <text:p>Magnification mode available for non-interventional problem solving</text:p>
          </table:table-cell>
          <table:table-cell table:number-columns-repeated="6"/>
          <table:table-cell table:style-name="ce176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93" table:formula="of:=IF([.O68]=2;&quot;NO&quot;;&quot;&quot;)">
            <text:p/>
          </table:table-cell>
          <table:table-cell/>
          <table:table-cell table:style-name="ce210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1]=&quot;&quot;;&quot;&quot;;[.X10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office:value-type="string" calcext:value-type="string">
            <text:p>900.12(b)(6ii)</text:p>
          </table:table-cell>
          <table:table-cell/>
          <table:table-cell office:value-type="string" calcext:value-type="string">
            <text:p>System provides magnification factor between 1.4 – 2.0</text:p>
          </table:table-cell>
          <table:table-cell table:number-columns-repeated="6"/>
          <table:table-cell table:style-name="ce176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93" table:formula="of:=IF([.O69]=2;&quot;NO&quot;;&quot;&quot;)">
            <text:p/>
          </table:table-cell>
          <table:table-cell/>
          <table:table-cell table:style-name="ce210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2]=&quot;&quot;;&quot;&quot;;[.V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focal spot is provided</text:p>
          </table:table-cell>
          <table:table-cell table:number-columns-repeated="6"/>
          <table:table-cell table:style-name="ce176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93" table:formula="of:=IF([.O70]=2;&quot;NO&quot;;&quot;&quot;)">
            <text:p/>
          </table:table-cell>
          <table:table-cell/>
          <table:table-cell table:style-name="ce210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2]=&quot;&quot;;&quot;&quot;;[.W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900.12(b)(7i)</text:p>
          </table:table-cell>
          <table:table-cell/>
          <table:table-cell office:value-type="string" calcext:value-type="string">
            <text:p>Prior indication of selected target is provided</text:p>
          </table:table-cell>
          <table:table-cell table:number-columns-repeated="6"/>
          <table:table-cell table:style-name="ce176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93" table:formula="of:=IF([.O71]=2;&quot;NO&quot;;&quot;&quot;)">
            <text:p/>
          </table:table-cell>
          <table:table-cell/>
          <table:table-cell table:style-name="ce210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2]=&quot;&quot;;&quot;&quot;;[.X10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office:value-type="string" calcext:value-type="string">
            <text:p>900.12(b)(7iii)</text:p>
          </table:table-cell>
          <table:table-cell/>
          <table:table-cell office:value-type="string" calcext:value-type="string">
            <text:p>Post exposure display of target/focal spot is provided</text:p>
          </table:table-cell>
          <table:table-cell table:number-columns-repeated="6"/>
          <table:table-cell table:style-name="ce176" table:formula="of:=IF([.O72]=&quot;&quot;;&quot;TBD&quot;;IF([.O72]=1;&quot;YES&quot;;IF([.O72]=3;&quot;NA&quot;;&quot;&quot;)))" office:value-type="string" office:string-value="TBD" calcext:value-type="string">
            <text:p>TBD</text:p>
          </table:table-cell>
          <table:table-cell table:style-name="ce193" table:formula="of:=IF([.O72]=2;&quot;NO&quot;;&quot;&quot;)">
            <text:p/>
          </table:table-cell>
          <table:table-cell/>
          <table:table-cell table:style-name="ce210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Target/Filter:</text:p>
          </table:table-cell>
          <table:table-cell table:style-name="ce422"/>
          <table:table-cell/>
          <table:table-cell table:style-name="ce428" table:formula="of:=IF([.V103]=&quot;&quot;;&quot;&quot;;[.V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office:value-type="string" calcext:value-type="string">
            <text:p>900.12(b)(8)(iB)</text:p>
          </table:table-cell>
          <table:table-cell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6"/>
          <table:table-cell table:style-name="ce176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93" table:formula="of:=IF([.O73]=2;&quot;NO&quot;;&quot;&quot;)">
            <text:p/>
          </table:table-cell>
          <table:table-cell/>
          <table:table-cell table:style-name="ce210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p:</text:p>
          </table:table-cell>
          <table:table-cell table:style-name="ce422"/>
          <table:table-cell/>
          <table:table-cell table:style-name="ce428" table:formula="of:=IF([.W103]=&quot;&quot;;&quot;&quot;;[.W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Fine adjustment of compression can be activated from both sides</text:p>
          </table:table-cell>
          <table:table-cell table:number-columns-repeated="6"/>
          <table:table-cell table:style-name="ce176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93" table:formula="of:=IF([.O74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Density:</text:p>
          </table:table-cell>
          <table:table-cell table:style-name="ce422"/>
          <table:table-cell/>
          <table:table-cell table:style-name="ce428" table:formula="of:=IF([.X103]=&quot;&quot;;&quot;&quot;;[.X10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office:value-type="string" calcext:value-type="string">
            <text:p>900.12(b)(8)(iiA)</text:p>
          </table:table-cell>
          <table:table-cell/>
          <table:table-cell office:value-type="string" calcext:value-type="string">
            <text:p>Compression paddles match the sizes of all image receptors</text:p>
          </table:table-cell>
          <table:table-cell table:number-columns-repeated="6"/>
          <table:table-cell table:style-name="ce176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93" table:formula="of:=IF([.O75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office:value-type="string" calcext:value-type="string">
            <text:p>900.12(b)(8)(iiB)</text:p>
          </table:table-cell>
          <table:table-cell/>
          <table:table-cell office:value-type="string" calcext:value-type="string">
            <text:p>Compression paddles do not flex by more than 1 cm</text:p>
          </table:table-cell>
          <table:table-cell table:number-columns-repeated="6"/>
          <table:table-cell table:style-name="ce176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93" table:formula="of:=IF([.O76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MGD:</text:p>
          </table:table-cell>
          <table:table-cell table:style-name="ce422" office:value-type="float" office:value="1.6" calcext:value-type="float">
            <text:p>1.6</text:p>
          </table:table-cell>
          <table:table-cell/>
          <table:table-cell table:style-name="ce430" table:formula="of:=IF([.X227]=&quot;&quot;;&quot;&quot;;[.X227])" office:value-type="float" office:value="0.0898553713175409" calcext:value-type="float">
            <text:p>0.09</text:p>
          </table:table-cell>
          <table:table-cell table:number-columns-repeated="992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 office:value-type="string" calcext:value-type="string">
            <text:p>900.12(b)(8)(iiC)</text:p>
          </table:table-cell>
          <table:table-cell/>
          <table:table-cell office:value-type="string" calcext:value-type="string">
            <text:p>Compression paddles are flat and parallel to the breast support table</text:p>
          </table:table-cell>
          <table:table-cell table:number-columns-repeated="6"/>
          <table:table-cell table:style-name="ce176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93" table:formula="of:=IF([.O77]=2;&quot;NO&quot;;&quot;&quot;)">
            <text:p/>
          </table:table-cell>
          <table:table-cell/>
          <table:table-cell table:style-name="ce210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mGy/mAs:</text:p>
          </table:table-cell>
          <table:table-cell table:style-name="ce422" office:value-type="float" office:value="0.124" calcext:value-type="float">
            <text:p>0.124</text:p>
          </table:table-cell>
          <table:table-cell/>
          <table:table-cell table:style-name="ce431" table:formula="of:=IF([.W268]=&quot;&quot;;&quot;&quot;;[.W268])" office:value-type="float" office:value="0.04078" calcext:value-type="float">
            <text:p>0.041</text:p>
          </table:table-cell>
          <table:table-cell table:number-columns-repeated="992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office:value-type="string" calcext:value-type="string">
            <text:p>900.12(b)(8)(iiD)</text:p>
          </table:table-cell>
          <table:table-cell/>
          <table:table-cell office:value-type="string" calcext:value-type="string">
            <text:p>Chest wall edge of the compression paddle is straight and parallel to receptor</text:p>
          </table:table-cell>
          <table:table-cell table:number-columns-repeated="6"/>
          <table:table-cell table:style-name="ce176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93" table:formula="of:=IF([.O78]=2;&quot;NO&quot;;&quot;&quot;)">
            <text:p/>
          </table:table-cell>
          <table:table-cell/>
          <table:table-cell table:style-name="ce210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mGy/s:</text:p>
          </table:table-cell>
          <table:table-cell table:style-name="ce422" office:value-type="float" office:value="12.047" calcext:value-type="float">
            <text:p>12.047</text:p>
          </table:table-cell>
          <table:table-cell/>
          <table:table-cell table:style-name="ce430" table:formula="of:=IF([.X268]=&quot;&quot;;&quot;&quot;;[.X268])" office:value-type="float" office:value="4.06053888813321" calcext:value-type="float">
            <text:p>4.06</text:p>
          </table:table-cell>
          <table:table-cell table:number-columns-repeated="992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office:value-type="string" calcext:value-type="string">
            <text:p>900.12(b)(8)(iiE)</text:p>
          </table:table-cell>
          <table:table-cell/>
          <table:table-cell office:value-type="string" calcext:value-type="string">
            <text:p>Chest wall edge may be bent upwards and does not appear in the image</text:p>
          </table:table-cell>
          <table:table-cell table:number-columns-repeated="6"/>
          <table:table-cell table:style-name="ce176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93" table:formula="of:=IF([.O79]=2;&quot;NO&quot;;&quot;&quot;)">
            <text:p/>
          </table:table-cell>
          <table:table-cell/>
          <table:table-cell table:style-name="ce210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411"/>
          <table:table-cell/>
          <table:table-cell table:style-name="ce37" office:value-type="string" calcext:value-type="string">
            <text:p>Image Quality (Printer)</text:p>
          </table:table-cell>
          <table:table-cell table:number-columns-repeated="99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office:value-type="string" calcext:value-type="string">
            <text:p>900.12(b)(9i)</text:p>
          </table:table-cell>
          <table:table-cell/>
          <table:table-cell office:value-type="string" calcext:value-type="string">
            <text:p>Manual selection of mAs or mA and/or time is available</text:p>
          </table:table-cell>
          <table:table-cell table:number-columns-repeated="6"/>
          <table:table-cell table:style-name="ce176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93" table:formula="of:=IF([.O80]=2;&quot;NO&quot;;&quot;&quot;)">
            <text:p/>
          </table:table-cell>
          <table:table-cell/>
          <table:table-cell table:style-name="ce210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kV:</text:p>
          </table:table-cell>
          <table:table-cell table:style-name="ce422"/>
          <table:table-cell/>
          <table:table-cell table:style-name="ce428" table:formula="of:=IF([.Q307]=&quot;&quot;;&quot;&quot;;[.Q30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office:value-type="string" calcext:value-type="string">
            <text:p>900.12(b)(9ii)</text:p>
          </table:table-cell>
          <table:table-cell/>
          <table:table-cell office:value-type="string" calcext:value-type="string">
            <text:p>Prior indication of selected technique factors is provided</text:p>
          </table:table-cell>
          <table:table-cell table:number-columns-repeated="6"/>
          <table:table-cell table:style-name="ce176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93" table:formula="of:=IF([.O81]=2;&quot;NO&quot;;&quot;&quot;)">
            <text:p/>
          </table:table-cell>
          <table:table-cell/>
          <table:table-cell table:style-name="ce210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mA:</text:p>
          </table:table-cell>
          <table:table-cell table:style-name="ce422"/>
          <table:table-cell/>
          <table:table-cell table:style-name="ce428" table:formula="of:=IF([.Q308]=&quot;&quot;;&quot;&quot;;[.Q30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office:value-type="string" calcext:value-type="string">
            <text:p>900.12(b)(9iii)</text:p>
          </table:table-cell>
          <table:table-cell/>
          <table:table-cell office:value-type="string" calcext:value-type="string">
            <text:p>Post exposure display of technique factors is provided for AEC exposures</text:p>
          </table:table-cell>
          <table:table-cell table:number-columns-repeated="6"/>
          <table:table-cell table:style-name="ce176" table:formula="of:=IF([.O82]=&quot;&quot;;&quot;TBD&quot;;IF([.O82]=1;&quot;YES&quot;;IF([.O82]=3;&quot;NA&quot;;&quot;&quot;)))" office:value-type="string" office:string-value="TBD" calcext:value-type="string">
            <text:p>TBD</text:p>
          </table:table-cell>
          <table:table-cell table:style-name="ce193" table:formula="of:=IF([.O82]=2;&quot;NO&quot;;&quot;&quot;)">
            <text:p/>
          </table:table-cell>
          <table:table-cell/>
          <table:table-cell table:style-name="ce210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Bkg Density:</text:p>
          </table:table-cell>
          <table:table-cell table:style-name="ce422"/>
          <table:table-cell/>
          <table:table-cell table:style-name="ce428" table:formula="of:=IF([.Q309]=&quot;&quot;;&quot;&quot;;[.Q309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office:value-type="string" calcext:value-type="string">
            <text:p>900.12(b)(10i)</text:p>
          </table:table-cell>
          <table:table-cell/>
          <table:table-cell office:value-type="string" calcext:value-type="string">
            <text:p>AEC mode is operable in all combinations of equipment configuration</text:p>
          </table:table-cell>
          <table:table-cell table:number-columns-repeated="6"/>
          <table:table-cell table:style-name="ce176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93" table:formula="of:=IF([.O83]=2;&quot;NO&quot;;&quot;&quot;)">
            <text:p/>
          </table:table-cell>
          <table:table-cell/>
          <table:table-cell table:style-name="ce210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411"/>
          <table:table-cell/>
          <table:table-cell table:style-name="ce35" office:value-type="string" calcext:value-type="string">
            <text:p>Inside disk:</text:p>
          </table:table-cell>
          <table:table-cell table:style-name="ce422"/>
          <table:table-cell/>
          <table:table-cell table:style-name="ce428" table:formula="of:=IF([.Q310]=&quot;&quot;;&quot;&quot;;[.Q310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office:value-type="string" calcext:value-type="string">
            <text:p>900.12(b)(10ii)</text:p>
          </table:table-cell>
          <table:table-cell/>
          <table:table-cell office:value-type="string" calcext:value-type="string">
            <text:p>AEC sensor positioning is flexible</text:p>
          </table:table-cell>
          <table:table-cell table:number-columns-repeated="6"/>
          <table:table-cell table:style-name="ce176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93" table:formula="of:=IF([.O84]=2;&quot;NO&quot;;&quot;&quot;)">
            <text:p/>
          </table:table-cell>
          <table:table-cell/>
          <table:table-cell table:style-name="ce207"/>
          <table:table-cell table:style-name="ce32" table:number-columns-repeated="9"/>
          <table:table-cell table:style-name="ce412"/>
          <table:table-cell/>
          <table:table-cell table:style-name="ce35" office:value-type="string" calcext:value-type="string">
            <text:p>Outside disk:</text:p>
          </table:table-cell>
          <table:table-cell table:style-name="ce422"/>
          <table:table-cell/>
          <table:table-cell table:style-name="ce428" table:formula="of:=IF([.Q311]=&quot;&quot;;&quot;&quot;;[.Q311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 table:style-name="Default"/>
          <table:table-cell/>
          <table:table-cell office:value-type="string" calcext:value-type="string">
            <text:p>AEC sensor position and size is indicated on the compression paddle</text:p>
          </table:table-cell>
          <table:table-cell table:number-columns-repeated="6"/>
          <table:table-cell table:style-name="ce176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93" table:formula="of:=IF([.O85]=2;&quot;NO&quot;;&quot;&quot;)">
            <text:p/>
          </table:table-cell>
          <table:table-cell table:number-columns-repeated="13"/>
          <table:table-cell table:style-name="ce35" office:value-type="string" calcext:value-type="string">
            <text:p>Difference:</text:p>
          </table:table-cell>
          <table:table-cell table:style-name="ce422"/>
          <table:table-cell/>
          <table:table-cell table:style-name="ce428" table:formula="of:=IF([.Q312]=&quot;&quot;;&quot;&quot;;[.Q312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 table:number-columns-repeated="2"/>
          <table:table-cell office:value-type="string" calcext:value-type="string">
            <text:p>Selected position of the AEC sensor is clearly indicated</text:p>
          </table:table-cell>
          <table:table-cell table:number-columns-repeated="6"/>
          <table:table-cell table:style-name="ce176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93" table:formula="of:=IF([.O86]=2;&quot;NO&quot;;&quot;&quot;)">
            <text:p/>
          </table:table-cell>
          <table:table-cell table:number-columns-repeated="6"/>
          <table:table-cell table:style-name="ce143" office:value-type="string" calcext:value-type="string">
            <text:p>Mammography Phototimer Technique Chart</text:p>
          </table:table-cell>
          <table:table-cell table:number-columns-repeated="6"/>
          <table:table-cell table:style-name="ce35" office:value-type="string" calcext:value-type="string">
            <text:p>Fibers:</text:p>
          </table:table-cell>
          <table:table-cell table:style-name="ce422"/>
          <table:table-cell/>
          <table:table-cell table:style-name="ce428" table:formula="of:=IF([.U307]=&quot;&quot;;&quot;&quot;;[.U307])" office:value-type="float" office:value="5" calcext:value-type="float">
            <text:p>5</text:p>
          </table:table-cell>
          <table:table-cell table:number-columns-repeated="992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 office:value-type="string" calcext:value-type="string">
            <text:p>900.12(b)(10iii)</text:p>
          </table:table-cell>
          <table:table-cell/>
          <table:table-cell office:value-type="string" calcext:value-type="string">
            <text:p>AEC density control setting is provided</text:p>
          </table:table-cell>
          <table:table-cell table:number-columns-repeated="6"/>
          <table:table-cell table:style-name="ce176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93" table:formula="of:=IF([.O87]=2;&quot;NO&quot;;&quot;&quot;)">
            <text:p/>
          </table:table-cell>
          <table:table-cell/>
          <table:table-cell table:style-name="ce208"/>
          <table:table-cell table:style-name="ce219" table:number-columns-repeated="9"/>
          <table:table-cell table:style-name="ce410"/>
          <table:table-cell/>
          <table:table-cell table:style-name="ce35" office:value-type="string" calcext:value-type="string">
            <text:p>Specks:</text:p>
          </table:table-cell>
          <table:table-cell table:style-name="ce422"/>
          <table:table-cell/>
          <table:table-cell table:style-name="ce428" table:formula="of:=IF([.U308]=&quot;&quot;;&quot;&quot;;[.U308])"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office:value-type="string" calcext:value-type="string">
            <text:p>900.12(b)(11)</text:p>
          </table:table-cell>
          <table:table-cell/>
          <table:table-cell office:value-type="string" calcext:value-type="string">
            <text:p>X-ray film used is appropriate for mammography</text:p>
          </table:table-cell>
          <table:table-cell table:number-columns-repeated="6"/>
          <table:table-cell table:style-name="ce176" table:formula="of:=IF([.O88]=&quot;&quot;;&quot;TBD&quot;;IF([.O88]=1;&quot;YES&quot;;IF([.O88]=3;&quot;NA&quot;;&quot;&quot;)))" office:value-type="string" office:string-value="TBD" calcext:value-type="string">
            <text:p>TBD</text:p>
          </table:table-cell>
          <table:table-cell table:style-name="ce193" table:formula="of:=IF([.O88]=2;&quot;NO&quot;;&quot;&quot;)">
            <text:p/>
          </table:table-cell>
          <table:table-cell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411"/>
          <table:table-cell/>
          <table:table-cell table:style-name="ce35" office:value-type="string" calcext:value-type="string">
            <text:p>Masses:</text:p>
          </table:table-cell>
          <table:table-cell table:style-name="ce422"/>
          <table:table-cell/>
          <table:table-cell table:style-name="ce428" table:formula="of:=IF([.U309]=&quot;&quot;;&quot;&quot;;[.U309])"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office:value-type="string" calcext:value-type="string">
            <text:p>900.12(b)(12)</text:p>
          </table:table-cell>
          <table:table-cell/>
          <table:table-cell office:value-type="string" calcext:value-type="string">
            <text:p>Intensifying screens used are appropriate for mammography and matched to film</text:p>
          </table:table-cell>
          <table:table-cell table:number-columns-repeated="6"/>
          <table:table-cell table:style-name="ce176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93" table:formula="of:=IF([.O89]=2;&quot;NO&quot;;&quot;&quot;)">
            <text:p/>
          </table:table-cell>
          <table:table-cell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411"/>
          <table:table-cell/>
          <table:table-cell table:style-name="ce37" office:value-type="string" calcext:value-type="string">
            <text:p>Image Quality (Acq Unit)</text:p>
          </table:table-cell>
          <table:table-cell table:number-columns-repeated="995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office:value-type="string" calcext:value-type="string">
            <text:p>900.12(b)(13)</text:p>
          </table:table-cell>
          <table:table-cell/>
          <table:table-cell office:value-type="string" calcext:value-type="string">
            <text:p>Film processing chemicals are appropriate for the film being used</text:p>
          </table:table-cell>
          <table:table-cell table:number-columns-repeated="6"/>
          <table:table-cell table:style-name="ce176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93" table:formula="of:=IF([.O90]=2;&quot;NO&quot;;&quot;&quot;)">
            <text:p/>
          </table:table-cell>
          <table:table-cell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11"/>
          <table:table-cell/>
          <table:table-cell table:style-name="ce35" office:value-type="string" calcext:value-type="string">
            <text:p>kV:</text:p>
          </table:table-cell>
          <table:table-cell table:style-name="ce422"/>
          <table:table-cell/>
          <table:table-cell table:style-name="ce428" table:formula="of:=IF([.Q323]=&quot;&quot;;&quot;&quot;;[.Q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office:value-type="string" calcext:value-type="string">
            <text:p>900.12(b)(14)</text:p>
          </table:table-cell>
          <table:table-cell/>
          <table:table-cell office:value-type="string" calcext:value-type="string">
            <text:p>Lights for film illumination i.e. hot lights are available</text:p>
          </table:table-cell>
          <table:table-cell table:number-columns-repeated="6"/>
          <table:table-cell table:style-name="ce176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93" table:formula="of:=IF([.O91]=2;&quot;NO&quot;;&quot;&quot;)">
            <text:p/>
          </table:table-cell>
          <table:table-cell/>
          <table:table-cell table:style-name="ce23" office:value-type="string" calcext:value-type="string">
            <text:p>&lt;3 cm</text:p>
          </table:table-cell>
          <table:table-cell table:style-name="ce223" table:formula="of:=IF([.P108]&lt;&gt;&quot;&quot;;[.P108];IF([.AB46]=&quot;&quot;;&quot;&quot;;[.AB46]))">
            <text:p/>
          </table:table-cell>
          <table:table-cell table:style-name="ce246" table:formula="of:=IF([.Q108]&lt;&gt;&quot;&quot;;[.Q108];IF([.AB47]=&quot;&quot;;&quot;&quot;;[.AB47]))">
            <text:p/>
          </table:table-cell>
          <table:table-cell table:style-name="ce287" table:formula="of:=IF([.R108]&lt;&gt;&quot;&quot;;[.R108];IF([.AB48]=&quot;&quot;;&quot;&quot;;[.AB48]))">
            <text:p/>
          </table:table-cell>
          <table:table-cell table:style-name="ce223" table:formula="of:=IF([.S108]&lt;&gt;&quot;&quot;;[.S108];IF([.AB59]=&quot;&quot;;&quot;&quot;;[.AB59]))">
            <text:p/>
          </table:table-cell>
          <table:table-cell table:style-name="ce246" table:formula="of:=IF([.T108]&lt;&gt;&quot;&quot;;[.T108];IF([.AB60]=&quot;&quot;;&quot;&quot;;[.AB60]))">
            <text:p/>
          </table:table-cell>
          <table:table-cell table:style-name="ce287" table:formula="of:=IF([.U108]&lt;&gt;&quot;&quot;;[.U108];IF([.AB61]=&quot;&quot;;&quot;&quot;;[.AB61]))">
            <text:p/>
          </table:table-cell>
          <table:table-cell table:style-name="ce223" table:formula="of:=IF([.V108]&lt;&gt;&quot;&quot;;[.V108];IF([.AB72]=&quot;&quot;;&quot;&quot;;[.AB72]))">
            <text:p/>
          </table:table-cell>
          <table:table-cell table:style-name="ce246" table:formula="of:=IF([.W108]&lt;&gt;&quot;&quot;;[.W108];IF([.AB73]=&quot;&quot;;&quot;&quot;;[.AB73]))">
            <text:p/>
          </table:table-cell>
          <table:table-cell table:style-name="ce287" table:formula="of:=IF([.X108]&lt;&gt;&quot;&quot;;[.X108];IF([.AB74]=&quot;&quot;;&quot;&quot;;[.AB74]))">
            <text:p/>
          </table:table-cell>
          <table:table-cell table:style-name="ce411"/>
          <table:table-cell/>
          <table:table-cell table:style-name="ce35" office:value-type="string" calcext:value-type="string">
            <text:p>mA:</text:p>
          </table:table-cell>
          <table:table-cell table:style-name="ce422"/>
          <table:table-cell/>
          <table:table-cell table:style-name="ce428" table:formula="of:=IF([.Q324]=&quot;&quot;;&quot;&quot;;[.Q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office:value-type="string" calcext:value-type="string">
            <text:p>900.12(b)(15)</text:p>
          </table:table-cell>
          <table:table-cell/>
          <table:table-cell office:value-type="string" calcext:value-type="string">
            <text:p>Film masking devices are available to all interpreting physicians</text:p>
          </table:table-cell>
          <table:table-cell table:number-columns-repeated="6"/>
          <table:table-cell table:style-name="ce176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93" table:formula="of:=IF([.O92]=2;&quot;NO&quot;;&quot;&quot;)">
            <text:p/>
          </table:table-cell>
          <table:table-cell/>
          <table:table-cell table:style-name="ce24" office:value-type="string" calcext:value-type="string">
            <text:p>3 to 5 cm</text:p>
          </table:table-cell>
          <table:table-cell table:style-name="ce224" table:formula="of:=IF([.P109]&lt;&gt;&quot;&quot;;[.P109];IF([.AB49]=&quot;&quot;;&quot;&quot;;[.AB49]))">
            <text:p/>
          </table:table-cell>
          <table:table-cell table:style-name="ce247" table:formula="of:=IF([.Q109]&lt;&gt;&quot;&quot;;[.Q109];IF([.AB50]=&quot;&quot;;&quot;&quot;;[.AB50]))">
            <text:p/>
          </table:table-cell>
          <table:table-cell table:style-name="ce288" table:formula="of:=IF([.R109]&lt;&gt;&quot;&quot;;[.R109];IF([.AB51]=&quot;&quot;;&quot;&quot;;[.AB51]))">
            <text:p/>
          </table:table-cell>
          <table:table-cell table:style-name="ce224" table:formula="of:=IF([.S109]&lt;&gt;&quot;&quot;;[.S109];IF([.AB60]=&quot;&quot;;&quot;&quot;;[.AB60]))">
            <text:p/>
          </table:table-cell>
          <table:table-cell table:style-name="ce247" table:formula="of:=IF([.T109]&lt;&gt;&quot;&quot;;[.T109];IF([.AB63]=&quot;&quot;;&quot;&quot;;[.AB63]))">
            <text:p/>
          </table:table-cell>
          <table:table-cell table:style-name="ce288" table:formula="of:=IF([.U109]&lt;&gt;&quot;&quot;;[.U109];IF([.AB64]=&quot;&quot;;&quot;&quot;;[.AB64]))">
            <text:p/>
          </table:table-cell>
          <table:table-cell table:style-name="ce224" table:formula="of:=IF([.V109]&lt;&gt;&quot;&quot;;[.V109];IF([.AB75]=&quot;&quot;;&quot;&quot;;[.AB75]))">
            <text:p/>
          </table:table-cell>
          <table:table-cell table:style-name="ce247" table:formula="of:=IF([.W109]&lt;&gt;&quot;&quot;;[.W109];IF([.AB76]=&quot;&quot;;&quot;&quot;;[.AB76]))">
            <text:p/>
          </table:table-cell>
          <table:table-cell table:style-name="ce288" table:formula="of:=IF([.X109]&lt;&gt;&quot;&quot;;[.X109];IF([.AB77]=&quot;&quot;;&quot;&quot;;[.AB77]))">
            <text:p/>
          </table:table-cell>
          <table:table-cell table:style-name="ce411"/>
          <table:table-cell/>
          <table:table-cell table:style-name="ce35" office:value-type="string" calcext:value-type="string">
            <text:p>Exp Ind:</text:p>
          </table:table-cell>
          <table:table-cell table:style-name="ce422"/>
          <table:table-cell/>
          <table:table-cell table:style-name="ce428" table:formula="of:=IF([.Q325]=&quot;&quot;;&quot;&quot;;[.Q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4" office:value-type="string" calcext:value-type="string">
            <text:p>5 to 7 cm</text:p>
          </table:table-cell>
          <table:table-cell table:style-name="ce224" table:formula="of:=IF([.P110]&lt;&gt;&quot;&quot;;[.P110];IF([.AB52]=&quot;&quot;;&quot;&quot;;[.AB52]))">
            <text:p/>
          </table:table-cell>
          <table:table-cell table:style-name="ce247" table:formula="of:=IF([.Q110]&lt;&gt;&quot;&quot;;[.Q110];IF([.AB53]=&quot;&quot;;&quot;&quot;;[.AB53]))">
            <text:p/>
          </table:table-cell>
          <table:table-cell table:style-name="ce288" table:formula="of:=IF([.R110]&lt;&gt;&quot;&quot;;[.R110];IF([.AB54]=&quot;&quot;;&quot;&quot;;[.AB54]))">
            <text:p/>
          </table:table-cell>
          <table:table-cell table:style-name="ce224" table:formula="of:=IF([.S110]&lt;&gt;&quot;&quot;;[.S110];IF([.AB61]=&quot;&quot;;&quot;&quot;;[.AB61]))">
            <text:p/>
          </table:table-cell>
          <table:table-cell table:style-name="ce247" table:formula="of:=IF([.T110]&lt;&gt;&quot;&quot;;[.T110];IF([.AB66]=&quot;&quot;;&quot;&quot;;[.AB66]))">
            <text:p/>
          </table:table-cell>
          <table:table-cell table:style-name="ce288" table:formula="of:=IF([.U110]&lt;&gt;&quot;&quot;;[.U110];IF([.AB67]=&quot;&quot;;&quot;&quot;;[.AB67]))">
            <text:p/>
          </table:table-cell>
          <table:table-cell table:style-name="ce224" table:formula="of:=IF([.V110]&lt;&gt;&quot;&quot;;[.V110];IF([.AB78]=&quot;&quot;;&quot;&quot;;[.AB78]))">
            <text:p/>
          </table:table-cell>
          <table:table-cell table:style-name="ce247" table:formula="of:=IF([.W110]&lt;&gt;&quot;&quot;;[.W110];IF([.AB79]=&quot;&quot;;&quot;&quot;;[.AB79]))">
            <text:p/>
          </table:table-cell>
          <table:table-cell table:style-name="ce288" table:formula="of:=IF([.X110]&lt;&gt;&quot;&quot;;[.X110];IF([.AB80]=&quot;&quot;;&quot;&quot;;[.AB80]))">
            <text:p/>
          </table:table-cell>
          <table:table-cell table:style-name="ce411"/>
          <table:table-cell/>
          <table:table-cell table:style-name="ce35" office:value-type="string" calcext:value-type="string">
            <text:p>Fibers:</text:p>
          </table:table-cell>
          <table:table-cell table:style-name="ce422"/>
          <table:table-cell/>
          <table:table-cell table:style-name="ce428" table:formula="of:=IF([.Q326]=&quot;&quot;;&quot;&quot;;[.Q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number-columns-repeated="13"/>
          <table:table-cell table:style-name="ce25" office:value-type="string" calcext:value-type="string">
            <text:p>&gt;7 cm</text:p>
          </table:table-cell>
          <table:table-cell table:style-name="ce225" table:formula="of:=IF([.P111]&lt;&gt;&quot;&quot;;[.P111];IF([.AB55]=&quot;&quot;;&quot;&quot;;[.AB55]))">
            <text:p/>
          </table:table-cell>
          <table:table-cell table:style-name="ce248" table:formula="of:=IF([.Q111]&lt;&gt;&quot;&quot;;[.Q111];IF([.AB56]=&quot;&quot;;&quot;&quot;;[.AB56]))">
            <text:p/>
          </table:table-cell>
          <table:table-cell table:style-name="ce289" table:formula="of:=IF([.R111]&lt;&gt;&quot;&quot;;[.R111];IF([.AB57]=&quot;&quot;;&quot;&quot;;[.AB57]))">
            <text:p/>
          </table:table-cell>
          <table:table-cell table:style-name="ce225" table:formula="of:=IF([.S111]&lt;&gt;&quot;&quot;;[.S111];IF([.AB62]=&quot;&quot;;&quot;&quot;;[.AB62]))">
            <text:p/>
          </table:table-cell>
          <table:table-cell table:style-name="ce248" table:formula="of:=IF([.T111]&lt;&gt;&quot;&quot;;[.T111];IF([.AB69]=&quot;&quot;;&quot;&quot;;[.AB69]))">
            <text:p/>
          </table:table-cell>
          <table:table-cell table:style-name="ce289" table:formula="of:=IF([.U111]&lt;&gt;&quot;&quot;;[.U111];IF([.AB70]=&quot;&quot;;&quot;&quot;;[.AB70]))">
            <text:p/>
          </table:table-cell>
          <table:table-cell table:style-name="ce225" table:formula="of:=IF([.V111]&lt;&gt;&quot;&quot;;[.V111];IF([.AB81]=&quot;&quot;;&quot;&quot;;[.AB81]))">
            <text:p/>
          </table:table-cell>
          <table:table-cell table:style-name="ce248" table:formula="of:=IF([.W111]&lt;&gt;&quot;&quot;;[.W111];IF([.AB82]=&quot;&quot;;&quot;&quot;;[.AB82]))">
            <text:p/>
          </table:table-cell>
          <table:table-cell table:style-name="ce289" table:formula="of:=IF([.X111]&lt;&gt;&quot;&quot;;[.X111];IF([.AB83]=&quot;&quot;;&quot;&quot;;[.AB83]))">
            <text:p/>
          </table:table-cell>
          <table:table-cell table:style-name="ce411"/>
          <table:table-cell/>
          <table:table-cell table:style-name="ce35" office:value-type="string" calcext:value-type="string">
            <text:p>Specks:</text:p>
          </table:table-cell>
          <table:table-cell table:style-name="ce422"/>
          <table:table-cell/>
          <table:table-cell table:style-name="ce428" table:formula="of:=IF([.Q327]=&quot;&quot;;&quot;&quot;;[.Q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number-columns-repeated="13"/>
          <table:table-cell table:style-name="ce206"/>
          <table:table-cell table:number-columns-repeated="9"/>
          <table:table-cell table:style-name="ce411"/>
          <table:table-cell/>
          <table:table-cell table:style-name="ce35" office:value-type="string" calcext:value-type="string">
            <text:p>Masses:</text:p>
          </table:table-cell>
          <table:table-cell table:style-name="ce422"/>
          <table:table-cell/>
          <table:table-cell table:style-name="ce428" table:formula="of:=IF([.Q328]=&quot;&quot;;&quot;&quot;;[.Q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number-columns-repeated="13"/>
          <table:table-cell table:style-name="ce21" office:value-type="string" calcext:value-type="string">
            <text:p>Compressed</text:p>
          </table:table-cell>
          <table:table-cell table:style-name="ce46" office:value-type="string" calcext:value-type="string" table:number-columns-spanned="3" table:number-rows-spanned="1">
            <text:p>Fatty Breast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50% Fatty - </text:p>
          </table:table-cell>
          <table:covered-table-cell table:style-name="ce81"/>
          <table:covered-table-cell table:style-name="ce116"/>
          <table:table-cell table:style-name="ce46" office:value-type="string" calcext:value-type="string" table:number-columns-spanned="3" table:number-rows-spanned="1">
            <text:p>Dense Breast</text:p>
          </table:table-cell>
          <table:covered-table-cell table:style-name="ce81"/>
          <table:covered-table-cell table:style-name="ce116"/>
          <table:table-cell table:style-name="ce411"/>
          <table:table-cell/>
          <table:table-cell table:style-name="ce35" office:value-type="string" calcext:value-type="string">
            <text:p>kV:</text:p>
          </table:table-cell>
          <table:table-cell table:style-name="ce422"/>
          <table:table-cell/>
          <table:table-cell table:style-name="ce428" table:formula="of:=IF([.U323]=&quot;&quot;;&quot;&quot;;[.U323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Breast</text:p>
          </table:table-cell>
          <table:table-cell table:style-name="ce47"/>
          <table:table-cell table:style-name="ce82"/>
          <table:table-cell table:style-name="ce117"/>
          <table:table-cell table:style-name="ce131" office:value-type="string" calcext:value-type="string" table:number-columns-spanned="3" table:number-rows-spanned="1">
            <text:p>50% Dense Breast</text:p>
          </table:table-cell>
          <table:covered-table-cell table:style-name="ce82"/>
          <table:covered-table-cell table:style-name="ce117"/>
          <table:table-cell table:style-name="ce47"/>
          <table:table-cell table:style-name="ce82"/>
          <table:table-cell table:style-name="ce117"/>
          <table:table-cell table:style-name="ce411"/>
          <table:table-cell/>
          <table:table-cell table:style-name="ce35" office:value-type="string" calcext:value-type="string">
            <text:p>mA:</text:p>
          </table:table-cell>
          <table:table-cell table:style-name="ce422"/>
          <table:table-cell/>
          <table:table-cell table:style-name="ce428" table:formula="of:=IF([.U324]=&quot;&quot;;&quot;&quot;;[.U324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9"/>
          <table:table-cell table:style-name="ce22" office:value-type="string" calcext:value-type="string">
            <text:p>Thicknes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8" office:value-type="string" calcext:value-type="string">
            <text:p>Target/Filter</text:p>
          </table:table-cell>
          <table:table-cell table:style-name="ce83" office:value-type="string" calcext:value-type="string">
            <text:p>kVp</text:p>
          </table:table-cell>
          <table:table-cell table:style-name="ce118" office:value-type="string" calcext:value-type="string">
            <text:p>mAs</text:p>
          </table:table-cell>
          <table:table-cell table:style-name="ce411"/>
          <table:table-cell/>
          <table:table-cell table:style-name="ce35" office:value-type="string" calcext:value-type="string">
            <text:p>Exp Ind:</text:p>
          </table:table-cell>
          <table:table-cell table:style-name="ce422"/>
          <table:table-cell/>
          <table:table-cell table:style-name="ce428" table:formula="of:=IF([.U325]=&quot;&quot;;&quot;&quot;;[.U325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9"/>
          <table:table-cell table:style-name="ce23" office:value-type="string" calcext:value-type="string">
            <text:p>&lt;3 cm</text:p>
          </table:table-cell>
          <table:table-cell table:style-name="ce226"/>
          <table:table-cell table:style-name="ce249"/>
          <table:table-cell table:style-name="ce290"/>
          <table:table-cell table:style-name="ce226"/>
          <table:table-cell table:style-name="ce249"/>
          <table:table-cell table:style-name="ce290"/>
          <table:table-cell table:style-name="ce226"/>
          <table:table-cell table:style-name="ce249"/>
          <table:table-cell table:style-name="ce290"/>
          <table:table-cell table:style-name="ce411"/>
          <table:table-cell/>
          <table:table-cell table:style-name="ce35" office:value-type="string" calcext:value-type="string">
            <text:p>Fibers:</text:p>
          </table:table-cell>
          <table:table-cell table:style-name="ce422"/>
          <table:table-cell/>
          <table:table-cell table:style-name="ce428" table:formula="of:=IF([.U326]=&quot;&quot;;&quot;&quot;;[.U326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3 to 5 cm</text:p>
          </table:table-cell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411"/>
          <table:table-cell/>
          <table:table-cell table:style-name="ce35" office:value-type="string" calcext:value-type="string">
            <text:p>Specks:</text:p>
          </table:table-cell>
          <table:table-cell table:style-name="ce422"/>
          <table:table-cell/>
          <table:table-cell table:style-name="ce428" table:formula="of:=IF([.U327]=&quot;&quot;;&quot;&quot;;[.U327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table:number-columns-repeated="9"/>
          <table:table-cell table:style-name="ce24" office:value-type="string" calcext:value-type="string">
            <text:p>5 to 7 cm</text:p>
          </table:table-cell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227"/>
          <table:table-cell table:style-name="ce250"/>
          <table:table-cell table:style-name="ce291"/>
          <table:table-cell table:style-name="ce411"/>
          <table:table-cell/>
          <table:table-cell table:style-name="ce35" office:value-type="string" calcext:value-type="string">
            <text:p>Masses:</text:p>
          </table:table-cell>
          <table:table-cell table:style-name="ce422"/>
          <table:table-cell/>
          <table:table-cell table:style-name="ce428" table:formula="of:=IF([.U328]=&quot;&quot;;&quot;&quot;;[.U328])">
            <text:p/>
          </table:table-cell>
          <table:table-cell table:number-columns-repeated="992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table:number-columns-repeated="9"/>
          <table:table-cell table:style-name="ce211" office:value-type="string" calcext:value-type="string">
            <text:p>&gt;7 cm</text:p>
          </table:table-cell>
          <table:table-cell table:style-name="ce228"/>
          <table:table-cell table:style-name="ce251"/>
          <table:table-cell table:style-name="ce292"/>
          <table:table-cell table:style-name="ce228"/>
          <table:table-cell table:style-name="ce251"/>
          <table:table-cell table:style-name="ce292"/>
          <table:table-cell table:style-name="ce228"/>
          <table:table-cell table:style-name="ce251"/>
          <table:table-cell table:style-name="ce292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table:number-columns-repeated="9"/>
          <table:table-cell table:style-name="ce212" table:number-columns-repeated="10"/>
          <table:table-cell table:number-columns-repeated="2"/>
          <table:table-cell table:style-name="ce35" office:value-type="string" calcext:value-type="string">
            <text:p>SNR:</text:p>
          </table:table-cell>
          <table:table-cell table:style-name="ce422" office:value-type="float" office:value="45.8" calcext:value-type="float">
            <text:p>45.8</text:p>
          </table:table-cell>
          <table:table-cell/>
          <table:table-cell table:style-name="ce428" table:formula="of:=IF([.U336]=&quot;&quot;;&quot;&quot;;[.U336])" office:value-type="float" office:value="45.8" calcext:value-type="float">
            <text:p>45.8</text:p>
          </table:table-cell>
          <table:table-cell table:number-columns-repeated="992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table:number-columns-repeated="14"/>
          <table:table-cell table:style-name="ce143" office:value-type="string" calcext:value-type="string">
            <text:p>Inspection Results</text:p>
          </table:table-cell>
          <table:table-cell table:number-columns-repeated="6"/>
          <table:table-cell table:style-name="ce35" office:value-type="string" calcext:value-type="string">
            <text:p>CNR:</text:p>
          </table:table-cell>
          <table:table-cell table:style-name="ce422" office:value-type="float" office:value="9.9" calcext:value-type="float">
            <text:p>9.9</text:p>
          </table:table-cell>
          <table:table-cell/>
          <table:table-cell table:style-name="ce428" table:formula="of:=IF([.U337]=&quot;&quot;;&quot;&quot;;[.U337])" office:value-type="float" office:value="9.9" calcext:value-type="float">
            <text:p>9.9</text:p>
          </table:table-cell>
          <table:table-cell table:number-columns-repeated="992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table:number-columns-repeated="9"/>
          <table:table-cell table:style-name="ce213" office:value-type="string" calcext:value-type="string">
            <text:p>Compression Force Indicator</text:p>
          </table:table-cell>
          <table:table-cell table:style-name="ce219" table:number-columns-repeated="9"/>
          <table:table-cell table:style-name="ce410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office:value-type="string" calcext:value-type="string">
            <text:p>Power</text:p>
          </table:table-cell>
          <table:table-cell table:style-name="ce252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office:value-type="string" calcext:value-type="string">
            <text:p>Manual</text:p>
          </table:table-cell>
          <table:table-cell table:style-name="ce252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style-name="ce16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table:number-columns-repeated="9"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table:number-columns-repeated="9"/>
          <table:table-cell table:style-name="ce214" office:value-type="string" calcext:value-type="string">
            <text:p>Compression Thickness Indicator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number-columns-repeated="13"/>
          <table:table-cell table:style-name="ce206"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number-columns-repeated="13"/>
          <table:table-cell table:style-name="ce206"/>
          <table:table-cell table:style-name="ce6" office:value-type="float" office:value="1" calcext:value-type="float">
            <text:p>1</text:p>
          </table:table-cell>
          <table:table-cell table:style-name="ce231" office:value-type="float" office:value="1" calcext:value-type="float">
            <text:p>1</text:p>
          </table:table-cell>
          <table:table-cell table:style-name="ce293" table:formula="of:=IF([.Q123]=&quot;&quot;;&quot;&quot;;ABS([.Q123]-[.P123]))" office:value-type="float" office:value="0" calcext:value-type="float">
            <text:p>0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number-columns-repeated="13"/>
          <table:table-cell table:style-name="ce206"/>
          <table:table-cell table:style-name="ce6" office:value-type="float" office:value="2" calcext:value-type="float">
            <text:p>2</text:p>
          </table:table-cell>
          <table:table-cell table:style-name="ce231" office:value-type="float" office:value="2" calcext:value-type="float">
            <text:p>2</text:p>
          </table:table-cell>
          <table:table-cell table:style-name="ce293" table:formula="of:=IF([.Q124]=&quot;&quot;;&quot;&quot;;ABS([.Q124]-[.P124]))" office:value-type="float" office:value="0" calcext:value-type="float">
            <text:p>0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style-name="ce293" table:formula="of:=IF([.Q125]=&quot;&quot;;&quot;&quot;;ABS([.Q125]-[.P125]))" office:value-type="float" office:value="0" calcext:value-type="float">
            <text:p>0</text:p>
          </table:table-cell>
          <table:table-cell table:style-name="ce35" office:value-type="string" calcext:value-type="string">
            <text:p>Mean:</text:p>
          </table:table-cell>
          <table:table-cell table:style-name="ce145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style-name="ce293" table:formula="of:=IF([.Q126]=&quot;&quot;;&quot;&quot;;ABS([.Q126]-[.P126]))" office:value-type="float" office:value="0" calcext:value-type="float">
            <text:p>0</text:p>
          </table:table-cell>
          <table:table-cell table:style-name="ce35" office:value-type="string" calcext:value-type="string">
            <text:p>StDev:</text:p>
          </table:table-cell>
          <table:table-cell table:style-name="ce146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style-name="ce293" table:formula="of:=IF([.Q127]=&quot;&quot;;&quot;&quot;;ABS([.Q127]-[.P127]))" office:value-type="float" office:value="0" calcext:value-type="float">
            <text:p>0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number-columns-repeated="13"/>
          <table:table-cell table:style-name="ce206"/>
          <table:table-cell table:style-name="ce6" office:value-type="float" office:value="4" calcext:value-type="float">
            <text:p>4</text:p>
          </table:table-cell>
          <table:table-cell table:style-name="ce231" office:value-type="float" office:value="4" calcext:value-type="float">
            <text:p>4</text:p>
          </table:table-cell>
          <table:table-cell table:style-name="ce293" table:formula="of:=IF([.Q128]=&quot;&quot;;&quot;&quot;;ABS([.Q128]-[.P128]))" office:value-type="float" office:value="0" calcext:value-type="float">
            <text:p>0</text:p>
          </table:table-cell>
          <table:table-cell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number-columns-repeated="13"/>
          <table:table-cell table:style-name="ce206"/>
          <table:table-cell table:style-name="ce6" office:value-type="float" office:value="6" calcext:value-type="float">
            <text:p>6</text:p>
          </table:table-cell>
          <table:table-cell table:style-name="ce231" office:value-type="float" office:value="6.1" calcext:value-type="float">
            <text:p>6.1</text:p>
          </table:table-cell>
          <table:table-cell table:style-name="ce293" table:formula="of:=IF([.Q129]=&quot;&quot;;&quot;&quot;;ABS([.Q129]-[.P129]))" office:value-type="float" office:value="0.0999999999999996" calcext:value-type="float">
            <text:p>0.1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number-columns-repeated="13"/>
          <table:table-cell table:style-name="ce206"/>
          <table:table-cell table:style-name="ce6" office:value-type="float" office:value="8" calcext:value-type="float">
            <text:p>8</text:p>
          </table:table-cell>
          <table:table-cell table:style-name="ce231" office:value-type="float" office:value="8.1" calcext:value-type="float">
            <text:p>8.1</text:p>
          </table:table-cell>
          <table:table-cell table:style-name="ce293" table:formula="of:=IF([.Q130]=&quot;&quot;;&quot;&quot;;ABS([.Q130]-[.P130]))" office:value-type="float" office:value="0.0999999999999996" calcext:value-type="float">
            <text:p>0.1</text:p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0"/>
          <table:table-cell office:value-type="string" calcext:value-type="string">
            <text:p>Paddle flex is less than 1 cm</text:p>
          </table:table-cell>
          <table:table-cell table:number-columns-repeated="2"/>
          <table:table-cell table:style-name="ce34" table:formula="of:=IF([.R123]=&quot;&quot;;&quot;&quot;;IF(OR([.R123]&gt;0.2;[.R124]&gt;0.2;[.R125]&gt;0.2;[.R126]&gt;0.2;[.R127]&gt;0.2;[.R128]&gt;0.2;[.R129]&gt;0.2;[.R130]&gt;0.2);&quot;Fail&quot;;&quot;Pass&quot;))" office:value-type="string" office:string-value="Pass" calcext:value-type="string">
            <text:p>Pass</text:p>
          </table:table-cell>
          <table:table-cell table:style-name="ce87" office:value-type="string" calcext:value-type="string">
            <text:p>Compression thickness indicator: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10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Compression Force Indicator</text:p>
          </table:table-cell>
          <table:table-cell table:style-name="ce18" table:number-columns-repeated="9"/>
          <table:table-cell table:style-name="ce190"/>
          <table:table-cell/>
          <table:table-cell table:style-name="ce214" office:value-type="string" calcext:value-type="string">
            <text:p>Artifact Evalua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Receptor:</text:p>
          </table:table-cell>
          <table:table-cell table:number-columns-repeated="2" table:style-name="ce41" office:value-type="string" calcext:value-type="string">
            <text:p>18x24</text:p>
          </table:table-cell>
          <table:table-cell table:number-columns-repeated="2" table:style-name="ce41" office:value-type="string" calcext:value-type="string">
            <text:p>24x3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office:value-type="string" calcext:value-type="string">
            <text:p>Power</text:p>
          </table:table-cell>
          <table:table-cell table:style-name="ce90" table:formula="of:=IF([.Q116]=&quot;&quot;;&quot;&quot;;[.Q116])">
            <text:p/>
          </table:table-cell>
          <table:table-cell table:style-name="ce90" table:formula="of:=IF([.R116]=&quot;&quot;;&quot;&quot;;[.R116])">
            <text:p/>
          </table:table-cell>
          <table:table-cell table:style-name="ce90" table:formula="of:=IF([.S116]=&quot;&quot;;&quot;&quot;;[.S116])">
            <text:p/>
          </table:table-cell>
          <table:table-cell table:style-name="ce90" table:formula="of:=IF([.T116]=&quot;&quot;;&quot;&quot;;[.T116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Target:</text:p>
          </table:table-cell>
          <table:table-cell table:number-columns-repeated="4" table:style-name="ce252" office:value-type="string" calcext:value-type="string">
            <text:p>Mo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office:value-type="string" calcext:value-type="string">
            <text:p>Manual</text:p>
          </table:table-cell>
          <table:table-cell table:style-name="ce90" table:formula="of:=IF([.Q117]=&quot;&quot;;&quot;&quot;;[.Q117])">
            <text:p/>
          </table:table-cell>
          <table:table-cell table:style-name="ce90" table:formula="of:=IF([.R117]=&quot;&quot;;&quot;&quot;;[.R117])">
            <text:p/>
          </table:table-cell>
          <table:table-cell table:style-name="ce90" table:formula="of:=IF([.S117]=&quot;&quot;;&quot;&quot;;[.S117])">
            <text:p/>
          </table:table-cell>
          <table:table-cell table:style-name="ce90" table:formula="of:=IF([.T117]=&quot;&quot;;&quot;&quot;;[.T117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OR([.F137]=&quot;&quot;;[.F138]=&quot;&quot;);&quot;&quot;;IF(AND([.F137]&gt;25;[.F138]&lt;=45);&quot;Pass&quot;;&quot;Fail&quot;))">
            <text:p/>
          </table:table-cell>
          <table:table-cell/>
          <table:table-cell table:style-name="ce191"/>
          <table:table-cell/>
          <table:table-cell table:style-name="ce206"/>
          <table:table-cell table:style-name="ce35" office:value-type="string" calcext:value-type="string">
            <text:p>Filter:</text:p>
          </table:table-cell>
          <table:table-cell table:number-columns-repeated="2" table:style-name="ce252" office:value-type="string" calcext:value-type="string">
            <text:p>Mo</text:p>
          </table:table-cell>
          <table:table-cell table:number-columns-repeated="2" table:style-name="ce252" office:value-type="string" calcext:value-type="string">
            <text:p>Rh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inimum compression force – 25 lb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Focal spot: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Small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16"/>
          <table:table-cell table:style-name="ce16" office:value-type="string" calcext:value-type="string">
            <text:p>Maximum compression force – 45 lb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53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mAs:</text:p>
          </table:table-cell>
          <table:table-cell table:style-name="ce253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31" office:value-type="string" calcext:value-type="string">
            <text:p>Compression Thickness Indicator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35" office:value-type="string" calcext:value-type="string">
            <text:p>EI:</text:p>
          </table:table-cell>
          <table:table-cell table:style-name="ce253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office:value-type="string" calcext:value-type="string">
            <text:p>BR-12 (cm)</text:p>
          </table:table-cell>
          <table:table-cell table:style-name="ce6" office:value-type="string" calcext:value-type="string">
            <text:p>Indicated</text:p>
          </table:table-cell>
          <table:table-cell table:style-name="ce6" office:value-type="string" calcext:value-type="string">
            <text:p>Difference</text:p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Paddle flex is less than 1 cm:</text:p>
          </table:table-cell>
          <table:table-cell table:style-name="ce173" table:formula="of:=IF([.O132]=&quot;&quot;;&quot;TBD&quot;;IF([.O132]=1;&quot;YES&quot;;IF([.O132]=3;&quot;NA&quot;;&quot;&quot;)))" office:value-type="string" office:string-value="TBD" calcext:value-type="string">
            <text:p>TBD</text:p>
          </table:table-cell>
          <table:table-cell table:style-name="ce177" table:formula="of:=IF([.O132]=2;&quot;NO&quot;;&quot;&quot;)">
            <text:p/>
          </table:table-cell>
          <table:table-cell table:style-name="ce191"/>
          <table:table-cell/>
          <table:table-cell table:style-name="ce206"/>
          <table:table-cell table:style-name="ce35" office:value-type="string" calcext:value-type="string">
            <text:p>Acceptable:</text:p>
          </table:table-cell>
          <table:table-cell table:style-name="ce253" table:number-columns-repeated="4"/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" office:value-type="float" office:value="1" calcext:value-type="float">
            <text:p>1</text:p>
          </table:table-cell>
          <table:table-cell table:style-name="ce91" table:formula="of:=IF([.Q123]=&quot;&quot;;&quot;&quot;;[.Q123])" office:value-type="float" office:value="1" calcext:value-type="float">
            <text:p>1</text:p>
          </table:table-cell>
          <table:table-cell table:style-name="ce122" table:formula="of:=IF([.R123]=&quot;&quot;;&quot;&quot;;[.R123]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5" office:value-type="string" calcext:value-type="string">
            <text:p>Overall unit assembly:</text:p>
          </table:table-cell>
          <table:table-cell table:style-name="ce173" table:formula="of:=IF([.O133]=&quot;&quot;;&quot;TBD&quot;;IF([.O133]=1;&quot;YES&quot;;IF([.O133]=3;&quot;NA&quot;;&quot;&quot;)))" office:value-type="string" office:string-value="TBD" calcext:value-type="string">
            <text:p>TBD</text:p>
          </table:table-cell>
          <table:table-cell table:style-name="ce177" table:formula="of:=IF([.O133]=2;&quot;NO&quot;;&quot;&quot;)">
            <text:p/>
          </table:table-cell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" office:value-type="float" office:value="2" calcext:value-type="float">
            <text:p>2</text:p>
          </table:table-cell>
          <table:table-cell table:style-name="ce91" table:formula="of:=IF([.Q124]=&quot;&quot;;&quot;&quot;;[.Q124])" office:value-type="float" office:value="2" calcext:value-type="float">
            <text:p>2</text:p>
          </table:table-cell>
          <table:table-cell table:style-name="ce122" table:formula="of:=IF([.R124]=&quot;&quot;;&quot;&quot;;[.R124])" office:value-type="float" office:value="0" calcext:value-type="float">
            <text:p>0</text:p>
          </table:table-cell>
          <table:table-cell table:number-columns-repeated="3"/>
          <table:table-cell table:style-name="ce35" office:value-type="string" calcext:value-type="string">
            <text:p>Compression thickness indicator:</text:p>
          </table:table-cell>
          <table:table-cell table:style-name="ce173" table:formula="of:=IF([.S132]=&quot;&quot;;&quot;TBD&quot;;[.S132])" office:value-type="string" office:string-value="Pass" calcext:value-type="string">
            <text:p>Pass</text:p>
          </table:table-cell>
          <table:table-cell/>
          <table:table-cell table:style-name="ce191"/>
          <table:table-cell/>
          <table:table-cell table:style-name="ce206"/>
          <table:table-cell table:style-name="ce28" office:value-type="string" calcext:value-type="string">
            <text:p>Comments:</text:p>
          </table:table-cell>
          <table:table-cell table:style-name="ce254" table:formula="of:=IF([.Q147]&lt;&gt;&quot;&quot;;[.Q147];IF([.AB190]=&quot;&quot;;&quot;&quot;;[.AB190]))">
            <text:p/>
          </table:table-cell>
          <table:table-cell table:style-name="ce294"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5]=&quot;&quot;;&quot;&quot;;[.Q125])" office:value-type="float" office:value="4" calcext:value-type="float">
            <text:p>4</text:p>
          </table:table-cell>
          <table:table-cell table:style-name="ce122" table:formula="of:=IF([.R125]=&quot;&quot;;&quot;&quot;;[.R125])" office:value-type="float" office:value="0" calcext:value-type="float">
            <text:p>0</text:p>
          </table:table-cell>
          <table:table-cell table:style-name="ce35" office:value-type="string" calcext:value-type="string">
            <text:p>Mean:</text:p>
          </table:table-cell>
          <table:table-cell table:style-name="ce145" table:formula="of:=IF([.T125]=&quot;&quot;;&quot;&quot;;[.T125])" office:value-type="float" office:value="4" calcext:value-type="float">
            <text:p>4.00</text:p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229" office:value-type="string" calcext:value-type="string">
            <text:p>Do not exceed 390 chars</text:p>
          </table:table-cell>
          <table:table-cell table:style-name="ce255"/>
          <table:table-cell table:style-name="ce295"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6]=&quot;&quot;;&quot;&quot;;[.Q126])" office:value-type="float" office:value="4" calcext:value-type="float">
            <text:p>4</text:p>
          </table:table-cell>
          <table:table-cell table:style-name="ce122" table:formula="of:=IF([.R126]=&quot;&quot;;&quot;&quot;;[.R126])" office:value-type="float" office:value="0" calcext:value-type="float">
            <text:p>0</text:p>
          </table:table-cell>
          <table:table-cell table:style-name="ce35" office:value-type="string" calcext:value-type="string">
            <text:p>StDev:</text:p>
          </table:table-cell>
          <table:table-cell table:style-name="ce146" table:formula="of:=IF([.T126]=&quot;&quot;;&quot;&quot;;[.T126])" office:value-type="float" office:value="0" calcext:value-type="float">
            <text:p>0.00</text:p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28" office:value-type="string" calcext:value-type="string">
            <text:p>New:</text:p>
          </table:table-cell>
          <table:table-cell table:style-name="ce256"/>
          <table:table-cell table:style-name="ce295"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7]=&quot;&quot;;&quot;&quot;;[.Q127])" office:value-type="float" office:value="4" calcext:value-type="float">
            <text:p>4</text:p>
          </table:table-cell>
          <table:table-cell table:style-name="ce122" table:formula="of:=IF([.R127]=&quot;&quot;;&quot;&quot;;[.R127])" office:value-type="float" office:value="0" calcext:value-type="float">
            <text:p>0</text:p>
          </table:table-cell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Difference between indicated and actual thickness is &lt;= 2mm</text:p>
          </table:table-cell>
          <table:table-cell table:number-columns-repeated="4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/>
          <table:table-cell table:style-name="ce6" office:value-type="float" office:value="4" calcext:value-type="float">
            <text:p>4</text:p>
          </table:table-cell>
          <table:table-cell table:style-name="ce91" table:formula="of:=IF([.Q128]=&quot;&quot;;&quot;&quot;;[.Q128])" office:value-type="float" office:value="4" calcext:value-type="float">
            <text:p>4</text:p>
          </table:table-cell>
          <table:table-cell table:style-name="ce122" table:formula="of:=IF([.R128]=&quot;&quot;;&quot;&quot;;[.R128])" office:value-type="float" office:value="0" calcext:value-type="float">
            <text:p>0</text:p>
          </table:table-cell>
          <table:table-cell table:number-columns-repeated="6"/>
          <table:table-cell table:style-name="ce191"/>
          <table:table-cell/>
          <table:table-cell table:style-name="ce214" office:value-type="string" calcext:value-type="string">
            <text:p>Light Field Brightness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6" office:value-type="float" office:value="6" calcext:value-type="float">
            <text:p>6</text:p>
          </table:table-cell>
          <table:table-cell table:style-name="ce91" table:formula="of:=IF([.Q129]=&quot;&quot;;&quot;&quot;;[.Q129])" office:value-type="float" office:value="6.1" calcext:value-type="float">
            <text:p>6.1</text:p>
          </table:table-cell>
          <table:table-cell table:style-name="ce122" table:formula="of:=IF([.R129]=&quot;&quot;;&quot;&quot;;[.R129])" office:value-type="float" office:value="0.0999999999999996" calcext:value-type="float">
            <text:p>0.1</text:p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7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ce6" office:value-type="float" office:value="8" calcext:value-type="float">
            <text:p>8</text:p>
          </table:table-cell>
          <table:table-cell table:style-name="ce91" table:formula="of:=IF([.Q130]=&quot;&quot;;&quot;&quot;;[.Q130])" office:value-type="float" office:value="8.1" calcext:value-type="float">
            <text:p>8.1</text:p>
          </table:table-cell>
          <table:table-cell table:style-name="ce122" table:formula="of:=IF([.R130]=&quot;&quot;;&quot;&quot;;[.R130])" office:value-type="float" office:value="0.0999999999999996" calcext:value-type="float">
            <text:p>0.1</text:p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2" office:value-type="string" calcext:value-type="string">
            <text:p>4th quad.</text:p>
          </table:table-cell>
          <table:table-cell table:style-name="ce147"/>
          <table:table-cell table:style-name="ce151" office:value-type="string" calcext:value-type="string" table:number-columns-spanned="2" table:number-rows-spanned="1">
            <text:p>(lux)</text:p>
          </table:table-cell>
          <table:covered-table-cell table:style-name="ce169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230" office:value-type="float" office:value="321" calcext:value-type="float">
            <text:p>321</text:p>
          </table:table-cell>
          <table:table-cell table:style-name="ce230" office:value-type="float" office:value="290" calcext:value-type="float">
            <text:p>290</text:p>
          </table:table-cell>
          <table:table-cell table:style-name="ce230" office:value-type="float" office:value="340" calcext:value-type="float">
            <text:p>340</text:p>
          </table:table-cell>
          <table:table-cell table:style-name="ce310" office:value-type="float" office:value="334" calcext:value-type="float">
            <text:p>334</text:p>
          </table:table-cell>
          <table:table-cell table:style-name="ce147"/>
          <table:table-cell table:style-name="ce329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170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 table:style-name="ce31" office:value-type="string" calcext:value-type="string">
            <text:p>Artifact Evaluation</text:p>
          </table:table-cell>
          <table:table-cell table:number-columns-repeated="9"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35" office:value-type="string" calcext:value-type="string">
            <text:p>Receptor:</text:p>
          </table:table-cell>
          <table:table-cell table:style-name="ce41" table:formula="of:=IF([.Q136]=&quot;&quot;;&quot;&quot;;[.Q136])" office:value-type="string" office:string-value="18x24" calcext:value-type="string">
            <text:p>18x24</text:p>
          </table:table-cell>
          <table:table-cell table:style-name="ce90" table:formula="of:=IF([.R136]=&quot;&quot;;&quot;&quot;;[.R136])" office:value-type="string" office:string-value="18x24" calcext:value-type="string">
            <text:p>18x24</text:p>
          </table:table-cell>
          <table:table-cell table:style-name="ce90" table:formula="of:=IF([.S136]=&quot;&quot;;&quot;&quot;;[.S136])" office:value-type="string" office:string-value="24x30" calcext:value-type="string">
            <text:p>24x30</text:p>
          </table:table-cell>
          <table:table-cell table:style-name="ce90" table:formula="of:=IF([.T136]=&quot;&quot;;&quot;&quot;;[.T136])" office:value-type="string" office:string-value="24x30" calcext:value-type="string">
            <text:p>24x30</text:p>
          </table:table-cell>
          <table:table-cell table:number-columns-repeated="4"/>
          <table:table-cell table:style-name="ce191"/>
          <table:table-cell/>
          <table:table-cell table:style-name="ce214" office:value-type="string" calcext:value-type="string">
            <text:p>Light Field/X-ray Field Alignmen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90" table:formula="of:=IF([.Q137]=&quot;&quot;;&quot;&quot;;[.Q137])" office:value-type="string" office:string-value="Mo" calcext:value-type="string">
            <text:p>Mo</text:p>
          </table:table-cell>
          <table:table-cell table:style-name="ce90" table:formula="of:=IF([.R137]=&quot;&quot;;&quot;&quot;;[.R137])" office:value-type="string" office:string-value="Mo" calcext:value-type="string">
            <text:p>Mo</text:p>
          </table:table-cell>
          <table:table-cell table:style-name="ce90" table:formula="of:=IF([.S137]=&quot;&quot;;&quot;&quot;;[.S137])" office:value-type="string" office:string-value="Mo" calcext:value-type="string">
            <text:p>Mo</text:p>
          </table:table-cell>
          <table:table-cell table:style-name="ce90" table:formula="of:=IF([.T137]=&quot;&quot;;&quot;&quot;;[.T137])" office:value-type="string" office:string-value="Mo" calcext:value-type="string">
            <text:p>Mo</text:p>
          </table:table-cell>
          <table:table-cell table:number-columns-repeated="4"/>
          <table:table-cell table:style-name="ce191"/>
          <table:table-cell/>
          <table:table-cell table:style-name="ce215" office:value-type="string" calcext:value-type="string">
            <text:p>SID (cm):</text:p>
          </table:table-cell>
          <table:table-cell table:style-name="ce231" office:value-type="float" office:value="65" calcext:value-type="float">
            <text:p>65</text:p>
          </table:table-cell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90" table:formula="of:=IF([.Q138]=&quot;&quot;;&quot;&quot;;[.Q138])" office:value-type="string" office:string-value="Mo" calcext:value-type="string">
            <text:p>Mo</text:p>
          </table:table-cell>
          <table:table-cell table:style-name="ce90" table:formula="of:=IF([.R138]=&quot;&quot;;&quot;&quot;;[.R138])" office:value-type="string" office:string-value="Mo" calcext:value-type="string">
            <text:p>Mo</text:p>
          </table:table-cell>
          <table:table-cell table:style-name="ce90" table:formula="of:=IF([.S138]=&quot;&quot;;&quot;&quot;;[.S138])" office:value-type="string" office:string-value="Rh" calcext:value-type="string">
            <text:p>Rh</text:p>
          </table:table-cell>
          <table:table-cell table:style-name="ce90" table:formula="of:=IF([.T138]=&quot;&quot;;&quot;&quot;;[.T138])" office:value-type="string" office:string-value="Rh" calcext:value-type="string">
            <text:p>Rh</text:p>
          </table:table-cell>
          <table:table-cell table:number-columns-repeated="4"/>
          <table:table-cell table:style-name="ce191"/>
          <table:table-cell/>
          <table:table-cell table:style-name="ce206"/>
          <table:table-cell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35" office:value-type="string" calcext:value-type="string">
            <text:p>Focal spot:</text:p>
          </table:table-cell>
          <table:table-cell table:style-name="ce90" table:formula="of:=IF([.Q139]=&quot;&quot;;&quot;&quot;;[.Q139])" office:value-type="string" office:string-value="Large" calcext:value-type="string">
            <text:p>Large</text:p>
          </table:table-cell>
          <table:table-cell table:style-name="ce90" table:formula="of:=IF([.R139]=&quot;&quot;;&quot;&quot;;[.R139])" office:value-type="string" office:string-value="Small" calcext:value-type="string">
            <text:p>Small</text:p>
          </table:table-cell>
          <table:table-cell table:style-name="ce90" table:formula="of:=IF([.S139]=&quot;&quot;;&quot;&quot;;[.S139])" office:value-type="string" office:string-value="Large" calcext:value-type="string">
            <text:p>Large</text:p>
          </table:table-cell>
          <table:table-cell table:style-name="ce90" table:formula="of:=IF([.T139]=&quot;&quot;;&quot;&quot;;[.T139])" office:value-type="string" office:string-value="Small" calcext:value-type="string">
            <text:p>Small</text:p>
          </table:table-cell>
          <table:table-cell table:number-columns-repeated="4"/>
          <table:table-cell table:style-name="ce191"/>
          <table:table-cell/>
          <table:table-cell table:style-name="ce206"/>
          <table:table-cell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92" table:formula="of:=IF([.Q140]=&quot;&quot;;&quot;&quot;;[.Q140])">
            <text:p/>
          </table:table-cell>
          <table:table-cell table:style-name="ce92" table:formula="of:=IF([.R140]=&quot;&quot;;&quot;&quot;;[.R140])">
            <text:p/>
          </table:table-cell>
          <table:table-cell table:style-name="ce92" table:formula="of:=IF([.S140]=&quot;&quot;;&quot;&quot;;[.S140])">
            <text:p/>
          </table:table-cell>
          <table:table-cell table:style-name="ce92" table:formula="of:=IF([.T140]=&quot;&quot;;&quot;&quot;;[.T140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Left:</text:p>
          </table:table-cell>
          <table:table-cell table:style-name="ce257" office:value-type="float" office:value="0" calcext:value-type="float">
            <text:p>0.0</text:p>
          </table:table-cell>
          <table:table-cell table:style-name="ce296" office:value-type="float" office:value="0.4" calcext:value-type="float">
            <text:p>0.4</text:p>
          </table:table-cell>
          <table:table-cell table:style-name="ce296" office:value-type="float" office:value="0.1" calcext:value-type="float">
            <text:p>0.1</text:p>
          </table:table-cell>
          <table:table-cell table:style-name="ce316" office:value-type="float" office:value="0.2" calcext:value-type="float">
            <text:p>0.2</text:p>
          </table:table-cell>
          <table:table-cell table:style-name="ce331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357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357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385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92" table:formula="of:=IF([.Q141]=&quot;&quot;;&quot;&quot;;[.Q141])">
            <text:p/>
          </table:table-cell>
          <table:table-cell table:style-name="ce92" table:formula="of:=IF([.R141]=&quot;&quot;;&quot;&quot;;[.R141])">
            <text:p/>
          </table:table-cell>
          <table:table-cell table:style-name="ce92" table:formula="of:=IF([.S141]=&quot;&quot;;&quot;&quot;;[.S141])">
            <text:p/>
          </table:table-cell>
          <table:table-cell table:style-name="ce92" table:formula="of:=IF([.T141]=&quot;&quot;;&quot;&quot;;[.T141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Right:</text:p>
          </table:table-cell>
          <table:table-cell table:style-name="ce258" office:value-type="float" office:value="0" calcext:value-type="float">
            <text:p>0.0</text:p>
          </table:table-cell>
          <table:table-cell table:style-name="ce297" office:value-type="float" office:value="0" calcext:value-type="float">
            <text:p>0.0</text:p>
          </table:table-cell>
          <table:table-cell table:style-name="ce297" office:value-type="float" office:value="0.1" calcext:value-type="float">
            <text:p>0.1</text:p>
          </table:table-cell>
          <table:table-cell table:style-name="ce317" office:value-type="float" office:value="0" calcext:value-type="float">
            <text:p>0.0</text:p>
          </table:table-cell>
          <table:table-cell table:style-name="ce332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358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358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386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35" office:value-type="string" calcext:value-type="string">
            <text:p>EI:</text:p>
          </table:table-cell>
          <table:table-cell table:style-name="ce92" table:formula="of:=IF([.Q142]=&quot;&quot;;&quot;&quot;;[.Q142])">
            <text:p/>
          </table:table-cell>
          <table:table-cell table:style-name="ce92" table:formula="of:=IF([.R142]=&quot;&quot;;&quot;&quot;;[.R142])">
            <text:p/>
          </table:table-cell>
          <table:table-cell table:style-name="ce92" table:formula="of:=IF([.S142]=&quot;&quot;;&quot;&quot;;[.S142])">
            <text:p/>
          </table:table-cell>
          <table:table-cell table:style-name="ce92" table:formula="of:=IF([.T142]=&quot;&quot;;&quot;&quot;;[.T142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Anterior:</text:p>
          </table:table-cell>
          <table:table-cell table:style-name="ce258" office:value-type="float" office:value="0" calcext:value-type="float">
            <text:p>0.0</text:p>
          </table:table-cell>
          <table:table-cell table:number-columns-repeated="2" table:style-name="ce297" office:value-type="float" office:value="0.2" calcext:value-type="float">
            <text:p>0.2</text:p>
          </table:table-cell>
          <table:table-cell table:style-name="ce317" office:value-type="float" office:value="-0.3" calcext:value-type="float">
            <text:p>-0.3</text:p>
          </table:table-cell>
          <table:table-cell table:style-name="ce332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358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358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386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35" office:value-type="string" calcext:value-type="string">
            <text:p>Acceptable:</text:p>
          </table:table-cell>
          <table:table-cell table:style-name="ce92" table:formula="of:=IF([.Q143]=&quot;&quot;;&quot;&quot;;[.Q143])">
            <text:p/>
          </table:table-cell>
          <table:table-cell table:style-name="ce92" table:formula="of:=IF([.R143]=&quot;&quot;;&quot;&quot;;[.R143])">
            <text:p/>
          </table:table-cell>
          <table:table-cell table:style-name="ce92" table:formula="of:=IF([.S143]=&quot;&quot;;&quot;&quot;;[.S143])">
            <text:p/>
          </table:table-cell>
          <table:table-cell table:style-name="ce92" table:formula="of:=IF([.T143]=&quot;&quot;;&quot;&quot;;[.T143])">
            <text:p/>
          </table:table-cell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Chest Wall:</text:p>
          </table:table-cell>
          <table:table-cell table:style-name="ce259" office:value-type="float" office:value="0.2" calcext:value-type="float">
            <text:p>0.2</text:p>
          </table:table-cell>
          <table:table-cell table:style-name="ce298" office:value-type="float" office:value="0.2" calcext:value-type="float">
            <text:p>0.2</text:p>
          </table:table-cell>
          <table:table-cell table:style-name="ce298" office:value-type="float" office:value="0.1" calcext:value-type="float">
            <text:p>0.1</text:p>
          </table:table-cell>
          <table:table-cell table:style-name="ce318" office:value-type="float" office:value="0" calcext:value-type="float">
            <text:p>0.0</text:p>
          </table:table-cell>
          <table:table-cell table:style-name="ce333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359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359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387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No visible artifacts in the images</text:p>
          </table:table-cell>
          <table:table-cell table:number-columns-repeated="7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334" table:formula="of:=IF(OR([.U158]=&quot;&quot;;[.U159]=&quot;&quot;);&quot;&quot;;ABS([.U158])+ABS([.U159]))" office:value-type="percentage" office:value="0" calcext:value-type="percentage">
            <text:p>0.00%</text:p>
          </table:table-cell>
          <table:table-cell table:style-name="ce360" table:formula="of:=IF(OR([.V158]=&quot;&quot;;[.V159]=&quot;&quot;);&quot;&quot;;ABS([.V158])+ABS([.V159]))" office:value-type="percentage" office:value="0.00615384615384615" calcext:value-type="percentage">
            <text:p>0.62%</text:p>
          </table:table-cell>
          <table:table-cell table:style-name="ce360" table:formula="of:=IF(OR([.W158]=&quot;&quot;;[.W159]=&quot;&quot;);&quot;&quot;;ABS([.W158])+ABS([.W159]))" office:value-type="percentage" office:value="0.00307692307692308" calcext:value-type="percentage">
            <text:p>0.31%</text:p>
          </table:table-cell>
          <table:table-cell table:style-name="ce388" table:formula="of:=IF(OR([.X158]=&quot;&quot;;[.X159]=&quot;&quot;);&quot;&quot;;ABS([.X158])+ABS([.X159]))" office:value-type="percentage" office:value="0.00307692307692308" calcext:value-type="percentage">
            <text:p>0.31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/>
          <table:table-cell table:style-name="ce28" table:formula="of:=[.P145]" office:value-type="string" office:string-value="Comments:" calcext:value-type="string">
            <text:p>Comments:</text:p>
          </table:table-cell>
          <table:table-cell table:style-name="ce53" table:formula="of:=IF([.Q145]=&quot;&quot;;&quot;&quot;;IF(LEN([.Q145])&lt;=135;[.Q145];IF(LEN([.Q145])&lt;=260;LEFT([.Q145];SEARCH(&quot; &quot;;[.Q145];125));LEFT([.Q145];SEARCH(&quot; &quot;;[.Q145];130)))))">
            <text:p/>
          </table:table-cell>
          <table:table-cell table:style-name="ce123" table:number-columns-repeated="7"/>
          <table:table-cell table:style-name="ce197"/>
          <table:table-cell/>
          <table:table-cell table:style-name="ce206"/>
          <table:table-cell table:number-columns-repeated="4"/>
          <table:table-cell office:value-type="string" calcext:value-type="string">
            <text:p>Ant-Chest</text:p>
          </table:table-cell>
          <table:table-cell table:style-name="ce335" table:formula="of:=IF(OR([.U160]=&quot;&quot;;[.U161]=&quot;&quot;);&quot;&quot;;ABS([.U160])+ABS([.U161]))" office:value-type="percentage" office:value="0.00307692307692308" calcext:value-type="percentage">
            <text:p>0.31%</text:p>
          </table:table-cell>
          <table:table-cell table:style-name="ce361" table:formula="of:=IF(OR([.V160]=&quot;&quot;;[.V161]=&quot;&quot;);&quot;&quot;;ABS([.V160])+ABS([.V161]))" office:value-type="percentage" office:value="0.00615384615384616" calcext:value-type="percentage">
            <text:p>0.62%</text:p>
          </table:table-cell>
          <table:table-cell table:style-name="ce361" table:formula="of:=IF(OR([.W160]=&quot;&quot;;[.W161]=&quot;&quot;);&quot;&quot;;ABS([.W160])+ABS([.W161]))" office:value-type="percentage" office:value="0.00461538461538462" calcext:value-type="percentage">
            <text:p>0.46%</text:p>
          </table:table-cell>
          <table:table-cell table:style-name="ce389" table:formula="of:=IF(OR([.X160]=&quot;&quot;;[.X161]=&quot;&quot;);&quot;&quot;;ABS([.X160])+ABS([.X161]))" office:value-type="percentage" office:value="0.00461538461538462" calcext:value-type="percentage">
            <text:p>0.46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/>
          <table:table-cell table:style-name="ce16"/>
          <table:table-cell table:style-name="ce93" table:formula="of:=IF(LEN([.Q145])&lt;=135;&quot;&quot;;IF(LEN([.Q145])&lt;=260;RIGHT([.Q145];LEN([.Q145])-SEARCH(&quot; &quot;;[.Q145];125));MID([.Q145];SEARCH(&quot; &quot;;[.Q145];130);IF(LEN([.Q145])&lt;=265;LEN([.Q145]);SEARCH(&quot; &quot;;[.Q145];255)-SEARCH(&quot; &quot;;[.Q145];130))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16"/>
          <table:table-cell table:style-name="ce93" table:formula="of:=IF(LEN([.Q145])&lt;=265;&quot;&quot;;RIGHT([.Q145];LEN([.Q145])-SEARCH(&quot; &quot;;[.Q145];255)))">
            <text:p/>
          </table:table-cell>
          <table:table-cell table:style-name="ce124" table:number-columns-repeated="7"/>
          <table:table-cell table:style-name="ce198"/>
          <table:table-cell/>
          <table:table-cell table:style-name="ce206"/>
          <table:table-cell table:style-name="ce16"/>
          <table:table-cell table:style-name="ce16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style-name="ce31" office:value-type="string" calcext:value-type="string">
            <text:p>Light Field Brightness</text:p>
          </table:table-cell>
          <table:table-cell table:number-columns-repeated="9"/>
          <table:table-cell table:style-name="ce191"/>
          <table:table-cell/>
          <table:table-cell table:style-name="ce214" office:value-type="string" calcext:value-type="string">
            <text:p>X-ray Field/Image Receptor Alignmen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5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55"/>
          <table:table-cell table:style-name="ce147"/>
          <table:table-cell table:style-name="ce55" office:value-type="string" calcext:value-type="string" table:number-columns-spanned="2" table:number-rows-spanned="1">
            <text:p>Average Illumination</text:p>
          </table:table-cell>
          <table:covered-table-cell table:style-name="ce55"/>
          <table:table-cell table:number-columns-repeated="2"/>
          <table:table-cell table:style-name="ce191"/>
          <table:table-cell/>
          <table:table-cell table:style-name="ce206"/>
          <table:table-cell table:style-name="ce212"/>
          <table:table-cell table:number-columns-repeated="4"/>
          <table:table-cell table:style-name="ce330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56" office:value-type="string" calcext:value-type="string">
            <text:p>1st quad.</text:p>
          </table:table-cell>
          <table:table-cell table:style-name="ce56" office:value-type="string" calcext:value-type="string">
            <text:p>2nd quad.</text:p>
          </table:table-cell>
          <table:table-cell table:style-name="ce56" office:value-type="string" calcext:value-type="string">
            <text:p>3rd quad.</text:p>
          </table:table-cell>
          <table:table-cell table:style-name="ce132" office:value-type="string" calcext:value-type="string">
            <text:p>4th quad.</text:p>
          </table:table-cell>
          <table:table-cell table:style-name="ce147"/>
          <table:table-cell table:style-name="ce151" office:value-type="string" calcext:value-type="string" table:number-columns-spanned="2" table:number-rows-spanned="1">
            <text:p>(lux)</text:p>
          </table:table-cell>
          <table:covered-table-cell table:style-name="ce169"/>
          <table:table-cell table:number-columns-repeated="2"/>
          <table:table-cell table:style-name="ce191"/>
          <table:table-cell/>
          <table:table-cell table:style-name="ce206"/>
          <table:table-cell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/>
          <table:table-cell table:style-name="ce57" table:formula="of:=IF([.P152]=&quot;&quot;;&quot;&quot;;[.P152])" office:value-type="float" office:value="321" calcext:value-type="float">
            <text:p>321</text:p>
          </table:table-cell>
          <table:table-cell table:style-name="ce57" table:formula="of:=IF([.Q152]=&quot;&quot;;&quot;&quot;;[.Q152])" office:value-type="float" office:value="290" calcext:value-type="float">
            <text:p>290</text:p>
          </table:table-cell>
          <table:table-cell table:style-name="ce57" table:formula="of:=IF([.R152]=&quot;&quot;;&quot;&quot;;[.R152])" office:value-type="float" office:value="340" calcext:value-type="float">
            <text:p>340</text:p>
          </table:table-cell>
          <table:table-cell table:style-name="ce133" table:formula="of:=IF([.S152]=&quot;&quot;;&quot;&quot;;[.S152])" office:value-type="float" office:value="334" calcext:value-type="float">
            <text:p>334</text:p>
          </table:table-cell>
          <table:table-cell table:style-name="ce147"/>
          <table:table-cell table:style-name="ce152" table:formula="of:=IF([.U152]=&quot;&quot;;&quot;&quot;;[.U152])" office:value-type="float" office:value="321.25" calcext:value-type="float" table:number-columns-spanned="2" table:number-rows-spanned="1">
            <text:p>321.3</text:p>
          </table:table-cell>
          <table:covered-table-cell table:style-name="ce170"/>
          <table:table-cell table:number-columns-repeated="2"/>
          <table:table-cell table:style-name="ce191"/>
          <table:table-cell/>
          <table:table-cell table:style-name="ce206"/>
          <table:table-cell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Average light field illumination &gt;= 160 lux.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Left:</text:p>
          </table:table-cell>
          <table:table-cell table:style-name="ce257" office:value-type="float" office:value="0.1" calcext:value-type="float">
            <text:p>0.1</text:p>
          </table:table-cell>
          <table:table-cell table:number-columns-repeated="2" table:style-name="ce296" office:value-type="float" office:value="0.2" calcext:value-type="float">
            <text:p>0.2</text:p>
          </table:table-cell>
          <table:table-cell table:style-name="ce316" office:value-type="float" office:value="0.2" calcext:value-type="float">
            <text:p>0.2</text:p>
          </table:table-cell>
          <table:table-cell table:style-name="ce336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362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362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390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35" office:value-type="string" calcext:value-type="string">
            <text:p>Right:</text:p>
          </table:table-cell>
          <table:table-cell table:style-name="ce258" office:value-type="float" office:value="0.4" calcext:value-type="float">
            <text:p>0.4</text:p>
          </table:table-cell>
          <table:table-cell table:style-name="ce297" office:value-type="float" office:value="0.4" calcext:value-type="float">
            <text:p>0.4</text:p>
          </table:table-cell>
          <table:table-cell table:style-name="ce297" office:value-type="float" office:value="0.3" calcext:value-type="float">
            <text:p>0.3</text:p>
          </table:table-cell>
          <table:table-cell table:style-name="ce317" office:value-type="float" office:value="0.4" calcext:value-type="float">
            <text:p>0.4</text:p>
          </table:table-cell>
          <table:table-cell table:style-name="ce337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363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363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391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 table:style-name="ce31" office:value-type="string" calcext:value-type="string">
            <text:p>Light fField/X-ray Field Alignment</text:p>
          </table:table-cell>
          <table:table-cell table:number-columns-repeated="3"/>
          <table:table-cell table:style-name="ce37" office:value-type="string" calcext:value-type="string">
            <text:p>X-ray Field/Image Receptor Alignment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Anterior:</text:p>
          </table:table-cell>
          <table:table-cell table:style-name="ce258" office:value-type="float" office:value="0" calcext:value-type="float">
            <text:p>0.0</text:p>
          </table:table-cell>
          <table:table-cell table:style-name="ce297" office:value-type="float" office:value="0.4" calcext:value-type="float">
            <text:p>0.4</text:p>
          </table:table-cell>
          <table:table-cell table:style-name="ce297" office:value-type="float" office:value="0.5" calcext:value-type="float">
            <text:p>0.5</text:p>
          </table:table-cell>
          <table:table-cell table:style-name="ce317" office:value-type="float" office:value="0.5" calcext:value-type="float">
            <text:p>0.5</text:p>
          </table:table-cell>
          <table:table-cell table:style-name="ce338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364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364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392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33" office:value-type="string" calcext:value-type="string">
            <text:p>SID (cm):</text:p>
          </table:table-cell>
          <table:table-cell table:style-name="Default"/>
          <table:table-cell table:number-columns-repeated="8"/>
          <table:table-cell table:style-name="ce191"/>
          <table:table-cell/>
          <table:table-cell table:style-name="ce206"/>
          <table:table-cell table:style-name="ce35" office:value-type="string" calcext:value-type="string">
            <text:p>Chest Wall:</text:p>
          </table:table-cell>
          <table:table-cell table:style-name="ce258" office:value-type="float" office:value="0.8" calcext:value-type="float">
            <text:p>0.8</text:p>
          </table:table-cell>
          <table:table-cell table:style-name="ce297" office:value-type="float" office:value="0" calcext:value-type="float">
            <text:p>0.0</text:p>
          </table:table-cell>
          <table:table-cell table:style-name="ce297" office:value-type="float" office:value="0.2" calcext:value-type="float">
            <text:p>0.2</text:p>
          </table:table-cell>
          <table:table-cell table:style-name="ce317" office:value-type="float" office:value="0" calcext:value-type="float">
            <text:p>0.0</text:p>
          </table:table-cell>
          <table:table-cell table:style-name="ce339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365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365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393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34" table:formula="of:=IF([.P155]=&quot;&quot;;&quot;&quot;;[.P155])" office:value-type="float" office:value="65" calcext:value-type="float">
            <text:p>65</text:p>
          </table:table-cell>
          <table:table-cell table:style-name="ce58" office:value-type="string" calcext:value-type="string" table:number-columns-spanned="4" table:number-rows-spanned="1">
            <text:p>Light Field/X-ray Field % Deviation</text:p>
          </table:table-cell>
          <table:covered-table-cell table:number-columns-repeated="3"/>
          <table:table-cell table:style-name="Default"/>
          <table:table-cell table:style-name="ce153" office:value-type="string" calcext:value-type="string" table:number-columns-spanned="4" table:number-rows-spanned="1">
            <text:p>X-ray Field/Image Receptor % Deviation</text:p>
          </table:table-cell>
          <table:covered-table-cell table:number-columns-repeated="3"/>
          <table:table-cell table:style-name="ce191"/>
          <table:table-cell/>
          <table:table-cell table:style-name="ce206"/>
          <table:table-cell table:style-name="ce35" office:value-type="string" calcext:value-type="string">
            <text:p>Compression Paddle</text:p>
          </table:table-cell>
          <table:table-cell table:style-name="ce259" office:value-type="float" office:value="0.2" calcext:value-type="float">
            <text:p>0.2</text:p>
          </table:table-cell>
          <table:table-cell table:number-columns-repeated="2" table:style-name="ce298" office:value-type="float" office:value="0.5" calcext:value-type="float">
            <text:p>0.5</text:p>
          </table:table-cell>
          <table:table-cell table:style-name="ce318" office:value-type="float" office:value="0.5" calcext:value-type="float">
            <text:p>0.5</text:p>
          </table:table-cell>
          <table:table-cell table:style-name="ce340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366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366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394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Default"/>
          <table:table-cell table:style-name="ce59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Default"/>
          <table:table-cell table:style-name="ce154" office:value-type="string" calcext:value-type="string" table:number-columns-spanned="1" table:number-rows-spanned="2">
            <text:p>24x30</text:p>
          </table:table-cell>
          <table:table-cell table:style-name="ce94" office:value-type="string" calcext:value-type="string" table:number-columns-spanned="3" table:number-rows-spanned="1">
            <text:p>18x24</text:p>
          </table:table-cell>
          <table:covered-table-cell table:style-name="ce39"/>
          <table:covered-table-cell table:style-name="ce134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Enter deviation in cm</text:p>
          </table:table-cell>
          <table:table-cell table:number-columns-repeated="3"/>
          <table:table-cell table:style-name="ce19"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Default"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Default"/>
          <table:covered-table-cell office:value-type="string" calcext:value-type="string">
            <text:p>24x30</text:p>
          </table:covered-table-cell>
          <table:table-cell table:style-name="ce95" office:value-type="string" calcext:value-type="string">
            <text:p>Left</text:p>
          </table:table-cell>
          <table:table-cell table:style-name="ce39" office:value-type="string" calcext:value-type="string">
            <text:p>Center</text:p>
          </table:table-cell>
          <table:table-cell table:style-name="ce134" office:value-type="string" calcext:value-type="string">
            <text:p>Right</text:p>
          </table:table-cell>
          <table:table-cell table:style-name="ce191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9"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5" office:value-type="string" calcext:value-type="string">
            <text:p>Left:</text:p>
          </table:table-cell>
          <table:table-cell table:style-name="ce60" table:formula="of:=IF([.U158]=&quot;&quot;;&quot;&quot;;[.U158])" office:value-type="percentage" office:value="0" calcext:value-type="percentage">
            <text:p>0.00%</text:p>
          </table:table-cell>
          <table:table-cell table:style-name="ce75" table:formula="of:=IF([.V158]=&quot;&quot;;&quot;&quot;;[.V158])" office:value-type="percentage" office:value="0.00615384615384615" calcext:value-type="percentage">
            <text:p>0.62%</text:p>
          </table:table-cell>
          <table:table-cell table:style-name="ce75" table:formula="of:=IF([.W158]=&quot;&quot;;&quot;&quot;;[.W158])" office:value-type="percentage" office:value="0.00153846153846154" calcext:value-type="percentage">
            <text:p>0.15%</text:p>
          </table:table-cell>
          <table:table-cell table:style-name="ce135" table:formula="of:=IF([.X158]=&quot;&quot;;&quot;&quot;;[.X158])" office:value-type="percentage" office:value="0.00307692307692308" calcext:value-type="percentage">
            <text:p>0.31%</text:p>
          </table:table-cell>
          <table:table-cell table:style-name="ce35" office:value-type="string" calcext:value-type="string">
            <text:p>Left:</text:p>
          </table:table-cell>
          <table:table-cell table:style-name="ce75" table:formula="of:=IF([.U171]=&quot;&quot;;&quot;&quot;;[.U171])" office:value-type="percentage" office:value="0.00153846153846154" calcext:value-type="percentage">
            <text:p>0.15%</text:p>
          </table:table-cell>
          <table:table-cell table:style-name="ce75" table:formula="of:=IF([.V171]=&quot;&quot;;&quot;&quot;;[.V171])" office:value-type="percentage" office:value="0.00307692307692308" calcext:value-type="percentage">
            <text:p>0.31%</text:p>
          </table:table-cell>
          <table:table-cell table:style-name="ce75" table:formula="of:=IF([.W171]=&quot;&quot;;&quot;&quot;;[.W171])" office:value-type="percentage" office:value="0.00307692307692308" calcext:value-type="percentage">
            <text:p>0.31%</text:p>
          </table:table-cell>
          <table:table-cell table:style-name="ce135" table:formula="of:=IF([.X171]=&quot;&quot;;&quot;&quot;;[.X171])" office:value-type="percentage" office:value="0.00307692307692308" calcext:value-type="percentage">
            <text:p>0.31%</text:p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style-name="ce35" office:value-type="string" calcext:value-type="string">
            <text:p>Right:</text:p>
          </table:table-cell>
          <table:table-cell table:style-name="ce60" table:formula="of:=IF([.U159]=&quot;&quot;;&quot;&quot;;[.U159])" office:value-type="percentage" office:value="0" calcext:value-type="percentage">
            <text:p>0.00%</text:p>
          </table:table-cell>
          <table:table-cell table:style-name="ce75" table:formula="of:=IF([.V159]=&quot;&quot;;&quot;&quot;;[.V159])" office:value-type="percentage" office:value="0" calcext:value-type="percentage">
            <text:p>0.00%</text:p>
          </table:table-cell>
          <table:table-cell table:style-name="ce75" table:formula="of:=IF([.W159]=&quot;&quot;;&quot;&quot;;[.W159])" office:value-type="percentage" office:value="0.00153846153846154" calcext:value-type="percentage">
            <text:p>0.15%</text:p>
          </table:table-cell>
          <table:table-cell table:style-name="ce135" table:formula="of:=IF([.X159]=&quot;&quot;;&quot;&quot;;[.X159])" office:value-type="percentage" office:value="0" calcext:value-type="percentage">
            <text:p>0.00%</text:p>
          </table:table-cell>
          <table:table-cell table:style-name="ce35" office:value-type="string" calcext:value-type="string">
            <text:p>Right:</text:p>
          </table:table-cell>
          <table:table-cell table:style-name="ce75" table:formula="of:=IF([.U172]=&quot;&quot;;&quot;&quot;;[.U172])" office:value-type="percentage" office:value="0.00615384615384615" calcext:value-type="percentage">
            <text:p>0.62%</text:p>
          </table:table-cell>
          <table:table-cell table:style-name="ce75" table:formula="of:=IF([.V172]=&quot;&quot;;&quot;&quot;;[.V172])" office:value-type="percentage" office:value="0.00615384615384615" calcext:value-type="percentage">
            <text:p>0.62%</text:p>
          </table:table-cell>
          <table:table-cell table:style-name="ce75" table:formula="of:=IF([.W172]=&quot;&quot;;&quot;&quot;;[.W172])" office:value-type="percentage" office:value="0.00461538461538462" calcext:value-type="percentage">
            <text:p>0.46%</text:p>
          </table:table-cell>
          <table:table-cell table:style-name="ce135" table:formula="of:=IF([.X172]=&quot;&quot;;&quot;&quot;;[.X172])" office:value-type="percentage" office:value="0.00615384615384615" calcext:value-type="percentage">
            <text:p>0.62%</text:p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 table:style-name="ce35" office:value-type="string" calcext:value-type="string">
            <text:p>Anterior:</text:p>
          </table:table-cell>
          <table:table-cell table:style-name="ce60" table:formula="of:=IF([.U160]=&quot;&quot;;&quot;&quot;;[.U160])" office:value-type="percentage" office:value="0" calcext:value-type="percentage">
            <text:p>0.00%</text:p>
          </table:table-cell>
          <table:table-cell table:style-name="ce75" table:formula="of:=IF([.V160]=&quot;&quot;;&quot;&quot;;[.V160])" office:value-type="percentage" office:value="0.00307692307692308" calcext:value-type="percentage">
            <text:p>0.31%</text:p>
          </table:table-cell>
          <table:table-cell table:style-name="ce75" table:formula="of:=IF([.W160]=&quot;&quot;;&quot;&quot;;[.W160])" office:value-type="percentage" office:value="0.00307692307692308" calcext:value-type="percentage">
            <text:p>0.31%</text:p>
          </table:table-cell>
          <table:table-cell table:style-name="ce135" table:formula="of:=IF([.X160]=&quot;&quot;;&quot;&quot;;[.X160])" office:value-type="percentage" office:value="-0.00461538461538462" calcext:value-type="percentage">
            <text:p>-0.46%</text:p>
          </table:table-cell>
          <table:table-cell table:style-name="ce35" office:value-type="string" calcext:value-type="string">
            <text:p>Anterior:</text:p>
          </table:table-cell>
          <table:table-cell table:style-name="ce75" table:formula="of:=IF([.U173]=&quot;&quot;;&quot;&quot;;[.U173])" office:value-type="percentage" office:value="0" calcext:value-type="percentage">
            <text:p>0.00%</text:p>
          </table:table-cell>
          <table:table-cell table:style-name="ce75" table:formula="of:=IF([.V173]=&quot;&quot;;&quot;&quot;;[.V173])" office:value-type="percentage" office:value="0.00615384615384615" calcext:value-type="percentage">
            <text:p>0.62%</text:p>
          </table:table-cell>
          <table:table-cell table:style-name="ce75" table:formula="of:=IF([.W173]=&quot;&quot;;&quot;&quot;;[.W173])" office:value-type="percentage" office:value="0.00769230769230769" calcext:value-type="percentage">
            <text:p>0.77%</text:p>
          </table:table-cell>
          <table:table-cell table:style-name="ce135" table:formula="of:=IF([.X173]=&quot;&quot;;&quot;&quot;;[.X173])" office:value-type="percentage" office:value="0.00769230769230769" calcext:value-type="percentage">
            <text:p>0.77%</text:p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style-name="ce35" office:value-type="string" calcext:value-type="string">
            <text:p>Chest Wall:</text:p>
          </table:table-cell>
          <table:table-cell table:style-name="ce60" table:formula="of:=IF([.U161]=&quot;&quot;;&quot;&quot;;[.U161])" office:value-type="percentage" office:value="0.00307692307692308" calcext:value-type="percentage">
            <text:p>0.31%</text:p>
          </table:table-cell>
          <table:table-cell table:style-name="ce75" table:formula="of:=IF([.V161]=&quot;&quot;;&quot;&quot;;[.V161])" office:value-type="percentage" office:value="0.00307692307692308" calcext:value-type="percentage">
            <text:p>0.31%</text:p>
          </table:table-cell>
          <table:table-cell table:style-name="ce75" table:formula="of:=IF([.W161]=&quot;&quot;;&quot;&quot;;[.W161])" office:value-type="percentage" office:value="0.00153846153846154" calcext:value-type="percentage">
            <text:p>0.15%</text:p>
          </table:table-cell>
          <table:table-cell table:style-name="ce135" table:formula="of:=IF([.X161]=&quot;&quot;;&quot;&quot;;[.X161])" office:value-type="percentage" office:value="0" calcext:value-type="percentage">
            <text:p>0.00%</text:p>
          </table:table-cell>
          <table:table-cell table:style-name="ce35" office:value-type="string" calcext:value-type="string">
            <text:p>Chest Wall:</text:p>
          </table:table-cell>
          <table:table-cell table:style-name="ce75" table:formula="of:=IF([.U174]=&quot;&quot;;&quot;&quot;;[.U174])" office:value-type="percentage" office:value="0.0123076923076923" calcext:value-type="percentage">
            <text:p>1.23%</text:p>
          </table:table-cell>
          <table:table-cell table:style-name="ce75" table:formula="of:=IF([.V174]=&quot;&quot;;&quot;&quot;;[.V174])" office:value-type="percentage" office:value="0" calcext:value-type="percentage">
            <text:p>0.00%</text:p>
          </table:table-cell>
          <table:table-cell table:style-name="ce75" table:formula="of:=IF([.W174]=&quot;&quot;;&quot;&quot;;[.W174])" office:value-type="percentage" office:value="0.00307692307692308" calcext:value-type="percentage">
            <text:p>0.31%</text:p>
          </table:table-cell>
          <table:table-cell table:style-name="ce135" table:formula="of:=IF([.X174]=&quot;&quot;;&quot;&quot;;[.X174])" office:value-type="percentage" office:value="0" calcext:value-type="percentage">
            <text:p>0.00%</text:p>
          </table:table-cell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5" office:value-type="string" calcext:value-type="string">
            <text:p>Left-Right:</text:p>
          </table:table-cell>
          <table:table-cell table:style-name="ce61" table:formula="of:=IF([.U162]=&quot;&quot;;&quot;&quot;;[.U162])" office:value-type="percentage" office:value="0" calcext:value-type="percentage">
            <text:p>0.00%</text:p>
          </table:table-cell>
          <table:table-cell table:style-name="ce96" table:formula="of:=IF([.V162]=&quot;&quot;;&quot;&quot;;[.V162])" office:value-type="percentage" office:value="0.00615384615384615" calcext:value-type="percentage">
            <text:p>0.62%</text:p>
          </table:table-cell>
          <table:table-cell table:style-name="ce96" table:formula="of:=IF([.W162]=&quot;&quot;;&quot;&quot;;[.W162])" office:value-type="percentage" office:value="0.00307692307692308" calcext:value-type="percentage">
            <text:p>0.31%</text:p>
          </table:table-cell>
          <table:table-cell table:style-name="ce136" table:formula="of:=IF([.X162]=&quot;&quot;;&quot;&quot;;[.X162])" office:value-type="percentage" office:value="0.00307692307692308" calcext:value-type="percentage">
            <text:p>0.31%</text:p>
          </table:table-cell>
          <table:table-cell table:style-name="ce35" office:value-type="string" calcext:value-type="string">
            <text:p>Paddle:</text:p>
          </table:table-cell>
          <table:table-cell table:style-name="ce78" table:formula="of:=IF([.U175]=&quot;&quot;;&quot;&quot;;[.U175])" office:value-type="percentage" office:value="0.00307692307692308" calcext:value-type="percentage">
            <text:p>0.31%</text:p>
          </table:table-cell>
          <table:table-cell table:style-name="ce78" table:formula="of:=IF([.V175]=&quot;&quot;;&quot;&quot;;[.V175])" office:value-type="percentage" office:value="0.00769230769230769" calcext:value-type="percentage">
            <text:p>0.77%</text:p>
          </table:table-cell>
          <table:table-cell table:style-name="ce78" table:formula="of:=IF([.W175]=&quot;&quot;;&quot;&quot;;[.W175])" office:value-type="percentage" office:value="0.00769230769230769" calcext:value-type="percentage">
            <text:p>0.77%</text:p>
          </table:table-cell>
          <table:table-cell table:style-name="ce162" table:formula="of:=IF([.X175]=&quot;&quot;;&quot;&quot;;[.X175])" office:value-type="percentage" office:value="0.00769230769230769" calcext:value-type="percentage">
            <text:p>0.77%</text:p>
          </table:table-cell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office:value-type="string" calcext:value-type="string">
            <text:p>Ant-Chest:</text:p>
          </table:table-cell>
          <table:table-cell table:style-name="ce62" table:formula="of:=IF([.U163]=&quot;&quot;;&quot;&quot;;[.U163])" office:value-type="percentage" office:value="0.00307692307692308" calcext:value-type="percentage">
            <text:p>0.31%</text:p>
          </table:table-cell>
          <table:table-cell table:style-name="ce97" table:formula="of:=IF([.V163]=&quot;&quot;;&quot;&quot;;[.V163])" office:value-type="percentage" office:value="0.00615384615384616" calcext:value-type="percentage">
            <text:p>0.62%</text:p>
          </table:table-cell>
          <table:table-cell table:style-name="ce97" table:formula="of:=IF([.W163]=&quot;&quot;;&quot;&quot;;[.W163])" office:value-type="percentage" office:value="0.00461538461538462" calcext:value-type="percentage">
            <text:p>0.46%</text:p>
          </table:table-cell>
          <table:table-cell table:style-name="ce137" table:formula="of:=IF([.X163]=&quot;&quot;;&quot;&quot;;[.X163])" office:value-type="percentage" office:value="0.00461538461538462" calcext:value-type="percentage">
            <text:p>0.46%</text:p>
          </table:table-cell>
          <table:table-cell table:style-name="Default"/>
          <table:table-cell table:number-columns-repeated="4"/>
          <table:table-cell table:style-name="ce191"/>
          <table:table-cell/>
          <table:table-cell table:style-name="ce214" office:value-type="string" calcext:value-type="string">
            <text:p>System Resolu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36" office:value-type="string" calcext:value-type="string">
            <text:p>Acceptable:</text:p>
          </table:table-cell>
          <table:table-cell table:style-name="ce63" table:formula="of:=IF(OR([.D182]&gt;0.02;[.D183]&gt;0.02);&quot;NO&quot;;&quot;YES&quot;)" office:value-type="string" office:string-value="YES" calcext:value-type="string">
            <text:p>YES</text:p>
          </table:table-cell>
          <table:table-cell table:style-name="ce98" table:formula="of:=IF(OR([.E182]&gt;0.02;[.E183]&gt;0.02);&quot;NO&quot;;&quot;YES&quot;)" office:value-type="string" office:string-value="YES" calcext:value-type="string">
            <text:p>YES</text:p>
          </table:table-cell>
          <table:table-cell table:style-name="ce98" table:formula="of:=IF(OR([.F182]&gt;0.02;[.F183]&gt;0.02);&quot;NO&quot;;&quot;YES&quot;)" office:value-type="string" office:string-value="YES" calcext:value-type="string">
            <text:p>YES</text:p>
          </table:table-cell>
          <table:table-cell table:style-name="ce138" table:formula="of:=IF(OR([.G182]&gt;0.02;[.G183]&gt;0.02);&quot;NO&quot;;&quot;YES&quot;)" office:value-type="string" office:string-value="YES" calcext:value-type="string">
            <text:p>YES</text:p>
          </table:table-cell>
          <table:table-cell table:style-name="Default"/>
          <table:table-cell table:number-columns-repeated="4"/>
          <table:table-cell table:style-name="ce191"/>
          <table:table-cell/>
          <table:table-cell table:style-name="ce206"/>
          <table:table-cell table:style-name="ce35" office:value-type="string" calcext:value-type="string">
            <text:p>Target:</text:p>
          </table:table-cell>
          <table:table-cell table:style-name="ce253" table:number-columns-repeated="2"/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Sum of left/right edge and chest wall/anterior deviation is less than 2% SID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53" office:value-type="float" office:value="28" calcext:value-type="float">
            <text:p>28</text:p>
          </table:table-cell>
          <table:table-cell table:style-name="ce253"/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extend beyond image receptor by more than 2% SID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mAs:</text:p>
          </table:table-cell>
          <table:table-cell table:style-name="ce253" office:value-type="float" office:value="65" calcext:value-type="float">
            <text:p>65</text:p>
          </table:table-cell>
          <table:table-cell table:style-name="ce253"/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extends beyond the chest wall edge.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lp/mm:</text:p>
          </table:table-cell>
          <table:table-cell table:style-name="ce253" office:value-type="float" office:value="8" calcext:value-type="float">
            <text:p>8</text:p>
          </table:table-cell>
          <table:table-cell table:style-name="ce253"/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Acceptable:</text:p>
          </table:table-cell>
          <table:table-cell table:style-name="ce260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299" table:formula="of:=IF([.R187]=&quot;&quot;;&quot;&quot;;IF([.R187]&gt;=7;&quot;Pass&quot;;&quot;Fail&quot;)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102" office:value-type="string" calcext:value-type="string">
            <text:p>Criteria:</text:p>
          </table:table-cell>
          <table:table-cell table:style-name="ce102" office:value-type="string" calcext:value-type="string">
            <text:p>Limiting system resolution must be 7 lp/mm or higher</text:p>
          </table:table-cell>
          <table:table-cell table:style-name="ce19"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4"/>
          <table:table-cell table:style-name="ce32" table:number-columns-repeated="2"/>
          <table:table-cell table:style-name="ce99" office:value-type="string" calcext:value-type="string">
            <text:p>Difference between chest wall edge of the receptor and compression paddle is less than 1% SID</text:p>
          </table:table-cell>
          <table:table-cell table:style-name="ce32" table:number-columns-repeated="7"/>
          <table:table-cell table:style-name="ce196"/>
          <table:table-cell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ce37" office:value-type="string" calcext:value-type="string">
            <text:p>System Resolution</text:p>
          </table:table-cell>
          <table:table-cell table:number-columns-repeated="9"/>
          <table:table-cell table:style-name="ce191"/>
          <table:table-cell/>
          <table:table-cell table:style-name="ce214" office:value-type="string" calcext:value-type="string">
            <text:p>AEC Thickness Tracking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41" table:formula="of:=IF([.Q184]=&quot;&quot;;&quot;&quot;;[.Q184])">
            <text:p/>
          </table:table-cell>
          <table:table-cell table:style-name="ce41" table:formula="of:=IF([.R184]=&quot;&quot;;&quot;&quot;;[.R184])">
            <text:p/>
          </table:table-cell>
          <table:table-cell table:number-columns-repeated="6"/>
          <table:table-cell table:style-name="ce191"/>
          <table:table-cell/>
          <table:table-cell table:style-name="ce206" office:value-type="string" calcext:value-type="string">
            <text:p>AEC Mode:</text:p>
          </table:table-cell>
          <table:table-cell table:style-name="ce231"/>
          <table:table-cell/>
          <table:table-cell table:style-name="ce35" office:value-type="string" calcext:value-type="string">
            <text:p>AEC Position:</text:p>
          </table:table-cell>
          <table:table-cell table:style-name="ce231"/>
          <table:table-cell/>
          <table:table-cell table:style-name="ce341"/>
          <table:table-cell table:style-name="ce367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41" table:formula="of:=IF([.Q185]=&quot;&quot;;&quot;&quot;;[.Q185])" office:value-type="float" office:value="28" calcext:value-type="float">
            <text:p>28</text:p>
          </table:table-cell>
          <table:table-cell table:style-name="ce41" table:formula="of:=IF([.R185]=&quot;&quot;;&quot;&quot;;[.R185])">
            <text:p/>
          </table:table-cell>
          <table:table-cell/>
          <table:table-cell table:style-name="ce35" office:value-type="string" calcext:value-type="string">
            <text:p>Acceptable:</text:p>
          </table:table-cell>
          <table:table-cell table:style-name="ce76" table:formula="of:=IF(AND([.Q188]=&quot;&quot;;[.R188]=&quot;&quot;);&quot;&quot;;IF(OR([.Q188]=&quot;Fail&quot;;[.R188]=&quot;Fail&quot;);&quot;Fail&quot;;&quot;Pass&quot;))" office:value-type="string" office:string-value="Pass" calcext:value-type="string">
            <text:p>Pass</text:p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35" office:value-type="string" calcext:value-type="string">
            <text:p>mAs:</text:p>
          </table:table-cell>
          <table:table-cell table:style-name="ce41" table:formula="of:=IF([.Q186]=&quot;&quot;;&quot;&quot;;[.Q186])" office:value-type="float" office:value="65" calcext:value-type="float">
            <text:p>65</text:p>
          </table:table-cell>
          <table:table-cell table:style-name="ce41" table:formula="of:=IF([.R186]=&quot;&quot;;&quot;&quot;;[.R186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35" office:value-type="string" calcext:value-type="string">
            <text:p>lp/mm:</text:p>
          </table:table-cell>
          <table:table-cell table:style-name="ce41" table:formula="of:=IF([.Q187]=&quot;&quot;;&quot;&quot;;[.Q187])" office:value-type="float" office:value="8" calcext:value-type="float">
            <text:p>8</text:p>
          </table:table-cell>
          <table:table-cell table:style-name="ce41" table:formula="of:=IF([.R187]=&quot;&quot;;&quot;&quot;;[.R187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107" office:value-type="float" office:value="2" calcext:value-type="float">
            <text:p>2</text:p>
          </table:table-cell>
          <table:table-cell table:style-name="ce261" office:value-type="string" calcext:value-type="string">
            <text:p>Mo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float" office:value="35.7" calcext:value-type="float">
            <text:p>35.7</text:p>
          </table:table-cell>
          <table:table-cell table:style-name="ce265" office:value-type="float" office:value="484" calcext:value-type="float">
            <text:p>484</text:p>
          </table:table-cell>
          <table:table-cell table:style-name="ce265" office:value-type="float" office:value="0.651" calcext:value-type="float">
            <text:p>0.651</text:p>
          </table:table-cell>
          <table:table-cell table:style-name="ce368" table:formula="of:=IF(OR([.T195]=&quot;&quot;;[.$T$203]=&quot;&quot;);&quot;&quot;;([.T195]-[.$T$203])/[.$T$203])" office:value-type="percentage" office:value="-0.0322419395151212" calcext:value-type="percentage">
            <text:p>-3.22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64" office:value-type="string" calcext:value-type="string">
            <text:p>Criteria:</text:p>
          </table:table-cell>
          <table:table-cell table:style-name="ce17" table:formula="of:=[.Q189]" office:value-type="string" office:string-value="Limiting system resolution must be 7 lp/mm or higher" calcext:value-type="string">
            <text:p>Limiting system resolution must be 7 lp/mm or higher</text:p>
          </table:table-cell>
          <table:table-cell table:style-name="ce20" table:number-columns-repeated="7"/>
          <table:table-cell table:style-name="ce192"/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2" office:value-type="string" calcext:value-type="string">
            <text:p>Mo</text:p>
          </table:table-cell>
          <table:table-cell table:style-name="ce252" office:value-type="float" office:value="28" calcext:value-type="float">
            <text:p>28</text:p>
          </table:table-cell>
          <table:table-cell table:style-name="ce252" office:value-type="float" office:value="55.1" calcext:value-type="float">
            <text:p>55.1</text:p>
          </table:table-cell>
          <table:table-cell table:style-name="ce252" office:value-type="float" office:value="483" calcext:value-type="float">
            <text:p>483</text:p>
          </table:table-cell>
          <table:table-cell table:style-name="ce252" office:value-type="float" office:value="1.26" calcext:value-type="float">
            <text:p>1.26</text:p>
          </table:table-cell>
          <table:table-cell table:style-name="ce369" table:formula="of:=IF(OR([.T196]=&quot;&quot;;[.$T$203]=&quot;&quot;);&quot;&quot;;([.T196]-[.$T$203])/[.$T$203])" office:value-type="percentage" office:value="-0.03424143964009" calcext:value-type="percentage">
            <text:p>-3.42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office:value-type="float" office:value="56.2" calcext:value-type="float">
            <text:p>56.2</text:p>
          </table:table-cell>
          <table:table-cell table:style-name="ce252" office:value-type="float" office:value="501" calcext:value-type="float">
            <text:p>501</text:p>
          </table:table-cell>
          <table:table-cell table:style-name="ce252" office:value-type="float" office:value="1.29" calcext:value-type="float">
            <text:p>1.29</text:p>
          </table:table-cell>
          <table:table-cell table:style-name="ce369" table:formula="of:=IF(OR([.T197]=&quot;&quot;;[.$T$203]=&quot;&quot;);&quot;&quot;;([.T197]-[.$T$203])/[.$T$203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office:value-type="float" office:value="57" calcext:value-type="float">
            <text:p>57</text:p>
          </table:table-cell>
          <table:table-cell table:style-name="ce252" office:value-type="float" office:value="501" calcext:value-type="float">
            <text:p>501</text:p>
          </table:table-cell>
          <table:table-cell table:style-name="ce252" office:value-type="float" office:value="1.31" calcext:value-type="float">
            <text:p>1.31</text:p>
          </table:table-cell>
          <table:table-cell table:style-name="ce369" table:formula="of:=IF(OR([.T198]=&quot;&quot;;[.$T$203]=&quot;&quot;);&quot;&quot;;([.T198]-[.$T$203])/[.$T$203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table:style-name="ce108" office:value-type="float" office:value="4" calcext:value-type="float">
            <text:p>4</text:p>
          </table:table-cell>
          <table:table-cell table:style-name="ce263" table:formula="of:=[.Q196]" office:value-type="string" office:string-value="Mo" calcext:value-type="string">
            <text:p>Mo</text:p>
          </table:table-cell>
          <table:table-cell table:style-name="ce90" table:formula="of:=[.R196]" office:value-type="float" office:value="28" calcext:value-type="float">
            <text:p>28</text:p>
          </table:table-cell>
          <table:table-cell table:style-name="ce252" office:value-type="float" office:value="56.9" calcext:value-type="float">
            <text:p>56.9</text:p>
          </table:table-cell>
          <table:table-cell table:style-name="ce252" office:value-type="float" office:value="508" calcext:value-type="float">
            <text:p>508</text:p>
          </table:table-cell>
          <table:table-cell table:style-name="ce252" office:value-type="float" office:value="1.31" calcext:value-type="float">
            <text:p>1.31</text:p>
          </table:table-cell>
          <table:table-cell table:style-name="ce369" table:formula="of:=IF(OR([.T199]=&quot;&quot;;[.$T$203]=&quot;&quot;);&quot;&quot;;([.T199]-[.$T$203])/[.$T$203])" office:value-type="percentage" office:value="0.015746063484129" calcext:value-type="percentage">
            <text:p>1.5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style-name="ce108" office:value-type="float" office:value="6" calcext:value-type="float">
            <text:p>6</text:p>
          </table:table-cell>
          <table:table-cell table:style-name="ce262" office:value-type="string" calcext:value-type="string">
            <text:p>Rh</text:p>
          </table:table-cell>
          <table:table-cell table:style-name="ce252" office:value-type="float" office:value="32" calcext:value-type="float">
            <text:p>32</text:p>
          </table:table-cell>
          <table:table-cell table:style-name="ce252" office:value-type="float" office:value="82.6" calcext:value-type="float">
            <text:p>82.6</text:p>
          </table:table-cell>
          <table:table-cell table:style-name="ce252" office:value-type="float" office:value="501" calcext:value-type="float">
            <text:p>501</text:p>
          </table:table-cell>
          <table:table-cell table:style-name="ce252" office:value-type="float" office:value="1.85" calcext:value-type="float">
            <text:p>1.85</text:p>
          </table:table-cell>
          <table:table-cell table:style-name="ce369" table:formula="of:=IF(OR([.T200]=&quot;&quot;;[.$T$203]=&quot;&quot;);&quot;&quot;;([.T200]-[.$T$203])/[.$T$203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0" office:value-type="string" calcext:value-type="string">
            <text:p>AEC Thickness Tracking</text:p>
          </table:table-cell>
          <table:table-cell table:style-name="ce18" table:number-columns-repeated="9"/>
          <table:table-cell table:style-name="ce190"/>
          <table:table-cell/>
          <table:table-cell table:style-name="ce206"/>
          <table:table-cell table:style-name="ce108" office:value-type="float" office:value="8" calcext:value-type="float">
            <text:p>8</text:p>
          </table:table-cell>
          <table:table-cell table:style-name="ce262" office:value-type="string" calcext:value-type="string">
            <text:p>Rh</text:p>
          </table:table-cell>
          <table:table-cell table:style-name="ce252" office:value-type="float" office:value="33" calcext:value-type="float">
            <text:p>33</text:p>
          </table:table-cell>
          <table:table-cell table:style-name="ce252" office:value-type="float" office:value="159.2" calcext:value-type="float">
            <text:p>159.2</text:p>
          </table:table-cell>
          <table:table-cell table:style-name="ce252" office:value-type="float" office:value="504" calcext:value-type="float">
            <text:p>504</text:p>
          </table:table-cell>
          <table:table-cell table:style-name="ce252" office:value-type="float" office:value="3.23" calcext:value-type="float">
            <text:p>3.23</text:p>
          </table:table-cell>
          <table:table-cell table:style-name="ce369" table:formula="of:=IF(OR([.T201]=&quot;&quot;;[.$T$203]=&quot;&quot;);&quot;&quot;;([.T201]-[.$T$203])/[.$T$203])" office:value-type="percentage" office:value="0.00774806298425394" calcext:value-type="percentage">
            <text:p>0.7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192]=&quot;&quot;;&quot;&quot;;[.P192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192]=&quot;&quot;;&quot;&quot;;[.S192])">
            <text:p/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32" office:value-type="string" calcext:value-type="string">
            <text:p>4 cm Mag</text:p>
          </table:table-cell>
          <table:table-cell table:style-name="ce264" office:value-type="string" calcext:value-type="string">
            <text:p>Mo</text:p>
          </table:table-cell>
          <table:table-cell table:style-name="ce300" office:value-type="float" office:value="28" calcext:value-type="float">
            <text:p>28</text:p>
          </table:table-cell>
          <table:table-cell table:style-name="ce300" office:value-type="float" office:value="43.4" calcext:value-type="float">
            <text:p>43.4</text:p>
          </table:table-cell>
          <table:table-cell table:style-name="ce300" office:value-type="float" office:value="519" calcext:value-type="float">
            <text:p>519</text:p>
          </table:table-cell>
          <table:table-cell table:style-name="ce300" office:value-type="float" office:value="3.37" calcext:value-type="float">
            <text:p>3.37</text:p>
          </table:table-cell>
          <table:table-cell table:style-name="ce370" table:formula="of:=IF(OR([.T202]=&quot;&quot;;[.$T$203]=&quot;&quot;);&quot;&quot;;([.T202]-[.$T$203])/[.$T$203])" office:value-type="percentage" office:value="0.0377405648587853" calcext:value-type="percentage">
            <text:p>3.77%</text:p>
          </table:table-cell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/>
          <table:table-cell table:style-name="ce6" office:value-type="string" calcext:value-type="string">
            <text:p>Thickness</text:p>
          </table:table-cell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Average:</text:p>
          </table:table-cell>
          <table:table-cell table:style-name="ce76" table:formula="of:=IF([.T195]=&quot;&quot;;&quot;&quot;;AVERAGE([.T195:.T202]))" office:value-type="float" office:value="500.125" calcext:value-type="float">
            <text:p>500.125</text:p>
          </table:table-cell>
          <table:table-cell table:number-columns-repeated="2"/>
          <table:table-cell table:style-name="Default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/>
          <table:table-cell table:style-name="ce6" office:value-type="string" calcext:value-type="string">
            <text:p>(cm)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Deviation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28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/>
          <table:table-cell table:style-name="ce66" table:formula="of:=IF([.P195]=&quot;&quot;;&quot;&quot;;[.P195])" office:value-type="float" office:value="2" calcext:value-type="float">
            <text:p>2</text:p>
          </table:table-cell>
          <table:table-cell table:style-name="ce100" table:formula="of:=IF([.Q195]=&quot;&quot;;&quot;&quot;;[.Q195])" office:value-type="string" office:string-value="Mo" calcext:value-type="string">
            <text:p>Mo</text:p>
          </table:table-cell>
          <table:table-cell table:style-name="ce100" table:formula="of:=IF([.R195]=&quot;&quot;;&quot;&quot;;[.R195])" office:value-type="float" office:value="24" calcext:value-type="float">
            <text:p>24</text:p>
          </table:table-cell>
          <table:table-cell table:style-name="ce100" table:formula="of:=IF([.S195]=&quot;&quot;;&quot;&quot;;[.S195])" office:value-type="float" office:value="35.7" calcext:value-type="float">
            <text:p>35.7</text:p>
          </table:table-cell>
          <table:table-cell table:style-name="ce100" table:formula="of:=IF([.T195]=&quot;&quot;;&quot;&quot;;[.T195])" office:value-type="float" office:value="484" calcext:value-type="float">
            <text:p>484</text:p>
          </table:table-cell>
          <table:table-cell table:style-name="ce100" table:formula="of:=IF([.U195]=&quot;&quot;;&quot;&quot;;[.U195])" office:value-type="float" office:value="0.651" calcext:value-type="float">
            <text:p>0.651</text:p>
          </table:table-cell>
          <table:table-cell table:style-name="ce171" table:formula="of:=IF([.V195]=&quot;&quot;;&quot;&quot;;[.V195])" office:value-type="percentage" office:value="-0.0322419395151212" calcext:value-type="percentage">
            <text:p>-3.22%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/>
          <table:table-cell table:style-name="ce67" table:formula="of:=IF([.P196]=&quot;&quot;;&quot;&quot;;[.P196])" office:value-type="float" office:value="4" calcext:value-type="float">
            <text:p>4</text:p>
          </table:table-cell>
          <table:table-cell table:style-name="ce41" table:formula="of:=IF([.Q196]=&quot;&quot;;&quot;&quot;;[.Q196])" office:value-type="string" office:string-value="Mo" calcext:value-type="string">
            <text:p>Mo</text:p>
          </table:table-cell>
          <table:table-cell table:style-name="ce41" table:formula="of:=IF([.R196]=&quot;&quot;;&quot;&quot;;[.R196])" office:value-type="float" office:value="28" calcext:value-type="float">
            <text:p>28</text:p>
          </table:table-cell>
          <table:table-cell table:style-name="ce41" table:formula="of:=IF([.S196]=&quot;&quot;;&quot;&quot;;[.S196])" office:value-type="float" office:value="55.1" calcext:value-type="float">
            <text:p>55.1</text:p>
          </table:table-cell>
          <table:table-cell table:style-name="ce41" table:formula="of:=IF([.T196]=&quot;&quot;;&quot;&quot;;[.T196])" office:value-type="float" office:value="483" calcext:value-type="float">
            <text:p>483</text:p>
          </table:table-cell>
          <table:table-cell table:style-name="ce41" table:formula="of:=IF([.U196]=&quot;&quot;;&quot;&quot;;[.U196])" office:value-type="float" office:value="1.26" calcext:value-type="float">
            <text:p>1.26</text:p>
          </table:table-cell>
          <table:table-cell table:style-name="ce135" table:formula="of:=IF([.V196]=&quot;&quot;;&quot;&quot;;[.V196])" office:value-type="percentage" office:value="-0.03424143964009" calcext:value-type="percentage">
            <text:p>-3.42%</text:p>
          </table:table-cell>
          <table:table-cell table:style-name="Default"/>
          <table:table-cell/>
          <table:table-cell table:style-name="ce191"/>
          <table:table-cell/>
          <table:table-cell table:style-name="ce214" office:value-type="string" calcext:value-type="string">
            <text:p>AEC Density Control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/>
          <table:table-cell table:style-name="ce67" table:formula="of:=IF([.P197]=&quot;&quot;;&quot;&quot;;[.P197])" office:value-type="float" office:value="4" calcext:value-type="float">
            <text:p>4</text:p>
          </table:table-cell>
          <table:table-cell table:style-name="ce41" table:formula="of:=IF([.Q197]=&quot;&quot;;&quot;&quot;;[.Q197])" office:value-type="string" office:string-value="Mo" calcext:value-type="string">
            <text:p>Mo</text:p>
          </table:table-cell>
          <table:table-cell table:style-name="ce41" table:formula="of:=IF([.R197]=&quot;&quot;;&quot;&quot;;[.R197])" office:value-type="float" office:value="28" calcext:value-type="float">
            <text:p>28</text:p>
          </table:table-cell>
          <table:table-cell table:style-name="ce41" table:formula="of:=IF([.S197]=&quot;&quot;;&quot;&quot;;[.S197])" office:value-type="float" office:value="56.2" calcext:value-type="float">
            <text:p>56.2</text:p>
          </table:table-cell>
          <table:table-cell table:style-name="ce41" table:formula="of:=IF([.T197]=&quot;&quot;;&quot;&quot;;[.T197])" office:value-type="float" office:value="501" calcext:value-type="float">
            <text:p>501</text:p>
          </table:table-cell>
          <table:table-cell table:style-name="ce41" table:formula="of:=IF([.U197]=&quot;&quot;;&quot;&quot;;[.U197])" office:value-type="float" office:value="1.29" calcext:value-type="float">
            <text:p>1.29</text:p>
          </table:table-cell>
          <table:table-cell table:style-name="ce135" table:formula="of:=IF([.V197]=&quot;&quot;;&quot;&quot;;[.V197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191"/>
          <table:table-cell/>
          <table:table-cell table:style-name="ce206" office:value-type="string" calcext:value-type="string">
            <text:p>AEC Mode:</text:p>
          </table:table-cell>
          <table:table-cell table:style-name="ce231"/>
          <table:table-cell/>
          <table:table-cell table:style-name="ce35" office:value-type="string" calcext:value-type="string">
            <text:p>AEC Position:</text:p>
          </table:table-cell>
          <table:table-cell table:style-name="ce231"/>
          <table:table-cell table:style-name="ce6" office:value-type="string" calcext:value-type="string">
            <text:p>Reported</text:p>
          </table:table-cell>
          <table:table-cell table:style-name="Default"/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/>
          <table:table-cell table:style-name="ce67" table:formula="of:=IF([.P198]=&quot;&quot;;&quot;&quot;;[.P198])" office:value-type="float" office:value="4" calcext:value-type="float">
            <text:p>4</text:p>
          </table:table-cell>
          <table:table-cell table:style-name="ce41" table:formula="of:=IF([.Q198]=&quot;&quot;;&quot;&quot;;[.Q198])" office:value-type="string" office:string-value="Mo" calcext:value-type="string">
            <text:p>Mo</text:p>
          </table:table-cell>
          <table:table-cell table:style-name="ce41" table:formula="of:=IF([.R198]=&quot;&quot;;&quot;&quot;;[.R198])" office:value-type="float" office:value="28" calcext:value-type="float">
            <text:p>28</text:p>
          </table:table-cell>
          <table:table-cell table:style-name="ce41" table:formula="of:=IF([.S198]=&quot;&quot;;&quot;&quot;;[.S198])" office:value-type="float" office:value="57" calcext:value-type="float">
            <text:p>57</text:p>
          </table:table-cell>
          <table:table-cell table:style-name="ce41" table:formula="of:=IF([.T198]=&quot;&quot;;&quot;&quot;;[.T198])" office:value-type="float" office:value="501" calcext:value-type="float">
            <text:p>501</text:p>
          </table:table-cell>
          <table:table-cell table:style-name="ce41" table:formula="of:=IF([.U198]=&quot;&quot;;&quot;&quot;;[.U198])" office:value-type="float" office:value="1.31" calcext:value-type="float">
            <text:p>1.31</text:p>
          </table:table-cell>
          <table:table-cell table:style-name="ce135" table:formula="of:=IF([.V198]=&quot;&quot;;&quot;&quot;;[.V198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" office:value-type="string" calcext:value-type="string">
            <text:p>Density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Change</text:p>
          </table:table-cell>
          <table:table-cell table:style-name="Default"/>
          <table:table-cell/>
          <table:table-cell table:style-name="ce6" office:value-type="string" calcext:value-type="string">
            <text:p>Low</text:p>
          </table:table-cell>
          <table:table-cell table:style-name="ce94" office:value-type="string" calcext:value-type="string">
            <text:p>High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/>
          <table:table-cell table:style-name="ce67" table:formula="of:=IF([.P199]=&quot;&quot;;&quot;&quot;;[.P199])" office:value-type="float" office:value="4" calcext:value-type="float">
            <text:p>4</text:p>
          </table:table-cell>
          <table:table-cell table:style-name="ce41" table:formula="of:=IF([.Q199]=&quot;&quot;;&quot;&quot;;[.Q199])" office:value-type="string" office:string-value="Mo" calcext:value-type="string">
            <text:p>Mo</text:p>
          </table:table-cell>
          <table:table-cell table:style-name="ce41" table:formula="of:=IF([.R199]=&quot;&quot;;&quot;&quot;;[.R199])" office:value-type="float" office:value="28" calcext:value-type="float">
            <text:p>28</text:p>
          </table:table-cell>
          <table:table-cell table:style-name="ce41" table:formula="of:=IF([.S199]=&quot;&quot;;&quot;&quot;;[.S199])" office:value-type="float" office:value="56.9" calcext:value-type="float">
            <text:p>56.9</text:p>
          </table:table-cell>
          <table:table-cell table:style-name="ce41" table:formula="of:=IF([.T199]=&quot;&quot;;&quot;&quot;;[.T199])" office:value-type="float" office:value="508" calcext:value-type="float">
            <text:p>508</text:p>
          </table:table-cell>
          <table:table-cell table:style-name="ce41" table:formula="of:=IF([.U199]=&quot;&quot;;&quot;&quot;;[.U199])" office:value-type="float" office:value="1.31" calcext:value-type="float">
            <text:p>1.31</text:p>
          </table:table-cell>
          <table:table-cell table:style-name="ce135" table:formula="of:=IF([.V199]=&quot;&quot;;&quot;&quot;;[.V199])" office:value-type="percentage" office:value="0.015746063484129" calcext:value-type="percentage">
            <text:p>1.57%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6" office:value-type="float" office:value="-3" calcext:value-type="float">
            <text:p>-3</text:p>
          </table:table-cell>
          <table:table-cell table:style-name="ce265" office:value-type="float" office:value="28" calcext:value-type="float">
            <text:p>28</text:p>
          </table:table-cell>
          <table:table-cell table:style-name="ce265" office:value-type="float" office:value="33.2" calcext:value-type="float">
            <text:p>33.2</text:p>
          </table:table-cell>
          <table:table-cell table:style-name="ce265" office:value-type="float" office:value="297" calcext:value-type="float">
            <text:p>297</text:p>
          </table:table-cell>
          <table:table-cell table:style-name="ce319" office:value-type="float" office:value="0.762" calcext:value-type="float">
            <text:p>0.76</text:p>
          </table:table-cell>
          <table:table-cell table:style-name="ce342" table:formula="of:=IF(OR([.S209]=&quot;&quot;;[.$S$212]=&quot;&quot;);&quot;&quot;;[.S209]/[.$S$212])" office:value-type="float" office:value="0.5960863020572" calcext:value-type="float">
            <text:p>0.60</text:p>
          </table:table-cell>
          <table:table-cell table:style-name="Default"/>
          <table:table-cell/>
          <table:table-cell table:style-name="ce6" office:value-type="float" office:value="0.5" calcext:value-type="float">
            <text:p>0.5</text:p>
          </table:table-cell>
          <table:table-cell table:style-name="ce94" office:value-type="float" office:value="0.61" calcext:value-type="float">
            <text:p>0.61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/>
          <table:table-cell table:style-name="ce67" table:formula="of:=IF([.P200]=&quot;&quot;;&quot;&quot;;[.P200])" office:value-type="float" office:value="6" calcext:value-type="float">
            <text:p>6</text:p>
          </table:table-cell>
          <table:table-cell table:style-name="ce41" table:formula="of:=IF([.Q200]=&quot;&quot;;&quot;&quot;;[.Q200])" office:value-type="string" office:string-value="Rh" calcext:value-type="string">
            <text:p>Rh</text:p>
          </table:table-cell>
          <table:table-cell table:style-name="ce41" table:formula="of:=IF([.R200]=&quot;&quot;;&quot;&quot;;[.R200])" office:value-type="float" office:value="32" calcext:value-type="float">
            <text:p>32</text:p>
          </table:table-cell>
          <table:table-cell table:style-name="ce41" table:formula="of:=IF([.S200]=&quot;&quot;;&quot;&quot;;[.S200])" office:value-type="float" office:value="82.6" calcext:value-type="float">
            <text:p>82.6</text:p>
          </table:table-cell>
          <table:table-cell table:style-name="ce41" table:formula="of:=IF([.T200]=&quot;&quot;;&quot;&quot;;[.T200])" office:value-type="float" office:value="501" calcext:value-type="float">
            <text:p>501</text:p>
          </table:table-cell>
          <table:table-cell table:style-name="ce41" table:formula="of:=IF([.U200]=&quot;&quot;;&quot;&quot;;[.U200])" office:value-type="float" office:value="1.85" calcext:value-type="float">
            <text:p>1.85</text:p>
          </table:table-cell>
          <table:table-cell table:style-name="ce135" table:formula="of:=IF([.V200]=&quot;&quot;;&quot;&quot;;[.V200])" office:value-type="percentage" office:value="0.00174956260934766" calcext:value-type="percentage">
            <text:p>0.17%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-2" calcext:value-type="float">
            <text:p>-2</text:p>
          </table:table-cell>
          <table:table-cell table:style-name="ce266"/>
          <table:table-cell table:style-name="ce252" office:value-type="float" office:value="40.2" calcext:value-type="float">
            <text:p>40.2</text:p>
          </table:table-cell>
          <table:table-cell table:style-name="ce252" office:value-type="float" office:value="355" calcext:value-type="float">
            <text:p>355</text:p>
          </table:table-cell>
          <table:table-cell table:style-name="ce320" office:value-type="float" office:value="0.923" calcext:value-type="float">
            <text:p>0.92</text:p>
          </table:table-cell>
          <table:table-cell table:style-name="ce343" table:formula="of:=IF(OR([.S210]=&quot;&quot;;[.$S$212]=&quot;&quot;);&quot;&quot;;[.S210]/[.$S$212])" office:value-type="float" office:value="0.712493728048169" calcext:value-type="float">
            <text:p>0.71</text:p>
          </table:table-cell>
          <table:table-cell table:style-name="Default"/>
          <table:table-cell/>
          <table:table-cell table:style-name="ce6" office:value-type="float" office:value="0.63" calcext:value-type="float">
            <text:p>0.63</text:p>
          </table:table-cell>
          <table:table-cell table:style-name="ce94" office:value-type="float" office:value="0.77" calcext:value-type="float">
            <text:p>0.7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/>
          <table:table-cell table:style-name="ce67" table:formula="of:=IF([.P201]=&quot;&quot;;&quot;&quot;;[.P201])" office:value-type="float" office:value="8" calcext:value-type="float">
            <text:p>8</text:p>
          </table:table-cell>
          <table:table-cell table:style-name="ce41" table:formula="of:=IF([.Q201]=&quot;&quot;;&quot;&quot;;[.Q201])" office:value-type="string" office:string-value="Rh" calcext:value-type="string">
            <text:p>Rh</text:p>
          </table:table-cell>
          <table:table-cell table:style-name="ce41" table:formula="of:=IF([.R201]=&quot;&quot;;&quot;&quot;;[.R201])" office:value-type="float" office:value="33" calcext:value-type="float">
            <text:p>33</text:p>
          </table:table-cell>
          <table:table-cell table:style-name="ce41" table:formula="of:=IF([.S201]=&quot;&quot;;&quot;&quot;;[.S201])" office:value-type="float" office:value="159.2" calcext:value-type="float">
            <text:p>159.2</text:p>
          </table:table-cell>
          <table:table-cell table:style-name="ce41" table:formula="of:=IF([.T201]=&quot;&quot;;&quot;&quot;;[.T201])" office:value-type="float" office:value="504" calcext:value-type="float">
            <text:p>504</text:p>
          </table:table-cell>
          <table:table-cell table:style-name="ce41" table:formula="of:=IF([.U201]=&quot;&quot;;&quot;&quot;;[.U201])" office:value-type="float" office:value="3.23" calcext:value-type="float">
            <text:p>3.23</text:p>
          </table:table-cell>
          <table:table-cell table:style-name="ce135" table:formula="of:=IF([.V201]=&quot;&quot;;&quot;&quot;;[.V201])" office:value-type="percentage" office:value="0.00774806298425394" calcext:value-type="percentage">
            <text:p>0.77%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-1" calcext:value-type="float">
            <text:p>-1</text:p>
          </table:table-cell>
          <table:table-cell table:style-name="ce267"/>
          <table:table-cell table:style-name="ce252" office:value-type="float" office:value="49.1" calcext:value-type="float">
            <text:p>49.1</text:p>
          </table:table-cell>
          <table:table-cell table:style-name="ce252" office:value-type="float" office:value="435" calcext:value-type="float">
            <text:p>435</text:p>
          </table:table-cell>
          <table:table-cell table:style-name="ce252" office:value-type="float" office:value="1.13" calcext:value-type="float">
            <text:p>1.13</text:p>
          </table:table-cell>
          <table:table-cell table:style-name="ce344" table:formula="of:=IF(OR([.S211]=&quot;&quot;;[.$S$212]=&quot;&quot;);&quot;&quot;;[.S211]/[.$S$212])" office:value-type="float" office:value="0.873055694932263" calcext:value-type="float">
            <text:p>0.87</text:p>
          </table:table-cell>
          <table:table-cell table:style-name="Default"/>
          <table:table-cell/>
          <table:table-cell table:style-name="ce6" office:value-type="float" office:value="0.77" calcext:value-type="float">
            <text:p>0.77</text:p>
          </table:table-cell>
          <table:table-cell table:style-name="ce94" office:value-type="float" office:value="0.94" calcext:value-type="float">
            <text:p>0.94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/>
          <table:table-cell table:style-name="ce68" table:formula="of:=IF([.P202]=&quot;&quot;;&quot;&quot;;[.P202])" office:value-type="string" office:string-value="4 cm Mag" calcext:value-type="string">
            <text:p>4 cm Mag</text:p>
          </table:table-cell>
          <table:table-cell table:style-name="ce101" table:formula="of:=IF([.Q202]=&quot;&quot;;&quot;&quot;;[.Q202])" office:value-type="string" office:string-value="Mo" calcext:value-type="string">
            <text:p>Mo</text:p>
          </table:table-cell>
          <table:table-cell table:style-name="ce101" table:formula="of:=IF([.R202]=&quot;&quot;;&quot;&quot;;[.R202])" office:value-type="float" office:value="28" calcext:value-type="float">
            <text:p>28</text:p>
          </table:table-cell>
          <table:table-cell table:style-name="ce101" table:formula="of:=IF([.S202]=&quot;&quot;;&quot;&quot;;[.S202])" office:value-type="float" office:value="43.4" calcext:value-type="float">
            <text:p>43.4</text:p>
          </table:table-cell>
          <table:table-cell table:style-name="ce101" table:formula="of:=IF([.T202]=&quot;&quot;;&quot;&quot;;[.T202])" office:value-type="float" office:value="519" calcext:value-type="float">
            <text:p>519</text:p>
          </table:table-cell>
          <table:table-cell table:style-name="ce101" table:formula="of:=IF([.U202]=&quot;&quot;;&quot;&quot;;[.U202])" office:value-type="float" office:value="3.37" calcext:value-type="float">
            <text:p>3.37</text:p>
          </table:table-cell>
          <table:table-cell table:style-name="ce162" table:formula="of:=IF([.V202]=&quot;&quot;;&quot;&quot;;[.V202])" office:value-type="percentage" office:value="0.0377405648587853" calcext:value-type="percentage">
            <text:p>3.77%</text:p>
          </table:table-cell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0" calcext:value-type="float">
            <text:p>0</text:p>
          </table:table-cell>
          <table:table-cell table:style-name="ce267"/>
          <table:table-cell table:style-name="ce41" table:formula="of:=IF([.S196]=&quot;&quot;;&quot;&quot;;AVERAGE([.S196:.S199]))" office:value-type="float" office:value="56.3" calcext:value-type="float">
            <text:p>56.3</text:p>
          </table:table-cell>
          <table:table-cell table:style-name="ce41" table:formula="of:=IF([.T196]=&quot;&quot;;&quot;&quot;;AVERAGE([.T196:.T199]))" office:value-type="float" office:value="498.25" calcext:value-type="float">
            <text:p>498.25</text:p>
          </table:table-cell>
          <table:table-cell table:style-name="ce73" table:formula="of:=IF([.U196]=&quot;&quot;;&quot;&quot;;AVERAGE([.U196:.U199]))" office:value-type="float" office:value="1.2925" calcext:value-type="float">
            <text:p>1.29</text:p>
          </table:table-cell>
          <table:table-cell table:style-name="ce160"/>
          <table:table-cell table:style-name="Default"/>
          <table:table-cell/>
          <table:table-cell table:style-name="ce6"/>
          <table:table-cell table:style-name="ce94"/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number-columns-repeated="4"/>
          <table:table-cell table:style-name="ce35" office:value-type="string" calcext:value-type="string">
            <text:p>Average:</text:p>
          </table:table-cell>
          <table:table-cell table:style-name="ce76" table:formula="of:=IF([.T203]=&quot;&quot;;&quot;&quot;;[.T203])" office:value-type="float" office:value="500.125" calcext:value-type="float">
            <text:p>500.125</text:p>
          </table:table-cell>
          <table:table-cell table:number-columns-repeated="2"/>
          <table:table-cell table:style-name="Default"/>
          <table:table-cell/>
          <table:table-cell table:style-name="ce191"/>
          <table:table-cell/>
          <table:table-cell table:style-name="ce206"/>
          <table:table-cell table:style-name="ce67" office:value-type="float" office:value="1" calcext:value-type="float">
            <text:p>1</text:p>
          </table:table-cell>
          <table:table-cell table:style-name="ce267"/>
          <table:table-cell table:style-name="ce252" office:value-type="float" office:value="63.9" calcext:value-type="float">
            <text:p>63.9</text:p>
          </table:table-cell>
          <table:table-cell table:style-name="ce252" office:value-type="float" office:value="560" calcext:value-type="float">
            <text:p>560</text:p>
          </table:table-cell>
          <table:table-cell table:style-name="ce252" office:value-type="float" office:value="1.47" calcext:value-type="float">
            <text:p>1.47</text:p>
          </table:table-cell>
          <table:table-cell table:style-name="ce345" table:formula="of:=IF(OR([.S213]=&quot;&quot;;[.$S$212]=&quot;&quot;);&quot;&quot;;[.S213]/[.$S$212])" office:value-type="float" office:value="1.12393376818866" calcext:value-type="float">
            <text:p>1.12</text:p>
          </table:table-cell>
          <table:table-cell table:style-name="Default"/>
          <table:table-cell/>
          <table:table-cell table:style-name="ce6" office:value-type="float" office:value="1.04" calcext:value-type="float">
            <text:p>1.04</text:p>
          </table:table-cell>
          <table:table-cell table:style-name="ce94" office:value-type="float" office:value="1.27" calcext:value-type="float">
            <text:p>1.27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67" office:value-type="float" office:value="2" calcext:value-type="float">
            <text:p>2</text:p>
          </table:table-cell>
          <table:table-cell table:style-name="ce267"/>
          <table:table-cell table:style-name="ce252" office:value-type="float" office:value="72.8" calcext:value-type="float">
            <text:p>72.8</text:p>
          </table:table-cell>
          <table:table-cell table:style-name="ce252" office:value-type="float" office:value="632" calcext:value-type="float">
            <text:p>632</text:p>
          </table:table-cell>
          <table:table-cell table:style-name="ce252" office:value-type="float" office:value="1.67" calcext:value-type="float">
            <text:p>1.67</text:p>
          </table:table-cell>
          <table:table-cell table:style-name="ce346" table:formula="of:=IF(OR([.S214]=&quot;&quot;;[.$S$212]=&quot;&quot;);&quot;&quot;;[.S214]/[.$S$212])" office:value-type="float" office:value="1.26843953838435" calcext:value-type="float">
            <text:p>1.27</text:p>
          </table:table-cell>
          <table:table-cell table:style-name="Default"/>
          <table:table-cell/>
          <table:table-cell table:style-name="ce6" office:value-type="float" office:value="1.17" calcext:value-type="float">
            <text:p>1.17</text:p>
          </table:table-cell>
          <table:table-cell table:style-name="ce94" office:value-type="float" office:value="1.43" calcext:value-type="float">
            <text:p>1.43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67" office:value-type="float" office:value="3" calcext:value-type="float">
            <text:p>3</text:p>
          </table:table-cell>
          <table:table-cell table:style-name="ce267"/>
          <table:table-cell table:style-name="ce252" office:value-type="float" office:value="81.7" calcext:value-type="float">
            <text:p>81.7</text:p>
          </table:table-cell>
          <table:table-cell table:style-name="ce252" office:value-type="float" office:value="711" calcext:value-type="float">
            <text:p>711</text:p>
          </table:table-cell>
          <table:table-cell table:style-name="ce252" office:value-type="float" office:value="1.88" calcext:value-type="float">
            <text:p>1.88</text:p>
          </table:table-cell>
          <table:table-cell table:style-name="ce347" table:formula="of:=IF(OR([.S215]=&quot;&quot;;[.$S$212]=&quot;&quot;);&quot;&quot;;[.S215]/[.$S$212])" office:value-type="float" office:value="1.42699448068239" calcext:value-type="float">
            <text:p>1.43</text:p>
          </table:table-cell>
          <table:table-cell table:style-name="Default"/>
          <table:table-cell/>
          <table:table-cell table:style-name="ce6" office:value-type="float" office:value="1.31" calcext:value-type="float">
            <text:p>1.31</text:p>
          </table:table-cell>
          <table:table-cell table:style-name="ce94" office:value-type="float" office:value="1.6" calcext:value-type="float">
            <text:p>1.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 table:style-name="ce37" office:value-type="string" calcext:value-type="string">
            <text:p>AEC Density Control</text:p>
          </table:table-cell>
          <table:table-cell table:number-columns-repeated="5"/>
          <table:table-cell table:style-name="ce6"/>
          <table:table-cell table:number-columns-repeated="3"/>
          <table:table-cell table:style-name="ce191"/>
          <table:table-cell/>
          <table:table-cell table:style-name="ce206"/>
          <table:table-cell table:style-name="ce68" office:value-type="float" office:value="4" calcext:value-type="float">
            <text:p>4</text:p>
          </table:table-cell>
          <table:table-cell table:style-name="ce268"/>
          <table:table-cell table:style-name="ce300" office:value-type="float" office:value="87.8" calcext:value-type="float">
            <text:p>87.8</text:p>
          </table:table-cell>
          <table:table-cell table:style-name="ce300" office:value-type="float" office:value="757" calcext:value-type="float">
            <text:p>757</text:p>
          </table:table-cell>
          <table:table-cell table:style-name="ce300" office:value-type="float" office:value="2.02" calcext:value-type="float">
            <text:p>2.02</text:p>
          </table:table-cell>
          <table:table-cell table:style-name="ce348" table:formula="of:=IF(OR([.S216]=&quot;&quot;;[.$S$212]=&quot;&quot;);&quot;&quot;;[.S216]/[.$S$212])" office:value-type="float" office:value="1.51931761164074" calcext:value-type="float">
            <text:p>1.52</text:p>
          </table:table-cell>
          <table:table-cell table:style-name="Default"/>
          <table:table-cell/>
          <table:table-cell table:style-name="ce6" office:value-type="float" office:value="1.44" calcext:value-type="float">
            <text:p>1.44</text:p>
          </table:table-cell>
          <table:table-cell table:style-name="ce94" office:value-type="float" office:value="1.76" calcext:value-type="float">
            <text:p>1.76</text:p>
          </table:table-cell>
          <table:table-cell/>
          <table:table-cell table:style-name="ce6" table:number-columns-repeated="3"/>
          <table:table-cell table:number-columns-repeated="993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35" office:value-type="string" calcext:value-type="string">
            <text:p>AEC Mode:</text:p>
          </table:table-cell>
          <table:table-cell table:style-name="ce65" table:formula="of:=IF([.P207]=&quot;&quot;;&quot;&quot;;[.P207])">
            <text:p/>
          </table:table-cell>
          <table:table-cell/>
          <table:table-cell table:style-name="ce35" office:value-type="string" calcext:value-type="string">
            <text:p>AEC Position:</text:p>
          </table:table-cell>
          <table:table-cell table:style-name="ce65" table:formula="of:=IF([.S207]=&quot;&quot;;&quot;&quot;;[.S207])">
            <text:p/>
          </table:table-cell>
          <table:table-cell table:style-name="ce6"/>
          <table:table-cell table:style-name="ce35" office:value-type="string" calcext:value-type="string">
            <text:p>kV:</text:p>
          </table:table-cell>
          <table:table-cell table:style-name="ce34" table:formula="of:=IF([.Q209]=&quot;&quot;;&quot;&quot;;[.Q209])" office:value-type="float" office:value="28" calcext:value-type="float">
            <text:p>28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Default" table:number-columns-repeated="7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Default" table:number-columns-repeated="3"/>
          <table:table-cell table:style-name="ce6" office:value-type="string" calcext:value-type="string">
            <text:p>Reporte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233" office:value-type="string" calcext:value-type="string">
            <text:p>Criteria:</text:p>
          </table:table-cell>
          <table:table-cell table:style-name="ce102" office:value-type="string" calcext:value-type="string">
            <text:p>Change in pixel value at each density step is within specified ranges</text:p>
          </table:table-cell>
          <table:table-cell table:style-name="ce19"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ce66" office:value-type="string" calcext:value-type="string">
            <text:p>Density</text:p>
          </table:table-cell>
          <table:table-cell table:style-name="ce100" office:value-type="string" calcext:value-type="string">
            <text:p>mAs</text:p>
          </table:table-cell>
          <table:table-cell table:style-name="ce100" office:value-type="string" calcext:value-type="string">
            <text:p>EI</text:p>
          </table:table-cell>
          <table:table-cell table:style-name="ce100" office:value-type="string" calcext:value-type="string">
            <text:p>MGD (mGy)</text:p>
          </table:table-cell>
          <table:table-cell table:style-name="ce100" office:value-type="string" calcext:value-type="string">
            <text:p>Change</text:p>
          </table:table-cell>
          <table:table-cell table:style-name="ce155" office:value-type="string" calcext:value-type="string">
            <text:p>Acceptable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/>
          <table:table-cell table:style-name="ce67" table:formula="of:=[.P209]" office:value-type="float" office:value="-3" calcext:value-type="float">
            <text:p>-3</text:p>
          </table:table-cell>
          <table:table-cell table:style-name="ce41" table:formula="of:=IF([.R209]=&quot;&quot;;&quot;&quot;;[.R209])" office:value-type="float" office:value="33.2" calcext:value-type="float">
            <text:p>33.2</text:p>
          </table:table-cell>
          <table:table-cell table:style-name="ce41" table:formula="of:=IF([.S209]=&quot;&quot;;&quot;&quot;;[.S209])" office:value-type="float" office:value="297" calcext:value-type="float">
            <text:p>297</text:p>
          </table:table-cell>
          <table:table-cell table:style-name="ce73" table:formula="of:=IF([.T209]=&quot;&quot;;&quot;&quot;;[.T209])" office:value-type="float" office:value="0.762" calcext:value-type="float">
            <text:p>0.76</text:p>
          </table:table-cell>
          <table:table-cell table:style-name="ce73" table:formula="of:=IF([.U209]=&quot;&quot;;&quot;&quot;;[.U209])" office:value-type="float" office:value="0.5960863020572" calcext:value-type="float">
            <text:p>0.60</text:p>
          </table:table-cell>
          <table:table-cell table:style-name="ce156" table:formula="of:=IF([.U209]=&quot;&quot;;&quot;&quot;;IF(AND([.U209]&gt;=[.X209];[.U209]&lt;=[.Y209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3" office:value-type="string" calcext:value-type="string">
            <text:p>Mean Glandular Dose</text:p>
          </table:table-cell>
          <table:table-cell table:style-name="ce219" table:number-columns-repeated="9"/>
          <table:table-cell table:style-name="ce410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/>
          <table:table-cell table:style-name="ce67" table:formula="of:=[.P210]" office:value-type="float" office:value="-2" calcext:value-type="float">
            <text:p>-2</text:p>
          </table:table-cell>
          <table:table-cell table:style-name="ce41" table:formula="of:=IF([.R210]=&quot;&quot;;&quot;&quot;;[.R210])" office:value-type="float" office:value="40.2" calcext:value-type="float">
            <text:p>40.2</text:p>
          </table:table-cell>
          <table:table-cell table:style-name="ce41" table:formula="of:=IF([.S210]=&quot;&quot;;&quot;&quot;;[.S210])" office:value-type="float" office:value="355" calcext:value-type="float">
            <text:p>355</text:p>
          </table:table-cell>
          <table:table-cell table:style-name="ce73" table:formula="of:=IF([.T210]=&quot;&quot;;&quot;&quot;;[.T210])" office:value-type="float" office:value="0.923" calcext:value-type="float">
            <text:p>0.92</text:p>
          </table:table-cell>
          <table:table-cell table:style-name="ce73" table:formula="of:=IF([.U210]=&quot;&quot;;&quot;&quot;;[.U210])" office:value-type="float" office:value="0.712493728048169" calcext:value-type="float">
            <text:p>0.71</text:p>
          </table:table-cell>
          <table:table-cell table:style-name="ce156" table:formula="of:=IF([.U210]=&quot;&quot;;&quot;&quot;;IF(AND([.U210]&gt;=[.X210];[.U210]&lt;=[.Y210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35" office:value-type="string" calcext:value-type="string">
            <text:p>Phantom:</text:p>
          </table:table-cell>
          <table:table-cell table:style-name="ce231"/>
          <table:table-cell/>
          <table:table-cell table:style-name="ce35" office:value-type="string" calcext:value-type="string">
            <text:p>kV:</text:p>
          </table:table-cell>
          <table:table-cell table:style-name="ce231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/>
          <table:table-cell table:style-name="ce67" table:formula="of:=[.P211]" office:value-type="float" office:value="-1" calcext:value-type="float">
            <text:p>-1</text:p>
          </table:table-cell>
          <table:table-cell table:style-name="ce41" table:formula="of:=IF([.R211]=&quot;&quot;;&quot;&quot;;[.R211])" office:value-type="float" office:value="49.1" calcext:value-type="float">
            <text:p>49.1</text:p>
          </table:table-cell>
          <table:table-cell table:style-name="ce41" table:formula="of:=IF([.S211]=&quot;&quot;;&quot;&quot;;[.S211])" office:value-type="float" office:value="435" calcext:value-type="float">
            <text:p>435</text:p>
          </table:table-cell>
          <table:table-cell table:style-name="ce41" table:formula="of:=IF([.T211]=&quot;&quot;;&quot;&quot;;[.T211])" office:value-type="float" office:value="1.13" calcext:value-type="float">
            <text:p>1.13</text:p>
          </table:table-cell>
          <table:table-cell table:style-name="ce73" table:formula="of:=IF([.U211]=&quot;&quot;;&quot;&quot;;[.U211])" office:value-type="float" office:value="0.873055694932263" calcext:value-type="float">
            <text:p>0.87</text:p>
          </table:table-cell>
          <table:table-cell table:style-name="ce156" table:formula="of:=IF([.U211]=&quot;&quot;;&quot;&quot;;IF(AND([.U211]&gt;=[.X211];[.U211]&lt;=[.Y211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style-name="ce35" office:value-type="string" calcext:value-type="string">
            <text:p>Target/Filter:</text:p>
          </table:table-cell>
          <table:table-cell table:style-name="ce231" office:value-type="string" calcext:value-type="string">
            <text:p>Mo/Mo</text:p>
          </table:table-cell>
          <table:table-cell/>
          <table:table-cell table:style-name="ce35" office:value-type="string" calcext:value-type="string">
            <text:p>mA:</text:p>
          </table:table-cell>
          <table:table-cell table:style-name="ce231" office:value-type="float" office:value="100" calcext:value-type="float">
            <text:p>100</text:p>
          </table:table-cell>
          <table: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/>
          <table:table-cell table:style-name="ce67" table:formula="of:=[.P212]" office:value-type="float" office:value="0" calcext:value-type="float">
            <text:p>0</text:p>
          </table:table-cell>
          <table:table-cell table:style-name="ce41" table:formula="of:=IF([.R212]=&quot;&quot;;&quot;&quot;;[.R212])" office:value-type="float" office:value="56.3" calcext:value-type="float">
            <text:p>56.3</text:p>
          </table:table-cell>
          <table:table-cell table:style-name="ce125" table:formula="of:=IF([.S212]=&quot;&quot;;&quot;&quot;;[.S212])" office:value-type="float" office:value="498.25" calcext:value-type="float">
            <text:p>498</text:p>
          </table:table-cell>
          <table:table-cell table:style-name="ce73" table:formula="of:=IF([.T212]=&quot;&quot;;&quot;&quot;;[.T212])" office:value-type="float" office:value="1.2925" calcext:value-type="float">
            <text:p>1.29</text:p>
          </table:table-cell>
          <table:table-cell table:style-name="ce73" table:formula="of:=IF([.U212]=&quot;&quot;;&quot;&quot;;[.U212])">
            <text:p/>
          </table:table-cell>
          <table:table-cell table:style-name="ce157"/>
          <table:table-cell table:style-name="Default"/>
          <table:table-cell table:number-columns-repeated="2"/>
          <table:table-cell table:style-name="ce191"/>
          <table:table-cell/>
          <table:table-cell table:style-name="ce206"/>
          <table:table-cell table:number-columns-repeated="3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/>
          <table:table-cell table:style-name="ce67" table:formula="of:=[.P213]" office:value-type="float" office:value="1" calcext:value-type="float">
            <text:p>1</text:p>
          </table:table-cell>
          <table:table-cell table:style-name="ce41" table:formula="of:=IF([.R213]=&quot;&quot;;&quot;&quot;;[.R213])" office:value-type="float" office:value="63.9" calcext:value-type="float">
            <text:p>63.9</text:p>
          </table:table-cell>
          <table:table-cell table:style-name="ce41" table:formula="of:=IF([.S213]=&quot;&quot;;&quot;&quot;;[.S213])" office:value-type="float" office:value="560" calcext:value-type="float">
            <text:p>560</text:p>
          </table:table-cell>
          <table:table-cell table:style-name="ce41" table:formula="of:=IF([.T213]=&quot;&quot;;&quot;&quot;;[.T213])" office:value-type="float" office:value="1.47" calcext:value-type="float">
            <text:p>1.47</text:p>
          </table:table-cell>
          <table:table-cell table:style-name="ce73" table:formula="of:=IF([.U213]=&quot;&quot;;&quot;&quot;;[.U213])" office:value-type="float" office:value="1.12393376818866" calcext:value-type="float">
            <text:p>1.12</text:p>
          </table:table-cell>
          <table:table-cell table:style-name="ce156" table:formula="of:=IF([.U213]=&quot;&quot;;&quot;&quot;;IF(AND([.U213]&gt;=[.X213];[.U213]&lt;=[.Y213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395" table:formula="of:=IF([.T221]=&quot;&quot;;&quot;&quot;;VLOOKUP([.T221];[Tables.B75:.C78];2)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/>
          <table:table-cell table:style-name="ce67" table:formula="of:=[.P214]" office:value-type="float" office:value="2" calcext:value-type="float">
            <text:p>2</text:p>
          </table:table-cell>
          <table:table-cell table:style-name="ce41" table:formula="of:=IF([.R214]=&quot;&quot;;&quot;&quot;;[.R214])" office:value-type="float" office:value="72.8" calcext:value-type="float">
            <text:p>72.8</text:p>
          </table:table-cell>
          <table:table-cell table:style-name="ce41" table:formula="of:=IF([.S214]=&quot;&quot;;&quot;&quot;;[.S214])" office:value-type="float" office:value="632" calcext:value-type="float">
            <text:p>632</text:p>
          </table:table-cell>
          <table:table-cell table:style-name="ce41" table:formula="of:=IF([.T214]=&quot;&quot;;&quot;&quot;;[.T214])" office:value-type="float" office:value="1.67" calcext:value-type="float">
            <text:p>1.67</text:p>
          </table:table-cell>
          <table:table-cell table:style-name="ce73" table:formula="of:=IF([.U214]=&quot;&quot;;&quot;&quot;;[.U214])" office:value-type="float" office:value="1.26843953838435" calcext:value-type="float">
            <text:p>1.27</text:p>
          </table:table-cell>
          <table:table-cell table:style-name="ce156" table:formula="of:=IF([.U214]=&quot;&quot;;&quot;&quot;;IF(AND([.U214]&gt;=[.X214];[.U214]&lt;=[.Y214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office:value-type="float" office:value="69.9" calcext:value-type="float">
            <text:p>69.9</text:p>
          </table:table-cell>
          <table:table-cell table:style-name="ce269" office:value-type="float" office:value="494" calcext:value-type="float">
            <text:p>494</text:p>
          </table:table-cell>
          <table:table-cell table:style-name="ce269" office:value-type="float" office:value="1.55" calcext:value-type="float">
            <text:p>1.55</text:p>
          </table:table-cell>
          <table:table-cell table:style-name="ce321" table:formula="of:=IF([.Q225]=&quot;&quot;;&quot;&quot;;[.Q225]/[.$T$222])" office:value-type="float" office:value="0.699" calcext:value-type="float">
            <text:p>0.699</text:p>
          </table:table-cell>
          <table:table-cell table:style-name="ce349" table:formula="of:=IF([.Q225]=&quot;&quot;;&quot;&quot;;([.$T$221]^2*[$Tables.$D$70]+[$Tables.$D$71])*[.Q225])" office:value-type="float" office:value="2.80400226842424" calcext:value-type="float">
            <text:p>2.80</text:p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395" table:formula="of:=IF([.U229]=&quot;&quot;;&quot;&quot;;[.Q229]*([.$T$221]^2*[$Tables.$D$70]+[$Tables.$D$71]))" office:value-type="float" office:value="2.83308526763179" calcext:value-type="float">
            <text:p>2.83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67" table:formula="of:=[.P215]" office:value-type="float" office:value="3" calcext:value-type="float">
            <text:p>3</text:p>
          </table:table-cell>
          <table:table-cell table:style-name="ce41" table:formula="of:=IF([.R215]=&quot;&quot;;&quot;&quot;;[.R215])" office:value-type="float" office:value="81.7" calcext:value-type="float">
            <text:p>81.7</text:p>
          </table:table-cell>
          <table:table-cell table:style-name="ce41" table:formula="of:=IF([.S215]=&quot;&quot;;&quot;&quot;;[.S215])" office:value-type="float" office:value="711" calcext:value-type="float">
            <text:p>711</text:p>
          </table:table-cell>
          <table:table-cell table:style-name="ce41" table:formula="of:=IF([.T215]=&quot;&quot;;&quot;&quot;;[.T215])" office:value-type="float" office:value="1.88" calcext:value-type="float">
            <text:p>1.88</text:p>
          </table:table-cell>
          <table:table-cell table:style-name="ce73" table:formula="of:=IF([.U215]=&quot;&quot;;&quot;&quot;;[.U215])" office:value-type="float" office:value="1.42699448068239" calcext:value-type="float">
            <text:p>1.43</text:p>
          </table:table-cell>
          <table:table-cell table:style-name="ce156" table:formula="of:=IF([.U215]=&quot;&quot;;&quot;&quot;;IF(AND([.U215]&gt;=[.X215];[.U215]&lt;=[.Y215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office:value-type="float" office:value="69.9" calcext:value-type="float">
            <text:p>69.9</text:p>
          </table:table-cell>
          <table:table-cell table:style-name="ce269" office:value-type="float" office:value="500" calcext:value-type="float">
            <text:p>500</text:p>
          </table:table-cell>
          <table:table-cell table:style-name="ce269" office:value-type="float" office:value="1.55" calcext:value-type="float">
            <text:p>1.55</text:p>
          </table:table-cell>
          <table:table-cell table:style-name="ce321" table:formula="of:=IF([.Q226]=&quot;&quot;;&quot;&quot;;[.Q226]/[.$T$222])" office:value-type="float" office:value="0.699" calcext:value-type="float">
            <text:p>0.699</text:p>
          </table:table-cell>
          <table:table-cell table:style-name="ce349" table:formula="of:=IF([.Q226]=&quot;&quot;;&quot;&quot;;([.$T$221]^2*[$Tables.$D$70]+[$Tables.$D$71])*[.Q226])" office:value-type="float" office:value="2.80400226842424" calcext:value-type="float">
            <text:p>2.80</text:p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396" table:formula="of:=IF([.Q222]=&quot;&quot;;&quot;&quot;;HLOOKUP([.Q222];[Tables.A83:.E84];2))" office:value-type="float" office:value="27.7835990937058" calcext:value-type="float">
            <text:p>27.8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68" table:formula="of:=[.P216]" office:value-type="float" office:value="4" calcext:value-type="float">
            <text:p>4</text:p>
          </table:table-cell>
          <table:table-cell table:style-name="ce101" table:formula="of:=IF([.R216]=&quot;&quot;;&quot;&quot;;[.R216])" office:value-type="float" office:value="87.8" calcext:value-type="float">
            <text:p>87.8</text:p>
          </table:table-cell>
          <table:table-cell table:style-name="ce101" table:formula="of:=IF([.S216]=&quot;&quot;;&quot;&quot;;[.S216])" office:value-type="float" office:value="757" calcext:value-type="float">
            <text:p>757</text:p>
          </table:table-cell>
          <table:table-cell table:style-name="ce101" table:formula="of:=IF([.T216]=&quot;&quot;;&quot;&quot;;[.T216])" office:value-type="float" office:value="2.02" calcext:value-type="float">
            <text:p>2.02</text:p>
          </table:table-cell>
          <table:table-cell table:style-name="ce79" table:formula="of:=IF([.U216]=&quot;&quot;;&quot;&quot;;[.U216])" office:value-type="float" office:value="1.51931761164074" calcext:value-type="float">
            <text:p>1.52</text:p>
          </table:table-cell>
          <table:table-cell table:style-name="ce158" table:formula="of:=IF([.U216]=&quot;&quot;;&quot;&quot;;IF(AND([.U216]&gt;=[.X216];[.U216]&lt;=[.Y216]);&quot;Pass&quot;;&quot;Fail&quot;))" office:value-type="string" office:string-value="Pass" calcext:value-type="string">
            <text:p>Pass</text:p>
          </table:table-cell>
          <table:table-cell table:style-name="Default"/>
          <table:table-cell table:number-columns-repeated="2"/>
          <table:table-cell table:style-name="ce191"/>
          <table:table-cell/>
          <table:table-cell table:style-name="ce216"/>
          <table:table-cell/>
          <table:table-cell table:style-name="ce269" office:value-type="float" office:value="71" calcext:value-type="float">
            <text:p>71</text:p>
          </table:table-cell>
          <table:table-cell table:style-name="ce269" office:value-type="float" office:value="507" calcext:value-type="float">
            <text:p>507</text:p>
          </table:table-cell>
          <table:table-cell table:style-name="ce269" office:value-type="float" office:value="1.57" calcext:value-type="float">
            <text:p>1.57</text:p>
          </table:table-cell>
          <table:table-cell table:style-name="ce321" table:formula="of:=IF([.Q227]=&quot;&quot;;&quot;&quot;;[.Q227]/[.$T$222])" office:value-type="float" office:value="0.71" calcext:value-type="float">
            <text:p>0.710</text:p>
          </table:table-cell>
          <table:table-cell table:style-name="ce349" table:formula="of:=IF([.Q227]=&quot;&quot;;&quot;&quot;;([.$T$221]^2*[$Tables.$D$70]+[$Tables.$D$71])*[.Q227])" office:value-type="float" office:value="2.84812819825638" calcext:value-type="float">
            <text:p>2.85</text:p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397" table:formula="of:=IF(OR([.X225]=&quot;&quot;;[.X226]=&quot;&quot;);&quot;&quot;;([.X226]*([.X225]/8.76))/100)" office:value-type="float" office:value="0.0898553713175409" calcext:value-type="float">
            <text:p>0.09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Change in pixel value at each density step is within specified ranges</text:p>
          </table:table-cell>
          <table:table-cell table:number-columns-repeated="7"/>
          <table:table-cell table:style-name="ce191"/>
          <table:table-cell/>
          <table:table-cell table:style-name="ce216"/>
          <table:table-cell/>
          <table:table-cell table:style-name="ce269" office:value-type="float" office:value="71.7" calcext:value-type="float">
            <text:p>71.7</text:p>
          </table:table-cell>
          <table:table-cell table:style-name="ce269" office:value-type="float" office:value="515" calcext:value-type="float">
            <text:p>515</text:p>
          </table:table-cell>
          <table:table-cell table:style-name="ce269" office:value-type="float" office:value="1.59" calcext:value-type="float">
            <text:p>1.59</text:p>
          </table:table-cell>
          <table:table-cell table:style-name="ce321" table:formula="of:=IF([.Q228]=&quot;&quot;;&quot;&quot;;[.Q228]/[.$T$222])" office:value-type="float" office:value="0.717" calcext:value-type="float">
            <text:p>0.717</text:p>
          </table:table-cell>
          <table:table-cell table:style-name="ce349" table:formula="of:=IF([.Q228]=&quot;&quot;;&quot;&quot;;([.$T$221]^2*[$Tables.$D$70]+[$Tables.$D$71])*[.Q228])" office:value-type="float" office:value="2.87620833542229" calcext:value-type="float">
            <text:p>2.88</text:p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398" table:formula="of:=IF([.AB85]=&quot;&quot;;&quot;&quot;;[.AB85])" office:value-type="float" office:value="1.6" calcext:value-type="float">
            <text:p>1.60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16"/>
          <table:table-cell table:style-name="ce35" office:value-type="string" calcext:value-type="string">
            <text:p>Average:</text:p>
          </table:table-cell>
          <table:table-cell table:style-name="ce270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301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311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322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311" table:formula="of:=IF(OR([.U225]=&quot;&quot;;[.U226]=&quot;&quot;;[.U227]=&quot;&quot;;[.U228]=&quot;&quot;);&quot;&quot;;AVERAGE([.U225:.U228]))" office:value-type="float" office:value="2.83308526763179" calcext:value-type="float">
            <text:p>2.83</text:p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399" table:formula="of:=IF(OR([.X227]=&quot;&quot;;[.X228]=&quot;&quot;);&quot;&quot;;([.X227]-[.X228])/[.X228])" office:value-type="percentage" office:value="-0.943840392926537" calcext:value-type="percentage">
            <text:p>-94.4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7" office:value-type="string" calcext:value-type="string">
            <text:p>Mean Glandular Dose</text:p>
          </table:table-cell>
          <table:table-cell table:number-columns-repeated="9"/>
          <table:table-cell table:style-name="ce191"/>
          <table:table-cell/>
          <table:table-cell table:style-name="ce216"/>
          <table:table-cell table:style-name="ce35" office:value-type="string" calcext:value-type="string">
            <text:p>Coeff of Var:</text:p>
          </table:table-cell>
          <table:table-cell table:style-name="ce271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271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271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271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271" table:formula="of:=IF([.U229]=&quot;&quot;;&quot;&quot;;STDEV([.U225:.U228])/[.U229])" office:value-type="percentage" office:value="0.0125251723985516" calcext:value-type="percentage">
            <text:p>1.25%</text:p>
          </table:table-cell>
          <table:table-cell/>
          <table:table-cell table:style-name="Default"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/>
          <table:table-cell table:style-name="ce35" office:value-type="string" calcext:value-type="string">
            <text:p>Phantom:</text:p>
          </table:table-cell>
          <table:table-cell table:style-name="ce34" table:formula="of:=IF([.Q221]=&quot;&quot;;&quot;&quot;;[.Q221])">
            <text:p/>
          </table:table-cell>
          <table:table-cell table:style-name="ce35" office:value-type="string" calcext:value-type="string">
            <text:p>kV:</text:p>
          </table:table-cell>
          <table:table-cell table:style-name="ce34" table:formula="of:=IF([.T221]=&quot;&quot;;&quot;&quot;;[.T221])" office:value-type="float" office:value="28" calcext:value-type="float">
            <text:p>28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Default" table:number-columns-repeated="6"/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/>
          <table:table-cell table:style-name="ce35" office:value-type="string" calcext:value-type="string">
            <text:p>Target/Filter:</text:p>
          </table:table-cell>
          <table:table-cell table:style-name="ce34" table:formula="of:=IF([.Q222]=&quot;&quot;;&quot;&quot;;[.Q222])" office:value-type="string" office:string-value="Mo/Mo" calcext:value-type="string">
            <text:p>Mo/Mo</text:p>
          </table:table-cell>
          <table:table-cell table:style-name="ce35" office:value-type="string" calcext:value-type="string">
            <text:p>mA:</text:p>
          </table:table-cell>
          <table:table-cell table:style-name="ce34" table:formula="of:=IF([.T222]=&quot;&quot;;&quot;&quot;;[.T222])" office:value-type="float" office:value="100" calcext:value-type="float">
            <text:p>100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400" table:formula="of:=IF([.X227]=&quot;&quot;;&quot;&quot;;([.X227]-AVERAGE([.S225:.S228]))/AVERAGE([.S225:.S228]))" office:value-type="percentage" office:value="-0.942584427273137" calcext:value-type="percentage">
            <text:p>-94.3%</text:p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 table:number-columns-repeated="4"/>
          <table:table-cell table:style-name="ce6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401" table:formula="of:=IF(OR([.X227]=&quot;&quot;;[.Q229]=&quot;&quot;);&quot;&quot;;3/([.X227]/[.Q229]))" office:value-type="float" office:value="2357.95586722637" calcext:value-type="float">
            <text:p>2358.0</text:p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/>
          <table:table-cell table:style-name="ce6"/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EI</text:p>
          </table:table-cell>
          <table:table-cell table:style-name="ce6" office:value-type="string" calcext:value-type="string">
            <text:p>MGD (mGy)</text:p>
          </table:table-cell>
          <table:table-cell table:style-name="ce6" office:value-type="string" calcext:value-type="string">
            <text:p>Time (s)</text:p>
          </table:table-cell>
          <table:table-cell table:style-name="ce6" office:value-type="string" calcext:value-type="string">
            <text:p>(mGy)</text:p>
          </table:table-cell>
          <table:table-cell/>
          <table:table-cell table:style-name="ce35" office:value-type="string" calcext:value-type="string">
            <text:p>HVL:</text:p>
          </table:table-cell>
          <table:table-cell table:style-name="ce145" table:formula="of:=IF([.X224]=&quot;&quot;;&quot;&quot;;[.X224])">
            <text:p/>
          </table:table-cell>
          <table:table-cell table:style-name="ce191"/>
          <table:table-cell/>
          <table:table-cell table:style-name="ce207"/>
          <table:table-cell table:style-name="ce234" table:number-columns-repeated="2"/>
          <table:table-cell table:style-name="ce32" table:number-columns-repeated="2"/>
          <table:table-cell table:style-name="ce234" table:number-columns-repeated="2"/>
          <table:table-cell table:style-name="ce32"/>
          <table:table-cell table:style-name="ce378"/>
          <table:table-cell table:style-name="ce32"/>
          <table:table-cell table:style-name="ce412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 table:number-columns-repeated="2"/>
          <table:table-cell table:style-name="ce103" table:formula="of:=IF([.Q225]=&quot;&quot;;&quot;&quot;;[.Q225])" office:value-type="float" office:value="69.9" calcext:value-type="float">
            <text:p>69.9</text:p>
          </table:table-cell>
          <table:table-cell table:style-name="ce100" table:formula="of:=IF([.R225]=&quot;&quot;;&quot;&quot;;[.R225])" office:value-type="float" office:value="494" calcext:value-type="float">
            <text:p>494</text:p>
          </table:table-cell>
          <table:table-cell table:style-name="ce100" table:formula="of:=IF([.S225]=&quot;&quot;;&quot;&quot;;[.S225])" office:value-type="float" office:value="1.55" calcext:value-type="float">
            <text:p>1.55</text:p>
          </table:table-cell>
          <table:table-cell table:style-name="ce148" table:formula="of:=IF([.T225]=&quot;&quot;;&quot;&quot;;[.T225])" office:value-type="float" office:value="0.699" calcext:value-type="float">
            <text:p>0.699</text:p>
          </table:table-cell>
          <table:table-cell table:style-name="ce159" table:formula="of:=IF([.U225]=&quot;&quot;;&quot;&quot;;[.U225])" office:value-type="float" office:value="2.80400226842424" calcext:value-type="float">
            <text:p>2.80</text:p>
          </table:table-cell>
          <table:table-cell/>
          <table:table-cell table:style-name="ce35" office:value-type="string" calcext:value-type="string">
            <text:p>ESE (mGy):</text:p>
          </table:table-cell>
          <table:table-cell table:style-name="ce146" table:formula="of:=IF([.X225]=&quot;&quot;;&quot;&quot;;[.X225])" office:value-type="float" office:value="2.83308526763179" calcext:value-type="float">
            <text:p>2.83</text:p>
          </table:table-cell>
          <table:table-cell table:style-name="ce191"/>
          <table:table-cell/>
          <table:table-cell table:style-name="ce213" office:value-type="string" calcext:value-type="string">
            <text:p>kVp Accuracy and Output</text:p>
          </table:table-cell>
          <table:table-cell table:style-name="ce235" table:number-columns-repeated="2"/>
          <table:table-cell table:style-name="ce219" table:number-columns-repeated="2"/>
          <table:table-cell table:style-name="ce235" table:number-columns-repeated="2"/>
          <table:table-cell table:style-name="ce219" table:number-columns-repeated="3"/>
          <table:table-cell table:style-name="ce410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number-columns-repeated="2"/>
          <table:table-cell table:style-name="ce104" table:formula="of:=IF([.Q226]=&quot;&quot;;&quot;&quot;;[.Q226])" office:value-type="float" office:value="69.9" calcext:value-type="float">
            <text:p>69.9</text:p>
          </table:table-cell>
          <table:table-cell table:style-name="ce41" table:formula="of:=IF([.R226]=&quot;&quot;;&quot;&quot;;[.R226])" office:value-type="float" office:value="500" calcext:value-type="float">
            <text:p>500</text:p>
          </table:table-cell>
          <table:table-cell table:style-name="ce41" table:formula="of:=IF([.S226]=&quot;&quot;;&quot;&quot;;[.S226])" office:value-type="float" office:value="1.55" calcext:value-type="float">
            <text:p>1.55</text:p>
          </table:table-cell>
          <table:table-cell table:style-name="ce126" table:formula="of:=IF([.T226]=&quot;&quot;;&quot;&quot;;[.T226])" office:value-type="float" office:value="0.699" calcext:value-type="float">
            <text:p>0.699</text:p>
          </table:table-cell>
          <table:table-cell table:style-name="ce160" table:formula="of:=IF([.U226]=&quot;&quot;;&quot;&quot;;[.U226])" office:value-type="float" office:value="2.80400226842424" calcext:value-type="float">
            <text:p>2.80</text:p>
          </table:table-cell>
          <table:table-cell/>
          <table:table-cell table:style-name="ce35" office:value-type="string" calcext:value-type="string">
            <text:p>DGN (mrad/R):</text:p>
          </table:table-cell>
          <table:table-cell table:style-name="ce178" table:formula="of:=IF([.X226]=&quot;&quot;;&quot;&quot;;[.X226])" office:value-type="float" office:value="27.7835990937058" calcext:value-type="float">
            <text:p>27.8</text:p>
          </table:table-cell>
          <table:table-cell table:style-name="ce191"/>
          <table:table-cell/>
          <table:table-cell table:style-name="ce206" office:value-type="string" calcext:value-type="string">
            <text:p>Meter:</text:p>
          </table:table-cell>
          <table:table-cell table:style-name="ce231"/>
          <table:table-cell/>
          <table:table-cell table:style-name="ce35" office:value-type="string" calcext:value-type="string">
            <text:p>Calibration Date:</text:p>
          </table:table-cell>
          <table:table-cell table:style-name="ce282"/>
          <table:table-cell table:number-columns-repeated="5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number-columns-repeated="2"/>
          <table:table-cell table:style-name="ce104" table:formula="of:=IF([.Q227]=&quot;&quot;;&quot;&quot;;[.Q227])" office:value-type="float" office:value="71" calcext:value-type="float">
            <text:p>71.0</text:p>
          </table:table-cell>
          <table:table-cell table:style-name="ce41" table:formula="of:=IF([.R227]=&quot;&quot;;&quot;&quot;;[.R227])" office:value-type="float" office:value="507" calcext:value-type="float">
            <text:p>507</text:p>
          </table:table-cell>
          <table:table-cell table:style-name="ce41" table:formula="of:=IF([.S227]=&quot;&quot;;&quot;&quot;;[.S227])" office:value-type="float" office:value="1.57" calcext:value-type="float">
            <text:p>1.57</text:p>
          </table:table-cell>
          <table:table-cell table:style-name="ce126" table:formula="of:=IF([.T227]=&quot;&quot;;&quot;&quot;;[.T227])" office:value-type="float" office:value="0.71" calcext:value-type="float">
            <text:p>0.710</text:p>
          </table:table-cell>
          <table:table-cell table:style-name="ce160" table:formula="of:=IF([.U227]=&quot;&quot;;&quot;&quot;;[.U227])" office:value-type="float" office:value="2.84812819825638" calcext:value-type="float">
            <text:p>2.85</text:p>
          </table:table-cell>
          <table:table-cell/>
          <table:table-cell table:style-name="ce35" office:value-type="string" calcext:value-type="string">
            <text:p>MGD (mGy):</text:p>
          </table:table-cell>
          <table:table-cell table:style-name="ce146" table:formula="of:=IF([.X227]=&quot;&quot;;&quot;&quot;;[.X227])" office:value-type="float" office:value="0.0898553713175409" calcext:value-type="float">
            <text:p>0.09</text:p>
          </table:table-cell>
          <table:table-cell table:style-name="ce191"/>
          <table:table-cell/>
          <table:table-cell table:style-name="ce206" office:value-type="string" calcext:value-type="string">
            <text:p>Serial #:</text:p>
          </table:table-cell>
          <table:table-cell table:style-name="ce231"/>
          <table:table-cell/>
          <table:table-cell table:style-name="ce35" office:value-type="string" calcext:value-type="string">
            <text:p>Calibration Due:</text:p>
          </table:table-cell>
          <table:table-cell table:style-name="ce282"/>
          <table:table-cell table:number-columns-repeated="5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number-columns-repeated="2"/>
          <table:table-cell table:style-name="ce105" table:formula="of:=IF([.Q228]=&quot;&quot;;&quot;&quot;;[.Q228])" office:value-type="float" office:value="71.7" calcext:value-type="float">
            <text:p>71.7</text:p>
          </table:table-cell>
          <table:table-cell table:style-name="ce101" table:formula="of:=IF([.R228]=&quot;&quot;;&quot;&quot;;[.R228])" office:value-type="float" office:value="515" calcext:value-type="float">
            <text:p>515</text:p>
          </table:table-cell>
          <table:table-cell table:style-name="ce101" table:formula="of:=IF([.S228]=&quot;&quot;;&quot;&quot;;[.S228])" office:value-type="float" office:value="1.59" calcext:value-type="float">
            <text:p>1.59</text:p>
          </table:table-cell>
          <table:table-cell table:style-name="ce149" table:formula="of:=IF([.T228]=&quot;&quot;;&quot;&quot;;[.T228])" office:value-type="float" office:value="0.717" calcext:value-type="float">
            <text:p>0.717</text:p>
          </table:table-cell>
          <table:table-cell table:style-name="ce161" table:formula="of:=IF([.U228]=&quot;&quot;;&quot;&quot;;[.U228])" office:value-type="float" office:value="2.87620833542229" calcext:value-type="float">
            <text:p>2.88</text:p>
          </table:table-cell>
          <table:table-cell/>
          <table:table-cell table:style-name="ce35" office:value-type="string" calcext:value-type="string">
            <text:p>Prev MGD (mGy):</text:p>
          </table:table-cell>
          <table:table-cell table:style-name="ce146" table:formula="of:=IF([.X228]=&quot;&quot;;&quot;&quot;;[.X228])" office:value-type="float" office:value="1.6" calcext:value-type="float">
            <text:p>1.60</text:p>
          </table:table-cell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5" office:value-type="string" calcext:value-type="string">
            <text:p>Average:</text:p>
          </table:table-cell>
          <table:table-cell table:style-name="ce104" table:formula="of:=IF([.Q229]=&quot;&quot;;&quot;&quot;;[.Q229])" office:value-type="float" office:value="70.625" calcext:value-type="float">
            <text:p>70.6</text:p>
          </table:table-cell>
          <table:table-cell table:style-name="ce41" table:formula="of:=IF([.R229]=&quot;&quot;;&quot;&quot;;[.R229])" office:value-type="float" office:value="504" calcext:value-type="float">
            <text:p>504</text:p>
          </table:table-cell>
          <table:table-cell table:style-name="ce73" table:formula="of:=IF([.S229]=&quot;&quot;;&quot;&quot;;[.S229])" office:value-type="float" office:value="1.565" calcext:value-type="float">
            <text:p>1.57</text:p>
          </table:table-cell>
          <table:table-cell table:style-name="ce126" table:formula="of:=IF([.T229]=&quot;&quot;;&quot;&quot;;[.T229])" office:value-type="float" office:value="0.70625" calcext:value-type="float">
            <text:p>0.706</text:p>
          </table:table-cell>
          <table:table-cell table:style-name="ce160" table:formula="of:=IF([.U229]=&quot;&quot;;&quot;&quot;;[.U229])" office:value-type="float" office:value="2.83308526763179" calcext:value-type="float">
            <text:p>2.83</text:p>
          </table:table-cell>
          <table:table-cell/>
          <table:table-cell table:style-name="ce35" office:value-type="string" calcext:value-type="string">
            <text:p>% Change:</text:p>
          </table:table-cell>
          <table:table-cell table:style-name="ce179" table:formula="of:=IF([.X229]=&quot;&quot;;&quot;&quot;;[.X229])" office:value-type="percentage" office:value="-0.943840392926537" calcext:value-type="percentage">
            <text:p>-94.4%</text:p>
          </table:table-cell>
          <table:table-cell table:style-name="ce191"/>
          <table:table-cell/>
          <table:table-cell table:style-name="ce206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/>
          <table:table-cell table:style-name="ce35" office:value-type="string" calcext:value-type="string">
            <text:p>Coeff of Var:</text:p>
          </table:table-cell>
          <table:table-cell table:style-name="ce106" table:formula="of:=IF([.Q230]=&quot;&quot;;&quot;&quot;;[.Q230])" office:value-type="percentage" office:value="0.0125251723985516" calcext:value-type="percentage">
            <text:p>1.25%</text:p>
          </table:table-cell>
          <table:table-cell table:style-name="ce78" table:formula="of:=IF([.R230]=&quot;&quot;;&quot;&quot;;[.R230])" office:value-type="percentage" office:value="0.0179670340042409" calcext:value-type="percentage">
            <text:p>1.80%</text:p>
          </table:table-cell>
          <table:table-cell table:style-name="ce78" table:formula="of:=IF([.S230]=&quot;&quot;;&quot;&quot;;[.S230])" office:value-type="percentage" office:value="0.0122354901949691" calcext:value-type="percentage">
            <text:p>1.22%</text:p>
          </table:table-cell>
          <table:table-cell table:style-name="ce78" table:formula="of:=IF([.T230]=&quot;&quot;;&quot;&quot;;[.T230])" office:value-type="percentage" office:value="0.0125251723985516" calcext:value-type="percentage">
            <text:p>1.25%</text:p>
          </table:table-cell>
          <table:table-cell table:style-name="ce162" table:formula="of:=IF([.U230]=&quot;&quot;;&quot;&quot;;[.U230])" office:value-type="percentage" office:value="0.0125251723985516" calcext:value-type="percentage">
            <text:p>1.25%</text:p>
          </table:table-cell>
          <table:table-cell table:number-columns-repeated="3"/>
          <table:table-cell table:style-name="ce191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1"/>
          <table:table-cell/>
          <table:table-cell table:style-name="ce419"/>
          <table:table-cell table:number-columns-repeated="995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35" office:value-type="string" calcext:value-type="string">
            <text:p>Deviation from Reported MGD:</text:p>
          </table:table-cell>
          <table:table-cell table:style-name="ce180" table:formula="of:=IF([.X232]=&quot;&quot;;&quot;&quot;;[.X232])" office:value-type="percentage" office:value="-0.942584427273137" calcext:value-type="percentage">
            <text:p>-94.3%</text:p>
          </table:table-cell>
          <table:table-cell table:style-name="ce191"/>
          <table:table-cell/>
          <table:table-cell table:style-name="ce206"/>
          <table:table-cell table:style-name="ce90" table:formula="of:=IF([.AK10]=&quot;&quot;;&quot;&quot;;[.AK10])">
            <text:p/>
          </table:table-cell>
          <table:table-cell table:style-name="ce90" table:formula="of:=IF([.AL10]=&quot;&quot;;&quot;&quot;;[.AL10])">
            <text:p/>
          </table:table-cell>
          <table:table-cell table:style-name="ce41" table:formula="of:=IF([.AH10]=&quot;&quot;;&quot;&quot;;[.AH10])" office:value-type="float" office:value="24" calcext:value-type="float">
            <text:p>24</text:p>
          </table:table-cell>
          <table:table-cell table:style-name="ce41" table:formula="of:=IF([.AI10]=&quot;&quot;;&quot;&quot;;[.AI10])" office:value-type="float" office:value="50" calcext:value-type="float">
            <text:p>50</text:p>
          </table:table-cell>
          <table:table-cell table:style-name="ce73" table:formula="of:=IF([.AQ10]=&quot;&quot;;&quot;&quot;;[.AQ10])" office:value-type="float" office:value="27.06" calcext:value-type="float">
            <text:p>27.06</text:p>
          </table:table-cell>
          <table:table-cell table:style-name="ce350" table:formula="of:=IF([.AN10]=&quot;&quot;;&quot;&quot;;[.AN10])" office:value-type="float" office:value="524.2" calcext:value-type="float">
            <text:p>524.2</text:p>
          </table:table-cell>
          <table:table-cell table:style-name="ce73" table:formula="of:=IF([.AO10]=&quot;&quot;;&quot;&quot;;[.AO10])" office:value-type="float" office:value="1.245" calcext:value-type="float">
            <text:p>1.25</text:p>
          </table:table-cell>
          <table:table-cell table:style-name="ce126" table:formula="of:=IF([.V241]=&quot;&quot;;&quot;&quot;;[.V241]/[.S241])" office:value-type="float" office:value="0.0249" calcext:value-type="float">
            <text:p>0.025</text:p>
          </table:table-cell>
          <table:table-cell table:style-name="ce73" table:formula="of:=IF(OR([.V241]=&quot;&quot;;[.U241]=&quot;&quot;);&quot;&quot;;[.V241]/([.U241]/1000))" office:value-type="float" office:value="2.37504769172072" calcext:value-type="float">
            <text:p>2.38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number-columns-repeated="2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35" office:value-type="string" calcext:value-type="string">
            <text:p>mAs at 3 mGy:</text:p>
          </table:table-cell>
          <table:table-cell table:style-name="ce181" table:formula="of:=IF([.X233]=&quot;&quot;;&quot;&quot;;[.X233])" office:value-type="float" office:value="2357.95586722637" calcext:value-type="float">
            <text:p>2358.0</text:p>
          </table:table-cell>
          <table:table-cell table:style-name="ce191"/>
          <table:table-cell/>
          <table:table-cell table:style-name="ce206"/>
          <table:table-cell table:style-name="ce41" table:formula="of:=IF([.AK16]=&quot;&quot;;&quot;&quot;;[.AK16])">
            <text:p/>
          </table:table-cell>
          <table:table-cell table:style-name="ce41" table:formula="of:=IF([.AL16]=&quot;&quot;;&quot;&quot;;[.AL16])">
            <text:p/>
          </table:table-cell>
          <table:table-cell table:style-name="ce41" table:formula="of:=IF([.AH16]=&quot;&quot;;&quot;&quot;;[.AH16])" office:value-type="float" office:value="25" calcext:value-type="float">
            <text:p>25</text:p>
          </table:table-cell>
          <table:table-cell table:style-name="ce41" table:formula="of:=IF([.AI16]=&quot;&quot;;&quot;&quot;;[.AI16])" office:value-type="float" office:value="50" calcext:value-type="float">
            <text:p>50</text:p>
          </table:table-cell>
          <table:table-cell table:style-name="ce73" table:formula="of:=IF([.AQ16]=&quot;&quot;;&quot;&quot;;[.AQ16])" office:value-type="float" office:value="27.38" calcext:value-type="float">
            <text:p>27.38</text:p>
          </table:table-cell>
          <table:table-cell table:style-name="ce350" table:formula="of:=IF([.AN16]=&quot;&quot;;&quot;&quot;;[.AN16])" office:value-type="float" office:value="502.1" calcext:value-type="float">
            <text:p>502.1</text:p>
          </table:table-cell>
          <table:table-cell table:style-name="ce73" table:formula="of:=IF([.AO16]=&quot;&quot;;&quot;&quot;;[.AO16])" office:value-type="float" office:value="1.457" calcext:value-type="float">
            <text:p>1.46</text:p>
          </table:table-cell>
          <table:table-cell table:style-name="ce126" table:formula="of:=IF([.V242]=&quot;&quot;;&quot;&quot;;[.V242]/[.S242])" office:value-type="float" office:value="0.02914" calcext:value-type="float">
            <text:p>0.029</text:p>
          </table:table-cell>
          <table:table-cell table:style-name="ce73" table:formula="of:=IF(OR([.V242]=&quot;&quot;;[.U242]=&quot;&quot;);&quot;&quot;;[.V242]/([.U242]/1000))" office:value-type="float" office:value="2.90181238797052" calcext:value-type="float">
            <text:p>2.90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41" table:formula="of:=IF([.AK22]=&quot;&quot;;&quot;&quot;;[.AK22])">
            <text:p/>
          </table:table-cell>
          <table:table-cell table:style-name="ce41" table:formula="of:=IF([.AL22]=&quot;&quot;;&quot;&quot;;[.AL22])">
            <text:p/>
          </table:table-cell>
          <table:table-cell table:style-name="ce41" table:formula="of:=IF([.AH22]=&quot;&quot;;&quot;&quot;;[.AH22])" office:value-type="float" office:value="26" calcext:value-type="float">
            <text:p>26</text:p>
          </table:table-cell>
          <table:table-cell table:style-name="ce41" table:formula="of:=IF([.AI22]=&quot;&quot;;&quot;&quot;;[.AI22])" office:value-type="float" office:value="50" calcext:value-type="float">
            <text:p>50</text:p>
          </table:table-cell>
          <table:table-cell table:style-name="ce73" table:formula="of:=IF([.AQ22]=&quot;&quot;;&quot;&quot;;[.AQ22])" office:value-type="float" office:value="27.58" calcext:value-type="float">
            <text:p>27.58</text:p>
          </table:table-cell>
          <table:table-cell table:style-name="ce350" table:formula="of:=IF([.AN22]=&quot;&quot;;&quot;&quot;;[.AN22])" office:value-type="float" office:value="502.4" calcext:value-type="float">
            <text:p>502.4</text:p>
          </table:table-cell>
          <table:table-cell table:style-name="ce73" table:formula="of:=IF([.AO22]=&quot;&quot;;&quot;&quot;;[.AO22])" office:value-type="float" office:value="1.655" calcext:value-type="float">
            <text:p>1.66</text:p>
          </table:table-cell>
          <table:table-cell table:style-name="ce126" table:formula="of:=IF([.V243]=&quot;&quot;;&quot;&quot;;[.V243]/[.S243])" office:value-type="float" office:value="0.0331" calcext:value-type="float">
            <text:p>0.033</text:p>
          </table:table-cell>
          <table:table-cell table:style-name="ce73" table:formula="of:=IF(OR([.V243]=&quot;&quot;;[.U243]=&quot;&quot;);&quot;&quot;;[.V243]/([.U243]/1000))" office:value-type="float" office:value="3.29418789808917" calcext:value-type="float">
            <text:p>3.29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37" office:value-type="string" calcext:value-type="string">
            <text:p>Signal to Noise Ratio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 office:value-type="float" office:value="28.11" calcext:value-type="float">
            <text:p>28.11</text:p>
          </table:table-cell>
          <table:table-cell table:style-name="ce350" table:formula="of:=IF([.AN24]=&quot;&quot;;&quot;&quot;;[.AN24])" office:value-type="float" office:value="502.6" calcext:value-type="float">
            <text:p>502.6</text:p>
          </table:table-cell>
          <table:table-cell table:style-name="ce73" table:formula="of:=IF([.AO24]=&quot;&quot;;&quot;&quot;;[.AO24])" office:value-type="float" office:value="2.042" calcext:value-type="float">
            <text:p>2.04</text:p>
          </table:table-cell>
          <table:table-cell table:style-name="ce126" table:formula="of:=IF([.V244]=&quot;&quot;;&quot;&quot;;[.V244]/[.S244])" office:value-type="float" office:value="0.04084" calcext:value-type="float">
            <text:p>0.041</text:p>
          </table:table-cell>
          <table:table-cell table:style-name="ce73" table:formula="of:=IF(OR([.V244]=&quot;&quot;;[.U244]=&quot;&quot;);&quot;&quot;;[.V244]/([.U244]/1000))" office:value-type="float" office:value="4.06287306008754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/>
          <table:table-cell table:style-name="ce35" office:value-type="string" calcext:value-type="string">
            <text:p>kV:</text:p>
          </table:table-cell>
          <table:table-cell table:style-name="ce34" table:formula="of:=IF([.Q332]=&quot;&quot;;&quot;&quot;;[.Q332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34]=&quot;&quot;;&quot;&quot;;[.AK34])">
            <text:p/>
          </table:table-cell>
          <table:table-cell table:style-name="ce41" table:formula="of:=IF([.AL34]=&quot;&quot;;&quot;&quot;;[.AL34])">
            <text:p/>
          </table:table-cell>
          <table:table-cell table:style-name="ce41" table:formula="of:=IF([.AH34]=&quot;&quot;;&quot;&quot;;[.AH34])" office:value-type="float" office:value="30" calcext:value-type="float">
            <text:p>30</text:p>
          </table:table-cell>
          <table:table-cell table:style-name="ce41" table:formula="of:=IF([.AI34]=&quot;&quot;;&quot;&quot;;[.AI34])" office:value-type="float" office:value="50" calcext:value-type="float">
            <text:p>50</text:p>
          </table:table-cell>
          <table:table-cell table:style-name="ce73" table:formula="of:=IF([.AQ34]=&quot;&quot;;&quot;&quot;;[.AQ34])" office:value-type="float" office:value="29.24" calcext:value-type="float">
            <text:p>29.24</text:p>
          </table:table-cell>
          <table:table-cell table:style-name="ce350" table:formula="of:=IF([.AN34]=&quot;&quot;;&quot;&quot;;[.AN34])" office:value-type="float" office:value="502.3" calcext:value-type="float">
            <text:p>502.3</text:p>
          </table:table-cell>
          <table:table-cell table:style-name="ce73" table:formula="of:=IF([.AO34]=&quot;&quot;;&quot;&quot;;[.AO34])" office:value-type="float" office:value="2.421" calcext:value-type="float">
            <text:p>2.42</text:p>
          </table:table-cell>
          <table:table-cell table:style-name="ce126" table:formula="of:=IF([.V245]=&quot;&quot;;&quot;&quot;;[.V245]/[.S245])" office:value-type="float" office:value="0.04842" calcext:value-type="float">
            <text:p>0.048</text:p>
          </table:table-cell>
          <table:table-cell table:style-name="ce73" table:formula="of:=IF(OR([.V245]=&quot;&quot;;[.U245]=&quot;&quot;);&quot;&quot;;[.V245]/([.U245]/1000))" office:value-type="float" office:value="4.81982878757715" calcext:value-type="float">
            <text:p>4.82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35" office:value-type="string" calcext:value-type="string">
            <text:p>mA:</text:p>
          </table:table-cell>
          <table:table-cell table:style-name="ce34" table:formula="of:=IF([.Q333]=&quot;&quot;;&quot;&quot;;[.Q333])" office:value-type="float" office:value="71.7" calcext:value-type="float">
            <text:p>71.7</text:p>
          </table:table-cell>
          <table:table-cell/>
          <table:table-cell table:style-name="ce35" office:value-type="string" calcext:value-type="string">
            <text:p>SNR:</text:p>
          </table:table-cell>
          <table:table-cell table:style-name="ce150" table:formula="of:=IF([.T336]=&quot;&quot;;&quot;&quot;;[.T336])" office:value-type="float" office:value="46.79476861167" calcext:value-type="float">
            <text:p>46.8</text:p>
          </table:table-cell>
          <table:table-cell table:style-name="ce90" table:formula="of:=IF([.U336]=&quot;&quot;;&quot;&quot;;[.U336])" office:value-type="float" office:value="45.8" calcext:value-type="float">
            <text:p>45.8</text:p>
          </table:table-cell>
          <table:table-cell table:style-name="ce172" table:formula="of:=IF([.V336]=&quot;&quot;;&quot;&quot;;[.V336])" office:value-type="percentage" office:value="0.0217198386827512" calcext:value-type="percentage">
            <text:p>2.17%</text:p>
          </table:table-cell>
          <table:table-cell table:style-name="ce174" table:formula="of:=IF([.W336]=&quot;&quot;;&quot;&quot;;[.W336])" office:value-type="string" office:string-value="Pass" calcext:value-type="string">
            <text:p>Pass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35]=&quot;&quot;;&quot;&quot;;[.AK35])">
            <text:p/>
          </table:table-cell>
          <table:table-cell table:style-name="ce41" table:formula="of:=IF([.AL35]=&quot;&quot;;&quot;&quot;;[.AL35])">
            <text:p/>
          </table:table-cell>
          <table:table-cell table:style-name="ce41" table:formula="of:=IF([.AH35]=&quot;&quot;;&quot;&quot;;[.AH35])" office:value-type="float" office:value="32" calcext:value-type="float">
            <text:p>32</text:p>
          </table:table-cell>
          <table:table-cell table:style-name="ce41" table:formula="of:=IF([.AI35]=&quot;&quot;;&quot;&quot;;[.AI35])" office:value-type="float" office:value="50" calcext:value-type="float">
            <text:p>50</text:p>
          </table:table-cell>
          <table:table-cell table:style-name="ce73" table:formula="of:=IF([.AQ35]=&quot;&quot;;&quot;&quot;;[.AQ35])" office:value-type="float" office:value="30.66" calcext:value-type="float">
            <text:p>30.66</text:p>
          </table:table-cell>
          <table:table-cell table:style-name="ce350" table:formula="of:=IF([.AN35]=&quot;&quot;;&quot;&quot;;[.AN35])" office:value-type="float" office:value="503" calcext:value-type="float">
            <text:p>503.0</text:p>
          </table:table-cell>
          <table:table-cell table:style-name="ce73" table:formula="of:=IF([.AO35]=&quot;&quot;;&quot;&quot;;[.AO35])" office:value-type="float" office:value="2.803" calcext:value-type="float">
            <text:p>2.80</text:p>
          </table:table-cell>
          <table:table-cell table:style-name="ce126" table:formula="of:=IF([.V246]=&quot;&quot;;&quot;&quot;;[.V246]/[.S246])" office:value-type="float" office:value="0.05606" calcext:value-type="float">
            <text:p>0.056</text:p>
          </table:table-cell>
          <table:table-cell table:style-name="ce73" table:formula="of:=IF(OR([.V246]=&quot;&quot;;[.U246]=&quot;&quot;);&quot;&quot;;[.V246]/([.U246]/1000))" office:value-type="float" office:value="5.57256461232604" calcext:value-type="float">
            <text:p>5.57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Q334]=&quot;&quot;;&quot;&quot;;[.Q334])">
            <text:p/>
          </table:table-cell>
          <table:table-cell/>
          <table:table-cell table:style-name="ce35" office:value-type="string" calcext:value-type="string">
            <text:p>CNR:</text:p>
          </table:table-cell>
          <table:table-cell table:style-name="ce150" table:formula="of:=IF([.T337]=&quot;&quot;;&quot;&quot;;[.T337])" office:value-type="float" office:value="10.0362173038229" calcext:value-type="float">
            <text:p>10.0</text:p>
          </table:table-cell>
          <table:table-cell table:style-name="ce90" table:formula="of:=IF([.U337]=&quot;&quot;;&quot;&quot;;[.U337])" office:value-type="float" office:value="9.9" calcext:value-type="float">
            <text:p>9.9</text:p>
          </table:table-cell>
          <table:table-cell table:style-name="ce172" table:formula="of:=IF([.V337]=&quot;&quot;;&quot;&quot;;[.V337])" office:value-type="percentage" office:value="0.0137593236184747" calcext:value-type="percentage">
            <text:p>1.38%</text:p>
          </table:table-cell>
          <table:table-cell table:style-name="ce90" table:formula="of:=IF([.W337]=&quot;&quot;;&quot;&quot;;[.W337])" office:value-type="string" office:string-value="Pass" calcext:value-type="string">
            <text:p>Pass</text:p>
          </table:table-cell>
          <table:table-cell/>
          <table:table-cell table:style-name="ce191"/>
          <table:table-cell/>
          <table:table-cell table:style-name="ce206"/>
          <table:table-cell table:style-name="ce41" table:formula="of:=IF([.AK41]=&quot;&quot;;&quot;&quot;;[.AK41])">
            <text:p/>
          </table:table-cell>
          <table:table-cell table:style-name="ce41" table:formula="of:=IF([.AL41]=&quot;&quot;;&quot;&quot;;[.AL41])">
            <text:p/>
          </table:table-cell>
          <table:table-cell table:style-name="ce41" table:formula="of:=IF([.AH41]=&quot;&quot;;&quot;&quot;;[.AH41])" office:value-type="float" office:value="34" calcext:value-type="float">
            <text:p>34</text:p>
          </table:table-cell>
          <table:table-cell table:style-name="ce41" table:formula="of:=IF([.AI41]=&quot;&quot;;&quot;&quot;;[.AI41])" office:value-type="float" office:value="50" calcext:value-type="float">
            <text:p>50</text:p>
          </table:table-cell>
          <table:table-cell table:style-name="ce73" table:formula="of:=IF([.AQ41]=&quot;&quot;;&quot;&quot;;[.AQ41])">
            <text:p/>
          </table:table-cell>
          <table:table-cell table:style-name="ce350" table:formula="of:=IF([.AN41]=&quot;&quot;;&quot;&quot;;[.AN41])">
            <text:p/>
          </table:table-cell>
          <table:table-cell table:style-name="ce73" table:formula="of:=IF([.AO41]=&quot;&quot;;&quot;&quot;;[.AO41])">
            <text:p/>
          </table:table-cell>
          <table:table-cell table:style-name="ce126" table:formula="of:=IF([.V247]=&quot;&quot;;&quot;&quot;;[.V247]/[.S247])">
            <text:p/>
          </table:table-cell>
          <table:table-cell table:style-name="ce73" table:formula="of:=IF(OR([.V247]=&quot;&quot;;[.U247]=&quot;&quot;);&quot;&quot;;[.V247]/([.U247]/1000)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/>
          <table:table-cell table:style-name="ce35" office:value-type="string" calcext:value-type="string">
            <text:p>Filter:</text:p>
          </table:table-cell>
          <table:table-cell table:style-name="ce34" table:formula="of:=IF([.Q335]=&quot;&quot;;&quot;&quot;;[.Q335])">
            <text:p/>
          </table:table-cell>
          <table:table-cell table:number-columns-repeated="7"/>
          <table:table-cell table:style-name="ce191"/>
          <table:table-cell/>
          <table:table-cell table:style-name="ce215" office:value-type="string" calcext:value-type="string">
            <text:p>Mag:</text:p>
          </table:table-cell>
          <table:table-cell table:style-name="ce41" table:formula="of:=IF([.AK68]=&quot;&quot;;&quot;&quot;;[.AK68])">
            <text:p/>
          </table:table-cell>
          <table:table-cell table:style-name="ce41" table:formula="of:=IF([.AL68]=&quot;&quot;;&quot;&quot;;[.AL68])">
            <text:p/>
          </table:table-cell>
          <table:table-cell table:style-name="ce41" table:formula="of:=IF([.AH68]=&quot;&quot;;&quot;&quot;;[.AH68])" office:value-type="float" office:value="28" calcext:value-type="float">
            <text:p>28</text:p>
          </table:table-cell>
          <table:table-cell table:style-name="ce41" table:formula="of:=IF([.AI68]=&quot;&quot;;&quot;&quot;;[.AI68])" office:value-type="float" office:value="50" calcext:value-type="float">
            <text:p>50</text:p>
          </table:table-cell>
          <table:table-cell table:style-name="ce73" table:formula="of:=IF([.AQ68]=&quot;&quot;;&quot;&quot;;[.AQ68])">
            <text:p/>
          </table:table-cell>
          <table:table-cell table:style-name="ce350" table:formula="of:=IF([.AN68]=&quot;&quot;;&quot;&quot;;[.AN68])">
            <text:p/>
          </table:table-cell>
          <table:table-cell table:style-name="ce73" table:formula="of:=IF([.AO68]=&quot;&quot;;&quot;&quot;;[.AO68])">
            <text:p/>
          </table:table-cell>
          <table:table-cell table:style-name="ce126" table:formula="of:=IF([.V248]=&quot;&quot;;&quot;&quot;;[.V248]/[.S248])">
            <text:p/>
          </table:table-cell>
          <table:table-cell table:style-name="ce73" table:formula="of:=IF(OR([.V248]=&quot;&quot;;[.U248]=&quot;&quot;);&quot;&quot;;[.V248]/([.U248]/1000)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SNR must be &gt;= 40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/>
          <table:table-cell table:style-name="ce35"/>
          <table:table-cell table:style-name="ce6" table:number-columns-repeated="5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CNR does not change by more than 15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36" table:number-columns-repeated="3"/>
          <table:table-cell table:style-name="ce312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4"/>
          <table:table-cell table:style-name="ce32" table:number-columns-repeated="10"/>
          <table:table-cell table:style-name="ce196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37" office:value-type="string" calcext:value-type="string">
            <text:p>Image Quality Evaluation</text:p>
          </table:table-cell>
          <table:table-cell table:number-columns-repeated="9"/>
          <table:table-cell table:style-name="ce191"/>
          <table:table-cell/>
          <table:table-cell table:style-name="ce206"/>
          <table:table-cell table:style-name="ce90" table:formula="of:=IF([.AK42]=&quot;&quot;;&quot;&quot;;[.AK42])">
            <text:p/>
          </table:table-cell>
          <table:table-cell table:style-name="ce90" table:formula="of:=IF([.AL42]=&quot;&quot;;&quot;&quot;;[.AL42])">
            <text:p/>
          </table:table-cell>
          <table:table-cell table:style-name="ce41" table:formula="of:=IF([.AH42]=&quot;&quot;;&quot;&quot;;[.AH42])" office:value-type="float" office:value="28" calcext:value-type="float">
            <text:p>28</text:p>
          </table:table-cell>
          <table:table-cell table:style-name="ce41" table:formula="of:=IF([.AI42]=&quot;&quot;;&quot;&quot;;[.AI42])" office:value-type="float" office:value="50" calcext:value-type="float">
            <text:p>50</text:p>
          </table:table-cell>
          <table:table-cell table:style-name="ce73" table:formula="of:=IF([.AQ42]=&quot;&quot;;&quot;&quot;;[.AQ42])" office:value-type="float" office:value="29.86" calcext:value-type="float">
            <text:p>29.86</text:p>
          </table:table-cell>
          <table:table-cell table:style-name="ce350" table:formula="of:=IF([.AN42]=&quot;&quot;;&quot;&quot;;[.AN42])" office:value-type="float" office:value="501.8" calcext:value-type="float">
            <text:p>501.8</text:p>
          </table:table-cell>
          <table:table-cell table:style-name="ce73" table:formula="of:=IF([.AO42]=&quot;&quot;;&quot;&quot;;[.AO42])" office:value-type="float" office:value="2.14" calcext:value-type="float">
            <text:p>2.14</text:p>
          </table:table-cell>
          <table:table-cell table:style-name="ce126" table:formula="of:=IF([.V252]=&quot;&quot;;&quot;&quot;;[.V252]/[.S252])" office:value-type="float" office:value="0.0428" calcext:value-type="float">
            <text:p>0.043</text:p>
          </table:table-cell>
          <table:table-cell table:style-name="ce73" table:formula="of:=IF(OR([.V252]=&quot;&quot;;[.U252]=&quot;&quot;);&quot;&quot;;[.V252]/([.U252]/1000))" office:value-type="float" office:value="4.26464726982862" calcext:value-type="float">
            <text:p>4.2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/>
          <table:table-cell table:style-name="ce69" office:value-type="string" calcext:value-type="string" table:number-columns-spanned="2" table:number-rows-spanned="1">
            <text:p>Printer</text:p>
          </table:table-cell>
          <table:covered-table-cell/>
          <table:table-cell table:style-name="Default" table:number-columns-repeated="2"/>
          <table:table-cell table:style-name="ce69" office:value-type="string" calcext:value-type="string" table:number-columns-spanned="2" table:number-rows-spanned="1">
            <text:p>Acq Workstation</text:p>
          </table:table-cell>
          <table:covered-table-cell/>
          <table:table-cell/>
          <table:table-cell table:style-name="Default"/>
          <table:table-cell table:style-name="ce182" office:value-type="string" calcext:value-type="string" table:number-columns-spanned="2" table:number-rows-spanned="1">
            <text:p>Review Workstation</text:p>
          </table:table-cell>
          <table:covered-table-cell table:style-name="ce191"/>
          <table:table-cell/>
          <table:table-cell table:style-name="ce206"/>
          <table:table-cell table:style-name="ce41" table:formula="of:=IF([.AK48]=&quot;&quot;;&quot;&quot;;[.AK48])">
            <text:p/>
          </table:table-cell>
          <table:table-cell table:style-name="ce41" table:formula="of:=IF([.AL48]=&quot;&quot;;&quot;&quot;;[.AL48])">
            <text:p/>
          </table:table-cell>
          <table:table-cell table:style-name="ce41" table:formula="of:=IF([.AH48]=&quot;&quot;;&quot;&quot;;[.AH48])" office:value-type="float" office:value="30" calcext:value-type="float">
            <text:p>30</text:p>
          </table:table-cell>
          <table:table-cell table:style-name="ce41" table:formula="of:=IF([.AI48]=&quot;&quot;;&quot;&quot;;[.AI48])" office:value-type="float" office:value="50" calcext:value-type="float">
            <text:p>50</text:p>
          </table:table-cell>
          <table:table-cell table:style-name="ce73" table:formula="of:=IF([.AQ48]=&quot;&quot;;&quot;&quot;;[.AQ48])" office:value-type="float" office:value="30.18" calcext:value-type="float">
            <text:p>30.18</text:p>
          </table:table-cell>
          <table:table-cell table:style-name="ce350" table:formula="of:=IF([.AN48]=&quot;&quot;;&quot;&quot;;[.AN48])" office:value-type="float" office:value="502.4" calcext:value-type="float">
            <text:p>502.4</text:p>
          </table:table-cell>
          <table:table-cell table:style-name="ce73" table:formula="of:=IF([.AO48]=&quot;&quot;;&quot;&quot;;[.AO48])" office:value-type="float" office:value="2.597" calcext:value-type="float">
            <text:p>2.60</text:p>
          </table:table-cell>
          <table:table-cell table:style-name="ce126" table:formula="of:=IF([.V253]=&quot;&quot;;&quot;&quot;;[.V253]/[.S253])" office:value-type="float" office:value="0.05194" calcext:value-type="float">
            <text:p>0.052</text:p>
          </table:table-cell>
          <table:table-cell table:style-name="ce73" table:formula="of:=IF(OR([.V253]=&quot;&quot;;[.U253]=&quot;&quot;);&quot;&quot;;[.V253]/([.U253]/1000))" office:value-type="float" office:value="5.16918789808917" calcext:value-type="float">
            <text:p>5.17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Default"/>
          <table:table-cell table:style-name="ce70" office:value-type="string" calcext:value-type="string">
            <text:p>kV:</text:p>
          </table:table-cell>
          <table:table-cell table:style-name="ce107" table:formula="of:=IF([.Q307]=&quot;&quot;;&quot;&quot;;[.Q307])">
            <text:p/>
          </table:table-cell>
          <table:table-cell table:style-name="Default"/>
          <table:table-cell/>
          <table:table-cell table:style-name="ce6" office:value-type="string" calcext:value-type="string">
            <text:p>Normal</text:p>
          </table:table-cell>
          <table:table-cell table:style-name="ce6" office:value-type="string" calcext:value-type="string">
            <text:p>Mag</text:p>
          </table:table-cell>
          <table:table-cell/>
          <table:table-cell table:style-name="Default"/>
          <table:table-cell table:style-name="ce6" office:value-type="string" calcext:value-type="string">
            <text:p>Left</text:p>
          </table:table-cell>
          <table:table-cell table:style-name="ce199" office:value-type="string" calcext:value-type="string">
            <text:p>Right</text:p>
          </table:table-cell>
          <table:table-cell/>
          <table:table-cell table:style-name="ce206"/>
          <table:table-cell table:style-name="ce41" table:formula="of:=IF([.AK54]=&quot;&quot;;&quot;&quot;;[.AK54])">
            <text:p/>
          </table:table-cell>
          <table:table-cell table:style-name="ce41" table:formula="of:=IF([.AL54]=&quot;&quot;;&quot;&quot;;[.AL54])">
            <text:p/>
          </table:table-cell>
          <table:table-cell table:style-name="ce41" table:formula="of:=IF([.AH54]=&quot;&quot;;&quot;&quot;;[.AH54])" office:value-type="float" office:value="32" calcext:value-type="float">
            <text:p>32</text:p>
          </table:table-cell>
          <table:table-cell table:style-name="ce41" table:formula="of:=IF([.AI54]=&quot;&quot;;&quot;&quot;;[.AI54])" office:value-type="float" office:value="50" calcext:value-type="float">
            <text:p>50</text:p>
          </table:table-cell>
          <table:table-cell table:style-name="ce73" table:formula="of:=IF([.AQ54]=&quot;&quot;;&quot;&quot;;[.AQ54])" office:value-type="float" office:value="30.24" calcext:value-type="float">
            <text:p>30.24</text:p>
          </table:table-cell>
          <table:table-cell table:style-name="ce350" table:formula="of:=IF([.AN54]=&quot;&quot;;&quot;&quot;;[.AN54])" office:value-type="float" office:value="502.1" calcext:value-type="float">
            <text:p>502.1</text:p>
          </table:table-cell>
          <table:table-cell table:style-name="ce73" table:formula="of:=IF([.AO54]=&quot;&quot;;&quot;&quot;;[.AO54])" office:value-type="float" office:value="3.044" calcext:value-type="float">
            <text:p>3.04</text:p>
          </table:table-cell>
          <table:table-cell table:style-name="ce126" table:formula="of:=IF([.V254]=&quot;&quot;;&quot;&quot;;[.V254]/[.S254])" office:value-type="float" office:value="0.06088" calcext:value-type="float">
            <text:p>0.061</text:p>
          </table:table-cell>
          <table:table-cell table:style-name="ce73" table:formula="of:=IF(OR([.V254]=&quot;&quot;;[.U254]=&quot;&quot;);&quot;&quot;;[.V254]/([.U254]/1000))" office:value-type="float" office:value="6.06253734315873" calcext:value-type="float">
            <text:p>6.0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Default"/>
          <table:table-cell table:style-name="ce70" office:value-type="string" calcext:value-type="string">
            <text:p>mA:</text:p>
          </table:table-cell>
          <table:table-cell table:style-name="ce108" table:formula="of:=IF([.Q308]=&quot;&quot;;&quot;&quot;;[.Q308])">
            <text:p/>
          </table:table-cell>
          <table:table-cell table:style-name="Default"/>
          <table:table-cell table:style-name="ce35" office:value-type="string" calcext:value-type="string">
            <text:p>kV:</text:p>
          </table:table-cell>
          <table:table-cell table:style-name="ce66" table:formula="of:=IF([.Q323]=&quot;&quot;;&quot;&quot;;[.Q323])">
            <text:p/>
          </table:table-cell>
          <table:table-cell table:style-name="ce163" table:formula="of:=IF([.U323]=&quot;&quot;;&quot;&quot;;[.U323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0" table:formula="of:=IF([.R315]=&quot;&quot;;&quot;&quot;;[.R315])">
            <text:p/>
          </table:table-cell>
          <table:table-cell/>
          <table:table-cell table:style-name="ce206"/>
          <table:table-cell table:style-name="ce41" table:formula="of:=IF([.AK60]=&quot;&quot;;&quot;&quot;;[.AK60])">
            <text:p/>
          </table:table-cell>
          <table:table-cell table:style-name="ce41" table:formula="of:=IF([.AL60]=&quot;&quot;;&quot;&quot;;[.AL60])">
            <text:p/>
          </table:table-cell>
          <table:table-cell table:style-name="ce41" table:formula="of:=IF([.AH60]=&quot;&quot;;&quot;&quot;;[.AH60])" office:value-type="float" office:value="34" calcext:value-type="float">
            <text:p>34</text:p>
          </table:table-cell>
          <table:table-cell table:style-name="ce41" table:formula="of:=IF([.AI60]=&quot;&quot;;&quot;&quot;;[.AI60])" office:value-type="float" office:value="50" calcext:value-type="float">
            <text:p>50</text:p>
          </table:table-cell>
          <table:table-cell table:style-name="ce73" table:formula="of:=IF([.AQ60]=&quot;&quot;;&quot;&quot;;[.AQ60])" office:value-type="float" office:value="31.26" calcext:value-type="float">
            <text:p>31.26</text:p>
          </table:table-cell>
          <table:table-cell table:style-name="ce350" table:formula="of:=IF([.AN60]=&quot;&quot;;&quot;&quot;;[.AN60])" office:value-type="float" office:value="6257" calcext:value-type="float">
            <text:p>6257.0</text:p>
          </table:table-cell>
          <table:table-cell table:style-name="ce73" table:formula="of:=IF([.AO60]=&quot;&quot;;&quot;&quot;;[.AO60])" office:value-type="float" office:value="3.482" calcext:value-type="float">
            <text:p>3.48</text:p>
          </table:table-cell>
          <table:table-cell table:style-name="ce126" table:formula="of:=IF([.V255]=&quot;&quot;;&quot;&quot;;[.V255]/[.S255])" office:value-type="float" office:value="0.06964" calcext:value-type="float">
            <text:p>0.070</text:p>
          </table:table-cell>
          <table:table-cell table:style-name="ce73" table:formula="of:=IF(OR([.V255]=&quot;&quot;;[.U255]=&quot;&quot;);&quot;&quot;;[.V255]/([.U255]/1000))" office:value-type="float" office:value="0.55649672366949" calcext:value-type="float">
            <text:p>0.5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 table:style-name="Default"/>
          <table:table-cell table:style-name="ce70" office:value-type="string" calcext:value-type="string">
            <text:p>Background Density:</text:p>
          </table:table-cell>
          <table:table-cell table:style-name="ce108" table:formula="of:=IF([.Q309]=&quot;&quot;;&quot;&quot;;[.Q309])">
            <text:p/>
          </table:table-cell>
          <table:table-cell table:style-name="Default"/>
          <table:table-cell table:style-name="ce35" office:value-type="string" calcext:value-type="string">
            <text:p>mA:</text:p>
          </table:table-cell>
          <table:table-cell table:style-name="ce67" table:formula="of:=IF([.Q324]=&quot;&quot;;&quot;&quot;;[.Q324])">
            <text:p/>
          </table:table-cell>
          <table:table-cell table:style-name="ce156" table:formula="of:=IF([.U324]=&quot;&quot;;&quot;&quot;;[.U324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3" table:formula="of:=IF([.Q317]=&quot;&quot;;&quot;&quot;;[.Q317])">
            <text:p/>
          </table:table-cell>
          <table:table-cell table:style-name="ce201" table:formula="of:=IF([.R317]=&quot;&quot;;&quot;&quot;;[.R317])">
            <text:p/>
          </table:table-cell>
          <table:table-cell/>
          <table:table-cell table:style-name="ce206"/>
          <table:table-cell table:style-name="ce41" table:formula="of:=IF([.AK66]=&quot;&quot;;&quot;&quot;;[.AK66])">
            <text:p/>
          </table:table-cell>
          <table:table-cell table:style-name="ce41" table:formula="of:=IF([.AL66]=&quot;&quot;;&quot;&quot;;[.AL66])">
            <text:p/>
          </table:table-cell>
          <table:table-cell table:style-name="ce41" table:formula="of:=IF([.AH66]=&quot;&quot;;&quot;&quot;;[.AH66])" office:value-type="float" office:value="36" calcext:value-type="float">
            <text:p>36</text:p>
          </table:table-cell>
          <table:table-cell table:style-name="ce41" table:formula="of:=IF([.AI66]=&quot;&quot;;&quot;&quot;;[.AI66])" office:value-type="float" office:value="50" calcext:value-type="float">
            <text:p>50</text:p>
          </table:table-cell>
          <table:table-cell table:style-name="ce73" table:formula="of:=IF([.AQ66]=&quot;&quot;;&quot;&quot;;[.AQ66])" office:value-type="float" office:value="33.49" calcext:value-type="float">
            <text:p>33.49</text:p>
          </table:table-cell>
          <table:table-cell table:style-name="ce350" table:formula="of:=IF([.AN66]=&quot;&quot;;&quot;&quot;;[.AN66])" office:value-type="float" office:value="664.4" calcext:value-type="float">
            <text:p>664.4</text:p>
          </table:table-cell>
          <table:table-cell table:style-name="ce73" table:formula="of:=IF([.AO66]=&quot;&quot;;&quot;&quot;;[.AO66])" office:value-type="float" office:value="3.912" calcext:value-type="float">
            <text:p>3.91</text:p>
          </table:table-cell>
          <table:table-cell table:style-name="ce126" table:formula="of:=IF([.V256]=&quot;&quot;;&quot;&quot;;[.V256]/[.S256])" office:value-type="float" office:value="0.07824" calcext:value-type="float">
            <text:p>0.078</text:p>
          </table:table-cell>
          <table:table-cell table:style-name="ce73" table:formula="of:=IF(OR([.V256]=&quot;&quot;;[.U256]=&quot;&quot;);&quot;&quot;;[.V256]/([.U256]/1000))" office:value-type="float" office:value="5.88801926550271" calcext:value-type="float">
            <text:p>5.89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style-name="Default"/>
          <table:table-cell table:style-name="ce70" office:value-type="string" calcext:value-type="string">
            <text:p>Inside disk:</text:p>
          </table:table-cell>
          <table:table-cell table:style-name="ce108" table:formula="of:=IF([.Q310]=&quot;&quot;;&quot;&quot;;[.Q310])">
            <text:p/>
          </table:table-cell>
          <table:table-cell table:style-name="Default"/>
          <table:table-cell table:style-name="ce35" office:value-type="string" calcext:value-type="string">
            <text:p>Exposure Index:</text:p>
          </table:table-cell>
          <table:table-cell table:style-name="ce67" table:formula="of:=IF([.Q325]=&quot;&quot;;&quot;&quot;;[.Q325])">
            <text:p/>
          </table:table-cell>
          <table:table-cell table:style-name="ce156" table:formula="of:=IF([.U325]=&quot;&quot;;&quot;&quot;;[.U325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184" table:formula="of:=IF([.Q318]=&quot;&quot;;&quot;&quot;;[.Q318])">
            <text:p/>
          </table:table-cell>
          <table:table-cell table:style-name="ce202" table:formula="of:=IF([.R318]=&quot;&quot;;&quot;&quot;;[.R318])">
            <text:p/>
          </table:table-cell>
          <table:table-cell/>
          <table:table-cell table:style-name="ce206"/>
          <table:table-cell table:style-name="ce41" table:formula="of:=IF([.AK67]=&quot;&quot;;&quot;&quot;;[.AK67])">
            <text:p/>
          </table:table-cell>
          <table:table-cell table:style-name="ce41" table:formula="of:=IF([.AL67]=&quot;&quot;;&quot;&quot;;[.AL67])">
            <text:p/>
          </table:table-cell>
          <table:table-cell table:style-name="ce41" table:formula="of:=IF([.AH67]=&quot;&quot;;&quot;&quot;;[.AH67])" office:value-type="float" office:value="38" calcext:value-type="float">
            <text:p>38</text:p>
          </table:table-cell>
          <table:table-cell table:style-name="ce41" table:formula="of:=IF([.AI67]=&quot;&quot;;&quot;&quot;;[.AI67])" office:value-type="float" office:value="50" calcext:value-type="float">
            <text:p>50</text:p>
          </table:table-cell>
          <table:table-cell table:style-name="ce73" table:formula="of:=IF([.AQ67]=&quot;&quot;;&quot;&quot;;[.AQ67])" office:value-type="float" office:value="36.01" calcext:value-type="float">
            <text:p>36.01</text:p>
          </table:table-cell>
          <table:table-cell table:style-name="ce350" table:formula="of:=IF([.AN67]=&quot;&quot;;&quot;&quot;;[.AN67])" office:value-type="float" office:value="713.2" calcext:value-type="float">
            <text:p>713.2</text:p>
          </table:table-cell>
          <table:table-cell table:style-name="ce73" table:formula="of:=IF([.AO67]=&quot;&quot;;&quot;&quot;;[.AO67])" office:value-type="float" office:value="4.37" calcext:value-type="float">
            <text:p>4.37</text:p>
          </table:table-cell>
          <table:table-cell table:style-name="ce126" table:formula="of:=IF([.V257]=&quot;&quot;;&quot;&quot;;[.V257]/[.S257])" office:value-type="float" office:value="0.0874" calcext:value-type="float">
            <text:p>0.087</text:p>
          </table:table-cell>
          <table:table-cell table:style-name="ce73" table:formula="of:=IF(OR([.V257]=&quot;&quot;;[.U257]=&quot;&quot;);&quot;&quot;;[.V257]/([.U257]/1000))" office:value-type="float" office:value="6.12731351654515" calcext:value-type="float">
            <text:p>6.13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style-name="Default"/>
          <table:table-cell table:style-name="ce70" office:value-type="string" calcext:value-type="string">
            <text:p>Outside disk:</text:p>
          </table:table-cell>
          <table:table-cell table:style-name="ce108" table:formula="of:=IF([.Q311]=&quot;&quot;;&quot;&quot;;[.Q311])">
            <text:p/>
          </table:table-cell>
          <table:table-cell table:style-name="Default"/>
          <table:table-cell table:style-name="ce35" office:value-type="string" calcext:value-type="string">
            <text:p>Fibers:</text:p>
          </table:table-cell>
          <table:table-cell table:style-name="ce67" table:formula="of:=IF([.Q326]=&quot;&quot;;&quot;&quot;;[.Q326])">
            <text:p/>
          </table:table-cell>
          <table:table-cell table:style-name="ce156" table:formula="of:=IF([.U326]=&quot;&quot;;&quot;&quot;;[.U326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185" table:formula="of:=IF([.Q319]=&quot;&quot;;&quot;&quot;;[.Q319])">
            <text:p/>
          </table:table-cell>
          <table:table-cell table:style-name="ce203" table:formula="of:=IF([.R319]=&quot;&quot;;&quot;&quot;;[.R319])">
            <text:p/>
          </table:table-cell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 accuracy is &lt;= 5%</text:p>
          </table:table-cell>
          <table:table-cell table:style-name="ce236"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style-name="Default"/>
          <table:table-cell table:style-name="ce70" office:value-type="string" calcext:value-type="string">
            <text:p>Difference:</text:p>
          </table:table-cell>
          <table:table-cell table:style-name="ce108" table:formula="of:=IF([.Q312]=&quot;&quot;;&quot;&quot;;[.Q312])">
            <text:p/>
          </table:table-cell>
          <table:table-cell table:style-name="Default"/>
          <table:table-cell table:style-name="ce35" office:value-type="string" calcext:value-type="string">
            <text:p>Specks:</text:p>
          </table:table-cell>
          <table:table-cell table:style-name="ce67" table:formula="of:=IF([.Q327]=&quot;&quot;;&quot;&quot;;[.Q327])">
            <text:p/>
          </table:table-cell>
          <table:table-cell table:style-name="ce156" table:formula="of:=IF([.U327]=&quot;&quot;;&quot;&quot;;[.U327])">
            <text:p/>
          </table:table-cell>
          <table:table-cell/>
          <table:table-cell table:style-name="Default"/>
          <table:table-cell table:style-name="ce35" office:value-type="string" calcext:value-type="string">
            <text:p>Workstation:</text:p>
          </table:table-cell>
          <table:table-cell table:style-name="ce200" table:formula="of:=IF([.V315]=&quot;&quot;;&quot;&quot;;[.V315])">
            <text:p/>
          </table:table-cell>
          <table:table-cell/>
          <table:table-cell table:style-name="ce207"/>
          <table:table-cell table:style-name="ce237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/>
          <table:table-cell table:style-name="ce70" office:value-type="string" calcext:value-type="string">
            <text:p>Fibers:</text:p>
          </table:table-cell>
          <table:table-cell table:style-name="ce108" table:formula="of:=IF([.U307]=&quot;&quot;;&quot;&quot;;[.U307])" office:value-type="float" office:value="5" calcext:value-type="float">
            <text:p>5</text:p>
          </table:table-cell>
          <table:table-cell table:style-name="Default"/>
          <table:table-cell table:style-name="ce35" office:value-type="string" calcext:value-type="string">
            <text:p>Masses:</text:p>
          </table:table-cell>
          <table:table-cell table:style-name="ce68" table:formula="of:=IF([.Q328]=&quot;&quot;;&quot;&quot;;[.Q328])">
            <text:p/>
          </table:table-cell>
          <table:table-cell table:style-name="ce158" table:formula="of:=IF([.U328]=&quot;&quot;;&quot;&quot;;[.U328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183" table:formula="of:=IF([.U317]=&quot;&quot;;&quot;&quot;;[.U317])">
            <text:p/>
          </table:table-cell>
          <table:table-cell table:style-name="ce201" table:formula="of:=IF([.V317]=&quot;&quot;;&quot;&quot;;[.V317])">
            <text:p/>
          </table:table-cell>
          <table:table-cell/>
          <table:table-cell table:style-name="ce213" office:value-type="string" calcext:value-type="string">
            <text:p>kV, Exposure, and Output Reproducibility</text:p>
          </table:table-cell>
          <table:table-cell table:style-name="ce238" table:number-columns-repeated="9"/>
          <table:table-cell table:style-name="ce410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/>
          <table:table-cell table:style-name="ce70" office:value-type="string" calcext:value-type="string">
            <text:p>Specks:</text:p>
          </table:table-cell>
          <table:table-cell table:style-name="ce108" table:formula="of:=IF([.U308]=&quot;&quot;;&quot;&quot;;[.U308])" office:value-type="float" office:value="4" calcext:value-type="float">
            <text:p>4</text:p>
          </table:table-cell>
          <table:table-cell table:number-columns-repeated="5"/>
          <table:table-cell table:style-name="ce35" office:value-type="string" calcext:value-type="string">
            <text:p>Specks:</text:p>
          </table:table-cell>
          <table:table-cell table:style-name="ce184" table:formula="of:=IF([.U318]=&quot;&quot;;&quot;&quot;;[.U318])">
            <text:p/>
          </table:table-cell>
          <table:table-cell table:style-name="ce202" table:formula="of:=IF([.V318]=&quot;&quot;;&quot;&quot;;[.V318])">
            <text:p/>
          </table:table-cell>
          <table:table-cell/>
          <table:table-cell table:style-name="ce206"/>
          <table:table-cell table:number-columns-repeated="3"/>
          <table:table-cell table:style-name="ce312"/>
          <table:table-cell table:number-columns-repeated="5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/>
          <table:table-cell table:style-name="ce71" office:value-type="string" calcext:value-type="string">
            <text:p>Masses:</text:p>
          </table:table-cell>
          <table:table-cell table:style-name="ce109" table:formula="of:=IF([.U309]=&quot;&quot;;&quot;&quot;;[.U309])" office:value-type="float" office:value="4" calcext:value-type="float">
            <text:p>4</text:p>
          </table:table-cell>
          <table:table-cell table:style-name="ce20" table:number-columns-repeated="5"/>
          <table:table-cell table:style-name="ce71" office:value-type="string" calcext:value-type="string">
            <text:p>Masses:</text:p>
          </table:table-cell>
          <table:table-cell table:style-name="ce186" table:formula="of:=IF([.U319]=&quot;&quot;;&quot;&quot;;[.U319])">
            <text:p/>
          </table:table-cell>
          <table:table-cell table:style-name="ce204" table:formula="of:=IF([.V319]=&quot;&quot;;&quot;&quot;;[.V319])">
            <text:p/>
          </table:table-cell>
          <table:table-cell/>
          <table:table-cell table:style-name="ce206"/>
          <table:table-cell table:style-name="ce236" table:number-columns-repeated="3"/>
          <table:table-cell table:style-name="ce312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351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IF([.AQ24]=&quot;&quot;;&quot;&quot;;[.AQ24])" office:value-type="float" office:value="28.11" calcext:value-type="float">
            <text:p>28.11</text:p>
          </table:table-cell>
          <table:table-cell table:style-name="ce350" table:formula="of:=IF([.AN24]=&quot;&quot;;&quot;&quot;;[.AN24])" office:value-type="float" office:value="502.6" calcext:value-type="float">
            <text:p>502.6</text:p>
          </table:table-cell>
          <table:table-cell table:style-name="ce73" table:formula="of:=IF([.AO24]=&quot;&quot;;&quot;&quot;;[.AO24])" office:value-type="float" office:value="2.042" calcext:value-type="float">
            <text:p>2.04</text:p>
          </table:table-cell>
          <table:table-cell table:style-name="ce126" table:formula="of:=IF([.V264]=&quot;&quot;;&quot;&quot;;[.V264]/[.S264])" office:value-type="float" office:value="0.04084" calcext:value-type="float">
            <text:p>0.041</text:p>
          </table:table-cell>
          <table:table-cell table:style-name="ce73" table:formula="of:=IF(OR([.V264]=&quot;&quot;;[.U264]=&quot;&quot;);&quot;&quot;;[.V264]/([.U264]/1000))" office:value-type="float" office:value="4.06287306008754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11"/>
          <table:table-cell table:style-name="ce195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5]=&quot;&quot;;&quot;&quot;;[.AH25])" office:value-type="float" office:value="28" calcext:value-type="float">
            <text:p>28</text:p>
          </table:table-cell>
          <table:table-cell table:style-name="ce41" table:formula="of:=IF([.AI25]=&quot;&quot;;&quot;&quot;;[.AI25])" office:value-type="float" office:value="50" calcext:value-type="float">
            <text:p>50</text:p>
          </table:table-cell>
          <table:table-cell table:style-name="ce73" table:formula="of:=IF([.AQ25]=&quot;&quot;;&quot;&quot;;[.AQ25])" office:value-type="float" office:value="28.19" calcext:value-type="float">
            <text:p>28.19</text:p>
          </table:table-cell>
          <table:table-cell table:style-name="ce350" table:formula="of:=IF([.AN25]=&quot;&quot;;&quot;&quot;;[.AN25])" office:value-type="float" office:value="501.5" calcext:value-type="float">
            <text:p>501.5</text:p>
          </table:table-cell>
          <table:table-cell table:style-name="ce73" table:formula="of:=IF([.AO25]=&quot;&quot;;&quot;&quot;;[.AO25])" office:value-type="float" office:value="2.036" calcext:value-type="float">
            <text:p>2.04</text:p>
          </table:table-cell>
          <table:table-cell table:style-name="ce126" table:formula="of:=IF([.V265]=&quot;&quot;;&quot;&quot;;[.V265]/[.S265])" office:value-type="float" office:value="0.04072" calcext:value-type="float">
            <text:p>0.041</text:p>
          </table:table-cell>
          <table:table-cell table:style-name="ce73" table:formula="of:=IF(OR([.V265]=&quot;&quot;;[.U265]=&quot;&quot;);&quot;&quot;;[.V265]/([.U265]/1000))" office:value-type="float" office:value="4.05982053838485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" calcext:value-type="float">
            <text:p>2</text:p>
          </table:table-cell>
          <table:table-cell table:number-columns-repeated="6"/>
          <table:table-cell table:style-name="ce142" office:value-type="string" calcext:value-type="string">
            <text:p>Inspection Results</text:p>
          </table:table-cell>
          <table:table-cell table:number-columns-repeated="4"/>
          <table:table-cell table:style-name="ce54" table:formula="of:=[.$H$5]" office:value-type="string" office:string-value="Mammography System Compliance Inspection" calcext:value-type="string">
            <text:p>Mammography System Compliance Inspection</text:p>
          </table:table-cell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6]=&quot;&quot;;&quot;&quot;;[.AH26])" office:value-type="float" office:value="28" calcext:value-type="float">
            <text:p>28</text:p>
          </table:table-cell>
          <table:table-cell table:style-name="ce41" table:formula="of:=IF([.AI26]=&quot;&quot;;&quot;&quot;;[.AI26])" office:value-type="float" office:value="50" calcext:value-type="float">
            <text:p>50</text:p>
          </table:table-cell>
          <table:table-cell table:style-name="ce73" table:formula="of:=IF([.AQ26]=&quot;&quot;;&quot;&quot;;[.AQ26])" office:value-type="float" office:value="28.11" calcext:value-type="float">
            <text:p>28.11</text:p>
          </table:table-cell>
          <table:table-cell table:style-name="ce350" table:formula="of:=IF([.AN26]=&quot;&quot;;&quot;&quot;;[.AN26])" office:value-type="float" office:value="502.1" calcext:value-type="float">
            <text:p>502.1</text:p>
          </table:table-cell>
          <table:table-cell table:style-name="ce73" table:formula="of:=IF([.AO26]=&quot;&quot;;&quot;&quot;;[.AO26])" office:value-type="float" office:value="2.038" calcext:value-type="float">
            <text:p>2.04</text:p>
          </table:table-cell>
          <table:table-cell table:style-name="ce126" table:formula="of:=IF([.V266]=&quot;&quot;;&quot;&quot;;[.V266]/[.S266])" office:value-type="float" office:value="0.04076" calcext:value-type="float">
            <text:p>0.041</text:p>
          </table:table-cell>
          <table:table-cell table:style-name="ce73" table:formula="of:=IF(OR([.V266]=&quot;&quot;;[.U266]=&quot;&quot;);&quot;&quot;;[.V266]/([.U266]/1000))" office:value-type="float" office:value="4.05895239992033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38" office:value-type="string" calcext:value-type="string">
            <text:p>Meter:</text:p>
          </table:table-cell>
          <table:table-cell table:style-name="ce72" table:formula="of:=IF([.P236]=&quot;&quot;;&quot;&quot;;[.P236])">
            <text:p/>
          </table:table-cell>
          <table:table-cell table:style-name="ce38" office:value-type="string" calcext:value-type="string">
            <text:p>SN:</text:p>
          </table:table-cell>
          <table:table-cell table:style-name="ce72" table:formula="of:=IF([.P237]=&quot;&quot;;&quot;&quot;;[.P237])">
            <text:p/>
          </table:table-cell>
          <table:table-cell table:style-name="ce18"/>
          <table:table-cell table:style-name="ce38" office:value-type="string" calcext:value-type="string">
            <text:p>Calibration Date:</text:p>
          </table:table-cell>
          <table:table-cell table:style-name="ce164" table:formula="of:=IF([.S236]=&quot;&quot;;&quot;&quot;;[.S236])" table:number-columns-spanned="2" table:number-rows-spanned="1">
            <text:p/>
          </table:table-cell>
          <table:covered-table-cell table:style-name="ce18"/>
          <table:table-cell table:style-name="ce18" table:number-columns-repeated="2"/>
          <table:table-cell table:style-name="ce190"/>
          <table:table-cell/>
          <table:table-cell table:style-name="ce206"/>
          <table:table-cell table:style-name="ce41" table:formula="of:=IF([.$AK$24]=&quot;&quot;;&quot;&quot;;[.$AK$24])">
            <text:p/>
          </table:table-cell>
          <table:table-cell table:style-name="ce41" table:formula="of:=IF([.$AL$24]=&quot;&quot;;&quot;&quot;;[.$AL$24])">
            <text:p/>
          </table:table-cell>
          <table:table-cell table:style-name="ce41" table:formula="of:=IF([.AH27]=&quot;&quot;;&quot;&quot;;[.AH27])" office:value-type="float" office:value="28" calcext:value-type="float">
            <text:p>28</text:p>
          </table:table-cell>
          <table:table-cell table:style-name="ce41" table:formula="of:=IF([.AI27]=&quot;&quot;;&quot;&quot;;[.AI27])" office:value-type="float" office:value="50" calcext:value-type="float">
            <text:p>50</text:p>
          </table:table-cell>
          <table:table-cell table:style-name="ce73" table:formula="of:=IF([.AQ27]=&quot;&quot;;&quot;&quot;;[.AQ27])" office:value-type="float" office:value="28.13" calcext:value-type="float">
            <text:p>28.13</text:p>
          </table:table-cell>
          <table:table-cell table:style-name="ce350" table:formula="of:=IF([.AN27]=&quot;&quot;;&quot;&quot;;[.AN27])" office:value-type="float" office:value="502.4" calcext:value-type="float">
            <text:p>502.4</text:p>
          </table:table-cell>
          <table:table-cell table:style-name="ce73" table:formula="of:=IF([.AO27]=&quot;&quot;;&quot;&quot;;[.AO27])" office:value-type="float" office:value="2.04" calcext:value-type="float">
            <text:p>2.04</text:p>
          </table:table-cell>
          <table:table-cell table:style-name="ce126" table:formula="of:=IF([.V267]=&quot;&quot;;&quot;&quot;;[.V267]/[.S267])" office:value-type="float" office:value="0.0408" calcext:value-type="float">
            <text:p>0.041</text:p>
          </table:table-cell>
          <table:table-cell table:style-name="ce73" table:formula="of:=IF(OR([.V267]=&quot;&quot;;[.U267]=&quot;&quot;);&quot;&quot;;[.V267]/([.U267]/1000))" office:value-type="float" office:value="4.06050955414013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2"/>
          <table:table-cell table:style-name="Default" table:number-columns-repeated="5"/>
          <table:table-cell table:style-name="ce70" office:value-type="string" calcext:value-type="string">
            <text:p>Calibration Due:</text:p>
          </table:table-cell>
          <table:table-cell table:style-name="ce165" table:formula="of:=IF([.S237]=&quot;&quot;;&quot;&quot;;[.S237])" table:number-columns-spanned="2" table:number-rows-spanned="1">
            <text:p/>
          </table:table-cell>
          <table:covered-table-cell table:style-name="Default"/>
          <table:table-cell table:style-name="Default"/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Mean:</text:p>
          </table:table-cell>
          <table:table-cell table:style-name="ce324" table:formula="of:=IF(OR([.T264]=&quot;&quot;;[.T265]=&quot;&quot;;[.T266]=&quot;&quot;;[.T267]=&quot;&quot;);&quot;&quot;;AVERAGE([.T264:.T267]))" office:value-type="float" office:value="28.135" calcext:value-type="float">
            <text:p>28.14</text:p>
          </table:table-cell>
          <table:table-cell table:style-name="ce352" table:formula="of:=IF(OR([.U264]=&quot;&quot;;[.U265]=&quot;&quot;;[.U266]=&quot;&quot;;[.U267]=&quot;&quot;);&quot;&quot;;AVERAGE([.U264:.U267]))" office:value-type="float" office:value="502.15" calcext:value-type="float">
            <text:p>502.2</text:p>
          </table:table-cell>
          <table:table-cell table:style-name="ce324" table:formula="of:=IF(OR([.V264]=&quot;&quot;;[.V265]=&quot;&quot;;[.V266]=&quot;&quot;;[.V267]=&quot;&quot;);&quot;&quot;;AVERAGE([.V264:.V267]))" office:value-type="float" office:value="2.039" calcext:value-type="float">
            <text:p>2.04</text:p>
          </table:table-cell>
          <table:table-cell table:style-name="ce379" table:formula="of:=IF(OR([.W264]=&quot;&quot;;[.W265]=&quot;&quot;;[.W266]=&quot;&quot;;[.W267]=&quot;&quot;);&quot;&quot;;AVERAGE([.W264:.W267]))" office:value-type="float" office:value="0.04078" calcext:value-type="float">
            <text:p>0.041</text:p>
          </table:table-cell>
          <table:table-cell table:style-name="ce324" table:formula="of:=IF(OR([.X264]=&quot;&quot;;[.X265]=&quot;&quot;;[.X266]=&quot;&quot;;[.X267]=&quot;&quot;);&quot;&quot;;AVERAGE([.X264:.X267]))" office:value-type="float" office:value="4.06053888813321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/>
          <table:table-cell table:style-name="ce31" office:value-type="string" calcext:value-type="string">
            <text:p>kVp Accuracy</text:p>
          </table:table-cell>
          <table:table-cell table:style-name="ce19" table:number-columns-repeated="8"/>
          <table:table-cell/>
          <table:table-cell table:style-name="ce191"/>
          <table:table-cell/>
          <table:table-cell table:style-name="ce214"/>
          <table:table-cell table:number-columns-repeated="3"/>
          <table:table-cell table:style-name="ce35" office:value-type="string" calcext:value-type="string">
            <text:p>Std Dev:</text:p>
          </table:table-cell>
          <table:table-cell table:style-name="ce324" table:formula="of:=IF(OR([.T264]=&quot;&quot;;[.T265]=&quot;&quot;;[.T266]=&quot;&quot;;[.T267]=&quot;&quot;);&quot;&quot;;STDEV([.T264:.T267]))" office:value-type="float" office:value="0.0378593889720027" calcext:value-type="float">
            <text:p>0.04</text:p>
          </table:table-cell>
          <table:table-cell table:style-name="ce324" table:formula="of:=IF(OR([.U264]=&quot;&quot;;[.U265]=&quot;&quot;;[.U266]=&quot;&quot;;[.U267]=&quot;&quot;);&quot;&quot;;STDEV([.U264:.U267]))" office:value-type="float" office:value="0.479583152331274" calcext:value-type="float">
            <text:p>0.48</text:p>
          </table:table-cell>
          <table:table-cell table:style-name="ce324" table:formula="of:=IF(OR([.V264]=&quot;&quot;;[.V265]=&quot;&quot;;[.V266]=&quot;&quot;;[.V267]=&quot;&quot;);&quot;&quot;;STDEV([.V264:.V267]))" office:value-type="float" office:value="0.00258198889747156" calcext:value-type="float">
            <text:p>0.00</text:p>
          </table:table-cell>
          <table:table-cell table:style-name="ce324" table:formula="of:=IF(OR([.W264]=&quot;&quot;;[.W265]=&quot;&quot;;[.W266]=&quot;&quot;;[.W267]=&quot;&quot;);&quot;&quot;;STDEV([.W264:.W267]))" office:value-type="float" office:value="0.000051639777949431" calcext:value-type="float">
            <text:p>0.00</text:p>
          </table:table-cell>
          <table:table-cell table:style-name="ce324" table:formula="of:=IF(OR([.X264]=&quot;&quot;;[.X265]=&quot;&quot;;[.X266]=&quot;&quot;;[.X267]=&quot;&quot;);&quot;&quot;;STDEV([.X264:.X267]))" office:value-type="float" office:value="0.00168148648583338" calcext:value-type="float">
            <text:p>0.00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41]=&quot;&quot;;&quot;&quot;;[.P241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41]=&quot;&quot;;&quot;&quot;;[.Q241])">
            <text:p/>
          </table:table-cell>
          <table:table-cell/>
          <table:table-cell table:style-name="ce35" office:value-type="string" calcext:value-type="string">
            <text:p>Target:</text:p>
          </table:table-cell>
          <table:table-cell table:style-name="ce34" table:formula="of:=IF([.P252]=&quot;&quot;;&quot;&quot;;[.P252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52]=&quot;&quot;;&quot;&quot;;[.Q252])">
            <text:p/>
          </table:table-cell>
          <table:table-cell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Coeff of Var:</text:p>
          </table:table-cell>
          <table:table-cell table:style-name="ce325" table:formula="of:=IF(OR([.T268]=&quot;&quot;;[.T269]=&quot;&quot;);&quot;&quot;;[.T269]/[.T268])" office:value-type="percentage" office:value="0.00134563316054746" calcext:value-type="percentage">
            <text:p>0.13%</text:p>
          </table:table-cell>
          <table:table-cell table:style-name="ce325" table:formula="of:=IF(OR([.U268]=&quot;&quot;;[.U269]=&quot;&quot;);&quot;&quot;;[.U269]/[.U268])" office:value-type="percentage" office:value="0.000955059548603554" calcext:value-type="percentage">
            <text:p>0.10%</text:p>
          </table:table-cell>
          <table:table-cell table:style-name="ce325" table:formula="of:=IF(OR([.V268]=&quot;&quot;;[.V269]=&quot;&quot;);&quot;&quot;;[.V269]/[.V268])" office:value-type="percentage" office:value="0.00126630156815672" calcext:value-type="percentage">
            <text:p>0.13%</text:p>
          </table:table-cell>
          <table:table-cell table:style-name="ce325" table:formula="of:=IF(OR([.W268]=&quot;&quot;;[.W269]=&quot;&quot;);&quot;&quot;;[.W269]/[.W268])" office:value-type="percentage" office:value="0.00126630156815672" calcext:value-type="percentage">
            <text:p>0.13%</text:p>
          </table:table-cell>
          <table:table-cell table:style-name="ce325" table:formula="of:=IF(OR([.X268]=&quot;&quot;;[.X269]=&quot;&quot;);&quot;&quot;;[.X269]/[.X268])" office:value-type="percentage" office:value="0.000414104268462363" calcext:value-type="percentage">
            <text:p>0.04%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7" calcext:value-type="float">
            <text:p>7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41]=&quot;&quot;;&quot;&quot;;[.S241])" office:value-type="float" office:value="50" calcext:value-type="float">
            <text:p>50</text:p>
          </table:table-cell>
          <table:table-cell table:number-columns-repeated="3"/>
          <table:table-cell table:style-name="ce35" office:value-type="string" calcext:value-type="string">
            <text:p>mAs:</text:p>
          </table:table-cell>
          <table:table-cell table:style-name="ce166" table:formula="of:=IF([.S252]=&quot;&quot;;&quot;&quot;;[.S252])" office:value-type="float" office:value="50" calcext:value-type="float">
            <text:p>50.00</text:p>
          </table:table-cell>
          <table:table-cell table:number-columns-repeated="3"/>
          <table:table-cell table:style-name="ce191"/>
          <table:table-cell/>
          <table:table-cell table:style-name="ce206"/>
          <table:table-cell table:number-columns-repeated="3"/>
          <table:table-cell table:style-name="ce35" office:value-type="string" calcext:value-type="string">
            <text:p>Previous:</text:p>
          </table:table-cell>
          <table:table-cell table:style-name="ce326" table:number-columns-repeated="2"/>
          <table:table-cell table:style-name="ce371"/>
          <table:table-cell table:style-name="ce380" table:formula="of:=IF([.AB86]=&quot;&quot;;&quot;&quot;;[.AB86])" office:value-type="float" office:value="0.124" calcext:value-type="float">
            <text:p>0.124</text:p>
          </table:table-cell>
          <table:table-cell table:style-name="ce380" table:formula="of:=IF([.AB87]=&quot;&quot;;&quot;&quot;;[.AB87])" office:value-type="float" office:value="12.047" calcext:value-type="float">
            <text:p>12.047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8" calcext:value-type="float">
            <text:p>8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39"/>
          <table:table-cell table:number-columns-repeated="2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9" calcext:value-type="float">
            <text:p>9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Error (%)</text:p>
          </table:table-cell>
          <table:table-cell table:number-columns-repeated="2"/>
          <table:table-cell table:style-name="ce191"/>
          <table:table-cell/>
          <table:table-cell table:style-name="ce206"/>
          <table:table-cell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0" calcext:value-type="float">
            <text:p>10</text:p>
          </table:table-cell>
          <table:table-cell table:style-name="ce12"/>
          <table:table-cell table:style-name="ce41" table:formula="of:=IF([.R241]=&quot;&quot;;&quot;&quot;;[.R241])" office:value-type="float" office:value="24" calcext:value-type="float">
            <text:p>24</text:p>
          </table:table-cell>
          <table:table-cell table:style-name="ce73" table:formula="of:=IF([.T241]=&quot;&quot;;&quot;&quot;;[.T241])" office:value-type="float" office:value="27.06" calcext:value-type="float">
            <text:p>27.06</text:p>
          </table:table-cell>
          <table:table-cell table:style-name="ce110" table:formula="of:=IF(OR([.C274]=&quot;&quot;;[.D274]=&quot;&quot;);&quot;&quot;;IF(AND([.C274]&gt;0;[.D274]&gt;0);([.D274]-[.C274])/[.C274];&quot;&quot;))" office:value-type="percentage" office:value="0.1275" calcext:value-type="percentage">
            <text:p>12.8%</text:p>
          </table:table-cell>
          <table:table-cell table:number-columns-repeated="2"/>
          <table:table-cell table:style-name="ce41" table:formula="of:=IF([.R252]=&quot;&quot;;&quot;&quot;;[.R252])" office:value-type="float" office:value="28" calcext:value-type="float">
            <text:p>28</text:p>
          </table:table-cell>
          <table:table-cell table:style-name="ce73" table:formula="of:=IF([.T252]=&quot;&quot;;&quot;&quot;;[.T252])" office:value-type="float" office:value="29.86" calcext:value-type="float">
            <text:p>29.86</text:p>
          </table:table-cell>
          <table:table-cell table:style-name="ce110" table:formula="of:=IF(OR([.H274]=&quot;&quot;;[.I274]=&quot;&quot;);&quot;&quot;;IF(AND([.H274]&gt;0;[.I274]&gt;0);([.I274]-[.H274])/[.H274];&quot;&quot;))" office:value-type="percentage" office:value="0.0664285714285714" calcext:value-type="percentage">
            <text:p>6.6%</text:p>
          </table:table-cell>
          <table:table-cell table:number-columns-repeated="2"/>
          <table:table-cell table:style-name="ce191"/>
          <table:table-cell/>
          <table:table-cell table:style-name="ce207"/>
          <table:table-cell table:style-name="ce32"/>
          <table:table-cell table:style-name="ce99" office:value-type="string" calcext:value-type="string">
            <text:p>Minimum acceptable output is 2 mGy/s at 28 kVp for W target</text:p>
          </table:table-cell>
          <table:table-cell table:style-name="ce32" table:number-columns-repeated="7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11" calcext:value-type="float">
            <text:p>11</text:p>
          </table:table-cell>
          <table:table-cell table:style-name="ce12"/>
          <table:table-cell table:style-name="ce41" table:formula="of:=IF([.R242]=&quot;&quot;;&quot;&quot;;[.R242])" office:value-type="float" office:value="25" calcext:value-type="float">
            <text:p>25</text:p>
          </table:table-cell>
          <table:table-cell table:style-name="ce73" table:formula="of:=IF([.T242]=&quot;&quot;;&quot;&quot;;[.T242])" office:value-type="float" office:value="27.38" calcext:value-type="float">
            <text:p>27.38</text:p>
          </table:table-cell>
          <table:table-cell table:style-name="ce110" table:formula="of:=IF(OR([.C275]=&quot;&quot;;[.D275]=&quot;&quot;);&quot;&quot;;IF(AND([.C275]&gt;0;[.D275]&gt;0);([.D275]-[.C275])/[.C275];&quot;&quot;))" office:value-type="percentage" office:value="0.0952" calcext:value-type="percentage">
            <text:p>9.5%</text:p>
          </table:table-cell>
          <table:table-cell table:number-columns-repeated="2"/>
          <table:table-cell table:style-name="ce41" table:formula="of:=IF([.R253]=&quot;&quot;;&quot;&quot;;[.R253])" office:value-type="float" office:value="30" calcext:value-type="float">
            <text:p>30</text:p>
          </table:table-cell>
          <table:table-cell table:style-name="ce73" table:formula="of:=IF([.T253]=&quot;&quot;;&quot;&quot;;[.T253])" office:value-type="float" office:value="30.18" calcext:value-type="float">
            <text:p>30.18</text:p>
          </table:table-cell>
          <table:table-cell table:style-name="ce110" table:formula="of:=IF(OR([.H275]=&quot;&quot;;[.I275]=&quot;&quot;);&quot;&quot;;IF(AND([.H275]&gt;0;[.I275]&gt;0);([.I275]-[.H275])/[.H275];&quot;&quot;))" office:value-type="percentage" office:value="0.00599999999999999" calcext:value-type="percentage">
            <text:p>0.6%</text:p>
          </table:table-cell>
          <table:table-cell table:number-columns-repeated="2"/>
          <table:table-cell table:style-name="ce191"/>
          <table:table-cell/>
          <table:table-cell table:style-name="ce213" office:value-type="string" calcext:value-type="string">
            <text:p>Exposure Linearity</text:p>
          </table:table-cell>
          <table:table-cell table:style-name="ce219" table:number-columns-repeated="9"/>
          <table:table-cell table:style-name="ce410"/>
          <table:table-cell table:number-columns-repeated="997"/>
        </table:table-row>
        <table:table-row table:style-name="ro3">
          <table:table-cell table:style-name="ce5" office:value-type="float" office:value="12" calcext:value-type="float">
            <text:p>12</text:p>
          </table:table-cell>
          <table:table-cell table:style-name="ce12"/>
          <table:table-cell table:style-name="ce41" table:formula="of:=IF([.R243]=&quot;&quot;;&quot;&quot;;[.R243])" office:value-type="float" office:value="26" calcext:value-type="float">
            <text:p>26</text:p>
          </table:table-cell>
          <table:table-cell table:style-name="ce73" table:formula="of:=IF([.T243]=&quot;&quot;;&quot;&quot;;[.T243])" office:value-type="float" office:value="27.58" calcext:value-type="float">
            <text:p>27.58</text:p>
          </table:table-cell>
          <table:table-cell table:style-name="ce110" table:formula="of:=IF(OR([.C276]=&quot;&quot;;[.D276]=&quot;&quot;);&quot;&quot;;IF(AND([.C276]&gt;0;[.D276]&gt;0);([.D276]-[.C276])/[.C276];&quot;&quot;))" office:value-type="percentage" office:value="0.0607692307692307" calcext:value-type="percentage">
            <text:p>6.1%</text:p>
          </table:table-cell>
          <table:table-cell table:number-columns-repeated="2"/>
          <table:table-cell table:style-name="ce41" table:formula="of:=IF([.R254]=&quot;&quot;;&quot;&quot;;[.R254])" office:value-type="float" office:value="32" calcext:value-type="float">
            <text:p>32</text:p>
          </table:table-cell>
          <table:table-cell table:style-name="ce73" table:formula="of:=IF([.T254]=&quot;&quot;;&quot;&quot;;[.T254])" office:value-type="float" office:value="30.24" calcext:value-type="float">
            <text:p>30.24</text:p>
          </table:table-cell>
          <table:table-cell table:style-name="ce110" table:formula="of:=IF(OR([.H276]=&quot;&quot;;[.I276]=&quot;&quot;);&quot;&quot;;IF(AND([.H276]&gt;0;[.I276]&gt;0);([.I276]-[.H276])/[.H276];&quot;&quot;))" office:value-type="percentage" office:value="-0.055" calcext:value-type="percentage">
            <text:p>-5.5%</text:p>
          </table:table-cell>
          <table:table-cell table:number-columns-repeated="2"/>
          <table:table-cell table:style-name="ce191"/>
          <table:table-cell/>
          <table:table-cell table:style-name="ce206"/>
          <table:table-cell table:number-columns-repeated="4"/>
          <table:table-cell table:style-name="ce323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3" calcext:value-type="float">
            <text:p>13</text:p>
          </table:table-cell>
          <table:table-cell table:style-name="ce12"/>
          <table:table-cell table:style-name="ce41" table:formula="of:=IF([.R244]=&quot;&quot;;&quot;&quot;;[.R244])" office:value-type="float" office:value="28" calcext:value-type="float">
            <text:p>28</text:p>
          </table:table-cell>
          <table:table-cell table:style-name="ce73" table:formula="of:=IF([.T244]=&quot;&quot;;&quot;&quot;;[.T244])" office:value-type="float" office:value="28.11" calcext:value-type="float">
            <text:p>28.11</text:p>
          </table:table-cell>
          <table:table-cell table:style-name="ce110" table:formula="of:=IF(OR([.C277]=&quot;&quot;;[.D277]=&quot;&quot;);&quot;&quot;;IF(AND([.C277]&gt;0;[.D277]&gt;0);([.D277]-[.C277])/[.C277];&quot;&quot;))" office:value-type="percentage" office:value="0.00392857142857141" calcext:value-type="percentage">
            <text:p>0.4%</text:p>
          </table:table-cell>
          <table:table-cell table:number-columns-repeated="2"/>
          <table:table-cell table:style-name="ce41" table:formula="of:=IF([.R255]=&quot;&quot;;&quot;&quot;;[.R255])" office:value-type="float" office:value="34" calcext:value-type="float">
            <text:p>34</text:p>
          </table:table-cell>
          <table:table-cell table:style-name="ce73" table:formula="of:=IF([.T255]=&quot;&quot;;&quot;&quot;;[.T255])" office:value-type="float" office:value="31.26" calcext:value-type="float">
            <text:p>31.26</text:p>
          </table:table-cell>
          <table:table-cell table:style-name="ce110" table:formula="of:=IF(OR([.H277]=&quot;&quot;;[.I277]=&quot;&quot;);&quot;&quot;;IF(AND([.H277]&gt;0;[.I277]&gt;0);([.I277]-[.H277])/[.H277];&quot;&quot;))" office:value-type="percentage" office:value="-0.0805882352941176" calcext:value-type="percentage">
            <text:p>-8.1%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6" office:value-type="string" calcext:value-type="string">
            <text:p>Target:</text:p>
          </table:table-cell>
          <table:table-cell table:style-name="ce6" office:value-type="string" calcext:value-type="string">
            <text:p>Filter</text:p>
          </table:table-cell>
          <table:table-cell table:style-name="ce6" office:value-type="string" calcext:value-type="string">
            <text:p>kV</text:p>
          </table:table-cell>
          <table:table-cell table:style-name="ce6" office:value-type="string" calcext:value-type="string">
            <text:p>mAs</text:p>
          </table:table-cell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Dose (mGy)</text:p>
          </table:table-cell>
          <table:table-cell table:style-name="ce6" office:value-type="string" calcext:value-type="string">
            <text:p>mGy/mAs</text:p>
          </table:table-cell>
          <table:table-cell table:style-name="ce6" office:value-type="string" calcext:value-type="string">
            <text:p>mGy/s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4" calcext:value-type="float">
            <text:p>14</text:p>
          </table:table-cell>
          <table:table-cell table:style-name="ce12"/>
          <table:table-cell table:style-name="ce41" table:formula="of:=IF([.R245]=&quot;&quot;;&quot;&quot;;[.R245])" office:value-type="float" office:value="30" calcext:value-type="float">
            <text:p>30</text:p>
          </table:table-cell>
          <table:table-cell table:style-name="ce73" table:formula="of:=IF([.T245]=&quot;&quot;;&quot;&quot;;[.T245])" office:value-type="float" office:value="29.24" calcext:value-type="float">
            <text:p>29.24</text:p>
          </table:table-cell>
          <table:table-cell table:style-name="ce110" table:formula="of:=IF(OR([.C278]=&quot;&quot;;[.D278]=&quot;&quot;);&quot;&quot;;IF(AND([.C278]&gt;0;[.D278]&gt;0);([.D278]-[.C278])/[.C278];&quot;&quot;))" office:value-type="percentage" office:value="-0.0253333333333334" calcext:value-type="percentage">
            <text:p>-2.5%</text:p>
          </table:table-cell>
          <table:table-cell table:number-columns-repeated="2"/>
          <table:table-cell table:style-name="ce41" table:formula="of:=IF([.R256]=&quot;&quot;;&quot;&quot;;[.R256])" office:value-type="float" office:value="36" calcext:value-type="float">
            <text:p>36</text:p>
          </table:table-cell>
          <table:table-cell table:style-name="ce73" table:formula="of:=IF([.T256]=&quot;&quot;;&quot;&quot;;[.T256])" office:value-type="float" office:value="33.49" calcext:value-type="float">
            <text:p>33.49</text:p>
          </table:table-cell>
          <table:table-cell table:style-name="ce110" table:formula="of:=IF(OR([.H278]=&quot;&quot;;[.I278]=&quot;&quot;);&quot;&quot;;IF(AND([.H278]&gt;0;[.I278]&gt;0);([.I278]-[.H278])/[.H278];&quot;&quot;))" office:value-type="percentage" office:value="-0.0697222222222222" calcext:value-type="percentage">
            <text:p>-7.0%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41" table:formula="of:=IF([.AK23]=&quot;&quot;;&quot;&quot;;[.AK23])">
            <text:p/>
          </table:table-cell>
          <table:table-cell table:style-name="ce41" table:formula="of:=IF([.AL23]=&quot;&quot;;&quot;&quot;;[.AL23])">
            <text:p/>
          </table:table-cell>
          <table:table-cell table:style-name="ce41" table:formula="of:=IF([.AH23]=&quot;&quot;;&quot;&quot;;[.AH23])" office:value-type="float" office:value="28" calcext:value-type="float">
            <text:p>28</text:p>
          </table:table-cell>
          <table:table-cell table:style-name="ce41" table:formula="of:=IF([.AI23]=&quot;&quot;;&quot;&quot;;[.AI23])" office:value-type="float" office:value="20" calcext:value-type="float">
            <text:p>20</text:p>
          </table:table-cell>
          <table:table-cell table:style-name="ce73" table:formula="of:=IF([.AQ23]=&quot;&quot;;&quot;&quot;;[.AQ23])" office:value-type="float" office:value="28.22" calcext:value-type="float">
            <text:p>28.22</text:p>
          </table:table-cell>
          <table:table-cell table:style-name="ce41" table:formula="of:=IF([.AN23]=&quot;&quot;;&quot;&quot;;[.AN23])" office:value-type="float" office:value="664" calcext:value-type="float">
            <text:p>664</text:p>
          </table:table-cell>
          <table:table-cell table:style-name="ce41" table:formula="of:=IF([.AO23]=&quot;&quot;;&quot;&quot;;[.AO23])" office:value-type="float" office:value="0.8067" calcext:value-type="float">
            <text:p>0.8067</text:p>
          </table:table-cell>
          <table:table-cell table:style-name="ce126" table:formula="of:=IF([.V278]=&quot;&quot;;&quot;&quot;;[.V278]/[.S278])" office:value-type="float" office:value="0.040335" calcext:value-type="float">
            <text:p>0.040</text:p>
          </table:table-cell>
          <table:table-cell table:style-name="ce73" table:formula="of:=IF(OR([.V278]=&quot;&quot;;[.U278]=&quot;&quot;);&quot;&quot;;[.V278]/([.U278]/1000))" office:value-type="float" office:value="1.21490963855422" calcext:value-type="float">
            <text:p>1.21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2"/>
          <table:table-cell table:style-name="ce41" table:formula="of:=IF([.R246]=&quot;&quot;;&quot;&quot;;[.R246])" office:value-type="float" office:value="32" calcext:value-type="float">
            <text:p>32</text:p>
          </table:table-cell>
          <table:table-cell table:style-name="ce73" table:formula="of:=IF([.T246]=&quot;&quot;;&quot;&quot;;[.T246])" office:value-type="float" office:value="30.66" calcext:value-type="float">
            <text:p>30.66</text:p>
          </table:table-cell>
          <table:table-cell table:style-name="ce110" table:formula="of:=IF(OR([.C279]=&quot;&quot;;[.D279]=&quot;&quot;);&quot;&quot;;IF(AND([.C279]&gt;0;[.D279]&gt;0);([.D279]-[.C279])/[.C279];&quot;&quot;))" office:value-type="percentage" office:value="-0.041875" calcext:value-type="percentage">
            <text:p>-4.2%</text:p>
          </table:table-cell>
          <table:table-cell table:number-columns-repeated="2"/>
          <table:table-cell table:style-name="ce41" table:formula="of:=IF([.R257]=&quot;&quot;;&quot;&quot;;[.R257])" office:value-type="float" office:value="38" calcext:value-type="float">
            <text:p>38</text:p>
          </table:table-cell>
          <table:table-cell table:style-name="ce73" table:formula="of:=IF([.T257]=&quot;&quot;;&quot;&quot;;[.T257])" office:value-type="float" office:value="36.01" calcext:value-type="float">
            <text:p>36.01</text:p>
          </table:table-cell>
          <table:table-cell table:style-name="ce110" table:formula="of:=IF(OR([.H279]=&quot;&quot;;[.I279]=&quot;&quot;);&quot;&quot;;IF(AND([.H279]&gt;0;[.I279]&gt;0);([.I279]-[.H279])/[.H279];&quot;&quot;))" office:value-type="percentage" office:value="-0.0523684210526316" calcext:value-type="percentage">
            <text:p>-5.2%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41" table:formula="of:=IF([.AK24]=&quot;&quot;;&quot;&quot;;[.AK24])">
            <text:p/>
          </table:table-cell>
          <table:table-cell table:style-name="ce41" table:formula="of:=IF([.AL24]=&quot;&quot;;&quot;&quot;;[.AL24])">
            <text:p/>
          </table:table-cell>
          <table:table-cell table:style-name="ce41" table:formula="of:=IF([.AH24]=&quot;&quot;;&quot;&quot;;[.AH24])" office:value-type="float" office:value="28" calcext:value-type="float">
            <text:p>28</text:p>
          </table:table-cell>
          <table:table-cell table:style-name="ce41" table:formula="of:=IF([.AI24]=&quot;&quot;;&quot;&quot;;[.AI24])" office:value-type="float" office:value="50" calcext:value-type="float">
            <text:p>50</text:p>
          </table:table-cell>
          <table:table-cell table:style-name="ce73" table:formula="of:=[.T268]" office:value-type="float" office:value="28.135" calcext:value-type="float">
            <text:p>28.14</text:p>
          </table:table-cell>
          <table:table-cell table:style-name="ce41" table:formula="of:=[.U268]" office:value-type="float" office:value="502.15" calcext:value-type="float">
            <text:p>502.15</text:p>
          </table:table-cell>
          <table:table-cell table:style-name="ce41" table:formula="of:=[.V268]" office:value-type="float" office:value="2.039" calcext:value-type="float">
            <text:p>2.039</text:p>
          </table:table-cell>
          <table:table-cell table:style-name="ce126" table:formula="of:=[.W268]" office:value-type="float" office:value="0.04078" calcext:value-type="float">
            <text:p>0.041</text:p>
          </table:table-cell>
          <table:table-cell table:style-name="ce73" table:formula="of:=[.X268]" office:value-type="float" office:value="4.06053888813321" calcext:value-type="float">
            <text:p>4.06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6" calcext:value-type="float">
            <text:p>16</text:p>
          </table:table-cell>
          <table:table-cell table:style-name="ce12"/>
          <table:table-cell table:style-name="ce41" table:formula="of:=IF([.R247]=&quot;&quot;;&quot;&quot;;[.R247])" office:value-type="float" office:value="34" calcext:value-type="float">
            <text:p>34</text:p>
          </table:table-cell>
          <table:table-cell table:style-name="ce73" table:formula="of:=IF([.T247]=&quot;&quot;;&quot;&quot;;[.T247])">
            <text:p/>
          </table:table-cell>
          <table:table-cell table:style-name="ce110" table:formula="of:=IF(OR([.C280]=&quot;&quot;;[.D280]=&quot;&quot;);&quot;&quot;;IF(AND([.C280]&gt;0;[.D280]&gt;0);([.D280]-[.C280])/[.C280];&quot;&quot;))">
            <text:p/>
          </table:table-cell>
          <table:table-cell table:number-columns-repeated="2"/>
          <table:table-cell table:style-name="ce6"/>
          <table:table-cell table:style-name="ce167"/>
          <table:table-cell table:number-columns-repeated="3"/>
          <table:table-cell table:style-name="ce191"/>
          <table:table-cell/>
          <table:table-cell table:style-name="ce206"/>
          <table:table-cell table:style-name="ce41" table:formula="of:=IF([.AK32]=&quot;&quot;;&quot;&quot;;[.AK32])">
            <text:p/>
          </table:table-cell>
          <table:table-cell table:style-name="ce41" table:formula="of:=IF([.AL32]=&quot;&quot;;&quot;&quot;;[.AL32])">
            <text:p/>
          </table:table-cell>
          <table:table-cell table:style-name="ce41" table:formula="of:=IF([.AH32]=&quot;&quot;;&quot;&quot;;[.AH32])" office:value-type="float" office:value="28" calcext:value-type="float">
            <text:p>28</text:p>
          </table:table-cell>
          <table:table-cell table:style-name="ce41" table:formula="of:=IF([.AI32]=&quot;&quot;;&quot;&quot;;[.AI32])" office:value-type="float" office:value="100" calcext:value-type="float">
            <text:p>100</text:p>
          </table:table-cell>
          <table:table-cell table:style-name="ce73" table:formula="of:=IF([.AQ32]=&quot;&quot;;&quot;&quot;;[.AQ32])" office:value-type="float" office:value="28.17" calcext:value-type="float">
            <text:p>28.17</text:p>
          </table:table-cell>
          <table:table-cell table:style-name="ce41" table:formula="of:=IF([.AN32]=&quot;&quot;;&quot;&quot;;[.AN32])" office:value-type="float" office:value="1007" calcext:value-type="float">
            <text:p>1007</text:p>
          </table:table-cell>
          <table:table-cell table:style-name="ce41" table:formula="of:=IF([.AO32]=&quot;&quot;;&quot;&quot;;[.AO32])" office:value-type="float" office:value="4.096" calcext:value-type="float">
            <text:p>4.096</text:p>
          </table:table-cell>
          <table:table-cell table:style-name="ce126" table:formula="of:=IF([.V280]=&quot;&quot;;&quot;&quot;;[.V280]/[.S280])" office:value-type="float" office:value="0.04096" calcext:value-type="float">
            <text:p>0.041</text:p>
          </table:table-cell>
          <table:table-cell table:style-name="ce73" table:formula="of:=IF(OR([.V280]=&quot;&quot;;[.U280]=&quot;&quot;);&quot;&quot;;[.V280]/([.U280]/1000))" office:value-type="float" office:value="4.06752730883813" calcext:value-type="float">
            <text:p>4.07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7" calcext:value-type="float">
            <text:p>17</text:p>
          </table:table-cell>
          <table:table-cell table:style-name="ce12"/>
          <table:table-cell table:style-name="ce41" table:formula="of:=IF([.R248]=&quot;&quot;;&quot;&quot;;[.R248])" office:value-type="float" office:value="28" calcext:value-type="float">
            <text:p>28</text:p>
          </table:table-cell>
          <table:table-cell table:style-name="ce73" table:formula="of:=IF([.T248]=&quot;&quot;;&quot;&quot;;[.T248])">
            <text:p/>
          </table:table-cell>
          <table:table-cell table:style-name="ce110" table:formula="of:=IF(OR([.C281]=&quot;&quot;;[.D281]=&quot;&quot;);&quot;&quot;;IF(AND([.C281]&gt;0;[.D281]&gt;0);([.D281]-[.C281])/[.C281];&quot;&quot;))">
            <text:p/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41" table:formula="of:=IF([.AK33]=&quot;&quot;;&quot;&quot;;[.AK33])">
            <text:p/>
          </table:table-cell>
          <table:table-cell table:style-name="ce41" table:formula="of:=IF([.AL33]=&quot;&quot;;&quot;&quot;;[.AL33])">
            <text:p/>
          </table:table-cell>
          <table:table-cell table:style-name="ce41" table:formula="of:=IF([.AH33]=&quot;&quot;;&quot;&quot;;[.AH33])" office:value-type="float" office:value="28" calcext:value-type="float">
            <text:p>28</text:p>
          </table:table-cell>
          <table:table-cell table:style-name="ce41" table:formula="of:=IF([.AI33]=&quot;&quot;;&quot;&quot;;[.AI33])" office:value-type="float" office:value="300" calcext:value-type="float">
            <text:p>300</text:p>
          </table:table-cell>
          <table:table-cell table:style-name="ce73" table:formula="of:=IF([.AQ33]=&quot;&quot;;&quot;&quot;;[.AQ33])" office:value-type="float" office:value="28.14" calcext:value-type="float">
            <text:p>28.14</text:p>
          </table:table-cell>
          <table:table-cell table:style-name="ce41" table:formula="of:=IF([.AN33]=&quot;&quot;;&quot;&quot;;[.AN33])" office:value-type="float" office:value="3355" calcext:value-type="float">
            <text:p>3355</text:p>
          </table:table-cell>
          <table:table-cell table:style-name="ce41" table:formula="of:=IF([.AO33]=&quot;&quot;;&quot;&quot;;[.AO33])" office:value-type="float" office:value="12.3" calcext:value-type="float">
            <text:p>12.3</text:p>
          </table:table-cell>
          <table:table-cell table:style-name="ce126" table:formula="of:=IF([.V281]=&quot;&quot;;&quot;&quot;;[.V281]/[.S281])" office:value-type="float" office:value="0.041" calcext:value-type="float">
            <text:p>0.041</text:p>
          </table:table-cell>
          <table:table-cell table:style-name="ce73" table:formula="of:=IF(OR([.V281]=&quot;&quot;;[.U281]=&quot;&quot;);&quot;&quot;;[.V281]/([.U281]/1000))" office:value-type="float" office:value="3.66616989567809" calcext:value-type="float">
            <text:p>3.67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8" calcext:value-type="float">
            <text:p>18</text:p>
          </table:table-cell>
          <table:table-cell table:style-name="ce12"/>
          <table:table-cell/>
          <table:table-cell table:style-name="ce74" office:value-type="string" calcext:value-type="string">
            <text:p>Acceptable:</text:p>
          </table:table-cell>
          <table:table-cell table:style-name="ce111" table:formula="of:=IF([.E274]=&quot;&quot;;&quot;TBD&quot;;IF(AND(ABS(MAX([.E274:.E281]))&lt;=0.05;ABS(MIN([.E274:.E281]))&lt;=0.05);&quot;YES&quot;;&quot;NO&quot;))" office:value-type="string" office:string-value="NO" calcext:value-type="string">
            <text:p>NO</text:p>
          </table:table-cell>
          <table:table-cell table:number-columns-repeated="3"/>
          <table:table-cell table:style-name="ce74" office:value-type="string" calcext:value-type="string">
            <text:p>Acceptable:</text:p>
          </table:table-cell>
          <table:table-cell table:style-name="ce111" table:formula="of:=IF([.J274]=&quot;&quot;;&quot;TBD&quot;;IF(AND(ABS(MAX([.J274:.J279]))&lt;=0.05;ABS(MIN([.J274:.J279]))&lt;=0.05);&quot;YES&quot;;&quot;NO&quot;))" office:value-type="string" office:string-value="NO" calcext:value-type="string">
            <text:p>NO</text:p>
          </table:table-cell>
          <table:table-cell table:number-columns-repeated="2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4"/>
          <table:table-cell table:style-name="ce35" office:value-type="string" calcext:value-type="string">
            <text:p>Coeff of Linearity:</text:p>
          </table:table-cell>
          <table:table-cell table:style-name="ce325" table:formula="of:=IF(OR([.W278]=&quot;&quot;;[.W279]=&quot;&quot;;[.W280]=&quot;&quot;;[.W281]=&quot;&quot;);&quot;&quot;;(MAX([.W278:.W281])-MIN([.W278:.W281]))/(MAX([.W278:.W281])+MIN([.W278:.W281])))" office:value-type="percentage" office:value="0.00817606196594331" calcext:value-type="percentage">
            <text:p>0.82%</text:p>
          </table:table-cell>
          <table:table-cell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19" calcext:value-type="float">
            <text:p>19</text:p>
          </table:table-cell>
          <table:table-cell table:style-name="ce1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kVp accurate to within 5% of indicated</text:p>
          </table:table-cell>
          <table:table-cell table:number-columns-repeated="7"/>
          <table:table-cell table:style-name="ce191"/>
          <table:table-cell/>
          <table:table-cell table:style-name="ce217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12"/>
          <table:table-cell/>
          <table:table-cell table:style-name="Default" table:number-columns-repeated="2"/>
          <table:table-cell table:number-columns-repeated="7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12"/>
          <table:table-cell table:style-name="ce37" office:value-type="string" calcext:value-type="string">
            <text:p>kVp and Output Reproducibility</text:p>
          </table:table-cell>
          <table:table-cell table:number-columns-repeated="5"/>
          <table:table-cell table:style-name="ce37"/>
          <table:table-cell table:number-columns-repeated="3"/>
          <table:table-cell table:style-name="ce191"/>
          <table:table-cell/>
          <table:table-cell table:style-name="ce213" office:value-type="string" calcext:value-type="string">
            <text:p>Half Value Layer</text:p>
          </table:table-cell>
          <table:table-cell table:style-name="ce219" table:number-columns-repeated="9"/>
          <table:table-cell table:style-name="ce410"/>
          <table:table-cell table:number-columns-repeated="997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64]=&quot;&quot;;&quot;&quot;;[.P264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64]=&quot;&quot;;&quot;&quot;;[.Q264])">
            <text:p/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2"/>
          <table:table-cell table:style-name="ce35" office:value-type="string" calcext:value-type="string">
            <text:p>mAs:</text:p>
          </table:table-cell>
          <table:table-cell table:style-name="ce34" table:formula="of:=IF([.S264]=&quot;&quot;;&quot;&quot;;[.S264])" office:value-type="float" office:value="50" calcext:value-type="float">
            <text:p>50</text:p>
          </table:table-cell>
          <table:table-cell table:number-columns-repeated="8"/>
          <table:table-cell table:style-name="ce191"/>
          <table:table-cell/>
          <table:table-cell table:style-name="ce206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2"/>
          <table:table-cell table:style-name="ce39" office:value-type="string" calcext:value-type="string">
            <text:p>Indicated</text:p>
          </table:table-cell>
          <table:table-cell table:style-name="ce39" office:value-type="string" calcext:value-type="string">
            <text:p>Measured</text:p>
          </table:table-cell>
          <table:table-cell table:style-name="ce6" table:number-columns-repeated="3"/>
          <table:table-cell table:number-columns-repeated="5"/>
          <table:table-cell table:style-name="ce191"/>
          <table:table-cell/>
          <table:table-cell table:style-name="ce206"/>
          <table:table-cell table:style-name="ce55" office:value-type="string" calcext:value-type="string">
            <text:p>Al (mm)</text:p>
          </table:table-cell>
          <table:table-cell table:style-name="ce272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30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6" calcext:value-type="float">
            <text:p>26</text:p>
          </table:table-cell>
          <table:table-cell table:style-name="ce12"/>
          <table:table-cell table:number-columns-repeated="2"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39" office:value-type="float" office:value="0" calcext:value-type="float">
            <text:p>0.0</text:p>
          </table:table-cell>
          <table:table-cell table:style-name="ce273" table:formula="of:=IF([.AO10]=&quot;&quot;;&quot;&quot;;[.AO10])" office:value-type="float" office:value="1.245" calcext:value-type="float">
            <text:p>1.245</text:p>
          </table:table-cell>
          <table:table-cell table:style-name="ce273" table:formula="of:=IF([.AO16]=&quot;&quot;;&quot;&quot;;[.AO16])" office:value-type="float" office:value="1.457" calcext:value-type="float">
            <text:p>1.457</text:p>
          </table:table-cell>
          <table:table-cell table:style-name="ce273" table:formula="of:=IF([.AO25]=&quot;&quot;;&quot;&quot;;[.AO25])" office:value-type="float" office:value="2.036" calcext:value-type="float">
            <text:p>2.036</text:p>
          </table:table-cell>
          <table:table-cell table:style-name="ce273" table:formula="of:=IF([.AO35]=&quot;&quot;;&quot;&quot;;[.AO35])" office:value-type="float" office:value="2.803" calcext:value-type="float">
            <text:p>2.803</text:p>
          </table:table-cell>
          <table:table-cell table:style-name="ce273" table:formula="of:=IF([.AO43]=&quot;&quot;;&quot;&quot;;[.AO43])">
            <text:p/>
          </table:table-cell>
          <table:table-cell table:style-name="ce273" table:formula="of:=IF([.AO48]=&quot;&quot;;&quot;&quot;;[.AO48])" office:value-type="float" office:value="2.597" calcext:value-type="float">
            <text:p>2.597</text:p>
          </table:table-cell>
          <table:table-cell table:style-name="ce273" table:formula="of:=IF([.AO54]=&quot;&quot;;&quot;&quot;;[.AO54])" office:value-type="float" office:value="3.044" calcext:value-type="float">
            <text:p>3.044</text:p>
          </table:table-cell>
          <table:table-cell table:style-name="ce402" table:formula="of:=IF([.AO60]=&quot;&quot;;&quot;&quot;;[.AO60])" office:value-type="float" office:value="3.482" calcext:value-type="float">
            <text:p>3.482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7" calcext:value-type="float">
            <text:p>27</text:p>
          </table:table-cell>
          <table:table-cell table:style-name="ce12"/>
          <table:table-cell table:style-name="ce41" table:formula="of:=IF([.R264]=&quot;&quot;;&quot;&quot;;[.R264])" office:value-type="float" office:value="28" calcext:value-type="float">
            <text:p>28</text:p>
          </table:table-cell>
          <table:table-cell table:style-name="ce73" table:formula="of:=IF([.T264]=&quot;&quot;;&quot;&quot;;[.T264])" office:value-type="float" office:value="28.11" calcext:value-type="float">
            <text:p>28.11</text:p>
          </table:table-cell>
          <table:table-cell table:style-name="ce73" table:formula="of:=IF([.V264]=&quot;&quot;;&quot;&quot;;[.V264])" office:value-type="float" office:value="2.042" calcext:value-type="float">
            <text:p>2.04</text:p>
          </table:table-cell>
          <table:table-cell table:style-name="ce126" table:formula="of:=IF([.W264]=&quot;&quot;;&quot;&quot;;[.W264])" office:value-type="float" office:value="0.04084" calcext:value-type="float">
            <text:p>0.041</text:p>
          </table:table-cell>
          <table:table-cell table:style-name="ce73" table:formula="of:=IF([.X264]=&quot;&quot;;&quot;&quot;;[.X264])" office:value-type="float" office:value="4.06287306008754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2" calcext:value-type="float">
            <text:p>0.2</text:p>
          </table:table-cell>
          <table:table-cell table:style-name="ce274" table:formula="of:=IF(OR([.AO12]=&quot;&quot;;[.AO13]=&quot;&quot;);&quot;&quot;;AVERAGE([.AO12:.AO13]))">
            <text:p/>
          </table:table-cell>
          <table:table-cell table:style-name="ce275" table:number-columns-repeated="6"/>
          <table:table-cell table:style-name="ce40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8" calcext:value-type="float">
            <text:p>28</text:p>
          </table:table-cell>
          <table:table-cell table:style-name="ce12"/>
          <table:table-cell/>
          <table:table-cell table:style-name="ce73" table:formula="of:=IF([.T265]=&quot;&quot;;&quot;&quot;;[.T265])" office:value-type="float" office:value="28.19" calcext:value-type="float">
            <text:p>28.19</text:p>
          </table:table-cell>
          <table:table-cell table:style-name="ce73" table:formula="of:=IF([.V265]=&quot;&quot;;&quot;&quot;;[.V265])" office:value-type="float" office:value="2.036" calcext:value-type="float">
            <text:p>2.04</text:p>
          </table:table-cell>
          <table:table-cell table:style-name="ce126" table:formula="of:=IF([.W265]=&quot;&quot;;&quot;&quot;;[.W265])" office:value-type="float" office:value="0.04072" calcext:value-type="float">
            <text:p>0.041</text:p>
          </table:table-cell>
          <table:table-cell table:style-name="ce73" table:formula="of:=IF([.X265]=&quot;&quot;;&quot;&quot;;[.X265])" office:value-type="float" office:value="4.05982053838485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3" calcext:value-type="float">
            <text:p>0.3</text:p>
          </table:table-cell>
          <table:table-cell table:style-name="ce274" table:formula="of:=IF(OR([.AO14]=&quot;&quot;;[.AO15]=&quot;&quot;);&quot;&quot;;AVERAGE([.AO14:.AO15]))">
            <text:p/>
          </table:table-cell>
          <table:table-cell table:style-name="ce274" table:formula="of:=IF(OR([.AO18]=&quot;&quot;;[.AO19]=&quot;&quot;);&quot;&quot;;AVERAGE([.AO18:.AO19]))">
            <text:p/>
          </table:table-cell>
          <table:table-cell table:style-name="ce274" table:formula="of:=IF(OR([.AO28]=&quot;&quot;;[.AO29]=&quot;&quot;);&quot;&quot;;AVERAGE([.AO28:.AO29]))">
            <text:p/>
          </table:table-cell>
          <table:table-cell table:style-name="ce274" table:formula="of:=IF(OR([.AO37]=&quot;&quot;;[.AO38]=&quot;&quot;);&quot;&quot;;AVERAGE([.AO37:.AO38]))">
            <text:p/>
          </table:table-cell>
          <table:table-cell table:style-name="ce275" table:number-columns-repeated="3"/>
          <table:table-cell table:style-name="ce40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29" calcext:value-type="float">
            <text:p>29</text:p>
          </table:table-cell>
          <table:table-cell table:style-name="ce12"/>
          <table:table-cell/>
          <table:table-cell table:style-name="ce73" table:formula="of:=IF([.T266]=&quot;&quot;;&quot;&quot;;[.T266])" office:value-type="float" office:value="28.11" calcext:value-type="float">
            <text:p>28.11</text:p>
          </table:table-cell>
          <table:table-cell table:style-name="ce73" table:formula="of:=IF([.V266]=&quot;&quot;;&quot;&quot;;[.V266])" office:value-type="float" office:value="2.038" calcext:value-type="float">
            <text:p>2.04</text:p>
          </table:table-cell>
          <table:table-cell table:style-name="ce126" table:formula="of:=IF([.W266]=&quot;&quot;;&quot;&quot;;[.W266])" office:value-type="float" office:value="0.04076" calcext:value-type="float">
            <text:p>0.041</text:p>
          </table:table-cell>
          <table:table-cell table:style-name="ce73" table:formula="of:=IF([.X266]=&quot;&quot;;&quot;&quot;;[.X266])" office:value-type="float" office:value="4.05895239992033" calcext:value-type="float">
            <text:p>4.06</text:p>
          </table:table-cell>
          <table:table-cell/>
          <table:table-cell table:style-name="Default" table:number-columns-repeated="2"/>
          <table:table-cell table:number-columns-repeated="2"/>
          <table:table-cell table:style-name="ce191"/>
          <table:table-cell/>
          <table:table-cell table:style-name="ce206"/>
          <table:table-cell table:style-name="ce240" office:value-type="float" office:value="0.4" calcext:value-type="float">
            <text:p>0.4</text:p>
          </table:table-cell>
          <table:table-cell table:style-name="ce275"/>
          <table:table-cell table:style-name="ce274" table:formula="of:=IF(OR([.AO20]=&quot;&quot;;[.AO21]=&quot;&quot;);&quot;&quot;;AVERAGE([.AO20:.AO21]))">
            <text:p/>
          </table:table-cell>
          <table:table-cell table:style-name="ce274" table:formula="of:=IF(OR([.AO30]=&quot;&quot;;[.AO31]=&quot;&quot;);&quot;&quot;;AVERAGE([.AO30:.AO31]))">
            <text:p/>
          </table:table-cell>
          <table:table-cell table:style-name="ce274" table:formula="of:=IF(OR([.AO39]=&quot;&quot;;[.AO40]=&quot;&quot;);&quot;&quot;;AVERAGE([.AO39:.AO40]))">
            <text:p/>
          </table:table-cell>
          <table:table-cell table:style-name="ce274" table:formula="of:=IF(OR([.AO44]=&quot;&quot;;[.AO45]=&quot;&quot;);&quot;&quot;;AVERAGE([.AO44:.AO45]))">
            <text:p/>
          </table:table-cell>
          <table:table-cell table:style-name="ce274" table:formula="of:=IF(OR([.AO50]=&quot;&quot;;[.AO51]=&quot;&quot;);&quot;&quot;;AVERAGE([.AO50:.AO51]))">
            <text:p/>
          </table:table-cell>
          <table:table-cell table:style-name="ce274" table:formula="of:=IF(OR([.AO56]=&quot;&quot;;[.AO57]=&quot;&quot;);&quot;&quot;;AVERAGE([.AO56:.AO57]))">
            <text:p/>
          </table:table-cell>
          <table:table-cell table:style-name="ce404" table:formula="of:=IF(OR([.AO62]=&quot;&quot;;[.AO63]=&quot;&quot;);&quot;&quot;;AVERAGE([.AO62:.AO63])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0" calcext:value-type="float">
            <text:p>30</text:p>
          </table:table-cell>
          <table:table-cell table:style-name="ce12"/>
          <table:table-cell/>
          <table:table-cell table:style-name="ce73" table:formula="of:=IF([.T267]=&quot;&quot;;&quot;&quot;;[.T267])" office:value-type="float" office:value="28.13" calcext:value-type="float">
            <text:p>28.13</text:p>
          </table:table-cell>
          <table:table-cell table:style-name="ce73" table:formula="of:=IF([.V267]=&quot;&quot;;&quot;&quot;;[.V267])" office:value-type="float" office:value="2.04" calcext:value-type="float">
            <text:p>2.04</text:p>
          </table:table-cell>
          <table:table-cell table:style-name="ce126" table:formula="of:=IF([.W267]=&quot;&quot;;&quot;&quot;;[.W267])" office:value-type="float" office:value="0.0408" calcext:value-type="float">
            <text:p>0.041</text:p>
          </table:table-cell>
          <table:table-cell table:style-name="ce73" table:formula="of:=IF([.X267]=&quot;&quot;;&quot;&quot;;[.X267])" office:value-type="float" office:value="4.06050955414013" calcext:value-type="float">
            <text:p>4.06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40" office:value-type="float" office:value="0.5" calcext:value-type="float">
            <text:p>0.5</text:p>
          </table:table-cell>
          <table:table-cell table:style-name="ce275" table:number-columns-repeated="4"/>
          <table:table-cell table:style-name="ce274" table:formula="of:=IF(OR([.AO46]=&quot;&quot;;[.AO47]=&quot;&quot;);&quot;&quot;;AVERAGE([.AO46:.AO47]))">
            <text:p/>
          </table:table-cell>
          <table:table-cell table:style-name="ce274" table:formula="of:=IF(OR([.AO52]=&quot;&quot;;[.AO53]=&quot;&quot;);&quot;&quot;;AVERAGE([.AO52:.AO53]))">
            <text:p/>
          </table:table-cell>
          <table:table-cell table:style-name="ce274" table:formula="of:=IF(OR([.AO58]=&quot;&quot;;[.AO59]=&quot;&quot;);&quot;&quot;;AVERAGE([.AO58:.AO59]))">
            <text:p/>
          </table:table-cell>
          <table:table-cell table:style-name="ce404" table:formula="of:=IF(OR([.AO64]=&quot;&quot;;[.AO65]=&quot;&quot;);&quot;&quot;;AVERAGE([.AO64:.AO65])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1" calcext:value-type="float">
            <text:p>31</text:p>
          </table:table-cell>
          <table:table-cell table:style-name="ce12"/>
          <table:table-cell table:style-name="ce35" office:value-type="string" calcext:value-type="string">
            <text:p>Mean:</text:p>
          </table:table-cell>
          <table:table-cell table:style-name="ce73" table:formula="of:=IF([.T268]=&quot;&quot;;&quot;&quot;;[.T268])" office:value-type="float" office:value="28.135" calcext:value-type="float">
            <text:p>28.14</text:p>
          </table:table-cell>
          <table:table-cell table:style-name="ce73" table:formula="of:=IF([.V268]=&quot;&quot;;&quot;&quot;;[.V268])" office:value-type="float" office:value="2.039" calcext:value-type="float">
            <text:p>2.04</text:p>
          </table:table-cell>
          <table:table-cell table:style-name="ce126" table:formula="of:=IF([.W268]=&quot;&quot;;&quot;&quot;;[.W268])" office:value-type="float" office:value="0.04078" calcext:value-type="float">
            <text:p>0.041</text:p>
          </table:table-cell>
          <table:table-cell table:style-name="ce73" table:formula="of:=IF([.X268]=&quot;&quot;;&quot;&quot;;[.X268])" office:value-type="float" office:value="4.06053888813321" calcext:value-type="float">
            <text:p>4.06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241" office:value-type="float" office:value="0" calcext:value-type="float">
            <text:p>0.0</text:p>
          </table:table-cell>
          <table:table-cell table:style-name="ce276" table:formula="of:=IF([.AO11]=&quot;&quot;;&quot;&quot;;[.AO11])">
            <text:p/>
          </table:table-cell>
          <table:table-cell table:style-name="ce276" table:formula="of:=IF([.AO17]=&quot;&quot;;&quot;&quot;;[.AO17])">
            <text:p/>
          </table:table-cell>
          <table:table-cell table:style-name="ce276" table:formula="of:=IF([.AO26]=&quot;&quot;;&quot;&quot;;[.AO26])" office:value-type="float" office:value="2.038" calcext:value-type="float">
            <text:p>2.038</text:p>
          </table:table-cell>
          <table:table-cell table:style-name="ce276" table:formula="of:=IF([.AO36]=&quot;&quot;;&quot;&quot;;[.AO36])">
            <text:p/>
          </table:table-cell>
          <table:table-cell table:style-name="ce276" table:formula="of:=IF([.AO43]=&quot;&quot;;&quot;&quot;;[.AO43])">
            <text:p/>
          </table:table-cell>
          <table:table-cell table:style-name="ce372" table:formula="of:=IF([.AO49]=&quot;&quot;;&quot;&quot;;[.AO49])">
            <text:p/>
          </table:table-cell>
          <table:table-cell table:style-name="ce372" table:formula="of:=IF([.AO55]=&quot;&quot;;&quot;&quot;;[.AO55])">
            <text:p/>
          </table:table-cell>
          <table:table-cell table:style-name="ce405" table:formula="of:=IF([.AO61]=&quot;&quot;;&quot;&quot;;[.AO61]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2" calcext:value-type="float">
            <text:p>32</text:p>
          </table:table-cell>
          <table:table-cell table:style-name="ce12"/>
          <table:table-cell table:style-name="ce35" office:value-type="string" calcext:value-type="string">
            <text:p>Std Dev:</text:p>
          </table:table-cell>
          <table:table-cell table:style-name="ce73" table:formula="of:=IF([.T269]=&quot;&quot;;&quot;&quot;;[.T269])" office:value-type="float" office:value="0.0378593889720027" calcext:value-type="float">
            <text:p>0.04</text:p>
          </table:table-cell>
          <table:table-cell table:style-name="ce73" table:formula="of:=IF([.V269]=&quot;&quot;;&quot;&quot;;[.V269])" office:value-type="float" office:value="0.00258198889747156" calcext:value-type="float">
            <text:p>0.00</text:p>
          </table:table-cell>
          <table:table-cell table:style-name="ce126" table:formula="of:=IF([.W269]=&quot;&quot;;&quot;&quot;;[.W269])" office:value-type="float" office:value="0.000051639777949431" calcext:value-type="float">
            <text:p>0.000</text:p>
          </table:table-cell>
          <table:table-cell table:style-name="ce73" table:formula="of:=IF([.X269]=&quot;&quot;;&quot;&quot;;[.X269])" office:value-type="float" office:value="0.00168148648583338" calcext:value-type="float">
            <text:p>0.00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4" office:value-type="string" calcext:value-type="string">
            <text:p>HVL</text:p>
          </table:table-cell>
          <table:table-cell table:style-name="ce277" table:formula="of:=IF(OR([.Q291]=&quot;&quot;;[.Q292]=&quot;&quot;);&quot;&quot;;([.$P$292]*LN(2*[.Q291]/AVERAGE([.Q290];[.Q295]))-([.$P$291]*LN(2*[.Q292]/AVERAGE([.Q290];[.Q295]))))/LN([.Q291]/[.Q292]))">
            <text:p/>
          </table:table-cell>
          <table:table-cell table:style-name="ce303" table:formula="of:=IF(OR([.R291]=&quot;&quot;;[.R292]=&quot;&quot;);&quot;&quot;;([.$P$292]*LN(2*[.R291]/AVERAGE([.R290];[.R295]))-([.$P$291]*LN(2*[.R292]/AVERAGE([.R290];[.R295]))))/LN([.R291]/[.R292]))">
            <text:p/>
          </table:table-cell>
          <table:table-cell table:style-name="ce313" table:formula="of:=IF(OR([.S292]=&quot;&quot;;[.S293]=&quot;&quot;);&quot;&quot;;([.$P$293]*LN(2*[.S292]/AVERAGE([.S290];[.S295]))-([.$P$292]*LN(2*[.S293]/AVERAGE([.S290];[.S295]))))/LN([.S292]/[.S293]))">
            <text:p/>
          </table:table-cell>
          <table:table-cell table:style-name="ce327" table:formula="of:=IF(OR([.T292]=&quot;&quot;;[.T293]=&quot;&quot;);&quot;&quot;;([.$P$293]*LN(2*[.T292]/AVERAGE([.T290];[.T295]))-([.$P$292]*LN(2*[.T293]/AVERAGE([.T290];[.T295]))))/LN([.T292]/[.T293]))">
            <text:p/>
          </table:table-cell>
          <table:table-cell table:style-name="ce353" table:formula="of:=IF(OR([.U293]=&quot;&quot;;[.U294]=&quot;&quot;);&quot;&quot;;([.$P$294]*LN(2*[.U293]/AVERAGE([.U290];[.U295]))-([.$P$293]*LN(2*[.U294]/AVERAGE([.U290];[.U295]))))/LN([.U293]/[.U294]))">
            <text:p/>
          </table:table-cell>
          <table:table-cell table:style-name="ce373" table:formula="of:=IF(OR([.V293]=&quot;&quot;;[.V294]=&quot;&quot;);&quot;&quot;;([.$P$294]*LN(2*[.V293]/AVERAGE([.V290];[.V295]))-([.$P$293]*LN(2*[.V294]/AVERAGE([.V290];[.V295]))))/LN([.V293]/[.V294]))">
            <text:p/>
          </table:table-cell>
          <table:table-cell table:style-name="ce381" table:formula="of:=IF(OR([.W293]=&quot;&quot;;[.W294]=&quot;&quot;);&quot;&quot;;([.$P$294]*LN(2*[.W293]/AVERAGE([.W290];[.W295]))-([.$P$293]*LN(2*[.W294]/AVERAGE([.W290];[.W295]))))/LN([.W293]/[.W294]))">
            <text:p/>
          </table:table-cell>
          <table:table-cell table:style-name="ce406" table:formula="of:=IF(OR([.X293]=&quot;&quot;;[.X294]=&quot;&quot;);&quot;&quot;;([.$P$294]*LN(2*[.X293]/AVERAGE([.X290];[.X295]))-([.$P$293]*LN(2*[.X294]/AVERAGE([.X290];[.X295]))))/LN([.X293]/[.X294])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3" calcext:value-type="float">
            <text:p>33</text:p>
          </table:table-cell>
          <table:table-cell table:style-name="ce12"/>
          <table:table-cell table:style-name="ce35" office:value-type="string" calcext:value-type="string">
            <text:p>Coeff of Var:</text:p>
          </table:table-cell>
          <table:table-cell table:style-name="ce75" table:formula="of:=IF([.T270]=&quot;&quot;;&quot;&quot;;[.T270])" office:value-type="percentage" office:value="0.00134563316054746" calcext:value-type="percentage">
            <text:p>0.13%</text:p>
          </table:table-cell>
          <table:table-cell table:style-name="ce75" table:formula="of:=IF([.V270]=&quot;&quot;;&quot;&quot;;[.V270])" office:value-type="percentage" office:value="0.00126630156815672" calcext:value-type="percentage">
            <text:p>0.13%</text:p>
          </table:table-cell>
          <table:table-cell table:style-name="ce75" table:formula="of:=IF([.W270]=&quot;&quot;;&quot;&quot;;[.W270])" office:value-type="percentage" office:value="0.00126630156815672" calcext:value-type="percentage">
            <text:p>0.13%</text:p>
          </table:table-cell>
          <table:table-cell table:style-name="ce75" table:formula="of:=IF([.X270]=&quot;&quot;;&quot;&quot;;[.X270])" office:value-type="percentage" office:value="0.000414104268462363" calcext:value-type="percentage">
            <text:p>0.04%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5" office:value-type="string" calcext:value-type="string">
            <text:p>0 mm</text:p>
          </table:table-cell>
          <table:table-cell table:style-name="ce278" table:formula="of:=IF(OR([.Q290]=&quot;&quot;;[.Q295]=&quot;&quot;);&quot;&quot;;ABS([.Q295]-[.Q290])/[.Q290])">
            <text:p/>
          </table:table-cell>
          <table:table-cell table:style-name="ce278" table:formula="of:=IF(OR([.R290]=&quot;&quot;;[.R295]=&quot;&quot;);&quot;&quot;;ABS([.R295]-[.R290])/[.R290])">
            <text:p/>
          </table:table-cell>
          <table:table-cell table:style-name="ce278" table:formula="of:=IF(OR([.S290]=&quot;&quot;;[.S295]=&quot;&quot;);&quot;&quot;;ABS([.S295]-[.S290])/[.S290])" office:value-type="percentage" office:value="0.000982318271119735" calcext:value-type="percentage">
            <text:p>0.10%</text:p>
          </table:table-cell>
          <table:table-cell table:style-name="ce278" table:formula="of:=IF(OR([.T290]=&quot;&quot;;[.T295]=&quot;&quot;);&quot;&quot;;ABS([.T295]-[.T290])/[.T290])">
            <text:p/>
          </table:table-cell>
          <table:table-cell table:style-name="ce278" table:formula="of:=IF(OR([.U290]=&quot;&quot;;[.U295]=&quot;&quot;);&quot;&quot;;ABS([.U295]-[.U290])/[.U290])">
            <text:p/>
          </table:table-cell>
          <table:table-cell table:style-name="ce374" table:formula="of:=IF(OR([.V290]=&quot;&quot;;[.V295]=&quot;&quot;);&quot;&quot;;ABS([.V295]-[.V290])/[.V290])">
            <text:p/>
          </table:table-cell>
          <table:table-cell table:style-name="ce374" table:formula="of:=IF(OR([.W290]=&quot;&quot;;[.W295]=&quot;&quot;);&quot;&quot;;ABS([.W295]-[.W290])/[.W290])">
            <text:p/>
          </table:table-cell>
          <table:table-cell table:style-name="ce374" table:formula="of:=IF(OR([.X290]=&quot;&quot;;[.X295]=&quot;&quot;);&quot;&quot;;ABS([.X295]-[.X290])/[.X290]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4" calcext:value-type="float">
            <text:p>34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76" table:formula="of:=IF([.D297]=&quot;&quot;;&quot;TBD&quot;;IF(ABS([.D297])&lt;=0.02;&quot;YES&quot;;&quot;NO&quot;))" office:value-type="string" office:string-value="YES" calcext:value-type="string">
            <text:p>YES</text:p>
          </table:table-cell>
          <table:table-cell table:style-name="ce76" table:formula="of:=IF([.E297]=&quot;&quot;;&quot;TBD&quot;;IF(ABS([.E297])&lt;=0.02;&quot;YES&quot;;&quot;NO&quot;))" office:value-type="string" office:string-value="YES" calcext:value-type="string">
            <text:p>YES</text:p>
          </table:table-cell>
          <table:table-cell table:style-name="ce76" table:formula="of:=IF([.F297]=&quot;&quot;;&quot;TBD&quot;;IF(ABS([.F297])&lt;=0.02;&quot;YES&quot;;&quot;NO&quot;))" office:value-type="string" office:string-value="YES" calcext:value-type="string">
            <text:p>YES</text:p>
          </table:table-cell>
          <table:table-cell table:style-name="ce139" table:formula="of:=IF([.D287]=&quot;&quot;;&quot;TBD&quot;;IF([.D287]=&quot;Mo&quot;;IF(AND(ABS([.G297])&lt;=0.02;[.G295]&gt;=7);&quot;YES&quot;;&quot;NO&quot;);IF([.D287]=&quot;W&quot;;IF(AND(ABS([.G297])&lt;=0.02;[.G295]&gt;=2);&quot;YES&quot;;&quot;NO&quot;))))" office:value-type="string" office:string-value="TBD" calcext:value-type="string">
            <text:p>TBD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44" office:value-type="string" calcext:value-type="string">
            <text:p>Min</text:p>
          </table:table-cell>
          <table:table-cell table:style-name="ce279" table:formula="of:=IF([.$B$164]=1;[.Q288]/100+0.03;[.Q288]/100)" office:value-type="float" office:value="0.24" calcext:value-type="float">
            <text:p>0.24</text:p>
          </table:table-cell>
          <table:table-cell table:style-name="ce279" table:formula="of:=IF([.$B$164]=1;[.R288]/100+0.03;[.R288]/100)" office:value-type="float" office:value="0.25" calcext:value-type="float">
            <text:p>0.25</text:p>
          </table:table-cell>
          <table:table-cell table:style-name="ce279" table:formula="of:=IF([.$B$164]=1;[.S288]/100+0.03;[.S288]/100)" office:value-type="float" office:value="0.28" calcext:value-type="float">
            <text:p>0.28</text:p>
          </table:table-cell>
          <table:table-cell table:style-name="ce279" table:formula="of:=IF([.$B$164]=1;[.T288]/100+0.03;[.T288]/100)" office:value-type="float" office:value="0.32" calcext:value-type="float">
            <text:p>0.32</text:p>
          </table:table-cell>
          <table:table-cell table:style-name="ce279" table:formula="of:=IF([.$B$164]=1;[.U288]/100+0.03;[.U288]/100)" office:value-type="float" office:value="0.28" calcext:value-type="float">
            <text:p>0.28</text:p>
          </table:table-cell>
          <table:table-cell table:style-name="ce279" table:formula="of:=IF([.$B$164]=1;[.V288]/100+0.03;[.V288]/100)" office:value-type="float" office:value="0.3" calcext:value-type="float">
            <text:p>0.30</text:p>
          </table:table-cell>
          <table:table-cell table:style-name="ce279" table:formula="of:=IF([.$B$164]=1;[.W288]/100+0.03;[.W288]/100)" office:value-type="float" office:value="0.32" calcext:value-type="float">
            <text:p>0.32</text:p>
          </table:table-cell>
          <table:table-cell table:style-name="ce407" table:formula="of:=IF([.$B$164]=1;[.X288]/100+0.03;[.X288]/100)" office:value-type="float" office:value="0.34" calcext:value-type="float">
            <text:p>0.34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5" calcext:value-type="float">
            <text:p>35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variation &lt;= 2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42" office:value-type="string" calcext:value-type="string">
            <text:p>Max</text:p>
          </table:table-cell>
          <table:table-cell table:style-name="ce280" table:formula="of:=[.Q288]/100+0.12" office:value-type="float" office:value="0.36" calcext:value-type="float">
            <text:p>0.36</text:p>
          </table:table-cell>
          <table:table-cell table:style-name="ce280" table:formula="of:=[.R288]/100+0.12" office:value-type="float" office:value="0.37" calcext:value-type="float">
            <text:p>0.37</text:p>
          </table:table-cell>
          <table:table-cell table:style-name="ce280" table:formula="of:=[.S288]/100+0.12" office:value-type="float" office:value="0.4" calcext:value-type="float">
            <text:p>0.40</text:p>
          </table:table-cell>
          <table:table-cell table:style-name="ce280" table:formula="of:=[.T288]/100+0.12" office:value-type="float" office:value="0.44" calcext:value-type="float">
            <text:p>0.44</text:p>
          </table:table-cell>
          <table:table-cell table:style-name="ce280" table:formula="of:=[.U288]/100+0.19" office:value-type="float" office:value="0.47" calcext:value-type="float">
            <text:p>0.47</text:p>
          </table:table-cell>
          <table:table-cell table:style-name="ce280" table:formula="of:=[.V288]/100+0.19" office:value-type="float" office:value="0.49" calcext:value-type="float">
            <text:p>0.49</text:p>
          </table:table-cell>
          <table:table-cell table:style-name="ce280" table:formula="of:=[.W288]/100+0.19" office:value-type="float" office:value="0.51" calcext:value-type="float">
            <text:p>0.51</text:p>
          </table:table-cell>
          <table:table-cell table:style-name="ce408" table:formula="of:=[.X288]/100+0.19" office:value-type="float" office:value="0.53" calcext:value-type="float">
            <text:p>0.53</text:p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6" calcext:value-type="float">
            <text:p>36</text:p>
          </table:table-cell>
          <table:table-cell table:style-name="ce12"/>
          <table:table-cell table:number-columns-repeated="2"/>
          <table:table-cell table:style-name="ce16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243"/>
          <table:table-cell table:style-name="ce281" table:formula="of:=IF([.Q296]=&quot;&quot;;&quot;&quot;;IF(AND([.Q296]&gt;=[.Q298];[.Q296]&lt;=[.Q299]);&quot;Pass&quot;;&quot;Fail&quot;))">
            <text:p/>
          </table:table-cell>
          <table:table-cell table:style-name="ce304" table:formula="of:=IF([.R296]=&quot;&quot;;&quot;&quot;;IF(AND([.R296]&gt;=[.R298];[.R296]&lt;=[.R299]);&quot;Pass&quot;;&quot;Fail&quot;))">
            <text:p/>
          </table:table-cell>
          <table:table-cell table:style-name="ce314" table:formula="of:=IF([.S296]=&quot;&quot;;&quot;&quot;;IF(AND([.S296]&gt;=[.S298];[.S296]&lt;=[.S299]);&quot;Pass&quot;;&quot;Fail&quot;))">
            <text:p/>
          </table:table-cell>
          <table:table-cell table:style-name="ce328" table:formula="of:=IF([.T296]=&quot;&quot;;&quot;&quot;;IF(AND([.T296]&gt;=[.T298];[.T296]&lt;=[.T299]);&quot;Pass&quot;;&quot;Fail&quot;))">
            <text:p/>
          </table:table-cell>
          <table:table-cell table:style-name="ce354" table:formula="of:=IF([.U296]=&quot;&quot;;&quot;&quot;;IF(AND([.U296]&gt;=[.U298];[.U296]&lt;=[.U299]);&quot;Pass&quot;;&quot;Fail&quot;))">
            <text:p/>
          </table:table-cell>
          <table:table-cell table:style-name="ce375" table:formula="of:=IF([.V296]=&quot;&quot;;&quot;&quot;;IF(AND([.V296]&gt;=[.V298];[.V296]&lt;=[.V299]);&quot;Pass&quot;;&quot;Fail&quot;))">
            <text:p/>
          </table:table-cell>
          <table:table-cell table:style-name="ce382" table:formula="of:=IF([.W296]=&quot;&quot;;&quot;&quot;;IF(AND([.W296]&gt;=[.W298];[.W296]&lt;=[.W299]);&quot;Pass&quot;;&quot;Fail&quot;))">
            <text:p/>
          </table:table-cell>
          <table:table-cell table:style-name="ce409" table:formula="of:=IF([.X296]=&quot;&quot;;&quot;&quot;;IF(AND([.X296]&gt;=[.X298];[.X296]&lt;=[.X299]);&quot;Pass&quot;;&quot;Fail&quot;))">
            <text:p/>
          </table:table-cell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37" calcext:value-type="float">
            <text:p>37</text:p>
          </table:table-cell>
          <table:table-cell table:style-name="ce12"/>
          <table:table-cell/>
          <table:table-cell table:style-name="ce19"/>
          <table:table-cell table:style-name="ce102" office:value-type="string" calcext:value-type="string">
            <text:p>Minimum acceptable output is 2 mGy/s at 28 kVp for W target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414"/>
          <table:table-cell table:number-columns-repeated="997"/>
        </table:table-row>
        <table:table-row table:style-name="ro3">
          <table:table-cell table:style-name="ce5" office:value-type="float" office:value="38" calcext:value-type="float">
            <text:p>38</text:p>
          </table:table-cell>
          <table:table-cell table:style-name="ce12"/>
          <table:table-cell table:style-name="Default" table:number-columns-repeated="5"/>
          <table:table-cell table:number-columns-repeated="5"/>
          <table:table-cell table:style-name="ce191"/>
          <table:table-cell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39" calcext:value-type="float">
            <text:p>39</text:p>
          </table:table-cell>
          <table:table-cell table:style-name="ce12"/>
          <table:table-cell table:style-name="ce37" office:value-type="string" calcext:value-type="string">
            <text:p>Exposure Linearity</text:p>
          </table:table-cell>
          <table:table-cell table:number-columns-repeated="9"/>
          <table:table-cell table:style-name="ce191"/>
          <table:table-cell/>
          <table:table-cell table:style-name="ce213" office:value-type="string" calcext:value-type="string">
            <text:p>Image Quality Evaluation</text:p>
          </table:table-cell>
          <table:table-cell table:style-name="ce219" table:number-columns-repeated="9"/>
          <table:table-cell table:style-name="ce410"/>
          <table:table-cell table:number-columns-repeated="997"/>
        </table:table-row>
        <table:table-row table:style-name="ro3">
          <table:table-cell table:style-name="ce5" office:value-type="float" office:value="40" calcext:value-type="float">
            <text:p>40</text:p>
          </table:table-cell>
          <table:table-cell table:style-name="ce12"/>
          <table:table-cell table:style-name="ce35" office:value-type="string" calcext:value-type="string">
            <text:p>Target:</text:p>
          </table:table-cell>
          <table:table-cell table:style-name="ce34" table:formula="of:=IF([.P278]=&quot;&quot;;&quot;&quot;;[.P278])">
            <text:p/>
          </table:table-cell>
          <table:table-cell table:style-name="ce35" office:value-type="string" calcext:value-type="string">
            <text:p>Filter:</text:p>
          </table:table-cell>
          <table:table-cell table:style-name="ce34" table:formula="of:=IF([.Q278]=&quot;&quot;;&quot;&quot;;[.Q278])">
            <text:p/>
          </table:table-cell>
          <table:table-cell table:number-columns-repeated="6"/>
          <table:table-cell table:style-name="ce191"/>
          <table:table-cell/>
          <table:table-cell table:style-name="ce218" office:value-type="string" calcext:value-type="string">
            <text:p>Printer</text:p>
          </table:table-cell>
          <table:table-cell table:style-name="ce35" office:value-type="string" calcext:value-type="string">
            <text:p>Model:</text:p>
          </table:table-cell>
          <table:table-cell table:style-name="ce282"/>
          <table:table-cell table:style-name="ce35" office:value-type="string" calcext:value-type="string">
            <text:p>SN:</text:p>
          </table:table-cell>
          <table:table-cell table:style-name="ce282"/>
          <table:table-cell/>
          <table:table-cell table:style-name="ce35" office:value-type="string" calcext:value-type="string">
            <text:p>QC Manual Version:</text:p>
          </table:table-cell>
          <table:table-cell table:style-name="ce282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1" calcext:value-type="float">
            <text:p>41</text:p>
          </table:table-cell>
          <table:table-cell table:style-name="ce12"/>
          <table:table-cell/>
          <table:table-cell table:style-name="ce33"/>
          <table:table-cell table:number-columns-repeated="8"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2" calcext:value-type="float">
            <text:p>42</text:p>
          </table:table-cell>
          <table:table-cell table:style-name="ce12"/>
          <table:table-cell table:style-name="ce40" office:value-type="string" calcext:value-type="string">
            <text:p>Set mAs</text:p>
          </table:table-cell>
          <table:table-cell table:style-name="ce40" office:value-type="string" calcext:value-type="string">
            <text:p>kVp</text:p>
          </table:table-cell>
          <table:table-cell table:style-name="ce40" office:value-type="string" calcext:value-type="string">
            <text:p>mGy</text:p>
          </table:table-cell>
          <table:table-cell table:style-name="ce40" office:value-type="string" calcext:value-type="string">
            <text:p>mGy/mAs</text:p>
          </table:table-cell>
          <table:table-cell table:style-name="ce40" office:value-type="string" calcext:value-type="string">
            <text:p>mGy/s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3" calcext:value-type="float">
            <text:p>43</text:p>
          </table:table-cell>
          <table:table-cell table:style-name="ce12"/>
          <table:table-cell table:style-name="ce41" table:formula="of:=IF([.S278]=&quot;&quot;;&quot;&quot;;[.S278])" office:value-type="float" office:value="20" calcext:value-type="float">
            <text:p>20</text:p>
          </table:table-cell>
          <table:table-cell table:style-name="ce73" table:formula="of:=IF([.T278]=&quot;&quot;;&quot;&quot;;[.T278])" office:value-type="float" office:value="28.22" calcext:value-type="float">
            <text:p>28.22</text:p>
          </table:table-cell>
          <table:table-cell table:style-name="ce73" table:formula="of:=IF([.V278]=&quot;&quot;;&quot;&quot;;[.V278])" office:value-type="float" office:value="0.8067" calcext:value-type="float">
            <text:p>0.81</text:p>
          </table:table-cell>
          <table:table-cell table:style-name="ce126" table:formula="of:=IF([.W278]=&quot;&quot;;&quot;&quot;;[.W278])" office:value-type="float" office:value="0.040335" calcext:value-type="float">
            <text:p>0.040</text:p>
          </table:table-cell>
          <table:table-cell table:style-name="ce73" table:formula="of:=IF([.X278]=&quot;&quot;;&quot;&quot;;[.X278])" office:value-type="float" office:value="1.21490963855422" calcext:value-type="float">
            <text:p>1.21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89]=&quot;&quot;;&quot;&quot;;[.AB89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69" office:value-type="float" office:value="5" calcext:value-type="float">
            <text:p>5</text:p>
          </table:table-cell>
          <table:table-cell table:style-name="ce305" table:formula="of:=IF([.AB95]=&quot;&quot;;&quot;&quot;;[.AB95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4" calcext:value-type="float">
            <text:p>44</text:p>
          </table:table-cell>
          <table:table-cell table:style-name="ce12"/>
          <table:table-cell table:style-name="ce41" table:formula="of:=IF([.S279]=&quot;&quot;;&quot;&quot;;[.S279])" office:value-type="float" office:value="50" calcext:value-type="float">
            <text:p>50</text:p>
          </table:table-cell>
          <table:table-cell table:style-name="ce73" table:formula="of:=IF([.T279]=&quot;&quot;;&quot;&quot;;[.T279])" office:value-type="float" office:value="28.135" calcext:value-type="float">
            <text:p>28.14</text:p>
          </table:table-cell>
          <table:table-cell table:style-name="ce73" table:formula="of:=IF([.V279]=&quot;&quot;;&quot;&quot;;[.V279])" office:value-type="float" office:value="2.039" calcext:value-type="float">
            <text:p>2.04</text:p>
          </table:table-cell>
          <table:table-cell table:style-name="ce126" table:formula="of:=IF([.W279]=&quot;&quot;;&quot;&quot;;[.W279])" office:value-type="float" office:value="0.04078" calcext:value-type="float">
            <text:p>0.041</text:p>
          </table:table-cell>
          <table:table-cell table:style-name="ce73" table:formula="of:=IF([.X279]=&quot;&quot;;&quot;&quot;;[.X279])" office:value-type="float" office:value="4.06053888813321" calcext:value-type="float">
            <text:p>4.06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90]=&quot;&quot;;&quot;&quot;;[.AB90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69" office:value-type="float" office:value="4" calcext:value-type="float">
            <text:p>4</text:p>
          </table:table-cell>
          <table:table-cell table:style-name="ce305" table:formula="of:=IF([.AB96]=&quot;&quot;;&quot;&quot;;[.AB96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5" calcext:value-type="float">
            <text:p>45</text:p>
          </table:table-cell>
          <table:table-cell table:style-name="ce12"/>
          <table:table-cell table:style-name="ce41" table:formula="of:=IF([.S280]=&quot;&quot;;&quot;&quot;;[.S280])" office:value-type="float" office:value="100" calcext:value-type="float">
            <text:p>100</text:p>
          </table:table-cell>
          <table:table-cell table:style-name="ce73" table:formula="of:=IF([.T280]=&quot;&quot;;&quot;&quot;;[.T280])" office:value-type="float" office:value="28.17" calcext:value-type="float">
            <text:p>28.17</text:p>
          </table:table-cell>
          <table:table-cell table:style-name="ce73" table:formula="of:=IF([.V280]=&quot;&quot;;&quot;&quot;;[.V280])" office:value-type="float" office:value="4.096" calcext:value-type="float">
            <text:p>4.10</text:p>
          </table:table-cell>
          <table:table-cell table:style-name="ce126" table:formula="of:=IF([.W280]=&quot;&quot;;&quot;&quot;;[.W280])" office:value-type="float" office:value="0.04096" calcext:value-type="float">
            <text:p>0.041</text:p>
          </table:table-cell>
          <table:table-cell table:style-name="ce73" table:formula="of:=IF([.X280]=&quot;&quot;;&quot;&quot;;[.X280])" office:value-type="float" office:value="4.06752730883813" calcext:value-type="float">
            <text:p>4.07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Background Density:</text:p>
          </table:table-cell>
          <table:table-cell table:style-name="ce269"/>
          <table:table-cell table:style-name="ce305" table:formula="of:=IF([.AB91]=&quot;&quot;;&quot;&quot;;[.AB91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69" office:value-type="float" office:value="4" calcext:value-type="float">
            <text:p>4</text:p>
          </table:table-cell>
          <table:table-cell table:style-name="ce305" table:formula="of:=IF([.AB97]=&quot;&quot;;&quot;&quot;;[.AB97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6" calcext:value-type="float">
            <text:p>46</text:p>
          </table:table-cell>
          <table:table-cell table:style-name="ce12"/>
          <table:table-cell table:style-name="ce41" table:formula="of:=IF([.S281]=&quot;&quot;;&quot;&quot;;[.S281])" office:value-type="float" office:value="300" calcext:value-type="float">
            <text:p>300</text:p>
          </table:table-cell>
          <table:table-cell table:style-name="ce73" table:formula="of:=IF([.T281]=&quot;&quot;;&quot;&quot;;[.T281])" office:value-type="float" office:value="28.14" calcext:value-type="float">
            <text:p>28.14</text:p>
          </table:table-cell>
          <table:table-cell table:style-name="ce73" table:formula="of:=IF([.V281]=&quot;&quot;;&quot;&quot;;[.V281])" office:value-type="float" office:value="12.3" calcext:value-type="float">
            <text:p>12.30</text:p>
          </table:table-cell>
          <table:table-cell table:style-name="ce126" table:formula="of:=IF([.W281]=&quot;&quot;;&quot;&quot;;[.W281])" office:value-type="float" office:value="0.041" calcext:value-type="float">
            <text:p>0.041</text:p>
          </table:table-cell>
          <table:table-cell table:style-name="ce73" table:formula="of:=IF([.X281]=&quot;&quot;;&quot;&quot;;[.X281])" office:value-type="float" office:value="3.66616989567809" calcext:value-type="float">
            <text:p>3.67</text:p>
          </table:table-cell>
          <table:table-cell table:number-columns-repeated="5"/>
          <table:table-cell table:style-name="ce191"/>
          <table:table-cell/>
          <table:table-cell table:style-name="ce206"/>
          <table:table-cell table:style-name="ce35" office:value-type="string" calcext:value-type="string">
            <text:p>Inside disk:</text:p>
          </table:table-cell>
          <table:table-cell table:style-name="ce269"/>
          <table:table-cell table:style-name="ce305" table:formula="of:=IF([.AB92]=&quot;&quot;;&quot;&quot;;[.AB92])">
            <text:p/>
          </table:table-cell>
          <table:table-cell/>
          <table:table-cell table:style-name="ce312" office:value-type="string" calcext:value-type="string">
            <text:p>Acceptable:</text:p>
          </table:table-cell>
          <table:table-cell table:style-name="ce355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7" calcext:value-type="float">
            <text:p>47</text:p>
          </table:table-cell>
          <table:table-cell table:style-name="ce12"/>
          <table:table-cell table:number-columns-repeated="2"/>
          <table:table-cell table:style-name="ce35" office:value-type="string" calcext:value-type="string">
            <text:p>Coeff of Linearity:</text:p>
          </table:table-cell>
          <table:table-cell table:style-name="ce127" table:formula="of:=IF([.W282]=&quot;&quot;;&quot;&quot;;[.W282])" office:value-type="percentage" office:value="0.00817606196594331" calcext:value-type="percentage">
            <text:p>0.82%</text:p>
          </table:table-cell>
          <table:table-cell table:number-columns-repeated="6"/>
          <table:table-cell table:style-name="ce191"/>
          <table:table-cell/>
          <table:table-cell table:style-name="ce206"/>
          <table:table-cell table:style-name="ce35" office:value-type="string" calcext:value-type="string">
            <text:p>Outside disk:</text:p>
          </table:table-cell>
          <table:table-cell table:style-name="ce269"/>
          <table:table-cell table:style-name="ce305" table:formula="of:=IF([.AB93]=&quot;&quot;;&quot;&quot;;[.AB93])">
            <text:p/>
          </table:table-cell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8" calcext:value-type="float">
            <text:p>4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ce16" office:value-type="string" calcext:value-type="string">
            <text:p>Coefficient of linearity is &lt;= 10%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 office:value-type="string" calcext:value-type="string">
            <text:p>Difference:</text:p>
          </table:table-cell>
          <table:table-cell table:style-name="ce283" table:formula="of:=IF(OR([.Q310]=&quot;&quot;;[.Q311]=&quot;&quot;);&quot;&quot;;[.Q311]-[.Q310])">
            <text:p/>
          </table:table-cell>
          <table:table-cell table:style-name="ce305" table:formula="of:=IF([.AB94]=&quot;&quot;;&quot;&quot;;[.AB94])">
            <text:p/>
          </table:table-cell>
          <table:table-cell table:number-columns-repeated="6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49" calcext:value-type="float">
            <text:p>4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0" calcext:value-type="float">
            <text:p>50</text:p>
          </table:table-cell>
          <table:table-cell table:style-name="ce12"/>
          <table:table-cell table:style-name="ce37" office:value-type="string" calcext:value-type="string">
            <text:p>Half Value Layer</text:p>
          </table:table-cell>
          <table:table-cell table:number-columns-repeated="9"/>
          <table:table-cell table:style-name="ce191"/>
          <table:table-cell/>
          <table:table-cell table:style-name="ce218" office:value-type="string" calcext:value-type="string">
            <text:p>Workstation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1" calcext:value-type="float">
            <text:p>51</text:p>
          </table:table-cell>
          <table:table-cell table:style-name="ce12"/>
          <table:table-cell table:style-name="ce42" office:value-type="string" calcext:value-type="string">
            <text:p>Target/Filter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41]&amp;&quot;/&quot;&amp;[.$Q$241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 table:style-name="ce42" table:formula="of:=[.$P$252]&amp;&quot;/&quot;&amp;[.$Q$252]" office:value-type="string" office:string-value="/" calcext:value-type="string">
            <text:p>/</text:p>
          </table:table-cell>
          <table:table-cell/>
          <table:table-cell table:style-name="ce191"/>
          <table:table-cell/>
          <table:table-cell table:style-name="ce206"/>
          <table:table-cell/>
          <table:table-cell table:style-name="ce35" office:value-type="string" calcext:value-type="string">
            <text:p>Workstation:</text:p>
          </table:table-cell>
          <table:table-cell table:style-name="ce282"/>
          <table:table-cell table:number-columns-repeated="2"/>
          <table:table-cell table:style-name="ce35" office:value-type="string" calcext:value-type="string">
            <text:p>Workstation:</text:p>
          </table:table-cell>
          <table:table-cell table:style-name="ce282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2" calcext:value-type="float">
            <text:p>52</text:p>
          </table:table-cell>
          <table:table-cell table:style-name="ce12"/>
          <table:table-cell table:style-name="ce43" office:value-type="string" calcext:value-type="string">
            <text:p>kV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4" calcext:value-type="float">
            <text:p>34</text:p>
          </table:table-cell>
          <table:table-cell/>
          <table:table-cell table:style-name="ce191"/>
          <table:table-cell/>
          <table:table-cell table:style-name="ce206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3" calcext:value-type="float">
            <text:p>53</text:p>
          </table:table-cell>
          <table:table-cell table:style-name="ce12"/>
          <table:table-cell table:style-name="ce44" office:value-type="string" calcext:value-type="string">
            <text:p>HVL</text:p>
          </table:table-cell>
          <table:table-cell table:style-name="ce77" table:formula="of:=IF([.Q296]=&quot;&quot;;&quot;&quot;;[.Q296])">
            <text:p/>
          </table:table-cell>
          <table:table-cell table:style-name="ce77" table:formula="of:=IF([.R296]=&quot;&quot;;&quot;&quot;;[.R296])">
            <text:p/>
          </table:table-cell>
          <table:table-cell table:style-name="ce77" table:formula="of:=IF([.S296]=&quot;&quot;;&quot;&quot;;[.S296])">
            <text:p/>
          </table:table-cell>
          <table:table-cell table:style-name="ce77" table:formula="of:=IF([.T296]=&quot;&quot;;&quot;&quot;;[.T296])">
            <text:p/>
          </table:table-cell>
          <table:table-cell table:style-name="ce77" table:formula="of:=IF([.U296]=&quot;&quot;;&quot;&quot;;[.U296])">
            <text:p/>
          </table:table-cell>
          <table:table-cell table:style-name="ce77" table:formula="of:=IF([.V296]=&quot;&quot;;&quot;&quot;;[.V296])">
            <text:p/>
          </table:table-cell>
          <table:table-cell table:style-name="ce77" table:formula="of:=IF([.W296]=&quot;&quot;;&quot;&quot;;[.W296])">
            <text:p/>
          </table:table-cell>
          <table:table-cell table:style-name="ce159" table:formula="of:=IF([.X296]=&quot;&quot;;&quot;&quot;;[.X296])">
            <text:p/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Fiber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Fibers:</text:p>
          </table:table-cell>
          <table:table-cell table:style-name="ce269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4" calcext:value-type="float">
            <text:p>54</text:p>
          </table:table-cell>
          <table:table-cell table:style-name="ce12"/>
          <table:table-cell table:style-name="ce45" office:value-type="string" calcext:value-type="string">
            <text:p>0 mm</text:p>
          </table:table-cell>
          <table:table-cell table:style-name="ce78" table:formula="of:=IF([.Q297]=&quot;&quot;;&quot;&quot;;[.Q297])">
            <text:p/>
          </table:table-cell>
          <table:table-cell table:style-name="ce78" table:formula="of:=IF([.R297]=&quot;&quot;;&quot;&quot;;[.R297])">
            <text:p/>
          </table:table-cell>
          <table:table-cell table:style-name="ce78" table:formula="of:=IF([.S297]=&quot;&quot;;&quot;&quot;;[.S297])" office:value-type="percentage" office:value="0.000982318271119735" calcext:value-type="percentage">
            <text:p>0.10%</text:p>
          </table:table-cell>
          <table:table-cell table:style-name="ce78" table:formula="of:=IF([.T297]=&quot;&quot;;&quot;&quot;;[.T297])">
            <text:p/>
          </table:table-cell>
          <table:table-cell table:style-name="ce78" table:formula="of:=IF([.U297]=&quot;&quot;;&quot;&quot;;[.U297])">
            <text:p/>
          </table:table-cell>
          <table:table-cell table:style-name="ce78" table:formula="of:=IF([.V297]=&quot;&quot;;&quot;&quot;;[.V297])">
            <text:p/>
          </table:table-cell>
          <table:table-cell table:style-name="ce78" table:formula="of:=IF([.W297]=&quot;&quot;;&quot;&quot;;[.W297])">
            <text:p/>
          </table:table-cell>
          <table:table-cell table:style-name="ce162" table:formula="of:=IF([.X297]=&quot;&quot;;&quot;&quot;;[.X297])">
            <text:p/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Speck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Specks:</text:p>
          </table:table-cell>
          <table:table-cell table:style-name="ce269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5" calcext:value-type="float">
            <text:p>55</text:p>
          </table:table-cell>
          <table:table-cell table:style-name="ce12"/>
          <table:table-cell table:style-name="ce44" office:value-type="string" calcext:value-type="string">
            <text:p>Min</text:p>
          </table:table-cell>
          <table:table-cell table:style-name="ce77" table:formula="of:=[.Q298]" office:value-type="float" office:value="0.24" calcext:value-type="float">
            <text:p>0.24</text:p>
          </table:table-cell>
          <table:table-cell table:style-name="ce77" table:formula="of:=[.R298]" office:value-type="float" office:value="0.25" calcext:value-type="float">
            <text:p>0.25</text:p>
          </table:table-cell>
          <table:table-cell table:style-name="ce77" table:formula="of:=[.S298]" office:value-type="float" office:value="0.28" calcext:value-type="float">
            <text:p>0.28</text:p>
          </table:table-cell>
          <table:table-cell table:style-name="ce77" table:formula="of:=[.T298]" office:value-type="float" office:value="0.32" calcext:value-type="float">
            <text:p>0.32</text:p>
          </table:table-cell>
          <table:table-cell table:style-name="ce77" table:formula="of:=[.U298]" office:value-type="float" office:value="0.28" calcext:value-type="float">
            <text:p>0.28</text:p>
          </table:table-cell>
          <table:table-cell table:style-name="ce77" table:formula="of:=[.V298]" office:value-type="float" office:value="0.3" calcext:value-type="float">
            <text:p>0.30</text:p>
          </table:table-cell>
          <table:table-cell table:style-name="ce77" table:formula="of:=[.W298]" office:value-type="float" office:value="0.32" calcext:value-type="float">
            <text:p>0.32</text:p>
          </table:table-cell>
          <table:table-cell table:style-name="ce159" table:formula="of:=[.X298]" office:value-type="float" office:value="0.34" calcext:value-type="float">
            <text:p>0.34</text:p>
          </table:table-cell>
          <table:table-cell/>
          <table:table-cell table:style-name="ce191"/>
          <table:table-cell/>
          <table:table-cell table:style-name="ce215"/>
          <table:table-cell table:style-name="ce35" office:value-type="string" calcext:value-type="string">
            <text:p>Masses:</text:p>
          </table:table-cell>
          <table:table-cell table:style-name="ce269" table:number-columns-repeated="2"/>
          <table:table-cell/>
          <table:table-cell table:style-name="ce35" office:value-type="string" calcext:value-type="string">
            <text:p>Masses:</text:p>
          </table:table-cell>
          <table:table-cell table:style-name="ce269" table:number-columns-repeated="2"/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6" calcext:value-type="float">
            <text:p>56</text:p>
          </table:table-cell>
          <table:table-cell table:style-name="ce12"/>
          <table:table-cell table:style-name="ce45" office:value-type="string" calcext:value-type="string">
            <text:p>Max</text:p>
          </table:table-cell>
          <table:table-cell table:style-name="ce79" table:formula="of:=[.Q299]" office:value-type="float" office:value="0.36" calcext:value-type="float">
            <text:p>0.36</text:p>
          </table:table-cell>
          <table:table-cell table:style-name="ce79" table:formula="of:=[.R299]" office:value-type="float" office:value="0.37" calcext:value-type="float">
            <text:p>0.37</text:p>
          </table:table-cell>
          <table:table-cell table:style-name="ce79" table:formula="of:=[.S299]" office:value-type="float" office:value="0.4" calcext:value-type="float">
            <text:p>0.40</text:p>
          </table:table-cell>
          <table:table-cell table:style-name="ce79" table:formula="of:=[.T299]" office:value-type="float" office:value="0.44" calcext:value-type="float">
            <text:p>0.44</text:p>
          </table:table-cell>
          <table:table-cell table:style-name="ce79" table:formula="of:=[.U299]" office:value-type="float" office:value="0.47" calcext:value-type="float">
            <text:p>0.47</text:p>
          </table:table-cell>
          <table:table-cell table:style-name="ce79" table:formula="of:=[.V299]" office:value-type="float" office:value="0.49" calcext:value-type="float">
            <text:p>0.49</text:p>
          </table:table-cell>
          <table:table-cell table:style-name="ce79" table:formula="of:=[.W299]" office:value-type="float" office:value="0.51" calcext:value-type="float">
            <text:p>0.51</text:p>
          </table:table-cell>
          <table:table-cell table:style-name="ce161" table:formula="of:=[.X299]" office:value-type="float" office:value="0.53" calcext:value-type="float">
            <text:p>0.53</text:p>
          </table:table-cell>
          <table:table-cell/>
          <table:table-cell table:style-name="ce191"/>
          <table:table-cell/>
          <table:table-cell table:style-name="ce206"/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7" calcext:value-type="float">
            <text:p>57</text:p>
          </table:table-cell>
          <table:table-cell table:style-name="ce12"/>
          <table:table-cell table:style-name="ce35" office:value-type="string" calcext:value-type="string">
            <text:p>Acceptable:</text:p>
          </table:table-cell>
          <table:table-cell table:style-name="ce80" table:formula="of:=[.Q300]">
            <text:p/>
          </table:table-cell>
          <table:table-cell table:style-name="ce98" table:formula="of:=[.R300]">
            <text:p/>
          </table:table-cell>
          <table:table-cell table:style-name="ce98" table:formula="of:=[.S300]">
            <text:p/>
          </table:table-cell>
          <table:table-cell table:style-name="ce98" table:formula="of:=[.T300]">
            <text:p/>
          </table:table-cell>
          <table:table-cell table:style-name="ce98" table:formula="of:=[.U300]">
            <text:p/>
          </table:table-cell>
          <table:table-cell table:style-name="ce98" table:formula="of:=[.V300]">
            <text:p/>
          </table:table-cell>
          <table:table-cell table:style-name="ce98" table:formula="of:=[.W300]">
            <text:p/>
          </table:table-cell>
          <table:table-cell table:style-name="ce138" table:formula="of:=[.X300]">
            <text:p/>
          </table:table-cell>
          <table:table-cell/>
          <table:table-cell table:style-name="ce191"/>
          <table:table-cell/>
          <table:table-cell table:style-name="ce218" office:value-type="string" calcext:value-type="string">
            <text:p>Acquisition Unit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8" calcext:value-type="float">
            <text:p>58</text:p>
          </table:table-cell>
          <table:table-cell table:style-name="ce12"/>
          <table:table-cell/>
          <table:table-cell table:style-name="ce54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number-columns-repeated="7"/>
          <table:table-cell table:style-name="ce191"/>
          <table:table-cell/>
          <table:table-cell table:style-name="ce206"/>
          <table:table-cell table:style-name="ce35"/>
          <table:table-cell/>
          <table:table-cell office:value-type="string" calcext:value-type="string">
            <text:p>Previous</text:p>
          </table:table-cell>
          <table:table-cell/>
          <table:table-cell table:style-name="ce35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59" calcext:value-type="float">
            <text:p>59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99]=&quot;&quot;;&quot;&quot;;[.AB99])">
            <text:p/>
          </table:table-cell>
          <table:table-cell/>
          <table:table-cell table:style-name="ce35" office:value-type="string" calcext:value-type="string">
            <text:p>kV:</text:p>
          </table:table-cell>
          <table:table-cell table:style-name="ce269"/>
          <table:table-cell table:style-name="ce305" table:formula="of:=IF([.AB105]=&quot;&quot;;&quot;&quot;;[.AB105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0" calcext:value-type="float">
            <text:p>60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100]=&quot;&quot;;&quot;&quot;;[.AB100])">
            <text:p/>
          </table:table-cell>
          <table:table-cell/>
          <table:table-cell table:style-name="ce35" office:value-type="string" calcext:value-type="string">
            <text:p>mA:</text:p>
          </table:table-cell>
          <table:table-cell table:style-name="ce269"/>
          <table:table-cell table:style-name="ce305" table:formula="of:=IF([.AB106]=&quot;&quot;;&quot;&quot;;[.AB106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1" calcext:value-type="float">
            <text:p>61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Exposure Index:</text:p>
          </table:table-cell>
          <table:table-cell table:style-name="ce269"/>
          <table:table-cell table:style-name="ce305" table:formula="of:=IF([.AB101]=&quot;&quot;;&quot;&quot;;[.AB101])">
            <text:p/>
          </table:table-cell>
          <table:table-cell/>
          <table:table-cell table:style-name="ce35" office:value-type="string" calcext:value-type="string">
            <text:p>Exposure Index:</text:p>
          </table:table-cell>
          <table:table-cell table:style-name="ce269"/>
          <table:table-cell table:style-name="ce305" table:formula="of:=IF([.AB107]=&quot;&quot;;&quot;&quot;;[.AB107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2" calcext:value-type="float">
            <text:p>62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102]=&quot;&quot;;&quot;&quot;;[.AB102])">
            <text:p/>
          </table:table-cell>
          <table:table-cell/>
          <table:table-cell table:style-name="ce35" office:value-type="string" calcext:value-type="string">
            <text:p>Fibers:</text:p>
          </table:table-cell>
          <table:table-cell table:style-name="ce269"/>
          <table:table-cell table:style-name="ce305" table:formula="of:=IF([.AB108]=&quot;&quot;;&quot;&quot;;[.AB108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3" calcext:value-type="float">
            <text:p>63</text:p>
          </table:table-cell>
          <table:table-cell table:style-name="ce12"/>
          <table:table-cell table:number-columns-repeated="10"/>
          <table:table-cell table:style-name="ce191"/>
          <table:table-cell/>
          <table:table-cell table:style-name="ce206"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103]=&quot;&quot;;&quot;&quot;;[.AB103])">
            <text:p/>
          </table:table-cell>
          <table:table-cell/>
          <table:table-cell table:style-name="ce35" office:value-type="string" calcext:value-type="string">
            <text:p>Specks:</text:p>
          </table:table-cell>
          <table:table-cell table:style-name="ce269"/>
          <table:table-cell table:style-name="ce305" table:formula="of:=IF([.AB109]=&quot;&quot;;&quot;&quot;;[.AB109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4" calcext:value-type="float">
            <text:p>64</text:p>
          </table:table-cell>
          <table:table-cell table:style-name="ce13"/>
          <table:table-cell table:style-name="ce20" table:number-columns-repeated="10"/>
          <table:table-cell table:style-name="ce192"/>
          <table:table-cell/>
          <table:table-cell table:style-name="ce206"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104]=&quot;&quot;;&quot;&quot;;[.AB104])">
            <text:p/>
          </table:table-cell>
          <table:table-cell/>
          <table:table-cell table:style-name="ce35" office:value-type="string" calcext:value-type="string">
            <text:p>Masses:</text:p>
          </table:table-cell>
          <table:table-cell table:style-name="ce269"/>
          <table:table-cell table:style-name="ce305" table:formula="of:=IF([.AB110]=&quot;&quot;;&quot;&quot;;[.AB110])">
            <text:p/>
          </table:table-cell>
          <table:table-cell table:number-columns-repeated="2"/>
          <table:table-cell table:style-name="ce411"/>
          <table:table-cell table:number-columns-repeated="997"/>
        </table:table-row>
        <table:table-row table:style-name="ro3">
          <table:table-cell table:style-name="ce5" office:value-type="float" office:value="65" calcext:value-type="float">
            <text:p>65</text:p>
          </table:table-cell>
          <table:table-cell/>
          <table:table-cell table:style-name="ce28" office:value-type="string" calcext:value-type="string">
            <text:p>Date:</text:p>
          </table:table-cell>
          <table:table-cell table:style-name="ce52" table:formula="of:=IF([.$P$7]=&quot;&quot;;&quot;&quot;;[.$P$7])">
            <text:p/>
          </table:table-cell>
          <table:table-cell table:style-name="ce16" table:number-columns-repeated="7"/>
          <table:table-cell table:style-name="ce28" office:value-type="string" calcext:value-type="string">
            <text:p>Inspector:</text:p>
          </table:table-cell>
          <table:table-cell table:style-name="ce123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>
          <table:table-cell table:style-name="ce5" office:value-type="float" office:value="66" calcext:value-type="float">
            <text:p>66</text:p>
          </table:table-cell>
          <table:table-cell/>
          <table:table-cell table:style-name="ce28" office:value-type="string" calcext:value-type="string">
            <text:p>Room Number</text:p>
          </table:table-cell>
          <table:table-cell table:style-name="ce53" table:formula="of:=IF([.$R$14]=&quot;&quot;;&quot;&quot;;[.$R$14])">
            <text:p/>
          </table:table-cell>
          <table:table-cell table:style-name="ce16" table:number-columns-repeated="7"/>
          <table:table-cell table:style-name="ce28" office:value-type="string" calcext:value-type="string">
            <text:p>Survey ID:</text:p>
          </table:table-cell>
          <table:table-cell table:style-name="ce194" table:formula="of:=IF([.$R$13]=&quot;&quot;;&quot;&quot;;[.$R$13])">
            <text:p/>
          </table:table-cell>
          <table:table-cell/>
          <table:table-cell table:style-name="ce214" office:value-type="string" calcext:value-type="string">
            <text:p>Signal to Noise</text:p>
          </table:table-cell>
          <table:table-cell table:number-columns-repeated="9"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kV:</text:p>
          </table:table-cell>
          <table:table-cell table:style-name="ce231" office:value-type="float" office:value="28" calcext:value-type="float">
            <text:p>28</text:p>
          </table:table-cell>
          <table:table-cell table:style-name="ce35"/>
          <table:table-cell table:style-name="ce35" office:value-type="string" calcext:value-type="string">
            <text:p>In acrylic:</text:p>
          </table:table-cell>
          <table:table-cell table:style-name="ce252" office:value-type="float" office:value="415.38" calcext:value-type="float">
            <text:p>415.38</text:p>
          </table:table-cell>
          <table:table-cell table:style-name="ce252" office:value-type="float" office:value="8.73" calcext:value-type="float">
            <text:p>8.73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mA:</text:p>
          </table:table-cell>
          <table:table-cell table:style-name="ce231" office:value-type="float" office:value="71.7" calcext:value-type="float">
            <text:p>71.7</text:p>
          </table:table-cell>
          <table:table-cell table:style-name="ce35"/>
          <table:table-cell table:style-name="ce35" office:value-type="string" calcext:value-type="string">
            <text:p>Background:</text:p>
          </table:table-cell>
          <table:table-cell table:style-name="ce252" office:value-type="float" office:value="515.14" calcext:value-type="float">
            <text:p>515.14</text:p>
          </table:table-cell>
          <table:table-cell table:style-name="ce252" office:value-type="float" office:value="9.94" calcext:value-type="float">
            <text:p>9.94</text:p>
          </table:table-cell>
          <table:table-cell table:number-columns-repeated="3"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Target:</text:p>
          </table:table-cell>
          <table:table-cell table:style-name="ce282"/>
          <table:table-cell table:number-columns-repeated="7"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35" office:value-type="string" calcext:value-type="string">
            <text:p>Filter:</text:p>
          </table:table-cell>
          <table:table-cell table:style-name="ce282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3"/>
          <table:table-cell office:value-type="string" calcext:value-type="string">
            <text:p>SNR:</text:p>
          </table:table-cell>
          <table:table-cell table:style-name="ce150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356" table:formula="of:=IF([.AB112]=&quot;&quot;;&quot;&quot;;[.AB112])" office:value-type="float" office:value="45.8" calcext:value-type="float">
            <text:p>45.8</text:p>
          </table:table-cell>
          <table:table-cell table:style-name="ce172" table:formula="of:=IF(OR([.T336]=&quot;&quot;;[.U336]=&quot;&quot;);&quot;&quot;;([.T336]-[.U336])/[.U336])" office:value-type="percentage" office:value="0.0217198386827512" calcext:value-type="percentage">
            <text:p>2.17%</text:p>
          </table:table-cell>
          <table:table-cell table:style-name="ce174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number-columns-repeated="3"/>
          <table:table-cell office:value-type="string" calcext:value-type="string">
            <text:p>CNR:</text:p>
          </table:table-cell>
          <table:table-cell table:style-name="ce150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356" table:formula="of:=IF([.AB113]=&quot;&quot;;&quot;&quot;;[.AB113])" office:value-type="float" office:value="9.9" calcext:value-type="float">
            <text:p>9.9</text:p>
          </table:table-cell>
          <table:table-cell table:style-name="ce172" table:formula="of:=IF(OR([.T337]=&quot;&quot;;[.U337]=&quot;&quot;);&quot;&quot;;([.T337]-[.U337])/[.U337])" office:value-type="percentage" office:value="0.0137593236184747" calcext:value-type="percentage">
            <text:p>1.38%</text:p>
          </table:table-cell>
          <table:table-cell table:style-name="ce90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 table:style-name="ce54" office:value-type="string" calcext:value-type="string">
            <text:p>Criteria:</text:p>
          </table:table-cell>
          <table:table-cell table:style-name="ce102" office:value-type="string" calcext:value-type="string">
            <text:p>SNR must be &gt;= 40</text:p>
          </table:table-cell>
          <table:table-cell table:style-name="ce19" table:number-columns-repeated="5"/>
          <table:table-cell table:style-name="ce383"/>
          <table:table-cell table:style-name="ce19"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6"/>
          <table:table-cell/>
          <table:table-cell table:style-name="ce16" office:value-type="string" calcext:value-type="string">
            <text:p>CNR does not change by more than 15%</text:p>
          </table:table-cell>
          <table:table-cell table:number-columns-repeated="5"/>
          <table:table-cell table:style-name="ce384"/>
          <table:table-cell/>
          <table:table-cell table:style-name="ce411"/>
          <table:table-cell table:number-columns-repeated="997"/>
        </table:table-row>
        <table:table-row table:style-name="ro3">
          <table:table-cell table:number-columns-repeated="14"/>
          <table:table-cell table:style-name="ce207"/>
          <table:table-cell table:style-name="ce32" table:number-columns-repeated="9"/>
          <table:table-cell table:style-name="ce412"/>
          <table:table-cell table:number-columns-repeated="997"/>
        </table:table-row>
        <table:table-row table:style-name="ro3" table:number-rows-repeated="1048227">
          <table:table-cell table:number-columns-repeated="1022"/>
        </table:table-row>
        <table:table-row table:style-name="ro5" table:number-rows-repeated="8">
          <table:table-cell table:number-columns-repeated="1022"/>
        </table:table-row>
        <table:table-row table:style-name="ro5">
          <table:table-cell table:number-columns-repeated="1022"/>
        </table:table-row>
        <calcext:conditional-formats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R188"/>
            <calcext:condition calcext:apply-style-name="Fail" calcext:value="=&quot;Fail&quot;" calcext:base-cell-address="Sheet1.R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71"/>
            <calcext:condition calcext:apply-style-name="Pass" calcext:value="&lt;=0.02" calcext:base-cell-address="Sheet1.U171"/>
          </calcext:conditional-format>
          <calcext:conditional-format calcext:target-range-address="Sheet1.U174:Sheet1.X174">
            <calcext:condition calcext:apply-style-name="Pass" calcext:value="&lt;=0.02" calcext:base-cell-address="Sheet1.U174"/>
            <calcext:condition calcext:apply-style-name="Fail" calcext:value="&gt;0.02" calcext:base-cell-address="Sheet1.U174"/>
          </calcext:conditional-format>
          <calcext:conditional-format calcext:target-range-address="Sheet1.U173:Sheet1.X173">
            <calcext:condition calcext:apply-style-name="Pass" calcext:value="&lt;=0.04" calcext:base-cell-address="Sheet1.U173"/>
            <calcext:condition calcext:apply-style-name="Fail" calcext:value="&gt;0.04" calcext:base-cell-address="Sheet1.U173"/>
          </calcext:conditional-format>
          <calcext:conditional-format calcext:target-range-address="Sheet1.R123:Sheet1.R130">
            <calcext:condition calcext:apply-style-name="Fail" calcext:value="&gt;0.2" calcext:base-cell-address="Sheet1.R123"/>
            <calcext:condition calcext:apply-style-name="Pass" calcext:value="&lt;=0.2" calcext:base-cell-address="Sheet1.R123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195:Sheet1.U202">
            <calcext:condition calcext:apply-style-name="Pass" calcext:value="between(-0.1,0.1)" calcext:base-cell-address="Sheet1.U195"/>
            <calcext:condition calcext:apply-style-name="Fail" calcext:value="not-between(-0.1,0.1)" calcext:base-cell-address="Sheet1.U195"/>
          </calcext:conditional-format>
          <calcext:conditional-format calcext:target-range-address="Sheet1.T209:Sheet1.T209">
            <calcext:condition calcext:apply-style-name="Pass" calcext:value="between([$Sheet1.$X$209],[$Sheet1.$Y$209])" calcext:base-cell-address="Sheet1.T209"/>
            <calcext:condition calcext:apply-style-name="Fail" calcext:value="not-between([$Sheet1.$X$209],[$Sheet1.$Y$209])" calcext:base-cell-address="Sheet1.T209"/>
          </calcext:conditional-format>
          <calcext:conditional-format calcext:target-range-address="Sheet1.T210:Sheet1.T210">
            <calcext:condition calcext:apply-style-name="Pass" calcext:value="between([$Sheet1.$X$210],[$Sheet1.$Y$210])" calcext:base-cell-address="Sheet1.T210"/>
            <calcext:condition calcext:apply-style-name="Fail" calcext:value="not-between([$Sheet1.$X$210],[$Sheet1.$Y$210])" calcext:base-cell-address="Sheet1.T210"/>
          </calcext:conditional-format>
          <calcext:conditional-format calcext:target-range-address="Sheet1.T211:Sheet1.T211">
            <calcext:condition calcext:apply-style-name="Pass" calcext:value="between([$Sheet1.$X$211],[$Sheet1.$Y$211])" calcext:base-cell-address="Sheet1.T211"/>
            <calcext:condition calcext:apply-style-name="Fail" calcext:value="not-between([$Sheet1.$X$211],[$Sheet1.$Y$211])" calcext:base-cell-address="Sheet1.T211"/>
          </calcext:conditional-format>
          <calcext:conditional-format calcext:target-range-address="Sheet1.T213:Sheet1.T213">
            <calcext:condition calcext:apply-style-name="Pass" calcext:value="between([$Sheet1.$X$213],[$Sheet1.$Y$213])" calcext:base-cell-address="Sheet1.T213"/>
            <calcext:condition calcext:apply-style-name="Fail" calcext:value="not-between([$Sheet1.$X$213],[$Sheet1.$Y$213])" calcext:base-cell-address="Sheet1.T213"/>
          </calcext:conditional-format>
          <calcext:conditional-format calcext:target-range-address="Sheet1.T214:Sheet1.T214">
            <calcext:condition calcext:apply-style-name="Pass" calcext:value="between([$Sheet1.$X$214],[$Sheet1.$Y$214])" calcext:base-cell-address="Sheet1.T214"/>
            <calcext:condition calcext:apply-style-name="Fail" calcext:value="not-between([$Sheet1.$X$214],[$Sheet1.$Y$214])" calcext:base-cell-address="Sheet1.T214"/>
          </calcext:conditional-format>
          <calcext:conditional-format calcext:target-range-address="Sheet1.T215:Sheet1.T215">
            <calcext:condition calcext:apply-style-name="Pass" calcext:value="between([$Sheet1.$X$215],[$Sheet1.$Y$215])" calcext:base-cell-address="Sheet1.T215"/>
            <calcext:condition calcext:apply-style-name="Fail" calcext:value="not-between([$Sheet1.$X$215],[$Sheet1.$Y$215])" calcext:base-cell-address="Sheet1.T215"/>
          </calcext:conditional-format>
          <calcext:conditional-format calcext:target-range-address="Sheet1.T216:Sheet1.T216">
            <calcext:condition calcext:apply-style-name="Pass" calcext:value="between([$Sheet1.$X$216],[$Sheet1.$Y$216])" calcext:base-cell-address="Sheet1.T216"/>
            <calcext:condition calcext:apply-style-name="Fail" calcext:value="not-between([$Sheet1.$X$216],[$Sheet1.$Y$216])" calcext:base-cell-address="Sheet1.T216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6" table:default-cell-style-name="ce443"/>
        <table:table-column table:style-name="co7" table:default-cell-style-name="ce443"/>
        <table:table-column table:style-name="co8" table:default-cell-style-name="ce443"/>
        <table:table-column table:style-name="co9" table:default-cell-style-name="ce443"/>
        <table:table-column table:style-name="co10" table:default-cell-style-name="ce443"/>
        <table:table-column table:style-name="co11" table:default-cell-style-name="ce443"/>
        <table:table-column table:style-name="co13" table:number-columns-repeated="4" table:default-cell-style-name="ce443"/>
        <table:table-column table:style-name="co14" table:default-cell-style-name="ce443"/>
        <table:table-column table:style-name="co13" table:default-cell-style-name="ce443"/>
        <table:table-column table:style-name="co10" table:number-columns-repeated="2" table:default-cell-style-name="ce443"/>
        <table:table-column table:style-name="co12" table:number-columns-repeated="1010" table:default-cell-style-name="Default"/>
        <table:table-row table:style-name="ro6">
          <table:table-cell table:style-name="ce439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440"/>
          <table:table-cell table:number-columns-repeated="1010"/>
        </table:table-row>
        <table:table-row table:style-name="ro6">
          <table:table-cell table:style-name="ce439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440"/>
          <table:table-cell table:number-columns-repeated="1010"/>
        </table:table-row>
        <table:table-row table:style-name="ro7">
          <table:table-cell table:style-name="ce440" table:number-columns-repeated="14"/>
          <table:table-cell table:number-columns-repeated="1010"/>
        </table:table-row>
        <table:table-row table:style-name="ro7">
          <table:table-cell table:style-name="ce441" office:value-type="string" calcext:value-type="string">
            <text:p>Site Name</text:p>
          </table:table-cell>
          <table:table-cell table:style-name="ce441"/>
          <table:table-cell table:style-name="ce452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457"/>
          <table:covered-table-cell table:style-name="ce479"/>
          <table:table-cell table:style-name="ce484"/>
          <table:table-cell table:style-name="ce477" office:value-type="string" calcext:value-type="string">
            <text:p>Report Date</text:p>
          </table:table-cell>
          <table:table-cell table:style-name="ce491" table:number-columns-spanned="4" table:number-rows-spanned="1"/>
          <table:covered-table-cell table:number-columns-repeated="2" table:style-name="ce495"/>
          <table:covered-table-cell table:style-name="ce505"/>
          <table:table-cell table:number-columns-repeated="1010"/>
        </table:table-row>
        <table:table-row table:style-name="ro7">
          <table:table-cell table:style-name="ce441" office:value-type="string" calcext:value-type="string">
            <text:p>Address</text:p>
          </table:table-cell>
          <table:table-cell table:style-name="ce441"/>
          <table:table-cell table:style-name="ce452" table:number-columns-spanned="6" table:number-rows-spanned="1"/>
          <table:covered-table-cell table:number-columns-repeated="4" table:style-name="ce457"/>
          <table:covered-table-cell table:style-name="ce479"/>
          <table:table-cell table:style-name="ce484"/>
          <table:table-cell table:style-name="ce477" office:value-type="string" calcext:value-type="string">
            <text:p>Survey Date</text:p>
          </table:table-cell>
          <table:table-cell table:style-name="ce491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495"/>
          <table:covered-table-cell table:style-name="ce505"/>
          <table:table-cell table:number-columns-repeated="1010"/>
        </table:table-row>
        <table:table-row table:style-name="ro7">
          <table:table-cell table:style-name="ce441" office:value-type="string" calcext:value-type="string">
            <text:p>Medical Physicist's Name</text:p>
          </table:table-cell>
          <table:table-cell table:style-name="ce441" table:number-columns-repeated="2"/>
          <table:table-cell table:style-name="ce452" table:formula="of:=[Sheet1.X7]" office:value-type="string" office:string-value="Eugene Mah" calcext:value-type="string" table:number-columns-spanned="5" table:number-rows-spanned="1">
            <text:p>Eugene Mah</text:p>
          </table:table-cell>
          <table:covered-table-cell table:number-columns-repeated="3" table:style-name="ce457"/>
          <table:covered-table-cell table:style-name="ce479"/>
          <table:table-cell table:style-name="ce484"/>
          <table:table-cell table:style-name="ce477" office:value-type="string" calcext:value-type="string">
            <text:p>Signature</text:p>
          </table:table-cell>
          <table:table-cell table:style-name="ce452" table:number-columns-spanned="4" table:number-rows-spanned="1"/>
          <table:covered-table-cell table:number-columns-repeated="2" table:style-name="ce457"/>
          <table:covered-table-cell table:style-name="ce479"/>
          <table:table-cell table:number-columns-repeated="1010"/>
        </table:table-row>
        <table:table-row table:style-name="ro7">
          <table:table-cell table:style-name="ce441" office:value-type="string" calcext:value-type="string">
            <text:p>X-Ray Unit Manufacturer</text:p>
          </table:table-cell>
          <table:table-cell table:style-name="ce441" table:number-columns-repeated="2"/>
          <table:table-cell table:style-name="ce452" table:formula="of:=[Sheet1.R17]" office:value-type="string" office:string-value="Hologic" calcext:value-type="string" table:number-columns-spanned="5" table:number-rows-spanned="1">
            <text:p>Hologic</text:p>
          </table:table-cell>
          <table:covered-table-cell table:number-columns-repeated="3" table:style-name="ce457"/>
          <table:covered-table-cell table:style-name="ce479"/>
          <table:table-cell table:style-name="ce484"/>
          <table:table-cell table:style-name="ce477" office:value-type="string" calcext:value-type="string">
            <text:p>Model</text:p>
          </table:table-cell>
          <table:table-cell table:style-name="ce452" table:formula="of:=[Sheet1.R18]" office:value-type="string" office:string-value="Selenia" calcext:value-type="string" table:number-columns-spanned="4" table:number-rows-spanned="1">
            <text:p>Selenia</text:p>
          </table:table-cell>
          <table:covered-table-cell table:number-columns-repeated="2" table:style-name="ce457"/>
          <table:covered-table-cell table:style-name="ce479"/>
          <table:table-cell table:number-columns-repeated="1010"/>
        </table:table-row>
        <table:table-row table:style-name="ro7">
          <table:table-cell table:style-name="ce441" office:value-type="string" calcext:value-type="string">
            <text:p>Date of Installation</text:p>
          </table:table-cell>
          <table:table-cell table:style-name="ce441" table:number-columns-repeated="2"/>
          <table:table-cell table:style-name="ce458" table:formula="of:=[Sheet1.V12]" table:number-columns-spanned="5" table:number-rows-spanned="1">
            <text:p/>
          </table:table-cell>
          <table:covered-table-cell table:number-columns-repeated="3" table:style-name="ce466"/>
          <table:covered-table-cell table:style-name="ce480"/>
          <table:table-cell table:style-name="ce484"/>
          <table:table-cell table:style-name="ce477" office:value-type="string" calcext:value-type="string">
            <text:p>Room ID</text:p>
          </table:table-cell>
          <table:table-cell table:style-name="ce452" table:formula="of:=[Sheet1.R14]" table:number-columns-spanned="4" table:number-rows-spanned="1">
            <text:p/>
          </table:table-cell>
          <table:covered-table-cell table:number-columns-repeated="2" table:style-name="ce457"/>
          <table:covered-table-cell table:style-name="ce479"/>
          <table:table-cell table:number-columns-repeated="1010"/>
        </table:table-row>
        <table:table-row table:style-name="ro8">
          <table:table-cell table:style-name="ce442"/>
          <table:table-cell table:number-columns-repeated="9"/>
          <table:table-cell table:style-name="ce492" table:number-columns-repeated="5"/>
          <table:table-cell table:number-columns-repeated="1009"/>
        </table:table-row>
        <table:table-row table:style-name="ro7">
          <table:table-cell table:style-name="ce442" office:value-type="string" calcext:value-type="string">
            <text:p>QC Manual Version #</text:p>
          </table:table-cell>
          <table:table-cell table:style-name="ce441" table:number-columns-repeated="2"/>
          <table:table-cell table:style-name="ce459" table:number-columns-spanned="5" table:number-rows-spanned="1"/>
          <table:covered-table-cell table:number-columns-repeated="3" table:style-name="ce467"/>
          <table:covered-table-cell table:style-name="ce481"/>
          <table:table-cell table:style-name="ce485" office:value-type="string" calcext:value-type="string">
            <text:p>(<text:span text:style-name="T9">use any version applicable to model; contact mfr if questions</text:span><text:span text:style-name="T10">)</text:span></text:p>
          </table:table-cell>
          <table:table-cell table:style-name="ce441" table:number-columns-repeated="1015"/>
        </table:table-row>
        <table:table-row table:style-name="ro8">
          <table:table-cell table:number-columns-repeated="2"/>
          <table:table-cell table:style-name="ce441" table:number-columns-repeated="4"/>
          <table:table-cell table:style-name="ce476" table:number-columns-repeated="8"/>
          <table:table-cell table:style-name="ce492"/>
          <table:table-cell table:number-columns-repeated="1009"/>
        </table:table-row>
        <table:table-row table:style-name="ro7">
          <table:table-cell table:style-name="ce441" office:value-type="string" calcext:value-type="string">
            <text:p>Accessory Equipment</text:p>
          </table:table-cell>
          <table:table-cell table:style-name="ce441" table:number-columns-repeated="2"/>
          <table:table-cell table:style-name="ce460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460"/>
          <table:table-cell table:style-name="ce460" office:value-type="string" calcext:value-type="string" table:number-columns-spanned="2" table:number-rows-spanned="1">
            <text:p>Model</text:p>
          </table:table-cell>
          <table:covered-table-cell table:style-name="ce460"/>
          <table:table-cell table:style-name="ce460" office:value-type="string" calcext:value-type="string" table:number-columns-spanned="2" table:number-rows-spanned="1">
            <text:p>Location</text:p>
          </table:table-cell>
          <table:covered-table-cell table:style-name="ce460"/>
          <table:table-cell table:style-name="ce460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460"/>
          <table:table-cell table:number-columns-repeated="1010"/>
        </table:table-row>
        <table:table-row table:style-name="ro7">
          <table:table-cell table:style-name="ce441" table:number-columns-repeated="2"/>
          <table:table-cell table:style-name="ce453" office:value-type="string" calcext:value-type="string">
            <text:p>Review Workstation*</text:p>
          </table:table-cell>
          <table:table-cell table:style-name="ce461" table:number-columns-spanned="3" table:number-rows-spanned="1"/>
          <table:covered-table-cell table:style-name="ce468"/>
          <table:covered-table-cell table:style-name="ce471"/>
          <table:table-cell table:style-name="ce461" table:number-columns-spanned="2" table:number-rows-spanned="1"/>
          <table:covered-table-cell table:style-name="ce471"/>
          <table:table-cell table:style-name="ce486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46cm" svg:height="0.559cm" svg:x="0.053cm" svg:y="0.053cm" draw:control="control1">
              <svg:desc>On-site</svg:desc>
            </draw:control>
          </table:table-cell>
          <table:covered-table-cell table:style-name="ce489">
            <draw:control table:end-cell-address="'QC Test Summary-Lorad'.J14" table:end-x="1.596cm" table:end-y="0.028cm" draw:z-index="1" draw:name="Check Box 17" draw:style-name="gr1" draw:text-style-name="P1" svg:width="1.596cm" svg:height="0.559cm" svg:x="0cm" svg:y="0.053cm" draw:control="control2">
              <svg:desc>Off-site</svg:desc>
            </draw:control>
          </table:covered-table-cell>
          <table:table-cell table:style-name="ce461" table:number-columns-spanned="4" table:number-rows-spanned="1"/>
          <table:covered-table-cell table:number-columns-repeated="2" table:style-name="ce468"/>
          <table:covered-table-cell table:style-name="ce471"/>
          <table:table-cell table:number-columns-repeated="1010"/>
        </table:table-row>
        <table:table-row table:style-name="ro7">
          <table:table-cell table:number-columns-repeated="2"/>
          <table:table-cell table:style-name="ce453" office:value-type="string" calcext:value-type="string">
            <text:p>Film Printer*</text:p>
          </table:table-cell>
          <table:table-cell table:style-name="ce462" table:number-columns-spanned="3" table:number-rows-spanned="1"/>
          <table:covered-table-cell table:style-name="ce469"/>
          <table:covered-table-cell table:style-name="ce472"/>
          <table:table-cell table:style-name="ce462" table:number-columns-spanned="2" table:number-rows-spanned="1"/>
          <table:covered-table-cell table:style-name="ce472"/>
          <table:table-cell table:style-name="ce459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46cm" svg:height="0.556cm" svg:x="0.053cm" svg:y="0.053cm" draw:control="control3">
              <svg:desc>On-site</svg:desc>
            </draw:control>
          </table:table-cell>
          <table:covered-table-cell table:style-name="ce481">
            <draw:control table:end-cell-address="'QC Test Summary-Lorad'.J15" table:end-x="1.596cm" table:end-y="0.025cm" draw:z-index="3" draw:name="Check Box 19" draw:style-name="gr1" draw:text-style-name="P1" svg:width="1.596cm" svg:height="0.556cm" svg:x="0cm" svg:y="0.053cm" draw:control="control4">
              <svg:desc>Off-site</svg:desc>
            </draw:control>
          </table:covered-table-cell>
          <table:table-cell table:style-name="ce462" table:number-columns-spanned="4" table:number-rows-spanned="1"/>
          <table:covered-table-cell table:number-columns-repeated="2" table:style-name="ce469"/>
          <table:covered-table-cell table:style-name="ce472"/>
          <table:table-cell table:number-columns-repeated="1010"/>
        </table:table-row>
        <table:table-row table:style-name="ro9">
          <table:table-cell table:style-name="ce444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449"/>
          <table:table-cell table:style-name="ce509" table:number-columns-repeated="1010"/>
        </table:table-row>
        <table:table-row table:style-name="ro7">
          <table:table-cell table:style-name="ce442" office:value-type="string" calcext:value-type="string">
            <text:p>Survey Type</text:p>
          </table:table-cell>
          <table:table-cell table:style-name="ce442"/>
          <table:table-cell table:style-name="ce454">
            <draw:control table:end-cell-address="'QC Test Summary-Lorad'.D17" table:end-x="0.226cm" table:end-y="0.027cm" draw:z-index="4" draw:name="Check Box 21" draw:style-name="gr1" draw:text-style-name="P2" svg:width="0.845cm" svg:height="0.558cm" svg:x="2.766cm" svg:y="0.053cm" draw:control="control5"/>
          </table:table-cell>
          <table:table-cell table:style-name="ce463" office:value-type="string" calcext:value-type="string">
            <text:p>Mammo Eqpt Evaluation of new unit (include MQSA Rqmts for Mammo Eqpt checklist)</text:p>
          </table:table-cell>
          <table:table-cell table:style-name="ce454" table:number-columns-repeated="2"/>
          <table:table-cell table:style-name="ce477"/>
          <table:table-cell table:style-name="ce482"/>
          <table:table-cell table:style-name="ce487"/>
          <table:table-cell table:style-name="ce477"/>
          <table:table-cell table:style-name="ce454"/>
          <table:table-cell table:style-name="ce454">
            <draw:control table:end-cell-address="'QC Test Summary-Lorad'.M17" table:end-x="0.393cm" table:end-y="0.027cm" draw:z-index="5" draw:name="Check Box 82" draw:style-name="gr1" draw:text-style-name="P2" svg:width="0.844cm" svg:height="0.558cm" svg:x="1.255cm" svg:y="0.053cm" draw:control="control6"/>
          </table:table-cell>
          <table:table-cell table:style-name="ce483"/>
          <table:table-cell table:style-name="ce453" office:value-type="string" calcext:value-type="string">
            <text:p>Annual Survey</text:p>
          </table:table-cell>
          <table:table-cell table:number-columns-repeated="1010"/>
        </table:table-row>
        <table:table-row table:style-name="ro10">
          <table:table-cell table:style-name="ce445" table:number-columns-repeated="2"/>
          <table:table-cell table:style-name="ce455"/>
          <table:table-cell table:style-name="ce464"/>
          <table:table-cell table:style-name="ce455" table:number-columns-repeated="2"/>
          <table:table-cell table:style-name="ce464"/>
          <table:table-cell table:style-name="ce483"/>
          <table:table-cell table:style-name="ce488" table:number-columns-repeated="4"/>
          <table:table-cell table:number-columns-repeated="1012"/>
        </table:table-row>
        <table:table-row table:style-name="ro11">
          <table:table-cell table:style-name="ce446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450"/>
          <table:table-cell table:number-columns-repeated="1010"/>
        </table:table-row>
        <table:table-row table:style-name="ro13">
          <table:table-cell table:style-name="ce447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451"/>
          <table:table-cell table:number-columns-repeated="1010"/>
        </table:table-row>
        <table:table-row table:style-name="ro13">
          <table:table-cell table:number-columns-repeated="12"/>
          <table:table-cell table:style-name="ce498" office:value-type="string" calcext:value-type="string" table:number-columns-spanned="2" table:number-rows-spanned="1">
            <text:p>PASS/FAIL</text:p>
          </table:table-cell>
          <table:covered-table-cell table:style-name="ce498"/>
          <table:table-cell table:number-columns-repeated="1010"/>
        </table:table-row>
        <table:table-row table:style-name="ro14">
          <table:table-cell table:style-name="ce441" office:value-type="string" calcext:value-type="string">
            <text:p>1. <text:s text:c="3"/>Mammographic Unit Assembly Evaluation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2. <text:s text:c="3"/>Collimation Assessment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3. <text:s text:c="3"/>Artifact Evaluation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2"/>
          <table:table-cell table:style-name="ce484" table:number-columns-repeated="3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4. <text:s text:c="3"/>kVp Accuracy and Reproducibility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5. <text:s text:c="3"/>Beam Quality Assessment - HVL Measurement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6. <text:s text:c="3"/>Evaluation of System Resolution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7.    Automatic Exposure Control (AEC) Function Performance <text:span text:style-name="T5">(NA for systems without AEC)</text:span>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500" table:content-validation-name="val5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office:value-type="string" calcext:value-type="string">
            <text:p>8.    Breast Entrance Exposure, AEC Reproducibility<text:span text:style-name="T6"> and Average Glandular Dose</text:span>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499" table:content-validation-name="val4" table:number-columns-spanned="2" table:number-rows-spanned="1"/>
          <table:covered-table-cell table:style-name="ce506" table:content-validation-name="val4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6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474" table:number-columns-repeated="2"/>
          <table:table-cell table:number-columns-repeated="3"/>
          <table:table-cell table:style-name="ce493" table:formula="of:=MGD" office:value-type="float" office:value="0.0898553713175409" calcext:value-type="float">
            <text:p>0</text:p>
          </table:table-cell>
          <table:table-cell table:style-name="ce496" office:value-type="string" calcext:value-type="string">
            <text:p>mGy</text:p>
          </table:table-cell>
          <table:table-cell table:style-name="ce501" table:number-columns-repeated="2"/>
          <table:table-cell table:number-columns-repeated="1010"/>
        </table:table-row>
        <table:table-row table:style-name="ro14">
          <table:table-cell table:style-name="ce441" office:value-type="string" calcext:value-type="string">
            <text:p>9. <text:s text:c="3"/>Radiation Output Rate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5"/>
          <table:table-cell table:style-name="ce502" table:content-validation-name="val6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0. <text:s/>Phantom Image Quality Evaluation</text:p>
          </table:table-cell>
          <table:table-cell table:style-name="ce441" table:number-columns-repeated="11"/>
          <table:table-cell table:style-name="ce502" table:content-validation-name="val6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>
          <table:table-cell table:number-columns-repeated="2"/>
          <table:table-cell table:style-name="ce456" office:value-type="string" calcext:value-type="string">
            <text:p>Phantom image scores:</text:p>
          </table:table-cell>
          <table:table-cell table:style-name="ce454" table:number-columns-repeated="2"/>
          <table:table-cell table:style-name="ce475" office:value-type="string" calcext:value-type="string">
            <text:p>Fibers</text:p>
          </table:table-cell>
          <table:table-cell table:style-name="ce478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475" office:value-type="string" calcext:value-type="string">
            <text:p>Specks</text:p>
          </table:table-cell>
          <table:table-cell table:style-name="ce478" table:content-validation-name="val2"/>
          <table:table-cell table:style-name="ce475" office:value-type="string" calcext:value-type="string">
            <text:p>Masses</text:p>
          </table:table-cell>
          <table:table-cell table:style-name="ce478" table:content-validation-name="val3"/>
          <table:table-cell table:style-name="ce497"/>
          <table:table-cell table:style-name="ce503"/>
          <table:table-cell table:style-name="ce454"/>
          <table:table-cell table:number-columns-repeated="1010"/>
        </table:table-row>
        <table:table-row table:style-name="ro14">
          <table:table-cell table:style-name="ce441" office:value-type="string" calcext:value-type="string">
            <text:p>11.  Signal-To-Noise Ratio and Contrast-To-Noise Ratio Measurements <text:span text:style-name="T5">(values required for all tests)</text:span></text:p>
          </table:table-cell>
          <table:table-cell table:style-name="ce441" table:number-columns-repeated="4"/>
          <table:table-cell table:style-name="ce473" table:number-columns-repeated="2"/>
          <table:table-cell table:style-name="ce441" table:number-columns-repeated="4"/>
          <table:table-cell table:style-name="ce484"/>
          <table:table-cell table:style-name="ce476" table:number-columns-repeated="2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4" office:value-type="string" calcext:value-type="string">
            <text:p>SNR <text:span text:style-name="T5">(value)</text:span></text:p>
          </table:table-cell>
          <table:table-cell table:style-name="ce465" table:formula="of:=[Sheet1.T336]" office:value-type="float" office:value="46.79476861167" calcext:value-type="float">
            <text:p>46.79</text:p>
          </table:table-cell>
          <table:table-cell table:style-name="ce441"/>
          <table:table-cell table:style-name="ce473" table:number-columns-repeated="2"/>
          <table:table-cell table:style-name="ce441" table:number-columns-repeated="2"/>
          <table:table-cell table:style-name="ce475"/>
          <table:table-cell table:style-name="ce494" table:number-columns-repeated="2"/>
          <table:table-cell table:style-name="ce502" table:content-validation-name="val6" table:number-columns-spanned="2" table:number-rows-spanned="1"/>
          <table:covered-table-cell table:style-name="ce508" table:content-validation-name="val9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4" office:value-type="string" calcext:value-type="string">
            <text:p>CNR<text:span text:style-name="T5"> (value)</text:span></text:p>
          </table:table-cell>
          <table:table-cell table:style-name="ce465" table:formula="of:=[Sheet1.T337]" office:value-type="float" office:value="10.0362173038229" calcext:value-type="float">
            <text:p>10.04</text:p>
          </table:table-cell>
          <table:table-cell table:style-name="ce470" office:value-type="string" calcext:value-type="string">
            <text:p>(Required for both new unit Mammography Equipment Evaluations and Annual Surveys)</text:p>
          </table:table-cell>
          <table:table-cell table:style-name="ce473" table:number-columns-repeated="2"/>
          <table:table-cell table:style-name="ce441" table:number-columns-repeated="2"/>
          <table:table-cell table:style-name="ce490"/>
          <table:table-cell table:style-name="ce494" table:number-columns-repeated="2"/>
          <table:table-cell table:style-name="ce454" table:number-columns-repeated="2"/>
          <table:table-cell table:number-columns-repeated="1010"/>
        </table:table-row>
        <table:table-row table:style-name="ro14">
          <table:table-cell table:style-name="ce441" table:number-columns-repeated="2"/>
          <table:table-cell table:style-name="ce454" office:value-type="string" calcext:value-type="string">
            <text:p>CNR should not vary by more than ±15% <text:span text:style-name="T5">(NA for Equipment Evaluation)</text:span></text:p>
          </table:table-cell>
          <table:table-cell table:style-name="ce441" table:number-columns-repeated="2"/>
          <table:table-cell table:style-name="ce473" table:number-columns-repeated="2"/>
          <table:table-cell table:style-name="ce441" table:number-columns-repeated="2"/>
          <table:table-cell table:style-name="ce475"/>
          <table:table-cell table:style-name="ce494" table:number-columns-repeated="2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2.  Diagnostic Review Workstation (RWS) QC <text:span text:style-name="T5">(for all RWS, even if located offsite; NA if only hardcopy read) 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3.  DICOM Printer QC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4.  Detector Flat Field Calibration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5.  Compression Thickness Indicator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>
          <table:table-cell table:style-name="ce441" office:value-type="string" calcext:value-type="string">
            <text:p>16.  Compression <text:span text:style-name="T5">(Mammography Equipment Evaluations only)</text:span></text:p>
          </table:table-cell>
          <table:table-cell table:style-name="ce441" table:number-columns-repeated="11"/>
          <table:table-cell table:style-name="ce504" table:content-validation-name="val7" table:number-columns-spanned="2" table:number-rows-spanned="1"/>
          <table:covered-table-cell table:style-name="ce507" table:content-validation-name="val6"/>
          <table:table-cell table:number-columns-repeated="1010"/>
        </table:table-row>
        <table:table-row table:style-name="ro14" table:number-rows-repeated="13">
          <table:table-cell table:style-name="ce441" table:number-columns-repeated="12"/>
          <table:table-cell table:style-name="ce494" table:content-validation-name="val8" table:number-columns-repeated="2"/>
          <table:table-cell table:number-columns-repeated="1010"/>
        </table:table-row>
        <table:table-row table:style-name="ro14">
          <table:table-cell table:style-name="ce448" office:value-type="string" calcext:value-type="string" table:number-columns-spanned="14" table:number-rows-spanned="1">
            <text:p>*** YOUR MEDICAL PHYSICIST MUST SUMMARIZE HIS/HER RESULTS ON <text:span text:style-name="T7">THIS</text:span><text:span text:style-name="T8"> FORM ***</text:span></text:p>
          </table:table-cell>
          <table:covered-table-cell table:number-columns-repeated="13" table:style-name="ce448"/>
          <table:table-cell table:number-columns-repeated="1010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table:table-column table:style-name="co15" table:default-cell-style-name="ce443"/>
        <table:table-column table:style-name="co16" table:default-cell-style-name="ce443"/>
        <table:table-column table:style-name="co17" table:number-columns-repeated="2" table:default-cell-style-name="ce443"/>
        <table:table-column table:style-name="co10" table:default-cell-style-name="ce443"/>
        <table:table-column table:style-name="co18" table:default-cell-style-name="ce443"/>
        <table:table-column table:style-name="co19" table:default-cell-style-name="ce443"/>
        <table:table-column table:style-name="co20" table:default-cell-style-name="ce443"/>
        <table:table-column table:style-name="co22" table:default-cell-style-name="ce443"/>
        <table:table-column table:style-name="co23" table:default-cell-style-name="ce443"/>
        <table:table-column table:style-name="co12" table:default-cell-style-name="Default"/>
        <table:table-column table:style-name="co11" table:default-cell-style-name="ce443"/>
        <table:table-column table:style-name="co12" table:number-columns-repeated="1012" table:default-cell-style-name="Default"/>
        <table:table-row table:style-name="ro15">
          <table:table-cell table:style-name="ce510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510"/>
          <table:table-cell table:number-columns-repeated="1012"/>
        </table:table-row>
        <table:table-row table:style-name="ro16">
          <table:table-cell table:style-name="ce511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521"/>
          <table:table-cell table:number-columns-repeated="1012"/>
        </table:table-row>
        <table:table-row table:style-name="ro14">
          <table:table-cell table:number-columns-repeated="1024"/>
        </table:table-row>
        <table:table-row table:style-name="ro17">
          <table:table-cell table:style-name="ce512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512"/>
          <table:table-cell table:number-columns-repeated="1012"/>
        </table:table-row>
        <table:table-row table:style-name="ro18">
          <table:table-cell table:style-name="ce513" office:value-type="string" calcext:value-type="string" table:number-columns-spanned="12" table:number-rows-spanned="1">
            <text:p>New units:<text:span text:style-name="T11"> </text:span><text:span text:style-name="T12">Medical physicists </text:span><text:span text:style-name="T13">must</text:span><text:span text:style-name="T14"> review the technologist QC </text:span><text:span text:style-name="T13">within 45 days of installation </text:span><text:span text:style-name="T14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513"/>
          <table:table-cell table:number-columns-repeated="1012"/>
        </table:table-row>
        <table:table-row table:style-name="ro13">
          <table:table-cell table:style-name="ce514" office:value-type="string" calcext:value-type="string">
            <text:p>Existing units:<text:span text:style-name="T11"> </text:span><text:span text:style-name="T12">Medical physicists </text:span><text:span text:style-name="T13">must</text:span><text:span text:style-name="T14"> complete this section as part of the unit's annual survey.</text:span></text:p>
          </table:table-cell>
          <table:table-cell table:style-name="ce522" table:number-columns-repeated="7"/>
          <table:table-cell table:style-name="ce534"/>
          <table:table-cell table:style-name="ce536" table:number-columns-repeated="2"/>
          <table:table-cell table:style-name="ce544"/>
          <table:table-cell table:number-columns-repeated="1012"/>
        </table:table-row>
        <table:table-row table:style-name="ro13">
          <table:table-cell table:style-name="ce515" office:value-type="string" calcext:value-type="string">
            <text:p>Relocating units:<text:span text:style-name="T11"> </text:span><text:span text:style-name="T12">This section is </text:span><text:span text:style-name="T13">not</text:span><text:span text:style-name="T14"> required if the medical physicist does </text:span><text:span text:style-name="T13">not</text:span><text:span text:style-name="T14"> conduct a complete annual survey after relocation.</text:span></text:p>
          </table:table-cell>
          <table:table-cell table:style-name="ce523" table:number-columns-repeated="10"/>
          <table:table-cell table:style-name="ce545"/>
          <table:table-cell table:number-columns-repeated="1012"/>
        </table:table-row>
        <table:table-row table:style-name="ro13">
          <table:table-cell table:number-columns-repeated="9"/>
          <table:table-cell table:style-name="ce537" table:number-columns-spanned="3" table:number-rows-spanned="1"/>
          <table:covered-table-cell table:number-columns-repeated="2" table:style-name="ce541"/>
          <table:table-cell table:number-columns-repeated="1012"/>
        </table:table-row>
        <table:table-row table:style-name="ro13">
          <table:table-cell table:style-name="ce492"/>
          <table:table-cell table:number-columns-repeated="3"/>
          <table:table-cell table:style-name="ce492"/>
          <table:table-cell table:number-columns-repeated="2"/>
          <table:table-cell table:style-name="ce531" office:value-type="string" calcext:value-type="string">
            <text:p>FREQUENCY</text:p>
          </table:table-cell>
          <table:table-cell table:style-name="ce455"/>
          <table:table-cell table:style-name="ce538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531"/>
          <table:table-cell table:number-columns-repeated="1012"/>
        </table:table-row>
        <table:table-row table:style-name="ro14">
          <table:table-cell table:style-name="ce516" office:value-type="string" calcext:value-type="string">
            <text:p>1.</text:p>
          </table:table-cell>
          <table:table-cell table:style-name="ce524" office:value-type="string" calcext:value-type="string">
            <text:p>DICOM Printer Quality Control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2.</text:p>
          </table:table-cell>
          <table:table-cell table:style-name="ce524" office:value-type="string" calcext:value-type="string">
            <text:p>Viewboxes and Viewing Conditions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3.</text:p>
          </table:table-cell>
          <table:table-cell table:style-name="ce524" office:value-type="string" calcext:value-type="string">
            <text:p>Artifact Evaluation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4.</text:p>
          </table:table-cell>
          <table:table-cell table:style-name="ce524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5.</text:p>
          </table:table-cell>
          <table:table-cell table:style-name="ce524" office:value-type="string" calcext:value-type="string">
            <text:p>Phantom Image Quality Evaluation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6.</text:p>
          </table:table-cell>
          <table:table-cell table:style-name="ce524" office:value-type="string" calcext:value-type="string">
            <text:p>Detector Flat-Field Calibration</text:p>
          </table:table-cell>
          <table:table-cell table:number-columns-repeated="5"/>
          <table:table-cell table:style-name="ce532" office:value-type="string" calcext:value-type="string">
            <text:p>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7.</text:p>
          </table:table-cell>
          <table:table-cell table:style-name="ce525" office:value-type="string" calcext:value-type="string">
            <text:p>Compression Thickness Indicator</text:p>
          </table:table-cell>
          <table:table-cell table:number-columns-repeated="5"/>
          <table:table-cell table:style-name="ce532" office:value-type="string" calcext:value-type="string">
            <text:p>Bi-week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7" office:value-type="string" calcext:value-type="string">
            <text:p>8.</text:p>
          </table:table-cell>
          <table:table-cell table:style-name="ce525" office:value-type="string" calcext:value-type="string">
            <text:p>Visual Checklist</text:p>
          </table:table-cell>
          <table:table-cell table:number-columns-repeated="5"/>
          <table:table-cell table:style-name="ce532" office:value-type="string" calcext:value-type="string">
            <text:p>Monthly</text:p>
          </table:table-cell>
          <table:table-cell/>
          <table:table-cell table:style-name="ce539" table:content-validation-name="val11" table:number-columns-spanned="3" table:number-rows-spanned="1"/>
          <table:covered-table-cell table:style-name="ce542" table:content-validation-name="val11"/>
          <table:covered-table-cell table:style-name="ce546" table:content-validation-name="val11"/>
          <table:table-cell table:number-columns-repeated="1012"/>
        </table:table-row>
        <table:table-row table:style-name="ro14">
          <table:table-cell table:style-name="ce516" office:value-type="string" calcext:value-type="string">
            <text:p>9.</text:p>
          </table:table-cell>
          <table:table-cell table:style-name="ce524" office:value-type="string" calcext:value-type="string">
            <text:p>Repeat/Reject Analysis</text:p>
          </table:table-cell>
          <table:table-cell table:number-columns-repeated="5"/>
          <table:table-cell table:style-name="ce532" office:value-type="string" calcext:value-type="string">
            <text:p>Quarterly</text:p>
          </table:table-cell>
          <table:table-cell/>
          <table:table-cell table:style-name="ce540" table:content-validation-name="val12" table:number-columns-spanned="3" table:number-rows-spanned="1"/>
          <table:covered-table-cell table:style-name="ce543" table:content-validation-name="val12"/>
          <table:covered-table-cell table:style-name="ce547" table:content-validation-name="val12"/>
          <table:table-cell table:number-columns-repeated="1012"/>
        </table:table-row>
        <table:table-row table:style-name="ro14">
          <table:table-cell table:style-name="ce516" office:value-type="string" calcext:value-type="string">
            <text:p>10.</text:p>
          </table:table-cell>
          <table:table-cell table:style-name="ce524" office:value-type="string" calcext:value-type="string">
            <text:p>Compression</text:p>
          </table:table-cell>
          <table:table-cell table:number-columns-repeated="5"/>
          <table:table-cell table:style-name="ce533" office:value-type="string" calcext:value-type="string">
            <text:p>Semi-annually</text:p>
          </table:table-cell>
          <table:table-cell/>
          <table:table-cell table:style-name="ce540" table:content-validation-name="val12" table:number-columns-spanned="3" table:number-rows-spanned="1"/>
          <table:covered-table-cell table:style-name="ce543" table:content-validation-name="val12"/>
          <table:covered-table-cell table:style-name="ce547" table:content-validation-name="val12"/>
          <table:table-cell table:number-columns-repeated="1012"/>
        </table:table-row>
        <table:table-row table:style-name="ro14">
          <table:table-cell table:style-name="ce516" office:value-type="string" calcext:value-type="string">
            <text:p>11.</text:p>
          </table:table-cell>
          <table:table-cell table:style-name="ce526" office:value-type="string" calcext:value-type="string">
            <text:p>Diagnostic Review Workstation QC <text:span text:style-name="T5">(NA if only hardcopy read)  </text:span></text:p>
          </table:table-cell>
          <table:table-cell table:number-columns-repeated="5"/>
          <table:table-cell table:style-name="ce533" office:value-type="string" calcext:value-type="string">
            <text:p>See Lorad QC Manual</text:p>
          </table:table-cell>
          <table:table-cell table:style-name="ce535" table:content-validation-name="val10"/>
          <table:table-cell table:style-name="ce540" table:content-validation-name="val12" table:number-columns-spanned="3" table:number-rows-spanned="1"/>
          <table:covered-table-cell table:style-name="ce543" table:content-validation-name="val12"/>
          <table:covered-table-cell table:style-name="ce547" table:content-validation-name="val12"/>
          <table:table-cell table:number-columns-repeated="1012"/>
        </table:table-row>
        <table:table-row table:style-name="ro14">
          <table:table-cell/>
          <table:table-cell table:style-name="ce527" office:value-type="string" calcext:value-type="string">
            <text:p><text:s/></text:p>
          </table:table-cell>
          <table:table-cell table:number-columns-repeated="1022"/>
        </table:table-row>
        <table:table-row table:style-name="ro17">
          <table:table-cell table:style-name="ce518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528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0">
          <table:table-cell table:style-name="ce519" table:number-columns-spanned="12" table:number-rows-spanned="1"/>
          <table:covered-table-cell table:number-columns-repeated="10" table:style-name="ce529"/>
          <table:covered-table-cell table:style-name="ce548"/>
          <table:table-cell table:number-columns-repeated="1012"/>
        </table:table-row>
        <table:table-row table:style-name="ro13">
          <table:table-cell table:number-columns-repeated="1024"/>
        </table:table-row>
        <table:table-row table:style-name="ro21">
          <table:table-cell table:style-name="ce520" office:value-type="string" calcext:value-type="string" table:number-columns-spanned="12" table:number-rows-spanned="1">
            <text:p>Important: </text:p>
            <text:p><text:span text:style-name="T15">1. The facility's "quality assurance program shall be </text:span><text:span text:style-name="T16">substantially the same</text:span><text:span text:style-name="T17"> as the quality assurance program recommended by the </text:span><text:span text:style-name="T16">image receptor [digital detector] manufacturer</text:span><text:span text:style-name="T17">." This is required by the FDA.</text:span></text:p>
            <text:p><text:span text:style-name="T15">2. Use any QC manual version that is applicable to the Lorad model surveyed. </text:span></text:p>
            <text:p><text:span text:style-name="T15">3. If the RWS or printer is FDA-cleared for FFDM, their</text:span><text:span text:style-name="T16"> QC manual</text:span><text:span text:style-name="T17"> is considered to be </text:span><text:span text:style-name="T16">"substantially the same"</text:span><text:span text:style-name="T17"> and may be followed. (Check with the RWS or printer manufacturers for their clearance status and QC manual.) </text:span></text:p>
            <text:p><text:span text:style-name="T15">4. If the RWS or printer is not cleared by the FDA for FFDM, </text:span><text:span text:style-name="T16">follow the QC manual provided by the image receptor manufacturer</text:span><text:span text:style-name="T17">. (Check with the image receptor manufacturer for their required tests.)</text:span></text:p>
            <text:p><text:span text:style-name="T15">5. All tests must be evaluated for the facility's </text:span><text:span text:style-name="T16">on and off-site</text:span><text:span text:style-name="T17"> equipment. If the evaluation was done on a different day </text:span></text:p>
            <text:p><text:span text:style-name="T15">than the survey date, note the date above.</text:span></text:p>
            <text:p><text:span text:style-name="T15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530"/>
          <table:covered-table-cell table:style-name="ce549"/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16">
          <table:table-cell/>
          <table:table-cell table:style-name="ce441" table:number-columns-repeated="11"/>
          <table:table-cell table:number-columns-repeated="1012"/>
        </table:table-row>
        <table:table-row table:style-name="ro12" table:number-rows-repeated="22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table:table-column table:style-name="co4" table:number-columns-repeated="1024" table:default-cell-style-name="ce212"/>
        <table:table-row table:style-name="ro3">
          <table:table-cell table:style-name="ce550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550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3">
          <table:table-cell table:style-name="ce551"/>
          <table:table-cell table:style-name="ce564" office:value-type="string" calcext:value-type="string" table:number-columns-spanned="9" table:number-rows-spanned="1">
            <text:p>kVp</text:p>
          </table:table-cell>
          <table:covered-table-cell table:number-columns-repeated="7" table:style-name="ce576"/>
          <table:covered-table-cell table:style-name="ce603"/>
          <table:table-cell table:style-name="ce551"/>
          <table:table-cell table:style-name="ce564" office:value-type="string" calcext:value-type="string" table:number-columns-spanned="9" table:number-rows-spanned="1">
            <text:p>kVp</text:p>
          </table:table-cell>
          <table:covered-table-cell table:number-columns-repeated="7" table:style-name="ce576"/>
          <table:covered-table-cell table:style-name="ce603"/>
          <table:table-cell table:style-name="ce551"/>
          <table:table-cell table:style-name="ce564" office:value-type="string" calcext:value-type="string" table:number-columns-spanned="9" table:number-rows-spanned="1">
            <text:p>kVp</text:p>
          </table:table-cell>
          <table:covered-table-cell table:number-columns-repeated="7" table:style-name="ce576"/>
          <table:covered-table-cell table:style-name="ce603"/>
          <table:table-cell table:number-columns-repeated="994"/>
        </table:table-row>
        <table:table-row table:style-name="ro3">
          <table:table-cell table:style-name="ce552" office:value-type="string" calcext:value-type="string">
            <text:p>HVL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604" office:value-type="float" office:value="31" calcext:value-type="float">
            <text:p>31</text:p>
          </table:table-cell>
          <table:table-cell table:style-name="ce552" office:value-type="string" calcext:value-type="string">
            <text:p>HVL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604" office:value-type="float" office:value="31" calcext:value-type="float">
            <text:p>31</text:p>
          </table:table-cell>
          <table:table-cell table:style-name="ce552" office:value-type="string" calcext:value-type="string">
            <text:p>HVL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604" office:value-type="float" office:value="31" calcext:value-type="float">
            <text:p>31</text:p>
          </table:table-cell>
          <table:table-cell table:number-columns-repeated="994"/>
        </table:table-row>
        <table:table-row table:style-name="ro3">
          <table:table-cell table:style-name="ce552" office:value-type="float" office:value="0.23" calcext:value-type="float">
            <text:p>0.23</text:p>
          </table:table-cell>
          <table:table-cell table:style-name="ce565" office:value-type="float" office:value="116" calcext:value-type="float">
            <text:p>116</text:p>
          </table:table-cell>
          <table:table-cell table:style-name="ce565" table:number-columns-repeated="7"/>
          <table:table-cell table:style-name="ce604"/>
          <table:table-cell table:style-name="ce552" office:value-type="float" office:value="0.23" calcext:value-type="float">
            <text:p>0.23</text:p>
          </table:table-cell>
          <table:table-cell table:style-name="ce565" table:number-columns-repeated="8"/>
          <table:table-cell table:style-name="ce604"/>
          <table:table-cell table:style-name="ce552" office:value-type="float" office:value="0.23" calcext:value-type="float">
            <text:p>0.23</text:p>
          </table:table-cell>
          <table:table-cell table:style-name="ce565" table:number-columns-repeated="8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24" calcext:value-type="float">
            <text:p>0.24</text:p>
          </table:table-cell>
          <table:table-cell table:style-name="ce565" office:value-type="float" office:value="121" calcext:value-type="float">
            <text:p>121</text:p>
          </table:table-cell>
          <table:table-cell table:style-name="ce565" office:value-type="float" office:value="124" calcext:value-type="float">
            <text:p>124</text:p>
          </table:table-cell>
          <table:table-cell table:style-name="ce565" table:number-columns-repeated="6"/>
          <table:table-cell table:style-name="ce604"/>
          <table:table-cell table:style-name="ce552" office:value-type="float" office:value="0.24" calcext:value-type="float">
            <text:p>0.24</text:p>
          </table:table-cell>
          <table:table-cell table:style-name="ce565" table:number-columns-repeated="8"/>
          <table:table-cell table:style-name="ce604"/>
          <table:table-cell table:style-name="ce552" office:value-type="float" office:value="0.24" calcext:value-type="float">
            <text:p>0.24</text:p>
          </table:table-cell>
          <table:table-cell table:style-name="ce565" table:number-columns-repeated="8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25" calcext:value-type="float">
            <text:p>0.25</text:p>
          </table:table-cell>
          <table:table-cell table:style-name="ce565" office:value-type="float" office:value="126" calcext:value-type="float">
            <text:p>126</text:p>
          </table:table-cell>
          <table:table-cell table:style-name="ce565" office:value-type="float" office:value="129" calcext:value-type="float">
            <text:p>129</text:p>
          </table:table-cell>
          <table:table-cell table:style-name="ce565" office:value-type="float" office:value="131" calcext:value-type="float">
            <text:p>131</text:p>
          </table:table-cell>
          <table:table-cell table:style-name="ce565" table:number-columns-repeated="5"/>
          <table:table-cell table:style-name="ce604"/>
          <table:table-cell table:style-name="ce552" office:value-type="float" office:value="0.25" calcext:value-type="float">
            <text:p>0.25</text:p>
          </table:table-cell>
          <table:table-cell table:style-name="ce565" table:number-columns-repeated="8"/>
          <table:table-cell table:style-name="ce604"/>
          <table:table-cell table:style-name="ce552" office:value-type="float" office:value="0.25" calcext:value-type="float">
            <text:p>0.25</text:p>
          </table:table-cell>
          <table:table-cell table:style-name="ce565" table:number-columns-repeated="8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26" calcext:value-type="float">
            <text:p>0.26</text:p>
          </table:table-cell>
          <table:table-cell table:style-name="ce565" office:value-type="float" office:value="130" calcext:value-type="float">
            <text:p>130</text:p>
          </table:table-cell>
          <table:table-cell table:style-name="ce565" office:value-type="float" office:value="133" calcext:value-type="float">
            <text:p>133</text:p>
          </table:table-cell>
          <table:table-cell table:style-name="ce565" office:value-type="float" office:value="135" calcext:value-type="float">
            <text:p>135</text:p>
          </table:table-cell>
          <table:table-cell table:style-name="ce565" office:value-type="float" office:value="138" calcext:value-type="float">
            <text:p>138</text:p>
          </table:table-cell>
          <table:table-cell table:style-name="ce565" table:number-columns-repeated="4"/>
          <table:table-cell table:style-name="ce604"/>
          <table:table-cell table:style-name="ce552" office:value-type="float" office:value="0.26" calcext:value-type="float">
            <text:p>0.26</text:p>
          </table:table-cell>
          <table:table-cell table:style-name="ce565" table:number-columns-repeated="8"/>
          <table:table-cell table:style-name="ce604"/>
          <table:table-cell table:style-name="ce552" office:value-type="float" office:value="0.26" calcext:value-type="float">
            <text:p>0.26</text:p>
          </table:table-cell>
          <table:table-cell table:style-name="ce565" table:number-columns-repeated="8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27" calcext:value-type="float">
            <text:p>0.27</text:p>
          </table:table-cell>
          <table:table-cell table:style-name="ce565" office:value-type="float" office:value="135" calcext:value-type="float">
            <text:p>135</text:p>
          </table:table-cell>
          <table:table-cell table:style-name="ce565" office:value-type="float" office:value="138" calcext:value-type="float">
            <text:p>138</text:p>
          </table:table-cell>
          <table:table-cell table:style-name="ce565" office:value-type="float" office:value="140" calcext:value-type="float">
            <text:p>140</text:p>
          </table:table-cell>
          <table:table-cell table:style-name="ce565" office:value-type="float" office:value="142" calcext:value-type="float">
            <text:p>142</text:p>
          </table:table-cell>
          <table:table-cell table:style-name="ce565" office:value-type="float" office:value="143" calcext:value-type="float">
            <text:p>143</text:p>
          </table:table-cell>
          <table:table-cell table:style-name="ce565" table:number-columns-repeated="3"/>
          <table:table-cell table:style-name="ce604"/>
          <table:table-cell table:style-name="ce552" office:value-type="float" office:value="0.27" calcext:value-type="float">
            <text:p>0.27</text:p>
          </table:table-cell>
          <table:table-cell table:style-name="ce565" table:number-columns-repeated="8"/>
          <table:table-cell table:style-name="ce604"/>
          <table:table-cell table:style-name="ce552" office:value-type="float" office:value="0.27" calcext:value-type="float">
            <text:p>0.27</text:p>
          </table:table-cell>
          <table:table-cell table:style-name="ce565" table:number-columns-repeated="8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28" calcext:value-type="float">
            <text:p>0.28</text:p>
          </table:table-cell>
          <table:table-cell table:style-name="ce565" office:value-type="float" office:value="140" calcext:value-type="float">
            <text:p>140</text:p>
          </table:table-cell>
          <table:table-cell table:style-name="ce565" office:value-type="float" office:value="142" calcext:value-type="float">
            <text:p>142</text:p>
          </table:table-cell>
          <table:table-cell table:style-name="ce565" office:value-type="float" office:value="144" calcext:value-type="float">
            <text:p>144</text:p>
          </table:table-cell>
          <table:table-cell table:style-name="ce565" office:value-type="float" office:value="146" calcext:value-type="float">
            <text:p>146</text:p>
          </table:table-cell>
          <table:table-cell table:style-name="ce565" office:value-type="float" office:value="147" calcext:value-type="float">
            <text:p>147</text:p>
          </table:table-cell>
          <table:table-cell table:style-name="ce565" office:value-type="float" office:value="149" calcext:value-type="float">
            <text:p>149</text:p>
          </table:table-cell>
          <table:table-cell table:style-name="ce565" table:number-columns-repeated="2"/>
          <table:table-cell table:style-name="ce604"/>
          <table:table-cell table:style-name="ce552" office:value-type="float" office:value="0.28" calcext:value-type="float">
            <text:p>0.28</text:p>
          </table:table-cell>
          <table:table-cell table:style-name="ce565" table:number-columns-repeated="2"/>
          <table:table-cell table:style-name="ce565" office:value-type="float" office:value="149" calcext:value-type="float">
            <text:p>149</text:p>
          </table:table-cell>
          <table:table-cell table:style-name="ce565" office:value-type="float" office:value="151" calcext:value-type="float">
            <text:p>151</text:p>
          </table:table-cell>
          <table:table-cell table:style-name="ce565" office:value-type="float" office:value="154" calcext:value-type="float">
            <text:p>154</text:p>
          </table:table-cell>
          <table:table-cell table:style-name="ce565" table:number-columns-repeated="3"/>
          <table:table-cell table:style-name="ce604"/>
          <table:table-cell table:style-name="ce552" office:value-type="float" office:value="0.28" calcext:value-type="float">
            <text:p>0.28</text:p>
          </table:table-cell>
          <table:table-cell table:style-name="ce565" table:number-columns-repeated="2"/>
          <table:table-cell table:style-name="ce565" office:value-type="float" office:value="150" calcext:value-type="float">
            <text:p>150</text:p>
          </table:table-cell>
          <table:table-cell table:style-name="ce565" office:value-type="float" office:value="155" calcext:value-type="float">
            <text:p>155</text:p>
          </table:table-cell>
          <table:table-cell table:style-name="ce565" office:value-type="float" office:value="159" calcext:value-type="float">
            <text:p>159</text:p>
          </table:table-cell>
          <table:table-cell table:style-name="ce565" table:number-columns-repeated="3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29" calcext:value-type="float">
            <text:p>0.29</text:p>
          </table:table-cell>
          <table:table-cell table:style-name="ce565" office:value-type="float" office:value="144" calcext:value-type="float">
            <text:p>144</text:p>
          </table:table-cell>
          <table:table-cell table:style-name="ce565" office:value-type="float" office:value="146" calcext:value-type="float">
            <text:p>146</text:p>
          </table:table-cell>
          <table:table-cell table:style-name="ce565" office:value-type="float" office:value="148" calcext:value-type="float">
            <text:p>148</text:p>
          </table:table-cell>
          <table:table-cell table:style-name="ce565" office:value-type="float" office:value="150" calcext:value-type="float">
            <text:p>150</text:p>
          </table:table-cell>
          <table:table-cell table:style-name="ce565" office:value-type="float" office:value="151" calcext:value-type="float">
            <text:p>151</text:p>
          </table:table-cell>
          <table:table-cell table:style-name="ce565" office:value-type="float" office:value="153" calcext:value-type="float">
            <text:p>153</text:p>
          </table:table-cell>
          <table:table-cell table:style-name="ce565" office:value-type="float" office:value="154" calcext:value-type="float">
            <text:p>154</text:p>
          </table:table-cell>
          <table:table-cell table:style-name="ce565"/>
          <table:table-cell table:style-name="ce604"/>
          <table:table-cell table:style-name="ce552" office:value-type="float" office:value="0.29" calcext:value-type="float">
            <text:p>0.29</text:p>
          </table:table-cell>
          <table:table-cell table:style-name="ce565" table:number-columns-repeated="2"/>
          <table:table-cell table:style-name="ce565" office:value-type="float" office:value="154" calcext:value-type="float">
            <text:p>154</text:p>
          </table:table-cell>
          <table:table-cell table:style-name="ce565" office:value-type="float" office:value="156" calcext:value-type="float">
            <text:p>156</text:p>
          </table:table-cell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59" calcext:value-type="float">
            <text:p>159</text:p>
          </table:table-cell>
          <table:table-cell table:style-name="ce565" table:number-columns-repeated="2"/>
          <table:table-cell table:style-name="ce604"/>
          <table:table-cell table:style-name="ce552" office:value-type="float" office:value="0.29" calcext:value-type="float">
            <text:p>0.29</text:p>
          </table:table-cell>
          <table:table-cell table:style-name="ce565" table:number-columns-repeated="2"/>
          <table:table-cell table:style-name="ce565" office:value-type="float" office:value="155" calcext:value-type="float">
            <text:p>155</text:p>
          </table:table-cell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4" calcext:value-type="float">
            <text:p>164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table:number-columns-repeated="2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3" calcext:value-type="float">
            <text:p>0.3</text:p>
          </table:table-cell>
          <table:table-cell table:style-name="ce565" office:value-type="float" office:value="149" calcext:value-type="float">
            <text:p>149</text:p>
          </table:table-cell>
          <table:table-cell table:style-name="ce565" office:value-type="float" office:value="151" calcext:value-type="float">
            <text:p>151</text:p>
          </table:table-cell>
          <table:table-cell table:style-name="ce565" office:value-type="float" office:value="153" calcext:value-type="float">
            <text:p>153</text:p>
          </table:table-cell>
          <table:table-cell table:style-name="ce565" office:value-type="float" office:value="155" calcext:value-type="float">
            <text:p>155</text:p>
          </table:table-cell>
          <table:table-cell table:style-name="ce565" office:value-type="float" office:value="156" calcext:value-type="float">
            <text:p>156</text:p>
          </table:table-cell>
          <table:table-cell table:style-name="ce565" office:value-type="float" office:value="157" calcext:value-type="float">
            <text:p>157</text:p>
          </table:table-cell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59" calcext:value-type="float">
            <text:p>159</text:p>
          </table:table-cell>
          <table:table-cell table:style-name="ce604"/>
          <table:table-cell table:style-name="ce552" office:value-type="float" office:value="0.3" calcext:value-type="float">
            <text:p>0.3</text:p>
          </table:table-cell>
          <table:table-cell table:style-name="ce565" table:number-columns-repeated="2"/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60" calcext:value-type="float">
            <text:p>160</text:p>
          </table:table-cell>
          <table:table-cell table:number-columns-repeated="2" table:style-name="ce565" office:value-type="float" office:value="162" calcext:value-type="float">
            <text:p>162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/>
          <table:table-cell table:style-name="ce604"/>
          <table:table-cell table:style-name="ce552" office:value-type="float" office:value="0.3" calcext:value-type="float">
            <text:p>0.3</text:p>
          </table:table-cell>
          <table:table-cell table:style-name="ce565" table:number-columns-repeated="2"/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4" calcext:value-type="float">
            <text:p>164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72" calcext:value-type="float">
            <text:p>172</text:p>
          </table:table-cell>
          <table:table-cell table:style-name="ce565" office:value-type="float" office:value="176" calcext:value-type="float">
            <text:p>176</text:p>
          </table:table-cell>
          <table:table-cell table:style-name="ce565"/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31" calcext:value-type="float">
            <text:p>0.31</text:p>
          </table:table-cell>
          <table:table-cell table:style-name="ce565" office:value-type="float" office:value="154" calcext:value-type="float">
            <text:p>154</text:p>
          </table:table-cell>
          <table:table-cell table:style-name="ce565" office:value-type="float" office:value="156" calcext:value-type="float">
            <text:p>156</text:p>
          </table:table-cell>
          <table:table-cell table:style-name="ce565" office:value-type="float" office:value="157" calcext:value-type="float">
            <text:p>157</text:p>
          </table:table-cell>
          <table:table-cell table:style-name="ce565" office:value-type="float" office:value="159" calcext:value-type="float">
            <text:p>159</text:p>
          </table:table-cell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1" calcext:value-type="float">
            <text:p>161</text:p>
          </table:table-cell>
          <table:table-cell table:style-name="ce565" office:value-type="float" office:value="162" calcext:value-type="float">
            <text:p>162</text:p>
          </table:table-cell>
          <table:table-cell table:style-name="ce565" office:value-type="float" office:value="163" calcext:value-type="float">
            <text:p>163</text:p>
          </table:table-cell>
          <table:table-cell table:style-name="ce604" office:value-type="float" office:value="164" calcext:value-type="float">
            <text:p>164</text:p>
          </table:table-cell>
          <table:table-cell table:style-name="ce552" office:value-type="float" office:value="0.31" calcext:value-type="float">
            <text:p>0.31</text:p>
          </table:table-cell>
          <table:table-cell table:style-name="ce565" table:number-columns-repeated="2"/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4" calcext:value-type="float">
            <text:p>164</text:p>
          </table:table-cell>
          <table:table-cell table:number-columns-repeated="2" table:style-name="ce565" office:value-type="float" office:value="166" calcext:value-type="float">
            <text:p>166</text:p>
          </table:table-cell>
          <table:table-cell table:number-columns-repeated="2" table:style-name="ce565" office:value-type="float" office:value="167" calcext:value-type="float">
            <text:p>167</text:p>
          </table:table-cell>
          <table:table-cell table:style-name="ce604"/>
          <table:table-cell table:style-name="ce552" office:value-type="float" office:value="0.31" calcext:value-type="float">
            <text:p>0.31</text:p>
          </table:table-cell>
          <table:table-cell table:style-name="ce565" table:number-columns-repeated="2"/>
          <table:table-cell table:style-name="ce565" office:value-type="float" office:value="165" calcext:value-type="float">
            <text:p>165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72" calcext:value-type="float">
            <text:p>172</text:p>
          </table:table-cell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80" calcext:value-type="float">
            <text:p>180</text:p>
          </table:table-cell>
          <table:table-cell table:style-name="ce565" office:value-type="float" office:value="182" calcext:value-type="float">
            <text:p>182</text:p>
          </table:table-cell>
          <table:table-cell table:style-name="ce604"/>
          <table:table-cell table:number-columns-repeated="994"/>
        </table:table-row>
        <table:table-row table:style-name="ro3">
          <table:table-cell table:style-name="ce552" office:value-type="float" office:value="0.32" calcext:value-type="float">
            <text:p>0.32</text:p>
          </table:table-cell>
          <table:table-cell table:style-name="ce565" office:value-type="float" office:value="158" calcext:value-type="float">
            <text:p>158</text:p>
          </table:table-cell>
          <table:table-cell table:style-name="ce565" office:value-type="float" office:value="160" calcext:value-type="float">
            <text:p>160</text:p>
          </table:table-cell>
          <table:table-cell table:style-name="ce565" office:value-type="float" office:value="162" calcext:value-type="float">
            <text:p>162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4" calcext:value-type="float">
            <text:p>164</text:p>
          </table:table-cell>
          <table:table-cell table:style-name="ce565" office:value-type="float" office:value="166" calcext:value-type="float">
            <text:p>166</text:p>
          </table:table-cell>
          <table:table-cell table:style-name="ce565" office:value-type="float" office:value="167" calcext:value-type="float">
            <text:p>167</text:p>
          </table:table-cell>
          <table:table-cell table:style-name="ce565" office:value-type="float" office:value="168" calcext:value-type="float">
            <text:p>168</text:p>
          </table:table-cell>
          <table:table-cell table:style-name="ce604" office:value-type="float" office:value="168" calcext:value-type="float">
            <text:p>168</text:p>
          </table:table-cell>
          <table:table-cell table:style-name="ce552" office:value-type="float" office:value="0.32" calcext:value-type="float">
            <text:p>0.32</text:p>
          </table:table-cell>
          <table:table-cell table:style-name="ce565" table:number-columns-repeated="2"/>
          <table:table-cell table:style-name="ce565" office:value-type="float" office:value="167" calcext:value-type="float">
            <text:p>167</text:p>
          </table:table-cell>
          <table:table-cell table:style-name="ce565" office:value-type="float" office:value="169" calcext:value-type="float">
            <text:p>169</text:p>
          </table:table-cell>
          <table:table-cell table:number-columns-repeated="3" table:style-name="ce565" office:value-type="float" office:value="171" calcext:value-type="float">
            <text:p>171</text:p>
          </table:table-cell>
          <table:table-cell table:style-name="ce565" office:value-type="float" office:value="172" calcext:value-type="float">
            <text:p>172</text:p>
          </table:table-cell>
          <table:table-cell table:style-name="ce604" office:value-type="float" office:value="172" calcext:value-type="float">
            <text:p>172</text:p>
          </table:table-cell>
          <table:table-cell table:style-name="ce552" office:value-type="float" office:value="0.32" calcext:value-type="float">
            <text:p>0.32</text:p>
          </table:table-cell>
          <table:table-cell table:style-name="ce565" table:number-columns-repeated="2"/>
          <table:table-cell table:style-name="ce565" office:value-type="float" office:value="169" calcext:value-type="float">
            <text:p>169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6" calcext:value-type="float">
            <text:p>186</text:p>
          </table:table-cell>
          <table:table-cell table:style-name="ce604" office:value-type="float" office:value="188" calcext:value-type="float">
            <text:p>188</text:p>
          </table:table-cell>
          <table:table-cell table:number-columns-repeated="994"/>
        </table:table-row>
        <table:table-row table:style-name="ro3">
          <table:table-cell table:style-name="ce552" office:value-type="float" office:value="0.33" calcext:value-type="float">
            <text:p>0.33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5" calcext:value-type="float">
            <text:p>165</text:p>
          </table:table-cell>
          <table:table-cell table:style-name="ce565" office:value-type="float" office:value="166" calcext:value-type="float">
            <text:p>166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69" calcext:value-type="float">
            <text:p>169</text:p>
          </table:table-cell>
          <table:table-cell table:style-name="ce565" office:value-type="float" office:value="170" calcext:value-type="float">
            <text:p>170</text:p>
          </table:table-cell>
          <table:table-cell table:style-name="ce565" office:value-type="float" office:value="171" calcext:value-type="float">
            <text:p>171</text:p>
          </table:table-cell>
          <table:table-cell table:style-name="ce565" office:value-type="float" office:value="173" calcext:value-type="float">
            <text:p>173</text:p>
          </table:table-cell>
          <table:table-cell table:style-name="ce604" office:value-type="float" office:value="173" calcext:value-type="float">
            <text:p>173</text:p>
          </table:table-cell>
          <table:table-cell table:style-name="ce552" office:value-type="float" office:value="0.33" calcext:value-type="float">
            <text:p>0.33</text:p>
          </table:table-cell>
          <table:table-cell table:style-name="ce565" table:number-columns-repeated="2"/>
          <table:table-cell table:style-name="ce565" office:value-type="float" office:value="171" calcext:value-type="float">
            <text:p>171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5" calcext:value-type="float">
            <text:p>175</text:p>
          </table:table-cell>
          <table:table-cell table:number-columns-repeated="3" table:style-name="ce565" office:value-type="float" office:value="176" calcext:value-type="float">
            <text:p>176</text:p>
          </table:table-cell>
          <table:table-cell table:style-name="ce604" office:value-type="float" office:value="176" calcext:value-type="float">
            <text:p>176</text:p>
          </table:table-cell>
          <table:table-cell table:style-name="ce552" office:value-type="float" office:value="0.33" calcext:value-type="float">
            <text:p>0.33</text:p>
          </table:table-cell>
          <table:table-cell table:style-name="ce565" table:number-columns-repeated="2"/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8" calcext:value-type="float">
            <text:p>178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90" calcext:value-type="float">
            <text:p>190</text:p>
          </table:table-cell>
          <table:table-cell table:style-name="ce604" office:value-type="float" office:value="192" calcext:value-type="float">
            <text:p>192</text:p>
          </table:table-cell>
          <table:table-cell table:number-columns-repeated="994"/>
        </table:table-row>
        <table:table-row table:style-name="ro3">
          <table:table-cell table:style-name="ce552" office:value-type="float" office:value="0.34" calcext:value-type="float">
            <text:p>0.34</text:p>
          </table:table-cell>
          <table:table-cell table:style-name="ce565" office:value-type="float" office:value="168" calcext:value-type="float">
            <text:p>168</text:p>
          </table:table-cell>
          <table:table-cell table:style-name="ce565" office:value-type="float" office:value="170" calcext:value-type="float">
            <text:p>170</text:p>
          </table:table-cell>
          <table:table-cell table:style-name="ce565" office:value-type="float" office:value="171" calcext:value-type="float">
            <text:p>171</text:p>
          </table:table-cell>
          <table:table-cell table:style-name="ce565" office:value-type="float" office:value="172" calcext:value-type="float">
            <text:p>172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76" calcext:value-type="float">
            <text:p>176</text:p>
          </table:table-cell>
          <table:table-cell table:style-name="ce604" office:value-type="float" office:value="177" calcext:value-type="float">
            <text:p>177</text:p>
          </table:table-cell>
          <table:table-cell table:style-name="ce552" office:value-type="float" office:value="0.34" calcext:value-type="float">
            <text:p>0.34</text:p>
          </table:table-cell>
          <table:table-cell table:style-name="ce565" table:number-columns-repeated="2"/>
          <table:table-cell table:style-name="ce565" office:value-type="float" office:value="176" calcext:value-type="float">
            <text:p>176</text:p>
          </table:table-cell>
          <table:table-cell table:style-name="ce565" office:value-type="float" office:value="178" calcext:value-type="float">
            <text:p>178</text:p>
          </table:table-cell>
          <table:table-cell table:number-columns-repeated="2" table:style-name="ce565" office:value-type="float" office:value="179" calcext:value-type="float">
            <text:p>179</text:p>
          </table:table-cell>
          <table:table-cell table:number-columns-repeated="2" table:style-name="ce565" office:value-type="float" office:value="180" calcext:value-type="float">
            <text:p>180</text:p>
          </table:table-cell>
          <table:table-cell table:style-name="ce604" office:value-type="float" office:value="180" calcext:value-type="float">
            <text:p>180</text:p>
          </table:table-cell>
          <table:table-cell table:style-name="ce552" office:value-type="float" office:value="0.34" calcext:value-type="float">
            <text:p>0.34</text:p>
          </table:table-cell>
          <table:table-cell table:style-name="ce565" table:number-columns-repeated="2"/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3" calcext:value-type="float">
            <text:p>183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3" calcext:value-type="float">
            <text:p>193</text:p>
          </table:table-cell>
          <table:table-cell table:style-name="ce565" office:value-type="float" office:value="195" calcext:value-type="float">
            <text:p>195</text:p>
          </table:table-cell>
          <table:table-cell table:style-name="ce604" office:value-type="float" office:value="196" calcext:value-type="float">
            <text:p>196</text:p>
          </table:table-cell>
          <table:table-cell table:number-columns-repeated="994"/>
        </table:table-row>
        <table:table-row table:style-name="ro3">
          <table:table-cell table:style-name="ce552" office:value-type="float" office:value="0.35" calcext:value-type="float">
            <text:p>0.35</text:p>
          </table:table-cell>
          <table:table-cell table:style-name="ce565"/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76" calcext:value-type="float">
            <text:p>176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78" calcext:value-type="float">
            <text:p>178</text:p>
          </table:table-cell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0" calcext:value-type="float">
            <text:p>180</text:p>
          </table:table-cell>
          <table:table-cell table:style-name="ce604" office:value-type="float" office:value="181" calcext:value-type="float">
            <text:p>181</text:p>
          </table:table-cell>
          <table:table-cell table:style-name="ce552" office:value-type="float" office:value="0.35" calcext:value-type="float">
            <text:p>0.35</text:p>
          </table:table-cell>
          <table:table-cell table:style-name="ce565" table:number-columns-repeated="2"/>
          <table:table-cell table:style-name="ce565" office:value-type="float" office:value="180" calcext:value-type="float">
            <text:p>180</text:p>
          </table:table-cell>
          <table:table-cell table:style-name="ce565" office:value-type="float" office:value="181" calcext:value-type="float">
            <text:p>181</text:p>
          </table:table-cell>
          <table:table-cell table:number-columns-repeated="2" table:style-name="ce565" office:value-type="float" office:value="183" calcext:value-type="float">
            <text:p>183</text:p>
          </table:table-cell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5" calcext:value-type="float">
            <text:p>185</text:p>
          </table:table-cell>
          <table:table-cell table:style-name="ce604" office:value-type="float" office:value="185" calcext:value-type="float">
            <text:p>185</text:p>
          </table:table-cell>
          <table:table-cell table:style-name="ce552" office:value-type="float" office:value="0.35" calcext:value-type="float">
            <text:p>0.35</text:p>
          </table:table-cell>
          <table:table-cell table:style-name="ce565" table:number-columns-repeated="2"/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7" calcext:value-type="float">
            <text:p>187</text:p>
          </table:table-cell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4" calcext:value-type="float">
            <text:p>194</text:p>
          </table:table-cell>
          <table:table-cell table:style-name="ce565" office:value-type="float" office:value="197" calcext:value-type="float">
            <text:p>197</text:p>
          </table:table-cell>
          <table:table-cell table:style-name="ce565" office:value-type="float" office:value="199" calcext:value-type="float">
            <text:p>199</text:p>
          </table:table-cell>
          <table:table-cell table:style-name="ce604" office:value-type="float" office:value="201" calcext:value-type="float">
            <text:p>201</text:p>
          </table:table-cell>
          <table:table-cell table:number-columns-repeated="994"/>
        </table:table-row>
        <table:table-row table:style-name="ro3">
          <table:table-cell table:style-name="ce552" office:value-type="float" office:value="0.36" calcext:value-type="float">
            <text:p>0.36</text:p>
          </table:table-cell>
          <table:table-cell table:style-name="ce565" table:number-columns-repeated="2"/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2" calcext:value-type="float">
            <text:p>182</text:p>
          </table:table-cell>
          <table:table-cell table:style-name="ce565" office:value-type="float" office:value="183" calcext:value-type="float">
            <text:p>183</text:p>
          </table:table-cell>
          <table:table-cell table:style-name="ce565" office:value-type="float" office:value="184" calcext:value-type="float">
            <text:p>184</text:p>
          </table:table-cell>
          <table:table-cell table:style-name="ce565" office:value-type="float" office:value="185" calcext:value-type="float">
            <text:p>185</text:p>
          </table:table-cell>
          <table:table-cell table:style-name="ce604" office:value-type="float" office:value="185" calcext:value-type="float">
            <text:p>185</text:p>
          </table:table-cell>
          <table:table-cell table:style-name="ce552" office:value-type="float" office:value="0.36" calcext:value-type="float">
            <text:p>0.36</text:p>
          </table:table-cell>
          <table:table-cell table:style-name="ce565" table:number-columns-repeated="2"/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6" calcext:value-type="float">
            <text:p>186</text:p>
          </table:table-cell>
          <table:table-cell table:number-columns-repeated="2" table:style-name="ce565" office:value-type="float" office:value="187" calcext:value-type="float">
            <text:p>187</text:p>
          </table:table-cell>
          <table:table-cell table:number-columns-repeated="2" table:style-name="ce565" office:value-type="float" office:value="188" calcext:value-type="float">
            <text:p>188</text:p>
          </table:table-cell>
          <table:table-cell table:style-name="ce604" office:value-type="float" office:value="189" calcext:value-type="float">
            <text:p>189</text:p>
          </table:table-cell>
          <table:table-cell table:style-name="ce552" office:value-type="float" office:value="0.36" calcext:value-type="float">
            <text:p>0.36</text:p>
          </table:table-cell>
          <table:table-cell table:style-name="ce565" table:number-columns-repeated="2"/>
          <table:table-cell table:style-name="ce565" office:value-type="float" office:value="189" calcext:value-type="float">
            <text:p>189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5" calcext:value-type="float">
            <text:p>195</text:p>
          </table:table-cell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1" calcext:value-type="float">
            <text:p>201</text:p>
          </table:table-cell>
          <table:table-cell table:style-name="ce565" office:value-type="float" office:value="204" calcext:value-type="float">
            <text:p>204</text:p>
          </table:table-cell>
          <table:table-cell table:style-name="ce604" office:value-type="float" office:value="205" calcext:value-type="float">
            <text:p>205</text:p>
          </table:table-cell>
          <table:table-cell table:number-columns-repeated="994"/>
        </table:table-row>
        <table:table-row table:style-name="ro3">
          <table:table-cell table:style-name="ce552" office:value-type="float" office:value="0.37" calcext:value-type="float">
            <text:p>0.37</text:p>
          </table:table-cell>
          <table:table-cell table:style-name="ce565" table:number-columns-repeated="3"/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87" calcext:value-type="float">
            <text:p>187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89" calcext:value-type="float">
            <text:p>189</text:p>
          </table:table-cell>
          <table:table-cell table:style-name="ce604" office:value-type="float" office:value="190" calcext:value-type="float">
            <text:p>190</text:p>
          </table:table-cell>
          <table:table-cell table:style-name="ce552" office:value-type="float" office:value="0.37" calcext:value-type="float">
            <text:p>0.37</text:p>
          </table:table-cell>
          <table:table-cell table:style-name="ce565" table:number-columns-repeated="2"/>
          <table:table-cell table:style-name="ce565" office:value-type="float" office:value="189" calcext:value-type="float">
            <text:p>189</text:p>
          </table:table-cell>
          <table:table-cell table:style-name="ce565" office:value-type="float" office:value="190" calcext:value-type="float">
            <text:p>190</text:p>
          </table:table-cell>
          <table:table-cell table:number-columns-repeated="2" table:style-name="ce565" office:value-type="float" office:value="191" calcext:value-type="float">
            <text:p>191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3" calcext:value-type="float">
            <text:p>193</text:p>
          </table:table-cell>
          <table:table-cell table:style-name="ce604" office:value-type="float" office:value="193" calcext:value-type="float">
            <text:p>193</text:p>
          </table:table-cell>
          <table:table-cell table:style-name="ce552" office:value-type="float" office:value="0.37" calcext:value-type="float">
            <text:p>0.37</text:p>
          </table:table-cell>
          <table:table-cell table:style-name="ce565" table:number-columns-repeated="2"/>
          <table:table-cell table:style-name="ce565" office:value-type="float" office:value="193" calcext:value-type="float">
            <text:p>193</text:p>
          </table:table-cell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9" calcext:value-type="float">
            <text:p>199</text:p>
          </table:table-cell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5" calcext:value-type="float">
            <text:p>205</text:p>
          </table:table-cell>
          <table:table-cell table:style-name="ce565" office:value-type="float" office:value="207" calcext:value-type="float">
            <text:p>207</text:p>
          </table:table-cell>
          <table:table-cell table:style-name="ce604" office:value-type="float" office:value="209" calcext:value-type="float">
            <text:p>209</text:p>
          </table:table-cell>
          <table:table-cell table:number-columns-repeated="994"/>
        </table:table-row>
        <table:table-row table:style-name="ro3">
          <table:table-cell table:style-name="ce552" office:value-type="float" office:value="0.38" calcext:value-type="float">
            <text:p>0.38</text:p>
          </table:table-cell>
          <table:table-cell table:style-name="ce565" table:number-columns-repeated="4"/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1" calcext:value-type="float">
            <text:p>191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3" calcext:value-type="float">
            <text:p>193</text:p>
          </table:table-cell>
          <table:table-cell table:style-name="ce604" office:value-type="float" office:value="194" calcext:value-type="float">
            <text:p>194</text:p>
          </table:table-cell>
          <table:table-cell table:style-name="ce552" office:value-type="float" office:value="0.38" calcext:value-type="float">
            <text:p>0.38</text:p>
          </table:table-cell>
          <table:table-cell table:style-name="ce565" table:number-columns-repeated="2"/>
          <table:table-cell table:style-name="ce565" office:value-type="float" office:value="193" calcext:value-type="float">
            <text:p>193</text:p>
          </table:table-cell>
          <table:table-cell table:style-name="ce565" office:value-type="float" office:value="194" calcext:value-type="float">
            <text:p>194</text:p>
          </table:table-cell>
          <table:table-cell table:number-columns-repeated="2" table:style-name="ce565" office:value-type="float" office:value="196" calcext:value-type="float">
            <text:p>196</text:p>
          </table:table-cell>
          <table:table-cell table:number-columns-repeated="2" table:style-name="ce565" office:value-type="float" office:value="197" calcext:value-type="float">
            <text:p>197</text:p>
          </table:table-cell>
          <table:table-cell table:style-name="ce604" office:value-type="float" office:value="197" calcext:value-type="float">
            <text:p>197</text:p>
          </table:table-cell>
          <table:table-cell table:style-name="ce552" office:value-type="float" office:value="0.38" calcext:value-type="float">
            <text:p>0.38</text:p>
          </table:table-cell>
          <table:table-cell table:style-name="ce565" table:number-columns-repeated="2"/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1" calcext:value-type="float">
            <text:p>201</text:p>
          </table:table-cell>
          <table:table-cell table:style-name="ce565" office:value-type="float" office:value="204" calcext:value-type="float">
            <text:p>204</text:p>
          </table:table-cell>
          <table:table-cell table:style-name="ce565" office:value-type="float" office:value="207" calcext:value-type="float">
            <text:p>207</text:p>
          </table:table-cell>
          <table:table-cell table:style-name="ce565" office:value-type="float" office:value="209" calcext:value-type="float">
            <text:p>209</text:p>
          </table:table-cell>
          <table:table-cell table:style-name="ce565" office:value-type="float" office:value="211" calcext:value-type="float">
            <text:p>211</text:p>
          </table:table-cell>
          <table:table-cell table:style-name="ce604" office:value-type="float" office:value="213" calcext:value-type="float">
            <text:p>213</text:p>
          </table:table-cell>
          <table:table-cell table:number-columns-repeated="994"/>
        </table:table-row>
        <table:table-row table:style-name="ro3">
          <table:table-cell table:style-name="ce552" office:value-type="float" office:value="0.39" calcext:value-type="float">
            <text:p>0.39</text:p>
          </table:table-cell>
          <table:table-cell table:style-name="ce565" table:number-columns-repeated="5"/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7" calcext:value-type="float">
            <text:p>197</text:p>
          </table:table-cell>
          <table:table-cell table:style-name="ce565" office:value-type="float" office:value="198" calcext:value-type="float">
            <text:p>198</text:p>
          </table:table-cell>
          <table:table-cell table:style-name="ce604" office:value-type="float" office:value="198" calcext:value-type="float">
            <text:p>198</text:p>
          </table:table-cell>
          <table:table-cell table:style-name="ce552" office:value-type="float" office:value="0.39" calcext:value-type="float">
            <text:p>0.39</text:p>
          </table:table-cell>
          <table:table-cell table:style-name="ce565" table:number-columns-repeated="2"/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199" calcext:value-type="float">
            <text:p>199</text:p>
          </table:table-cell>
          <table:table-cell table:number-columns-repeated="2" table:style-name="ce565" office:value-type="float" office:value="200" calcext:value-type="float">
            <text:p>200</text:p>
          </table:table-cell>
          <table:table-cell table:number-columns-repeated="2" table:style-name="ce565" office:value-type="float" office:value="201" calcext:value-type="float">
            <text:p>201</text:p>
          </table:table-cell>
          <table:table-cell table:style-name="ce604" office:value-type="float" office:value="202" calcext:value-type="float">
            <text:p>202</text:p>
          </table:table-cell>
          <table:table-cell table:style-name="ce552" office:value-type="float" office:value="0.39" calcext:value-type="float">
            <text:p>0.39</text:p>
          </table:table-cell>
          <table:table-cell table:style-name="ce565" table:number-columns-repeated="2"/>
          <table:table-cell table:style-name="ce565" office:value-type="float" office:value="203" calcext:value-type="float">
            <text:p>203</text:p>
          </table:table-cell>
          <table:table-cell table:style-name="ce565" office:value-type="float" office:value="206" calcext:value-type="float">
            <text:p>206</text:p>
          </table:table-cell>
          <table:table-cell table:style-name="ce565" office:value-type="float" office:value="208" calcext:value-type="float">
            <text:p>208</text:p>
          </table:table-cell>
          <table:table-cell table:style-name="ce565" office:value-type="float" office:value="211" calcext:value-type="float">
            <text:p>211</text:p>
          </table:table-cell>
          <table:table-cell table:style-name="ce565" office:value-type="float" office:value="214" calcext:value-type="float">
            <text:p>214</text:p>
          </table:table-cell>
          <table:table-cell table:style-name="ce565" office:value-type="float" office:value="216" calcext:value-type="float">
            <text:p>216</text:p>
          </table:table-cell>
          <table:table-cell table:style-name="ce604" office:value-type="float" office:value="217" calcext:value-type="float">
            <text:p>217</text:p>
          </table:table-cell>
          <table:table-cell table:number-columns-repeated="994"/>
        </table:table-row>
        <table:table-row table:style-name="ro3">
          <table:table-cell table:style-name="ce552" office:value-type="float" office:value="0.4" calcext:value-type="float">
            <text:p>0.4</text:p>
          </table:table-cell>
          <table:table-cell table:style-name="ce565" table:number-columns-repeated="6"/>
          <table:table-cell table:style-name="ce565" office:value-type="float" office:value="201" calcext:value-type="float">
            <text:p>201</text:p>
          </table:table-cell>
          <table:table-cell table:style-name="ce565" office:value-type="float" office:value="202" calcext:value-type="float">
            <text:p>202</text:p>
          </table:table-cell>
          <table:table-cell table:style-name="ce604" office:value-type="float" office:value="203" calcext:value-type="float">
            <text:p>203</text:p>
          </table:table-cell>
          <table:table-cell table:style-name="ce552" office:value-type="float" office:value="0.4" calcext:value-type="float">
            <text:p>0.4</text:p>
          </table:table-cell>
          <table:table-cell table:style-name="ce565" table:number-columns-repeated="2"/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3" calcext:value-type="float">
            <text:p>203</text:p>
          </table:table-cell>
          <table:table-cell table:number-columns-repeated="2" table:style-name="ce565" office:value-type="float" office:value="204" calcext:value-type="float">
            <text:p>204</text:p>
          </table:table-cell>
          <table:table-cell table:number-columns-repeated="2" table:style-name="ce565" office:value-type="float" office:value="205" calcext:value-type="float">
            <text:p>205</text:p>
          </table:table-cell>
          <table:table-cell table:style-name="ce604" office:value-type="float" office:value="206" calcext:value-type="float">
            <text:p>206</text:p>
          </table:table-cell>
          <table:table-cell table:style-name="ce552" office:value-type="float" office:value="0.4" calcext:value-type="float">
            <text:p>0.4</text:p>
          </table:table-cell>
          <table:table-cell table:style-name="ce565" table:number-columns-repeated="2"/>
          <table:table-cell table:style-name="ce565" office:value-type="float" office:value="208" calcext:value-type="float">
            <text:p>208</text:p>
          </table:table-cell>
          <table:table-cell table:style-name="ce565" office:value-type="float" office:value="211" calcext:value-type="float">
            <text:p>211</text:p>
          </table:table-cell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6" calcext:value-type="float">
            <text:p>216</text:p>
          </table:table-cell>
          <table:table-cell table:style-name="ce565" office:value-type="float" office:value="218" calcext:value-type="float">
            <text:p>218</text:p>
          </table:table-cell>
          <table:table-cell table:style-name="ce565" office:value-type="float" office:value="220" calcext:value-type="float">
            <text:p>220</text:p>
          </table:table-cell>
          <table:table-cell table:style-name="ce604" office:value-type="float" office:value="221" calcext:value-type="float">
            <text:p>221</text:p>
          </table:table-cell>
          <table:table-cell table:number-columns-repeated="994"/>
        </table:table-row>
        <table:table-row table:style-name="ro3">
          <table:table-cell table:style-name="ce552" office:value-type="float" office:value="0.41" calcext:value-type="float">
            <text:p>0.41</text:p>
          </table:table-cell>
          <table:table-cell table:style-name="ce565" table:number-columns-repeated="7"/>
          <table:table-cell table:style-name="ce565" office:value-type="float" office:value="206" calcext:value-type="float">
            <text:p>206</text:p>
          </table:table-cell>
          <table:table-cell table:style-name="ce604" office:value-type="float" office:value="207" calcext:value-type="float">
            <text:p>207</text:p>
          </table:table-cell>
          <table:table-cell table:style-name="ce552" office:value-type="float" office:value="0.41" calcext:value-type="float">
            <text:p>0.41</text:p>
          </table:table-cell>
          <table:table-cell table:style-name="ce565" table:number-columns-repeated="2"/>
          <table:table-cell table:style-name="ce565" office:value-type="float" office:value="206" calcext:value-type="float">
            <text:p>206</text:p>
          </table:table-cell>
          <table:table-cell table:style-name="ce565" office:value-type="float" office:value="207" calcext:value-type="float">
            <text:p>207</text:p>
          </table:table-cell>
          <table:table-cell table:number-columns-repeated="2" table:style-name="ce565" office:value-type="float" office:value="208" calcext:value-type="float">
            <text:p>208</text:p>
          </table:table-cell>
          <table:table-cell table:number-columns-repeated="2" table:style-name="ce565" office:value-type="float" office:value="209" calcext:value-type="float">
            <text:p>209</text:p>
          </table:table-cell>
          <table:table-cell table:style-name="ce604" office:value-type="float" office:value="210" calcext:value-type="float">
            <text:p>210</text:p>
          </table:table-cell>
          <table:table-cell table:style-name="ce552" office:value-type="float" office:value="0.41" calcext:value-type="float">
            <text:p>0.41</text:p>
          </table:table-cell>
          <table:table-cell table:style-name="ce565" table:number-columns-repeated="2"/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5" calcext:value-type="float">
            <text:p>215</text:p>
          </table:table-cell>
          <table:table-cell table:style-name="ce565" office:value-type="float" office:value="217" calcext:value-type="float">
            <text:p>217</text:p>
          </table:table-cell>
          <table:table-cell table:style-name="ce565" office:value-type="float" office:value="220" calcext:value-type="float">
            <text:p>220</text:p>
          </table:table-cell>
          <table:table-cell table:style-name="ce565" office:value-type="float" office:value="222" calcext:value-type="float">
            <text:p>222</text:p>
          </table:table-cell>
          <table:table-cell table:style-name="ce565" office:value-type="float" office:value="224" calcext:value-type="float">
            <text:p>224</text:p>
          </table:table-cell>
          <table:table-cell table:style-name="ce604" office:value-type="float" office:value="225" calcext:value-type="float">
            <text:p>225</text:p>
          </table:table-cell>
          <table:table-cell table:number-columns-repeated="994"/>
        </table:table-row>
        <table:table-row table:style-name="ro3">
          <table:table-cell table:style-name="ce553" office:value-type="float" office:value="0.42" calcext:value-type="float">
            <text:p>0.42</text:p>
          </table:table-cell>
          <table:table-cell table:style-name="ce566" table:number-columns-repeated="8"/>
          <table:table-cell table:style-name="ce605" office:value-type="float" office:value="211" calcext:value-type="float">
            <text:p>211</text:p>
          </table:table-cell>
          <table:table-cell table:style-name="ce553" office:value-type="float" office:value="0.42" calcext:value-type="float">
            <text:p>0.42</text:p>
          </table:table-cell>
          <table:table-cell table:style-name="ce566" table:number-columns-repeated="2"/>
          <table:table-cell table:number-columns-repeated="2" table:style-name="ce566" office:value-type="float" office:value="211" calcext:value-type="float">
            <text:p>211</text:p>
          </table:table-cell>
          <table:table-cell table:number-columns-repeated="2" table:style-name="ce566" office:value-type="float" office:value="212" calcext:value-type="float">
            <text:p>212</text:p>
          </table:table-cell>
          <table:table-cell table:number-columns-repeated="2" table:style-name="ce566" office:value-type="float" office:value="213" calcext:value-type="float">
            <text:p>213</text:p>
          </table:table-cell>
          <table:table-cell table:style-name="ce605" office:value-type="float" office:value="214" calcext:value-type="float">
            <text:p>214</text:p>
          </table:table-cell>
          <table:table-cell table:style-name="ce553" office:value-type="float" office:value="0.42" calcext:value-type="float">
            <text:p>0.42</text:p>
          </table:table-cell>
          <table:table-cell table:style-name="ce566" table:number-columns-repeated="2"/>
          <table:table-cell table:style-name="ce566" office:value-type="float" office:value="218" calcext:value-type="float">
            <text:p>218</text:p>
          </table:table-cell>
          <table:table-cell table:style-name="ce566" office:value-type="float" office:value="220" calcext:value-type="float">
            <text:p>220</text:p>
          </table:table-cell>
          <table:table-cell table:style-name="ce566" office:value-type="float" office:value="222" calcext:value-type="float">
            <text:p>222</text:p>
          </table:table-cell>
          <table:table-cell table:style-name="ce566" office:value-type="float" office:value="224" calcext:value-type="float">
            <text:p>224</text:p>
          </table:table-cell>
          <table:table-cell table:style-name="ce566" office:value-type="float" office:value="226" calcext:value-type="float">
            <text:p>226</text:p>
          </table:table-cell>
          <table:table-cell table:style-name="ce566" office:value-type="float" office:value="228" calcext:value-type="float">
            <text:p>228</text:p>
          </table:table-cell>
          <table:table-cell table:style-name="ce605" office:value-type="float" office:value="229" calcext:value-type="float">
            <text:p>229</text:p>
          </table:table-cell>
          <table:table-cell table:number-columns-repeated="994"/>
        </table:table-row>
        <table:table-row table:style-name="ro3">
          <table:table-cell table:number-columns-repeated="1024"/>
        </table:table-row>
        <table:table-row table:style-name="ro3">
          <table:table-cell table:style-name="ce550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550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3">
          <table:table-cell table:style-name="ce551"/>
          <table:table-cell table:style-name="ce567" office:value-type="string" calcext:value-type="string" table:number-columns-spanned="11" table:number-rows-spanned="1">
            <text:p>kVp</text:p>
          </table:table-cell>
          <table:covered-table-cell table:number-columns-repeated="10" table:style-name="ce576"/>
          <table:table-cell table:style-name="ce603"/>
          <table:table-cell table:style-name="ce551"/>
          <table:table-cell table:style-name="ce564" office:value-type="string" calcext:value-type="string" table:number-columns-spanned="13" table:number-rows-spanned="1">
            <text:p>kVp</text:p>
          </table:table-cell>
          <table:covered-table-cell table:number-columns-repeated="11" table:style-name="ce576"/>
          <table:covered-table-cell table:style-name="ce603"/>
          <table:table-cell table:number-columns-repeated="997"/>
        </table:table-row>
        <table:table-row table:style-name="ro3">
          <table:table-cell table:style-name="ce552" office:value-type="string" calcext:value-type="string">
            <text:p>HVL</text:p>
          </table:table-cell>
          <table:table-cell table:style-name="ce565" office:value-type="float" office:value="22" calcext:value-type="float">
            <text:p>22</text:p>
          </table:table-cell>
          <table:table-cell table:style-name="ce565" office:value-type="float" office:value="23" calcext:value-type="float">
            <text:p>23</text:p>
          </table:table-cell>
          <table:table-cell table:style-name="ce565" office:value-type="float" office:value="24" calcext:value-type="float">
            <text:p>24</text:p>
          </table:table-cell>
          <table:table-cell table:style-name="ce565" office:value-type="float" office:value="25" calcext:value-type="float">
            <text:p>25</text:p>
          </table:table-cell>
          <table:table-cell table:style-name="ce565" office:value-type="float" office:value="26" calcext:value-type="float">
            <text:p>26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31" calcext:value-type="float">
            <text:p>31</text:p>
          </table:table-cell>
          <table:table-cell table:style-name="ce565" office:value-type="float" office:value="32" calcext:value-type="float">
            <text:p>32</text:p>
          </table:table-cell>
          <table:table-cell table:style-name="ce604" office:value-type="float" office:value="33" calcext:value-type="float">
            <text:p>33</text:p>
          </table:table-cell>
          <table:table-cell table:style-name="ce552" office:value-type="string" calcext:value-type="string">
            <text:p>HVL</text:p>
          </table:table-cell>
          <table:table-cell table:style-name="ce565" office:value-type="float" office:value="27" calcext:value-type="float">
            <text:p>27</text:p>
          </table:table-cell>
          <table:table-cell table:style-name="ce565" office:value-type="float" office:value="28" calcext:value-type="float">
            <text:p>28</text:p>
          </table:table-cell>
          <table:table-cell table:style-name="ce565" office:value-type="float" office:value="29" calcext:value-type="float">
            <text:p>29</text:p>
          </table:table-cell>
          <table:table-cell table:style-name="ce565" office:value-type="float" office:value="30" calcext:value-type="float">
            <text:p>30</text:p>
          </table:table-cell>
          <table:table-cell table:style-name="ce565" office:value-type="float" office:value="31" calcext:value-type="float">
            <text:p>31</text:p>
          </table:table-cell>
          <table:table-cell table:style-name="ce565" office:value-type="float" office:value="32" calcext:value-type="float">
            <text:p>32</text:p>
          </table:table-cell>
          <table:table-cell table:style-name="ce565" office:value-type="float" office:value="33" calcext:value-type="float">
            <text:p>33</text:p>
          </table:table-cell>
          <table:table-cell table:style-name="ce565" office:value-type="float" office:value="34" calcext:value-type="float">
            <text:p>34</text:p>
          </table:table-cell>
          <table:table-cell table:style-name="ce565" office:value-type="float" office:value="35" calcext:value-type="float">
            <text:p>35</text:p>
          </table:table-cell>
          <table:table-cell table:style-name="ce565" office:value-type="float" office:value="36" calcext:value-type="float">
            <text:p>36</text:p>
          </table:table-cell>
          <table:table-cell table:style-name="ce565" office:value-type="float" office:value="37" calcext:value-type="float">
            <text:p>37</text:p>
          </table:table-cell>
          <table:table-cell table:style-name="ce565" office:value-type="float" office:value="38" calcext:value-type="float">
            <text:p>38</text:p>
          </table:table-cell>
          <table:table-cell table:style-name="ce604" office:value-type="float" office:value="39" calcext:value-type="float">
            <text:p>39</text:p>
          </table:table-cell>
          <table:table-cell table:number-columns-repeated="997"/>
        </table:table-row>
        <table:table-row table:style-name="ro3">
          <table:table-cell table:style-name="ce552" office:value-type="float" office:value="0.3" calcext:value-type="float">
            <text:p>0.3</text:p>
          </table:table-cell>
          <table:table-cell table:style-name="ce565" office:value-type="float" office:value="152" calcext:value-type="float">
            <text:p>152</text:p>
          </table:table-cell>
          <table:table-cell table:style-name="ce565" office:value-type="float" office:value="157" calcext:value-type="float">
            <text:p>157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6" calcext:value-type="float">
            <text:p>166</text:p>
          </table:table-cell>
          <table:table-cell table:style-name="ce565" office:value-type="float" office:value="170" calcext:value-type="float">
            <text:p>170</text:p>
          </table:table-cell>
          <table:table-cell table:style-name="ce565" office:value-type="float" office:value="173" calcext:value-type="float">
            <text:p>173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79" calcext:value-type="float">
            <text:p>179</text:p>
          </table:table-cell>
          <table:table-cell table:style-name="ce565" office:value-type="float" office:value="182" calcext:value-type="float">
            <text:p>182</text:p>
          </table:table-cell>
          <table:table-cell table:style-name="ce565" office:value-type="float" office:value="184" calcext:value-type="float">
            <text:p>184</text:p>
          </table:table-cell>
          <table:table-cell table:style-name="ce604" office:value-type="float" office:value="187" calcext:value-type="float">
            <text:p>187</text:p>
          </table:table-cell>
          <table:table-cell table:style-name="ce552" office:value-type="float" office:value="0.3" calcext:value-type="float">
            <text:p>0.3</text:p>
          </table:table-cell>
          <table:table-cell table:style-name="ce565" office:value-type="float" office:value="222" calcext:value-type="float">
            <text:p>222</text:p>
          </table:table-cell>
          <table:table-cell table:style-name="ce565" office:value-type="float" office:value="226" calcext:value-type="float">
            <text:p>226</text:p>
          </table:table-cell>
          <table:table-cell table:style-name="ce565" office:value-type="float" office:value="229" calcext:value-type="float">
            <text:p>229</text:p>
          </table:table-cell>
          <table:table-cell table:style-name="ce565" office:value-type="float" office:value="231" calcext:value-type="float">
            <text:p>231</text:p>
          </table:table-cell>
          <table:table-cell table:style-name="ce565" office:value-type="float" office:value="234" calcext:value-type="float">
            <text:p>234</text:p>
          </table:table-cell>
          <table:table-cell table:style-name="ce565" office:value-type="float" office:value="236" calcext:value-type="float">
            <text:p>236</text:p>
          </table:table-cell>
          <table:table-cell table:style-name="ce565" office:value-type="float" office:value="239" calcext:value-type="float">
            <text:p>239</text:p>
          </table:table-cell>
          <table:table-cell table:style-name="ce565" office:value-type="float" office:value="241" calcext:value-type="float">
            <text:p>241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6" calcext:value-type="float">
            <text:p>246</text:p>
          </table:table-cell>
          <table:table-cell table:style-name="ce565" office:value-type="float" office:value="248" calcext:value-type="float">
            <text:p>248</text:p>
          </table:table-cell>
          <table:table-cell table:style-name="ce565" office:value-type="float" office:value="250" calcext:value-type="float">
            <text:p>250</text:p>
          </table:table-cell>
          <table:table-cell table:style-name="ce604" office:value-type="float" office:value="252" calcext:value-type="float">
            <text:p>252</text:p>
          </table:table-cell>
          <table:table-cell table:number-columns-repeated="997"/>
        </table:table-row>
        <table:table-row table:style-name="ro3">
          <table:table-cell table:style-name="ce552" office:value-type="float" office:value="0.325" calcext:value-type="float">
            <text:p>0.325</text:p>
          </table:table-cell>
          <table:table-cell table:style-name="ce565" office:value-type="float" office:value="163" calcext:value-type="float">
            <text:p>163</text:p>
          </table:table-cell>
          <table:table-cell table:style-name="ce565" office:value-type="float" office:value="169" calcext:value-type="float">
            <text:p>169</text:p>
          </table:table-cell>
          <table:table-cell table:style-name="ce565" office:value-type="float" office:value="174" calcext:value-type="float">
            <text:p>174</text:p>
          </table:table-cell>
          <table:table-cell table:style-name="ce565" office:value-type="float" office:value="177" calcext:value-type="float">
            <text:p>177</text:p>
          </table:table-cell>
          <table:table-cell table:style-name="ce565" office:value-type="float" office:value="181" calcext:value-type="float">
            <text:p>181</text:p>
          </table:table-cell>
          <table:table-cell table:style-name="ce565" office:value-type="float" office:value="183" calcext:value-type="float">
            <text:p>183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90" calcext:value-type="float">
            <text:p>190</text:p>
          </table:table-cell>
          <table:table-cell table:style-name="ce565" office:value-type="float" office:value="192" calcext:value-type="float">
            <text:p>192</text:p>
          </table:table-cell>
          <table:table-cell table:style-name="ce565" office:value-type="float" office:value="195" calcext:value-type="float">
            <text:p>195</text:p>
          </table:table-cell>
          <table:table-cell table:style-name="ce604" office:value-type="float" office:value="197" calcext:value-type="float">
            <text:p>197</text:p>
          </table:table-cell>
          <table:table-cell table:style-name="ce552" office:value-type="float" office:value="0.325" calcext:value-type="float">
            <text:p>0.325</text:p>
          </table:table-cell>
          <table:table-cell table:style-name="ce565" office:value-type="float" office:value="233" calcext:value-type="float">
            <text:p>233</text:p>
          </table:table-cell>
          <table:table-cell table:style-name="ce565" office:value-type="float" office:value="236" calcext:value-type="float">
            <text:p>236</text:p>
          </table:table-cell>
          <table:table-cell table:style-name="ce565" office:value-type="float" office:value="239" calcext:value-type="float">
            <text:p>239</text:p>
          </table:table-cell>
          <table:table-cell table:style-name="ce565" office:value-type="float" office:value="242" calcext:value-type="float">
            <text:p>242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6" calcext:value-type="float">
            <text:p>246</text:p>
          </table:table-cell>
          <table:table-cell table:style-name="ce565" office:value-type="float" office:value="248" calcext:value-type="float">
            <text:p>248</text:p>
          </table:table-cell>
          <table:table-cell table:style-name="ce565" office:value-type="float" office:value="251" calcext:value-type="float">
            <text:p>251</text:p>
          </table:table-cell>
          <table:table-cell table:style-name="ce565" office:value-type="float" office:value="253" calcext:value-type="float">
            <text:p>253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58" calcext:value-type="float">
            <text:p>258</text:p>
          </table:table-cell>
          <table:table-cell table:style-name="ce565" office:value-type="float" office:value="260" calcext:value-type="float">
            <text:p>260</text:p>
          </table:table-cell>
          <table:table-cell table:style-name="ce604" office:value-type="float" office:value="262" calcext:value-type="float">
            <text:p>262</text:p>
          </table:table-cell>
          <table:table-cell table:number-columns-repeated="997"/>
        </table:table-row>
        <table:table-row table:style-name="ro3">
          <table:table-cell table:style-name="ce552" office:value-type="float" office:value="0.35" calcext:value-type="float">
            <text:p>0.35</text:p>
          </table:table-cell>
          <table:table-cell table:style-name="ce565" office:value-type="float" office:value="175" calcext:value-type="float">
            <text:p>175</text:p>
          </table:table-cell>
          <table:table-cell table:style-name="ce565" office:value-type="float" office:value="180" calcext:value-type="float">
            <text:p>180</text:p>
          </table:table-cell>
          <table:table-cell table:style-name="ce565" office:value-type="float" office:value="185" calcext:value-type="float">
            <text:p>185</text:p>
          </table:table-cell>
          <table:table-cell table:style-name="ce565" office:value-type="float" office:value="188" calcext:value-type="float">
            <text:p>188</text:p>
          </table:table-cell>
          <table:table-cell table:style-name="ce565" office:value-type="float" office:value="191" calcext:value-type="float">
            <text:p>191</text:p>
          </table:table-cell>
          <table:table-cell table:style-name="ce565" office:value-type="float" office:value="194" calcext:value-type="float">
            <text:p>194</text:p>
          </table:table-cell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0" calcext:value-type="float">
            <text:p>200</text:p>
          </table:table-cell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5" calcext:value-type="float">
            <text:p>205</text:p>
          </table:table-cell>
          <table:table-cell table:style-name="ce604" office:value-type="float" office:value="207" calcext:value-type="float">
            <text:p>207</text:p>
          </table:table-cell>
          <table:table-cell table:style-name="ce552" office:value-type="float" office:value="0.35" calcext:value-type="float">
            <text:p>0.35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7" calcext:value-type="float">
            <text:p>247</text:p>
          </table:table-cell>
          <table:table-cell table:style-name="ce565" office:value-type="float" office:value="249" calcext:value-type="float">
            <text:p>249</text:p>
          </table:table-cell>
          <table:table-cell table:style-name="ce565" office:value-type="float" office:value="252" calcext:value-type="float">
            <text:p>252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58" calcext:value-type="float">
            <text:p>258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3" calcext:value-type="float">
            <text:p>263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69" calcext:value-type="float">
            <text:p>269</text:p>
          </table:table-cell>
          <table:table-cell table:style-name="ce604" office:value-type="float" office:value="271" calcext:value-type="float">
            <text:p>271</text:p>
          </table:table-cell>
          <table:table-cell table:number-columns-repeated="997"/>
        </table:table-row>
        <table:table-row table:style-name="ro3">
          <table:table-cell table:style-name="ce552" office:value-type="float" office:value="0.375" calcext:value-type="float">
            <text:p>0.375</text:p>
          </table:table-cell>
          <table:table-cell table:style-name="ce565" office:value-type="float" office:value="186" calcext:value-type="float">
            <text:p>186</text:p>
          </table:table-cell>
          <table:table-cell table:style-name="ce565" office:value-type="float" office:value="191" calcext:value-type="float">
            <text:p>191</text:p>
          </table:table-cell>
          <table:table-cell table:style-name="ce565" office:value-type="float" office:value="196" calcext:value-type="float">
            <text:p>196</text:p>
          </table:table-cell>
          <table:table-cell table:style-name="ce565" office:value-type="float" office:value="199" calcext:value-type="float">
            <text:p>199</text:p>
          </table:table-cell>
          <table:table-cell table:style-name="ce565" office:value-type="float" office:value="202" calcext:value-type="float">
            <text:p>202</text:p>
          </table:table-cell>
          <table:table-cell table:style-name="ce565" office:value-type="float" office:value="205" calcext:value-type="float">
            <text:p>205</text:p>
          </table:table-cell>
          <table:table-cell table:style-name="ce565" office:value-type="float" office:value="207" calcext:value-type="float">
            <text:p>207</text:p>
          </table:table-cell>
          <table:table-cell table:style-name="ce565" office:value-type="float" office:value="209" calcext:value-type="float">
            <text:p>209</text:p>
          </table:table-cell>
          <table:table-cell table:style-name="ce565" office:value-type="float" office:value="211" calcext:value-type="float">
            <text:p>211</text:p>
          </table:table-cell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5" calcext:value-type="float">
            <text:p>215</text:p>
          </table:table-cell>
          <table:table-cell table:style-name="ce604" office:value-type="float" office:value="218" calcext:value-type="float">
            <text:p>218</text:p>
          </table:table-cell>
          <table:table-cell table:style-name="ce552" office:value-type="float" office:value="0.375" calcext:value-type="float">
            <text:p>0.375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7" calcext:value-type="float">
            <text:p>257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2" calcext:value-type="float">
            <text:p>262</text:p>
          </table:table-cell>
          <table:table-cell table:style-name="ce565" office:value-type="float" office:value="264" calcext:value-type="float">
            <text:p>264</text:p>
          </table:table-cell>
          <table:table-cell table:style-name="ce565" office:value-type="float" office:value="266" calcext:value-type="float">
            <text:p>266</text:p>
          </table:table-cell>
          <table:table-cell table:style-name="ce565" office:value-type="float" office:value="268" calcext:value-type="float">
            <text:p>268</text:p>
          </table:table-cell>
          <table:table-cell table:style-name="ce565" office:value-type="float" office:value="270" calcext:value-type="float">
            <text:p>270</text:p>
          </table:table-cell>
          <table:table-cell table:style-name="ce565" office:value-type="float" office:value="273" calcext:value-type="float">
            <text:p>273</text:p>
          </table:table-cell>
          <table:table-cell table:style-name="ce565" office:value-type="float" office:value="275" calcext:value-type="float">
            <text:p>275</text:p>
          </table:table-cell>
          <table:table-cell table:style-name="ce565" office:value-type="float" office:value="277" calcext:value-type="float">
            <text:p>277</text:p>
          </table:table-cell>
          <table:table-cell table:style-name="ce565" office:value-type="float" office:value="279" calcext:value-type="float">
            <text:p>279</text:p>
          </table:table-cell>
          <table:table-cell table:style-name="ce604" office:value-type="float" office:value="281" calcext:value-type="float">
            <text:p>281</text:p>
          </table:table-cell>
          <table:table-cell table:number-columns-repeated="997"/>
        </table:table-row>
        <table:table-row table:style-name="ro3">
          <table:table-cell table:style-name="ce552" office:value-type="float" office:value="0.4" calcext:value-type="float">
            <text:p>0.4</text:p>
          </table:table-cell>
          <table:table-cell table:style-name="ce565" office:value-type="float" office:value="198" calcext:value-type="float">
            <text:p>198</text:p>
          </table:table-cell>
          <table:table-cell table:style-name="ce565" office:value-type="float" office:value="203" calcext:value-type="float">
            <text:p>203</text:p>
          </table:table-cell>
          <table:table-cell table:style-name="ce565" office:value-type="float" office:value="207" calcext:value-type="float">
            <text:p>207</text:p>
          </table:table-cell>
          <table:table-cell table:style-name="ce565" office:value-type="float" office:value="210" calcext:value-type="float">
            <text:p>210</text:p>
          </table:table-cell>
          <table:table-cell table:style-name="ce565" office:value-type="float" office:value="213" calcext:value-type="float">
            <text:p>213</text:p>
          </table:table-cell>
          <table:table-cell table:style-name="ce565" office:value-type="float" office:value="215" calcext:value-type="float">
            <text:p>215</text:p>
          </table:table-cell>
          <table:table-cell table:style-name="ce565" office:value-type="float" office:value="217" calcext:value-type="float">
            <text:p>217</text:p>
          </table:table-cell>
          <table:table-cell table:style-name="ce565" office:value-type="float" office:value="219" calcext:value-type="float">
            <text:p>219</text:p>
          </table:table-cell>
          <table:table-cell table:style-name="ce565" office:value-type="float" office:value="221" calcext:value-type="float">
            <text:p>221</text:p>
          </table:table-cell>
          <table:table-cell table:style-name="ce565" office:value-type="float" office:value="223" calcext:value-type="float">
            <text:p>223</text:p>
          </table:table-cell>
          <table:table-cell table:style-name="ce565" office:value-type="float" office:value="226" calcext:value-type="float">
            <text:p>226</text:p>
          </table:table-cell>
          <table:table-cell table:style-name="ce604" office:value-type="float" office:value="228" calcext:value-type="float">
            <text:p>228</text:p>
          </table:table-cell>
          <table:table-cell table:style-name="ce552" office:value-type="float" office:value="0.4" calcext:value-type="float">
            <text:p>0.4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70" calcext:value-type="float">
            <text:p>270</text:p>
          </table:table-cell>
          <table:table-cell table:style-name="ce565" office:value-type="float" office:value="272" calcext:value-type="float">
            <text:p>272</text:p>
          </table:table-cell>
          <table:table-cell table:style-name="ce565" office:value-type="float" office:value="274" calcext:value-type="float">
            <text:p>274</text:p>
          </table:table-cell>
          <table:table-cell table:style-name="ce565" office:value-type="float" office:value="276" calcext:value-type="float">
            <text:p>276</text:p>
          </table:table-cell>
          <table:table-cell table:style-name="ce565" office:value-type="float" office:value="278" calcext:value-type="float">
            <text:p>278</text:p>
          </table:table-cell>
          <table:table-cell table:style-name="ce565" office:value-type="float" office:value="280" calcext:value-type="float">
            <text:p>280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4" calcext:value-type="float">
            <text:p>284</text:p>
          </table:table-cell>
          <table:table-cell table:style-name="ce565" office:value-type="float" office:value="286" calcext:value-type="float">
            <text:p>286</text:p>
          </table:table-cell>
          <table:table-cell table:style-name="ce565" office:value-type="float" office:value="288" calcext:value-type="float">
            <text:p>288</text:p>
          </table:table-cell>
          <table:table-cell table:style-name="ce604" office:value-type="float" office:value="290" calcext:value-type="float">
            <text:p>290</text:p>
          </table:table-cell>
          <table:table-cell table:number-columns-repeated="997"/>
        </table:table-row>
        <table:table-row table:style-name="ro3">
          <table:table-cell table:style-name="ce552" office:value-type="float" office:value="0.425" calcext:value-type="float">
            <text:p>0.425</text:p>
          </table:table-cell>
          <table:table-cell table:style-name="ce565" office:value-type="float" office:value="209" calcext:value-type="float">
            <text:p>209</text:p>
          </table:table-cell>
          <table:table-cell table:style-name="ce565" office:value-type="float" office:value="214" calcext:value-type="float">
            <text:p>214</text:p>
          </table:table-cell>
          <table:table-cell table:style-name="ce565" office:value-type="float" office:value="218" calcext:value-type="float">
            <text:p>218</text:p>
          </table:table-cell>
          <table:table-cell table:style-name="ce565" office:value-type="float" office:value="221" calcext:value-type="float">
            <text:p>221</text:p>
          </table:table-cell>
          <table:table-cell table:style-name="ce565" office:value-type="float" office:value="224" calcext:value-type="float">
            <text:p>224</text:p>
          </table:table-cell>
          <table:table-cell table:style-name="ce565" office:value-type="float" office:value="226" calcext:value-type="float">
            <text:p>226</text:p>
          </table:table-cell>
          <table:table-cell table:style-name="ce565" office:value-type="float" office:value="228" calcext:value-type="float">
            <text:p>228</text:p>
          </table:table-cell>
          <table:table-cell table:style-name="ce565" office:value-type="float" office:value="230" calcext:value-type="float">
            <text:p>230</text:p>
          </table:table-cell>
          <table:table-cell table:style-name="ce565" office:value-type="float" office:value="232" calcext:value-type="float">
            <text:p>232</text:p>
          </table:table-cell>
          <table:table-cell table:style-name="ce565" office:value-type="float" office:value="234" calcext:value-type="float">
            <text:p>234</text:p>
          </table:table-cell>
          <table:table-cell table:style-name="ce565" office:value-type="float" office:value="236" calcext:value-type="float">
            <text:p>236</text:p>
          </table:table-cell>
          <table:table-cell table:style-name="ce604" office:value-type="float" office:value="238" calcext:value-type="float">
            <text:p>238</text:p>
          </table:table-cell>
          <table:table-cell table:style-name="ce552" office:value-type="float" office:value="0.425" calcext:value-type="float">
            <text:p>0.425</text:p>
          </table:table-cell>
          <table:table-cell table:style-name="ce565" office:value-type="float" office:value="275" calcext:value-type="float">
            <text:p>275</text:p>
          </table:table-cell>
          <table:table-cell table:style-name="ce565" office:value-type="float" office:value="278" calcext:value-type="float">
            <text:p>278</text:p>
          </table:table-cell>
          <table:table-cell table:style-name="ce565" office:value-type="float" office:value="280" calcext:value-type="float">
            <text:p>280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4" calcext:value-type="float">
            <text:p>284</text:p>
          </table:table-cell>
          <table:table-cell table:style-name="ce565" office:value-type="float" office:value="286" calcext:value-type="float">
            <text:p>286</text:p>
          </table:table-cell>
          <table:table-cell table:style-name="ce565" office:value-type="float" office:value="288" calcext:value-type="float">
            <text:p>288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2" calcext:value-type="float">
            <text:p>292</text:p>
          </table:table-cell>
          <table:table-cell table:style-name="ce565" office:value-type="float" office:value="294" calcext:value-type="float">
            <text:p>294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8" calcext:value-type="float">
            <text:p>298</text:p>
          </table:table-cell>
          <table:table-cell table:style-name="ce604" office:value-type="float" office:value="300" calcext:value-type="float">
            <text:p>300</text:p>
          </table:table-cell>
          <table:table-cell table:number-columns-repeated="997"/>
        </table:table-row>
        <table:table-row table:style-name="ro3">
          <table:table-cell table:style-name="ce552" office:value-type="float" office:value="0.45" calcext:value-type="float">
            <text:p>0.45</text:p>
          </table:table-cell>
          <table:table-cell table:style-name="ce565" office:value-type="float" office:value="221" calcext:value-type="float">
            <text:p>221</text:p>
          </table:table-cell>
          <table:table-cell table:style-name="ce565" office:value-type="float" office:value="226" calcext:value-type="float">
            <text:p>226</text:p>
          </table:table-cell>
          <table:table-cell table:style-name="ce565" office:value-type="float" office:value="230" calcext:value-type="float">
            <text:p>230</text:p>
          </table:table-cell>
          <table:table-cell table:style-name="ce565" office:value-type="float" office:value="232" calcext:value-type="float">
            <text:p>232</text:p>
          </table:table-cell>
          <table:table-cell table:style-name="ce565" office:value-type="float" office:value="235" calcext:value-type="float">
            <text:p>235</text:p>
          </table:table-cell>
          <table:table-cell table:style-name="ce565" office:value-type="float" office:value="237" calcext:value-type="float">
            <text:p>237</text:p>
          </table:table-cell>
          <table:table-cell table:style-name="ce565" office:value-type="float" office:value="238" calcext:value-type="float">
            <text:p>238</text:p>
          </table:table-cell>
          <table:table-cell table:style-name="ce565" office:value-type="float" office:value="240" calcext:value-type="float">
            <text:p>240</text:p>
          </table:table-cell>
          <table:table-cell table:style-name="ce565" office:value-type="float" office:value="242" calcext:value-type="float">
            <text:p>242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6" calcext:value-type="float">
            <text:p>246</text:p>
          </table:table-cell>
          <table:table-cell table:style-name="ce604" office:value-type="float" office:value="248" calcext:value-type="float">
            <text:p>248</text:p>
          </table:table-cell>
          <table:table-cell table:style-name="ce552" office:value-type="float" office:value="0.45" calcext:value-type="float">
            <text:p>0.45</text:p>
          </table:table-cell>
          <table:table-cell table:style-name="ce565" office:value-type="float" office:value="286" calcext:value-type="float">
            <text:p>286</text:p>
          </table:table-cell>
          <table:table-cell table:style-name="ce565" office:value-type="float" office:value="288" calcext:value-type="float">
            <text:p>288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2" calcext:value-type="float">
            <text:p>292</text:p>
          </table:table-cell>
          <table:table-cell table:style-name="ce565" office:value-type="float" office:value="294" calcext:value-type="float">
            <text:p>294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8" calcext:value-type="float">
            <text:p>298</text:p>
          </table:table-cell>
          <table:table-cell table:style-name="ce565" office:value-type="float" office:value="299" calcext:value-type="float">
            <text:p>299</text:p>
          </table:table-cell>
          <table:table-cell table:style-name="ce565" office:value-type="float" office:value="301" calcext:value-type="float">
            <text:p>301</text:p>
          </table:table-cell>
          <table:table-cell table:style-name="ce565" office:value-type="float" office:value="303" calcext:value-type="float">
            <text:p>303</text:p>
          </table:table-cell>
          <table:table-cell table:style-name="ce565" office:value-type="float" office:value="305" calcext:value-type="float">
            <text:p>305</text:p>
          </table:table-cell>
          <table:table-cell table:style-name="ce565" office:value-type="float" office:value="307" calcext:value-type="float">
            <text:p>307</text:p>
          </table:table-cell>
          <table:table-cell table:style-name="ce604" office:value-type="float" office:value="309" calcext:value-type="float">
            <text:p>309</text:p>
          </table:table-cell>
          <table:table-cell table:number-columns-repeated="997"/>
        </table:table-row>
        <table:table-row table:style-name="ro3">
          <table:table-cell table:style-name="ce552" office:value-type="float" office:value="0.475" calcext:value-type="float">
            <text:p>0.475</text:p>
          </table:table-cell>
          <table:table-cell table:style-name="ce565" office:value-type="float" office:value="233" calcext:value-type="float">
            <text:p>233</text:p>
          </table:table-cell>
          <table:table-cell table:style-name="ce565" office:value-type="float" office:value="237" calcext:value-type="float">
            <text:p>237</text:p>
          </table:table-cell>
          <table:table-cell table:style-name="ce565" office:value-type="float" office:value="241" calcext:value-type="float">
            <text:p>241</text:p>
          </table:table-cell>
          <table:table-cell table:style-name="ce565" office:value-type="float" office:value="243" calcext:value-type="float">
            <text:p>243</text:p>
          </table:table-cell>
          <table:table-cell table:style-name="ce565" office:value-type="float" office:value="245" calcext:value-type="float">
            <text:p>245</text:p>
          </table:table-cell>
          <table:table-cell table:style-name="ce565" office:value-type="float" office:value="247" calcext:value-type="float">
            <text:p>247</text:p>
          </table:table-cell>
          <table:table-cell table:style-name="ce565" office:value-type="float" office:value="249" calcext:value-type="float">
            <text:p>249</text:p>
          </table:table-cell>
          <table:table-cell table:style-name="ce565" office:value-type="float" office:value="251" calcext:value-type="float">
            <text:p>251</text:p>
          </table:table-cell>
          <table:table-cell table:style-name="ce565" office:value-type="float" office:value="253" calcext:value-type="float">
            <text:p>253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6" calcext:value-type="float">
            <text:p>256</text:p>
          </table:table-cell>
          <table:table-cell table:style-name="ce604" office:value-type="float" office:value="258" calcext:value-type="float">
            <text:p>258</text:p>
          </table:table-cell>
          <table:table-cell table:style-name="ce552" office:value-type="float" office:value="0.475" calcext:value-type="float">
            <text:p>0.475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8" calcext:value-type="float">
            <text:p>298</text:p>
          </table:table-cell>
          <table:table-cell table:style-name="ce565" office:value-type="float" office:value="3090" calcext:value-type="float">
            <text:p>3090</text:p>
          </table:table-cell>
          <table:table-cell table:style-name="ce565" office:value-type="float" office:value="302" calcext:value-type="float">
            <text:p>302</text:p>
          </table:table-cell>
          <table:table-cell table:style-name="ce565" office:value-type="float" office:value="304" calcext:value-type="float">
            <text:p>304</text:p>
          </table:table-cell>
          <table:table-cell table:style-name="ce565" office:value-type="float" office:value="305" calcext:value-type="float">
            <text:p>305</text:p>
          </table:table-cell>
          <table:table-cell table:style-name="ce565" office:value-type="float" office:value="307" calcext:value-type="float">
            <text:p>307</text:p>
          </table:table-cell>
          <table:table-cell table:style-name="ce565" office:value-type="float" office:value="309" calcext:value-type="float">
            <text:p>309</text:p>
          </table:table-cell>
          <table:table-cell table:style-name="ce565" office:value-type="float" office:value="311" calcext:value-type="float">
            <text:p>311</text:p>
          </table:table-cell>
          <table:table-cell table:style-name="ce565" office:value-type="float" office:value="313" calcext:value-type="float">
            <text:p>313</text:p>
          </table:table-cell>
          <table:table-cell table:style-name="ce565" office:value-type="float" office:value="315" calcext:value-type="float">
            <text:p>315</text:p>
          </table:table-cell>
          <table:table-cell table:style-name="ce565" office:value-type="float" office:value="317" calcext:value-type="float">
            <text:p>317</text:p>
          </table:table-cell>
          <table:table-cell table:style-name="ce604" office:value-type="float" office:value="318" calcext:value-type="float">
            <text:p>318</text:p>
          </table:table-cell>
          <table:table-cell table:number-columns-repeated="997"/>
        </table:table-row>
        <table:table-row table:style-name="ro3">
          <table:table-cell table:style-name="ce552" office:value-type="float" office:value="0.5" calcext:value-type="float">
            <text:p>0.5</text:p>
          </table:table-cell>
          <table:table-cell table:style-name="ce565" office:value-type="float" office:value="244" calcext:value-type="float">
            <text:p>244</text:p>
          </table:table-cell>
          <table:table-cell table:style-name="ce565" office:value-type="float" office:value="248" calcext:value-type="float">
            <text:p>248</text:p>
          </table:table-cell>
          <table:table-cell table:style-name="ce565" office:value-type="float" office:value="252" calcext:value-type="float">
            <text:p>252</text:p>
          </table:table-cell>
          <table:table-cell table:style-name="ce565" office:value-type="float" office:value="254" calcext:value-type="float">
            <text:p>254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58" calcext:value-type="float">
            <text:p>258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1" calcext:value-type="float">
            <text:p>261</text:p>
          </table:table-cell>
          <table:table-cell table:style-name="ce565" office:value-type="float" office:value="263" calcext:value-type="float">
            <text:p>263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604" office:value-type="float" office:value="269" calcext:value-type="float">
            <text:p>269</text:p>
          </table:table-cell>
          <table:table-cell table:style-name="ce552" office:value-type="float" office:value="0.5" calcext:value-type="float">
            <text:p>0.5</text:p>
          </table:table-cell>
          <table:table-cell table:style-name="ce565" office:value-type="float" office:value="306" calcext:value-type="float">
            <text:p>306</text:p>
          </table:table-cell>
          <table:table-cell table:style-name="ce565" office:value-type="float" office:value="308" calcext:value-type="float">
            <text:p>308</text:p>
          </table:table-cell>
          <table:table-cell table:style-name="ce565" office:value-type="float" office:value="310" calcext:value-type="float">
            <text:p>310</text:p>
          </table:table-cell>
          <table:table-cell table:style-name="ce565" office:value-type="float" office:value="312" calcext:value-type="float">
            <text:p>312</text:p>
          </table:table-cell>
          <table:table-cell table:style-name="ce565" office:value-type="float" office:value="313" calcext:value-type="float">
            <text:p>313</text:p>
          </table:table-cell>
          <table:table-cell table:style-name="ce565" office:value-type="float" office:value="315" calcext:value-type="float">
            <text:p>315</text:p>
          </table:table-cell>
          <table:table-cell table:style-name="ce565" office:value-type="float" office:value="317" calcext:value-type="float">
            <text:p>317</text:p>
          </table:table-cell>
          <table:table-cell table:style-name="ce565" office:value-type="float" office:value="319" calcext:value-type="float">
            <text:p>319</text:p>
          </table:table-cell>
          <table:table-cell table:style-name="ce565" office:value-type="float" office:value="320" calcext:value-type="float">
            <text:p>320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4" calcext:value-type="float">
            <text:p>324</text:p>
          </table:table-cell>
          <table:table-cell table:style-name="ce565" office:value-type="float" office:value="326" calcext:value-type="float">
            <text:p>326</text:p>
          </table:table-cell>
          <table:table-cell table:style-name="ce604" office:value-type="float" office:value="328" calcext:value-type="float">
            <text:p>328</text:p>
          </table:table-cell>
          <table:table-cell table:number-columns-repeated="997"/>
        </table:table-row>
        <table:table-row table:style-name="ro3">
          <table:table-cell table:style-name="ce552" office:value-type="float" office:value="0.525" calcext:value-type="float">
            <text:p>0.525</text:p>
          </table:table-cell>
          <table:table-cell table:style-name="ce565" office:value-type="float" office:value="256" calcext:value-type="float">
            <text:p>256</text:p>
          </table:table-cell>
          <table:table-cell table:style-name="ce565" office:value-type="float" office:value="260" calcext:value-type="float">
            <text:p>260</text:p>
          </table:table-cell>
          <table:table-cell table:style-name="ce565" office:value-type="float" office:value="263" calcext:value-type="float">
            <text:p>263</text:p>
          </table:table-cell>
          <table:table-cell table:style-name="ce565" office:value-type="float" office:value="265" calcext:value-type="float">
            <text:p>26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69" calcext:value-type="float">
            <text:p>269</text:p>
          </table:table-cell>
          <table:table-cell table:style-name="ce565" office:value-type="float" office:value="270" calcext:value-type="float">
            <text:p>270</text:p>
          </table:table-cell>
          <table:table-cell table:style-name="ce565" office:value-type="float" office:value="272" calcext:value-type="float">
            <text:p>272</text:p>
          </table:table-cell>
          <table:table-cell table:style-name="ce565" office:value-type="float" office:value="273" calcext:value-type="float">
            <text:p>273</text:p>
          </table:table-cell>
          <table:table-cell table:style-name="ce565" office:value-type="float" office:value="275" calcext:value-type="float">
            <text:p>275</text:p>
          </table:table-cell>
          <table:table-cell table:style-name="ce565" office:value-type="float" office:value="277" calcext:value-type="float">
            <text:p>277</text:p>
          </table:table-cell>
          <table:table-cell table:style-name="ce604" office:value-type="float" office:value="279" calcext:value-type="float">
            <text:p>279</text:p>
          </table:table-cell>
          <table:table-cell table:style-name="ce552" office:value-type="float" office:value="0.525" calcext:value-type="float">
            <text:p>0.525</text:p>
          </table:table-cell>
          <table:table-cell table:style-name="ce565" office:value-type="float" office:value="316" calcext:value-type="float">
            <text:p>316</text:p>
          </table:table-cell>
          <table:table-cell table:style-name="ce565" office:value-type="float" office:value="318" calcext:value-type="float">
            <text:p>318</text:p>
          </table:table-cell>
          <table:table-cell table:style-name="ce565" office:value-type="float" office:value="320" calcext:value-type="float">
            <text:p>320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3" calcext:value-type="float">
            <text:p>323</text:p>
          </table:table-cell>
          <table:table-cell table:style-name="ce565" office:value-type="float" office:value="325" calcext:value-type="float">
            <text:p>325</text:p>
          </table:table-cell>
          <table:table-cell table:style-name="ce565" office:value-type="float" office:value="326" calcext:value-type="float">
            <text:p>326</text:p>
          </table:table-cell>
          <table:table-cell table:style-name="ce565" office:value-type="float" office:value="328" calcext:value-type="float">
            <text:p>328</text:p>
          </table:table-cell>
          <table:table-cell table:style-name="ce565" office:value-type="float" office:value="330" calcext:value-type="float">
            <text:p>330</text:p>
          </table:table-cell>
          <table:table-cell table:style-name="ce565" office:value-type="float" office:value="332" calcext:value-type="float">
            <text:p>332</text:p>
          </table:table-cell>
          <table:table-cell table:style-name="ce565" office:value-type="float" office:value="333" calcext:value-type="float">
            <text:p>333</text:p>
          </table:table-cell>
          <table:table-cell table:style-name="ce565" office:value-type="float" office:value="335" calcext:value-type="float">
            <text:p>335</text:p>
          </table:table-cell>
          <table:table-cell table:style-name="ce604" office:value-type="float" office:value="337" calcext:value-type="float">
            <text:p>337</text:p>
          </table:table-cell>
          <table:table-cell table:number-columns-repeated="997"/>
        </table:table-row>
        <table:table-row table:style-name="ro3">
          <table:table-cell table:style-name="ce552" office:value-type="float" office:value="0.55" calcext:value-type="float">
            <text:p>0.55</text:p>
          </table:table-cell>
          <table:table-cell table:style-name="ce565" office:value-type="float" office:value="267" calcext:value-type="float">
            <text:p>267</text:p>
          </table:table-cell>
          <table:table-cell table:style-name="ce565" office:value-type="float" office:value="271" calcext:value-type="float">
            <text:p>271</text:p>
          </table:table-cell>
          <table:table-cell table:style-name="ce565" office:value-type="float" office:value="274" calcext:value-type="float">
            <text:p>274</text:p>
          </table:table-cell>
          <table:table-cell table:style-name="ce565" office:value-type="float" office:value="276" calcext:value-type="float">
            <text:p>276</text:p>
          </table:table-cell>
          <table:table-cell table:style-name="ce565" office:value-type="float" office:value="278" calcext:value-type="float">
            <text:p>278</text:p>
          </table:table-cell>
          <table:table-cell table:style-name="ce565" office:value-type="float" office:value="279" calcext:value-type="float">
            <text:p>279</text:p>
          </table:table-cell>
          <table:table-cell table:style-name="ce565" office:value-type="float" office:value="281" calcext:value-type="float">
            <text:p>281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4" calcext:value-type="float">
            <text:p>284</text:p>
          </table:table-cell>
          <table:table-cell table:style-name="ce565" office:value-type="float" office:value="285" calcext:value-type="float">
            <text:p>285</text:p>
          </table:table-cell>
          <table:table-cell table:style-name="ce565" office:value-type="float" office:value="287" calcext:value-type="float">
            <text:p>287</text:p>
          </table:table-cell>
          <table:table-cell table:style-name="ce604" office:value-type="float" office:value="289" calcext:value-type="float">
            <text:p>289</text:p>
          </table:table-cell>
          <table:table-cell table:style-name="ce552" office:value-type="float" office:value="0.55" calcext:value-type="float">
            <text:p>0.55</text:p>
          </table:table-cell>
          <table:table-cell table:style-name="ce565" office:value-type="float" office:value="326" calcext:value-type="float">
            <text:p>326</text:p>
          </table:table-cell>
          <table:table-cell table:style-name="ce565" office:value-type="float" office:value="328" calcext:value-type="float">
            <text:p>328</text:p>
          </table:table-cell>
          <table:table-cell table:style-name="ce565" office:value-type="float" office:value="330" calcext:value-type="float">
            <text:p>330</text:p>
          </table:table-cell>
          <table:table-cell table:style-name="ce565" office:value-type="float" office:value="331" calcext:value-type="float">
            <text:p>331</text:p>
          </table:table-cell>
          <table:table-cell table:style-name="ce565" office:value-type="float" office:value="333" calcext:value-type="float">
            <text:p>333</text:p>
          </table:table-cell>
          <table:table-cell table:style-name="ce565" office:value-type="float" office:value="334" calcext:value-type="float">
            <text:p>334</text:p>
          </table:table-cell>
          <table:table-cell table:style-name="ce565" office:value-type="float" office:value="336" calcext:value-type="float">
            <text:p>336</text:p>
          </table:table-cell>
          <table:table-cell table:style-name="ce565" office:value-type="float" office:value="338" calcext:value-type="float">
            <text:p>338</text:p>
          </table:table-cell>
          <table:table-cell table:style-name="ce565" office:value-type="float" office:value="339" calcext:value-type="float">
            <text:p>339</text:p>
          </table:table-cell>
          <table:table-cell table:style-name="ce565" office:value-type="float" office:value="341" calcext:value-type="float">
            <text:p>341</text:p>
          </table:table-cell>
          <table:table-cell table:style-name="ce565" office:value-type="float" office:value="343" calcext:value-type="float">
            <text:p>343</text:p>
          </table:table-cell>
          <table:table-cell table:style-name="ce565" office:value-type="float" office:value="344" calcext:value-type="float">
            <text:p>344</text:p>
          </table:table-cell>
          <table:table-cell table:style-name="ce604" office:value-type="float" office:value="346" calcext:value-type="float">
            <text:p>346</text:p>
          </table:table-cell>
          <table:table-cell table:number-columns-repeated="997"/>
        </table:table-row>
        <table:table-row table:style-name="ro3">
          <table:table-cell table:style-name="ce552" office:value-type="float" office:value="0.575" calcext:value-type="float">
            <text:p>0.575</text:p>
          </table:table-cell>
          <table:table-cell table:style-name="ce565" office:value-type="float" office:value="279" calcext:value-type="float">
            <text:p>279</text:p>
          </table:table-cell>
          <table:table-cell table:style-name="ce565" office:value-type="float" office:value="282" calcext:value-type="float">
            <text:p>282</text:p>
          </table:table-cell>
          <table:table-cell table:style-name="ce565" office:value-type="float" office:value="285" calcext:value-type="float">
            <text:p>285</text:p>
          </table:table-cell>
          <table:table-cell table:style-name="ce565" office:value-type="float" office:value="287" calcext:value-type="float">
            <text:p>287</text:p>
          </table:table-cell>
          <table:table-cell table:style-name="ce565" office:value-type="float" office:value="288" calcext:value-type="float">
            <text:p>288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1" calcext:value-type="float">
            <text:p>291</text:p>
          </table:table-cell>
          <table:table-cell table:style-name="ce565" office:value-type="float" office:value="292" calcext:value-type="float">
            <text:p>292</text:p>
          </table:table-cell>
          <table:table-cell table:style-name="ce565" office:value-type="float" office:value="294" calcext:value-type="float">
            <text:p>294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7" calcext:value-type="float">
            <text:p>297</text:p>
          </table:table-cell>
          <table:table-cell table:style-name="ce604" office:value-type="float" office:value="299" calcext:value-type="float">
            <text:p>299</text:p>
          </table:table-cell>
          <table:table-cell table:style-name="ce552" office:value-type="float" office:value="0.575" calcext:value-type="float">
            <text:p>0.575</text:p>
          </table:table-cell>
          <table:table-cell table:style-name="ce565" office:value-type="float" office:value="336" calcext:value-type="float">
            <text:p>336</text:p>
          </table:table-cell>
          <table:table-cell table:style-name="ce565" office:value-type="float" office:value="338" calcext:value-type="float">
            <text:p>338</text:p>
          </table:table-cell>
          <table:table-cell table:style-name="ce565" office:value-type="float" office:value="339" calcext:value-type="float">
            <text:p>339</text:p>
          </table:table-cell>
          <table:table-cell table:style-name="ce565" office:value-type="float" office:value="341" calcext:value-type="float">
            <text:p>341</text:p>
          </table:table-cell>
          <table:table-cell table:style-name="ce565" office:value-type="float" office:value="342" calcext:value-type="float">
            <text:p>342</text:p>
          </table:table-cell>
          <table:table-cell table:style-name="ce565" office:value-type="float" office:value="344" calcext:value-type="float">
            <text:p>344</text:p>
          </table:table-cell>
          <table:table-cell table:style-name="ce565" office:value-type="float" office:value="345" calcext:value-type="float">
            <text:p>345</text:p>
          </table:table-cell>
          <table:table-cell table:style-name="ce565" office:value-type="float" office:value="347" calcext:value-type="float">
            <text:p>347</text:p>
          </table:table-cell>
          <table:table-cell table:style-name="ce565" office:value-type="float" office:value="349" calcext:value-type="float">
            <text:p>349</text:p>
          </table:table-cell>
          <table:table-cell table:style-name="ce565" office:value-type="float" office:value="350" calcext:value-type="float">
            <text:p>350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4" calcext:value-type="float">
            <text:p>354</text:p>
          </table:table-cell>
          <table:table-cell table:style-name="ce604" office:value-type="float" office:value="355" calcext:value-type="float">
            <text:p>355</text:p>
          </table:table-cell>
          <table:table-cell table:number-columns-repeated="997"/>
        </table:table-row>
        <table:table-row table:style-name="ro3">
          <table:table-cell table:style-name="ce552" office:value-type="float" office:value="0.6" calcext:value-type="float">
            <text:p>0.6</text:p>
          </table:table-cell>
          <table:table-cell table:style-name="ce565" office:value-type="float" office:value="290" calcext:value-type="float">
            <text:p>290</text:p>
          </table:table-cell>
          <table:table-cell table:style-name="ce565" office:value-type="float" office:value="293" calcext:value-type="float">
            <text:p>293</text:p>
          </table:table-cell>
          <table:table-cell table:style-name="ce565" office:value-type="float" office:value="296" calcext:value-type="float">
            <text:p>296</text:p>
          </table:table-cell>
          <table:table-cell table:style-name="ce565" office:value-type="float" office:value="297" calcext:value-type="float">
            <text:p>297</text:p>
          </table:table-cell>
          <table:table-cell table:style-name="ce565" office:value-type="float" office:value="299" calcext:value-type="float">
            <text:p>299</text:p>
          </table:table-cell>
          <table:table-cell table:style-name="ce565" office:value-type="float" office:value="300" calcext:value-type="float">
            <text:p>300</text:p>
          </table:table-cell>
          <table:table-cell table:style-name="ce565" office:value-type="float" office:value="301" calcext:value-type="float">
            <text:p>301</text:p>
          </table:table-cell>
          <table:table-cell table:style-name="ce565" office:value-type="float" office:value="303" calcext:value-type="float">
            <text:p>303</text:p>
          </table:table-cell>
          <table:table-cell table:style-name="ce565" office:value-type="float" office:value="304" calcext:value-type="float">
            <text:p>304</text:p>
          </table:table-cell>
          <table:table-cell table:style-name="ce565" office:value-type="float" office:value="306" calcext:value-type="float">
            <text:p>306</text:p>
          </table:table-cell>
          <table:table-cell table:style-name="ce565" office:value-type="float" office:value="308" calcext:value-type="float">
            <text:p>308</text:p>
          </table:table-cell>
          <table:table-cell table:style-name="ce604" office:value-type="float" office:value="310" calcext:value-type="float">
            <text:p>310</text:p>
          </table:table-cell>
          <table:table-cell table:style-name="ce552" office:value-type="float" office:value="0.6" calcext:value-type="float">
            <text:p>0.6</text:p>
          </table:table-cell>
          <table:table-cell table:style-name="ce565" office:value-type="float" office:value="346" calcext:value-type="float">
            <text:p>346</text:p>
          </table:table-cell>
          <table:table-cell table:style-name="ce565" office:value-type="float" office:value="348" calcext:value-type="float">
            <text:p>348</text:p>
          </table:table-cell>
          <table:table-cell table:style-name="ce565" office:value-type="float" office:value="349" calcext:value-type="float">
            <text:p>349</text:p>
          </table:table-cell>
          <table:table-cell table:style-name="ce565" office:value-type="float" office:value="350" calcext:value-type="float">
            <text:p>350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3" calcext:value-type="float">
            <text:p>353</text:p>
          </table:table-cell>
          <table:table-cell table:style-name="ce565" office:value-type="float" office:value="355" calcext:value-type="float">
            <text:p>355</text:p>
          </table:table-cell>
          <table:table-cell table:style-name="ce565" office:value-type="float" office:value="356" calcext:value-type="float">
            <text:p>356</text:p>
          </table:table-cell>
          <table:table-cell table:style-name="ce565" office:value-type="float" office:value="358" calcext:value-type="float">
            <text:p>358</text:p>
          </table:table-cell>
          <table:table-cell table:style-name="ce565" office:value-type="float" office:value="359" calcext:value-type="float">
            <text:p>359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3" calcext:value-type="float">
            <text:p>363</text:p>
          </table:table-cell>
          <table:table-cell table:style-name="ce604" office:value-type="float" office:value="364" calcext:value-type="float">
            <text:p>364</text:p>
          </table:table-cell>
          <table:table-cell table:number-columns-repeated="997"/>
        </table:table-row>
        <table:table-row table:style-name="ro3">
          <table:table-cell table:style-name="ce552" office:value-type="float" office:value="0.625" calcext:value-type="float">
            <text:p>0.625</text:p>
          </table:table-cell>
          <table:table-cell table:style-name="ce565" office:value-type="float" office:value="301" calcext:value-type="float">
            <text:p>301</text:p>
          </table:table-cell>
          <table:table-cell table:style-name="ce565" office:value-type="float" office:value="304" calcext:value-type="float">
            <text:p>304</text:p>
          </table:table-cell>
          <table:table-cell table:style-name="ce565" office:value-type="float" office:value="306" calcext:value-type="float">
            <text:p>306</text:p>
          </table:table-cell>
          <table:table-cell table:style-name="ce565" office:value-type="float" office:value="308" calcext:value-type="float">
            <text:p>308</text:p>
          </table:table-cell>
          <table:table-cell table:style-name="ce565" office:value-type="float" office:value="309" calcext:value-type="float">
            <text:p>309</text:p>
          </table:table-cell>
          <table:table-cell table:style-name="ce565" office:value-type="float" office:value="310" calcext:value-type="float">
            <text:p>310</text:p>
          </table:table-cell>
          <table:table-cell table:style-name="ce565" office:value-type="float" office:value="312" calcext:value-type="float">
            <text:p>312</text:p>
          </table:table-cell>
          <table:table-cell table:style-name="ce565" office:value-type="float" office:value="313" calcext:value-type="float">
            <text:p>313</text:p>
          </table:table-cell>
          <table:table-cell table:style-name="ce565" office:value-type="float" office:value="315" calcext:value-type="float">
            <text:p>315</text:p>
          </table:table-cell>
          <table:table-cell table:style-name="ce565" office:value-type="float" office:value="316" calcext:value-type="float">
            <text:p>316</text:p>
          </table:table-cell>
          <table:table-cell table:style-name="ce565" office:value-type="float" office:value="318" calcext:value-type="float">
            <text:p>318</text:p>
          </table:table-cell>
          <table:table-cell table:style-name="ce604" office:value-type="float" office:value="320" calcext:value-type="float">
            <text:p>320</text:p>
          </table:table-cell>
          <table:table-cell table:style-name="ce552" office:value-type="float" office:value="0.625" calcext:value-type="float">
            <text:p>0.625</text:p>
          </table:table-cell>
          <table:table-cell table:style-name="ce565" office:value-type="float" office:value="356" calcext:value-type="float">
            <text:p>356</text:p>
          </table:table-cell>
          <table:table-cell table:style-name="ce565" office:value-type="float" office:value="357" calcext:value-type="float">
            <text:p>357</text:p>
          </table:table-cell>
          <table:table-cell table:style-name="ce565" office:value-type="float" office:value="358" calcext:value-type="float">
            <text:p>358</text:p>
          </table:table-cell>
          <table:table-cell table:style-name="ce565" office:value-type="float" office:value="360" calcext:value-type="float">
            <text:p>360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2" calcext:value-type="float">
            <text:p>362</text:p>
          </table:table-cell>
          <table:table-cell table:style-name="ce565" office:value-type="float" office:value="364" calcext:value-type="float">
            <text:p>364</text:p>
          </table:table-cell>
          <table:table-cell table:style-name="ce565" office:value-type="float" office:value="365" calcext:value-type="float">
            <text:p>365</text:p>
          </table:table-cell>
          <table:table-cell table:style-name="ce565" office:value-type="float" office:value="367" calcext:value-type="float">
            <text:p>367</text:p>
          </table:table-cell>
          <table:table-cell table:style-name="ce565" office:value-type="float" office:value="368" calcext:value-type="float">
            <text:p>368</text:p>
          </table:table-cell>
          <table:table-cell table:style-name="ce565" office:value-type="float" office:value="370" calcext:value-type="float">
            <text:p>370</text:p>
          </table:table-cell>
          <table:table-cell table:style-name="ce565" office:value-type="float" office:value="372" calcext:value-type="float">
            <text:p>372</text:p>
          </table:table-cell>
          <table:table-cell table:style-name="ce604" office:value-type="float" office:value="373" calcext:value-type="float">
            <text:p>373</text:p>
          </table:table-cell>
          <table:table-cell table:number-columns-repeated="997"/>
        </table:table-row>
        <table:table-row table:style-name="ro3">
          <table:table-cell table:style-name="ce552" office:value-type="float" office:value="0.65" calcext:value-type="float">
            <text:p>0.65</text:p>
          </table:table-cell>
          <table:table-cell table:style-name="ce565" office:value-type="float" office:value="312" calcext:value-type="float">
            <text:p>312</text:p>
          </table:table-cell>
          <table:table-cell table:style-name="ce565" office:value-type="float" office:value="314" calcext:value-type="float">
            <text:p>314</text:p>
          </table:table-cell>
          <table:table-cell table:style-name="ce565" office:value-type="float" office:value="317" calcext:value-type="float">
            <text:p>317</text:p>
          </table:table-cell>
          <table:table-cell table:style-name="ce565" office:value-type="float" office:value="318" calcext:value-type="float">
            <text:p>318</text:p>
          </table:table-cell>
          <table:table-cell table:style-name="ce565" office:value-type="float" office:value="320" calcext:value-type="float">
            <text:p>320</text:p>
          </table:table-cell>
          <table:table-cell table:style-name="ce565" office:value-type="float" office:value="321" calcext:value-type="float">
            <text:p>321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3" calcext:value-type="float">
            <text:p>323</text:p>
          </table:table-cell>
          <table:table-cell table:style-name="ce565" office:value-type="float" office:value="325" calcext:value-type="float">
            <text:p>325</text:p>
          </table:table-cell>
          <table:table-cell table:style-name="ce565" office:value-type="float" office:value="326" calcext:value-type="float">
            <text:p>326</text:p>
          </table:table-cell>
          <table:table-cell table:style-name="ce565" office:value-type="float" office:value="328" calcext:value-type="float">
            <text:p>328</text:p>
          </table:table-cell>
          <table:table-cell table:style-name="ce604" office:value-type="float" office:value="330" calcext:value-type="float">
            <text:p>330</text:p>
          </table:table-cell>
          <table:table-cell table:style-name="ce552" office:value-type="float" office:value="0.65" calcext:value-type="float">
            <text:p>0.65</text:p>
          </table:table-cell>
          <table:table-cell table:style-name="ce565" office:value-type="float" office:value="365" calcext:value-type="float">
            <text:p>365</text:p>
          </table:table-cell>
          <table:table-cell table:style-name="ce565" office:value-type="float" office:value="367" calcext:value-type="float">
            <text:p>367</text:p>
          </table:table-cell>
          <table:table-cell table:style-name="ce565" office:value-type="float" office:value="368" calcext:value-type="float">
            <text:p>368</text:p>
          </table:table-cell>
          <table:table-cell table:style-name="ce565" office:value-type="float" office:value="369" calcext:value-type="float">
            <text:p>369</text:p>
          </table:table-cell>
          <table:table-cell table:style-name="ce565" office:value-type="float" office:value="370" calcext:value-type="float">
            <text:p>370</text:p>
          </table:table-cell>
          <table:table-cell table:style-name="ce565" office:value-type="float" office:value="372" calcext:value-type="float">
            <text:p>372</text:p>
          </table:table-cell>
          <table:table-cell table:style-name="ce565" office:value-type="float" office:value="373" calcext:value-type="float">
            <text:p>373</text:p>
          </table:table-cell>
          <table:table-cell table:style-name="ce565" office:value-type="float" office:value="375" calcext:value-type="float">
            <text:p>375</text:p>
          </table:table-cell>
          <table:table-cell table:style-name="ce565" office:value-type="float" office:value="376" calcext:value-type="float">
            <text:p>376</text:p>
          </table:table-cell>
          <table:table-cell table:style-name="ce565" office:value-type="float" office:value="378" calcext:value-type="float">
            <text:p>378</text:p>
          </table:table-cell>
          <table:table-cell table:style-name="ce565" office:value-type="float" office:value="379" calcext:value-type="float">
            <text:p>379</text:p>
          </table:table-cell>
          <table:table-cell table:style-name="ce565" office:value-type="float" office:value="381" calcext:value-type="float">
            <text:p>381</text:p>
          </table:table-cell>
          <table:table-cell table:style-name="ce604" office:value-type="float" office:value="382" calcext:value-type="float">
            <text:p>382</text:p>
          </table:table-cell>
          <table:table-cell table:number-columns-repeated="997"/>
        </table:table-row>
        <table:table-row table:style-name="ro3">
          <table:table-cell table:style-name="ce552" office:value-type="float" office:value="0.675" calcext:value-type="float">
            <text:p>0.675</text:p>
          </table:table-cell>
          <table:table-cell table:style-name="ce565" office:value-type="float" office:value="322" calcext:value-type="float">
            <text:p>322</text:p>
          </table:table-cell>
          <table:table-cell table:style-name="ce565" office:value-type="float" office:value="325" calcext:value-type="float">
            <text:p>325</text:p>
          </table:table-cell>
          <table:table-cell table:style-name="ce565" office:value-type="float" office:value="327" calcext:value-type="float">
            <text:p>327</text:p>
          </table:table-cell>
          <table:table-cell table:style-name="ce565" office:value-type="float" office:value="328" calcext:value-type="float">
            <text:p>328</text:p>
          </table:table-cell>
          <table:table-cell table:style-name="ce565" office:value-type="float" office:value="330" calcext:value-type="float">
            <text:p>330</text:p>
          </table:table-cell>
          <table:table-cell table:style-name="ce565" office:value-type="float" office:value="331" calcext:value-type="float">
            <text:p>331</text:p>
          </table:table-cell>
          <table:table-cell table:number-columns-repeated="2" table:style-name="ce565" office:value-type="float" office:value="333" calcext:value-type="float">
            <text:p>333</text:p>
          </table:table-cell>
          <table:table-cell table:style-name="ce565" office:value-type="float" office:value="335" calcext:value-type="float">
            <text:p>335</text:p>
          </table:table-cell>
          <table:table-cell table:style-name="ce565" office:value-type="float" office:value="336" calcext:value-type="float">
            <text:p>336</text:p>
          </table:table-cell>
          <table:table-cell table:style-name="ce565" office:value-type="float" office:value="338" calcext:value-type="float">
            <text:p>338</text:p>
          </table:table-cell>
          <table:table-cell table:style-name="ce604" office:value-type="float" office:value="340" calcext:value-type="float">
            <text:p>340</text:p>
          </table:table-cell>
          <table:table-cell table:style-name="ce552" office:value-type="float" office:value="0.675" calcext:value-type="float">
            <text:p>0.675</text:p>
          </table:table-cell>
          <table:table-cell table:style-name="ce565" office:value-type="float" office:value="374" calcext:value-type="float">
            <text:p>374</text:p>
          </table:table-cell>
          <table:table-cell table:style-name="ce565" office:value-type="float" office:value="376" calcext:value-type="float">
            <text:p>376</text:p>
          </table:table-cell>
          <table:table-cell table:style-name="ce565" office:value-type="float" office:value="377" calcext:value-type="float">
            <text:p>377</text:p>
          </table:table-cell>
          <table:table-cell table:style-name="ce565" office:value-type="float" office:value="378" calcext:value-type="float">
            <text:p>378</text:p>
          </table:table-cell>
          <table:table-cell table:style-name="ce565" office:value-type="float" office:value="379" calcext:value-type="float">
            <text:p>379</text:p>
          </table:table-cell>
          <table:table-cell table:style-name="ce565" office:value-type="float" office:value="381" calcext:value-type="float">
            <text:p>381</text:p>
          </table:table-cell>
          <table:table-cell table:style-name="ce565" office:value-type="float" office:value="382" calcext:value-type="float">
            <text:p>382</text:p>
          </table:table-cell>
          <table:table-cell table:style-name="ce565" office:value-type="float" office:value="383" calcext:value-type="float">
            <text:p>383</text:p>
          </table:table-cell>
          <table:table-cell table:style-name="ce565" office:value-type="float" office:value="385" calcext:value-type="float">
            <text:p>385</text:p>
          </table:table-cell>
          <table:table-cell table:style-name="ce565" office:value-type="float" office:value="386" calcext:value-type="float">
            <text:p>386</text:p>
          </table:table-cell>
          <table:table-cell table:style-name="ce565" office:value-type="float" office:value="388" calcext:value-type="float">
            <text:p>388</text:p>
          </table:table-cell>
          <table:table-cell table:style-name="ce565" office:value-type="float" office:value="390" calcext:value-type="float">
            <text:p>390</text:p>
          </table:table-cell>
          <table:table-cell table:style-name="ce604" office:value-type="float" office:value="391" calcext:value-type="float">
            <text:p>391</text:p>
          </table:table-cell>
          <table:table-cell table:number-columns-repeated="997"/>
        </table:table-row>
        <table:table-row table:style-name="ro3">
          <table:table-cell table:style-name="ce552" office:value-type="float" office:value="0.7" calcext:value-type="float">
            <text:p>0.7</text:p>
          </table:table-cell>
          <table:table-cell table:style-name="ce565" office:value-type="float" office:value="333" calcext:value-type="float">
            <text:p>333</text:p>
          </table:table-cell>
          <table:table-cell table:style-name="ce565" office:value-type="float" office:value="335" calcext:value-type="float">
            <text:p>335</text:p>
          </table:table-cell>
          <table:table-cell table:style-name="ce565" office:value-type="float" office:value="337" calcext:value-type="float">
            <text:p>337</text:p>
          </table:table-cell>
          <table:table-cell table:style-name="ce565" office:value-type="float" office:value="339" calcext:value-type="float">
            <text:p>339</text:p>
          </table:table-cell>
          <table:table-cell table:style-name="ce565" office:value-type="float" office:value="340" calcext:value-type="float">
            <text:p>340</text:p>
          </table:table-cell>
          <table:table-cell table:style-name="ce565" office:value-type="float" office:value="341" calcext:value-type="float">
            <text:p>341</text:p>
          </table:table-cell>
          <table:table-cell table:style-name="ce565" office:value-type="float" office:value="342" calcext:value-type="float">
            <text:p>342</text:p>
          </table:table-cell>
          <table:table-cell table:style-name="ce565" office:value-type="float" office:value="343" calcext:value-type="float">
            <text:p>343</text:p>
          </table:table-cell>
          <table:table-cell table:style-name="ce565" office:value-type="float" office:value="345" calcext:value-type="float">
            <text:p>345</text:p>
          </table:table-cell>
          <table:table-cell table:style-name="ce565" office:value-type="float" office:value="346" calcext:value-type="float">
            <text:p>346</text:p>
          </table:table-cell>
          <table:table-cell table:style-name="ce565" office:value-type="float" office:value="348" calcext:value-type="float">
            <text:p>348</text:p>
          </table:table-cell>
          <table:table-cell table:style-name="ce604" office:value-type="float" office:value="350" calcext:value-type="float">
            <text:p>350</text:p>
          </table:table-cell>
          <table:table-cell table:style-name="ce552" office:value-type="float" office:value="0.7" calcext:value-type="float">
            <text:p>0.7</text:p>
          </table:table-cell>
          <table:table-cell table:style-name="ce565" office:value-type="float" office:value="384" calcext:value-type="float">
            <text:p>384</text:p>
          </table:table-cell>
          <table:table-cell table:style-name="ce565" office:value-type="float" office:value="385" calcext:value-type="float">
            <text:p>385</text:p>
          </table:table-cell>
          <table:table-cell table:style-name="ce565" office:value-type="float" office:value="386" calcext:value-type="float">
            <text:p>386</text:p>
          </table:table-cell>
          <table:table-cell table:style-name="ce565" office:value-type="float" office:value="387" calcext:value-type="float">
            <text:p>387</text:p>
          </table:table-cell>
          <table:table-cell table:style-name="ce565" office:value-type="float" office:value="388" calcext:value-type="float">
            <text:p>388</text:p>
          </table:table-cell>
          <table:table-cell table:style-name="ce565" office:value-type="float" office:value="390" calcext:value-type="float">
            <text:p>390</text:p>
          </table:table-cell>
          <table:table-cell table:style-name="ce565" office:value-type="float" office:value="391" calcext:value-type="float">
            <text:p>391</text:p>
          </table:table-cell>
          <table:table-cell table:style-name="ce565" office:value-type="float" office:value="392" calcext:value-type="float">
            <text:p>392</text:p>
          </table:table-cell>
          <table:table-cell table:style-name="ce565" office:value-type="float" office:value="394" calcext:value-type="float">
            <text:p>394</text:p>
          </table:table-cell>
          <table:table-cell table:style-name="ce565" office:value-type="float" office:value="395" calcext:value-type="float">
            <text:p>395</text:p>
          </table:table-cell>
          <table:table-cell table:style-name="ce565" office:value-type="float" office:value="397" calcext:value-type="float">
            <text:p>397</text:p>
          </table:table-cell>
          <table:table-cell table:style-name="ce565" office:value-type="float" office:value="398" calcext:value-type="float">
            <text:p>398</text:p>
          </table:table-cell>
          <table:table-cell table:style-name="ce604" office:value-type="float" office:value="400" calcext:value-type="float">
            <text:p>400</text:p>
          </table:table-cell>
          <table:table-cell table:number-columns-repeated="997"/>
        </table:table-row>
        <table:table-row table:style-name="ro3">
          <table:table-cell table:style-name="ce552" office:value-type="float" office:value="0.725" calcext:value-type="float">
            <text:p>0.725</text:p>
          </table:table-cell>
          <table:table-cell table:style-name="ce565" office:value-type="float" office:value="342" calcext:value-type="float">
            <text:p>342</text:p>
          </table:table-cell>
          <table:table-cell table:style-name="ce565" office:value-type="float" office:value="345" calcext:value-type="float">
            <text:p>345</text:p>
          </table:table-cell>
          <table:table-cell table:style-name="ce565" office:value-type="float" office:value="347" calcext:value-type="float">
            <text:p>347</text:p>
          </table:table-cell>
          <table:table-cell table:style-name="ce565" office:value-type="float" office:value="348" calcext:value-type="float">
            <text:p>348</text:p>
          </table:table-cell>
          <table:table-cell table:style-name="ce565" office:value-type="float" office:value="349" calcext:value-type="float">
            <text:p>349</text:p>
          </table:table-cell>
          <table:table-cell table:style-name="ce565" office:value-type="float" office:value="351" calcext:value-type="float">
            <text:p>351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3" calcext:value-type="float">
            <text:p>353</text:p>
          </table:table-cell>
          <table:table-cell table:style-name="ce565" office:value-type="float" office:value="354" calcext:value-type="float">
            <text:p>354</text:p>
          </table:table-cell>
          <table:table-cell table:style-name="ce565" office:value-type="float" office:value="356" calcext:value-type="float">
            <text:p>356</text:p>
          </table:table-cell>
          <table:table-cell table:style-name="ce565" office:value-type="float" office:value="358" calcext:value-type="float">
            <text:p>358</text:p>
          </table:table-cell>
          <table:table-cell table:style-name="ce604" office:value-type="float" office:value="360" calcext:value-type="float">
            <text:p>360</text:p>
          </table:table-cell>
          <table:table-cell table:style-name="ce552" office:value-type="float" office:value="0.725" calcext:value-type="float">
            <text:p>0.725</text:p>
          </table:table-cell>
          <table:table-cell table:style-name="ce565" office:value-type="float" office:value="393" calcext:value-type="float">
            <text:p>393</text:p>
          </table:table-cell>
          <table:table-cell table:style-name="ce565" office:value-type="float" office:value="394" calcext:value-type="float">
            <text:p>394</text:p>
          </table:table-cell>
          <table:table-cell table:style-name="ce565" office:value-type="float" office:value="395" calcext:value-type="float">
            <text:p>395</text:p>
          </table:table-cell>
          <table:table-cell table:style-name="ce565" office:value-type="float" office:value="396" calcext:value-type="float">
            <text:p>396</text:p>
          </table:table-cell>
          <table:table-cell table:style-name="ce565" office:value-type="float" office:value="397" calcext:value-type="float">
            <text:p>397</text:p>
          </table:table-cell>
          <table:table-cell table:style-name="ce565" office:value-type="float" office:value="399" calcext:value-type="float">
            <text:p>399</text:p>
          </table:table-cell>
          <table:table-cell table:style-name="ce565" office:value-type="float" office:value="400" calcext:value-type="float">
            <text:p>400</text:p>
          </table:table-cell>
          <table:table-cell table:style-name="ce565" office:value-type="float" office:value="401" calcext:value-type="float">
            <text:p>401</text:p>
          </table:table-cell>
          <table:table-cell table:style-name="ce565" office:value-type="float" office:value="403" calcext:value-type="float">
            <text:p>403</text:p>
          </table:table-cell>
          <table:table-cell table:style-name="ce565" office:value-type="float" office:value="404" calcext:value-type="float">
            <text:p>404</text:p>
          </table:table-cell>
          <table:table-cell table:style-name="ce565" office:value-type="float" office:value="406" calcext:value-type="float">
            <text:p>406</text:p>
          </table:table-cell>
          <table:table-cell table:style-name="ce565" office:value-type="float" office:value="407" calcext:value-type="float">
            <text:p>407</text:p>
          </table:table-cell>
          <table:table-cell table:style-name="ce604" office:value-type="float" office:value="408" calcext:value-type="float">
            <text:p>408</text:p>
          </table:table-cell>
          <table:table-cell table:number-columns-repeated="997"/>
        </table:table-row>
        <table:table-row table:style-name="ro3">
          <table:table-cell table:style-name="ce552" office:value-type="float" office:value="0.75" calcext:value-type="float">
            <text:p>0.75</text:p>
          </table:table-cell>
          <table:table-cell table:style-name="ce565" office:value-type="float" office:value="352" calcext:value-type="float">
            <text:p>352</text:p>
          </table:table-cell>
          <table:table-cell table:style-name="ce565" office:value-type="float" office:value="355" calcext:value-type="float">
            <text:p>355</text:p>
          </table:table-cell>
          <table:table-cell table:style-name="ce565" office:value-type="float" office:value="357" calcext:value-type="float">
            <text:p>357</text:p>
          </table:table-cell>
          <table:table-cell table:style-name="ce565" office:value-type="float" office:value="358" calcext:value-type="float">
            <text:p>358</text:p>
          </table:table-cell>
          <table:table-cell table:style-name="ce565" office:value-type="float" office:value="359" calcext:value-type="float">
            <text:p>359</text:p>
          </table:table-cell>
          <table:table-cell table:style-name="ce565" office:value-type="float" office:value="360" calcext:value-type="float">
            <text:p>360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3" calcext:value-type="float">
            <text:p>363</text:p>
          </table:table-cell>
          <table:table-cell table:style-name="ce565" office:value-type="float" office:value="364" calcext:value-type="float">
            <text:p>364</text:p>
          </table:table-cell>
          <table:table-cell table:style-name="ce565" office:value-type="float" office:value="366" calcext:value-type="float">
            <text:p>366</text:p>
          </table:table-cell>
          <table:table-cell table:style-name="ce565" office:value-type="float" office:value="368" calcext:value-type="float">
            <text:p>368</text:p>
          </table:table-cell>
          <table:table-cell table:style-name="ce604" office:value-type="float" office:value="369" calcext:value-type="float">
            <text:p>369</text:p>
          </table:table-cell>
          <table:table-cell table:style-name="ce552" office:value-type="float" office:value="0.75" calcext:value-type="float">
            <text:p>0.75</text:p>
          </table:table-cell>
          <table:table-cell table:style-name="ce565" office:value-type="float" office:value="402" calcext:value-type="float">
            <text:p>402</text:p>
          </table:table-cell>
          <table:table-cell table:style-name="ce565" office:value-type="float" office:value="403" calcext:value-type="float">
            <text:p>403</text:p>
          </table:table-cell>
          <table:table-cell table:style-name="ce565" office:value-type="float" office:value="404" calcext:value-type="float">
            <text:p>404</text:p>
          </table:table-cell>
          <table:table-cell table:style-name="ce565" office:value-type="float" office:value="405" calcext:value-type="float">
            <text:p>405</text:p>
          </table:table-cell>
          <table:table-cell table:style-name="ce565" office:value-type="float" office:value="406" calcext:value-type="float">
            <text:p>406</text:p>
          </table:table-cell>
          <table:table-cell table:style-name="ce565" office:value-type="float" office:value="407" calcext:value-type="float">
            <text:p>407</text:p>
          </table:table-cell>
          <table:table-cell table:style-name="ce565" office:value-type="float" office:value="409" calcext:value-type="float">
            <text:p>409</text:p>
          </table:table-cell>
          <table:table-cell table:style-name="ce565" office:value-type="float" office:value="410" calcext:value-type="float">
            <text:p>410</text:p>
          </table:table-cell>
          <table:table-cell table:style-name="ce565" office:value-type="float" office:value="411" calcext:value-type="float">
            <text:p>411</text:p>
          </table:table-cell>
          <table:table-cell table:style-name="ce565" office:value-type="float" office:value="413" calcext:value-type="float">
            <text:p>413</text:p>
          </table:table-cell>
          <table:table-cell table:style-name="ce565" office:value-type="float" office:value="414" calcext:value-type="float">
            <text:p>414</text:p>
          </table:table-cell>
          <table:table-cell table:style-name="ce565" office:value-type="float" office:value="416" calcext:value-type="float">
            <text:p>416</text:p>
          </table:table-cell>
          <table:table-cell table:style-name="ce604" office:value-type="float" office:value="417" calcext:value-type="float">
            <text:p>417</text:p>
          </table:table-cell>
          <table:table-cell table:number-columns-repeated="997"/>
        </table:table-row>
        <table:table-row table:style-name="ro3">
          <table:table-cell table:style-name="ce552" office:value-type="float" office:value="0.775" calcext:value-type="float">
            <text:p>0.775</text:p>
          </table:table-cell>
          <table:table-cell table:style-name="ce565" office:value-type="float" office:value="361" calcext:value-type="float">
            <text:p>361</text:p>
          </table:table-cell>
          <table:table-cell table:style-name="ce565" office:value-type="float" office:value="365" calcext:value-type="float">
            <text:p>365</text:p>
          </table:table-cell>
          <table:table-cell table:style-name="ce565" office:value-type="float" office:value="367" calcext:value-type="float">
            <text:p>367</text:p>
          </table:table-cell>
          <table:table-cell table:style-name="ce565" office:value-type="float" office:value="368" calcext:value-type="float">
            <text:p>368</text:p>
          </table:table-cell>
          <table:table-cell table:style-name="ce565" office:value-type="float" office:value="369" calcext:value-type="float">
            <text:p>369</text:p>
          </table:table-cell>
          <table:table-cell table:style-name="ce565" office:value-type="float" office:value="370" calcext:value-type="float">
            <text:p>370</text:p>
          </table:table-cell>
          <table:table-cell table:style-name="ce565" office:value-type="float" office:value="371" calcext:value-type="float">
            <text:p>371</text:p>
          </table:table-cell>
          <table:table-cell table:style-name="ce565" office:value-type="float" office:value="372" calcext:value-type="float">
            <text:p>372</text:p>
          </table:table-cell>
          <table:table-cell table:style-name="ce565" office:value-type="float" office:value="374" calcext:value-type="float">
            <text:p>374</text:p>
          </table:table-cell>
          <table:table-cell table:style-name="ce565" office:value-type="float" office:value="375" calcext:value-type="float">
            <text:p>375</text:p>
          </table:table-cell>
          <table:table-cell table:style-name="ce565" office:value-type="float" office:value="377" calcext:value-type="float">
            <text:p>377</text:p>
          </table:table-cell>
          <table:table-cell table:style-name="ce604" office:value-type="float" office:value="379" calcext:value-type="float">
            <text:p>379</text:p>
          </table:table-cell>
          <table:table-cell table:style-name="ce552" office:value-type="float" office:value="0.775" calcext:value-type="float">
            <text:p>0.775</text:p>
          </table:table-cell>
          <table:table-cell table:style-name="ce565" office:value-type="float" office:value="410" calcext:value-type="float">
            <text:p>410</text:p>
          </table:table-cell>
          <table:table-cell table:style-name="ce565" office:value-type="float" office:value="411" calcext:value-type="float">
            <text:p>411</text:p>
          </table:table-cell>
          <table:table-cell table:style-name="ce565" office:value-type="float" office:value="412" calcext:value-type="float">
            <text:p>412</text:p>
          </table:table-cell>
          <table:table-cell table:style-name="ce565" office:value-type="float" office:value="413" calcext:value-type="float">
            <text:p>413</text:p>
          </table:table-cell>
          <table:table-cell table:style-name="ce565" office:value-type="float" office:value="415" calcext:value-type="float">
            <text:p>415</text:p>
          </table:table-cell>
          <table:table-cell table:style-name="ce565" office:value-type="float" office:value="416" calcext:value-type="float">
            <text:p>416</text:p>
          </table:table-cell>
          <table:table-cell table:style-name="ce565" office:value-type="float" office:value="417" calcext:value-type="float">
            <text:p>417</text:p>
          </table:table-cell>
          <table:table-cell table:style-name="ce565" office:value-type="float" office:value="418" calcext:value-type="float">
            <text:p>418</text:p>
          </table:table-cell>
          <table:table-cell table:style-name="ce565" office:value-type="float" office:value="420" calcext:value-type="float">
            <text:p>420</text:p>
          </table:table-cell>
          <table:table-cell table:style-name="ce565" office:value-type="float" office:value="421" calcext:value-type="float">
            <text:p>421</text:p>
          </table:table-cell>
          <table:table-cell table:style-name="ce565" office:value-type="float" office:value="423" calcext:value-type="float">
            <text:p>423</text:p>
          </table:table-cell>
          <table:table-cell table:style-name="ce565" office:value-type="float" office:value="424" calcext:value-type="float">
            <text:p>424</text:p>
          </table:table-cell>
          <table:table-cell table:style-name="ce604" office:value-type="float" office:value="425" calcext:value-type="float">
            <text:p>425</text:p>
          </table:table-cell>
          <table:table-cell table:number-columns-repeated="997"/>
        </table:table-row>
        <table:table-row table:style-name="ro3">
          <table:table-cell table:style-name="ce553" office:value-type="float" office:value="0.8" calcext:value-type="float">
            <text:p>0.8</text:p>
          </table:table-cell>
          <table:table-cell table:style-name="ce566" office:value-type="float" office:value="369" calcext:value-type="float">
            <text:p>369</text:p>
          </table:table-cell>
          <table:table-cell table:style-name="ce566" office:value-type="float" office:value="374" calcext:value-type="float">
            <text:p>374</text:p>
          </table:table-cell>
          <table:table-cell table:style-name="ce566" office:value-type="float" office:value="376" calcext:value-type="float">
            <text:p>376</text:p>
          </table:table-cell>
          <table:table-cell table:style-name="ce566" office:value-type="float" office:value="377" calcext:value-type="float">
            <text:p>377</text:p>
          </table:table-cell>
          <table:table-cell table:style-name="ce566" office:value-type="float" office:value="378" calcext:value-type="float">
            <text:p>378</text:p>
          </table:table-cell>
          <table:table-cell table:style-name="ce566" office:value-type="float" office:value="379" calcext:value-type="float">
            <text:p>379</text:p>
          </table:table-cell>
          <table:table-cell table:style-name="ce566" office:value-type="float" office:value="380" calcext:value-type="float">
            <text:p>380</text:p>
          </table:table-cell>
          <table:table-cell table:style-name="ce566" office:value-type="float" office:value="382" calcext:value-type="float">
            <text:p>382</text:p>
          </table:table-cell>
          <table:table-cell table:style-name="ce566" office:value-type="float" office:value="383" calcext:value-type="float">
            <text:p>383</text:p>
          </table:table-cell>
          <table:table-cell table:style-name="ce566" office:value-type="float" office:value="385" calcext:value-type="float">
            <text:p>385</text:p>
          </table:table-cell>
          <table:table-cell table:style-name="ce566" office:value-type="float" office:value="387" calcext:value-type="float">
            <text:p>387</text:p>
          </table:table-cell>
          <table:table-cell table:style-name="ce605" office:value-type="float" office:value="389" calcext:value-type="float">
            <text:p>389</text:p>
          </table:table-cell>
          <table:table-cell table:style-name="ce553" office:value-type="float" office:value="0.8" calcext:value-type="float">
            <text:p>0.8</text:p>
          </table:table-cell>
          <table:table-cell table:style-name="ce566" office:value-type="float" office:value="419" calcext:value-type="float">
            <text:p>419</text:p>
          </table:table-cell>
          <table:table-cell table:style-name="ce566" office:value-type="float" office:value="420" calcext:value-type="float">
            <text:p>420</text:p>
          </table:table-cell>
          <table:table-cell table:style-name="ce566" office:value-type="float" office:value="421" calcext:value-type="float">
            <text:p>421</text:p>
          </table:table-cell>
          <table:table-cell table:style-name="ce566" office:value-type="float" office:value="422" calcext:value-type="float">
            <text:p>422</text:p>
          </table:table-cell>
          <table:table-cell table:style-name="ce566" office:value-type="float" office:value="423" calcext:value-type="float">
            <text:p>423</text:p>
          </table:table-cell>
          <table:table-cell table:style-name="ce566" office:value-type="float" office:value="424" calcext:value-type="float">
            <text:p>424</text:p>
          </table:table-cell>
          <table:table-cell table:style-name="ce566" office:value-type="float" office:value="425" calcext:value-type="float">
            <text:p>425</text:p>
          </table:table-cell>
          <table:table-cell table:style-name="ce566" office:value-type="float" office:value="427" calcext:value-type="float">
            <text:p>427</text:p>
          </table:table-cell>
          <table:table-cell table:style-name="ce566" office:value-type="float" office:value="428" calcext:value-type="float">
            <text:p>428</text:p>
          </table:table-cell>
          <table:table-cell table:style-name="ce566" office:value-type="float" office:value="429" calcext:value-type="float">
            <text:p>429</text:p>
          </table:table-cell>
          <table:table-cell table:style-name="ce566" office:value-type="float" office:value="431" calcext:value-type="float">
            <text:p>431</text:p>
          </table:table-cell>
          <table:table-cell table:style-name="ce566" office:value-type="float" office:value="432" calcext:value-type="float">
            <text:p>432</text:p>
          </table:table-cell>
          <table:table-cell table:style-name="ce605" office:value-type="float" office:value="434" calcext:value-type="float">
            <text:p>434</text:p>
          </table:table-cell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3">
          <table:table-cell table:style-name="ce554" office:value-type="string" calcext:value-type="string">
            <text:p>Siemens Inspiration</text:p>
          </table:table-cell>
          <table:table-cell table:style-name="ce555" table:number-columns-repeated="10"/>
          <table:table-cell table:style-name="ce16" table:number-columns-repeated="1013"/>
        </table:table-row>
        <table:table-row table:style-name="ro3">
          <table:table-cell table:style-name="ce555"/>
          <table:table-cell table:style-name="ce568" office:value-type="string" calcext:value-type="string" table:number-columns-spanned="1" table:number-rows-spanned="2">
            <text:p>PMMA thickness (mm)</text:p>
          </table:table-cell>
          <table:table-cell table:style-name="ce568" office:value-type="string" calcext:value-type="string" table:number-columns-spanned="1" table:number-rows-spanned="2">
            <text:p>Equiv Breast thickness (mm)</text:p>
          </table:table-cell>
          <table:table-cell table:style-name="ce583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589"/>
          <table:covered-table-cell table:style-name="ce583"/>
          <table:table-cell table:style-name="ce16" table:number-columns-repeated="1013"/>
        </table:table-row>
        <table:table-row table:style-name="ro3">
          <table:table-cell table:style-name="ce555"/>
          <table:covered-table-cell table:number-columns-repeated="2" table:style-name="ce569"/>
          <table:table-cell table:style-name="ce584" office:value-type="float" office:value="0.25" calcext:value-type="float">
            <text:p>0.25</text:p>
          </table:table-cell>
          <table:table-cell table:style-name="ce590" office:value-type="float" office:value="0.3" calcext:value-type="float">
            <text:p>0.3</text:p>
          </table:table-cell>
          <table:table-cell table:style-name="ce590" office:value-type="float" office:value="0.35" calcext:value-type="float">
            <text:p>0.35</text:p>
          </table:table-cell>
          <table:table-cell table:style-name="ce590" office:value-type="float" office:value="0.4" calcext:value-type="float">
            <text:p>0.4</text:p>
          </table:table-cell>
          <table:table-cell table:style-name="ce590" office:value-type="float" office:value="0.45" calcext:value-type="float">
            <text:p>0.45</text:p>
          </table:table-cell>
          <table:table-cell table:style-name="ce590" office:value-type="float" office:value="0.5" calcext:value-type="float">
            <text:p>0.5</text:p>
          </table:table-cell>
          <table:table-cell table:style-name="ce590" office:value-type="float" office:value="0.55" calcext:value-type="float">
            <text:p>0.55</text:p>
          </table:table-cell>
          <table:table-cell table:style-name="ce609" office:value-type="float" office:value="0.6" calcext:value-type="float">
            <text:p>0.6</text:p>
          </table:table-cell>
          <table:table-cell table:style-name="ce16" office:value-type="string" calcext:value-type="string">
            <text:p>Slope</text:p>
          </table:table-cell>
          <table:table-cell table:style-name="ce16" office:value-type="string" calcext:value-type="string">
            <text:p>Intercept</text:p>
          </table:table-cell>
          <table:table-cell table:style-name="ce16" table:number-columns-repeated="1011"/>
        </table:table-row>
        <table:table-row table:style-name="ro3">
          <table:table-cell table:style-name="ce556" office:value-type="string" calcext:value-type="string">
            <text:p>g-factor</text:p>
          </table:table-cell>
          <table:table-cell table:style-name="ce570" office:value-type="float" office:value="45" calcext:value-type="float">
            <text:p>45</text:p>
          </table:table-cell>
          <table:table-cell table:style-name="ce570" office:value-type="float" office:value="53" calcext:value-type="float">
            <text:p>53</text:p>
          </table:table-cell>
          <table:table-cell table:style-name="ce570" office:value-type="float" office:value="0.13" calcext:value-type="float">
            <text:p>0.13</text:p>
          </table:table-cell>
          <table:table-cell table:style-name="ce570" office:value-type="float" office:value="0.155" calcext:value-type="float">
            <text:p>0.155</text:p>
          </table:table-cell>
          <table:table-cell table:style-name="ce570" office:value-type="float" office:value="0.177" calcext:value-type="float">
            <text:p>0.177</text:p>
          </table:table-cell>
          <table:table-cell table:style-name="ce570" office:value-type="float" office:value="0.198" calcext:value-type="float">
            <text:p>0.198</text:p>
          </table:table-cell>
          <table:table-cell table:style-name="ce570" office:value-type="float" office:value="0.22" calcext:value-type="float">
            <text:p>0.22</text:p>
          </table:table-cell>
          <table:table-cell table:style-name="ce570" office:value-type="float" office:value="0.245" calcext:value-type="float">
            <text:p>0.245</text:p>
          </table:table-cell>
          <table:table-cell table:style-name="ce570" office:value-type="float" office:value="0.272" calcext:value-type="float">
            <text:p>0.272</text:p>
          </table:table-cell>
          <table:table-cell table:style-name="ce610" office:value-type="float" office:value="0.295" calcext:value-type="float">
            <text:p>0.295</text:p>
          </table:table-cell>
          <table:table-cell table:style-name="ce613" table:formula="of:=SLOPE([.D53:.K53];[.$D$52:.$K$52])" office:value-type="float" office:value="0.468095238095238" calcext:value-type="float">
            <text:p>0.4681</text:p>
          </table:table-cell>
          <table:table-cell table:style-name="ce613" table:formula="of:=INTERCEPT([.D53:.K53];[.$D$52:.$K$52])" office:value-type="float" office:value="0.0125595238095239" calcext:value-type="float">
            <text:p>0.0126</text:p>
          </table:table-cell>
          <table:table-cell table:style-name="ce16" table:number-columns-repeated="1011"/>
        </table:table-row>
        <table:table-row table:style-name="ro3">
          <table:table-cell table:style-name="ce557" office:value-type="string" calcext:value-type="string">
            <text:p>c-factor</text:p>
          </table:table-cell>
          <table:table-cell table:style-name="ce571" office:value-type="float" office:value="45" calcext:value-type="float">
            <text:p>45</text:p>
          </table:table-cell>
          <table:table-cell table:style-name="ce571" office:value-type="float" office:value="53" calcext:value-type="float">
            <text:p>53</text:p>
          </table:table-cell>
          <table:table-cell table:style-name="ce571"/>
          <table:table-cell table:style-name="ce571" office:value-type="float" office:value="1.109" calcext:value-type="float">
            <text:p>1.109</text:p>
          </table:table-cell>
          <table:table-cell table:style-name="ce571" office:value-type="float" office:value="1.105" calcext:value-type="float">
            <text:p>1.105</text:p>
          </table:table-cell>
          <table:table-cell table:style-name="ce571" office:value-type="float" office:value="1.102" calcext:value-type="float">
            <text:p>1.102</text:p>
          </table:table-cell>
          <table:table-cell table:style-name="ce571" office:value-type="float" office:value="1.099" calcext:value-type="float">
            <text:p>1.099</text:p>
          </table:table-cell>
          <table:table-cell table:style-name="ce571" office:value-type="float" office:value="1.096" calcext:value-type="float">
            <text:p>1.096</text:p>
          </table:table-cell>
          <table:table-cell table:style-name="ce571" office:value-type="float" office:value="1.091" calcext:value-type="float">
            <text:p>1.091</text:p>
          </table:table-cell>
          <table:table-cell table:style-name="ce611" office:value-type="float" office:value="1.088" calcext:value-type="float">
            <text:p>1.088</text:p>
          </table:table-cell>
          <table:table-cell table:style-name="ce613" table:formula="of:=SLOPE([.D54:.K54];[.$D$52:.$K$52])" office:value-type="float" office:value="-0.0692857142857141" calcext:value-type="float">
            <text:p>-0.0693</text:p>
          </table:table-cell>
          <table:table-cell table:style-name="ce613" table:formula="of:=INTERCEPT([.D54:.K54];[.$D$52:.$K$52])" office:value-type="float" office:value="1.12975" calcext:value-type="float">
            <text:p>1.1298</text:p>
          </table:table-cell>
          <table:table-cell table:style-name="ce16" table:number-columns-repeated="1011"/>
        </table:table-row>
        <table:table-row table:style-name="ro3">
          <table:table-cell table:style-name="ce557" office:value-type="string" calcext:value-type="string">
            <text:p>g-factor</text:p>
          </table:table-cell>
          <table:table-cell table:style-name="ce571" office:value-type="float" office:value="50" calcext:value-type="float">
            <text:p>50</text:p>
          </table:table-cell>
          <table:table-cell table:style-name="ce571" office:value-type="float" office:value="60" calcext:value-type="float">
            <text:p>60</text:p>
          </table:table-cell>
          <table:table-cell table:style-name="ce571" office:value-type="float" office:value="0.112" calcext:value-type="float">
            <text:p>0.112</text:p>
          </table:table-cell>
          <table:table-cell table:style-name="ce571" office:value-type="float" office:value="0.135" calcext:value-type="float">
            <text:p>0.135</text:p>
          </table:table-cell>
          <table:table-cell table:style-name="ce571" office:value-type="float" office:value="0.154" calcext:value-type="float">
            <text:p>0.154</text:p>
          </table:table-cell>
          <table:table-cell table:style-name="ce571" office:value-type="float" office:value="0.172" calcext:value-type="float">
            <text:p>0.172</text:p>
          </table:table-cell>
          <table:table-cell table:style-name="ce571" office:value-type="float" office:value="0.192" calcext:value-type="float">
            <text:p>0.192</text:p>
          </table:table-cell>
          <table:table-cell table:style-name="ce571" office:value-type="float" office:value="0.214" calcext:value-type="float">
            <text:p>0.214</text:p>
          </table:table-cell>
          <table:table-cell table:style-name="ce571" office:value-type="float" office:value="0.236" calcext:value-type="float">
            <text:p>0.236</text:p>
          </table:table-cell>
          <table:table-cell table:style-name="ce611" office:value-type="float" office:value="0.261" calcext:value-type="float">
            <text:p>0.261</text:p>
          </table:table-cell>
          <table:table-cell table:style-name="ce613" table:formula="of:=SLOPE([.D55:.K55];[.$D$52:.$K$52])" office:value-type="float" office:value="0.416190476190476" calcext:value-type="float">
            <text:p>0.4162</text:p>
          </table:table-cell>
          <table:table-cell table:style-name="ce613" table:formula="of:=INTERCEPT([.D55:.K55];[.$D$52:.$K$52])" office:value-type="float" office:value="0.00761904761904766" calcext:value-type="float">
            <text:p>0.0076</text:p>
          </table:table-cell>
          <table:table-cell table:style-name="ce16" table:number-columns-repeated="1011"/>
        </table:table-row>
        <table:table-row table:style-name="ro3">
          <table:table-cell table:style-name="ce558" office:value-type="string" calcext:value-type="string">
            <text:p>c-factor</text:p>
          </table:table-cell>
          <table:table-cell table:style-name="ce572" office:value-type="float" office:value="50" calcext:value-type="float">
            <text:p>50</text:p>
          </table:table-cell>
          <table:table-cell table:style-name="ce572" office:value-type="float" office:value="60" calcext:value-type="float">
            <text:p>60</text:p>
          </table:table-cell>
          <table:table-cell table:style-name="ce572"/>
          <table:table-cell table:style-name="ce591" office:value-type="float" office:value="1.164" calcext:value-type="float">
            <text:p>1.164</text:p>
          </table:table-cell>
          <table:table-cell table:style-name="ce591" office:value-type="float" office:value="1.16" calcext:value-type="float">
            <text:p>1.160</text:p>
          </table:table-cell>
          <table:table-cell table:style-name="ce591" office:value-type="float" office:value="1.151" calcext:value-type="float">
            <text:p>1.151</text:p>
          </table:table-cell>
          <table:table-cell table:style-name="ce591" office:value-type="float" office:value="1.15" calcext:value-type="float">
            <text:p>1.150</text:p>
          </table:table-cell>
          <table:table-cell table:style-name="ce591" office:value-type="float" office:value="1.144" calcext:value-type="float">
            <text:p>1.144</text:p>
          </table:table-cell>
          <table:table-cell table:style-name="ce591" office:value-type="float" office:value="1.139" calcext:value-type="float">
            <text:p>1.139</text:p>
          </table:table-cell>
          <table:table-cell table:style-name="ce612" office:value-type="float" office:value="1.134" calcext:value-type="float">
            <text:p>1.134</text:p>
          </table:table-cell>
          <table:table-cell table:style-name="ce613" table:formula="of:=SLOPE([.D56:.K56];[.$D$52:.$K$52])" office:value-type="float" office:value="-0.0992857142857141" calcext:value-type="float">
            <text:p>-0.0993</text:p>
          </table:table-cell>
          <table:table-cell table:style-name="ce613" table:formula="of:=INTERCEPT([.D56:.K56];[.$D$52:.$K$52])" office:value-type="float" office:value="1.19353571428571" calcext:value-type="float">
            <text:p>1.1935</text:p>
          </table:table-cell>
          <table:table-cell table:style-name="ce16" table:number-columns-repeated="1011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5"/>
          <table:table-cell table:style-name="ce573" office:value-type="string" calcext:value-type="string">
            <text:p>Mo/Mo</text:p>
          </table:table-cell>
          <table:table-cell table:style-name="ce577" office:value-type="string" calcext:value-type="string">
            <text:p>Mo/Rh</text:p>
          </table:table-cell>
          <table:table-cell table:style-name="ce585" office:value-type="string" calcext:value-type="string">
            <text:p>W/Rh</text:p>
          </table:table-cell>
          <table:table-cell table:style-name="ce16" table:number-columns-repeated="1020"/>
        </table:table-row>
        <table:table-row table:style-name="ro3">
          <table:table-cell table:style-name="ce559" office:value-type="string" calcext:value-type="string">
            <text:p>s-factor</text:p>
          </table:table-cell>
          <table:table-cell table:style-name="ce574" office:value-type="float" office:value="1" calcext:value-type="float">
            <text:p>1</text:p>
          </table:table-cell>
          <table:table-cell table:style-name="ce578" office:value-type="float" office:value="1.017" calcext:value-type="float">
            <text:p>1.017</text:p>
          </table:table-cell>
          <table:table-cell table:style-name="ce586" office:value-type="float" office:value="1.042" calcext:value-type="float">
            <text:p>1.042</text:p>
          </table:table-cell>
          <table:table-cell table:style-name="ce16" table:number-columns-repeated="1020"/>
        </table:table-row>
        <table:table-row table:style-name="ro3">
          <table:table-cell table:style-name="ce16" table:number-columns-repeated="1024"/>
        </table:table-row>
        <table:table-row table:style-name="ro3">
          <table:table-cell table:style-name="ce550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"/>
          <table:table-cell table:style-name="ce550" office:value-type="string" calcext:value-type="string">
            <text:p>Radcal kV correction for Hologic Selenia/Dimension</text:p>
          </table:table-cell>
          <table:table-cell table:number-columns-repeated="1010"/>
        </table:table-row>
        <table:table-row table:style-name="ro3"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kV^2</text:p>
          </table:table-cell>
          <table:table-cell table:style-name="ce561" office:value-type="string" calcext:value-type="string">
            <text:p>mGy/mAs</text:p>
          </table:table-cell>
          <table:table-cell table:style-name="ce561" office:value-type="string" calcext:value-type="string">
            <text:p>mGy/s</text:p>
          </table:table-cell>
          <table:table-cell/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kV^2</text:p>
          </table:table-cell>
          <table:table-cell table:style-name="ce561" office:value-type="string" calcext:value-type="string">
            <text:p>mGy/mAs</text:p>
          </table:table-cell>
          <table:table-cell table:style-name="ce561" office:value-type="string" calcext:value-type="string">
            <text:p>mGy/s</text:p>
          </table:table-cell>
          <table:table-cell table:number-columns-repeated="2"/>
          <table:table-cell table:style-name="Default"/>
          <table:table-cell table:style-name="ce615" office:value-type="string" calcext:value-type="string" table:number-columns-spanned="2" table:number-rows-spanned="1">
            <text:p>Selenia</text:p>
          </table:table-cell>
          <table:covered-table-cell/>
          <table:table-cell table:style-name="ce615" office:value-type="string" calcext:value-type="string" table:number-columns-spanned="3" table:number-rows-spanned="1">
            <text:p>Dimension</text:p>
          </table:table-cell>
          <table:covered-table-cell table:number-columns-repeated="2"/>
          <table:table-cell table:number-columns-repeated="1005"/>
        </table:table-row>
        <table:table-row table:style-name="ro3">
          <table:table-cell table:style-name="ce561" table:formula="of:=[$Sheet1.$P$241]">
            <text:p/>
          </table:table-cell>
          <table:table-cell table:style-name="ce561" table:formula="of:=[Sheet1.R241]" office:value-type="float" office:value="24" calcext:value-type="float">
            <text:p>24</text:p>
          </table:table-cell>
          <table:table-cell table:style-name="ce561" table:formula="of:=[.B63]^2" office:value-type="float" office:value="576" calcext:value-type="float">
            <text:p>576</text:p>
          </table:table-cell>
          <table:table-cell table:style-name="ce587" table:formula="of:=[Sheet1.W241]" office:value-type="float" office:value="0.0249" calcext:value-type="float">
            <text:p>0.025</text:p>
          </table:table-cell>
          <table:table-cell table:style-name="ce579" table:formula="of:=[Sheet1.X241]" office:value-type="float" office:value="2.37504769172072" calcext:value-type="float">
            <text:p>2.38</text:p>
          </table:table-cell>
          <table:table-cell/>
          <table:table-cell table:style-name="ce561" table:formula="of:=[$Sheet1.$P$252]">
            <text:p/>
          </table:table-cell>
          <table:table-cell table:style-name="ce561" table:formula="of:=[Sheet1.R252]" office:value-type="float" office:value="28" calcext:value-type="float">
            <text:p>28</text:p>
          </table:table-cell>
          <table:table-cell table:style-name="ce561" table:formula="of:=[.H63]^2" office:value-type="float" office:value="784" calcext:value-type="float">
            <text:p>784</text:p>
          </table:table-cell>
          <table:table-cell table:style-name="ce587" table:formula="of:=[Sheet1.W252]" office:value-type="float" office:value="0.0428" calcext:value-type="float">
            <text:p>0.043</text:p>
          </table:table-cell>
          <table:table-cell table:style-name="ce579" table:formula="of:=[Sheet1.X252]" office:value-type="float" office:value="4.26464726982862" calcext:value-type="float">
            <text:p>4.26</text:p>
          </table:table-cell>
          <table:table-cell table:number-columns-repeated="2"/>
          <table:table-cell table:style-name="ce614" office:value-type="string" calcext:value-type="string">
            <text:p>Measured</text:p>
          </table:table-cell>
          <table:table-cell table:style-name="ce614" office:value-type="string" calcext:value-type="string">
            <text:p>W/Rh</text:p>
          </table:table-cell>
          <table:table-cell table:style-name="ce614" office:value-type="string" calcext:value-type="string">
            <text:p>W/Ag</text:p>
          </table:table-cell>
          <table:table-cell table:style-name="ce614" office:value-type="string" calcext:value-type="string">
            <text:p>W/Rh</text:p>
          </table:table-cell>
          <table:table-cell table:style-name="ce614" office:value-type="string" calcext:value-type="string">
            <text:p>W/Ag</text:p>
          </table:table-cell>
          <table:table-cell table:style-name="ce614" office:value-type="string" calcext:value-type="string">
            <text:p>W/Al</text:p>
          </table:table-cell>
          <table:table-cell table:number-columns-repeated="1005"/>
        </table:table-row>
        <table:table-row table:style-name="ro3">
          <table:table-cell table:style-name="ce560" office:value-type="string" calcext:value-type="string">
            <text:p>Filter</text:p>
          </table:table-cell>
          <table:table-cell table:style-name="ce561" table:formula="of:=[Sheet1.R242]" office:value-type="float" office:value="25" calcext:value-type="float">
            <text:p>25</text:p>
          </table:table-cell>
          <table:table-cell table:style-name="ce561" table:formula="of:=[.B64]^2" office:value-type="float" office:value="625" calcext:value-type="float">
            <text:p>625</text:p>
          </table:table-cell>
          <table:table-cell table:style-name="ce587" table:formula="of:=[Sheet1.W242]" office:value-type="float" office:value="0.02914" calcext:value-type="float">
            <text:p>0.029</text:p>
          </table:table-cell>
          <table:table-cell table:style-name="ce579" table:formula="of:=[Sheet1.X242]" office:value-type="float" office:value="2.90181238797052" calcext:value-type="float">
            <text:p>2.90</text:p>
          </table:table-cell>
          <table:table-cell/>
          <table:table-cell table:style-name="ce560" office:value-type="string" calcext:value-type="string">
            <text:p>Filter</text:p>
          </table:table-cell>
          <table:table-cell table:style-name="ce561" table:formula="of:=[Sheet1.R253]" office:value-type="float" office:value="30" calcext:value-type="float">
            <text:p>30</text:p>
          </table:table-cell>
          <table:table-cell table:style-name="ce561" table:formula="of:=[.H64]^2" office:value-type="float" office:value="900" calcext:value-type="float">
            <text:p>900</text:p>
          </table:table-cell>
          <table:table-cell table:style-name="ce587" table:formula="of:=[Sheet1.W253]" office:value-type="float" office:value="0.05194" calcext:value-type="float">
            <text:p>0.052</text:p>
          </table:table-cell>
          <table:table-cell table:style-name="ce579" table:formula="of:=[Sheet1.X253]" office:value-type="float" office:value="5.16918789808917" calcext:value-type="float">
            <text:p>5.17</text:p>
          </table:table-cell>
          <table:table-cell table:number-columns-repeated="2"/>
          <table:table-cell table:style-name="ce614" table:formula="of:=IF([Sheet1.AM10]=&quot;&quot;;&quot;&quot;;[Sheet1.AM10])" office:value-type="float" office:value="27.06" calcext:value-type="float">
            <text:p>27.06</text:p>
          </table:table-cell>
          <table:table-cell table:style-name="ce616" table:formula="of:=IF([.N64]=&quot;&quot;;&quot;&quot;;IF([.N64]&lt;[.$C$88];[.N64]+[.$D$88]+[.$E$88]*[.N64]+[.$F$88]*[.N64]^2+[.$G$88]*[.N64]^3;IF([.N64]&gt;=[.$C$88];[.N64]+[.$D$89]+[.$E$89]*[.N64]+[.$F$89]*[.N64]^2+[.$G$89]*[.N64]^3+[.$H$89]*[.N64]^4+[.$I$89]*[.N64]^5;&quot;&quot;)))" office:value-type="float" office:value="24.71049330807" calcext:value-type="float">
            <text:p>24.71</text:p>
          </table:table-cell>
          <table:table-cell table:style-name="ce616" table:formula="of:=IF([.N64]=&quot;&quot;;&quot;&quot;;IF([.N64]&lt;[.$C$93];[.N64]+[.$D$93]+[.$E$93]*[.N64]+[.$F$93]*[.N64]^2+[.$G$93]*[.N64]^3+[.$H$93]*[.N64]^4+[.$I$93]*[.N64]^5;IF([.N64]&gt;=[.$C$93];[.N64]+[.$D$94]+[.$E$94]*[.N64]+[.$F$94]*[.N64]^2+[.$G$94]*[.N64]^3+[.$H$94]*[.N64]^4;&quot;&quot;)))" office:value-type="float" office:value="23.8149802241242" calcext:value-type="float">
            <text:p>23.81</text:p>
          </table:table-cell>
          <table:table-cell table:style-name="ce616" table:formula="of:=IF([.N64]=&quot;&quot;;&quot;&quot;;IF([.N64]&lt;[.$C$100];[.N64]+[.$D$100]+[.$E$100]*[.N64]+[.$F$100]*[.N64]^2+[.G100]*[.N64]^3;IF([.N64]&gt;=[.$C$101];[.N64]+[.$D$101]+[.$E$101]*[.N64]+[.$F$101]*[.N64]^2+[.$G$101]*[.N64]^3+[.$H$101]*[.N64]^4;&quot;&quot;)))" office:value-type="float" office:value="52.0087395194819" calcext:value-type="float">
            <text:p>52.01</text:p>
          </table:table-cell>
          <table:table-cell table:style-name="ce616" table:formula="of:=IF([.N64]=&quot;&quot;;&quot;&quot;;IF([.N64]&lt;[.$C$104];[.N64]+[.$D$104]+[.$E$104]*[.N64]+[.$F$104]*[.N64]^2+[.G104]*[.N64]^3;IF([.N64]&gt;=[.$C$105];[.N64]+[.$D$105]+[.$E$105]*[.N64];&quot;&quot;)))" office:value-type="float" office:value="50.97322146728" calcext:value-type="float">
            <text:p>50.97</text:p>
          </table:table-cell>
          <table:table-cell table:style-name="ce616" table:formula="of:=IF([.N64]=&quot;&quot;;&quot;&quot;;IF([.N64]&lt;[.$C$108];[.N64]+[.$D$108]+[.$E$108]*[.N64]+[.$F$108]*[.N64]^2;IF([.N64]&gt;=[.$C$110];[.N64]+[.$D$110]+[.$E$110]*[.N64];[.N64]+[.$D$109]+[.$E$109]*[.N64])))" office:value-type="float" office:value="51.113005044" calcext:value-type="float">
            <text:p>51.11</text:p>
          </table:table-cell>
          <table:table-cell table:number-columns-repeated="1005"/>
        </table:table-row>
        <table:table-row table:style-name="ro3">
          <table:table-cell table:style-name="ce561" table:formula="of:=[$Sheet1.$Q$241]">
            <text:p/>
          </table:table-cell>
          <table:table-cell table:style-name="ce561" table:formula="of:=[Sheet1.R243]" office:value-type="float" office:value="26" calcext:value-type="float">
            <text:p>26</text:p>
          </table:table-cell>
          <table:table-cell table:style-name="ce561" table:formula="of:=[.B65]^2" office:value-type="float" office:value="676" calcext:value-type="float">
            <text:p>676</text:p>
          </table:table-cell>
          <table:table-cell table:style-name="ce587" table:formula="of:=[Sheet1.W243]" office:value-type="float" office:value="0.0331" calcext:value-type="float">
            <text:p>0.033</text:p>
          </table:table-cell>
          <table:table-cell table:style-name="ce579" table:formula="of:=[Sheet1.X243]" office:value-type="float" office:value="3.29418789808917" calcext:value-type="float">
            <text:p>3.29</text:p>
          </table:table-cell>
          <table:table-cell/>
          <table:table-cell table:style-name="ce561" table:formula="of:=[$Sheet1.$Q$252]">
            <text:p/>
          </table:table-cell>
          <table:table-cell table:style-name="ce561" table:formula="of:=[Sheet1.R254]" office:value-type="float" office:value="32" calcext:value-type="float">
            <text:p>32</text:p>
          </table:table-cell>
          <table:table-cell table:style-name="ce561" table:formula="of:=[.H65]^2" office:value-type="float" office:value="1024" calcext:value-type="float">
            <text:p>1024</text:p>
          </table:table-cell>
          <table:table-cell table:style-name="ce587" table:formula="of:=[Sheet1.W254]" office:value-type="float" office:value="0.06088" calcext:value-type="float">
            <text:p>0.061</text:p>
          </table:table-cell>
          <table:table-cell table:style-name="ce579" table:formula="of:=[Sheet1.X254]" office:value-type="float" office:value="6.06253734315873" calcext:value-type="float">
            <text:p>6.06</text:p>
          </table:table-cell>
          <table:table-cell table:number-columns-repeated="2"/>
          <table:table-cell table:style-name="ce614" table:formula="of:=IF([Sheet1.AM11]=&quot;&quot;;&quot;&quot;;[Sheet1.AM11])">
            <text:p/>
          </table:table-cell>
          <table:table-cell table:style-name="ce616" table:formula="of:=IF([.N65]=&quot;&quot;;&quot;&quot;;IF([.N65]&lt;[.$C$88];[.N65]+[.$D$88]+[.$E$88]*[.N65]+[.$F$88]*[.N65]^2+[.$G$88]*[.N65]^3;IF([.N65]&gt;=[.$C$88];[.N65]+[.$D$89]+[.$E$89]*[.N65]+[.$F$89]*[.N65]^2+[.$G$89]*[.N65]^3+[.$H$89]*[.N65]^4+[.$I$89]*[.N65]^5;&quot;&quot;)))">
            <text:p/>
          </table:table-cell>
          <table:table-cell table:style-name="ce616" table:formula="of:=IF([.N65]=&quot;&quot;;&quot;&quot;;IF([.N65]&lt;[.$C$93];[.N65]+[.$D$93]+[.$E$93]*[.N65]+[.$F$93]*[.N65]^2+[.$G$93]*[.N65]^3+[.$H$93]*[.N65]^4+[.$I$93]*[.N65]^5;IF([.N65]&gt;=[.$C$93];[.N65]+[.$D$94]+[.$E$94]*[.N65]+[.$F$94]*[.N65]^2+[.$G$94]*[.N65]^3+[.$H$94]*[.N65]^4;&quot;&quot;)))">
            <text:p/>
          </table:table-cell>
          <table:table-cell table:style-name="ce616" table:formula="of:=IF([.N65]=&quot;&quot;;&quot;&quot;;IF([.N65]&lt;[.$C$100];[.N65]+[.$D$100]+[.$E$100]*[.N65]+[.$F$100]*[.N65]^2+[.G101]*[.N65]^3;IF([.N65]&gt;=[.$C$101];[.N65]+[.$D$101]+[.$E$101]*[.N65]+[.$F$101]*[.N65]^2+[.$G$101]*[.N65]^3+[.$H$101]*[.N65]^4;&quot;&quot;)))">
            <text:p/>
          </table:table-cell>
          <table:table-cell table:style-name="ce616" table:formula="of:=IF([.N65]=&quot;&quot;;&quot;&quot;;IF([.N65]&lt;[.$C$104];[.N65]+[.$D$104]+[.$E$104]*[.N65]+[.$F$104]*[.N65]^2+[.G105]*[.N65]^3;IF([.N65]&gt;=[.$C$105];[.N65]+[.$D$105]+[.$E$105]*[.N65];&quot;&quot;)))">
            <text:p/>
          </table:table-cell>
          <table:table-cell table:style-name="ce616" table:formula="of:=IF([.N65]=&quot;&quot;;&quot;&quot;;IF([.N65]&lt;[.$C$108];[.N65]+[.$D$108]+[.$E$108]*[.N65]+[.$F$108]*[.N65]^2;IF([.N65]&gt;=[.$C$110];[.N65]+[.$D$110]+[.$E$110]*[.N65];[.N65]+[.$D$109]+[.$E$109]*[.N65])))">
            <text:p/>
          </table:table-cell>
          <table:table-cell table:number-columns-repeated="1005"/>
        </table:table-row>
        <table:table-row table:style-name="ro3">
          <table:table-cell table:style-name="ce561"/>
          <table:table-cell table:style-name="ce561" table:formula="of:=[Sheet1.R244]" office:value-type="float" office:value="28" calcext:value-type="float">
            <text:p>28</text:p>
          </table:table-cell>
          <table:table-cell table:style-name="ce561" table:formula="of:=[.B66]^2" office:value-type="float" office:value="784" calcext:value-type="float">
            <text:p>784</text:p>
          </table:table-cell>
          <table:table-cell table:style-name="ce587" table:formula="of:=[Sheet1.W244]" office:value-type="float" office:value="0.04084" calcext:value-type="float">
            <text:p>0.041</text:p>
          </table:table-cell>
          <table:table-cell table:style-name="ce579" table:formula="of:=[Sheet1.X244]" office:value-type="float" office:value="4.06287306008754" calcext:value-type="float">
            <text:p>4.06</text:p>
          </table:table-cell>
          <table:table-cell/>
          <table:table-cell table:style-name="ce561"/>
          <table:table-cell table:style-name="ce561" table:formula="of:=[Sheet1.R255]" office:value-type="float" office:value="34" calcext:value-type="float">
            <text:p>34</text:p>
          </table:table-cell>
          <table:table-cell table:style-name="ce561" table:formula="of:=[.H66]^2" office:value-type="float" office:value="1156" calcext:value-type="float">
            <text:p>1156</text:p>
          </table:table-cell>
          <table:table-cell table:style-name="ce587" table:formula="of:=[Sheet1.W255]" office:value-type="float" office:value="0.06964" calcext:value-type="float">
            <text:p>0.070</text:p>
          </table:table-cell>
          <table:table-cell table:style-name="ce579" table:formula="of:=[Sheet1.X255]" office:value-type="float" office:value="0.55649672366949" calcext:value-type="float">
            <text:p>0.56</text:p>
          </table:table-cell>
          <table:table-cell table:number-columns-repeated="2"/>
          <table:table-cell table:style-name="ce614" table:formula="of:=IF([Sheet1.AM12]=&quot;&quot;;&quot;&quot;;[Sheet1.AM12])">
            <text:p/>
          </table:table-cell>
          <table:table-cell table:style-name="ce616" table:formula="of:=IF([.N66]=&quot;&quot;;&quot;&quot;;IF([.N66]&lt;[.$C$88];[.N66]+[.$D$88]+[.$E$88]*[.N66]+[.$F$88]*[.N66]^2+[.$G$88]*[.N66]^3;IF([.N66]&gt;=[.$C$88];[.N66]+[.$D$89]+[.$E$89]*[.N66]+[.$F$89]*[.N66]^2+[.$G$89]*[.N66]^3+[.$H$89]*[.N66]^4+[.$I$89]*[.N66]^5;&quot;&quot;)))">
            <text:p/>
          </table:table-cell>
          <table:table-cell table:style-name="ce616" table:formula="of:=IF([.N66]=&quot;&quot;;&quot;&quot;;IF([.N66]&lt;[.$C$93];[.N66]+[.$D$93]+[.$E$93]*[.N66]+[.$F$93]*[.N66]^2+[.$G$93]*[.N66]^3+[.$H$93]*[.N66]^4+[.$I$93]*[.N66]^5;IF([.N66]&gt;=[.$C$93];[.N66]+[.$D$94]+[.$E$94]*[.N66]+[.$F$94]*[.N66]^2+[.$G$94]*[.N66]^3+[.$H$94]*[.N66]^4;&quot;&quot;)))">
            <text:p/>
          </table:table-cell>
          <table:table-cell table:style-name="ce616" table:formula="of:=IF([.N66]=&quot;&quot;;&quot;&quot;;IF([.N66]&lt;[.$C$100];[.N66]+[.$D$100]+[.$E$100]*[.N66]+[.$F$100]*[.N66]^2+[.G102]*[.N66]^3;IF([.N66]&gt;=[.$C$101];[.N66]+[.$D$101]+[.$E$101]*[.N66]+[.$F$101]*[.N66]^2+[.$G$101]*[.N66]^3+[.$H$101]*[.N66]^4;&quot;&quot;)))">
            <text:p/>
          </table:table-cell>
          <table:table-cell table:style-name="ce616" table:formula="of:=IF([.N66]=&quot;&quot;;&quot;&quot;;IF([.N66]&lt;[.$C$104];[.N66]+[.$D$104]+[.$E$104]*[.N66]+[.$F$104]*[.N66]^2+[.G106]*[.N66]^3;IF([.N66]&gt;=[.$C$105];[.N66]+[.$D$105]+[.$E$105]*[.N66];&quot;&quot;)))">
            <text:p/>
          </table:table-cell>
          <table:table-cell table:style-name="ce616" table:formula="of:=IF([.N66]=&quot;&quot;;&quot;&quot;;IF([.N66]&lt;[.$C$108];[.N66]+[.$D$108]+[.$E$108]*[.N66]+[.$F$108]*[.N66]^2;IF([.N66]&gt;=[.$C$110];[.N66]+[.$D$110]+[.$E$110]*[.N66];[.N66]+[.$D$109]+[.$E$109]*[.N66])))">
            <text:p/>
          </table:table-cell>
          <table:table-cell table:number-columns-repeated="1005"/>
        </table:table-row>
        <table:table-row table:style-name="ro3">
          <table:table-cell table:style-name="ce561"/>
          <table:table-cell table:style-name="ce561" table:formula="of:=[Sheet1.R245]" office:value-type="float" office:value="30" calcext:value-type="float">
            <text:p>30</text:p>
          </table:table-cell>
          <table:table-cell table:style-name="ce561" table:formula="of:=[.B67]^2" office:value-type="float" office:value="900" calcext:value-type="float">
            <text:p>900</text:p>
          </table:table-cell>
          <table:table-cell table:style-name="ce587" table:formula="of:=[Sheet1.W245]" office:value-type="float" office:value="0.04842" calcext:value-type="float">
            <text:p>0.048</text:p>
          </table:table-cell>
          <table:table-cell table:style-name="ce579" table:formula="of:=[Sheet1.X245]" office:value-type="float" office:value="4.81982878757715" calcext:value-type="float">
            <text:p>4.82</text:p>
          </table:table-cell>
          <table:table-cell/>
          <table:table-cell table:style-name="ce561"/>
          <table:table-cell table:style-name="ce561" table:formula="of:=[Sheet1.R256]" office:value-type="float" office:value="36" calcext:value-type="float">
            <text:p>36</text:p>
          </table:table-cell>
          <table:table-cell table:style-name="ce561" table:formula="of:=[.H67]^2" office:value-type="float" office:value="1296" calcext:value-type="float">
            <text:p>1296</text:p>
          </table:table-cell>
          <table:table-cell table:style-name="ce587" table:formula="of:=[Sheet1.W256]" office:value-type="float" office:value="0.07824" calcext:value-type="float">
            <text:p>0.078</text:p>
          </table:table-cell>
          <table:table-cell table:style-name="ce579" table:formula="of:=[Sheet1.X256]" office:value-type="float" office:value="5.88801926550271" calcext:value-type="float">
            <text:p>5.89</text:p>
          </table:table-cell>
          <table:table-cell table:number-columns-repeated="2"/>
          <table:table-cell table:style-name="ce614" table:formula="of:=IF([Sheet1.AM13]=&quot;&quot;;&quot;&quot;;[Sheet1.AM13])">
            <text:p/>
          </table:table-cell>
          <table:table-cell table:style-name="ce616" table:formula="of:=IF([.N67]=&quot;&quot;;&quot;&quot;;IF([.N67]&lt;[.$C$88];[.N67]+[.$D$88]+[.$E$88]*[.N67]+[.$F$88]*[.N67]^2+[.$G$88]*[.N67]^3;IF([.N67]&gt;=[.$C$88];[.N67]+[.$D$89]+[.$E$89]*[.N67]+[.$F$89]*[.N67]^2+[.$G$89]*[.N67]^3+[.$H$89]*[.N67]^4+[.$I$89]*[.N67]^5;&quot;&quot;)))">
            <text:p/>
          </table:table-cell>
          <table:table-cell table:style-name="ce616" table:formula="of:=IF([.N67]=&quot;&quot;;&quot;&quot;;IF([.N67]&lt;[.$C$93];[.N67]+[.$D$93]+[.$E$93]*[.N67]+[.$F$93]*[.N67]^2+[.$G$93]*[.N67]^3+[.$H$93]*[.N67]^4+[.$I$93]*[.N67]^5;IF([.N67]&gt;=[.$C$93];[.N67]+[.$D$94]+[.$E$94]*[.N67]+[.$F$94]*[.N67]^2+[.$G$94]*[.N67]^3+[.$H$94]*[.N67]^4;&quot;&quot;)))">
            <text:p/>
          </table:table-cell>
          <table:table-cell table:style-name="ce616" table:formula="of:=IF([.N67]=&quot;&quot;;&quot;&quot;;IF([.N67]&lt;[.$C$100];[.N67]+[.$D$100]+[.$E$100]*[.N67]+[.$F$100]*[.N67]^2+[.G103]*[.N67]^3;IF([.N67]&gt;=[.$C$101];[.N67]+[.$D$101]+[.$E$101]*[.N67]+[.$F$101]*[.N67]^2+[.$G$101]*[.N67]^3+[.$H$101]*[.N67]^4;&quot;&quot;)))">
            <text:p/>
          </table:table-cell>
          <table:table-cell table:style-name="ce616" table:formula="of:=IF([.N67]=&quot;&quot;;&quot;&quot;;IF([.N67]&lt;[.$C$104];[.N67]+[.$D$104]+[.$E$104]*[.N67]+[.$F$104]*[.N67]^2+[.G107]*[.N67]^3;IF([.N67]&gt;=[.$C$105];[.N67]+[.$D$105]+[.$E$105]*[.N67];&quot;&quot;)))">
            <text:p/>
          </table:table-cell>
          <table:table-cell table:style-name="ce616" table:formula="of:=IF([.N67]=&quot;&quot;;&quot;&quot;;IF([.N67]&lt;[.$C$108];[.N67]+[.$D$108]+[.$E$108]*[.N67]+[.$F$108]*[.N67]^2;IF([.N67]&gt;=[.$C$110];[.N67]+[.$D$110]+[.$E$110]*[.N67];[.N67]+[.$D$109]+[.$E$109]*[.N67])))">
            <text:p/>
          </table:table-cell>
          <table:table-cell table:number-columns-repeated="1005"/>
        </table:table-row>
        <table:table-row table:style-name="ro3">
          <table:table-cell table:style-name="ce561"/>
          <table:table-cell table:style-name="ce561" table:formula="of:=[Sheet1.R246]" office:value-type="float" office:value="32" calcext:value-type="float">
            <text:p>32</text:p>
          </table:table-cell>
          <table:table-cell table:style-name="ce561" table:formula="of:=[.B68]^2" office:value-type="float" office:value="1024" calcext:value-type="float">
            <text:p>1024</text:p>
          </table:table-cell>
          <table:table-cell table:style-name="ce587" table:formula="of:=[Sheet1.W246]" office:value-type="float" office:value="0.05606" calcext:value-type="float">
            <text:p>0.056</text:p>
          </table:table-cell>
          <table:table-cell table:style-name="ce579" table:formula="of:=[Sheet1.X246]" office:value-type="float" office:value="5.57256461232604" calcext:value-type="float">
            <text:p>5.57</text:p>
          </table:table-cell>
          <table:table-cell/>
          <table:table-cell table:style-name="ce561"/>
          <table:table-cell table:style-name="ce561" table:formula="of:=[Sheet1.R257]" office:value-type="float" office:value="38" calcext:value-type="float">
            <text:p>38</text:p>
          </table:table-cell>
          <table:table-cell table:style-name="ce561" table:formula="of:=[.H68]^2" office:value-type="float" office:value="1444" calcext:value-type="float">
            <text:p>1444</text:p>
          </table:table-cell>
          <table:table-cell table:style-name="ce587" table:formula="of:=[Sheet1.W257]" office:value-type="float" office:value="0.0874" calcext:value-type="float">
            <text:p>0.087</text:p>
          </table:table-cell>
          <table:table-cell table:style-name="ce579" table:formula="of:=[Sheet1.X257]" office:value-type="float" office:value="6.12731351654515" calcext:value-type="float">
            <text:p>6.13</text:p>
          </table:table-cell>
          <table:table-cell table:number-columns-repeated="2"/>
          <table:table-cell table:style-name="ce614" table:formula="of:=IF([Sheet1.AM14]=&quot;&quot;;&quot;&quot;;[Sheet1.AM14])">
            <text:p/>
          </table:table-cell>
          <table:table-cell table:style-name="ce616" table:formula="of:=IF([.N68]=&quot;&quot;;&quot;&quot;;IF([.N68]&lt;[.$C$88];[.N68]+[.$D$88]+[.$E$88]*[.N68]+[.$F$88]*[.N68]^2+[.$G$88]*[.N68]^3;IF([.N68]&gt;=[.$C$88];[.N68]+[.$D$89]+[.$E$89]*[.N68]+[.$F$89]*[.N68]^2+[.$G$89]*[.N68]^3+[.$H$89]*[.N68]^4+[.$I$89]*[.N68]^5;&quot;&quot;)))">
            <text:p/>
          </table:table-cell>
          <table:table-cell table:style-name="ce616" table:formula="of:=IF([.N68]=&quot;&quot;;&quot;&quot;;IF([.N68]&lt;[.$C$93];[.N68]+[.$D$93]+[.$E$93]*[.N68]+[.$F$93]*[.N68]^2+[.$G$93]*[.N68]^3+[.$H$93]*[.N68]^4+[.$I$93]*[.N68]^5;IF([.N68]&gt;=[.$C$93];[.N68]+[.$D$94]+[.$E$94]*[.N68]+[.$F$94]*[.N68]^2+[.$G$94]*[.N68]^3+[.$H$94]*[.N68]^4;&quot;&quot;)))">
            <text:p/>
          </table:table-cell>
          <table:table-cell table:style-name="ce616" table:formula="of:=IF([.N68]=&quot;&quot;;&quot;&quot;;IF([.N68]&lt;[.$C$100];[.N68]+[.$D$100]+[.$E$100]*[.N68]+[.$F$100]*[.N68]^2+[.G104]*[.N68]^3;IF([.N68]&gt;=[.$C$101];[.N68]+[.$D$101]+[.$E$101]*[.N68]+[.$F$101]*[.N68]^2+[.$G$101]*[.N68]^3+[.$H$101]*[.N68]^4;&quot;&quot;)))">
            <text:p/>
          </table:table-cell>
          <table:table-cell table:style-name="ce616" table:formula="of:=IF([.N68]=&quot;&quot;;&quot;&quot;;IF([.N68]&lt;[.$C$104];[.N68]+[.$D$104]+[.$E$104]*[.N68]+[.$F$104]*[.N68]^2+[.G108]*[.N68]^3;IF([.N68]&gt;=[.$C$105];[.N68]+[.$D$105]+[.$E$105]*[.N68];&quot;&quot;)))">
            <text:p/>
          </table:table-cell>
          <table:table-cell table:style-name="ce616" table:formula="of:=IF([.N68]=&quot;&quot;;&quot;&quot;;IF([.N68]&lt;[.$C$108];[.N68]+[.$D$108]+[.$E$108]*[.N68]+[.$F$108]*[.N68]^2;IF([.N68]&gt;=[.$C$110];[.N68]+[.$D$110]+[.$E$110]*[.N68];[.N68]+[.$D$109]+[.$E$109]*[.N68])))">
            <text:p/>
          </table:table-cell>
          <table:table-cell table:number-columns-repeated="1005"/>
        </table:table-row>
        <table:table-row table:style-name="ro3">
          <table:table-cell table:style-name="ce561"/>
          <table:table-cell table:style-name="ce561" table:formula="of:=[Sheet1.R247]" office:value-type="float" office:value="34" calcext:value-type="float">
            <text:p>34</text:p>
          </table:table-cell>
          <table:table-cell table:style-name="ce561" table:formula="of:=[.B69]^2" office:value-type="float" office:value="1156" calcext:value-type="float">
            <text:p>1156</text:p>
          </table:table-cell>
          <table:table-cell table:style-name="ce561" table:formula="of:=[Sheet1.W247]">
            <text:p/>
          </table:table-cell>
          <table:table-cell table:style-name="ce561" table:formula="of:=[Sheet1.X247]">
            <text:p/>
          </table:table-cell>
          <table:table-cell/>
          <table:table-cell table:style-name="ce561"/>
          <table:table-cell table:style-name="ce561" table:formula="of:=[Sheet1.X247]">
            <text:p/>
          </table:table-cell>
          <table:table-cell table:style-name="ce575" office:value-type="string" calcext:value-type="string">
            <text:p>Slope:</text:p>
          </table:table-cell>
          <table:table-cell table:formula="of:=SLOPE([.J63:.J68];[.$I$63:.$I$68])" office:value-type="float" office:value="0.0000670999572310136" calcext:value-type="float">
            <text:p>0.0000671</text:p>
          </table:table-cell>
          <table:table-cell table:formula="of:=SLOPE([.K63:.K68];[.$I$63:.$I$68])" office:value-type="float" office:value="0.00141425806483631" calcext:value-type="float">
            <text:p>0.0014142581</text:p>
          </table:table-cell>
          <table:table-cell table:number-columns-repeated="2"/>
          <table:table-cell table:style-name="ce614" table:formula="of:=IF([Sheet1.AM15]=&quot;&quot;;&quot;&quot;;[Sheet1.AM15])">
            <text:p/>
          </table:table-cell>
          <table:table-cell table:style-name="ce616" table:formula="of:=IF([.N69]=&quot;&quot;;&quot;&quot;;IF([.N69]&lt;[.$C$88];[.N69]+[.$D$88]+[.$E$88]*[.N69]+[.$F$88]*[.N69]^2+[.$G$88]*[.N69]^3;IF([.N69]&gt;=[.$C$88];[.N69]+[.$D$89]+[.$E$89]*[.N69]+[.$F$89]*[.N69]^2+[.$G$89]*[.N69]^3+[.$H$89]*[.N69]^4+[.$I$89]*[.N69]^5;&quot;&quot;)))">
            <text:p/>
          </table:table-cell>
          <table:table-cell table:style-name="ce616" table:formula="of:=IF([.N69]=&quot;&quot;;&quot;&quot;;IF([.N69]&lt;[.$C$93];[.N69]+[.$D$93]+[.$E$93]*[.N69]+[.$F$93]*[.N69]^2+[.$G$93]*[.N69]^3+[.$H$93]*[.N69]^4+[.$I$93]*[.N69]^5;IF([.N69]&gt;=[.$C$93];[.N69]+[.$D$94]+[.$E$94]*[.N69]+[.$F$94]*[.N69]^2+[.$G$94]*[.N69]^3+[.$H$94]*[.N69]^4;&quot;&quot;)))">
            <text:p/>
          </table:table-cell>
          <table:table-cell table:style-name="ce616" table:formula="of:=IF([.N69]=&quot;&quot;;&quot;&quot;;IF([.N69]&lt;[.$C$100];[.N69]+[.$D$100]+[.$E$100]*[.N69]+[.$F$100]*[.N69]^2+[.G105]*[.N69]^3;IF([.N69]&gt;=[.$C$101];[.N69]+[.$D$101]+[.$E$101]*[.N69]+[.$F$101]*[.N69]^2+[.$G$101]*[.N69]^3+[.$H$101]*[.N69]^4;&quot;&quot;)))">
            <text:p/>
          </table:table-cell>
          <table:table-cell table:style-name="ce616" table:formula="of:=IF([.N69]=&quot;&quot;;&quot;&quot;;IF([.N69]&lt;[.$C$104];[.N69]+[.$D$104]+[.$E$104]*[.N69]+[.$F$104]*[.N69]^2+[.G109]*[.N69]^3;IF([.N69]&gt;=[.$C$105];[.N69]+[.$D$105]+[.$E$105]*[.N69];&quot;&quot;)))">
            <text:p/>
          </table:table-cell>
          <table:table-cell table:style-name="ce616" table:formula="of:=IF([.N69]=&quot;&quot;;&quot;&quot;;IF([.N69]&lt;[.$C$108];[.N69]+[.$D$108]+[.$E$108]*[.N69]+[.$F$108]*[.N69]^2;IF([.N69]&gt;=[.$C$110];[.N69]+[.$D$110]+[.$E$110]*[.N69];[.N69]+[.$D$109]+[.$E$109]*[.N69])))">
            <text:p/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75" office:value-type="string" calcext:value-type="string">
            <text:p>Slope:</text:p>
          </table:table-cell>
          <table:table-cell table:formula="of:=SLOPE([.D63:.D69];[.$C$63:.$C$69])" office:value-type="float" office:value="0.0000691335293571174" calcext:value-type="float">
            <text:p>6.91335293571174E-005</text:p>
          </table:table-cell>
          <table:table-cell table:formula="of:=SLOPE([.E63:.E69];[.$C$63:.$C$69])" office:value-type="float" office:value="0.00699798529110298" calcext:value-type="float">
            <text:p>0.0069979853</text:p>
          </table:table-cell>
          <table:table-cell table:number-columns-repeated="3"/>
          <table:table-cell table:style-name="ce575" office:value-type="string" calcext:value-type="string">
            <text:p>Intercept:</text:p>
          </table:table-cell>
          <table:table-cell table:formula="of:=INTERCEPT([.J63:.J68];[.$I$63:.$I$68])" office:value-type="float" office:value="-0.00870468625893565" calcext:value-type="float">
            <text:p>-0.0087046863</text:p>
          </table:table-cell>
          <table:table-cell table:formula="of:=INTERCEPT([.K63:.K68];[.$I$63:.$I$68])" office:value-type="float" office:value="3.12140695943581" calcext:value-type="float">
            <text:p>3.1214069594</text:p>
          </table:table-cell>
          <table:table-cell table:number-columns-repeated="2"/>
          <table:table-cell table:style-name="ce614" table:formula="of:=IF([Sheet1.AM16]=&quot;&quot;;&quot;&quot;;[Sheet1.AM16])" office:value-type="float" office:value="27.38" calcext:value-type="float">
            <text:p>27.38</text:p>
          </table:table-cell>
          <table:table-cell table:style-name="ce616" table:formula="of:=IF([.N70]=&quot;&quot;;&quot;&quot;;IF([.N70]&lt;[.$C$88];[.N70]+[.$D$88]+[.$E$88]*[.N70]+[.$F$88]*[.N70]^2+[.$G$88]*[.N70]^3;IF([.N70]&gt;=[.$C$88];[.N70]+[.$D$89]+[.$E$89]*[.N70]+[.$F$89]*[.N70]^2+[.$G$89]*[.N70]^3+[.$H$89]*[.N70]^4+[.$I$89]*[.N70]^5;&quot;&quot;)))" office:value-type="float" office:value="25.9917318662392" calcext:value-type="float">
            <text:p>25.99</text:p>
          </table:table-cell>
          <table:table-cell table:style-name="ce616" table:formula="of:=IF([.N70]=&quot;&quot;;&quot;&quot;;IF([.N70]&lt;[.$C$93];[.N70]+[.$D$93]+[.$E$93]*[.N70]+[.$F$93]*[.N70]^2+[.$G$93]*[.N70]^3+[.$H$93]*[.N70]^4+[.$I$93]*[.N70]^5;IF([.N70]&gt;=[.$C$93];[.N70]+[.$D$94]+[.$E$94]*[.N70]+[.$F$94]*[.N70]^2+[.$G$94]*[.N70]^3+[.$H$94]*[.N70]^4;&quot;&quot;)))" office:value-type="float" office:value="24.187755578896" calcext:value-type="float">
            <text:p>24.19</text:p>
          </table:table-cell>
          <table:table-cell table:style-name="ce616" table:formula="of:=IF([.N70]=&quot;&quot;;&quot;&quot;;IF([.N70]&lt;[.$C$100];[.N70]+[.$D$100]+[.$E$100]*[.N70]+[.$F$100]*[.N70]^2+[.G106]*[.N70]^3;IF([.N70]&gt;=[.$C$101];[.N70]+[.$D$101]+[.$E$101]*[.N70]+[.$F$101]*[.N70]^2+[.$G$101]*[.N70]^3+[.$H$101]*[.N70]^4;&quot;&quot;)))" office:value-type="float" office:value="53.6086791429202" calcext:value-type="float">
            <text:p>53.61</text:p>
          </table:table-cell>
          <table:table-cell table:style-name="ce616" table:formula="of:=IF([.N70]=&quot;&quot;;&quot;&quot;;IF([.N70]&lt;[.$C$104];[.N70]+[.$D$104]+[.$E$104]*[.N70]+[.$F$104]*[.N70]^2+[.G110]*[.N70]^3;IF([.N70]&gt;=[.$C$105];[.N70]+[.$D$105]+[.$E$105]*[.N70];&quot;&quot;)))" office:value-type="float" office:value="342.5043931" calcext:value-type="float">
            <text:p>342.50</text:p>
          </table:table-cell>
          <table:table-cell table:style-name="ce616" table:formula="of:=IF([.N70]=&quot;&quot;;&quot;&quot;;IF([.N70]&lt;[.$C$108];[.N70]+[.$D$108]+[.$E$108]*[.N70]+[.$F$108]*[.N70]^2;IF([.N70]&gt;=[.$C$110];[.N70]+[.$D$110]+[.$E$110]*[.N70];[.N70]+[.$D$109]+[.$E$109]*[.N70])))" office:value-type="float" office:value="51.780831476" calcext:value-type="float">
            <text:p>51.78</text:p>
          </table:table-cell>
          <table:table-cell table:number-columns-repeated="1005"/>
        </table:table-row>
        <table:table-row table:style-name="ro3">
          <table:table-cell table:number-columns-repeated="2"/>
          <table:table-cell table:style-name="ce575" office:value-type="string" calcext:value-type="string">
            <text:p>Intercept:</text:p>
          </table:table-cell>
          <table:table-cell table:formula="of:=INTERCEPT([.D63:.D69];[.$C$63:.$C$69])" office:value-type="float" office:value="-0.0140862053503972" calcext:value-type="float">
            <text:p>-0.0140862054</text:p>
          </table:table-cell>
          <table:table-cell table:formula="of:=INTERCEPT([.E63:.E69];[.$C$63:.$C$69])" office:value-type="float" office:value="-1.50990802032267" calcext:value-type="float">
            <text:p>-1.5099080203</text:p>
          </table:table-cell>
          <table:table-cell table:number-columns-repeated="8"/>
          <table:table-cell table:style-name="ce614" table:formula="of:=IF([Sheet1.AM17]=&quot;&quot;;&quot;&quot;;[Sheet1.AM17])">
            <text:p/>
          </table:table-cell>
          <table:table-cell table:style-name="ce616" table:formula="of:=IF([.N71]=&quot;&quot;;&quot;&quot;;IF([.N71]&lt;[.$C$88];[.N71]+[.$D$88]+[.$E$88]*[.N71]+[.$F$88]*[.N71]^2+[.$G$88]*[.N71]^3;IF([.N71]&gt;=[.$C$88];[.N71]+[.$D$89]+[.$E$89]*[.N71]+[.$F$89]*[.N71]^2+[.$G$89]*[.N71]^3+[.$H$89]*[.N71]^4+[.$I$89]*[.N71]^5;&quot;&quot;)))">
            <text:p/>
          </table:table-cell>
          <table:table-cell table:style-name="ce616" table:formula="of:=IF([.N71]=&quot;&quot;;&quot;&quot;;IF([.N71]&lt;[.$C$93];[.N71]+[.$D$93]+[.$E$93]*[.N71]+[.$F$93]*[.N71]^2+[.$G$93]*[.N71]^3+[.$H$93]*[.N71]^4+[.$I$93]*[.N71]^5;IF([.N71]&gt;=[.$C$93];[.N71]+[.$D$94]+[.$E$94]*[.N71]+[.$F$94]*[.N71]^2+[.$G$94]*[.N71]^3+[.$H$94]*[.N71]^4;&quot;&quot;)))">
            <text:p/>
          </table:table-cell>
          <table:table-cell table:style-name="ce616" table:formula="of:=IF([.N71]=&quot;&quot;;&quot;&quot;;IF([.N71]&lt;[.$C$100];[.N71]+[.$D$100]+[.$E$100]*[.N71]+[.$F$100]*[.N71]^2+[.G107]*[.N71]^3;IF([.N71]&gt;=[.$C$101];[.N71]+[.$D$101]+[.$E$101]*[.N71]+[.$F$101]*[.N71]^2+[.$G$101]*[.N71]^3+[.$H$101]*[.N71]^4;&quot;&quot;)))">
            <text:p/>
          </table:table-cell>
          <table:table-cell table:style-name="ce616" table:formula="of:=IF([.N71]=&quot;&quot;;&quot;&quot;;IF([.N71]&lt;[.$C$104];[.N71]+[.$D$104]+[.$E$104]*[.N71]+[.$F$104]*[.N71]^2+[.G111]*[.N71]^3;IF([.N71]&gt;=[.$C$105];[.N71]+[.$D$105]+[.$E$105]*[.N71];&quot;&quot;)))">
            <text:p/>
          </table:table-cell>
          <table:table-cell table:style-name="ce616" table:formula="of:=IF([.N71]=&quot;&quot;;&quot;&quot;;IF([.N71]&lt;[.$C$108];[.N71]+[.$D$108]+[.$E$108]*[.N71]+[.$F$108]*[.N71]^2;IF([.N71]&gt;=[.$C$110];[.N71]+[.$D$110]+[.$E$110]*[.N71];[.N71]+[.$D$109]+[.$E$109]*[.N7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18]=&quot;&quot;;&quot;&quot;;[Sheet1.AM18])">
            <text:p/>
          </table:table-cell>
          <table:table-cell table:style-name="ce616" table:formula="of:=IF([.N72]=&quot;&quot;;&quot;&quot;;IF([.N72]&lt;[.$C$88];[.N72]+[.$D$88]+[.$E$88]*[.N72]+[.$F$88]*[.N72]^2+[.$G$88]*[.N72]^3;IF([.N72]&gt;=[.$C$88];[.N72]+[.$D$89]+[.$E$89]*[.N72]+[.$F$89]*[.N72]^2+[.$G$89]*[.N72]^3+[.$H$89]*[.N72]^4+[.$I$89]*[.N72]^5;&quot;&quot;)))">
            <text:p/>
          </table:table-cell>
          <table:table-cell table:style-name="ce616" table:formula="of:=IF([.N72]=&quot;&quot;;&quot;&quot;;IF([.N72]&lt;[.$C$93];[.N72]+[.$D$93]+[.$E$93]*[.N72]+[.$F$93]*[.N72]^2+[.$G$93]*[.N72]^3+[.$H$93]*[.N72]^4+[.$I$93]*[.N72]^5;IF([.N72]&gt;=[.$C$93];[.N72]+[.$D$94]+[.$E$94]*[.N72]+[.$F$94]*[.N72]^2+[.$G$94]*[.N72]^3+[.$H$94]*[.N72]^4;&quot;&quot;)))">
            <text:p/>
          </table:table-cell>
          <table:table-cell table:style-name="ce616" table:formula="of:=IF([.N72]=&quot;&quot;;&quot;&quot;;IF([.N72]&lt;[.$C$100];[.N72]+[.$D$100]+[.$E$100]*[.N72]+[.$F$100]*[.N72]^2+[.G108]*[.N72]^3;IF([.N72]&gt;=[.$C$101];[.N72]+[.$D$101]+[.$E$101]*[.N72]+[.$F$101]*[.N72]^2+[.$G$101]*[.N72]^3+[.$H$101]*[.N72]^4;&quot;&quot;)))">
            <text:p/>
          </table:table-cell>
          <table:table-cell table:style-name="ce616" table:formula="of:=IF([.N72]=&quot;&quot;;&quot;&quot;;IF([.N72]&lt;[.$C$104];[.N72]+[.$D$104]+[.$E$104]*[.N72]+[.$F$104]*[.N72]^2+[.G112]*[.N72]^3;IF([.N72]&gt;=[.$C$105];[.N72]+[.$D$105]+[.$E$105]*[.N72];&quot;&quot;)))">
            <text:p/>
          </table:table-cell>
          <table:table-cell table:style-name="ce616" table:formula="of:=IF([.N72]=&quot;&quot;;&quot;&quot;;IF([.N72]&lt;[.$C$108];[.N72]+[.$D$108]+[.$E$108]*[.N72]+[.$F$108]*[.N72]^2;IF([.N72]&gt;=[.$C$110];[.N72]+[.$D$110]+[.$E$110]*[.N72];[.N72]+[.$D$109]+[.$E$109]*[.N72])))">
            <text:p/>
          </table:table-cell>
          <table:table-cell table:number-columns-repeated="1005"/>
        </table:table-row>
        <table:table-row table:style-name="ro3">
          <table:table-cell table:style-name="ce550" office:value-type="string" calcext:value-type="string">
            <text:p>Half Value Layer</text:p>
          </table:table-cell>
          <table:table-cell table:number-columns-repeated="12"/>
          <table:table-cell table:style-name="ce614" table:formula="of:=IF([Sheet1.AM19]=&quot;&quot;;&quot;&quot;;[Sheet1.AM19])">
            <text:p/>
          </table:table-cell>
          <table:table-cell table:style-name="ce616" table:formula="of:=IF([.N73]=&quot;&quot;;&quot;&quot;;IF([.N73]&lt;[.$C$88];[.N73]+[.$D$88]+[.$E$88]*[.N73]+[.$F$88]*[.N73]^2+[.$G$88]*[.N73]^3;IF([.N73]&gt;=[.$C$88];[.N73]+[.$D$89]+[.$E$89]*[.N73]+[.$F$89]*[.N73]^2+[.$G$89]*[.N73]^3+[.$H$89]*[.N73]^4+[.$I$89]*[.N73]^5;&quot;&quot;)))">
            <text:p/>
          </table:table-cell>
          <table:table-cell table:style-name="ce616" table:formula="of:=IF([.N73]=&quot;&quot;;&quot;&quot;;IF([.N73]&lt;[.$C$93];[.N73]+[.$D$93]+[.$E$93]*[.N73]+[.$F$93]*[.N73]^2+[.$G$93]*[.N73]^3+[.$H$93]*[.N73]^4+[.$I$93]*[.N73]^5;IF([.N73]&gt;=[.$C$93];[.N73]+[.$D$94]+[.$E$94]*[.N73]+[.$F$94]*[.N73]^2+[.$G$94]*[.N73]^3+[.$H$94]*[.N73]^4;&quot;&quot;)))">
            <text:p/>
          </table:table-cell>
          <table:table-cell table:style-name="ce616" table:formula="of:=IF([.N73]=&quot;&quot;;&quot;&quot;;IF([.N73]&lt;[.$C$100];[.N73]+[.$D$100]+[.$E$100]*[.N73]+[.$F$100]*[.N73]^2+[.G109]*[.N73]^3;IF([.N73]&gt;=[.$C$101];[.N73]+[.$D$101]+[.$E$101]*[.N73]+[.$F$101]*[.N73]^2+[.$G$101]*[.N73]^3+[.$H$101]*[.N73]^4;&quot;&quot;)))">
            <text:p/>
          </table:table-cell>
          <table:table-cell table:style-name="ce616" table:formula="of:=IF([.N73]=&quot;&quot;;&quot;&quot;;IF([.N73]&lt;[.$C$104];[.N73]+[.$D$104]+[.$E$104]*[.N73]+[.$F$104]*[.N73]^2+[.G113]*[.N73]^3;IF([.N73]&gt;=[.$C$105];[.N73]+[.$D$105]+[.$E$105]*[.N73];&quot;&quot;)))">
            <text:p/>
          </table:table-cell>
          <table:table-cell table:style-name="ce616" table:formula="of:=IF([.N73]=&quot;&quot;;&quot;&quot;;IF([.N73]&lt;[.$C$108];[.N73]+[.$D$108]+[.$E$108]*[.N73]+[.$F$108]*[.N73]^2;IF([.N73]&gt;=[.$C$110];[.N73]+[.$D$110]+[.$E$110]*[.N73];[.N73]+[.$D$109]+[.$E$109]*[.N73])))">
            <text:p/>
          </table:table-cell>
          <table:table-cell table:number-columns-repeated="1005"/>
        </table:table-row>
        <table:table-row table:style-name="ro3"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HVL</text:p>
          </table:table-cell>
          <table:table-cell table:style-name="ce560" office:value-type="string" calcext:value-type="string">
            <text:p>Target</text:p>
          </table:table-cell>
          <table:table-cell table:style-name="ce561" office:value-type="string" calcext:value-type="string">
            <text:p>kV</text:p>
          </table:table-cell>
          <table:table-cell table:style-name="ce561" office:value-type="string" calcext:value-type="string">
            <text:p>HVL</text:p>
          </table:table-cell>
          <table:table-cell/>
          <table:table-cell table:style-name="ce593" office:value-type="string" calcext:value-type="string">
            <text:p>Target</text:p>
          </table:table-cell>
          <table:table-cell table:style-name="ce598" office:value-type="string" calcext:value-type="string">
            <text:p>Filter</text:p>
          </table:table-cell>
          <table:table-cell table:style-name="ce606" office:value-type="string" calcext:value-type="string">
            <text:p>C</text:p>
          </table:table-cell>
          <table:table-cell table:number-columns-repeated="3"/>
          <table:table-cell table:style-name="ce614" table:formula="of:=IF([Sheet1.AM20]=&quot;&quot;;&quot;&quot;;[Sheet1.AM20])">
            <text:p/>
          </table:table-cell>
          <table:table-cell table:style-name="ce616" table:formula="of:=IF([.N74]=&quot;&quot;;&quot;&quot;;IF([.N74]&lt;[.$C$88];[.N74]+[.$D$88]+[.$E$88]*[.N74]+[.$F$88]*[.N74]^2+[.$G$88]*[.N74]^3;IF([.N74]&gt;=[.$C$88];[.N74]+[.$D$89]+[.$E$89]*[.N74]+[.$F$89]*[.N74]^2+[.$G$89]*[.N74]^3+[.$H$89]*[.N74]^4+[.$I$89]*[.N74]^5;&quot;&quot;)))">
            <text:p/>
          </table:table-cell>
          <table:table-cell table:style-name="ce616" table:formula="of:=IF([.N74]=&quot;&quot;;&quot;&quot;;IF([.N74]&lt;[.$C$93];[.N74]+[.$D$93]+[.$E$93]*[.N74]+[.$F$93]*[.N74]^2+[.$G$93]*[.N74]^3+[.$H$93]*[.N74]^4+[.$I$93]*[.N74]^5;IF([.N74]&gt;=[.$C$93];[.N74]+[.$D$94]+[.$E$94]*[.N74]+[.$F$94]*[.N74]^2+[.$G$94]*[.N74]^3+[.$H$94]*[.N74]^4;&quot;&quot;)))">
            <text:p/>
          </table:table-cell>
          <table:table-cell table:style-name="ce616" table:formula="of:=IF([.N74]=&quot;&quot;;&quot;&quot;;IF([.N74]&lt;[.$C$100];[.N74]+[.$D$100]+[.$E$100]*[.N74]+[.$F$100]*[.N74]^2+[.G110]*[.N74]^3;IF([.N74]&gt;=[.$C$101];[.N74]+[.$D$101]+[.$E$101]*[.N74]+[.$F$101]*[.N74]^2+[.$G$101]*[.N74]^3+[.$H$101]*[.N74]^4;&quot;&quot;)))">
            <text:p/>
          </table:table-cell>
          <table:table-cell table:style-name="ce616" table:formula="of:=IF([.N74]=&quot;&quot;;&quot;&quot;;IF([.N74]&lt;[.$C$104];[.N74]+[.$D$104]+[.$E$104]*[.N74]+[.$F$104]*[.N74]^2+[.G114]*[.N74]^3;IF([.N74]&gt;=[.$C$105];[.N74]+[.$D$105]+[.$E$105]*[.N74];&quot;&quot;)))">
            <text:p/>
          </table:table-cell>
          <table:table-cell table:style-name="ce616" table:formula="of:=IF([.N74]=&quot;&quot;;&quot;&quot;;IF([.N74]&lt;[.$C$108];[.N74]+[.$D$108]+[.$E$108]*[.N74]+[.$F$108]*[.N74]^2;IF([.N74]&gt;=[.$C$110];[.N74]+[.$D$110]+[.$E$110]*[.N74];[.N74]+[.$D$109]+[.$E$109]*[.N74])))">
            <text:p/>
          </table:table-cell>
          <table:table-cell table:number-columns-repeated="1005"/>
        </table:table-row>
        <table:table-row table:style-name="ro3">
          <table:table-cell table:style-name="ce561" table:formula="of:=[$Sheet1.$P$241]">
            <text:p/>
          </table:table-cell>
          <table:table-cell table:style-name="ce561" table:formula="of:=[Sheet1.Q288]" office:value-type="float" office:value="24" calcext:value-type="float">
            <text:p>24</text:p>
          </table:table-cell>
          <table:table-cell table:style-name="ce579" table:formula="of:=[Sheet1.Q296]">
            <text:p/>
          </table:table-cell>
          <table:table-cell table:style-name="ce561" table:formula="of:=[$Sheet1.$P$252]">
            <text:p/>
          </table:table-cell>
          <table:table-cell table:style-name="ce561" table:formula="of:=[Sheet1.U288]" office:value-type="float" office:value="28" calcext:value-type="float">
            <text:p>28</text:p>
          </table:table-cell>
          <table:table-cell table:style-name="ce579" table:formula="of:=[Sheet1.U296]">
            <text:p/>
          </table:table-cell>
          <table:table-cell/>
          <table:table-cell table:style-name="ce594" office:value-type="string" calcext:value-type="string">
            <text:p>Mo</text:p>
          </table:table-cell>
          <table:table-cell table:style-name="ce599" office:value-type="string" calcext:value-type="string">
            <text:p>Mo</text:p>
          </table:table-cell>
          <table:table-cell table:style-name="ce607" office:value-type="float" office:value="0.12" calcext:value-type="float">
            <text:p>0.12</text:p>
          </table:table-cell>
          <table:table-cell table:number-columns-repeated="3"/>
          <table:table-cell table:style-name="ce614" table:formula="of:=IF([Sheet1.AM21]=&quot;&quot;;&quot;&quot;;[Sheet1.AM21])">
            <text:p/>
          </table:table-cell>
          <table:table-cell table:style-name="ce616" table:formula="of:=IF([.N75]=&quot;&quot;;&quot;&quot;;IF([.N75]&lt;[.$C$88];[.N75]+[.$D$88]+[.$E$88]*[.N75]+[.$F$88]*[.N75]^2+[.$G$88]*[.N75]^3;IF([.N75]&gt;=[.$C$88];[.N75]+[.$D$89]+[.$E$89]*[.N75]+[.$F$89]*[.N75]^2+[.$G$89]*[.N75]^3+[.$H$89]*[.N75]^4+[.$I$89]*[.N75]^5;&quot;&quot;)))">
            <text:p/>
          </table:table-cell>
          <table:table-cell table:style-name="ce616" table:formula="of:=IF([.N75]=&quot;&quot;;&quot;&quot;;IF([.N75]&lt;[.$C$93];[.N75]+[.$D$93]+[.$E$93]*[.N75]+[.$F$93]*[.N75]^2+[.$G$93]*[.N75]^3+[.$H$93]*[.N75]^4+[.$I$93]*[.N75]^5;IF([.N75]&gt;=[.$C$93];[.N75]+[.$D$94]+[.$E$94]*[.N75]+[.$F$94]*[.N75]^2+[.$G$94]*[.N75]^3+[.$H$94]*[.N75]^4;&quot;&quot;)))">
            <text:p/>
          </table:table-cell>
          <table:table-cell table:style-name="ce616" table:formula="of:=IF([.N75]=&quot;&quot;;&quot;&quot;;IF([.N75]&lt;[.$C$100];[.N75]+[.$D$100]+[.$E$100]*[.N75]+[.$F$100]*[.N75]^2+[.G111]*[.N75]^3;IF([.N75]&gt;=[.$C$101];[.N75]+[.$D$101]+[.$E$101]*[.N75]+[.$F$101]*[.N75]^2+[.$G$101]*[.N75]^3+[.$H$101]*[.N75]^4;&quot;&quot;)))">
            <text:p/>
          </table:table-cell>
          <table:table-cell table:style-name="ce616" table:formula="of:=IF([.N75]=&quot;&quot;;&quot;&quot;;IF([.N75]&lt;[.$C$104];[.N75]+[.$D$104]+[.$E$104]*[.N75]+[.$F$104]*[.N75]^2+[.G115]*[.N75]^3;IF([.N75]&gt;=[.$C$105];[.N75]+[.$D$105]+[.$E$105]*[.N75];&quot;&quot;)))">
            <text:p/>
          </table:table-cell>
          <table:table-cell table:style-name="ce616" table:formula="of:=IF([.N75]=&quot;&quot;;&quot;&quot;;IF([.N75]&lt;[.$C$108];[.N75]+[.$D$108]+[.$E$108]*[.N75]+[.$F$108]*[.N75]^2;IF([.N75]&gt;=[.$C$110];[.N75]+[.$D$110]+[.$E$110]*[.N75];[.N75]+[.$D$109]+[.$E$109]*[.N75])))">
            <text:p/>
          </table:table-cell>
          <table:table-cell table:number-columns-repeated="1005"/>
        </table:table-row>
        <table:table-row table:style-name="ro3">
          <table:table-cell table:style-name="ce560" office:value-type="string" calcext:value-type="string">
            <text:p>Filter</text:p>
          </table:table-cell>
          <table:table-cell table:style-name="ce561" table:formula="of:=[Sheet1.R288]" office:value-type="float" office:value="25" calcext:value-type="float">
            <text:p>25</text:p>
          </table:table-cell>
          <table:table-cell table:style-name="ce579" table:formula="of:=[Sheet1.R296]">
            <text:p/>
          </table:table-cell>
          <table:table-cell table:style-name="ce560" office:value-type="string" calcext:value-type="string">
            <text:p>Filter</text:p>
          </table:table-cell>
          <table:table-cell table:style-name="ce561" table:formula="of:=[Sheet1.V288]" office:value-type="float" office:value="30" calcext:value-type="float">
            <text:p>30</text:p>
          </table:table-cell>
          <table:table-cell table:style-name="ce579" table:formula="of:=[Sheet1.V296]">
            <text:p/>
          </table:table-cell>
          <table:table-cell/>
          <table:table-cell table:style-name="ce594" office:value-type="string" calcext:value-type="string">
            <text:p>Mo</text:p>
          </table:table-cell>
          <table:table-cell table:style-name="ce599" office:value-type="string" calcext:value-type="string">
            <text:p>Rh</text:p>
          </table:table-cell>
          <table:table-cell table:style-name="ce607" office:value-type="float" office:value="0.19" calcext:value-type="float">
            <text:p>0.19</text:p>
          </table:table-cell>
          <table:table-cell table:number-columns-repeated="3"/>
          <table:table-cell table:style-name="ce614" table:formula="of:=IF([Sheet1.AM22]=&quot;&quot;;&quot;&quot;;[Sheet1.AM22])" office:value-type="float" office:value="27.58" calcext:value-type="float">
            <text:p>27.58</text:p>
          </table:table-cell>
          <table:table-cell table:style-name="ce616" table:formula="of:=IF([.N76]=&quot;&quot;;&quot;&quot;;IF([.N76]&lt;[.$C$88];[.N76]+[.$D$88]+[.$E$88]*[.N76]+[.$F$88]*[.N76]^2+[.$G$88]*[.N76]^3;IF([.N76]&gt;=[.$C$88];[.N76]+[.$D$89]+[.$E$89]*[.N76]+[.$F$89]*[.N76]^2+[.$G$89]*[.N76]^3+[.$H$89]*[.N76]^4+[.$I$89]*[.N76]^5;&quot;&quot;)))" office:value-type="float" office:value="27.0366029176403" calcext:value-type="float">
            <text:p>27.04</text:p>
          </table:table-cell>
          <table:table-cell table:style-name="ce616" table:formula="of:=IF([.N76]=&quot;&quot;;&quot;&quot;;IF([.N76]&lt;[.$C$93];[.N76]+[.$D$93]+[.$E$93]*[.N76]+[.$F$93]*[.N76]^2+[.$G$93]*[.N76]^3+[.$H$93]*[.N76]^4+[.$I$93]*[.N76]^5;IF([.N76]&gt;=[.$C$93];[.N76]+[.$D$94]+[.$E$94]*[.N76]+[.$F$94]*[.N76]^2+[.$G$94]*[.N76]^3+[.$H$94]*[.N76]^4;&quot;&quot;)))" office:value-type="float" office:value="24.4105988881784" calcext:value-type="float">
            <text:p>24.41</text:p>
          </table:table-cell>
          <table:table-cell table:style-name="ce616" table:formula="of:=IF([.N76]=&quot;&quot;;&quot;&quot;;IF([.N76]&lt;[.$C$100];[.N76]+[.$D$100]+[.$E$100]*[.N76]+[.$F$100]*[.N76]^2+[.G112]*[.N76]^3;IF([.N76]&gt;=[.$C$101];[.N76]+[.$D$101]+[.$E$101]*[.N76]+[.$F$101]*[.N76]^2+[.$G$101]*[.N76]^3+[.$H$101]*[.N76]^4;&quot;&quot;)))" office:value-type="float" office:value="54.5210218630227" calcext:value-type="float">
            <text:p>54.52</text:p>
          </table:table-cell>
          <table:table-cell table:style-name="ce616" table:formula="of:=IF([.N76]=&quot;&quot;;&quot;&quot;;IF([.N76]&lt;[.$C$104];[.N76]+[.$D$104]+[.$E$104]*[.N76]+[.$F$104]*[.N76]^2+[.G116]*[.N76]^3;IF([.N76]&gt;=[.$C$105];[.N76]+[.$D$105]+[.$E$105]*[.N76];&quot;&quot;)))" office:value-type="float" office:value="349.3518511" calcext:value-type="float">
            <text:p>349.35</text:p>
          </table:table-cell>
          <table:table-cell table:style-name="ce616" table:formula="of:=IF([.N76]=&quot;&quot;;&quot;&quot;;IF([.N76]&lt;[.$C$108];[.N76]+[.$D$108]+[.$E$108]*[.N76]+[.$F$108]*[.N76]^2;IF([.N76]&gt;=[.$C$110];[.N76]+[.$D$110]+[.$E$110]*[.N76];[.N76]+[.$D$109]+[.$E$109]*[.N76])))" office:value-type="float" office:value="52.205897156" calcext:value-type="float">
            <text:p>52.21</text:p>
          </table:table-cell>
          <table:table-cell table:number-columns-repeated="1005"/>
        </table:table-row>
        <table:table-row table:style-name="ro3">
          <table:table-cell table:style-name="ce561" table:formula="of:=[$Sheet1.$Q$241]">
            <text:p/>
          </table:table-cell>
          <table:table-cell table:style-name="ce561" table:formula="of:=[Sheet1.S288]" office:value-type="float" office:value="28" calcext:value-type="float">
            <text:p>28</text:p>
          </table:table-cell>
          <table:table-cell table:style-name="ce579" table:formula="of:=[Sheet1.S296]">
            <text:p/>
          </table:table-cell>
          <table:table-cell table:style-name="ce561" table:formula="of:=[$Sheet1.$Q$252]">
            <text:p/>
          </table:table-cell>
          <table:table-cell table:style-name="ce561" table:formula="of:=[Sheet1.W288]" office:value-type="float" office:value="32" calcext:value-type="float">
            <text:p>32</text:p>
          </table:table-cell>
          <table:table-cell table:style-name="ce579" table:formula="of:=[Sheet1.W296]">
            <text:p/>
          </table:table-cell>
          <table:table-cell/>
          <table:table-cell table:style-name="ce595" office:value-type="string" calcext:value-type="string">
            <text:p>Rh</text:p>
          </table:table-cell>
          <table:table-cell table:style-name="ce602" office:value-type="string" calcext:value-type="string">
            <text:p>Rh</text:p>
          </table:table-cell>
          <table:table-cell table:style-name="ce608" office:value-type="float" office:value="0.22" calcext:value-type="float">
            <text:p>0.22</text:p>
          </table:table-cell>
          <table:table-cell table:number-columns-repeated="3"/>
          <table:table-cell table:style-name="ce614" table:formula="of:=IF([Sheet1.AM23]=&quot;&quot;;&quot;&quot;;[Sheet1.AM23])" office:value-type="float" office:value="28.22" calcext:value-type="float">
            <text:p>28.22</text:p>
          </table:table-cell>
          <table:table-cell table:style-name="ce616" table:formula="of:=IF([.N77]=&quot;&quot;;&quot;&quot;;IF([.N77]&lt;[.$C$88];[.N77]+[.$D$88]+[.$E$88]*[.N77]+[.$F$88]*[.N77]^2+[.$G$88]*[.N77]^3;IF([.N77]&gt;=[.$C$88];[.N77]+[.$D$89]+[.$E$89]*[.N77]+[.$F$89]*[.N77]^2+[.$G$89]*[.N77]^3+[.$H$89]*[.N77]^4+[.$I$89]*[.N77]^5;&quot;&quot;)))" office:value-type="float" office:value="28.771773689763" calcext:value-type="float">
            <text:p>28.77</text:p>
          </table:table-cell>
          <table:table-cell table:style-name="ce616" table:formula="of:=IF([.N77]=&quot;&quot;;&quot;&quot;;IF([.N77]&lt;[.$C$93];[.N77]+[.$D$93]+[.$E$93]*[.N77]+[.$F$93]*[.N77]^2+[.$G$93]*[.N77]^3+[.$H$93]*[.N77]^4+[.$I$93]*[.N77]^5;IF([.N77]&gt;=[.$C$93];[.N77]+[.$D$94]+[.$E$94]*[.N77]+[.$F$94]*[.N77]^2+[.$G$94]*[.N77]^3+[.$H$94]*[.N77]^4;&quot;&quot;)))" office:value-type="float" office:value="25.0267154910834" calcext:value-type="float">
            <text:p>25.03</text:p>
          </table:table-cell>
          <table:table-cell table:style-name="ce616" table:formula="of:=IF([.N77]=&quot;&quot;;&quot;&quot;;IF([.N77]&lt;[.$C$100];[.N77]+[.$D$100]+[.$E$100]*[.N77]+[.$F$100]*[.N77]^2+[.G113]*[.N77]^3;IF([.N77]&gt;=[.$C$101];[.N77]+[.$D$101]+[.$E$101]*[.N77]+[.$F$101]*[.N77]^2+[.$G$101]*[.N77]^3+[.$H$101]*[.N77]^4;&quot;&quot;)))" office:value-type="float" office:value="57.0467626903765" calcext:value-type="float">
            <text:p>57.05</text:p>
          </table:table-cell>
          <table:table-cell table:style-name="ce616" table:formula="of:=IF([.N77]=&quot;&quot;;&quot;&quot;;IF([.N77]&lt;[.$C$104];[.N77]+[.$D$104]+[.$E$104]*[.N77]+[.$F$104]*[.N77]^2+[.G117]*[.N77]^3;IF([.N77]&gt;=[.$C$105];[.N77]+[.$D$105]+[.$E$105]*[.N77];&quot;&quot;)))" office:value-type="float" office:value="371.8982191" calcext:value-type="float">
            <text:p>371.90</text:p>
          </table:table-cell>
          <table:table-cell table:style-name="ce616" table:formula="of:=IF([.N77]=&quot;&quot;;&quot;&quot;;IF([.N77]&lt;[.$C$108];[.N77]+[.$D$108]+[.$E$108]*[.N77]+[.$F$108]*[.N77]^2;IF([.N77]&gt;=[.$C$110];[.N77]+[.$D$110]+[.$E$110]*[.N77];[.N77]+[.$D$109]+[.$E$109]*[.N77])))" office:value-type="float" office:value="53.605776836" calcext:value-type="float">
            <text:p>53.61</text:p>
          </table:table-cell>
          <table:table-cell table:number-columns-repeated="1005"/>
        </table:table-row>
        <table:table-row table:style-name="ro3">
          <table:table-cell/>
          <table:table-cell table:style-name="ce561" table:formula="of:=[Sheet1.T288]" office:value-type="float" office:value="32" calcext:value-type="float">
            <text:p>32</text:p>
          </table:table-cell>
          <table:table-cell table:style-name="ce579" table:formula="of:=[Sheet1.T296]">
            <text:p/>
          </table:table-cell>
          <table:table-cell/>
          <table:table-cell table:style-name="ce561" table:formula="of:=[Sheet1.X288]" office:value-type="float" office:value="34" calcext:value-type="float">
            <text:p>34</text:p>
          </table:table-cell>
          <table:table-cell table:style-name="ce579" table:formula="of:=[Sheet1.X296]">
            <text:p/>
          </table:table-cell>
          <table:table-cell/>
          <table:table-cell table:style-name="ce597" office:value-type="string" calcext:value-type="string">
            <text:p>Critiera:</text:p>
          </table:table-cell>
          <table:table-cell table:style-name="ce597" office:value-type="string" calcext:value-type="string">
            <text:p>Min HVL &gt; kV/100 (no paddle)</text:p>
          </table:table-cell>
          <table:table-cell table:style-name="ce597"/>
          <table:table-cell table:number-columns-repeated="3"/>
          <table:table-cell table:style-name="ce614" table:formula="of:=IF([Sheet1.AM24]=&quot;&quot;;&quot;&quot;;[Sheet1.AM24])" office:value-type="float" office:value="28.11" calcext:value-type="float">
            <text:p>28.11</text:p>
          </table:table-cell>
          <table:table-cell table:style-name="ce616" table:formula="of:=IF([.N78]=&quot;&quot;;&quot;&quot;;IF([.N78]&lt;[.$C$88];[.N78]+[.$D$88]+[.$E$88]*[.N78]+[.$F$88]*[.N78]^2+[.$G$88]*[.N78]^3;IF([.N78]&gt;=[.$C$88];[.N78]+[.$D$89]+[.$E$89]*[.N78]+[.$F$89]*[.N78]^2+[.$G$89]*[.N78]^3+[.$H$89]*[.N78]^4+[.$I$89]*[.N78]^5;&quot;&quot;)))" office:value-type="float" office:value="28.5120731014681" calcext:value-type="float">
            <text:p>28.51</text:p>
          </table:table-cell>
          <table:table-cell table:style-name="ce616" table:formula="of:=IF([.N78]=&quot;&quot;;&quot;&quot;;IF([.N78]&lt;[.$C$93];[.N78]+[.$D$93]+[.$E$93]*[.N78]+[.$F$93]*[.N78]^2+[.$G$93]*[.N78]^3+[.$H$93]*[.N78]^4+[.$I$93]*[.N78]^5;IF([.N78]&gt;=[.$C$93];[.N78]+[.$D$94]+[.$E$94]*[.N78]+[.$F$94]*[.N78]^2+[.$G$94]*[.N78]^3+[.$H$94]*[.N78]^4;&quot;&quot;)))" office:value-type="float" office:value="24.9292916925624" calcext:value-type="float">
            <text:p>24.93</text:p>
          </table:table-cell>
          <table:table-cell table:style-name="ce616" table:formula="of:=IF([.N78]=&quot;&quot;;&quot;&quot;;IF([.N78]&lt;[.$C$100];[.N78]+[.$D$100]+[.$E$100]*[.N78]+[.$F$100]*[.N78]^2+[.G114]*[.N78]^3;IF([.N78]&gt;=[.$C$101];[.N78]+[.$D$101]+[.$E$101]*[.N78]+[.$F$101]*[.N78]^2+[.$G$101]*[.N78]^3+[.$H$101]*[.N78]^4;&quot;&quot;)))" office:value-type="float" office:value="56.6514969004443" calcext:value-type="float">
            <text:p>56.65</text:p>
          </table:table-cell>
          <table:table-cell table:style-name="ce616" table:formula="of:=IF([.N78]=&quot;&quot;;&quot;&quot;;IF([.N78]&lt;[.$C$104];[.N78]+[.$D$104]+[.$E$104]*[.N78]+[.$F$104]*[.N78]^2+[.G118]*[.N78]^3;IF([.N78]&gt;=[.$C$105];[.N78]+[.$D$105]+[.$E$105]*[.N78];&quot;&quot;)))" office:value-type="float" office:value="367.954253525" calcext:value-type="float">
            <text:p>367.95</text:p>
          </table:table-cell>
          <table:table-cell table:style-name="ce616" table:formula="of:=IF([.N78]=&quot;&quot;;&quot;&quot;;IF([.N78]&lt;[.$C$108];[.N78]+[.$D$108]+[.$E$108]*[.N78]+[.$F$108]*[.N78]^2;IF([.N78]&gt;=[.$C$110];[.N78]+[.$D$110]+[.$E$110]*[.N78];[.N78]+[.$D$109]+[.$E$109]*[.N78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3">
          <table:table-cell/>
          <table:table-cell table:style-name="ce575" office:value-type="string" calcext:value-type="string">
            <text:p>Slope:</text:p>
          </table:table-cell>
          <table:table-cell table:style-name="ce561" table:formula="of:=SLOPE([.C75:.C78];[.B75:.B78])" office:value-type="string" office:string-value="" calcext:value-type="error">
            <text:p>#VALUE!</text:p>
          </table:table-cell>
          <table:table-cell/>
          <table:table-cell table:style-name="ce575" office:value-type="string" calcext:value-type="string">
            <text:p>Slope:</text:p>
          </table:table-cell>
          <table:table-cell table:style-name="ce561" table:formula="of:=SLOPE([.F75:.F78];[.E75:.E78])" office:value-type="string" office:string-value="" calcext:value-type="error">
            <text:p>#VALUE!</text:p>
          </table:table-cell>
          <table:table-cell/>
          <table:table-cell table:style-name="ce597"/>
          <table:table-cell table:style-name="ce597" office:value-type="string" calcext:value-type="string">
            <text:p>Min HVL &gt; kV/100 + 0.03 (with paddle)</text:p>
          </table:table-cell>
          <table:table-cell table:style-name="ce597"/>
          <table:table-cell table:number-columns-repeated="3"/>
          <table:table-cell table:style-name="ce614" table:formula="of:=IF([Sheet1.AM25]=&quot;&quot;;&quot;&quot;;[Sheet1.AM25])" office:value-type="float" office:value="28.19" calcext:value-type="float">
            <text:p>28.19</text:p>
          </table:table-cell>
          <table:table-cell table:style-name="ce616" table:formula="of:=IF([.N79]=&quot;&quot;;&quot;&quot;;IF([.N79]&lt;[.$C$88];[.N79]+[.$D$88]+[.$E$88]*[.N79]+[.$F$88]*[.N79]^2+[.$G$88]*[.N79]^3;IF([.N79]&gt;=[.$C$88];[.N79]+[.$D$89]+[.$E$89]*[.N79]+[.$F$89]*[.N79]^2+[.$G$89]*[.N79]^3+[.$H$89]*[.N79]^4+[.$I$89]*[.N79]^5;&quot;&quot;)))" office:value-type="float" office:value="28.7022488805424" calcext:value-type="float">
            <text:p>28.70</text:p>
          </table:table-cell>
          <table:table-cell table:style-name="ce616" table:formula="of:=IF([.N79]=&quot;&quot;;&quot;&quot;;IF([.N79]&lt;[.$C$93];[.N79]+[.$D$93]+[.$E$93]*[.N79]+[.$F$93]*[.N79]^2+[.$G$93]*[.N79]^3+[.$H$93]*[.N79]^4+[.$I$93]*[.N79]^5;IF([.N79]&gt;=[.$C$93];[.N79]+[.$D$94]+[.$E$94]*[.N79]+[.$F$94]*[.N79]^2+[.$G$94]*[.N79]^3+[.$H$94]*[.N79]^4;&quot;&quot;)))" office:value-type="float" office:value="25.0002384745749" calcext:value-type="float">
            <text:p>25.00</text:p>
          </table:table-cell>
          <table:table-cell table:style-name="ce616" table:formula="of:=IF([.N79]=&quot;&quot;;&quot;&quot;;IF([.N79]&lt;[.$C$100];[.N79]+[.$D$100]+[.$E$100]*[.N79]+[.$F$100]*[.N79]^2+[.G115]*[.N79]^3;IF([.N79]&gt;=[.$C$101];[.N79]+[.$D$101]+[.$E$101]*[.N79]+[.$F$101]*[.N79]^2+[.$G$101]*[.N79]^3+[.$H$101]*[.N79]^4;&quot;&quot;)))" office:value-type="float" office:value="56.9404343289962" calcext:value-type="float">
            <text:p>56.94</text:p>
          </table:table-cell>
          <table:table-cell table:style-name="ce616" table:formula="of:=IF([.N79]=&quot;&quot;;&quot;&quot;;IF([.N79]&lt;[.$C$104];[.N79]+[.$D$104]+[.$E$104]*[.N79]+[.$F$104]*[.N79]^2+[.G119]*[.N79]^3;IF([.N79]&gt;=[.$C$105];[.N79]+[.$D$105]+[.$E$105]*[.N79];&quot;&quot;)))" office:value-type="float" office:value="370.819759525" calcext:value-type="float">
            <text:p>370.82</text:p>
          </table:table-cell>
          <table:table-cell table:style-name="ce616" table:formula="of:=IF([.N79]=&quot;&quot;;&quot;&quot;;IF([.N79]&lt;[.$C$108];[.N79]+[.$D$108]+[.$E$108]*[.N79]+[.$F$108]*[.N79]^2;IF([.N79]&gt;=[.$C$110];[.N79]+[.$D$110]+[.$E$110]*[.N79];[.N79]+[.$D$109]+[.$E$109]*[.N79])))" office:value-type="float" office:value="53.538807119" calcext:value-type="float">
            <text:p>53.54</text:p>
          </table:table-cell>
          <table:table-cell table:number-columns-repeated="1005"/>
        </table:table-row>
        <table:table-row table:style-name="ro3">
          <table:table-cell/>
          <table:table-cell table:style-name="ce575" office:value-type="string" calcext:value-type="string">
            <text:p>Intercept:</text:p>
          </table:table-cell>
          <table:table-cell table:style-name="ce561" table:formula="of:=INTERCEPT([.C75:.C78];[.B75:.B78])" office:value-type="string" office:string-value="" calcext:value-type="error">
            <text:p>#VALUE!</text:p>
          </table:table-cell>
          <table:table-cell/>
          <table:table-cell table:style-name="ce575" office:value-type="string" calcext:value-type="string">
            <text:p>Intercept:</text:p>
          </table:table-cell>
          <table:table-cell table:style-name="ce561" table:formula="of:=INTERCEPT([.F75:.F78];[.E75:.E78])" office:value-type="string" office:string-value="" calcext:value-type="error">
            <text:p>#VALUE!</text:p>
          </table:table-cell>
          <table:table-cell/>
          <table:table-cell table:style-name="ce597"/>
          <table:table-cell table:style-name="ce597" office:value-type="string" calcext:value-type="string">
            <text:p>Max HVL &lt; kV/100 + C</text:p>
          </table:table-cell>
          <table:table-cell table:style-name="ce597"/>
          <table:table-cell table:number-columns-repeated="3"/>
          <table:table-cell table:style-name="ce614" table:formula="of:=IF([Sheet1.AM26]=&quot;&quot;;&quot;&quot;;[Sheet1.AM26])" office:value-type="float" office:value="28.11" calcext:value-type="float">
            <text:p>28.11</text:p>
          </table:table-cell>
          <table:table-cell table:style-name="ce616" table:formula="of:=IF([.N80]=&quot;&quot;;&quot;&quot;;IF([.N80]&lt;[.$C$88];[.N80]+[.$D$88]+[.$E$88]*[.N80]+[.$F$88]*[.N80]^2+[.$G$88]*[.N80]^3;IF([.N80]&gt;=[.$C$88];[.N80]+[.$D$89]+[.$E$89]*[.N80]+[.$F$89]*[.N80]^2+[.$G$89]*[.N80]^3+[.$H$89]*[.N80]^4+[.$I$89]*[.N80]^5;&quot;&quot;)))" office:value-type="float" office:value="28.5120731014681" calcext:value-type="float">
            <text:p>28.51</text:p>
          </table:table-cell>
          <table:table-cell table:style-name="ce616" table:formula="of:=IF([.N80]=&quot;&quot;;&quot;&quot;;IF([.N80]&lt;[.$C$93];[.N80]+[.$D$93]+[.$E$93]*[.N80]+[.$F$93]*[.N80]^2+[.$G$93]*[.N80]^3+[.$H$93]*[.N80]^4+[.$I$93]*[.N80]^5;IF([.N80]&gt;=[.$C$93];[.N80]+[.$D$94]+[.$E$94]*[.N80]+[.$F$94]*[.N80]^2+[.$G$94]*[.N80]^3+[.$H$94]*[.N80]^4;&quot;&quot;)))" office:value-type="float" office:value="24.9292916925624" calcext:value-type="float">
            <text:p>24.93</text:p>
          </table:table-cell>
          <table:table-cell table:style-name="ce616" table:formula="of:=IF([.N80]=&quot;&quot;;&quot;&quot;;IF([.N80]&lt;[.$C$100];[.N80]+[.$D$100]+[.$E$100]*[.N80]+[.$F$100]*[.N80]^2+[.G116]*[.N80]^3;IF([.N80]&gt;=[.$C$101];[.N80]+[.$D$101]+[.$E$101]*[.N80]+[.$F$101]*[.N80]^2+[.$G$101]*[.N80]^3+[.$H$101]*[.N80]^4;&quot;&quot;)))" office:value-type="float" office:value="56.6514969004443" calcext:value-type="float">
            <text:p>56.65</text:p>
          </table:table-cell>
          <table:table-cell table:style-name="ce616" table:formula="of:=IF([.N80]=&quot;&quot;;&quot;&quot;;IF([.N80]&lt;[.$C$104];[.N80]+[.$D$104]+[.$E$104]*[.N80]+[.$F$104]*[.N80]^2+[.G120]*[.N80]^3;IF([.N80]&gt;=[.$C$105];[.N80]+[.$D$105]+[.$E$105]*[.N80];&quot;&quot;)))" office:value-type="float" office:value="367.954253525" calcext:value-type="float">
            <text:p>367.95</text:p>
          </table:table-cell>
          <table:table-cell table:style-name="ce616" table:formula="of:=IF([.N80]=&quot;&quot;;&quot;&quot;;IF([.N80]&lt;[.$C$108];[.N80]+[.$D$108]+[.$E$108]*[.N80]+[.$F$108]*[.N80]^2;IF([.N80]&gt;=[.$C$110];[.N80]+[.$D$110]+[.$E$110]*[.N80];[.N80]+[.$D$109]+[.$E$109]*[.N80])))" office:value-type="float" office:value="53.360870559" calcext:value-type="float">
            <text:p>53.36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27]=&quot;&quot;;&quot;&quot;;[Sheet1.AM27])" office:value-type="float" office:value="28.13" calcext:value-type="float">
            <text:p>28.13</text:p>
          </table:table-cell>
          <table:table-cell table:style-name="ce616" table:formula="of:=IF([.N81]=&quot;&quot;;&quot;&quot;;IF([.N81]&lt;[.$C$88];[.N81]+[.$D$88]+[.$E$88]*[.N81]+[.$F$88]*[.N81]^2+[.$G$88]*[.N81]^3;IF([.N81]&gt;=[.$C$88];[.N81]+[.$D$89]+[.$E$89]*[.N81]+[.$F$89]*[.N81]^2+[.$G$89]*[.N81]^3+[.$H$89]*[.N81]^4+[.$I$89]*[.N81]^5;&quot;&quot;)))" office:value-type="float" office:value="28.5602777141044" calcext:value-type="float">
            <text:p>28.56</text:p>
          </table:table-cell>
          <table:table-cell table:style-name="ce616" table:formula="of:=IF([.N81]=&quot;&quot;;&quot;&quot;;IF([.N81]&lt;[.$C$93];[.N81]+[.$D$93]+[.$E$93]*[.N81]+[.$F$93]*[.N81]^2+[.$G$93]*[.N81]^3+[.$H$93]*[.N81]^4+[.$I$93]*[.N81]^5;IF([.N81]&gt;=[.$C$93];[.N81]+[.$D$94]+[.$E$94]*[.N81]+[.$F$94]*[.N81]^2+[.$G$94]*[.N81]^3+[.$H$94]*[.N81]^4;&quot;&quot;)))" office:value-type="float" office:value="24.9471047507832" calcext:value-type="float">
            <text:p>24.95</text:p>
          </table:table-cell>
          <table:table-cell table:style-name="ce616" table:formula="of:=IF([.N81]=&quot;&quot;;&quot;&quot;;IF([.N81]&lt;[.$C$100];[.N81]+[.$D$100]+[.$E$100]*[.N81]+[.$F$100]*[.N81]^2+[.G117]*[.N81]^3;IF([.N81]&gt;=[.$C$101];[.N81]+[.$D$101]+[.$E$101]*[.N81]+[.$F$101]*[.N81]^2+[.$G$101]*[.N81]^3+[.$H$101]*[.N81]^4;&quot;&quot;)))" office:value-type="float" office:value="56.7244761377833" calcext:value-type="float">
            <text:p>56.72</text:p>
          </table:table-cell>
          <table:table-cell table:style-name="ce616" table:formula="of:=IF([.N81]=&quot;&quot;;&quot;&quot;;IF([.N81]&lt;[.$C$104];[.N81]+[.$D$104]+[.$E$104]*[.N81]+[.$F$104]*[.N81]^2+[.G121]*[.N81]^3;IF([.N81]&gt;=[.$C$105];[.N81]+[.$D$105]+[.$E$105]*[.N81];&quot;&quot;)))" office:value-type="float" office:value="368.669213725" calcext:value-type="float">
            <text:p>368.67</text:p>
          </table:table-cell>
          <table:table-cell table:style-name="ce616" table:formula="of:=IF([.N81]=&quot;&quot;;&quot;&quot;;IF([.N81]&lt;[.$C$108];[.N81]+[.$D$108]+[.$E$108]*[.N81]+[.$F$108]*[.N81]^2;IF([.N81]&gt;=[.$C$110];[.N81]+[.$D$110]+[.$E$110]*[.N81];[.N81]+[.$D$109]+[.$E$109]*[.N81])))" office:value-type="float" office:value="53.405266151" calcext:value-type="float">
            <text:p>53.41</text:p>
          </table:table-cell>
          <table:table-cell table:number-columns-repeated="1005"/>
        </table:table-row>
        <table:table-row table:style-name="ro3">
          <table:table-cell table:style-name="ce550" office:value-type="string" calcext:value-type="string">
            <text:p>DGN</text:p>
          </table:table-cell>
          <table:table-cell table:style-name="ce16" table:formula="of:=&quot;DGN values (mrad/R) for &quot;&amp;[$Sheet1.$T$221]&amp;&quot; kV and HVL=&quot;&amp;ROUND([$Sheet1.$X$224];2)&amp;&quot; mm Al&quot;" office:value-type="string" office:string-value="" calcext:value-type="error">
            <text:p>#VALUE!</text:p>
          </table:table-cell>
          <table:table-cell table:number-columns-repeated="11"/>
          <table:table-cell table:style-name="ce614" table:formula="of:=IF([Sheet1.AM28]=&quot;&quot;;&quot;&quot;;[Sheet1.AM28])">
            <text:p/>
          </table:table-cell>
          <table:table-cell table:style-name="ce616" table:formula="of:=IF([.N82]=&quot;&quot;;&quot;&quot;;IF([.N82]&lt;[.$C$88];[.N82]+[.$D$88]+[.$E$88]*[.N82]+[.$F$88]*[.N82]^2+[.$G$88]*[.N82]^3;IF([.N82]&gt;=[.$C$88];[.N82]+[.$D$89]+[.$E$89]*[.N82]+[.$F$89]*[.N82]^2+[.$G$89]*[.N82]^3+[.$H$89]*[.N82]^4+[.$I$89]*[.N82]^5;&quot;&quot;)))">
            <text:p/>
          </table:table-cell>
          <table:table-cell table:style-name="ce616" table:formula="of:=IF([.N82]=&quot;&quot;;&quot;&quot;;IF([.N82]&lt;[.$C$93];[.N82]+[.$D$93]+[.$E$93]*[.N82]+[.$F$93]*[.N82]^2+[.$G$93]*[.N82]^3+[.$H$93]*[.N82]^4+[.$I$93]*[.N82]^5;IF([.N82]&gt;=[.$C$93];[.N82]+[.$D$94]+[.$E$94]*[.N82]+[.$F$94]*[.N82]^2+[.$G$94]*[.N82]^3+[.$H$94]*[.N82]^4;&quot;&quot;)))">
            <text:p/>
          </table:table-cell>
          <table:table-cell table:style-name="ce616" table:formula="of:=IF([.N82]=&quot;&quot;;&quot;&quot;;IF([.N82]&lt;[.$C$100];[.N82]+[.$D$100]+[.$E$100]*[.N82]+[.$F$100]*[.N82]^2+[.G118]*[.N82]^3;IF([.N82]&gt;=[.$C$101];[.N82]+[.$D$101]+[.$E$101]*[.N82]+[.$F$101]*[.N82]^2+[.$G$101]*[.N82]^3+[.$H$101]*[.N82]^4;&quot;&quot;)))">
            <text:p/>
          </table:table-cell>
          <table:table-cell table:style-name="ce616" table:formula="of:=IF([.N82]=&quot;&quot;;&quot;&quot;;IF([.N82]&lt;[.$C$104];[.N82]+[.$D$104]+[.$E$104]*[.N82]+[.$F$104]*[.N82]^2+[.G122]*[.N82]^3;IF([.N82]&gt;=[.$C$105];[.N82]+[.$D$105]+[.$E$105]*[.N82];&quot;&quot;)))">
            <text:p/>
          </table:table-cell>
          <table:table-cell table:style-name="ce616" table:formula="of:=IF([.N82]=&quot;&quot;;&quot;&quot;;IF([.N82]&lt;[.$C$108];[.N82]+[.$D$108]+[.$E$108]*[.N82]+[.$F$108]*[.N82]^2;IF([.N82]&gt;=[.$C$110];[.N82]+[.$D$110]+[.$E$110]*[.N82];[.N82]+[.$D$109]+[.$E$109]*[.N82])))">
            <text:p/>
          </table:table-cell>
          <table:table-cell table:number-columns-repeated="1005"/>
        </table:table-row>
        <table:table-row table:style-name="ro3">
          <table:table-cell table:style-name="ce562" office:value-type="string" calcext:value-type="string">
            <text:p>Mo/Mo</text:p>
          </table:table-cell>
          <table:table-cell table:style-name="ce562" office:value-type="string" calcext:value-type="string">
            <text:p>Mo/Rh</text:p>
          </table:table-cell>
          <table:table-cell table:style-name="ce562" office:value-type="string" calcext:value-type="string">
            <text:p>Rh/Rh</text:p>
          </table:table-cell>
          <table:table-cell table:style-name="ce562" office:value-type="string" calcext:value-type="string">
            <text:p>W/Rh</text:p>
          </table:table-cell>
          <table:table-cell table:style-name="ce562" office:value-type="string" calcext:value-type="string">
            <text:p>W/Ag</text:p>
          </table:table-cell>
          <table:table-cell table:style-name="ce562" office:value-type="string" calcext:value-type="string">
            <text:p>Siemens Inspiration</text:p>
          </table:table-cell>
          <table:table-cell table:number-columns-repeated="7"/>
          <table:table-cell table:style-name="ce614" table:formula="of:=IF([Sheet1.AM29]=&quot;&quot;;&quot;&quot;;[Sheet1.AM29])">
            <text:p/>
          </table:table-cell>
          <table:table-cell table:style-name="ce616" table:formula="of:=IF([.N83]=&quot;&quot;;&quot;&quot;;IF([.N83]&lt;[.$C$88];[.N83]+[.$D$88]+[.$E$88]*[.N83]+[.$F$88]*[.N83]^2+[.$G$88]*[.N83]^3;IF([.N83]&gt;=[.$C$88];[.N83]+[.$D$89]+[.$E$89]*[.N83]+[.$F$89]*[.N83]^2+[.$G$89]*[.N83]^3+[.$H$89]*[.N83]^4+[.$I$89]*[.N83]^5;&quot;&quot;)))">
            <text:p/>
          </table:table-cell>
          <table:table-cell table:style-name="ce616" table:formula="of:=IF([.N83]=&quot;&quot;;&quot;&quot;;IF([.N83]&lt;[.$C$93];[.N83]+[.$D$93]+[.$E$93]*[.N83]+[.$F$93]*[.N83]^2+[.$G$93]*[.N83]^3+[.$H$93]*[.N83]^4+[.$I$93]*[.N83]^5;IF([.N83]&gt;=[.$C$93];[.N83]+[.$D$94]+[.$E$94]*[.N83]+[.$F$94]*[.N83]^2+[.$G$94]*[.N83]^3+[.$H$94]*[.N83]^4;&quot;&quot;)))">
            <text:p/>
          </table:table-cell>
          <table:table-cell table:style-name="ce616" table:formula="of:=IF([.N83]=&quot;&quot;;&quot;&quot;;IF([.N83]&lt;[.$C$100];[.N83]+[.$D$100]+[.$E$100]*[.N83]+[.$F$100]*[.N83]^2+[.G119]*[.N83]^3;IF([.N83]&gt;=[.$C$101];[.N83]+[.$D$101]+[.$E$101]*[.N83]+[.$F$101]*[.N83]^2+[.$G$101]*[.N83]^3+[.$H$101]*[.N83]^4;&quot;&quot;)))">
            <text:p/>
          </table:table-cell>
          <table:table-cell table:style-name="ce616" table:formula="of:=IF([.N83]=&quot;&quot;;&quot;&quot;;IF([.N83]&lt;[.$C$104];[.N83]+[.$D$104]+[.$E$104]*[.N83]+[.$F$104]*[.N83]^2+[.G123]*[.N83]^3;IF([.N83]&gt;=[.$C$105];[.N83]+[.$D$105]+[.$E$105]*[.N83];&quot;&quot;)))">
            <text:p/>
          </table:table-cell>
          <table:table-cell table:style-name="ce616" table:formula="of:=IF([.N83]=&quot;&quot;;&quot;&quot;;IF([.N83]&lt;[.$C$108];[.N83]+[.$D$108]+[.$E$108]*[.N83]+[.$F$108]*[.N83]^2;IF([.N83]&gt;=[.$C$110];[.N83]+[.$D$110]+[.$E$110]*[.N83];[.N83]+[.$D$109]+[.$E$109]*[.N83])))">
            <text:p/>
          </table:table-cell>
          <table:table-cell table:number-columns-repeated="1005"/>
        </table:table-row>
        <table:table-row table:style-name="ro3">
          <table:table-cell table:style-name="ce563" table:formula="of:=IF(ISERR([$Sheet1.$T$221]);&quot;TBD&quot;;MOMO([$Sheet1.$T$221];[$Sheet1.$X$224];4.2;0.5))" office:value-type="float" office:value="27.7835990937058" calcext:value-type="float">
            <text:p>27.8</text:p>
          </table:table-cell>
          <table:table-cell table:style-name="ce563" table:formula="of:=IF(ISERR([$Sheet1.$T$221]);&quot;TBD&quot;;MORH([$Sheet1.$T$221];[$Sheet1.$X$224];4.2;0.5))" office:value-type="float" office:value="33.8898696431522" calcext:value-type="float">
            <text:p>33.9</text:p>
          </table:table-cell>
          <table:table-cell table:style-name="ce563" table:formula="of:=IF(ISERR([$Sheet1.$T$221]);&quot;TBD&quot;;RHRH([$Sheet1.$T$221];[$Sheet1.$X$224];4.2;0.5))" office:value-type="float" office:value="38.2366245936445" calcext:value-type="float">
            <text:p>38.2</text:p>
          </table:table-cell>
          <table:table-cell table:style-name="ce561" table:formula="of:=IF(ISERR([$Sheet1.$X$224]);&quot;TBD&quot;;VLOOKUP([$Sheet1.$X$224];[.A27:.M48];MATCH([$Sheet1.$T$221];[.A27:.M27];0)))" office:value-type="string" office:string-value="" calcext:value-type="error">
            <text:p>#N/A</text:p>
          </table:table-cell>
          <table:table-cell table:style-name="ce561" table:formula="of:=IF(ISERR([$Sheet1.$X$224]);&quot;TBD&quot;;VLOOKUP([$Sheet1.$X$224];[.N27:.AA48];MATCH([$Sheet1.$T$221];[.N27:.AA27];0)))" office:value-type="string" office:string-value="" calcext:value-type="error">
            <text:p>#N/A</text:p>
          </table:table-cell>
          <table:table-cell table:style-name="ce592" table:formula="of:=IF(OR(ISERR([$Sheet1.$X$225]);ISERR([$Sheet1.$X$224]));&quot;TBD&quot;;[$Sheet1.$X$225]*([.L53]*[.$S$290]+[.M53])*([.L54]*[.$S$290]+[.M54])*HLOOKUP([$Sheet1.$Q$222];[.B58:.D59];2))" office:value-type="float" office:value="0.0401989925662848" calcext:value-type="float">
            <text:p>0.0402</text:p>
          </table:table-cell>
          <table:table-cell table:number-columns-repeated="7"/>
          <table:table-cell table:style-name="ce614" table:formula="of:=IF([Sheet1.AM30]=&quot;&quot;;&quot;&quot;;[Sheet1.AM30])">
            <text:p/>
          </table:table-cell>
          <table:table-cell table:style-name="ce616" table:formula="of:=IF([.N84]=&quot;&quot;;&quot;&quot;;IF([.N84]&lt;[.$C$88];[.N84]+[.$D$88]+[.$E$88]*[.N84]+[.$F$88]*[.N84]^2+[.$G$88]*[.N84]^3;IF([.N84]&gt;=[.$C$88];[.N84]+[.$D$89]+[.$E$89]*[.N84]+[.$F$89]*[.N84]^2+[.$G$89]*[.N84]^3+[.$H$89]*[.N84]^4+[.$I$89]*[.N84]^5;&quot;&quot;)))">
            <text:p/>
          </table:table-cell>
          <table:table-cell table:style-name="ce616" table:formula="of:=IF([.N84]=&quot;&quot;;&quot;&quot;;IF([.N84]&lt;[.$C$93];[.N84]+[.$D$93]+[.$E$93]*[.N84]+[.$F$93]*[.N84]^2+[.$G$93]*[.N84]^3+[.$H$93]*[.N84]^4+[.$I$93]*[.N84]^5;IF([.N84]&gt;=[.$C$93];[.N84]+[.$D$94]+[.$E$94]*[.N84]+[.$F$94]*[.N84]^2+[.$G$94]*[.N84]^3+[.$H$94]*[.N84]^4;&quot;&quot;)))">
            <text:p/>
          </table:table-cell>
          <table:table-cell table:style-name="ce616" table:formula="of:=IF([.N84]=&quot;&quot;;&quot;&quot;;IF([.N84]&lt;[.$C$100];[.N84]+[.$D$100]+[.$E$100]*[.N84]+[.$F$100]*[.N84]^2+[.G120]*[.N84]^3;IF([.N84]&gt;=[.$C$101];[.N84]+[.$D$101]+[.$E$101]*[.N84]+[.$F$101]*[.N84]^2+[.$G$101]*[.N84]^3+[.$H$101]*[.N84]^4;&quot;&quot;)))">
            <text:p/>
          </table:table-cell>
          <table:table-cell table:style-name="ce616" table:formula="of:=IF([.N84]=&quot;&quot;;&quot;&quot;;IF([.N84]&lt;[.$C$104];[.N84]+[.$D$104]+[.$E$104]*[.N84]+[.$F$104]*[.N84]^2+[.G124]*[.N84]^3;IF([.N84]&gt;=[.$C$105];[.N84]+[.$D$105]+[.$E$105]*[.N84];&quot;&quot;)))">
            <text:p/>
          </table:table-cell>
          <table:table-cell table:style-name="ce616" table:formula="of:=IF([.N84]=&quot;&quot;;&quot;&quot;;IF([.N84]&lt;[.$C$108];[.N84]+[.$D$108]+[.$E$108]*[.N84]+[.$F$108]*[.N84]^2;IF([.N84]&gt;=[.$C$110];[.N84]+[.$D$110]+[.$E$110]*[.N84];[.N84]+[.$D$109]+[.$E$109]*[.N84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31]=&quot;&quot;;&quot;&quot;;[Sheet1.AM31])">
            <text:p/>
          </table:table-cell>
          <table:table-cell table:style-name="ce616" table:formula="of:=IF([.N85]=&quot;&quot;;&quot;&quot;;IF([.N85]&lt;[.$C$88];[.N85]+[.$D$88]+[.$E$88]*[.N85]+[.$F$88]*[.N85]^2+[.$G$88]*[.N85]^3;IF([.N85]&gt;=[.$C$88];[.N85]+[.$D$89]+[.$E$89]*[.N85]+[.$F$89]*[.N85]^2+[.$G$89]*[.N85]^3+[.$H$89]*[.N85]^4+[.$I$89]*[.N85]^5;&quot;&quot;)))">
            <text:p/>
          </table:table-cell>
          <table:table-cell table:style-name="ce616" table:formula="of:=IF([.N85]=&quot;&quot;;&quot;&quot;;IF([.N85]&lt;[.$C$93];[.N85]+[.$D$93]+[.$E$93]*[.N85]+[.$F$93]*[.N85]^2+[.$G$93]*[.N85]^3+[.$H$93]*[.N85]^4+[.$I$93]*[.N85]^5;IF([.N85]&gt;=[.$C$93];[.N85]+[.$D$94]+[.$E$94]*[.N85]+[.$F$94]*[.N85]^2+[.$G$94]*[.N85]^3+[.$H$94]*[.N85]^4;&quot;&quot;)))">
            <text:p/>
          </table:table-cell>
          <table:table-cell table:style-name="ce616" table:formula="of:=IF([.N85]=&quot;&quot;;&quot;&quot;;IF([.N85]&lt;[.$C$100];[.N85]+[.$D$100]+[.$E$100]*[.N85]+[.$F$100]*[.N85]^2+[.G121]*[.N85]^3;IF([.N85]&gt;=[.$C$101];[.N85]+[.$D$101]+[.$E$101]*[.N85]+[.$F$101]*[.N85]^2+[.$G$101]*[.N85]^3+[.$H$101]*[.N85]^4;&quot;&quot;)))">
            <text:p/>
          </table:table-cell>
          <table:table-cell table:style-name="ce616" table:formula="of:=IF([.N85]=&quot;&quot;;&quot;&quot;;IF([.N85]&lt;[.$C$104];[.N85]+[.$D$104]+[.$E$104]*[.N85]+[.$F$104]*[.N85]^2+[.G125]*[.N85]^3;IF([.N85]&gt;=[.$C$105];[.N85]+[.$D$105]+[.$E$105]*[.N85];&quot;&quot;)))">
            <text:p/>
          </table:table-cell>
          <table:table-cell table:style-name="ce616" table:formula="of:=IF([.N85]=&quot;&quot;;&quot;&quot;;IF([.N85]&lt;[.$C$108];[.N85]+[.$D$108]+[.$E$108]*[.N85]+[.$F$108]*[.N85]^2;IF([.N85]&gt;=[.$C$110];[.N85]+[.$D$110]+[.$E$110]*[.N85];[.N85]+[.$D$109]+[.$E$109]*[.N85])))">
            <text:p/>
          </table:table-cell>
          <table:table-cell table:number-columns-repeated="1005"/>
        </table:table-row>
        <table:table-row table:style-name="ro3">
          <table:table-cell table:style-name="ce550" office:value-type="string" calcext:value-type="string">
            <office:annotation draw:style-name="gr3" draw:text-style-name="P4" svg:width="2.899cm" svg:height="2.979cm" svg:x="2.857cm" svg:y="40.93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Selenia</text:p>
          </table:table-cell>
          <table:table-cell table:number-columns-repeated="12"/>
          <table:table-cell table:style-name="ce614" table:formula="of:=IF([Sheet1.AM32]=&quot;&quot;;&quot;&quot;;[Sheet1.AM32])" office:value-type="float" office:value="28.17" calcext:value-type="float">
            <text:p>28.17</text:p>
          </table:table-cell>
          <table:table-cell table:style-name="ce616" table:formula="of:=IF([.N86]=&quot;&quot;;&quot;&quot;;IF([.N86]&lt;[.$C$88];[.N86]+[.$D$88]+[.$E$88]*[.N86]+[.$F$88]*[.N86]^2+[.$G$88]*[.N86]^3;IF([.N86]&gt;=[.$C$88];[.N86]+[.$D$89]+[.$E$89]*[.N86]+[.$F$89]*[.N86]^2+[.$G$89]*[.N86]^3+[.$H$89]*[.N86]^4+[.$I$89]*[.N86]^5;&quot;&quot;)))" office:value-type="float" office:value="28.6553614296376" calcext:value-type="float">
            <text:p>28.66</text:p>
          </table:table-cell>
          <table:table-cell table:style-name="ce616" table:formula="of:=IF([.N86]=&quot;&quot;;&quot;&quot;;IF([.N86]&lt;[.$C$93];[.N86]+[.$D$93]+[.$E$93]*[.N86]+[.$F$93]*[.N86]^2+[.$G$93]*[.N86]^3+[.$H$93]*[.N86]^4+[.$I$93]*[.N86]^5;IF([.N86]&gt;=[.$C$93];[.N86]+[.$D$94]+[.$E$94]*[.N86]+[.$F$94]*[.N86]^2+[.$G$94]*[.N86]^3+[.$H$94]*[.N86]^4;&quot;&quot;)))" office:value-type="float" office:value="24.9825653883163" calcext:value-type="float">
            <text:p>24.98</text:p>
          </table:table-cell>
          <table:table-cell table:style-name="ce616" table:formula="of:=IF([.N86]=&quot;&quot;;&quot;&quot;;IF([.N86]&lt;[.$C$100];[.N86]+[.$D$100]+[.$E$100]*[.N86]+[.$F$100]*[.N86]^2+[.G122]*[.N86]^3;IF([.N86]&gt;=[.$C$101];[.N86]+[.$D$101]+[.$E$101]*[.N86]+[.$F$101]*[.N86]^2+[.$G$101]*[.N86]^3+[.$H$101]*[.N86]^4;&quot;&quot;)))" office:value-type="float" office:value="56.868940762025" calcext:value-type="float">
            <text:p>56.87</text:p>
          </table:table-cell>
          <table:table-cell table:style-name="ce616" table:formula="of:=IF([.N86]=&quot;&quot;;&quot;&quot;;IF([.N86]&lt;[.$C$104];[.N86]+[.$D$104]+[.$E$104]*[.N86]+[.$F$104]*[.N86]^2+[.G126]*[.N86]^3;IF([.N86]&gt;=[.$C$105];[.N86]+[.$D$105]+[.$E$105]*[.N86];&quot;&quot;)))" office:value-type="float" office:value="370.101966725" calcext:value-type="float">
            <text:p>370.10</text:p>
          </table:table-cell>
          <table:table-cell table:style-name="ce616" table:formula="of:=IF([.N86]=&quot;&quot;;&quot;&quot;;IF([.N86]&lt;[.$C$108];[.N86]+[.$D$108]+[.$E$108]*[.N86]+[.$F$108]*[.N86]^2;IF([.N86]&gt;=[.$C$110];[.N86]+[.$D$110]+[.$E$110]*[.N86];[.N86]+[.$D$109]+[.$E$109]*[.N86])))" office:value-type="float" office:value="53.494234431" calcext:value-type="float">
            <text:p>53.49</text:p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style-name="ce581" office:value-type="string" calcext:value-type="string">
            <text:p>kV^5</text:p>
          </table:table-cell>
          <table:table-cell table:style-name="ce581" office:value-type="string" calcext:value-type="string">
            <text:p>kV^6</text:p>
          </table:table-cell>
          <table:table-cell table:number-columns-repeated="3"/>
          <table:table-cell table:style-name="ce614" table:formula="of:=IF([Sheet1.AM33]=&quot;&quot;;&quot;&quot;;[Sheet1.AM33])" office:value-type="float" office:value="28.14" calcext:value-type="float">
            <text:p>28.14</text:p>
          </table:table-cell>
          <table:table-cell table:style-name="ce616" table:formula="of:=IF([.N87]=&quot;&quot;;&quot;&quot;;IF([.N87]&lt;[.$C$88];[.N87]+[.$D$88]+[.$E$88]*[.N87]+[.$F$88]*[.N87]^2+[.$G$88]*[.N87]^3;IF([.N87]&gt;=[.$C$88];[.N87]+[.$D$89]+[.$E$89]*[.N87]+[.$F$89]*[.N87]^2+[.$G$89]*[.N87]^3+[.$H$89]*[.N87]^4+[.$I$89]*[.N87]^5;&quot;&quot;)))" office:value-type="float" office:value="28.5842135461198" calcext:value-type="float">
            <text:p>28.58</text:p>
          </table:table-cell>
          <table:table-cell table:style-name="ce616" table:formula="of:=IF([.N87]=&quot;&quot;;&quot;&quot;;IF([.N87]&lt;[.$C$93];[.N87]+[.$D$93]+[.$E$93]*[.N87]+[.$F$93]*[.N87]^2+[.$G$93]*[.N87]^3+[.$H$93]*[.N87]^4+[.$I$93]*[.N87]^5;IF([.N87]&gt;=[.$C$93];[.N87]+[.$D$94]+[.$E$94]*[.N87]+[.$F$94]*[.N87]^2+[.$G$94]*[.N87]^3+[.$H$94]*[.N87]^4;&quot;&quot;)))" office:value-type="float" office:value="24.9559882954927" calcext:value-type="float">
            <text:p>24.96</text:p>
          </table:table-cell>
          <table:table-cell table:style-name="ce616" table:formula="of:=IF([.N87]=&quot;&quot;;&quot;&quot;;IF([.N87]&lt;[.$C$100];[.N87]+[.$D$100]+[.$E$100]*[.N87]+[.$F$100]*[.N87]^2+[.G123]*[.N87]^3;IF([.N87]&gt;=[.$C$101];[.N87]+[.$D$101]+[.$E$101]*[.N87]+[.$F$101]*[.N87]^2+[.$G$101]*[.N87]^3+[.$H$101]*[.N87]^4;&quot;&quot;)))" office:value-type="float" office:value="56.7607782564214" calcext:value-type="float">
            <text:p>56.76</text:p>
          </table:table-cell>
          <table:table-cell table:style-name="ce616" table:formula="of:=IF([.N87]=&quot;&quot;;&quot;&quot;;IF([.N87]&lt;[.$C$104];[.N87]+[.$D$104]+[.$E$104]*[.N87]+[.$F$104]*[.N87]^2+[.G127]*[.N87]^3;IF([.N87]&gt;=[.$C$105];[.N87]+[.$D$105]+[.$E$105]*[.N87];&quot;&quot;)))" office:value-type="float" office:value="369.0270479" calcext:value-type="float">
            <text:p>369.03</text:p>
          </table:table-cell>
          <table:table-cell table:style-name="ce616" table:formula="of:=IF([.N87]=&quot;&quot;;&quot;&quot;;IF([.N87]&lt;[.$C$108];[.N87]+[.$D$108]+[.$E$108]*[.N87]+[.$F$108]*[.N87]^2;IF([.N87]&gt;=[.$C$110];[.N87]+[.$D$110]+[.$E$110]*[.N87];[.N87]+[.$D$109]+[.$E$109]*[.N87])))" office:value-type="float" office:value="53.427486084" calcext:value-type="float">
            <text:p>53.43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0" office:value-type="string" calcext:value-type="string">
            <text:p>&lt;</text:p>
          </table:table-cell>
          <table:table-cell table:style-name="ce580" office:value-type="float" office:value="27.586" calcext:value-type="float">
            <text:p>27.586</text:p>
          </table:table-cell>
          <table:table-cell table:style-name="ce580" office:value-type="float" office:value="-8375.07276459255" calcext:value-type="float">
            <text:p>-8375.0727645926</text:p>
          </table:table-cell>
          <table:table-cell table:style-name="ce580" office:value-type="float" office:value="975.925435604328" calcext:value-type="float">
            <text:p>975.9254356043</text:p>
          </table:table-cell>
          <table:table-cell table:style-name="ce580" office:value-type="float" office:value="-37.9137296820394" calcext:value-type="float">
            <text:p>-37.913729682</text:p>
          </table:table-cell>
          <table:table-cell table:style-name="ce580" office:value-type="float" office:value="0.490865834726094" calcext:value-type="float">
            <text:p>0.4908658347</text:p>
          </table:table-cell>
          <table:table-cell table:number-columns-repeated="3" table:style-name="ce580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34]=&quot;&quot;;&quot;&quot;;[Sheet1.AM34])" office:value-type="float" office:value="29.24" calcext:value-type="float">
            <text:p>29.24</text:p>
          </table:table-cell>
          <table:table-cell table:style-name="ce616" table:formula="of:=IF([.N88]=&quot;&quot;;&quot;&quot;;IF([.N88]&lt;[.$C$88];[.N88]+[.$D$88]+[.$E$88]*[.N88]+[.$F$88]*[.N88]^2+[.$G$88]*[.N88]^3;IF([.N88]&gt;=[.$C$88];[.N88]+[.$D$89]+[.$E$89]*[.N88]+[.$F$89]*[.N88]^2+[.$G$89]*[.N88]^3+[.$H$89]*[.N88]^4+[.$I$89]*[.N88]^5;&quot;&quot;)))" office:value-type="float" office:value="30.6505846184436" calcext:value-type="float">
            <text:p>30.65</text:p>
          </table:table-cell>
          <table:table-cell table:style-name="ce616" table:formula="of:=IF([.N88]=&quot;&quot;;&quot;&quot;;IF([.N88]&lt;[.$C$93];[.N88]+[.$D$93]+[.$E$93]*[.N88]+[.$F$93]*[.N88]^2+[.$G$93]*[.N88]^3+[.$H$93]*[.N88]^4+[.$I$93]*[.N88]^5;IF([.N88]&gt;=[.$C$93];[.N88]+[.$D$94]+[.$E$94]*[.N88]+[.$F$94]*[.N88]^2+[.$G$94]*[.N88]^3+[.$H$94]*[.N88]^4;&quot;&quot;)))" office:value-type="float" office:value="26.5506479088217" calcext:value-type="float">
            <text:p>26.55</text:p>
          </table:table-cell>
          <table:table-cell table:style-name="ce616" table:formula="of:=IF([.N88]=&quot;&quot;;&quot;&quot;;IF([.N88]&lt;[.$C$100];[.N88]+[.$D$100]+[.$E$100]*[.N88]+[.$F$100]*[.N88]^2+[.G124]*[.N88]^3;IF([.N88]&gt;=[.$C$101];[.N88]+[.$D$101]+[.$E$101]*[.N88]+[.$F$101]*[.N88]^2+[.$G$101]*[.N88]^3+[.$H$101]*[.N88]^4;&quot;&quot;)))" office:value-type="float" office:value="60.1026835940374" calcext:value-type="float">
            <text:p>60.10</text:p>
          </table:table-cell>
          <table:table-cell table:style-name="ce616" table:formula="of:=IF([.N88]=&quot;&quot;;&quot;&quot;;IF([.N88]&lt;[.$C$104];[.N88]+[.$D$104]+[.$E$104]*[.N88]+[.$F$104]*[.N88]^2+[.G128]*[.N88]^3;IF([.N88]&gt;=[.$C$105];[.N88]+[.$D$105]+[.$E$105]*[.N88];&quot;&quot;)))" office:value-type="float" office:value="60.95310508" calcext:value-type="float">
            <text:p>60.95</text:p>
          </table:table-cell>
          <table:table-cell table:style-name="ce616" table:formula="of:=IF([.N88]=&quot;&quot;;&quot;&quot;;IF([.N88]&lt;[.$C$108];[.N88]+[.$D$108]+[.$E$108]*[.N88]+[.$F$108]*[.N88]^2;IF([.N88]&gt;=[.$C$110];[.N88]+[.$D$110]+[.$E$110]*[.N88];[.N88]+[.$D$109]+[.$E$109]*[.N88])))" office:value-type="float" office:value="57.090568" calcext:value-type="float">
            <text:p>57.09</text:p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1" office:value-type="float" office:value="27.586" calcext:value-type="float">
            <text:p>27.586</text:p>
          </table:table-cell>
          <table:table-cell table:style-name="ce580" office:value-type="float" office:value="-9984.61679164944" calcext:value-type="float">
            <text:p>-9984.6167916494</text:p>
          </table:table-cell>
          <table:table-cell table:style-name="ce580" office:value-type="float" office:value="1436.52454571413" calcext:value-type="float">
            <text:p>1436.5245457141</text:p>
          </table:table-cell>
          <table:table-cell table:style-name="ce580" office:value-type="float" office:value="-82.5051021852549" calcext:value-type="float">
            <text:p>-82.5051021853</text:p>
          </table:table-cell>
          <table:table-cell table:style-name="ce580" office:value-type="float" office:value="2.36559081763837" calcext:value-type="float">
            <text:p>2.3655908176</text:p>
          </table:table-cell>
          <table:table-cell table:style-name="ce580" office:value-type="float" office:value="-0.0338672433779705" calcext:value-type="float">
            <text:p>-0.0338672434</text:p>
          </table:table-cell>
          <table:table-cell table:style-name="ce580" office:value-type="float" office:value="0.000193686920423126" calcext:value-type="float">
            <text:p>0.0001936869</text:p>
          </table:table-cell>
          <table:table-cell table:style-name="ce580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35]=&quot;&quot;;&quot;&quot;;[Sheet1.AM35])" office:value-type="float" office:value="30.66" calcext:value-type="float">
            <text:p>30.66</text:p>
          </table:table-cell>
          <table:table-cell table:style-name="ce616" table:formula="of:=IF([.N89]=&quot;&quot;;&quot;&quot;;IF([.N89]&lt;[.$C$88];[.N89]+[.$D$88]+[.$E$88]*[.N89]+[.$F$88]*[.N89]^2+[.$G$88]*[.N89]^3;IF([.N89]&gt;=[.$C$88];[.N89]+[.$D$89]+[.$E$89]*[.N89]+[.$F$89]*[.N89]^2+[.$G$89]*[.N89]^3+[.$H$89]*[.N89]^4+[.$I$89]*[.N89]^5;&quot;&quot;)))" office:value-type="float" office:value="32.2491247717917" calcext:value-type="float">
            <text:p>32.25</text:p>
          </table:table-cell>
          <table:table-cell table:style-name="ce616" table:formula="of:=IF([.N89]=&quot;&quot;;&quot;&quot;;IF([.N89]&lt;[.$C$93];[.N89]+[.$D$93]+[.$E$93]*[.N89]+[.$F$93]*[.N89]^2+[.$G$93]*[.N89]^3+[.$H$93]*[.N89]^4+[.$I$93]*[.N89]^5;IF([.N89]&gt;=[.$C$93];[.N89]+[.$D$94]+[.$E$94]*[.N89]+[.$F$94]*[.N89]^2+[.$G$94]*[.N89]^3+[.$H$94]*[.N89]^4;&quot;&quot;)))" office:value-type="float" office:value="33.1436171822234" calcext:value-type="float">
            <text:p>33.14</text:p>
          </table:table-cell>
          <table:table-cell table:style-name="ce616" table:formula="of:=IF([.N89]=&quot;&quot;;&quot;&quot;;IF([.N89]&lt;[.$C$100];[.N89]+[.$D$100]+[.$E$100]*[.N89]+[.$F$100]*[.N89]^2+[.G125]*[.N89]^3;IF([.N89]&gt;=[.$C$101];[.N89]+[.$D$101]+[.$E$101]*[.N89]+[.$F$101]*[.N89]^2+[.$G$101]*[.N89]^3+[.$H$101]*[.N89]^4;&quot;&quot;)))" office:value-type="float" office:value="63.1468840545308" calcext:value-type="float">
            <text:p>63.15</text:p>
          </table:table-cell>
          <table:table-cell table:style-name="ce616" table:formula="of:=IF([.N89]=&quot;&quot;;&quot;&quot;;IF([.N89]&lt;[.$C$104];[.N89]+[.$D$104]+[.$E$104]*[.N89]+[.$F$104]*[.N89]^2+[.G129]*[.N89]^3;IF([.N89]&gt;=[.$C$105];[.N89]+[.$D$105]+[.$E$105]*[.N89];&quot;&quot;)))" office:value-type="float" office:value="63.67842872" calcext:value-type="float">
            <text:p>63.68</text:p>
          </table:table-cell>
          <table:table-cell table:style-name="ce616" table:formula="of:=IF([.N89]=&quot;&quot;;&quot;&quot;;IF([.N89]&lt;[.$C$108];[.N89]+[.$D$108]+[.$E$108]*[.N89]+[.$F$108]*[.N89]^2;IF([.N89]&gt;=[.$C$110];[.N89]+[.$D$110]+[.$E$110]*[.N89];[.N89]+[.$D$109]+[.$E$109]*[.N89])))" office:value-type="float" office:value="61.303609" calcext:value-type="float">
            <text:p>61.30</text:p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3" office:value-type="string" calcext:value-type="string">
            <text:p>Minimum true value is 21.8 kV, corresponding to a Radcal value near 25.03 kV.</text:p>
          </table:table-cell>
          <table:table-cell table:style-name="ce443" table:number-columns-repeated="7"/>
          <table:table-cell table:number-columns-repeated="3"/>
          <table:table-cell table:style-name="ce614" table:formula="of:=IF([Sheet1.AM36]=&quot;&quot;;&quot;&quot;;[Sheet1.AM36])">
            <text:p/>
          </table:table-cell>
          <table:table-cell table:style-name="ce616" table:formula="of:=IF([.N90]=&quot;&quot;;&quot;&quot;;IF([.N90]&lt;[.$C$88];[.N90]+[.$D$88]+[.$E$88]*[.N90]+[.$F$88]*[.N90]^2+[.$G$88]*[.N90]^3;IF([.N90]&gt;=[.$C$88];[.N90]+[.$D$89]+[.$E$89]*[.N90]+[.$F$89]*[.N90]^2+[.$G$89]*[.N90]^3+[.$H$89]*[.N90]^4+[.$I$89]*[.N90]^5;&quot;&quot;)))">
            <text:p/>
          </table:table-cell>
          <table:table-cell table:style-name="ce616" table:formula="of:=IF([.N90]=&quot;&quot;;&quot;&quot;;IF([.N90]&lt;[.$C$93];[.N90]+[.$D$93]+[.$E$93]*[.N90]+[.$F$93]*[.N90]^2+[.$G$93]*[.N90]^3+[.$H$93]*[.N90]^4+[.$I$93]*[.N90]^5;IF([.N90]&gt;=[.$C$93];[.N90]+[.$D$94]+[.$E$94]*[.N90]+[.$F$94]*[.N90]^2+[.$G$94]*[.N90]^3+[.$H$94]*[.N90]^4;&quot;&quot;)))">
            <text:p/>
          </table:table-cell>
          <table:table-cell table:style-name="ce616" table:formula="of:=IF([.N90]=&quot;&quot;;&quot;&quot;;IF([.N90]&lt;[.$C$100];[.N90]+[.$D$100]+[.$E$100]*[.N90]+[.$F$100]*[.N90]^2+[.G126]*[.N90]^3;IF([.N90]&gt;=[.$C$101];[.N90]+[.$D$101]+[.$E$101]*[.N90]+[.$F$101]*[.N90]^2+[.$G$101]*[.N90]^3+[.$H$101]*[.N90]^4;&quot;&quot;)))">
            <text:p/>
          </table:table-cell>
          <table:table-cell table:style-name="ce616" table:formula="of:=IF([.N90]=&quot;&quot;;&quot;&quot;;IF([.N90]&lt;[.$C$104];[.N90]+[.$D$104]+[.$E$104]*[.N90]+[.$F$104]*[.N90]^2+[.G130]*[.N90]^3;IF([.N90]&gt;=[.$C$105];[.N90]+[.$D$105]+[.$E$105]*[.N90];&quot;&quot;)))">
            <text:p/>
          </table:table-cell>
          <table:table-cell table:style-name="ce616" table:formula="of:=IF([.N90]=&quot;&quot;;&quot;&quot;;IF([.N90]&lt;[.$C$108];[.N90]+[.$D$108]+[.$E$108]*[.N90]+[.$F$108]*[.N90]^2;IF([.N90]&gt;=[.$C$110];[.N90]+[.$D$110]+[.$E$110]*[.N90];[.N90]+[.$D$109]+[.$E$109]*[.N90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3" office:value-type="string" calcext:value-type="string">
            <text:p>Reduced accuracy between true values of 24 to 27 kV. Max Radcal value is 40.47 kV.</text:p>
          </table:table-cell>
          <table:table-cell table:style-name="ce443" table:number-columns-repeated="7"/>
          <table:table-cell table:number-columns-repeated="3"/>
          <table:table-cell table:style-name="ce614" table:formula="of:=IF([Sheet1.AM37]=&quot;&quot;;&quot;&quot;;[Sheet1.AM37])">
            <text:p/>
          </table:table-cell>
          <table:table-cell table:style-name="ce616" table:formula="of:=IF([.N91]=&quot;&quot;;&quot;&quot;;IF([.N91]&lt;[.$C$88];[.N91]+[.$D$88]+[.$E$88]*[.N91]+[.$F$88]*[.N91]^2+[.$G$88]*[.N91]^3;IF([.N91]&gt;=[.$C$88];[.N91]+[.$D$89]+[.$E$89]*[.N91]+[.$F$89]*[.N91]^2+[.$G$89]*[.N91]^3+[.$H$89]*[.N91]^4+[.$I$89]*[.N91]^5;&quot;&quot;)))">
            <text:p/>
          </table:table-cell>
          <table:table-cell table:style-name="ce616" table:formula="of:=IF([.N91]=&quot;&quot;;&quot;&quot;;IF([.N91]&lt;[.$C$93];[.N91]+[.$D$93]+[.$E$93]*[.N91]+[.$F$93]*[.N91]^2+[.$G$93]*[.N91]^3+[.$H$93]*[.N91]^4+[.$I$93]*[.N91]^5;IF([.N91]&gt;=[.$C$93];[.N91]+[.$D$94]+[.$E$94]*[.N91]+[.$F$94]*[.N91]^2+[.$G$94]*[.N91]^3+[.$H$94]*[.N91]^4;&quot;&quot;)))">
            <text:p/>
          </table:table-cell>
          <table:table-cell table:style-name="ce616" table:formula="of:=IF([.N91]=&quot;&quot;;&quot;&quot;;IF([.N91]&lt;[.$C$100];[.N91]+[.$D$100]+[.$E$100]*[.N91]+[.$F$100]*[.N91]^2+[.G127]*[.N91]^3;IF([.N91]&gt;=[.$C$101];[.N91]+[.$D$101]+[.$E$101]*[.N91]+[.$F$101]*[.N91]^2+[.$G$101]*[.N91]^3+[.$H$101]*[.N91]^4;&quot;&quot;)))">
            <text:p/>
          </table:table-cell>
          <table:table-cell table:style-name="ce616" table:formula="of:=IF([.N91]=&quot;&quot;;&quot;&quot;;IF([.N91]&lt;[.$C$104];[.N91]+[.$D$104]+[.$E$104]*[.N91]+[.$F$104]*[.N91]^2+[.G131]*[.N91]^3;IF([.N91]&gt;=[.$C$105];[.N91]+[.$D$105]+[.$E$105]*[.N91];&quot;&quot;)))">
            <text:p/>
          </table:table-cell>
          <table:table-cell table:style-name="ce616" table:formula="of:=IF([.N91]=&quot;&quot;;&quot;&quot;;IF([.N91]&lt;[.$C$108];[.N91]+[.$D$108]+[.$E$108]*[.N91]+[.$F$108]*[.N91]^2;IF([.N91]&gt;=[.$C$110];[.N91]+[.$D$110]+[.$E$110]*[.N91];[.N91]+[.$D$109]+[.$E$109]*[.N91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ce443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style-name="ce581" office:value-type="string" calcext:value-type="string">
            <text:p>kV^5</text:p>
          </table:table-cell>
          <table:table-cell table:style-name="ce581" office:value-type="string" calcext:value-type="string">
            <text:p>kV^6</text:p>
          </table:table-cell>
          <table:table-cell table:number-columns-repeated="3"/>
          <table:table-cell table:style-name="ce614" table:formula="of:=IF([Sheet1.AM38]=&quot;&quot;;&quot;&quot;;[Sheet1.AM38])">
            <text:p/>
          </table:table-cell>
          <table:table-cell table:style-name="ce616" table:formula="of:=IF([.N92]=&quot;&quot;;&quot;&quot;;IF([.N92]&lt;[.$C$88];[.N92]+[.$D$88]+[.$E$88]*[.N92]+[.$F$88]*[.N92]^2+[.$G$88]*[.N92]^3;IF([.N92]&gt;=[.$C$88];[.N92]+[.$D$89]+[.$E$89]*[.N92]+[.$F$89]*[.N92]^2+[.$G$89]*[.N92]^3+[.$H$89]*[.N92]^4+[.$I$89]*[.N92]^5;&quot;&quot;)))">
            <text:p/>
          </table:table-cell>
          <table:table-cell table:style-name="ce616" table:formula="of:=IF([.N92]=&quot;&quot;;&quot;&quot;;IF([.N92]&lt;[.$C$93];[.N92]+[.$D$93]+[.$E$93]*[.N92]+[.$F$93]*[.N92]^2+[.$G$93]*[.N92]^3+[.$H$93]*[.N92]^4+[.$I$93]*[.N92]^5;IF([.N92]&gt;=[.$C$93];[.N92]+[.$D$94]+[.$E$94]*[.N92]+[.$F$94]*[.N92]^2+[.$G$94]*[.N92]^3+[.$H$94]*[.N92]^4;&quot;&quot;)))">
            <text:p/>
          </table:table-cell>
          <table:table-cell table:style-name="ce616" table:formula="of:=IF([.N92]=&quot;&quot;;&quot;&quot;;IF([.N92]&lt;[.$C$100];[.N92]+[.$D$100]+[.$E$100]*[.N92]+[.$F$100]*[.N92]^2+[.G128]*[.N92]^3;IF([.N92]&gt;=[.$C$101];[.N92]+[.$D$101]+[.$E$101]*[.N92]+[.$F$101]*[.N92]^2+[.$G$101]*[.N92]^3+[.$H$101]*[.N92]^4;&quot;&quot;)))">
            <text:p/>
          </table:table-cell>
          <table:table-cell table:style-name="ce616" table:formula="of:=IF([.N92]=&quot;&quot;;&quot;&quot;;IF([.N92]&lt;[.$C$104];[.N92]+[.$D$104]+[.$E$104]*[.N92]+[.$F$104]*[.N92]^2+[.G132]*[.N92]^3;IF([.N92]&gt;=[.$C$105];[.N92]+[.$D$105]+[.$E$105]*[.N92];&quot;&quot;)))">
            <text:p/>
          </table:table-cell>
          <table:table-cell table:style-name="ce616" table:formula="of:=IF([.N92]=&quot;&quot;;&quot;&quot;;IF([.N92]&lt;[.$C$108];[.N92]+[.$D$108]+[.$E$108]*[.N92]+[.$F$108]*[.N92]^2;IF([.N92]&gt;=[.$C$110];[.N92]+[.$D$110]+[.$E$110]*[.N92];[.N92]+[.$D$109]+[.$E$109]*[.N92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0" office:value-type="string" calcext:value-type="string">
            <text:p>&lt;</text:p>
          </table:table-cell>
          <table:table-cell table:style-name="ce580" office:value-type="float" office:value="30.1" calcext:value-type="float">
            <text:p>30.1</text:p>
          </table:table-cell>
          <table:table-cell table:style-name="ce580" office:value-type="float" office:value="-540847.695500773" calcext:value-type="float">
            <text:p>-540847.695500773</text:p>
          </table:table-cell>
          <table:table-cell table:style-name="ce580" office:value-type="float" office:value="100186.233642731" calcext:value-type="float">
            <text:p>100186.233642731</text:p>
          </table:table-cell>
          <table:table-cell table:style-name="ce580" office:value-type="float" office:value="-7418.47901798126" calcext:value-type="float">
            <text:p>-7418.4790179813</text:p>
          </table:table-cell>
          <table:table-cell table:style-name="ce580" office:value-type="float" office:value="274.476609295775" calcext:value-type="float">
            <text:p>274.4766092958</text:p>
          </table:table-cell>
          <table:table-cell table:style-name="ce580" office:value-type="float" office:value="-5.07436954359087" calcext:value-type="float">
            <text:p>-5.0743695436</text:p>
          </table:table-cell>
          <table:table-cell table:style-name="ce580" office:value-type="float" office:value="0.0375005747875809" calcext:value-type="float">
            <text:p>0.0375005748</text:p>
          </table:table-cell>
          <table:table-cell table:style-name="ce580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39]=&quot;&quot;;&quot;&quot;;[Sheet1.AM39])">
            <text:p/>
          </table:table-cell>
          <table:table-cell table:style-name="ce616" table:formula="of:=IF([.N93]=&quot;&quot;;&quot;&quot;;IF([.N93]&lt;[.$C$88];[.N93]+[.$D$88]+[.$E$88]*[.N93]+[.$F$88]*[.N93]^2+[.$G$88]*[.N93]^3;IF([.N93]&gt;=[.$C$88];[.N93]+[.$D$89]+[.$E$89]*[.N93]+[.$F$89]*[.N93]^2+[.$G$89]*[.N93]^3+[.$H$89]*[.N93]^4+[.$I$89]*[.N93]^5;&quot;&quot;)))">
            <text:p/>
          </table:table-cell>
          <table:table-cell table:style-name="ce616" table:formula="of:=IF([.N93]=&quot;&quot;;&quot;&quot;;IF([.N93]&lt;[.$C$93];[.N93]+[.$D$93]+[.$E$93]*[.N93]+[.$F$93]*[.N93]^2+[.$G$93]*[.N93]^3+[.$H$93]*[.N93]^4+[.$I$93]*[.N93]^5;IF([.N93]&gt;=[.$C$93];[.N93]+[.$D$94]+[.$E$94]*[.N93]+[.$F$94]*[.N93]^2+[.$G$94]*[.N93]^3+[.$H$94]*[.N93]^4;&quot;&quot;)))">
            <text:p/>
          </table:table-cell>
          <table:table-cell table:style-name="ce616" table:formula="of:=IF([.N93]=&quot;&quot;;&quot;&quot;;IF([.N93]&lt;[.$C$100];[.N93]+[.$D$100]+[.$E$100]*[.N93]+[.$F$100]*[.N93]^2+[.G129]*[.N93]^3;IF([.N93]&gt;=[.$C$101];[.N93]+[.$D$101]+[.$E$101]*[.N93]+[.$F$101]*[.N93]^2+[.$G$101]*[.N93]^3+[.$H$101]*[.N93]^4;&quot;&quot;)))">
            <text:p/>
          </table:table-cell>
          <table:table-cell table:style-name="ce616" table:formula="of:=IF([.N93]=&quot;&quot;;&quot;&quot;;IF([.N93]&lt;[.$C$104];[.N93]+[.$D$104]+[.$E$104]*[.N93]+[.$F$104]*[.N93]^2+[.G133]*[.N93]^3;IF([.N93]&gt;=[.$C$105];[.N93]+[.$D$105]+[.$E$105]*[.N93];&quot;&quot;)))">
            <text:p/>
          </table:table-cell>
          <table:table-cell table:style-name="ce616" table:formula="of:=IF([.N93]=&quot;&quot;;&quot;&quot;;IF([.N93]&lt;[.$C$108];[.N93]+[.$D$108]+[.$E$108]*[.N93]+[.$F$108]*[.N93]^2;IF([.N93]&gt;=[.$C$110];[.N93]+[.$D$110]+[.$E$110]*[.N93];[.N93]+[.$D$109]+[.$E$109]*[.N9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1" office:value-type="float" office:value="30.1" calcext:value-type="float">
            <text:p>30.1</text:p>
          </table:table-cell>
          <table:table-cell table:style-name="ce580" office:value-type="float" office:value="-11057.7739361992" calcext:value-type="float">
            <text:p>-11057.7739361992</text:p>
          </table:table-cell>
          <table:table-cell table:style-name="ce580" office:value-type="float" office:value="1297.22856737669" calcext:value-type="float">
            <text:p>1297.2285673767</text:p>
          </table:table-cell>
          <table:table-cell table:style-name="ce580" office:value-type="float" office:value="-56.9891889897257" calcext:value-type="float">
            <text:p>-56.9891889897</text:p>
          </table:table-cell>
          <table:table-cell table:style-name="ce580" office:value-type="float" office:value="1.11158285642172" calcext:value-type="float">
            <text:p>1.1115828564</text:p>
          </table:table-cell>
          <table:table-cell table:style-name="ce580" office:value-type="float" office:value="-0.00812339973651296" calcext:value-type="float">
            <text:p>-0.0081233997</text:p>
          </table:table-cell>
          <table:table-cell table:number-columns-repeated="2" table:style-name="ce580" office:value-type="float" office:value="0" calcext:value-type="float">
            <text:p>0</text:p>
          </table:table-cell>
          <table:table-cell table:number-columns-repeated="3"/>
          <table:table-cell table:style-name="ce614" table:formula="of:=IF([Sheet1.AM40]=&quot;&quot;;&quot;&quot;;[Sheet1.AM40])">
            <text:p/>
          </table:table-cell>
          <table:table-cell table:style-name="ce616" table:formula="of:=IF([.N94]=&quot;&quot;;&quot;&quot;;IF([.N94]&lt;[.$C$88];[.N94]+[.$D$88]+[.$E$88]*[.N94]+[.$F$88]*[.N94]^2+[.$G$88]*[.N94]^3;IF([.N94]&gt;=[.$C$88];[.N94]+[.$D$89]+[.$E$89]*[.N94]+[.$F$89]*[.N94]^2+[.$G$89]*[.N94]^3+[.$H$89]*[.N94]^4+[.$I$89]*[.N94]^5;&quot;&quot;)))">
            <text:p/>
          </table:table-cell>
          <table:table-cell table:style-name="ce616" table:formula="of:=IF([.N94]=&quot;&quot;;&quot;&quot;;IF([.N94]&lt;[.$C$93];[.N94]+[.$D$93]+[.$E$93]*[.N94]+[.$F$93]*[.N94]^2+[.$G$93]*[.N94]^3+[.$H$93]*[.N94]^4+[.$I$93]*[.N94]^5;IF([.N94]&gt;=[.$C$93];[.N94]+[.$D$94]+[.$E$94]*[.N94]+[.$F$94]*[.N94]^2+[.$G$94]*[.N94]^3+[.$H$94]*[.N94]^4;&quot;&quot;)))">
            <text:p/>
          </table:table-cell>
          <table:table-cell table:style-name="ce616" table:formula="of:=IF([.N94]=&quot;&quot;;&quot;&quot;;IF([.N94]&lt;[.$C$100];[.N94]+[.$D$100]+[.$E$100]*[.N94]+[.$F$100]*[.N94]^2+[.G130]*[.N94]^3;IF([.N94]&gt;=[.$C$101];[.N94]+[.$D$101]+[.$E$101]*[.N94]+[.$F$101]*[.N94]^2+[.$G$101]*[.N94]^3+[.$H$101]*[.N94]^4;&quot;&quot;)))">
            <text:p/>
          </table:table-cell>
          <table:table-cell table:style-name="ce616" table:formula="of:=IF([.N94]=&quot;&quot;;&quot;&quot;;IF([.N94]&lt;[.$C$104];[.N94]+[.$D$104]+[.$E$104]*[.N94]+[.$F$104]*[.N94]^2+[.G134]*[.N94]^3;IF([.N94]&gt;=[.$C$105];[.N94]+[.$D$105]+[.$E$105]*[.N94];&quot;&quot;)))">
            <text:p/>
          </table:table-cell>
          <table:table-cell table:style-name="ce616" table:formula="of:=IF([.N94]=&quot;&quot;;&quot;&quot;;IF([.N94]&lt;[.$C$108];[.N94]+[.$D$108]+[.$E$108]*[.N94]+[.$F$108]*[.N94]^2;IF([.N94]&gt;=[.$C$110];[.N94]+[.$D$110]+[.$E$110]*[.N94];[.N94]+[.$D$109]+[.$E$109]*[.N94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3" office:value-type="string" calcext:value-type="string">
            <text:p>Minimum true value is 21.8 kV, corresponding to a Radcal value near 25.04 kV.</text:p>
          </table:table-cell>
          <table:table-cell table:number-columns-repeated="10"/>
          <table:table-cell table:style-name="ce614" table:formula="of:=IF([Sheet1.AM41]=&quot;&quot;;&quot;&quot;;[Sheet1.AM41])">
            <text:p/>
          </table:table-cell>
          <table:table-cell table:style-name="ce616" table:formula="of:=IF([.N95]=&quot;&quot;;&quot;&quot;;IF([.N95]&lt;[.$C$88];[.N95]+[.$D$88]+[.$E$88]*[.N95]+[.$F$88]*[.N95]^2+[.$G$88]*[.N95]^3;IF([.N95]&gt;=[.$C$88];[.N95]+[.$D$89]+[.$E$89]*[.N95]+[.$F$89]*[.N95]^2+[.$G$89]*[.N95]^3+[.$H$89]*[.N95]^4+[.$I$89]*[.N95]^5;&quot;&quot;)))">
            <text:p/>
          </table:table-cell>
          <table:table-cell table:style-name="ce616" table:formula="of:=IF([.N95]=&quot;&quot;;&quot;&quot;;IF([.N95]&lt;[.$C$93];[.N95]+[.$D$93]+[.$E$93]*[.N95]+[.$F$93]*[.N95]^2+[.$G$93]*[.N95]^3+[.$H$93]*[.N95]^4+[.$I$93]*[.N95]^5;IF([.N95]&gt;=[.$C$93];[.N95]+[.$D$94]+[.$E$94]*[.N95]+[.$F$94]*[.N95]^2+[.$G$94]*[.N95]^3+[.$H$94]*[.N95]^4;&quot;&quot;)))">
            <text:p/>
          </table:table-cell>
          <table:table-cell table:style-name="ce616" table:formula="of:=IF([.N95]=&quot;&quot;;&quot;&quot;;IF([.N95]&lt;[.$C$100];[.N95]+[.$D$100]+[.$E$100]*[.N95]+[.$F$100]*[.N95]^2+[.G131]*[.N95]^3;IF([.N95]&gt;=[.$C$101];[.N95]+[.$D$101]+[.$E$101]*[.N95]+[.$F$101]*[.N95]^2+[.$G$101]*[.N95]^3+[.$H$101]*[.N95]^4;&quot;&quot;)))">
            <text:p/>
          </table:table-cell>
          <table:table-cell table:style-name="ce616" table:formula="of:=IF([.N95]=&quot;&quot;;&quot;&quot;;IF([.N95]&lt;[.$C$104];[.N95]+[.$D$104]+[.$E$104]*[.N95]+[.$F$104]*[.N95]^2+[.G135]*[.N95]^3;IF([.N95]&gt;=[.$C$105];[.N95]+[.$D$105]+[.$E$105]*[.N95];&quot;&quot;)))">
            <text:p/>
          </table:table-cell>
          <table:table-cell table:style-name="ce616" table:formula="of:=IF([.N95]=&quot;&quot;;&quot;&quot;;IF([.N95]&lt;[.$C$108];[.N95]+[.$D$108]+[.$E$108]*[.N95]+[.$F$108]*[.N95]^2;IF([.N95]&gt;=[.$C$110];[.N95]+[.$D$110]+[.$E$110]*[.N95];[.N95]+[.$D$109]+[.$E$109]*[.N95])))">
            <text:p/>
          </table:table-cell>
          <table:table-cell table:number-columns-repeated="1005"/>
        </table:table-row>
        <table:table-row table:style-name="ro3">
          <table:table-cell table:style-name="Default" table:number-columns-repeated="2"/>
          <table:table-cell table:style-name="ce443" office:value-type="string" calcext:value-type="string">
            <text:p>Poor accuracy between true values of 25.35 to 31.85 kV. Max Radcal value is 37.1 kV.</text:p>
          </table:table-cell>
          <table:table-cell table:number-columns-repeated="10"/>
          <table:table-cell table:style-name="ce614" table:formula="of:=IF([Sheet1.AM42]=&quot;&quot;;&quot;&quot;;[Sheet1.AM42])" office:value-type="float" office:value="29.86" calcext:value-type="float">
            <text:p>29.86</text:p>
          </table:table-cell>
          <table:table-cell table:style-name="ce616" table:formula="of:=IF([.N96]=&quot;&quot;;&quot;&quot;;IF([.N96]&lt;[.$C$88];[.N96]+[.$D$88]+[.$E$88]*[.N96]+[.$F$88]*[.N96]^2+[.$G$88]*[.N96]^3;IF([.N96]&gt;=[.$C$88];[.N96]+[.$D$89]+[.$E$89]*[.N96]+[.$F$89]*[.N96]^2+[.$G$89]*[.N96]^3+[.$H$89]*[.N96]^4+[.$I$89]*[.N96]^5;&quot;&quot;)))" office:value-type="float" office:value="31.4492081066574" calcext:value-type="float">
            <text:p>31.45</text:p>
          </table:table-cell>
          <table:table-cell table:style-name="ce616" table:formula="of:=IF([.N96]=&quot;&quot;;&quot;&quot;;IF([.N96]&lt;[.$C$93];[.N96]+[.$D$93]+[.$E$93]*[.N96]+[.$F$93]*[.N96]^2+[.$G$93]*[.N96]^3+[.$H$93]*[.N96]^4+[.$I$93]*[.N96]^5;IF([.N96]&gt;=[.$C$93];[.N96]+[.$D$94]+[.$E$94]*[.N96]+[.$F$94]*[.N96]^2+[.$G$94]*[.N96]^3+[.$H$94]*[.N96]^4;&quot;&quot;)))" office:value-type="float" office:value="29.9280746177537" calcext:value-type="float">
            <text:p>29.93</text:p>
          </table:table-cell>
          <table:table-cell table:style-name="ce616" table:formula="of:=IF([.N96]=&quot;&quot;;&quot;&quot;;IF([.N96]&lt;[.$C$100];[.N96]+[.$D$100]+[.$E$100]*[.N96]+[.$F$100]*[.N96]^2+[.G132]*[.N96]^3;IF([.N96]&gt;=[.$C$101];[.N96]+[.$D$101]+[.$E$101]*[.N96]+[.$F$101]*[.N96]^2+[.$G$101]*[.N96]^3+[.$H$101]*[.N96]^4;&quot;&quot;)))" office:value-type="float" office:value="61.5536994726822" calcext:value-type="float">
            <text:p>61.55</text:p>
          </table:table-cell>
          <table:table-cell table:style-name="ce616" table:formula="of:=IF([.N96]=&quot;&quot;;&quot;&quot;;IF([.N96]&lt;[.$C$104];[.N96]+[.$D$104]+[.$E$104]*[.N96]+[.$F$104]*[.N96]^2+[.G136]*[.N96]^3;IF([.N96]&gt;=[.$C$105];[.N96]+[.$D$105]+[.$E$105]*[.N96];&quot;&quot;)))" office:value-type="float" office:value="62.14303512" calcext:value-type="float">
            <text:p>62.14</text:p>
          </table:table-cell>
          <table:table-cell table:style-name="ce616" table:formula="of:=IF([.N96]=&quot;&quot;;&quot;&quot;;IF([.N96]&lt;[.$C$108];[.N96]+[.$D$108]+[.$E$108]*[.N96]+[.$F$108]*[.N96]^2;IF([.N96]&gt;=[.$C$110];[.N96]+[.$D$110]+[.$E$110]*[.N96];[.N96]+[.$D$109]+[.$E$109]*[.N96])))" office:value-type="float" office:value="58.828552" calcext:value-type="float">
            <text:p>58.83</text:p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4" table:formula="of:=IF([Sheet1.AM43]=&quot;&quot;;&quot;&quot;;[Sheet1.AM43])">
            <text:p/>
          </table:table-cell>
          <table:table-cell table:style-name="ce616" table:formula="of:=IF([.N97]=&quot;&quot;;&quot;&quot;;IF([.N97]&lt;[.$C$88];[.N97]+[.$D$88]+[.$E$88]*[.N97]+[.$F$88]*[.N97]^2+[.$G$88]*[.N97]^3;IF([.N97]&gt;=[.$C$88];[.N97]+[.$D$89]+[.$E$89]*[.N97]+[.$F$89]*[.N97]^2+[.$G$89]*[.N97]^3+[.$H$89]*[.N97]^4+[.$I$89]*[.N97]^5;&quot;&quot;)))">
            <text:p/>
          </table:table-cell>
          <table:table-cell table:style-name="ce616" table:formula="of:=IF([.N97]=&quot;&quot;;&quot;&quot;;IF([.N97]&lt;[.$C$93];[.N97]+[.$D$93]+[.$E$93]*[.N97]+[.$F$93]*[.N97]^2+[.$G$93]*[.N97]^3+[.$H$93]*[.N97]^4+[.$I$93]*[.N97]^5;IF([.N97]&gt;=[.$C$93];[.N97]+[.$D$94]+[.$E$94]*[.N97]+[.$F$94]*[.N97]^2+[.$G$94]*[.N97]^3+[.$H$94]*[.N97]^4;&quot;&quot;)))">
            <text:p/>
          </table:table-cell>
          <table:table-cell table:style-name="ce616" table:formula="of:=IF([.N97]=&quot;&quot;;&quot;&quot;;IF([.N97]&lt;[.$C$100];[.N97]+[.$D$100]+[.$E$100]*[.N97]+[.$F$100]*[.N97]^2+[.G133]*[.N97]^3;IF([.N97]&gt;=[.$C$101];[.N97]+[.$D$101]+[.$E$101]*[.N97]+[.$F$101]*[.N97]^2+[.$G$101]*[.N97]^3+[.$H$101]*[.N97]^4;&quot;&quot;)))">
            <text:p/>
          </table:table-cell>
          <table:table-cell table:style-name="ce616" table:formula="of:=IF([.N97]=&quot;&quot;;&quot;&quot;;IF([.N97]&lt;[.$C$104];[.N97]+[.$D$104]+[.$E$104]*[.N97]+[.$F$104]*[.N97]^2+[.G137]*[.N97]^3;IF([.N97]&gt;=[.$C$105];[.N97]+[.$D$105]+[.$E$105]*[.N97];&quot;&quot;)))">
            <text:p/>
          </table:table-cell>
          <table:table-cell table:style-name="ce616" table:formula="of:=IF([.N97]=&quot;&quot;;&quot;&quot;;IF([.N97]&lt;[.$C$108];[.N97]+[.$D$108]+[.$E$108]*[.N97]+[.$F$108]*[.N97]^2;IF([.N97]&gt;=[.$C$110];[.N97]+[.$D$110]+[.$E$110]*[.N97];[.N97]+[.$D$109]+[.$E$109]*[.N97])))">
            <text:p/>
          </table:table-cell>
          <table:table-cell table:number-columns-repeated="1005"/>
        </table:table-row>
        <table:table-row table:style-name="ro3">
          <table:table-cell table:style-name="ce550" office:value-type="string" calcext:value-type="string">
            <office:annotation draw:style-name="gr3" draw:text-style-name="P4" svg:width="2.899cm" svg:height="2.979cm" svg:x="2.857cm" svg:y="46.92cm" draw:caption-point-x="-0.61cm" draw:caption-point-y="1.51cm">
              <dc:creator>EM</dc:creator>
              <dc:date>2014-12-01T00:00:00</dc:date>
              <text:p text:style-name="P4"><text:span text:style-name="T3">Radcal kV correction for W anodes uses a 5</text:span><text:span text:style-name="T4">th</text:span><text:span text:style-name="T3"> order polynomial divided into two domains.</text:span></text:p>
            </office:annotation>
            <text:p>Radcal kV Correction for Hologic Dimension</text:p>
          </table:table-cell>
          <table:table-cell table:style-name="Default"/>
          <table:table-cell table:number-columns-repeated="11"/>
          <table:table-cell table:style-name="ce614" table:formula="of:=IF([Sheet1.AM44]=&quot;&quot;;&quot;&quot;;[Sheet1.AM44])">
            <text:p/>
          </table:table-cell>
          <table:table-cell table:style-name="ce616" table:formula="of:=IF([.N98]=&quot;&quot;;&quot;&quot;;IF([.N98]&lt;[.$C$88];[.N98]+[.$D$88]+[.$E$88]*[.N98]+[.$F$88]*[.N98]^2+[.$G$88]*[.N98]^3;IF([.N98]&gt;=[.$C$88];[.N98]+[.$D$89]+[.$E$89]*[.N98]+[.$F$89]*[.N98]^2+[.$G$89]*[.N98]^3+[.$H$89]*[.N98]^4+[.$I$89]*[.N98]^5;&quot;&quot;)))">
            <text:p/>
          </table:table-cell>
          <table:table-cell table:style-name="ce616" table:formula="of:=IF([.N98]=&quot;&quot;;&quot;&quot;;IF([.N98]&lt;[.$C$93];[.N98]+[.$D$93]+[.$E$93]*[.N98]+[.$F$93]*[.N98]^2+[.$G$93]*[.N98]^3+[.$H$93]*[.N98]^4+[.$I$93]*[.N98]^5;IF([.N98]&gt;=[.$C$93];[.N98]+[.$D$94]+[.$E$94]*[.N98]+[.$F$94]*[.N98]^2+[.$G$94]*[.N98]^3+[.$H$94]*[.N98]^4;&quot;&quot;)))">
            <text:p/>
          </table:table-cell>
          <table:table-cell table:style-name="ce616" table:formula="of:=IF([.N98]=&quot;&quot;;&quot;&quot;;IF([.N98]&lt;[.$C$100];[.N98]+[.$D$100]+[.$E$100]*[.N98]+[.$F$100]*[.N98]^2+[.G134]*[.N98]^3;IF([.N98]&gt;=[.$C$101];[.N98]+[.$D$101]+[.$E$101]*[.N98]+[.$F$101]*[.N98]^2+[.$G$101]*[.N98]^3+[.$H$101]*[.N98]^4;&quot;&quot;)))">
            <text:p/>
          </table:table-cell>
          <table:table-cell table:style-name="ce616" table:formula="of:=IF([.N98]=&quot;&quot;;&quot;&quot;;IF([.N98]&lt;[.$C$104];[.N98]+[.$D$104]+[.$E$104]*[.N98]+[.$F$104]*[.N98]^2+[.G138]*[.N98]^3;IF([.N98]&gt;=[.$C$105];[.N98]+[.$D$105]+[.$E$105]*[.N98];&quot;&quot;)))">
            <text:p/>
          </table:table-cell>
          <table:table-cell table:style-name="ce616" table:formula="of:=IF([.N98]=&quot;&quot;;&quot;&quot;;IF([.N98]&lt;[.$C$108];[.N98]+[.$D$108]+[.$E$108]*[.N98]+[.$F$108]*[.N98]^2;IF([.N98]&gt;=[.$C$110];[.N98]+[.$D$110]+[.$E$110]*[.N98];[.N98]+[.$D$109]+[.$E$109]*[.N98])))">
            <text:p/>
          </table:table-cell>
          <table:table-cell table:number-columns-repeated="1005"/>
        </table:table-row>
        <table:table-row table:style-name="ro3">
          <table:table-cell table:style-name="Default"/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number-columns-repeated="5"/>
          <table:table-cell table:style-name="ce614" table:formula="of:=IF([Sheet1.AM45]=&quot;&quot;;&quot;&quot;;[Sheet1.AM45])">
            <text:p/>
          </table:table-cell>
          <table:table-cell table:style-name="ce616" table:formula="of:=IF([.N99]=&quot;&quot;;&quot;&quot;;IF([.N99]&lt;[.$C$88];[.N99]+[.$D$88]+[.$E$88]*[.N99]+[.$F$88]*[.N99]^2+[.$G$88]*[.N99]^3;IF([.N99]&gt;=[.$C$88];[.N99]+[.$D$89]+[.$E$89]*[.N99]+[.$F$89]*[.N99]^2+[.$G$89]*[.N99]^3+[.$H$89]*[.N99]^4+[.$I$89]*[.N99]^5;&quot;&quot;)))">
            <text:p/>
          </table:table-cell>
          <table:table-cell table:style-name="ce616" table:formula="of:=IF([.N99]=&quot;&quot;;&quot;&quot;;IF([.N99]&lt;[.$C$93];[.N99]+[.$D$93]+[.$E$93]*[.N99]+[.$F$93]*[.N99]^2+[.$G$93]*[.N99]^3+[.$H$93]*[.N99]^4+[.$I$93]*[.N99]^5;IF([.N99]&gt;=[.$C$93];[.N99]+[.$D$94]+[.$E$94]*[.N99]+[.$F$94]*[.N99]^2+[.$G$94]*[.N99]^3+[.$H$94]*[.N99]^4;&quot;&quot;)))">
            <text:p/>
          </table:table-cell>
          <table:table-cell table:style-name="ce616" table:formula="of:=IF([.N99]=&quot;&quot;;&quot;&quot;;IF([.N99]&lt;[.$C$100];[.N99]+[.$D$100]+[.$E$100]*[.N99]+[.$F$100]*[.N99]^2+[.G135]*[.N99]^3;IF([.N99]&gt;=[.$C$101];[.N99]+[.$D$101]+[.$E$101]*[.N99]+[.$F$101]*[.N99]^2+[.$G$101]*[.N99]^3+[.$H$101]*[.N99]^4;&quot;&quot;)))">
            <text:p/>
          </table:table-cell>
          <table:table-cell table:style-name="ce616" table:formula="of:=IF([.N99]=&quot;&quot;;&quot;&quot;;IF([.N99]&lt;[.$C$104];[.N99]+[.$D$104]+[.$E$104]*[.N99]+[.$F$104]*[.N99]^2+[.G139]*[.N99]^3;IF([.N99]&gt;=[.$C$105];[.N99]+[.$D$105]+[.$E$105]*[.N99];&quot;&quot;)))">
            <text:p/>
          </table:table-cell>
          <table:table-cell table:style-name="ce616" table:formula="of:=IF([.N99]=&quot;&quot;;&quot;&quot;;IF([.N99]&lt;[.$C$108];[.N99]+[.$D$108]+[.$E$108]*[.N99]+[.$F$108]*[.N99]^2;IF([.N99]&gt;=[.$C$110];[.N99]+[.$D$110]+[.$E$110]*[.N99];[.N99]+[.$D$109]+[.$E$109]*[.N99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Rh</text:p>
          </table:table-cell>
          <table:table-cell table:style-name="ce130" office:value-type="string" calcext:value-type="string">
            <text:p>&lt;</text:p>
          </table:table-cell>
          <table:table-cell table:style-name="ce580" office:value-type="float" office:value="26.9" calcext:value-type="float">
            <text:p>26.9</text:p>
          </table:table-cell>
          <table:table-cell table:style-name="ce588" office:value-type="float" office:value="138.88667" calcext:value-type="float">
            <text:p>138.88667</text:p>
          </table:table-cell>
          <table:table-cell table:style-name="ce588" office:value-type="float" office:value="-10.72639" calcext:value-type="float">
            <text:p>-10.72639</text:p>
          </table:table-cell>
          <table:table-cell table:style-name="ce588" office:value-type="float" office:value="0.26216" calcext:value-type="float">
            <text:p>0.26216</text:p>
          </table:table-cell>
          <table:table-cell table:style-name="ce588" office:value-type="float" office:value="-0.00082" calcext:value-type="float">
            <text:p>-0.00082</text:p>
          </table:table-cell>
          <table:table-cell table:style-name="ce588"/>
          <table:table-cell table:number-columns-repeated="5"/>
          <table:table-cell table:style-name="ce614" table:formula="of:=IF([Sheet1.AM46]=&quot;&quot;;&quot;&quot;;[Sheet1.AM46])">
            <text:p/>
          </table:table-cell>
          <table:table-cell table:style-name="ce616" table:formula="of:=IF([.N100]=&quot;&quot;;&quot;&quot;;IF([.N100]&lt;[.$C$88];[.N100]+[.$D$88]+[.$E$88]*[.N100]+[.$F$88]*[.N100]^2+[.$G$88]*[.N100]^3;IF([.N100]&gt;=[.$C$88];[.N100]+[.$D$89]+[.$E$89]*[.N100]+[.$F$89]*[.N100]^2+[.$G$89]*[.N100]^3+[.$H$89]*[.N100]^4+[.$I$89]*[.N100]^5;&quot;&quot;)))">
            <text:p/>
          </table:table-cell>
          <table:table-cell table:style-name="ce616" table:formula="of:=IF([.N100]=&quot;&quot;;&quot;&quot;;IF([.N100]&lt;[.$C$93];[.N100]+[.$D$93]+[.$E$93]*[.N100]+[.$F$93]*[.N100]^2+[.$G$93]*[.N100]^3+[.$H$93]*[.N100]^4+[.$I$93]*[.N100]^5;IF([.N100]&gt;=[.$C$93];[.N100]+[.$D$94]+[.$E$94]*[.N100]+[.$F$94]*[.N100]^2+[.$G$94]*[.N100]^3+[.$H$94]*[.N100]^4;&quot;&quot;)))">
            <text:p/>
          </table:table-cell>
          <table:table-cell table:style-name="ce616" table:formula="of:=IF([.N100]=&quot;&quot;;&quot;&quot;;IF([.N100]&lt;[.$C$100];[.N100]+[.$D$100]+[.$E$100]*[.N100]+[.$F$100]*[.N100]^2+[.G136]*[.N100]^3;IF([.N100]&gt;=[.$C$101];[.N100]+[.$D$101]+[.$E$101]*[.N100]+[.$F$101]*[.N100]^2+[.$G$101]*[.N100]^3+[.$H$101]*[.N100]^4;&quot;&quot;)))">
            <text:p/>
          </table:table-cell>
          <table:table-cell table:style-name="ce616" table:formula="of:=IF([.N100]=&quot;&quot;;&quot;&quot;;IF([.N100]&lt;[.$C$104];[.N100]+[.$D$104]+[.$E$104]*[.N100]+[.$F$104]*[.N100]^2+[.G140]*[.N100]^3;IF([.N100]&gt;=[.$C$105];[.N100]+[.$D$105]+[.$E$105]*[.N100];&quot;&quot;)))">
            <text:p/>
          </table:table-cell>
          <table:table-cell table:style-name="ce616" table:formula="of:=IF([.N100]=&quot;&quot;;&quot;&quot;;IF([.N100]&lt;[.$C$108];[.N100]+[.$D$108]+[.$E$108]*[.N100]+[.$F$108]*[.N100]^2;IF([.N100]&gt;=[.$C$110];[.N100]+[.$D$110]+[.$E$110]*[.N100];[.N100]+[.$D$109]+[.$E$109]*[.N100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1" office:value-type="float" office:value="26.9" calcext:value-type="float">
            <text:p>26.9</text:p>
          </table:table-cell>
          <table:table-cell table:style-name="ce588" office:value-type="float" office:value="-5009.7751652" calcext:value-type="float">
            <text:p>-5009.7751652</text:p>
          </table:table-cell>
          <table:table-cell table:style-name="ce588" office:value-type="float" office:value="605.732006" calcext:value-type="float">
            <text:p>605.732006</text:p>
          </table:table-cell>
          <table:table-cell table:style-name="ce588" office:value-type="float" office:value="-27.3018617" calcext:value-type="float">
            <text:p>-27.3018617</text:p>
          </table:table-cell>
          <table:table-cell table:style-name="ce588" office:value-type="float" office:value="0.5467114" calcext:value-type="float">
            <text:p>0.5467114</text:p>
          </table:table-cell>
          <table:table-cell table:style-name="ce588" office:value-type="float" office:value="-0.0040986" calcext:value-type="float">
            <text:p>-0.0040986</text:p>
          </table:table-cell>
          <table:table-cell table:number-columns-repeated="5"/>
          <table:table-cell table:style-name="ce614" table:formula="of:=IF([Sheet1.AM47]=&quot;&quot;;&quot;&quot;;[Sheet1.AM47])">
            <text:p/>
          </table:table-cell>
          <table:table-cell table:style-name="ce616" table:formula="of:=IF([.N101]=&quot;&quot;;&quot;&quot;;IF([.N101]&lt;[.$C$88];[.N101]+[.$D$88]+[.$E$88]*[.N101]+[.$F$88]*[.N101]^2+[.$G$88]*[.N101]^3;IF([.N101]&gt;=[.$C$88];[.N101]+[.$D$89]+[.$E$89]*[.N101]+[.$F$89]*[.N101]^2+[.$G$89]*[.N101]^3+[.$H$89]*[.N101]^4+[.$I$89]*[.N101]^5;&quot;&quot;)))">
            <text:p/>
          </table:table-cell>
          <table:table-cell table:style-name="ce616" table:formula="of:=IF([.N101]=&quot;&quot;;&quot;&quot;;IF([.N101]&lt;[.$C$93];[.N101]+[.$D$93]+[.$E$93]*[.N101]+[.$F$93]*[.N101]^2+[.$G$93]*[.N101]^3+[.$H$93]*[.N101]^4+[.$I$93]*[.N101]^5;IF([.N101]&gt;=[.$C$93];[.N101]+[.$D$94]+[.$E$94]*[.N101]+[.$F$94]*[.N101]^2+[.$G$94]*[.N101]^3+[.$H$94]*[.N101]^4;&quot;&quot;)))">
            <text:p/>
          </table:table-cell>
          <table:table-cell table:style-name="ce616" table:formula="of:=IF([.N101]=&quot;&quot;;&quot;&quot;;IF([.N101]&lt;[.$C$100];[.N101]+[.$D$100]+[.$E$100]*[.N101]+[.$F$100]*[.N101]^2+[.G137]*[.N101]^3;IF([.N101]&gt;=[.$C$101];[.N101]+[.$D$101]+[.$E$101]*[.N101]+[.$F$101]*[.N101]^2+[.$G$101]*[.N101]^3+[.$H$101]*[.N101]^4;&quot;&quot;)))">
            <text:p/>
          </table:table-cell>
          <table:table-cell table:style-name="ce616" table:formula="of:=IF([.N101]=&quot;&quot;;&quot;&quot;;IF([.N101]&lt;[.$C$104];[.N101]+[.$D$104]+[.$E$104]*[.N101]+[.$F$104]*[.N101]^2+[.G141]*[.N101]^3;IF([.N101]&gt;=[.$C$105];[.N101]+[.$D$105]+[.$E$105]*[.N101];&quot;&quot;)))">
            <text:p/>
          </table:table-cell>
          <table:table-cell table:style-name="ce616" table:formula="of:=IF([.N101]=&quot;&quot;;&quot;&quot;;IF([.N101]&lt;[.$C$108];[.N101]+[.$D$108]+[.$E$108]*[.N101]+[.$F$108]*[.N101]^2;IF([.N101]&gt;=[.$C$110];[.N101]+[.$D$110]+[.$E$110]*[.N101];[.N101]+[.$D$109]+[.$E$109]*[.N101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4" table:formula="of:=IF([Sheet1.AM48]=&quot;&quot;;&quot;&quot;;[Sheet1.AM48])" office:value-type="float" office:value="30.18" calcext:value-type="float">
            <text:p>30.18</text:p>
          </table:table-cell>
          <table:table-cell table:style-name="ce616" table:formula="of:=IF([.N102]=&quot;&quot;;&quot;&quot;;IF([.N102]&lt;[.$C$88];[.N102]+[.$D$88]+[.$E$88]*[.N102]+[.$F$88]*[.N102]^2+[.$G$88]*[.N102]^3;IF([.N102]&gt;=[.$C$88];[.N102]+[.$D$89]+[.$E$89]*[.N102]+[.$F$89]*[.N102]^2+[.$G$89]*[.N102]^3+[.$H$89]*[.N102]^4+[.$I$89]*[.N102]^5;&quot;&quot;)))" office:value-type="float" office:value="31.7938386154992" calcext:value-type="float">
            <text:p>31.79</text:p>
          </table:table-cell>
          <table:table-cell table:style-name="ce616" table:formula="of:=IF([.N102]=&quot;&quot;;&quot;&quot;;IF([.N102]&lt;[.$C$93];[.N102]+[.$D$93]+[.$E$93]*[.N102]+[.$F$93]*[.N102]^2+[.$G$93]*[.N102]^3+[.$H$93]*[.N102]^4+[.$I$93]*[.N102]^5;IF([.N102]&gt;=[.$C$93];[.N102]+[.$D$94]+[.$E$94]*[.N102]+[.$F$94]*[.N102]^2+[.$G$94]*[.N102]^3+[.$H$94]*[.N102]^4;&quot;&quot;)))" office:value-type="float" office:value="32.0790545529162" calcext:value-type="float">
            <text:p>32.08</text:p>
          </table:table-cell>
          <table:table-cell table:style-name="ce616" table:formula="of:=IF([.N102]=&quot;&quot;;&quot;&quot;;IF([.N102]&lt;[.$C$100];[.N102]+[.$D$100]+[.$E$100]*[.N102]+[.$F$100]*[.N102]^2+[.G138]*[.N102]^3;IF([.N102]&gt;=[.$C$101];[.N102]+[.$D$101]+[.$E$101]*[.N102]+[.$F$101]*[.N102]^2+[.$G$101]*[.N102]^3+[.$H$101]*[.N102]^4;&quot;&quot;)))" office:value-type="float" office:value="62.2207507414337" calcext:value-type="float">
            <text:p>62.22</text:p>
          </table:table-cell>
          <table:table-cell table:style-name="ce616" table:formula="of:=IF([.N102]=&quot;&quot;;&quot;&quot;;IF([.N102]&lt;[.$C$104];[.N102]+[.$D$104]+[.$E$104]*[.N102]+[.$F$104]*[.N102]^2+[.G142]*[.N102]^3;IF([.N102]&gt;=[.$C$105];[.N102]+[.$D$105]+[.$E$105]*[.N102];&quot;&quot;)))" office:value-type="float" office:value="62.75719256" calcext:value-type="float">
            <text:p>62.76</text:p>
          </table:table-cell>
          <table:table-cell table:style-name="ce616" table:formula="of:=IF([.N102]=&quot;&quot;;&quot;&quot;;IF([.N102]&lt;[.$C$108];[.N102]+[.$D$108]+[.$E$108]*[.N102]+[.$F$108]*[.N102]^2;IF([.N102]&gt;=[.$C$110];[.N102]+[.$D$110]+[.$E$110]*[.N102];[.N102]+[.$D$109]+[.$E$109]*[.N102])))" office:value-type="float" office:value="60.268177" calcext:value-type="float">
            <text:p>60.27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g</text:p>
          </table:table-cell>
          <table:table-cell table:style-name="ce130" office:value-type="string" calcext:value-type="string">
            <text:p>kV</text:p>
          </table:table-cell>
          <table:table-cell table:style-name="Default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number-columns-repeated="5"/>
          <table:table-cell table:style-name="ce614" table:formula="of:=IF([Sheet1.AM49]=&quot;&quot;;&quot;&quot;;[Sheet1.AM49])">
            <text:p/>
          </table:table-cell>
          <table:table-cell table:style-name="ce616" table:formula="of:=IF([.N103]=&quot;&quot;;&quot;&quot;;IF([.N103]&lt;[.$C$88];[.N103]+[.$D$88]+[.$E$88]*[.N103]+[.$F$88]*[.N103]^2+[.$G$88]*[.N103]^3;IF([.N103]&gt;=[.$C$88];[.N103]+[.$D$89]+[.$E$89]*[.N103]+[.$F$89]*[.N103]^2+[.$G$89]*[.N103]^3+[.$H$89]*[.N103]^4+[.$I$89]*[.N103]^5;&quot;&quot;)))">
            <text:p/>
          </table:table-cell>
          <table:table-cell table:style-name="ce616" table:formula="of:=IF([.N103]=&quot;&quot;;&quot;&quot;;IF([.N103]&lt;[.$C$93];[.N103]+[.$D$93]+[.$E$93]*[.N103]+[.$F$93]*[.N103]^2+[.$G$93]*[.N103]^3+[.$H$93]*[.N103]^4+[.$I$93]*[.N103]^5;IF([.N103]&gt;=[.$C$93];[.N103]+[.$D$94]+[.$E$94]*[.N103]+[.$F$94]*[.N103]^2+[.$G$94]*[.N103]^3+[.$H$94]*[.N103]^4;&quot;&quot;)))">
            <text:p/>
          </table:table-cell>
          <table:table-cell table:style-name="ce616" table:formula="of:=IF([.N103]=&quot;&quot;;&quot;&quot;;IF([.N103]&lt;[.$C$100];[.N103]+[.$D$100]+[.$E$100]*[.N103]+[.$F$100]*[.N103]^2+[.G139]*[.N103]^3;IF([.N103]&gt;=[.$C$101];[.N103]+[.$D$101]+[.$E$101]*[.N103]+[.$F$101]*[.N103]^2+[.$G$101]*[.N103]^3+[.$H$101]*[.N103]^4;&quot;&quot;)))">
            <text:p/>
          </table:table-cell>
          <table:table-cell table:style-name="ce616" table:formula="of:=IF([.N103]=&quot;&quot;;&quot;&quot;;IF([.N103]&lt;[.$C$104];[.N103]+[.$D$104]+[.$E$104]*[.N103]+[.$F$104]*[.N103]^2+[.G143]*[.N103]^3;IF([.N103]&gt;=[.$C$105];[.N103]+[.$D$105]+[.$E$105]*[.N103];&quot;&quot;)))">
            <text:p/>
          </table:table-cell>
          <table:table-cell table:style-name="ce616" table:formula="of:=IF([.N103]=&quot;&quot;;&quot;&quot;;IF([.N103]&lt;[.$C$108];[.N103]+[.$D$108]+[.$E$108]*[.N103]+[.$F$108]*[.N103]^2;IF([.N103]&gt;=[.$C$110];[.N103]+[.$D$110]+[.$E$110]*[.N103];[.N103]+[.$D$109]+[.$E$109]*[.N103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lt;</text:p>
          </table:table-cell>
          <table:table-cell table:style-name="ce580" office:value-type="float" office:value="28.7" calcext:value-type="float">
            <text:p>28.7</text:p>
          </table:table-cell>
          <table:table-cell table:style-name="ce580" office:value-type="float" office:value="296.34185" calcext:value-type="float">
            <text:p>296.34185</text:p>
          </table:table-cell>
          <table:table-cell table:style-name="ce580" office:value-type="float" office:value="-31.62925" calcext:value-type="float">
            <text:p>-31.62925</text:p>
          </table:table-cell>
          <table:table-cell table:style-name="ce580" office:value-type="float" office:value="1.18025" calcext:value-type="float">
            <text:p>1.18025</text:p>
          </table:table-cell>
          <table:table-cell table:style-name="ce580" office:value-type="float" office:value="-0.01417" calcext:value-type="float">
            <text:p>-0.01417</text:p>
          </table:table-cell>
          <table:table-cell table:style-name="ce580"/>
          <table:table-cell table:number-columns-repeated="5"/>
          <table:table-cell table:style-name="ce614" table:formula="of:=IF([Sheet1.AM50]=&quot;&quot;;&quot;&quot;;[Sheet1.AM50])">
            <text:p/>
          </table:table-cell>
          <table:table-cell table:style-name="ce616" table:formula="of:=IF([.N104]=&quot;&quot;;&quot;&quot;;IF([.N104]&lt;[.$C$88];[.N104]+[.$D$88]+[.$E$88]*[.N104]+[.$F$88]*[.N104]^2+[.$G$88]*[.N104]^3;IF([.N104]&gt;=[.$C$88];[.N104]+[.$D$89]+[.$E$89]*[.N104]+[.$F$89]*[.N104]^2+[.$G$89]*[.N104]^3+[.$H$89]*[.N104]^4+[.$I$89]*[.N104]^5;&quot;&quot;)))">
            <text:p/>
          </table:table-cell>
          <table:table-cell table:style-name="ce616" table:formula="of:=IF([.N104]=&quot;&quot;;&quot;&quot;;IF([.N104]&lt;[.$C$93];[.N104]+[.$D$93]+[.$E$93]*[.N104]+[.$F$93]*[.N104]^2+[.$G$93]*[.N104]^3+[.$H$93]*[.N104]^4+[.$I$93]*[.N104]^5;IF([.N104]&gt;=[.$C$93];[.N104]+[.$D$94]+[.$E$94]*[.N104]+[.$F$94]*[.N104]^2+[.$G$94]*[.N104]^3+[.$H$94]*[.N104]^4;&quot;&quot;)))">
            <text:p/>
          </table:table-cell>
          <table:table-cell table:style-name="ce616" table:formula="of:=IF([.N104]=&quot;&quot;;&quot;&quot;;IF([.N104]&lt;[.$C$100];[.N104]+[.$D$100]+[.$E$100]*[.N104]+[.$F$100]*[.N104]^2+[.G140]*[.N104]^3;IF([.N104]&gt;=[.$C$101];[.N104]+[.$D$101]+[.$E$101]*[.N104]+[.$F$101]*[.N104]^2+[.$G$101]*[.N104]^3+[.$H$101]*[.N104]^4;&quot;&quot;)))">
            <text:p/>
          </table:table-cell>
          <table:table-cell table:style-name="ce616" table:formula="of:=IF([.N104]=&quot;&quot;;&quot;&quot;;IF([.N104]&lt;[.$C$104];[.N104]+[.$D$104]+[.$E$104]*[.N104]+[.$F$104]*[.N104]^2+[.G144]*[.N104]^3;IF([.N104]&gt;=[.$C$105];[.N104]+[.$D$105]+[.$E$105]*[.N104];&quot;&quot;)))">
            <text:p/>
          </table:table-cell>
          <table:table-cell table:style-name="ce616" table:formula="of:=IF([.N104]=&quot;&quot;;&quot;&quot;;IF([.N104]&lt;[.$C$108];[.N104]+[.$D$108]+[.$E$108]*[.N104]+[.$F$108]*[.N104]^2;IF([.N104]&gt;=[.$C$110];[.N104]+[.$D$110]+[.$E$110]*[.N104];[.N104]+[.$D$109]+[.$E$109]*[.N104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1" office:value-type="float" office:value="28.7" calcext:value-type="float">
            <text:p>28.7</text:p>
          </table:table-cell>
          <table:table-cell table:style-name="ce580" office:value-type="float" office:value="4.834469" calcext:value-type="float">
            <text:p>4.834469</text:p>
          </table:table-cell>
          <table:table-cell table:style-name="ce580" office:value-type="float" office:value="0.919242" calcext:value-type="float">
            <text:p>0.919242</text:p>
          </table:table-cell>
          <table:table-cell table:style-name="ce580" table:number-columns-repeated="3"/>
          <table:table-cell table:number-columns-repeated="5"/>
          <table:table-cell table:style-name="ce614" table:formula="of:=IF([Sheet1.AM51]=&quot;&quot;;&quot;&quot;;[Sheet1.AM51])">
            <text:p/>
          </table:table-cell>
          <table:table-cell table:style-name="ce616" table:formula="of:=IF([.N105]=&quot;&quot;;&quot;&quot;;IF([.N105]&lt;[.$C$88];[.N105]+[.$D$88]+[.$E$88]*[.N105]+[.$F$88]*[.N105]^2+[.$G$88]*[.N105]^3;IF([.N105]&gt;=[.$C$88];[.N105]+[.$D$89]+[.$E$89]*[.N105]+[.$F$89]*[.N105]^2+[.$G$89]*[.N105]^3+[.$H$89]*[.N105]^4+[.$I$89]*[.N105]^5;&quot;&quot;)))">
            <text:p/>
          </table:table-cell>
          <table:table-cell table:style-name="ce616" table:formula="of:=IF([.N105]=&quot;&quot;;&quot;&quot;;IF([.N105]&lt;[.$C$93];[.N105]+[.$D$93]+[.$E$93]*[.N105]+[.$F$93]*[.N105]^2+[.$G$93]*[.N105]^3+[.$H$93]*[.N105]^4+[.$I$93]*[.N105]^5;IF([.N105]&gt;=[.$C$93];[.N105]+[.$D$94]+[.$E$94]*[.N105]+[.$F$94]*[.N105]^2+[.$G$94]*[.N105]^3+[.$H$94]*[.N105]^4;&quot;&quot;)))">
            <text:p/>
          </table:table-cell>
          <table:table-cell table:style-name="ce616" table:formula="of:=IF([.N105]=&quot;&quot;;&quot;&quot;;IF([.N105]&lt;[.$C$100];[.N105]+[.$D$100]+[.$E$100]*[.N105]+[.$F$100]*[.N105]^2+[.G141]*[.N105]^3;IF([.N105]&gt;=[.$C$101];[.N105]+[.$D$101]+[.$E$101]*[.N105]+[.$F$101]*[.N105]^2+[.$G$101]*[.N105]^3+[.$H$101]*[.N105]^4;&quot;&quot;)))">
            <text:p/>
          </table:table-cell>
          <table:table-cell table:style-name="ce616" table:formula="of:=IF([.N105]=&quot;&quot;;&quot;&quot;;IF([.N105]&lt;[.$C$104];[.N105]+[.$D$104]+[.$E$104]*[.N105]+[.$F$104]*[.N105]^2+[.G145]*[.N105]^3;IF([.N105]&gt;=[.$C$105];[.N105]+[.$D$105]+[.$E$105]*[.N105];&quot;&quot;)))">
            <text:p/>
          </table:table-cell>
          <table:table-cell table:style-name="ce616" table:formula="of:=IF([.N105]=&quot;&quot;;&quot;&quot;;IF([.N105]&lt;[.$C$108];[.N105]+[.$D$108]+[.$E$108]*[.N105]+[.$F$108]*[.N105]^2;IF([.N105]&gt;=[.$C$110];[.N105]+[.$D$110]+[.$E$110]*[.N105];[.N105]+[.$D$109]+[.$E$109]*[.N105])))">
            <text:p/>
          </table:table-cell>
          <table:table-cell table:number-columns-repeated="1005"/>
        </table:table-row>
        <table:table-row table:style-name="ro3">
          <table:table-cell/>
          <table:table-cell table:style-name="Default"/>
          <table:table-cell table:number-columns-repeated="11"/>
          <table:table-cell table:style-name="ce614" table:formula="of:=IF([Sheet1.AM52]=&quot;&quot;;&quot;&quot;;[Sheet1.AM52])">
            <text:p/>
          </table:table-cell>
          <table:table-cell table:style-name="ce616" table:formula="of:=IF([.N106]=&quot;&quot;;&quot;&quot;;IF([.N106]&lt;[.$C$88];[.N106]+[.$D$88]+[.$E$88]*[.N106]+[.$F$88]*[.N106]^2+[.$G$88]*[.N106]^3;IF([.N106]&gt;=[.$C$88];[.N106]+[.$D$89]+[.$E$89]*[.N106]+[.$F$89]*[.N106]^2+[.$G$89]*[.N106]^3+[.$H$89]*[.N106]^4+[.$I$89]*[.N106]^5;&quot;&quot;)))">
            <text:p/>
          </table:table-cell>
          <table:table-cell table:style-name="ce616" table:formula="of:=IF([.N106]=&quot;&quot;;&quot;&quot;;IF([.N106]&lt;[.$C$93];[.N106]+[.$D$93]+[.$E$93]*[.N106]+[.$F$93]*[.N106]^2+[.$G$93]*[.N106]^3+[.$H$93]*[.N106]^4+[.$I$93]*[.N106]^5;IF([.N106]&gt;=[.$C$93];[.N106]+[.$D$94]+[.$E$94]*[.N106]+[.$F$94]*[.N106]^2+[.$G$94]*[.N106]^3+[.$H$94]*[.N106]^4;&quot;&quot;)))">
            <text:p/>
          </table:table-cell>
          <table:table-cell table:style-name="ce616" table:formula="of:=IF([.N106]=&quot;&quot;;&quot;&quot;;IF([.N106]&lt;[.$C$100];[.N106]+[.$D$100]+[.$E$100]*[.N106]+[.$F$100]*[.N106]^2+[.G142]*[.N106]^3;IF([.N106]&gt;=[.$C$101];[.N106]+[.$D$101]+[.$E$101]*[.N106]+[.$F$101]*[.N106]^2+[.$G$101]*[.N106]^3+[.$H$101]*[.N106]^4;&quot;&quot;)))">
            <text:p/>
          </table:table-cell>
          <table:table-cell table:style-name="ce616" table:formula="of:=IF([.N106]=&quot;&quot;;&quot;&quot;;IF([.N106]&lt;[.$C$104];[.N106]+[.$D$104]+[.$E$104]*[.N106]+[.$F$104]*[.N106]^2+[.G146]*[.N106]^3;IF([.N106]&gt;=[.$C$105];[.N106]+[.$D$105]+[.$E$105]*[.N106];&quot;&quot;)))">
            <text:p/>
          </table:table-cell>
          <table:table-cell table:style-name="ce616" table:formula="of:=IF([.N106]=&quot;&quot;;&quot;&quot;;IF([.N106]&lt;[.$C$108];[.N106]+[.$D$108]+[.$E$108]*[.N106]+[.$F$108]*[.N106]^2;IF([.N106]&gt;=[.$C$110];[.N106]+[.$D$110]+[.$E$110]*[.N106];[.N106]+[.$D$109]+[.$E$109]*[.N106])))">
            <text:p/>
          </table:table-cell>
          <table:table-cell table:number-columns-repeated="1005"/>
        </table:table-row>
        <table:table-row table:style-name="ro3">
          <table:table-cell office:value-type="string" calcext:value-type="string">
            <text:p>W/Al</text:p>
          </table:table-cell>
          <table:table-cell table:style-name="Default" table:number-columns-repeated="2"/>
          <table:table-cell table:style-name="ce581" office:value-type="string" calcext:value-type="string">
            <text:p>kV^0</text:p>
          </table:table-cell>
          <table:table-cell table:style-name="ce581" office:value-type="string" calcext:value-type="string">
            <text:p>kV^1</text:p>
          </table:table-cell>
          <table:table-cell table:style-name="ce581" office:value-type="string" calcext:value-type="string">
            <text:p>kV^2</text:p>
          </table:table-cell>
          <table:table-cell table:style-name="ce581" office:value-type="string" calcext:value-type="string">
            <text:p>kV^3</text:p>
          </table:table-cell>
          <table:table-cell table:style-name="ce581" office:value-type="string" calcext:value-type="string">
            <text:p>kV^4</text:p>
          </table:table-cell>
          <table:table-cell table:number-columns-repeated="5"/>
          <table:table-cell table:style-name="ce614" table:formula="of:=IF([Sheet1.AM53]=&quot;&quot;;&quot;&quot;;[Sheet1.AM53])">
            <text:p/>
          </table:table-cell>
          <table:table-cell table:style-name="ce616" table:formula="of:=IF([.N107]=&quot;&quot;;&quot;&quot;;IF([.N107]&lt;[.$C$88];[.N107]+[.$D$88]+[.$E$88]*[.N107]+[.$F$88]*[.N107]^2+[.$G$88]*[.N107]^3;IF([.N107]&gt;=[.$C$88];[.N107]+[.$D$89]+[.$E$89]*[.N107]+[.$F$89]*[.N107]^2+[.$G$89]*[.N107]^3+[.$H$89]*[.N107]^4+[.$I$89]*[.N107]^5;&quot;&quot;)))">
            <text:p/>
          </table:table-cell>
          <table:table-cell table:style-name="ce616" table:formula="of:=IF([.N107]=&quot;&quot;;&quot;&quot;;IF([.N107]&lt;[.$C$93];[.N107]+[.$D$93]+[.$E$93]*[.N107]+[.$F$93]*[.N107]^2+[.$G$93]*[.N107]^3+[.$H$93]*[.N107]^4+[.$I$93]*[.N107]^5;IF([.N107]&gt;=[.$C$93];[.N107]+[.$D$94]+[.$E$94]*[.N107]+[.$F$94]*[.N107]^2+[.$G$94]*[.N107]^3+[.$H$94]*[.N107]^4;&quot;&quot;)))">
            <text:p/>
          </table:table-cell>
          <table:table-cell table:style-name="ce616" table:formula="of:=IF([.N107]=&quot;&quot;;&quot;&quot;;IF([.N107]&lt;[.$C$100];[.N107]+[.$D$100]+[.$E$100]*[.N107]+[.$F$100]*[.N107]^2+[.G143]*[.N107]^3;IF([.N107]&gt;=[.$C$101];[.N107]+[.$D$101]+[.$E$101]*[.N107]+[.$F$101]*[.N107]^2+[.$G$101]*[.N107]^3+[.$H$101]*[.N107]^4;&quot;&quot;)))">
            <text:p/>
          </table:table-cell>
          <table:table-cell table:style-name="ce616" table:formula="of:=IF([.N107]=&quot;&quot;;&quot;&quot;;IF([.N107]&lt;[.$C$104];[.N107]+[.$D$104]+[.$E$104]*[.N107]+[.$F$104]*[.N107]^2+[.G147]*[.N107]^3;IF([.N107]&gt;=[.$C$105];[.N107]+[.$D$105]+[.$E$105]*[.N107];&quot;&quot;)))">
            <text:p/>
          </table:table-cell>
          <table:table-cell table:style-name="ce616" table:formula="of:=IF([.N107]=&quot;&quot;;&quot;&quot;;IF([.N107]&lt;[.$C$108];[.N107]+[.$D$108]+[.$E$108]*[.N107]+[.$F$108]*[.N107]^2;IF([.N107]&gt;=[.$C$110];[.N107]+[.$D$110]+[.$E$110]*[.N107];[.N107]+[.$D$109]+[.$E$109]*[.N107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lt;</text:p>
          </table:table-cell>
          <table:table-cell table:style-name="ce580" office:value-type="float" office:value="28.7" calcext:value-type="float">
            <text:p>28.7</text:p>
          </table:table-cell>
          <table:table-cell table:style-name="ce580" office:value-type="float" office:value="49.31115" calcext:value-type="float">
            <text:p>49.31115</text:p>
          </table:table-cell>
          <table:table-cell table:style-name="ce580" office:value-type="float" office:value="-2.93017" calcext:value-type="float">
            <text:p>-2.93017</text:p>
          </table:table-cell>
          <table:table-cell table:style-name="ce580" office:value-type="float" office:value="0.07379" calcext:value-type="float">
            <text:p>0.07379</text:p>
          </table:table-cell>
          <table:table-cell table:style-name="ce580" table:number-columns-repeated="2"/>
          <table:table-cell table:number-columns-repeated="5"/>
          <table:table-cell table:style-name="ce614" table:formula="of:=IF([Sheet1.AM54]=&quot;&quot;;&quot;&quot;;[Sheet1.AM54])" office:value-type="float" office:value="30.24" calcext:value-type="float">
            <text:p>30.24</text:p>
          </table:table-cell>
          <table:table-cell table:style-name="ce616" table:formula="of:=IF([.N108]=&quot;&quot;;&quot;&quot;;IF([.N108]&lt;[.$C$88];[.N108]+[.$D$88]+[.$E$88]*[.N108]+[.$F$88]*[.N108]^2+[.$G$88]*[.N108]^3;IF([.N108]&gt;=[.$C$88];[.N108]+[.$D$89]+[.$E$89]*[.N108]+[.$F$89]*[.N108]^2+[.$G$89]*[.N108]^3+[.$H$89]*[.N108]^4+[.$I$89]*[.N108]^5;&quot;&quot;)))" office:value-type="float" office:value="31.8544097219738" calcext:value-type="float">
            <text:p>31.85</text:p>
          </table:table-cell>
          <table:table-cell table:style-name="ce616" table:formula="of:=IF([.N108]=&quot;&quot;;&quot;&quot;;IF([.N108]&lt;[.$C$93];[.N108]+[.$D$93]+[.$E$93]*[.N108]+[.$F$93]*[.N108]^2+[.$G$93]*[.N108]^3+[.$H$93]*[.N108]^4+[.$I$93]*[.N108]^5;IF([.N108]&gt;=[.$C$93];[.N108]+[.$D$94]+[.$E$94]*[.N108]+[.$F$94]*[.N108]^2+[.$G$94]*[.N108]^3+[.$H$94]*[.N108]^4;&quot;&quot;)))" office:value-type="float" office:value="32.2290654809285" calcext:value-type="float">
            <text:p>32.23</text:p>
          </table:table-cell>
          <table:table-cell table:style-name="ce616" table:formula="of:=IF([.N108]=&quot;&quot;;&quot;&quot;;IF([.N108]&lt;[.$C$100];[.N108]+[.$D$100]+[.$E$100]*[.N108]+[.$F$100]*[.N108]^2+[.G144]*[.N108]^3;IF([.N108]&gt;=[.$C$101];[.N108]+[.$D$101]+[.$E$101]*[.N108]+[.$F$101]*[.N108]^2+[.$G$101]*[.N108]^3+[.$H$101]*[.N108]^4;&quot;&quot;)))" office:value-type="float" office:value="62.3409141343327" calcext:value-type="float">
            <text:p>62.34</text:p>
          </table:table-cell>
          <table:table-cell table:style-name="ce616" table:formula="of:=IF([.N108]=&quot;&quot;;&quot;&quot;;IF([.N108]&lt;[.$C$104];[.N108]+[.$D$104]+[.$E$104]*[.N108]+[.$F$104]*[.N108]^2+[.G148]*[.N108]^3;IF([.N108]&gt;=[.$C$105];[.N108]+[.$D$105]+[.$E$105]*[.N108];&quot;&quot;)))" office:value-type="float" office:value="62.87234708" calcext:value-type="float">
            <text:p>62.87</text:p>
          </table:table-cell>
          <table:table-cell table:style-name="ce616" table:formula="of:=IF([.N108]=&quot;&quot;;&quot;&quot;;IF([.N108]&lt;[.$C$108];[.N108]+[.$D$108]+[.$E$108]*[.N108]+[.$F$108]*[.N108]^2;IF([.N108]&gt;=[.$C$110];[.N108]+[.$D$110]+[.$E$110]*[.N108];[.N108]+[.$D$109]+[.$E$109]*[.N108])))" office:value-type="float" office:value="60.397606" calcext:value-type="float">
            <text:p>60.40</text:p>
          </table:table-cell>
          <table:table-cell table:number-columns-repeated="1005"/>
        </table:table-row>
        <table:table-row table:style-name="ro3">
          <table:table-cell/>
          <table:table-cell table:style-name="ce130"/>
          <table:table-cell table:style-name="ce582" office:value-type="string" calcext:value-type="string">
            <text:p>28.7 &lt; kV &lt; 30.1</text:p>
          </table:table-cell>
          <table:table-cell table:style-name="ce580" office:value-type="float" office:value="-24.875" calcext:value-type="float">
            <text:p>-24.875</text:p>
          </table:table-cell>
          <table:table-cell table:style-name="ce580" office:value-type="float" office:value="1.8032" calcext:value-type="float">
            <text:p>1.8032</text:p>
          </table:table-cell>
          <table:table-cell table:style-name="ce580" table:number-columns-repeated="3"/>
          <table:table-cell table:number-columns-repeated="5"/>
          <table:table-cell table:style-name="ce614" table:formula="of:=IF([Sheet1.AM55]=&quot;&quot;;&quot;&quot;;[Sheet1.AM55])">
            <text:p/>
          </table:table-cell>
          <table:table-cell table:style-name="ce616" table:formula="of:=IF([.N109]=&quot;&quot;;&quot;&quot;;IF([.N109]&lt;[.$C$88];[.N109]+[.$D$88]+[.$E$88]*[.N109]+[.$F$88]*[.N109]^2+[.$G$88]*[.N109]^3;IF([.N109]&gt;=[.$C$88];[.N109]+[.$D$89]+[.$E$89]*[.N109]+[.$F$89]*[.N109]^2+[.$G$89]*[.N109]^3+[.$H$89]*[.N109]^4+[.$I$89]*[.N109]^5;&quot;&quot;)))">
            <text:p/>
          </table:table-cell>
          <table:table-cell table:style-name="ce616" table:formula="of:=IF([.N109]=&quot;&quot;;&quot;&quot;;IF([.N109]&lt;[.$C$93];[.N109]+[.$D$93]+[.$E$93]*[.N109]+[.$F$93]*[.N109]^2+[.$G$93]*[.N109]^3+[.$H$93]*[.N109]^4+[.$I$93]*[.N109]^5;IF([.N109]&gt;=[.$C$93];[.N109]+[.$D$94]+[.$E$94]*[.N109]+[.$F$94]*[.N109]^2+[.$G$94]*[.N109]^3+[.$H$94]*[.N109]^4;&quot;&quot;)))">
            <text:p/>
          </table:table-cell>
          <table:table-cell table:style-name="ce616" table:formula="of:=IF([.N109]=&quot;&quot;;&quot;&quot;;IF([.N109]&lt;[.$C$100];[.N109]+[.$D$100]+[.$E$100]*[.N109]+[.$F$100]*[.N109]^2+[.G145]*[.N109]^3;IF([.N109]&gt;=[.$C$101];[.N109]+[.$D$101]+[.$E$101]*[.N109]+[.$F$101]*[.N109]^2+[.$G$101]*[.N109]^3+[.$H$101]*[.N109]^4;&quot;&quot;)))">
            <text:p/>
          </table:table-cell>
          <table:table-cell table:style-name="ce616" table:formula="of:=IF([.N109]=&quot;&quot;;&quot;&quot;;IF([.N109]&lt;[.$C$104];[.N109]+[.$D$104]+[.$E$104]*[.N109]+[.$F$104]*[.N109]^2+[.G149]*[.N109]^3;IF([.N109]&gt;=[.$C$105];[.N109]+[.$D$105]+[.$E$105]*[.N109];&quot;&quot;)))">
            <text:p/>
          </table:table-cell>
          <table:table-cell table:style-name="ce616" table:formula="of:=IF([.N109]=&quot;&quot;;&quot;&quot;;IF([.N109]&lt;[.$C$108];[.N109]+[.$D$108]+[.$E$108]*[.N109]+[.$F$108]*[.N109]^2;IF([.N109]&gt;=[.$C$110];[.N109]+[.$D$110]+[.$E$110]*[.N109];[.N109]+[.$D$109]+[.$E$109]*[.N109])))">
            <text:p/>
          </table:table-cell>
          <table:table-cell table:number-columns-repeated="1005"/>
        </table:table-row>
        <table:table-row table:style-name="ro3">
          <table:table-cell/>
          <table:table-cell table:style-name="ce130" office:value-type="string" calcext:value-type="string">
            <text:p>&gt;=</text:p>
          </table:table-cell>
          <table:table-cell table:style-name="ce581" office:value-type="float" office:value="30.1" calcext:value-type="float">
            <text:p>30.1</text:p>
          </table:table-cell>
          <table:table-cell table:style-name="ce580" office:value-type="float" office:value="-4.83461" calcext:value-type="float">
            <text:p>-4.83461</text:p>
          </table:table-cell>
          <table:table-cell table:style-name="ce580" office:value-type="float" office:value="1.15715" calcext:value-type="float">
            <text:p>1.15715</text:p>
          </table:table-cell>
          <table:table-cell table:style-name="ce580" table:number-columns-repeated="3"/>
          <table:table-cell table:number-columns-repeated="5"/>
          <table:table-cell table:style-name="ce614" table:formula="of:=IF([Sheet1.AM56]=&quot;&quot;;&quot;&quot;;[Sheet1.AM56])">
            <text:p/>
          </table:table-cell>
          <table:table-cell table:style-name="ce616" table:formula="of:=IF([.N110]=&quot;&quot;;&quot;&quot;;IF([.N110]&lt;[.$C$88];[.N110]+[.$D$88]+[.$E$88]*[.N110]+[.$F$88]*[.N110]^2+[.$G$88]*[.N110]^3;IF([.N110]&gt;=[.$C$88];[.N110]+[.$D$89]+[.$E$89]*[.N110]+[.$F$89]*[.N110]^2+[.$G$89]*[.N110]^3+[.$H$89]*[.N110]^4+[.$I$89]*[.N110]^5;&quot;&quot;)))">
            <text:p/>
          </table:table-cell>
          <table:table-cell table:style-name="ce616" table:formula="of:=IF([.N110]=&quot;&quot;;&quot;&quot;;IF([.N110]&lt;[.$C$93];[.N110]+[.$D$93]+[.$E$93]*[.N110]+[.$F$93]*[.N110]^2+[.$G$93]*[.N110]^3+[.$H$93]*[.N110]^4+[.$I$93]*[.N110]^5;IF([.N110]&gt;=[.$C$93];[.N110]+[.$D$94]+[.$E$94]*[.N110]+[.$F$94]*[.N110]^2+[.$G$94]*[.N110]^3+[.$H$94]*[.N110]^4;&quot;&quot;)))">
            <text:p/>
          </table:table-cell>
          <table:table-cell table:style-name="ce616" table:formula="of:=IF([.N110]=&quot;&quot;;&quot;&quot;;IF([.N110]&lt;[.$C$100];[.N110]+[.$D$100]+[.$E$100]*[.N110]+[.$F$100]*[.N110]^2+[.G146]*[.N110]^3;IF([.N110]&gt;=[.$C$101];[.N110]+[.$D$101]+[.$E$101]*[.N110]+[.$F$101]*[.N110]^2+[.$G$101]*[.N110]^3+[.$H$101]*[.N110]^4;&quot;&quot;)))">
            <text:p/>
          </table:table-cell>
          <table:table-cell table:style-name="ce616" table:formula="of:=IF([.N110]=&quot;&quot;;&quot;&quot;;IF([.N110]&lt;[.$C$104];[.N110]+[.$D$104]+[.$E$104]*[.N110]+[.$F$104]*[.N110]^2+[.G150]*[.N110]^3;IF([.N110]&gt;=[.$C$105];[.N110]+[.$D$105]+[.$E$105]*[.N110];&quot;&quot;)))">
            <text:p/>
          </table:table-cell>
          <table:table-cell table:style-name="ce616" table:formula="of:=IF([.N110]=&quot;&quot;;&quot;&quot;;IF([.N110]&lt;[.$C$108];[.N110]+[.$D$108]+[.$E$108]*[.N110]+[.$F$108]*[.N110]^2;IF([.N110]&gt;=[.$C$110];[.N110]+[.$D$110]+[.$E$110]*[.N110];[.N110]+[.$D$109]+[.$E$109]*[.N110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57]=&quot;&quot;;&quot;&quot;;[Sheet1.AM57])">
            <text:p/>
          </table:table-cell>
          <table:table-cell table:style-name="ce616" table:formula="of:=IF([.N111]=&quot;&quot;;&quot;&quot;;IF([.N111]&lt;[.$C$88];[.N111]+[.$D$88]+[.$E$88]*[.N111]+[.$F$88]*[.N111]^2+[.$G$88]*[.N111]^3;IF([.N111]&gt;=[.$C$88];[.N111]+[.$D$89]+[.$E$89]*[.N111]+[.$F$89]*[.N111]^2+[.$G$89]*[.N111]^3+[.$H$89]*[.N111]^4+[.$I$89]*[.N111]^5;&quot;&quot;)))">
            <text:p/>
          </table:table-cell>
          <table:table-cell table:style-name="ce616" table:formula="of:=IF([.N111]=&quot;&quot;;&quot;&quot;;IF([.N111]&lt;[.$C$93];[.N111]+[.$D$93]+[.$E$93]*[.N111]+[.$F$93]*[.N111]^2+[.$G$93]*[.N111]^3+[.$H$93]*[.N111]^4+[.$I$93]*[.N111]^5;IF([.N111]&gt;=[.$C$93];[.N111]+[.$D$94]+[.$E$94]*[.N111]+[.$F$94]*[.N111]^2+[.$G$94]*[.N111]^3+[.$H$94]*[.N111]^4;&quot;&quot;)))">
            <text:p/>
          </table:table-cell>
          <table:table-cell table:style-name="ce616" table:formula="of:=IF([.N111]=&quot;&quot;;&quot;&quot;;IF([.N111]&lt;[.$C$100];[.N111]+[.$D$100]+[.$E$100]*[.N111]+[.$F$100]*[.N111]^2+[.G147]*[.N111]^3;IF([.N111]&gt;=[.$C$101];[.N111]+[.$D$101]+[.$E$101]*[.N111]+[.$F$101]*[.N111]^2+[.$G$101]*[.N111]^3+[.$H$101]*[.N111]^4;&quot;&quot;)))">
            <text:p/>
          </table:table-cell>
          <table:table-cell table:style-name="ce616" table:formula="of:=IF([.N111]=&quot;&quot;;&quot;&quot;;IF([.N111]&lt;[.$C$104];[.N111]+[.$D$104]+[.$E$104]*[.N111]+[.$F$104]*[.N111]^2+[.G151]*[.N111]^3;IF([.N111]&gt;=[.$C$105];[.N111]+[.$D$105]+[.$E$105]*[.N111];&quot;&quot;)))">
            <text:p/>
          </table:table-cell>
          <table:table-cell table:style-name="ce616" table:formula="of:=IF([.N111]=&quot;&quot;;&quot;&quot;;IF([.N111]&lt;[.$C$108];[.N111]+[.$D$108]+[.$E$108]*[.N111]+[.$F$108]*[.N111]^2;IF([.N111]&gt;=[.$C$110];[.N111]+[.$D$110]+[.$E$110]*[.N111];[.N111]+[.$D$109]+[.$E$109]*[.N111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58]=&quot;&quot;;&quot;&quot;;[Sheet1.AM58])">
            <text:p/>
          </table:table-cell>
          <table:table-cell table:style-name="ce616" table:formula="of:=IF([.N112]=&quot;&quot;;&quot;&quot;;IF([.N112]&lt;[.$C$88];[.N112]+[.$D$88]+[.$E$88]*[.N112]+[.$F$88]*[.N112]^2+[.$G$88]*[.N112]^3;IF([.N112]&gt;=[.$C$88];[.N112]+[.$D$89]+[.$E$89]*[.N112]+[.$F$89]*[.N112]^2+[.$G$89]*[.N112]^3+[.$H$89]*[.N112]^4+[.$I$89]*[.N112]^5;&quot;&quot;)))">
            <text:p/>
          </table:table-cell>
          <table:table-cell table:style-name="ce616" table:formula="of:=IF([.N112]=&quot;&quot;;&quot;&quot;;IF([.N112]&lt;[.$C$93];[.N112]+[.$D$93]+[.$E$93]*[.N112]+[.$F$93]*[.N112]^2+[.$G$93]*[.N112]^3+[.$H$93]*[.N112]^4+[.$I$93]*[.N112]^5;IF([.N112]&gt;=[.$C$93];[.N112]+[.$D$94]+[.$E$94]*[.N112]+[.$F$94]*[.N112]^2+[.$G$94]*[.N112]^3+[.$H$94]*[.N112]^4;&quot;&quot;)))">
            <text:p/>
          </table:table-cell>
          <table:table-cell table:style-name="ce616" table:formula="of:=IF([.N112]=&quot;&quot;;&quot;&quot;;IF([.N112]&lt;[.$C$100];[.N112]+[.$D$100]+[.$E$100]*[.N112]+[.$F$100]*[.N112]^2+[.G148]*[.N112]^3;IF([.N112]&gt;=[.$C$101];[.N112]+[.$D$101]+[.$E$101]*[.N112]+[.$F$101]*[.N112]^2+[.$G$101]*[.N112]^3+[.$H$101]*[.N112]^4;&quot;&quot;)))">
            <text:p/>
          </table:table-cell>
          <table:table-cell table:style-name="ce616" table:formula="of:=IF([.N112]=&quot;&quot;;&quot;&quot;;IF([.N112]&lt;[.$C$104];[.N112]+[.$D$104]+[.$E$104]*[.N112]+[.$F$104]*[.N112]^2+[.G152]*[.N112]^3;IF([.N112]&gt;=[.$C$105];[.N112]+[.$D$105]+[.$E$105]*[.N112];&quot;&quot;)))">
            <text:p/>
          </table:table-cell>
          <table:table-cell table:style-name="ce616" table:formula="of:=IF([.N112]=&quot;&quot;;&quot;&quot;;IF([.N112]&lt;[.$C$108];[.N112]+[.$D$108]+[.$E$108]*[.N112]+[.$F$108]*[.N112]^2;IF([.N112]&gt;=[.$C$110];[.N112]+[.$D$110]+[.$E$110]*[.N112];[.N112]+[.$D$109]+[.$E$109]*[.N112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59]=&quot;&quot;;&quot;&quot;;[Sheet1.AM59])">
            <text:p/>
          </table:table-cell>
          <table:table-cell table:style-name="ce616" table:formula="of:=IF([.N113]=&quot;&quot;;&quot;&quot;;IF([.N113]&lt;[.$C$88];[.N113]+[.$D$88]+[.$E$88]*[.N113]+[.$F$88]*[.N113]^2+[.$G$88]*[.N113]^3;IF([.N113]&gt;=[.$C$88];[.N113]+[.$D$89]+[.$E$89]*[.N113]+[.$F$89]*[.N113]^2+[.$G$89]*[.N113]^3+[.$H$89]*[.N113]^4+[.$I$89]*[.N113]^5;&quot;&quot;)))">
            <text:p/>
          </table:table-cell>
          <table:table-cell table:style-name="ce616" table:formula="of:=IF([.N113]=&quot;&quot;;&quot;&quot;;IF([.N113]&lt;[.$C$93];[.N113]+[.$D$93]+[.$E$93]*[.N113]+[.$F$93]*[.N113]^2+[.$G$93]*[.N113]^3+[.$H$93]*[.N113]^4+[.$I$93]*[.N113]^5;IF([.N113]&gt;=[.$C$93];[.N113]+[.$D$94]+[.$E$94]*[.N113]+[.$F$94]*[.N113]^2+[.$G$94]*[.N113]^3+[.$H$94]*[.N113]^4;&quot;&quot;)))">
            <text:p/>
          </table:table-cell>
          <table:table-cell table:style-name="ce616" table:formula="of:=IF([.N113]=&quot;&quot;;&quot;&quot;;IF([.N113]&lt;[.$C$100];[.N113]+[.$D$100]+[.$E$100]*[.N113]+[.$F$100]*[.N113]^2+[.G149]*[.N113]^3;IF([.N113]&gt;=[.$C$101];[.N113]+[.$D$101]+[.$E$101]*[.N113]+[.$F$101]*[.N113]^2+[.$G$101]*[.N113]^3+[.$H$101]*[.N113]^4;&quot;&quot;)))">
            <text:p/>
          </table:table-cell>
          <table:table-cell table:style-name="ce616" table:formula="of:=IF([.N113]=&quot;&quot;;&quot;&quot;;IF([.N113]&lt;[.$C$104];[.N113]+[.$D$104]+[.$E$104]*[.N113]+[.$F$104]*[.N113]^2+[.G153]*[.N113]^3;IF([.N113]&gt;=[.$C$105];[.N113]+[.$D$105]+[.$E$105]*[.N113];&quot;&quot;)))">
            <text:p/>
          </table:table-cell>
          <table:table-cell table:style-name="ce616" table:formula="of:=IF([.N113]=&quot;&quot;;&quot;&quot;;IF([.N113]&lt;[.$C$108];[.N113]+[.$D$108]+[.$E$108]*[.N113]+[.$F$108]*[.N113]^2;IF([.N113]&gt;=[.$C$110];[.N113]+[.$D$110]+[.$E$110]*[.N113];[.N113]+[.$D$109]+[.$E$109]*[.N113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0]=&quot;&quot;;&quot;&quot;;[Sheet1.AM60])" office:value-type="float" office:value="31.26" calcext:value-type="float">
            <text:p>31.26</text:p>
          </table:table-cell>
          <table:table-cell table:style-name="ce616" table:formula="of:=IF([.N114]=&quot;&quot;;&quot;&quot;;IF([.N114]&lt;[.$C$88];[.N114]+[.$D$88]+[.$E$88]*[.N114]+[.$F$88]*[.N114]^2+[.$G$88]*[.N114]^3;IF([.N114]&gt;=[.$C$88];[.N114]+[.$D$89]+[.$E$89]*[.N114]+[.$F$89]*[.N114]^2+[.$G$89]*[.N114]^3+[.$H$89]*[.N114]^4+[.$I$89]*[.N114]^5;&quot;&quot;)))" office:value-type="float" office:value="32.7466968874451" calcext:value-type="float">
            <text:p>32.75</text:p>
          </table:table-cell>
          <table:table-cell table:style-name="ce616" table:formula="of:=IF([.N114]=&quot;&quot;;&quot;&quot;;IF([.N114]&lt;[.$C$93];[.N114]+[.$D$93]+[.$E$93]*[.N114]+[.$F$93]*[.N114]^2+[.$G$93]*[.N114]^3+[.$H$93]*[.N114]^4+[.$I$93]*[.N114]^5;IF([.N114]&gt;=[.$C$93];[.N114]+[.$D$94]+[.$E$94]*[.N114]+[.$F$94]*[.N114]^2+[.$G$94]*[.N114]^3+[.$H$94]*[.N114]^4;&quot;&quot;)))" office:value-type="float" office:value="34.1165437600112" calcext:value-type="float">
            <text:p>34.12</text:p>
          </table:table-cell>
          <table:table-cell table:style-name="ce616" table:formula="of:=IF([.N114]=&quot;&quot;;&quot;&quot;;IF([.N114]&lt;[.$C$100];[.N114]+[.$D$100]+[.$E$100]*[.N114]+[.$F$100]*[.N114]^2+[.G150]*[.N114]^3;IF([.N114]&gt;=[.$C$101];[.N114]+[.$D$101]+[.$E$101]*[.N114]+[.$F$101]*[.N114]^2+[.$G$101]*[.N114]^3+[.$H$101]*[.N114]^4;&quot;&quot;)))" office:value-type="float" office:value="64.2214259595812" calcext:value-type="float">
            <text:p>64.22</text:p>
          </table:table-cell>
          <table:table-cell table:style-name="ce616" table:formula="of:=IF([.N114]=&quot;&quot;;&quot;&quot;;IF([.N114]&lt;[.$C$104];[.N114]+[.$D$104]+[.$E$104]*[.N114]+[.$F$104]*[.N114]^2+[.G154]*[.N114]^3;IF([.N114]&gt;=[.$C$105];[.N114]+[.$D$105]+[.$E$105]*[.N114];&quot;&quot;)))" office:value-type="float" office:value="64.82997392" calcext:value-type="float">
            <text:p>64.83</text:p>
          </table:table-cell>
          <table:table-cell table:style-name="ce616" table:formula="of:=IF([.N114]=&quot;&quot;;&quot;&quot;;IF([.N114]&lt;[.$C$108];[.N114]+[.$D$108]+[.$E$108]*[.N114]+[.$F$108]*[.N114]^2;IF([.N114]&gt;=[.$C$110];[.N114]+[.$D$110]+[.$E$110]*[.N114];[.N114]+[.$D$109]+[.$E$109]*[.N114])))" office:value-type="float" office:value="62.597899" calcext:value-type="float">
            <text:p>62.60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1]=&quot;&quot;;&quot;&quot;;[Sheet1.AM61])">
            <text:p/>
          </table:table-cell>
          <table:table-cell table:style-name="ce616" table:formula="of:=IF([.N115]=&quot;&quot;;&quot;&quot;;IF([.N115]&lt;[.$C$88];[.N115]+[.$D$88]+[.$E$88]*[.N115]+[.$F$88]*[.N115]^2+[.$G$88]*[.N115]^3;IF([.N115]&gt;=[.$C$88];[.N115]+[.$D$89]+[.$E$89]*[.N115]+[.$F$89]*[.N115]^2+[.$G$89]*[.N115]^3+[.$H$89]*[.N115]^4+[.$I$89]*[.N115]^5;&quot;&quot;)))">
            <text:p/>
          </table:table-cell>
          <table:table-cell table:style-name="ce616" table:formula="of:=IF([.N115]=&quot;&quot;;&quot;&quot;;IF([.N115]&lt;[.$C$93];[.N115]+[.$D$93]+[.$E$93]*[.N115]+[.$F$93]*[.N115]^2+[.$G$93]*[.N115]^3+[.$H$93]*[.N115]^4+[.$I$93]*[.N115]^5;IF([.N115]&gt;=[.$C$93];[.N115]+[.$D$94]+[.$E$94]*[.N115]+[.$F$94]*[.N115]^2+[.$G$94]*[.N115]^3+[.$H$94]*[.N115]^4;&quot;&quot;)))">
            <text:p/>
          </table:table-cell>
          <table:table-cell table:style-name="ce616" table:formula="of:=IF([.N115]=&quot;&quot;;&quot;&quot;;IF([.N115]&lt;[.$C$100];[.N115]+[.$D$100]+[.$E$100]*[.N115]+[.$F$100]*[.N115]^2+[.G151]*[.N115]^3;IF([.N115]&gt;=[.$C$101];[.N115]+[.$D$101]+[.$E$101]*[.N115]+[.$F$101]*[.N115]^2+[.$G$101]*[.N115]^3+[.$H$101]*[.N115]^4;&quot;&quot;)))">
            <text:p/>
          </table:table-cell>
          <table:table-cell table:style-name="ce616" table:formula="of:=IF([.N115]=&quot;&quot;;&quot;&quot;;IF([.N115]&lt;[.$C$104];[.N115]+[.$D$104]+[.$E$104]*[.N115]+[.$F$104]*[.N115]^2+[.G155]*[.N115]^3;IF([.N115]&gt;=[.$C$105];[.N115]+[.$D$105]+[.$E$105]*[.N115];&quot;&quot;)))">
            <text:p/>
          </table:table-cell>
          <table:table-cell table:style-name="ce616" table:formula="of:=IF([.N115]=&quot;&quot;;&quot;&quot;;IF([.N115]&lt;[.$C$108];[.N115]+[.$D$108]+[.$E$108]*[.N115]+[.$F$108]*[.N115]^2;IF([.N115]&gt;=[.$C$110];[.N115]+[.$D$110]+[.$E$110]*[.N115];[.N115]+[.$D$109]+[.$E$109]*[.N115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2]=&quot;&quot;;&quot;&quot;;[Sheet1.AM62])">
            <text:p/>
          </table:table-cell>
          <table:table-cell table:style-name="ce616" table:formula="of:=IF([.N116]=&quot;&quot;;&quot;&quot;;IF([.N116]&lt;[.$C$88];[.N116]+[.$D$88]+[.$E$88]*[.N116]+[.$F$88]*[.N116]^2+[.$G$88]*[.N116]^3;IF([.N116]&gt;=[.$C$88];[.N116]+[.$D$89]+[.$E$89]*[.N116]+[.$F$89]*[.N116]^2+[.$G$89]*[.N116]^3+[.$H$89]*[.N116]^4+[.$I$89]*[.N116]^5;&quot;&quot;)))">
            <text:p/>
          </table:table-cell>
          <table:table-cell table:style-name="ce616" table:formula="of:=IF([.N116]=&quot;&quot;;&quot;&quot;;IF([.N116]&lt;[.$C$93];[.N116]+[.$D$93]+[.$E$93]*[.N116]+[.$F$93]*[.N116]^2+[.$G$93]*[.N116]^3+[.$H$93]*[.N116]^4+[.$I$93]*[.N116]^5;IF([.N116]&gt;=[.$C$93];[.N116]+[.$D$94]+[.$E$94]*[.N116]+[.$F$94]*[.N116]^2+[.$G$94]*[.N116]^3+[.$H$94]*[.N116]^4;&quot;&quot;)))">
            <text:p/>
          </table:table-cell>
          <table:table-cell table:style-name="ce616" table:formula="of:=IF([.N116]=&quot;&quot;;&quot;&quot;;IF([.N116]&lt;[.$C$100];[.N116]+[.$D$100]+[.$E$100]*[.N116]+[.$F$100]*[.N116]^2+[.G152]*[.N116]^3;IF([.N116]&gt;=[.$C$101];[.N116]+[.$D$101]+[.$E$101]*[.N116]+[.$F$101]*[.N116]^2+[.$G$101]*[.N116]^3+[.$H$101]*[.N116]^4;&quot;&quot;)))">
            <text:p/>
          </table:table-cell>
          <table:table-cell table:style-name="ce616" table:formula="of:=IF([.N116]=&quot;&quot;;&quot;&quot;;IF([.N116]&lt;[.$C$104];[.N116]+[.$D$104]+[.$E$104]*[.N116]+[.$F$104]*[.N116]^2+[.G156]*[.N116]^3;IF([.N116]&gt;=[.$C$105];[.N116]+[.$D$105]+[.$E$105]*[.N116];&quot;&quot;)))">
            <text:p/>
          </table:table-cell>
          <table:table-cell table:style-name="ce616" table:formula="of:=IF([.N116]=&quot;&quot;;&quot;&quot;;IF([.N116]&lt;[.$C$108];[.N116]+[.$D$108]+[.$E$108]*[.N116]+[.$F$108]*[.N116]^2;IF([.N116]&gt;=[.$C$110];[.N116]+[.$D$110]+[.$E$110]*[.N116];[.N116]+[.$D$109]+[.$E$109]*[.N116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3]=&quot;&quot;;&quot;&quot;;[Sheet1.AM63])">
            <text:p/>
          </table:table-cell>
          <table:table-cell table:style-name="ce616" table:formula="of:=IF([.N117]=&quot;&quot;;&quot;&quot;;IF([.N117]&lt;[.$C$88];[.N117]+[.$D$88]+[.$E$88]*[.N117]+[.$F$88]*[.N117]^2+[.$G$88]*[.N117]^3;IF([.N117]&gt;=[.$C$88];[.N117]+[.$D$89]+[.$E$89]*[.N117]+[.$F$89]*[.N117]^2+[.$G$89]*[.N117]^3+[.$H$89]*[.N117]^4+[.$I$89]*[.N117]^5;&quot;&quot;)))">
            <text:p/>
          </table:table-cell>
          <table:table-cell table:style-name="ce616" table:formula="of:=IF([.N117]=&quot;&quot;;&quot;&quot;;IF([.N117]&lt;[.$C$93];[.N117]+[.$D$93]+[.$E$93]*[.N117]+[.$F$93]*[.N117]^2+[.$G$93]*[.N117]^3+[.$H$93]*[.N117]^4+[.$I$93]*[.N117]^5;IF([.N117]&gt;=[.$C$93];[.N117]+[.$D$94]+[.$E$94]*[.N117]+[.$F$94]*[.N117]^2+[.$G$94]*[.N117]^3+[.$H$94]*[.N117]^4;&quot;&quot;)))">
            <text:p/>
          </table:table-cell>
          <table:table-cell table:style-name="ce616" table:formula="of:=IF([.N117]=&quot;&quot;;&quot;&quot;;IF([.N117]&lt;[.$C$100];[.N117]+[.$D$100]+[.$E$100]*[.N117]+[.$F$100]*[.N117]^2+[.G153]*[.N117]^3;IF([.N117]&gt;=[.$C$101];[.N117]+[.$D$101]+[.$E$101]*[.N117]+[.$F$101]*[.N117]^2+[.$G$101]*[.N117]^3+[.$H$101]*[.N117]^4;&quot;&quot;)))">
            <text:p/>
          </table:table-cell>
          <table:table-cell table:style-name="ce616" table:formula="of:=IF([.N117]=&quot;&quot;;&quot;&quot;;IF([.N117]&lt;[.$C$104];[.N117]+[.$D$104]+[.$E$104]*[.N117]+[.$F$104]*[.N117]^2+[.G157]*[.N117]^3;IF([.N117]&gt;=[.$C$105];[.N117]+[.$D$105]+[.$E$105]*[.N117];&quot;&quot;)))">
            <text:p/>
          </table:table-cell>
          <table:table-cell table:style-name="ce616" table:formula="of:=IF([.N117]=&quot;&quot;;&quot;&quot;;IF([.N117]&lt;[.$C$108];[.N117]+[.$D$108]+[.$E$108]*[.N117]+[.$F$108]*[.N117]^2;IF([.N117]&gt;=[.$C$110];[.N117]+[.$D$110]+[.$E$110]*[.N117];[.N117]+[.$D$109]+[.$E$109]*[.N117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4]=&quot;&quot;;&quot;&quot;;[Sheet1.AM64])">
            <text:p/>
          </table:table-cell>
          <table:table-cell table:style-name="ce616" table:formula="of:=IF([.N118]=&quot;&quot;;&quot;&quot;;IF([.N118]&lt;[.$C$88];[.N118]+[.$D$88]+[.$E$88]*[.N118]+[.$F$88]*[.N118]^2+[.$G$88]*[.N118]^3;IF([.N118]&gt;=[.$C$88];[.N118]+[.$D$89]+[.$E$89]*[.N118]+[.$F$89]*[.N118]^2+[.$G$89]*[.N118]^3+[.$H$89]*[.N118]^4+[.$I$89]*[.N118]^5;&quot;&quot;)))">
            <text:p/>
          </table:table-cell>
          <table:table-cell table:style-name="ce616" table:formula="of:=IF([.N118]=&quot;&quot;;&quot;&quot;;IF([.N118]&lt;[.$C$93];[.N118]+[.$D$93]+[.$E$93]*[.N118]+[.$F$93]*[.N118]^2+[.$G$93]*[.N118]^3+[.$H$93]*[.N118]^4+[.$I$93]*[.N118]^5;IF([.N118]&gt;=[.$C$93];[.N118]+[.$D$94]+[.$E$94]*[.N118]+[.$F$94]*[.N118]^2+[.$G$94]*[.N118]^3+[.$H$94]*[.N118]^4;&quot;&quot;)))">
            <text:p/>
          </table:table-cell>
          <table:table-cell table:style-name="ce616" table:formula="of:=IF([.N118]=&quot;&quot;;&quot;&quot;;IF([.N118]&lt;[.$C$100];[.N118]+[.$D$100]+[.$E$100]*[.N118]+[.$F$100]*[.N118]^2+[.G154]*[.N118]^3;IF([.N118]&gt;=[.$C$101];[.N118]+[.$D$101]+[.$E$101]*[.N118]+[.$F$101]*[.N118]^2+[.$G$101]*[.N118]^3+[.$H$101]*[.N118]^4;&quot;&quot;)))">
            <text:p/>
          </table:table-cell>
          <table:table-cell table:style-name="ce616" table:formula="of:=IF([.N118]=&quot;&quot;;&quot;&quot;;IF([.N118]&lt;[.$C$104];[.N118]+[.$D$104]+[.$E$104]*[.N118]+[.$F$104]*[.N118]^2+[.G158]*[.N118]^3;IF([.N118]&gt;=[.$C$105];[.N118]+[.$D$105]+[.$E$105]*[.N118];&quot;&quot;)))">
            <text:p/>
          </table:table-cell>
          <table:table-cell table:style-name="ce616" table:formula="of:=IF([.N118]=&quot;&quot;;&quot;&quot;;IF([.N118]&lt;[.$C$108];[.N118]+[.$D$108]+[.$E$108]*[.N118]+[.$F$108]*[.N118]^2;IF([.N118]&gt;=[.$C$110];[.N118]+[.$D$110]+[.$E$110]*[.N118];[.N118]+[.$D$109]+[.$E$109]*[.N118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5]=&quot;&quot;;&quot;&quot;;[Sheet1.AM65])">
            <text:p/>
          </table:table-cell>
          <table:table-cell table:style-name="ce616" table:formula="of:=IF([.N119]=&quot;&quot;;&quot;&quot;;IF([.N119]&lt;[.$C$88];[.N119]+[.$D$88]+[.$E$88]*[.N119]+[.$F$88]*[.N119]^2+[.$G$88]*[.N119]^3;IF([.N119]&gt;=[.$C$88];[.N119]+[.$D$89]+[.$E$89]*[.N119]+[.$F$89]*[.N119]^2+[.$G$89]*[.N119]^3+[.$H$89]*[.N119]^4+[.$I$89]*[.N119]^5;&quot;&quot;)))">
            <text:p/>
          </table:table-cell>
          <table:table-cell table:style-name="ce616" table:formula="of:=IF([.N119]=&quot;&quot;;&quot;&quot;;IF([.N119]&lt;[.$C$93];[.N119]+[.$D$93]+[.$E$93]*[.N119]+[.$F$93]*[.N119]^2+[.$G$93]*[.N119]^3+[.$H$93]*[.N119]^4+[.$I$93]*[.N119]^5;IF([.N119]&gt;=[.$C$93];[.N119]+[.$D$94]+[.$E$94]*[.N119]+[.$F$94]*[.N119]^2+[.$G$94]*[.N119]^3+[.$H$94]*[.N119]^4;&quot;&quot;)))">
            <text:p/>
          </table:table-cell>
          <table:table-cell table:style-name="ce616" table:formula="of:=IF([.N119]=&quot;&quot;;&quot;&quot;;IF([.N119]&lt;[.$C$100];[.N119]+[.$D$100]+[.$E$100]*[.N119]+[.$F$100]*[.N119]^2+[.G155]*[.N119]^3;IF([.N119]&gt;=[.$C$101];[.N119]+[.$D$101]+[.$E$101]*[.N119]+[.$F$101]*[.N119]^2+[.$G$101]*[.N119]^3+[.$H$101]*[.N119]^4;&quot;&quot;)))">
            <text:p/>
          </table:table-cell>
          <table:table-cell table:style-name="ce616" table:formula="of:=IF([.N119]=&quot;&quot;;&quot;&quot;;IF([.N119]&lt;[.$C$104];[.N119]+[.$D$104]+[.$E$104]*[.N119]+[.$F$104]*[.N119]^2+[.G159]*[.N119]^3;IF([.N119]&gt;=[.$C$105];[.N119]+[.$D$105]+[.$E$105]*[.N119];&quot;&quot;)))">
            <text:p/>
          </table:table-cell>
          <table:table-cell table:style-name="ce616" table:formula="of:=IF([.N119]=&quot;&quot;;&quot;&quot;;IF([.N119]&lt;[.$C$108];[.N119]+[.$D$108]+[.$E$108]*[.N119]+[.$F$108]*[.N119]^2;IF([.N119]&gt;=[.$C$110];[.N119]+[.$D$110]+[.$E$110]*[.N119];[.N119]+[.$D$109]+[.$E$109]*[.N119])))">
            <text:p/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6]=&quot;&quot;;&quot;&quot;;[Sheet1.AM66])" office:value-type="float" office:value="33.49" calcext:value-type="float">
            <text:p>33.49</text:p>
          </table:table-cell>
          <table:table-cell table:style-name="ce616" table:formula="of:=IF([.N120]=&quot;&quot;;&quot;&quot;;IF([.N120]&lt;[.$C$88];[.N120]+[.$D$88]+[.$E$88]*[.N120]+[.$F$88]*[.N120]^2+[.$G$88]*[.N120]^3;IF([.N120]&gt;=[.$C$88];[.N120]+[.$D$89]+[.$E$89]*[.N120]+[.$F$89]*[.N120]^2+[.$G$89]*[.N120]^3+[.$H$89]*[.N120]^4+[.$I$89]*[.N120]^5;&quot;&quot;)))" office:value-type="float" office:value="34.3629995713727" calcext:value-type="float">
            <text:p>34.36</text:p>
          </table:table-cell>
          <table:table-cell table:style-name="ce616" table:formula="of:=IF([.N120]=&quot;&quot;;&quot;&quot;;IF([.N120]&lt;[.$C$93];[.N120]+[.$D$93]+[.$E$93]*[.N120]+[.$F$93]*[.N120]^2+[.$G$93]*[.N120]^3+[.$H$93]*[.N120]^4+[.$I$93]*[.N120]^5;IF([.N120]&gt;=[.$C$93];[.N120]+[.$D$94]+[.$E$94]*[.N120]+[.$F$94]*[.N120]^2+[.$G$94]*[.N120]^3+[.$H$94]*[.N120]^4;&quot;&quot;)))" office:value-type="float" office:value="36.1567171609367" calcext:value-type="float">
            <text:p>36.16</text:p>
          </table:table-cell>
          <table:table-cell table:style-name="ce616" table:formula="of:=IF([.N120]=&quot;&quot;;&quot;&quot;;IF([.N120]&lt;[.$C$100];[.N120]+[.$D$100]+[.$E$100]*[.N120]+[.$F$100]*[.N120]^2+[.G156]*[.N120]^3;IF([.N120]&gt;=[.$C$101];[.N120]+[.$D$101]+[.$E$101]*[.N120]+[.$F$101]*[.N120]^2+[.$G$101]*[.N120]^3+[.$H$101]*[.N120]^4;&quot;&quot;)))" office:value-type="float" office:value="68.0733714395474" calcext:value-type="float">
            <text:p>68.07</text:p>
          </table:table-cell>
          <table:table-cell table:style-name="ce616" table:formula="of:=IF([.N120]=&quot;&quot;;&quot;&quot;;IF([.N120]&lt;[.$C$104];[.N120]+[.$D$104]+[.$E$104]*[.N120]+[.$F$104]*[.N120]^2+[.G160]*[.N120]^3;IF([.N120]&gt;=[.$C$105];[.N120]+[.$D$105]+[.$E$105]*[.N120];&quot;&quot;)))" office:value-type="float" office:value="69.10988358" calcext:value-type="float">
            <text:p>69.11</text:p>
          </table:table-cell>
          <table:table-cell table:style-name="ce616" table:formula="of:=IF([.N120]=&quot;&quot;;&quot;&quot;;IF([.N120]&lt;[.$C$108];[.N120]+[.$D$108]+[.$E$108]*[.N120]+[.$F$108]*[.N120]^2;IF([.N120]&gt;=[.$C$110];[.N120]+[.$D$110]+[.$E$110]*[.N120];[.N120]+[.$D$109]+[.$E$109]*[.N120])))" office:value-type="float" office:value="67.4083435" calcext:value-type="float">
            <text:p>67.41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7]=&quot;&quot;;&quot;&quot;;[Sheet1.AM67])" office:value-type="float" office:value="36.01" calcext:value-type="float">
            <text:p>36.01</text:p>
          </table:table-cell>
          <table:table-cell table:style-name="ce616" table:formula="of:=IF([.N121]=&quot;&quot;;&quot;&quot;;IF([.N121]&lt;[.$C$88];[.N121]+[.$D$88]+[.$E$88]*[.N121]+[.$F$88]*[.N121]^2+[.$G$88]*[.N121]^3;IF([.N121]&gt;=[.$C$88];[.N121]+[.$D$89]+[.$E$89]*[.N121]+[.$F$89]*[.N121]^2+[.$G$89]*[.N121]^3+[.$H$89]*[.N121]^4+[.$I$89]*[.N121]^5;&quot;&quot;)))" office:value-type="float" office:value="36.2104958506479" calcext:value-type="float">
            <text:p>36.21</text:p>
          </table:table-cell>
          <table:table-cell table:style-name="ce616" table:formula="of:=IF([.N121]=&quot;&quot;;&quot;&quot;;IF([.N121]&lt;[.$C$93];[.N121]+[.$D$93]+[.$E$93]*[.N121]+[.$F$93]*[.N121]^2+[.$G$93]*[.N121]^3+[.$H$93]*[.N121]^4+[.$I$93]*[.N121]^5;IF([.N121]&gt;=[.$C$93];[.N121]+[.$D$94]+[.$E$94]*[.N121]+[.$F$94]*[.N121]^2+[.$G$94]*[.N121]^3+[.$H$94]*[.N121]^4;&quot;&quot;)))" office:value-type="float" office:value="38.291322942574" calcext:value-type="float">
            <text:p>38.29</text:p>
          </table:table-cell>
          <table:table-cell table:style-name="ce616" table:formula="of:=IF([.N121]=&quot;&quot;;&quot;&quot;;IF([.N121]&lt;[.$C$100];[.N121]+[.$D$100]+[.$E$100]*[.N121]+[.$F$100]*[.N121]^2+[.G157]*[.N121]^3;IF([.N121]&gt;=[.$C$101];[.N121]+[.$D$101]+[.$E$101]*[.N121]+[.$F$101]*[.N121]^2+[.$G$101]*[.N121]^3+[.$H$101]*[.N121]^4;&quot;&quot;)))" office:value-type="float" office:value="72.6743631860627" calcext:value-type="float">
            <text:p>72.67</text:p>
          </table:table-cell>
          <table:table-cell table:style-name="ce616" table:formula="of:=IF([.N121]=&quot;&quot;;&quot;&quot;;IF([.N121]&lt;[.$C$104];[.N121]+[.$D$104]+[.$E$104]*[.N121]+[.$F$104]*[.N121]^2+[.G161]*[.N121]^3;IF([.N121]&gt;=[.$C$105];[.N121]+[.$D$105]+[.$E$105]*[.N121];&quot;&quot;)))" office:value-type="float" office:value="73.94637342" calcext:value-type="float">
            <text:p>73.95</text:p>
          </table:table-cell>
          <table:table-cell table:style-name="ce616" table:formula="of:=IF([.N121]=&quot;&quot;;&quot;&quot;;IF([.N121]&lt;[.$C$108];[.N121]+[.$D$108]+[.$E$108]*[.N121]+[.$F$108]*[.N121]^2;IF([.N121]&gt;=[.$C$110];[.N121]+[.$D$110]+[.$E$110]*[.N121];[.N121]+[.$D$109]+[.$E$109]*[.N121])))" office:value-type="float" office:value="72.8443615" calcext:value-type="float">
            <text:p>72.84</text:p>
          </table:table-cell>
          <table:table-cell table:number-columns-repeated="1005"/>
        </table:table-row>
        <table:table-row table:style-name="ro3">
          <table:table-cell table:number-columns-repeated="13"/>
          <table:table-cell table:style-name="ce614" table:formula="of:=IF([Sheet1.AM68]=&quot;&quot;;&quot;&quot;;[Sheet1.AM68])">
            <text:p/>
          </table:table-cell>
          <table:table-cell table:style-name="ce616" table:formula="of:=IF([.N122]=&quot;&quot;;&quot;&quot;;IF([.N122]&lt;[.$C$88];[.N122]+[.$D$88]+[.$E$88]*[.N122]+[.$F$88]*[.N122]^2+[.$G$88]*[.N122]^3;IF([.N122]&gt;=[.$C$88];[.N122]+[.$D$89]+[.$E$89]*[.N122]+[.$F$89]*[.N122]^2+[.$G$89]*[.N122]^3+[.$H$89]*[.N122]^4+[.$I$89]*[.N122]^5;&quot;&quot;)))">
            <text:p/>
          </table:table-cell>
          <table:table-cell table:style-name="ce616" table:formula="of:=IF([.N122]=&quot;&quot;;&quot;&quot;;IF([.N122]&lt;[.$C$93];[.N122]+[.$D$93]+[.$E$93]*[.N122]+[.$F$93]*[.N122]^2+[.$G$93]*[.N122]^3+[.$H$93]*[.N122]^4+[.$I$93]*[.N122]^5;IF([.N122]&gt;=[.$C$93];[.N122]+[.$D$94]+[.$E$94]*[.N122]+[.$F$94]*[.N122]^2+[.$G$94]*[.N122]^3+[.$H$94]*[.N122]^4;&quot;&quot;)))">
            <text:p/>
          </table:table-cell>
          <table:table-cell table:style-name="ce616" table:formula="of:=IF([.N122]=&quot;&quot;;&quot;&quot;;IF([.N122]&lt;[.$C$100];[.N122]+[.$D$100]+[.$E$100]*[.N122]+[.$F$100]*[.N122]^2+[.G158]*[.N122]^3;IF([.N122]&gt;=[.$C$101];[.N122]+[.$D$101]+[.$E$101]*[.N122]+[.$F$101]*[.N122]^2+[.$G$101]*[.N122]^3+[.$H$101]*[.N122]^4;&quot;&quot;)))">
            <text:p/>
          </table:table-cell>
          <table:table-cell table:style-name="ce616" table:formula="of:=IF([.N122]=&quot;&quot;;&quot;&quot;;IF([.N122]&lt;[.$C$104];[.N122]+[.$D$104]+[.$E$104]*[.N122]+[.$F$104]*[.N122]^2+[.G162]*[.N122]^3;IF([.N122]&gt;=[.$C$105];[.N122]+[.$D$105]+[.$E$105]*[.N122];&quot;&quot;)))">
            <text:p/>
          </table:table-cell>
          <table:table-cell table:style-name="ce616" table:formula="of:=IF([.N122]=&quot;&quot;;&quot;&quot;;IF([.N122]&lt;[.$C$108];[.N122]+[.$D$108]+[.$E$108]*[.N122]+[.$F$108]*[.N122]^2;IF([.N122]&gt;=[.$C$110];[.N122]+[.$D$110]+[.$E$110]*[.N122];[.N122]+[.$D$109]+[.$E$109]*[.N122])))">
            <text:p/>
          </table:table-cell>
          <table:table-cell table:number-columns-repeated="1005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rrected kV" table:style-name="ta1">
        <table:table-column table:style-name="co12" table:number-columns-repeated="1024" table:default-cell-style-name="Default"/>
        <table:table-row table:style-name="ro19">
          <table:table-cell table:style-name="ce617" office:value-type="string" calcext:value-type="string">
            <text:p>GENERAL</text:p>
          </table:table-cell>
          <table:table-cell table:number-columns-repeated="1023"/>
        </table:table-row>
        <table:table-row table:style-name="ro12">
          <table:table-cell/>
          <table:table-cell table:style-name="ce443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2">
          <table:table-cell/>
          <table:table-cell table:style-name="ce443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2">
          <table:table-cell/>
          <table:table-cell table:style-name="ce443" office:value-type="string" calcext:value-type="string">
            <text:p>If that cell is light green, the corrected kV is accurate.</text:p>
          </table:table-cell>
          <table:table-cell table:number-columns-repeated="9"/>
          <table:table-cell>
            <draw:frame table:end-cell-address="'Corrected kV'.W30" table:end-x="0.955cm" table:end-y="0.351cm" draw:z-index="0" draw:name="Picture 2" draw:style-name="gr4" draw:text-style-name="P5" svg:width="19.438cm" svg:height="11.902cm" svg:x="1.036cm" svg:y="0.412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12">
          <table:table-cell/>
          <table:table-cell table:style-name="ce443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2">
          <table:table-cell/>
          <table:table-cell table:style-name="ce443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2">
          <table:table-cell table:number-columns-repeated="1024"/>
        </table:table-row>
        <table:table-row table:style-name="ro12">
          <table:table-cell table:style-name="ce617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2">
          <table:table-cell table:style-name="ce617"/>
          <table:table-cell table:style-name="ce443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2">
          <table:table-cell table:style-name="ce617"/>
          <table:table-cell table:style-name="ce443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2">
          <table:table-cell/>
          <table:table-cell table:style-name="ce521" office:value-type="string" calcext:value-type="string">
            <text:p>Radcal kV</text:p>
          </table:table-cell>
          <table:table-cell table:style-name="ce521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8" office:value-type="float" office:value="25.03" calcext:value-type="float">
            <text:p>25.03</text:p>
          </table:table-cell>
          <table:table-cell table:style-name="ce619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2">
          <table:table-cell table:number-columns-repeated="1024"/>
        </table:table-row>
        <table:table-row table:style-name="ro12">
          <table:table-cell table:style-name="ce617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2">
          <table:table-cell table:style-name="ce617"/>
          <table:table-cell table:style-name="ce443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2">
          <table:table-cell table:style-name="ce617"/>
          <table:table-cell table:style-name="ce443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2">
          <table:table-cell/>
          <table:table-cell table:style-name="ce521" office:value-type="string" calcext:value-type="string">
            <text:p>Radcal kV</text:p>
          </table:table-cell>
          <table:table-cell table:style-name="ce521" office:value-type="string" calcext:value-type="string">
            <text:p>True kV</text:p>
          </table:table-cell>
          <table:table-cell table:number-columns-repeated="1021"/>
        </table:table-row>
        <table:table-row table:style-name="ro12">
          <table:table-cell/>
          <table:table-cell table:style-name="ce618" office:value-type="float" office:value="37.1" calcext:value-type="float">
            <text:p>37.1</text:p>
          </table:table-cell>
          <table:table-cell table:style-name="ce620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443" office:value-type="float" office:value="27.586" calcext:value-type="float">
            <text:p>27.586</text:p>
          </table:table-cell>
          <table:table-cell table:style-name="ce443" office:value-type="float" office:value="-8375.07276459255" calcext:value-type="float">
            <text:p>-8375.0727645926</text:p>
          </table:table-cell>
          <table:table-cell table:style-name="ce443" office:value-type="float" office:value="975.925435604328" calcext:value-type="float">
            <text:p>975.9254356043</text:p>
          </table:table-cell>
          <table:table-cell table:style-name="ce443" office:value-type="float" office:value="-37.9137296820394" calcext:value-type="float">
            <text:p>-37.913729682</text:p>
          </table:table-cell>
          <table:table-cell table:style-name="ce443" office:value-type="float" office:value="0.490865834726094" calcext:value-type="float">
            <text:p>0.4908658347</text:p>
          </table:table-cell>
          <table:table-cell table:number-columns-repeated="3"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2">
          <table:table-cell/>
          <table:table-cell table:style-name="ce443" office:value-type="float" office:value="-9984.61679164944" calcext:value-type="float">
            <text:p>-9984.6167916494</text:p>
          </table:table-cell>
          <table:table-cell table:style-name="ce443" office:value-type="float" office:value="1436.52454571413" calcext:value-type="float">
            <text:p>1436.5245457141</text:p>
          </table:table-cell>
          <table:table-cell table:style-name="ce443" office:value-type="float" office:value="-82.5051021852549" calcext:value-type="float">
            <text:p>-82.5051021853</text:p>
          </table:table-cell>
          <table:table-cell table:style-name="ce443" office:value-type="float" office:value="2.36559081763837" calcext:value-type="float">
            <text:p>2.3655908176</text:p>
          </table:table-cell>
          <table:table-cell table:style-name="ce443" office:value-type="float" office:value="-0.0338672433779705" calcext:value-type="float">
            <text:p>-0.0338672434</text:p>
          </table:table-cell>
          <table:table-cell table:style-name="ce443" office:value-type="float" office:value="0.000193686920423126" calcext:value-type="float">
            <text:p>0.0001936869</text:p>
          </table:table-cell>
          <table:table-cell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2" table:number-rows-repeated="3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9">
          <table:table-cell table:style-name="ce443" office:value-type="float" office:value="30.1" calcext:value-type="float">
            <text:p>30.1</text:p>
          </table:table-cell>
          <table:table-cell table:style-name="ce443" office:value-type="float" office:value="-540847.695500773" calcext:value-type="float">
            <text:p>-540847.695500773</text:p>
          </table:table-cell>
          <table:table-cell table:style-name="ce443" office:value-type="float" office:value="100186.233642731" calcext:value-type="float">
            <text:p>100186.233642731</text:p>
          </table:table-cell>
          <table:table-cell table:style-name="ce443" office:value-type="float" office:value="-7418.47901798126" calcext:value-type="float">
            <text:p>-7418.4790179813</text:p>
          </table:table-cell>
          <table:table-cell table:style-name="ce443" office:value-type="float" office:value="274.476609295775" calcext:value-type="float">
            <text:p>274.4766092958</text:p>
          </table:table-cell>
          <table:table-cell table:style-name="ce443" office:value-type="float" office:value="-5.07436954359087" calcext:value-type="float">
            <text:p>-5.0743695436</text:p>
          </table:table-cell>
          <table:table-cell table:style-name="ce443" office:value-type="float" office:value="0.0375005747875809" calcext:value-type="float">
            <text:p>0.0375005748</text:p>
          </table:table-cell>
          <table:table-cell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/>
          <table:table-cell table:style-name="ce443" office:value-type="float" office:value="-11057.7739361992" calcext:value-type="float">
            <text:p>-11057.7739361992</text:p>
          </table:table-cell>
          <table:table-cell table:style-name="ce443" office:value-type="float" office:value="1297.22856737669" calcext:value-type="float">
            <text:p>1297.2285673767</text:p>
          </table:table-cell>
          <table:table-cell table:style-name="ce443" office:value-type="float" office:value="-56.9891889897257" calcext:value-type="float">
            <text:p>-56.9891889897</text:p>
          </table:table-cell>
          <table:table-cell table:style-name="ce443" office:value-type="float" office:value="1.11158285642172" calcext:value-type="float">
            <text:p>1.1115828564</text:p>
          </table:table-cell>
          <table:table-cell table:style-name="ce443" office:value-type="float" office:value="-0.00812339973651296" calcext:value-type="float">
            <text:p>-0.0081233997</text:p>
          </table:table-cell>
          <table:table-cell table:number-columns-repeated="2" table:style-name="ce443" office:value-type="float" office:value="0" calcext:value-type="float">
            <text:p>0</text:p>
          </table:table-cell>
          <table:table-cell table:number-columns-repeated="1016"/>
        </table:table-row>
        <table:table-row table:style-name="ro19">
          <table:table-cell table:number-columns-repeated="1024"/>
        </table:table-row>
        <table:table-row table:style-name="ro12" table:number-rows-repeated="5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1" table:default-cell-style-name="ce425"/>
        <table:table-column table:style-name="co12" table:number-columns-repeated="1023" table:default-cell-style-name="Default"/>
        <table:table-row table:style-name="ro12">
          <table:table-cell table:style-name="ce596" office:value-type="string" calcext:value-type="string">
            <text:p>Pass/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2">
          <table:table-cell table:style-name="ce596" office:value-type="string" calcext:value-type="string">
            <text:p>Pass/Fail/NA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2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600" office:value-type="string" calcext:value-type="string">
            <text:p>Phantom Scores</text:p>
          </table:table-cell>
          <table:table-cell table:number-columns-repeated="1023"/>
        </table:table-row>
        <table:table-row table:style-name="ro12">
          <table:table-cell table:style-name="ce601" office:value-type="float" office:value="6" calcext:value-type="float">
            <text:p>6.0</text:p>
          </table:table-cell>
          <table:table-cell table:number-columns-repeated="1023"/>
        </table:table-row>
        <table:table-row table:style-name="ro12">
          <table:table-cell table:style-name="ce601" office:value-type="float" office:value="5.5" calcext:value-type="float">
            <text:p>5.5</text:p>
          </table:table-cell>
          <table:table-cell table:number-columns-repeated="1023"/>
        </table:table-row>
        <table:table-row table:style-name="ro12">
          <table:table-cell table:style-name="ce601" office:value-type="float" office:value="5" calcext:value-type="float">
            <text:p>5.0</text:p>
          </table:table-cell>
          <table:table-cell table:number-columns-repeated="1023"/>
        </table:table-row>
        <table:table-row table:style-name="ro12">
          <table:table-cell table:style-name="ce601" office:value-type="float" office:value="4.5" calcext:value-type="float">
            <text:p>4.5</text:p>
          </table:table-cell>
          <table:table-cell table:number-columns-repeated="1023"/>
        </table:table-row>
        <table:table-row table:style-name="ro12">
          <table:table-cell table:style-name="ce601" office:value-type="float" office:value="4" calcext:value-type="float">
            <text:p>4.0</text:p>
          </table:table-cell>
          <table:table-cell table:number-columns-repeated="1023"/>
        </table:table-row>
        <table:table-row table:style-name="ro12">
          <table:table-cell table:style-name="ce601" office:value-type="float" office:value="3.5" calcext:value-type="float">
            <text:p>3.5</text:p>
          </table:table-cell>
          <table:table-cell table:number-columns-repeated="1023"/>
        </table:table-row>
        <table:table-row table:style-name="ro12">
          <table:table-cell table:style-name="ce601" office:value-type="float" office:value="3" calcext:value-type="float">
            <text:p>3.0</text:p>
          </table:table-cell>
          <table:table-cell table:number-columns-repeated="1023"/>
        </table:table-row>
        <table:table-row table:style-name="ro12">
          <table:table-cell table:style-name="ce601" office:value-type="float" office:value="2.5" calcext:value-type="float">
            <text:p>2.5</text:p>
          </table:table-cell>
          <table:table-cell table:number-columns-repeated="1023"/>
        </table:table-row>
        <table:table-row table:style-name="ro12">
          <table:table-cell table:style-name="ce601" office:value-type="float" office:value="2" calcext:value-type="float">
            <text:p>2.0</text:p>
          </table:table-cell>
          <table:table-cell table:number-columns-repeated="1023"/>
        </table:table-row>
        <table:table-row table:style-name="ro12">
          <table:table-cell table:style-name="ce601" office:value-type="float" office:value="1.5" calcext:value-type="float">
            <text:p>1.5</text:p>
          </table:table-cell>
          <table:table-cell table:number-columns-repeated="1023"/>
        </table:table-row>
        <table:table-row table:style-name="ro12">
          <table:table-cell table:style-name="ce601" office:value-type="float" office:value="1" calcext:value-type="float">
            <text:p>1.0</text:p>
          </table:table-cell>
          <table:table-cell table:number-columns-repeated="1023"/>
        </table:table-row>
        <table:table-row table:style-name="ro12">
          <table:table-cell table:style-name="ce601" office:value-type="float" office:value="0.5" calcext:value-type="float">
            <text:p>0.5</text:p>
          </table:table-cell>
          <table:table-cell table:number-columns-repeated="1023"/>
        </table:table-row>
        <table:table-row table:style-name="ro12" table:number-rows-repeated="104855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FiberList" table:base-cell-address="$'QC Test Summary-Lorad'.$K$5" table:cell-range-address="$dropdowns.$A$11:.$A$22"/>
        <table:named-range table:name="MGD" table:base-cell-address="$Sheet1.$X$225" table:cell-range-address="$Sheet1.$X$227"/>
        <table:named-range table:name="NA" table:base-cell-address="$dropdowns.$A$1" table:cell-range-address="$dropdowns.$A$6:.$A$8"/>
        <table:named-range table:name="PF" table:base-cell-address="$dropdowns.$A$1" table:cell-range-address="$dropdowns.$A$2:.$A$3"/>
        <table:named-range table:name="SpeckMassList" table:base-cell-address="$dropdowns.$A$1" table:cell-range-address="$dropdowns.$A$13:.$A$22"/>
      </table:named-expressions>
      <table:database-ranges>
        <table:database-range table:name="__Anonymous_Sheet_DB__1" table:target-range-address="'QC Test Summary-Lorad'.F32:'QC Test Summary-Lorad'.H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number number:decimal-places="9" number:min-integer-digits="1"/>
    </number:number-style>
    <number:number-style style:name="N175">
      <number:number number:decimal-places="8" number:min-integer-digits="1"/>
    </number:number-style>
    <number:number-style style:name="N176">
      <number:number number:decimal-places="10" number:min-integer-digits="1"/>
    </number:number-style>
    <number:number-style style:name="N177">
      <number:number number:decimal-places="11" number:min-integer-digits="1"/>
    </number:number-style>
    <number:number-style style:name="N178">
      <number:number number:decimal-places="7" number:min-integer-digits="1"/>
    </number:number-style>
    <number:number-style style:name="N179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date-style style:name="N10146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6" number:language="en" number:country="US">
      <number:text-content/>
      <style:map style:condition="value()&gt;=0" style:apply-style-name="N10146P0"/>
    </number:text-style>
    <number:number-style style:name="N1015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6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6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62" number:language="en" number:country="US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loext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loext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</style:style>
    <style:style style:name="COMMENT" style:family="table-cell" style:parent-style-name="Default" style:data-style-name="N1">
      <style:table-cell-properties style:glyph-orientation-vertical="0" fo:background-color="#e3e3e3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Currency0" style:family="table-cell" style:parent-style-name="Default" style:data-style-name="N122">
      <style:table-cell-properties fo:padding="0.071cm"/>
    </style:style>
    <style:style style:name="Excel_5f_BuiltIn_5f_Heading_20_1" style:display-name="Excel_BuiltIn_Heading 1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Heading_20_2" style:display-name="Excel_BuiltIn_Heading 2" style:family="table-cell" style:parent-style-name="Default">
      <style:table-cell-properties style:diagonal-bl-tr="none" style:diagonal-tl-br="none" fo:border="none" fo:padding="0.071cm" style:rotation-align="none"/>
    </style:style>
    <style:style style:name="Excel_5f_BuiltIn_5f_Total" style:display-name="Excel_BuiltIn_Total" style:family="table-cell" style:parent-style-name="Default">
      <style:table-cell-properties fo:background-color="transparent" fo:padding="0.071cm"/>
    </style:style>
    <style:style style:name="F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1" style:font-family-complex="Arial" style:font-family-generic-complex="swiss" style:font-pitch-complex="variable" style:font-size-complex="18pt" style:font-style-complex="normal" style:font-weight-complex="bold"/>
    </style:style>
    <style:style style:name="F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F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1" style:font-family-complex="Arial" style:font-family-generic-complex="swiss" style:font-pitch-complex="variable" style:font-size-complex="10pt" style:font-style-complex="normal" style:font-weight-complex="bold"/>
    </style:style>
    <style:style style:name="F8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</style:style>
    <style:style style:name="HEADING1_20_1" style:display-name="HEADING1 1" style:family="table-cell" style:parent-style-name="Default">
      <style:table-cell-properties fo:padding="0.071cm"/>
    </style:style>
    <style:style style:name="HEADING2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1" style:font-family-complex="Arial" style:font-family-generic-complex="swiss" style:font-pitch-complex="variable" style:font-size-complex="12pt" style:font-style-complex="normal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bold"/>
    </style:style>
    <style:style style:name="Total_20_2" style:display-name="Total 2" style:family="table-cell" style:parent-style-name="Default" style:data-style-name="N0">
      <style:table-cell-properties style:glyph-orientation-vertical="0" fo:border-bottom="2.49pt double-thin #000000" style:border-line-width-bottom="0.018cm 0.053cm 0.018cm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1" style:font-family-complex="Arial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page-layout style:name="Mpm9">
      <style:page-layout-properties style:num-format="1" style:print-orientation="portrait" fo:margin-top="1.905cm" fo:margin-bottom="0.762cm" fo:margin-left="0.635cm" fo:margin-right="0.635cm" style:first-page-number="continue" style:scale-to-X="1"/>
      <style:header-style>
        <style:header-footer-properties fo:margin-left="1.265cm" fo:margin-right="1.265cm" fo:margin-bottom="0cm"/>
      </style:header-style>
      <style:footer-style>
        <style:header-footer-properties fo:margin-left="1.265cm" fo:margin-right="1.265cm" fo:margin-top="0.79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 style:data-style-name="N2" text:time-value="13:49:34.3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Main_20_1" style:display-name="PageStyle_Main 1" style:page-layout-name="Mpm9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5-01-09T15:20:31.770000000</dc:date>
    <dc:creator>Eugene Mah</dc:creator>
    <meta:editing-duration>P1DT18H28M15S</meta:editing-duration>
    <meta:editing-cycles>208</meta:editing-cycles>
    <meta:generator>LibreOffice/4.3.5.2$Windows_x86 LibreOffice_project/3a87456aaa6a95c63eea1c1b3201acedf0751bd5</meta:generator>
    <meta:document-statistic meta:table-count="6" meta:cell-count="5137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kVCorr.xml><?xml version="1.0" encoding="utf-8"?>
<!DOCTYPE module  PUBLIC '-//OpenOffice.org//DTD OfficeDocument 1.0//EN'  'module.dtd'>
<script:module xmlns:script="http://openoffice.org/2000/script" script:name="kVCorr" script:language="StarBasic">REM  *****  BASIC  *****
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  <library:element library:name="kVCor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